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2" table:style-name="ta1">
        <table:shapes>
          <draw:frame draw:z-index="0" draw:style-name="gr1" draw:text-style-name="P1" svg:width="27.024cm" svg:height="15.2cm" svg:x="12.95cm" svg:y="0.445cm">
            <draw:object draw:notify-on-update-of-ranges="LOGGER02.B1:LOGGER02.B1 LOGGER02.B2:LOGGER02.B1027 LOGGER02.C1:LOGGER02.C1 LOGGER02.C2:LOGGER02.C102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27" calcext:value-type="float">
            <text:p>1.27</text:p>
          </table:table-cell>
          <table:table-cell office:value-type="float" office:value="499.8" calcext:value-type="float">
            <text:p>499.8</text:p>
          </table:table-cell>
          <table:table-cell office:value-type="float" office:value="636.74" calcext:value-type="float">
            <text:p>636.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184" calcext:value-type="float">
            <text:p>15184</text:p>
          </table:table-cell>
          <table:table-cell table:formula="of:=[.A3]/1000/(60*60*24)" office:value-type="time" office:time-value="PT00H00M15.184S" calcext:value-type="time">
            <text:p>00:00:15</text:p>
          </table:table-cell>
          <table:table-cell office:value-type="float" office:value="1.27" calcext:value-type="float">
            <text:p>1.27</text:p>
          </table:table-cell>
          <table:table-cell office:value-type="float" office:value="499.72" calcext:value-type="float">
            <text:p>499.72</text:p>
          </table:table-cell>
          <table:table-cell office:value-type="float" office:value="636.63" calcext:value-type="float">
            <text:p>636.63</text:p>
          </table:table-cell>
          <table:table-cell office:value-type="float" office:value="2.11" calcext:value-type="float">
            <text:p>2.11</text:p>
          </table:table-cell>
          <table:table-cell office:value-type="float" office:value="2.69" calcext:value-type="float">
            <text:p>2.69</text:p>
          </table:table-cell>
        </table:table-row>
        <table:table-row table:style-name="ro1">
          <table:table-cell office:value-type="float" office:value="31184" calcext:value-type="float">
            <text:p>31184</text:p>
          </table:table-cell>
          <table:table-cell table:formula="of:=[.A4]/1000/(60*60*24)" office:value-type="time" office:time-value="PT00H00M31.184S" calcext:value-type="time">
            <text:p>00:00:31</text:p>
          </table:table-cell>
          <table:table-cell office:value-type="float" office:value="1.27" calcext:value-type="float">
            <text:p>1.27</text:p>
          </table:table-cell>
          <table:table-cell office:value-type="float" office:value="499.4" calcext:value-type="float">
            <text:p>499.4</text:p>
          </table:table-cell>
          <table:table-cell office:value-type="float" office:value="634.22" calcext:value-type="float">
            <text:p>634.22</text:p>
          </table:table-cell>
          <table:table-cell office:value-type="float" office:value="4.33" calcext:value-type="float">
            <text:p>4.33</text:p>
          </table:table-cell>
          <table:table-cell office:value-type="float" office:value="5.51" calcext:value-type="float">
            <text:p>5.51</text:p>
          </table:table-cell>
        </table:table-row>
        <table:table-row table:style-name="ro1">
          <table:table-cell office:value-type="float" office:value="47184" calcext:value-type="float">
            <text:p>47184</text:p>
          </table:table-cell>
          <table:table-cell table:formula="of:=[.A5]/1000/(60*60*24)" office:value-type="time" office:time-value="PT00H00M47.184S" calcext:value-type="time">
            <text:p>00:00:47</text:p>
          </table:table-cell>
          <table:table-cell office:value-type="float" office:value="1.27" calcext:value-type="float">
            <text:p>1.27</text:p>
          </table:table-cell>
          <table:table-cell office:value-type="float" office:value="499.32" calcext:value-type="float">
            <text:p>499.32</text:p>
          </table:table-cell>
          <table:table-cell office:value-type="float" office:value="632.11" calcext:value-type="float">
            <text:p>632.11</text:p>
          </table:table-cell>
          <table:table-cell office:value-type="float" office:value="6.55" calcext:value-type="float">
            <text:p>6.55</text:p>
          </table:table-cell>
          <table:table-cell office:value-type="float" office:value="8.33" calcext:value-type="float">
            <text:p>8.33</text:p>
          </table:table-cell>
        </table:table-row>
        <table:table-row table:style-name="ro1">
          <table:table-cell office:value-type="float" office:value="63184" calcext:value-type="float">
            <text:p>63184</text:p>
          </table:table-cell>
          <table:table-cell table:formula="of:=[.A6]/1000/(60*60*24)" office:value-type="time" office:time-value="PT00H01M03.184S" calcext:value-type="time">
            <text:p>00:01:03</text:p>
          </table:table-cell>
          <table:table-cell office:value-type="float" office:value="1.27" calcext:value-type="float">
            <text:p>1.27</text:p>
          </table:table-cell>
          <table:table-cell office:value-type="float" office:value="499.8" calcext:value-type="float">
            <text:p>499.8</text:p>
          </table:table-cell>
          <table:table-cell office:value-type="float" office:value="632.72" calcext:value-type="float">
            <text:p>632.72</text:p>
          </table:table-cell>
          <table:table-cell office:value-type="float" office:value="8.77" calcext:value-type="float">
            <text:p>8.77</text:p>
          </table:table-cell>
          <table:table-cell office:value-type="float" office:value="11.15" calcext:value-type="float">
            <text:p>11.15</text:p>
          </table:table-cell>
        </table:table-row>
        <table:table-row table:style-name="ro1">
          <table:table-cell office:value-type="float" office:value="79184" calcext:value-type="float">
            <text:p>79184</text:p>
          </table:table-cell>
          <table:table-cell table:formula="of:=[.A7]/1000/(60*60*24)" office:value-type="time" office:time-value="PT00H01M19.184S" calcext:value-type="time">
            <text:p>00:01:19</text:p>
          </table:table-cell>
          <table:table-cell office:value-type="float" office:value="1.26" calcext:value-type="float">
            <text:p>1.26</text:p>
          </table:table-cell>
          <table:table-cell office:value-type="float" office:value="499.6" calcext:value-type="float">
            <text:p>499.6</text:p>
          </table:table-cell>
          <table:table-cell office:value-type="float" office:value="630.47" calcext:value-type="float">
            <text:p>630.47</text:p>
          </table:table-cell>
          <table:table-cell office:value-type="float" office:value="10.99" calcext:value-type="float">
            <text:p>10.99</text:p>
          </table:table-cell>
          <table:table-cell office:value-type="float" office:value="13.96" calcext:value-type="float">
            <text:p>13.96</text:p>
          </table:table-cell>
        </table:table-row>
        <table:table-row table:style-name="ro1">
          <table:table-cell office:value-type="float" office:value="95184" calcext:value-type="float">
            <text:p>95184</text:p>
          </table:table-cell>
          <table:table-cell table:formula="of:=[.A8]/1000/(60*60*24)" office:value-type="time" office:time-value="PT00H01M35.184S" calcext:value-type="time">
            <text:p>00:01:35</text:p>
          </table:table-cell>
          <table:table-cell office:value-type="float" office:value="1.26" calcext:value-type="float">
            <text:p>1.26</text:p>
          </table:table-cell>
          <table:table-cell office:value-type="float" office:value="499.4" calcext:value-type="float">
            <text:p>499.4</text:p>
          </table:table-cell>
          <table:table-cell office:value-type="float" office:value="630.21" calcext:value-type="float">
            <text:p>630.21</text:p>
          </table:table-cell>
          <table:table-cell office:value-type="float" office:value="13.21" calcext:value-type="float">
            <text:p>13.21</text:p>
          </table:table-cell>
          <table:table-cell office:value-type="float" office:value="16.76" calcext:value-type="float">
            <text:p>16.76</text:p>
          </table:table-cell>
        </table:table-row>
        <table:table-row table:style-name="ro1">
          <table:table-cell office:value-type="float" office:value="111184" calcext:value-type="float">
            <text:p>111184</text:p>
          </table:table-cell>
          <table:table-cell table:formula="of:=[.A9]/1000/(60*60*24)" office:value-type="time" office:time-value="PT00H01M51.184S" calcext:value-type="time">
            <text:p>00:01:51</text:p>
          </table:table-cell>
          <table:table-cell office:value-type="float" office:value="1.26" calcext:value-type="float">
            <text:p>1.26</text:p>
          </table:table-cell>
          <table:table-cell office:value-type="float" office:value="499.4" calcext:value-type="float">
            <text:p>499.4</text:p>
          </table:table-cell>
          <table:table-cell office:value-type="float" office:value="628.22" calcext:value-type="float">
            <text:p>628.22</text:p>
          </table:table-cell>
          <table:table-cell office:value-type="float" office:value="15.43" calcext:value-type="float">
            <text:p>15.43</text:p>
          </table:table-cell>
          <table:table-cell office:value-type="float" office:value="19.56" calcext:value-type="float">
            <text:p>19.56</text:p>
          </table:table-cell>
        </table:table-row>
        <table:table-row table:style-name="ro1">
          <table:table-cell office:value-type="float" office:value="127184" calcext:value-type="float">
            <text:p>127184</text:p>
          </table:table-cell>
          <table:table-cell table:formula="of:=[.A10]/1000/(60*60*24)" office:value-type="time" office:time-value="PT00H02M07.184S" calcext:value-type="time">
            <text:p>00:02:07</text:p>
          </table:table-cell>
          <table:table-cell office:value-type="float" office:value="1.26" calcext:value-type="float">
            <text:p>1.26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8.37" calcext:value-type="float">
            <text:p>628.37</text:p>
          </table:table-cell>
          <table:table-cell office:value-type="float" office:value="17.65" calcext:value-type="float">
            <text:p>17.65</text:p>
          </table:table-cell>
          <table:table-cell office:value-type="float" office:value="22.36" calcext:value-type="float">
            <text:p>22.36</text:p>
          </table:table-cell>
        </table:table-row>
        <table:table-row table:style-name="ro1">
          <table:table-cell office:value-type="float" office:value="143184" calcext:value-type="float">
            <text:p>143184</text:p>
          </table:table-cell>
          <table:table-cell table:formula="of:=[.A11]/1000/(60*60*24)" office:value-type="time" office:time-value="PT00H02M23.184S" calcext:value-type="time">
            <text:p>00:02:23</text:p>
          </table:table-cell>
          <table:table-cell office:value-type="float" office:value="1.26" calcext:value-type="float">
            <text:p>1.26</text:p>
          </table:table-cell>
          <table:table-cell office:value-type="float" office:value="499.6" calcext:value-type="float">
            <text:p>499.6</text:p>
          </table:table-cell>
          <table:table-cell office:value-type="float" office:value="628.46" calcext:value-type="float">
            <text:p>628.46</text:p>
          </table:table-cell>
          <table:table-cell office:value-type="float" office:value="19.87" calcext:value-type="float">
            <text:p>19.87</text:p>
          </table:table-cell>
          <table:table-cell office:value-type="float" office:value="25.15" calcext:value-type="float">
            <text:p>25.15</text:p>
          </table:table-cell>
        </table:table-row>
        <table:table-row table:style-name="ro1">
          <table:table-cell office:value-type="float" office:value="159184" calcext:value-type="float">
            <text:p>159184</text:p>
          </table:table-cell>
          <table:table-cell table:formula="of:=[.A12]/1000/(60*60*24)" office:value-type="time" office:time-value="PT00H02M39.184S" calcext:value-type="time">
            <text:p>00:02:39</text:p>
          </table:table-cell>
          <table:table-cell office:value-type="float" office:value="1.25" calcext:value-type="float">
            <text:p>1.25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6.63" calcext:value-type="float">
            <text:p>626.63</text:p>
          </table:table-cell>
          <table:table-cell office:value-type="float" office:value="22.09" calcext:value-type="float">
            <text:p>22.09</text:p>
          </table:table-cell>
          <table:table-cell office:value-type="float" office:value="27.94" calcext:value-type="float">
            <text:p>27.94</text:p>
          </table:table-cell>
        </table:table-row>
        <table:table-row table:style-name="ro1">
          <table:table-cell office:value-type="float" office:value="175184" calcext:value-type="float">
            <text:p>175184</text:p>
          </table:table-cell>
          <table:table-cell table:formula="of:=[.A13]/1000/(60*60*24)" office:value-type="time" office:time-value="PT00H02M55.184S" calcext:value-type="time">
            <text:p>00:02:55</text:p>
          </table:table-cell>
          <table:table-cell office:value-type="float" office:value="1.25" calcext:value-type="float">
            <text:p>1.25</text:p>
          </table:table-cell>
          <table:table-cell office:value-type="float" office:value="499.32" calcext:value-type="float">
            <text:p>499.32</text:p>
          </table:table-cell>
          <table:table-cell office:value-type="float" office:value="626.12" calcext:value-type="float">
            <text:p>626.12</text:p>
          </table:table-cell>
          <table:table-cell office:value-type="float" office:value="24.31" calcext:value-type="float">
            <text:p>24.31</text:p>
          </table:table-cell>
          <table:table-cell office:value-type="float" office:value="30.73" calcext:value-type="float">
            <text:p>30.73</text:p>
          </table:table-cell>
        </table:table-row>
        <table:table-row table:style-name="ro1">
          <table:table-cell office:value-type="float" office:value="191184" calcext:value-type="float">
            <text:p>191184</text:p>
          </table:table-cell>
          <table:table-cell table:formula="of:=[.A14]/1000/(60*60*24)" office:value-type="time" office:time-value="PT00H03M11.184S" calcext:value-type="time">
            <text:p>00:03:11</text:p>
          </table:table-cell>
          <table:table-cell office:value-type="float" office:value="1.25" calcext:value-type="float">
            <text:p>1.25</text:p>
          </table:table-cell>
          <table:table-cell office:value-type="float" office:value="499.4" calcext:value-type="float">
            <text:p>499.4</text:p>
          </table:table-cell>
          <table:table-cell office:value-type="float" office:value="626.2" calcext:value-type="float">
            <text:p>626.2</text:p>
          </table:table-cell>
          <table:table-cell office:value-type="float" office:value="26.53" calcext:value-type="float">
            <text:p>26.53</text:p>
          </table:table-cell>
          <table:table-cell office:value-type="float" office:value="33.5" calcext:value-type="float">
            <text:p>33.5</text:p>
          </table:table-cell>
        </table:table-row>
        <table:table-row table:style-name="ro1">
          <table:table-cell office:value-type="float" office:value="207184" calcext:value-type="float">
            <text:p>207184</text:p>
          </table:table-cell>
          <table:table-cell table:formula="of:=[.A15]/1000/(60*60*24)" office:value-type="time" office:time-value="PT00H03M27.184S" calcext:value-type="time">
            <text:p>00:03:27</text:p>
          </table:table-cell>
          <table:table-cell office:value-type="float" office:value="1.25" calcext:value-type="float">
            <text:p>1.25</text:p>
          </table:table-cell>
          <table:table-cell office:value-type="float" office:value="499.4" calcext:value-type="float">
            <text:p>499.4</text:p>
          </table:table-cell>
          <table:table-cell office:value-type="float" office:value="626.21" calcext:value-type="float">
            <text:p>626.21</text:p>
          </table:table-cell>
          <table:table-cell office:value-type="float" office:value="28.75" calcext:value-type="float">
            <text:p>28.75</text:p>
          </table:table-cell>
          <table:table-cell office:value-type="float" office:value="36.28" calcext:value-type="float">
            <text:p>36.28</text:p>
          </table:table-cell>
        </table:table-row>
        <table:table-row table:style-name="ro1">
          <table:table-cell office:value-type="float" office:value="223184" calcext:value-type="float">
            <text:p>223184</text:p>
          </table:table-cell>
          <table:table-cell table:formula="of:=[.A16]/1000/(60*60*24)" office:value-type="time" office:time-value="PT00H03M43.184S" calcext:value-type="time">
            <text:p>00:03:43</text:p>
          </table:table-cell>
          <table:table-cell office:value-type="float" office:value="1.25" calcext:value-type="float">
            <text:p>1.25</text:p>
          </table:table-cell>
          <table:table-cell office:value-type="float" office:value="499.32" calcext:value-type="float">
            <text:p>499.32</text:p>
          </table:table-cell>
          <table:table-cell office:value-type="float" office:value="624.12" calcext:value-type="float">
            <text:p>624.12</text:p>
          </table:table-cell>
          <table:table-cell office:value-type="float" office:value="30.97" calcext:value-type="float">
            <text:p>30.97</text:p>
          </table:table-cell>
          <table:table-cell office:value-type="float" office:value="39.06" calcext:value-type="float">
            <text:p>39.06</text:p>
          </table:table-cell>
        </table:table-row>
        <table:table-row table:style-name="ro1">
          <table:table-cell office:value-type="float" office:value="239185" calcext:value-type="float">
            <text:p>239185</text:p>
          </table:table-cell>
          <table:table-cell table:formula="of:=[.A17]/1000/(60*60*24)" office:value-type="time" office:time-value="PT00H03M59.185S" calcext:value-type="time">
            <text:p>00:03:59</text:p>
          </table:table-cell>
          <table:table-cell office:value-type="float" office:value="1.25" calcext:value-type="float">
            <text:p>1.25</text:p>
          </table:table-cell>
          <table:table-cell office:value-type="float" office:value="499.72" calcext:value-type="float">
            <text:p>499.72</text:p>
          </table:table-cell>
          <table:table-cell office:value-type="float" office:value="624.61" calcext:value-type="float">
            <text:p>624.61</text:p>
          </table:table-cell>
          <table:table-cell office:value-type="float" office:value="33.19" calcext:value-type="float">
            <text:p>33.19</text:p>
          </table:table-cell>
          <table:table-cell office:value-type="float" office:value="41.83" calcext:value-type="float">
            <text:p>41.83</text:p>
          </table:table-cell>
        </table:table-row>
        <table:table-row table:style-name="ro1">
          <table:table-cell office:value-type="float" office:value="255184" calcext:value-type="float">
            <text:p>255184</text:p>
          </table:table-cell>
          <table:table-cell table:formula="of:=[.A18]/1000/(60*60*24)" office:value-type="time" office:time-value="PT00H04M15.184S" calcext:value-type="time">
            <text:p>00:04:15</text:p>
          </table:table-cell>
          <table:table-cell office:value-type="float" office:value="1.25" calcext:value-type="float">
            <text:p>1.25</text:p>
          </table:table-cell>
          <table:table-cell office:value-type="float" office:value="499.12" calcext:value-type="float">
            <text:p>499.12</text:p>
          </table:table-cell>
          <table:table-cell office:value-type="float" office:value="621.87" calcext:value-type="float">
            <text:p>621.87</text:p>
          </table:table-cell>
          <table:table-cell office:value-type="float" office:value="35.41" calcext:value-type="float">
            <text:p>35.41</text:p>
          </table:table-cell>
          <table:table-cell office:value-type="float" office:value="44.6" calcext:value-type="float">
            <text:p>44.6</text:p>
          </table:table-cell>
        </table:table-row>
        <table:table-row table:style-name="ro1">
          <table:table-cell office:value-type="float" office:value="271184" calcext:value-type="float">
            <text:p>271184</text:p>
          </table:table-cell>
          <table:table-cell table:formula="of:=[.A19]/1000/(60*60*24)" office:value-type="time" office:time-value="PT00H04M31.184S" calcext:value-type="time">
            <text:p>00:04:31</text:p>
          </table:table-cell>
          <table:table-cell office:value-type="float" office:value="1.25" calcext:value-type="float">
            <text:p>1.25</text:p>
          </table:table-cell>
          <table:table-cell office:value-type="float" office:value="499.4" calcext:value-type="float">
            <text:p>499.4</text:p>
          </table:table-cell>
          <table:table-cell office:value-type="float" office:value="622.23" calcext:value-type="float">
            <text:p>622.23</text:p>
          </table:table-cell>
          <table:table-cell office:value-type="float" office:value="37.63" calcext:value-type="float">
            <text:p>37.63</text:p>
          </table:table-cell>
          <table:table-cell office:value-type="float" office:value="47.37" calcext:value-type="float">
            <text:p>47.37</text:p>
          </table:table-cell>
        </table:table-row>
        <table:table-row table:style-name="ro1">
          <table:table-cell office:value-type="float" office:value="287184" calcext:value-type="float">
            <text:p>287184</text:p>
          </table:table-cell>
          <table:table-cell table:formula="of:=[.A20]/1000/(60*60*24)" office:value-type="time" office:time-value="PT00H04M47.184S" calcext:value-type="time">
            <text:p>00:04:47</text:p>
          </table:table-cell>
          <table:table-cell office:value-type="float" office:value="1.25" calcext:value-type="float">
            <text:p>1.25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2.37" calcext:value-type="float">
            <text:p>622.37</text:p>
          </table:table-cell>
          <table:table-cell office:value-type="float" office:value="39.85" calcext:value-type="float">
            <text:p>39.85</text:p>
          </table:table-cell>
          <table:table-cell office:value-type="float" office:value="50.13" calcext:value-type="float">
            <text:p>50.13</text:p>
          </table:table-cell>
        </table:table-row>
        <table:table-row table:style-name="ro1">
          <table:table-cell office:value-type="float" office:value="303184" calcext:value-type="float">
            <text:p>303184</text:p>
          </table:table-cell>
          <table:table-cell table:formula="of:=[.A21]/1000/(60*60*24)" office:value-type="time" office:time-value="PT00H05M03.184S" calcext:value-type="time">
            <text:p>00:05:03</text:p>
          </table:table-cell>
          <table:table-cell office:value-type="float" office:value="1.25" calcext:value-type="float">
            <text:p>1.25</text:p>
          </table:table-cell>
          <table:table-cell office:value-type="float" office:value="499.6" calcext:value-type="float">
            <text:p>499.6</text:p>
          </table:table-cell>
          <table:table-cell office:value-type="float" office:value="622.46" calcext:value-type="float">
            <text:p>622.46</text:p>
          </table:table-cell>
          <table:table-cell office:value-type="float" office:value="42.07" calcext:value-type="float">
            <text:p>42.07</text:p>
          </table:table-cell>
          <table:table-cell office:value-type="float" office:value="52.89" calcext:value-type="float">
            <text:p>52.89</text:p>
          </table:table-cell>
        </table:table-row>
        <table:table-row table:style-name="ro1">
          <table:table-cell office:value-type="float" office:value="319185" calcext:value-type="float">
            <text:p>319185</text:p>
          </table:table-cell>
          <table:table-cell table:formula="of:=[.A22]/1000/(60*60*24)" office:value-type="time" office:time-value="PT00H05M19.185S" calcext:value-type="time">
            <text:p>00:05:19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0.38" calcext:value-type="float">
            <text:p>620.38</text:p>
          </table:table-cell>
          <table:table-cell office:value-type="float" office:value="44.28" calcext:value-type="float">
            <text:p>44.28</text:p>
          </table:table-cell>
          <table:table-cell office:value-type="float" office:value="55.64" calcext:value-type="float">
            <text:p>55.64</text:p>
          </table:table-cell>
        </table:table-row>
        <table:table-row table:style-name="ro1">
          <table:table-cell office:value-type="float" office:value="335184" calcext:value-type="float">
            <text:p>335184</text:p>
          </table:table-cell>
          <table:table-cell table:formula="of:=[.A23]/1000/(60*60*24)" office:value-type="time" office:time-value="PT00H05M35.184S" calcext:value-type="time">
            <text:p>00:05:35</text:p>
          </table:table-cell>
          <table:table-cell office:value-type="float" office:value="1.24" calcext:value-type="float">
            <text:p>1.24</text:p>
          </table:table-cell>
          <table:table-cell office:value-type="float" office:value="499.52" calcext:value-type="float">
            <text:p>499.52</text:p>
          </table:table-cell>
          <table:table-cell office:value-type="float" office:value="620.37" calcext:value-type="float">
            <text:p>620.37</text:p>
          </table:table-cell>
          <table:table-cell office:value-type="float" office:value="46.5" calcext:value-type="float">
            <text:p>46.5</text:p>
          </table:table-cell>
          <table:table-cell office:value-type="float" office:value="58.4" calcext:value-type="float">
            <text:p>58.4</text:p>
          </table:table-cell>
        </table:table-row>
        <table:table-row table:style-name="ro1">
          <table:table-cell office:value-type="float" office:value="351185" calcext:value-type="float">
            <text:p>351185</text:p>
          </table:table-cell>
          <table:table-cell table:formula="of:=[.A24]/1000/(60*60*24)" office:value-type="time" office:time-value="PT00H05M51.185S" calcext:value-type="time">
            <text:p>00:05:51</text:p>
          </table:table-cell>
          <table:table-cell office:value-type="float" office:value="1.24" calcext:value-type="float">
            <text:p>1.24</text:p>
          </table:table-cell>
          <table:table-cell office:value-type="float" office:value="499.6" calcext:value-type="float">
            <text:p>499.6</text:p>
          </table:table-cell>
          <table:table-cell office:value-type="float" office:value="618.47" calcext:value-type="float">
            <text:p>618.47</text:p>
          </table:table-cell>
          <table:table-cell office:value-type="float" office:value="48.72" calcext:value-type="float">
            <text:p>48.72</text:p>
          </table:table-cell>
          <table:table-cell office:value-type="float" office:value="61.15" calcext:value-type="float">
            <text:p>61.15</text:p>
          </table:table-cell>
        </table:table-row>
        <table:table-row table:style-name="ro1">
          <table:table-cell office:value-type="float" office:value="367184" calcext:value-type="float">
            <text:p>367184</text:p>
          </table:table-cell>
          <table:table-cell table:formula="of:=[.A25]/1000/(60*60*24)" office:value-type="time" office:time-value="PT00H06M07.184S" calcext:value-type="time">
            <text:p>00:06:07</text:p>
          </table:table-cell>
          <table:table-cell office:value-type="float" office:value="1.24" calcext:value-type="float">
            <text:p>1.24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8.12" calcext:value-type="float">
            <text:p>618.12</text:p>
          </table:table-cell>
          <table:table-cell office:value-type="float" office:value="50.94" calcext:value-type="float">
            <text:p>50.94</text:p>
          </table:table-cell>
          <table:table-cell office:value-type="float" office:value="63.9" calcext:value-type="float">
            <text:p>63.9</text:p>
          </table:table-cell>
        </table:table-row>
        <table:table-row table:style-name="ro1">
          <table:table-cell office:value-type="float" office:value="383184" calcext:value-type="float">
            <text:p>383184</text:p>
          </table:table-cell>
          <table:table-cell table:formula="of:=[.A26]/1000/(60*60*24)" office:value-type="time" office:time-value="PT00H06M23.184S" calcext:value-type="time">
            <text:p>00:06:23</text:p>
          </table:table-cell>
          <table:table-cell office:value-type="float" office:value="1.24" calcext:value-type="float">
            <text:p>1.24</text:p>
          </table:table-cell>
          <table:table-cell office:value-type="float" office:value="499.2" calcext:value-type="float">
            <text:p>499.2</text:p>
          </table:table-cell>
          <table:table-cell office:value-type="float" office:value="617.98" calcext:value-type="float">
            <text:p>617.98</text:p>
          </table:table-cell>
          <table:table-cell office:value-type="float" office:value="53.16" calcext:value-type="float">
            <text:p>53.16</text:p>
          </table:table-cell>
          <table:table-cell office:value-type="float" office:value="66.64" calcext:value-type="float">
            <text:p>66.64</text:p>
          </table:table-cell>
        </table:table-row>
        <table:table-row table:style-name="ro1">
          <table:table-cell office:value-type="float" office:value="399184" calcext:value-type="float">
            <text:p>399184</text:p>
          </table:table-cell>
          <table:table-cell table:formula="of:=[.A27]/1000/(60*60*24)" office:value-type="time" office:time-value="PT00H06M39.184S" calcext:value-type="time">
            <text:p>00:06:39</text:p>
          </table:table-cell>
          <table:table-cell office:value-type="float" office:value="1.24" calcext:value-type="float">
            <text:p>1.24</text:p>
          </table:table-cell>
          <table:table-cell office:value-type="float" office:value="499.2" calcext:value-type="float">
            <text:p>499.2</text:p>
          </table:table-cell>
          <table:table-cell office:value-type="float" office:value="617.98" calcext:value-type="float">
            <text:p>617.98</text:p>
          </table:table-cell>
          <table:table-cell office:value-type="float" office:value="55.38" calcext:value-type="float">
            <text:p>55.38</text:p>
          </table:table-cell>
          <table:table-cell office:value-type="float" office:value="69.39" calcext:value-type="float">
            <text:p>69.39</text:p>
          </table:table-cell>
        </table:table-row>
        <table:table-row table:style-name="ro1">
          <table:table-cell office:value-type="float" office:value="415184" calcext:value-type="float">
            <text:p>415184</text:p>
          </table:table-cell>
          <table:table-cell table:formula="of:=[.A28]/1000/(60*60*24)" office:value-type="time" office:time-value="PT00H06M55.184S" calcext:value-type="time">
            <text:p>00:06:55</text:p>
          </table:table-cell>
          <table:table-cell office:value-type="float" office:value="1.24" calcext:value-type="float">
            <text:p>1.24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8.14" calcext:value-type="float">
            <text:p>618.14</text:p>
          </table:table-cell>
          <table:table-cell office:value-type="float" office:value="57.6" calcext:value-type="float">
            <text:p>57.6</text:p>
          </table:table-cell>
          <table:table-cell office:value-type="float" office:value="72.13" calcext:value-type="float">
            <text:p>72.13</text:p>
          </table:table-cell>
        </table:table-row>
        <table:table-row table:style-name="ro1">
          <table:table-cell office:value-type="float" office:value="431184" calcext:value-type="float">
            <text:p>431184</text:p>
          </table:table-cell>
          <table:table-cell table:formula="of:=[.A29]/1000/(60*60*24)" office:value-type="time" office:time-value="PT00H07M11.184S" calcext:value-type="time">
            <text:p>00:07:11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6.37" calcext:value-type="float">
            <text:p>616.37</text:p>
          </table:table-cell>
          <table:table-cell office:value-type="float" office:value="59.82" calcext:value-type="float">
            <text:p>59.82</text:p>
          </table:table-cell>
          <table:table-cell office:value-type="float" office:value="74.87" calcext:value-type="float">
            <text:p>74.87</text:p>
          </table:table-cell>
        </table:table-row>
        <table:table-row table:style-name="ro1">
          <table:table-cell office:value-type="float" office:value="447184" calcext:value-type="float">
            <text:p>447184</text:p>
          </table:table-cell>
          <table:table-cell table:formula="of:=[.A30]/1000/(60*60*24)" office:value-type="time" office:time-value="PT00H07M27.184S" calcext:value-type="time">
            <text:p>00:07:27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6.13" calcext:value-type="float">
            <text:p>616.13</text:p>
          </table:table-cell>
          <table:table-cell office:value-type="float" office:value="62.04" calcext:value-type="float">
            <text:p>62.04</text:p>
          </table:table-cell>
          <table:table-cell office:value-type="float" office:value="77.61" calcext:value-type="float">
            <text:p>77.61</text:p>
          </table:table-cell>
        </table:table-row>
        <table:table-row table:style-name="ro1">
          <table:table-cell office:value-type="float" office:value="463184" calcext:value-type="float">
            <text:p>463184</text:p>
          </table:table-cell>
          <table:table-cell table:formula="of:=[.A31]/1000/(60*60*24)" office:value-type="time" office:time-value="PT00H07M43.184S" calcext:value-type="time">
            <text:p>00:07:43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6.23" calcext:value-type="float">
            <text:p>616.23</text:p>
          </table:table-cell>
          <table:table-cell office:value-type="float" office:value="64.26" calcext:value-type="float">
            <text:p>64.26</text:p>
          </table:table-cell>
          <table:table-cell office:value-type="float" office:value="80.35" calcext:value-type="float">
            <text:p>80.35</text:p>
          </table:table-cell>
        </table:table-row>
        <table:table-row table:style-name="ro1">
          <table:table-cell office:value-type="float" office:value="479184" calcext:value-type="float">
            <text:p>479184</text:p>
          </table:table-cell>
          <table:table-cell table:formula="of:=[.A32]/1000/(60*60*24)" office:value-type="time" office:time-value="PT00H07M59.184S" calcext:value-type="time">
            <text:p>00:07:59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6.37" calcext:value-type="float">
            <text:p>616.37</text:p>
          </table:table-cell>
          <table:table-cell office:value-type="float" office:value="66.48" calcext:value-type="float">
            <text:p>66.48</text:p>
          </table:table-cell>
          <table:table-cell office:value-type="float" office:value="83.09" calcext:value-type="float">
            <text:p>83.09</text:p>
          </table:table-cell>
        </table:table-row>
        <table:table-row table:style-name="ro1">
          <table:table-cell office:value-type="float" office:value="495184" calcext:value-type="float">
            <text:p>495184</text:p>
          </table:table-cell>
          <table:table-cell table:formula="of:=[.A33]/1000/(60*60*24)" office:value-type="time" office:time-value="PT00H08M15.184S" calcext:value-type="time">
            <text:p>00:08:15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4.23" calcext:value-type="float">
            <text:p>614.23</text:p>
          </table:table-cell>
          <table:table-cell office:value-type="float" office:value="68.7" calcext:value-type="float">
            <text:p>68.7</text:p>
          </table:table-cell>
          <table:table-cell office:value-type="float" office:value="85.82" calcext:value-type="float">
            <text:p>85.82</text:p>
          </table:table-cell>
        </table:table-row>
        <table:table-row table:style-name="ro1">
          <table:table-cell office:value-type="float" office:value="511184" calcext:value-type="float">
            <text:p>511184</text:p>
          </table:table-cell>
          <table:table-cell table:formula="of:=[.A34]/1000/(60*60*24)" office:value-type="time" office:time-value="PT00H08M31.184S" calcext:value-type="time">
            <text:p>00:08:31</text:p>
          </table:table-cell>
          <table:table-cell office:value-type="float" office:value="1.23" calcext:value-type="float">
            <text:p>1.23</text:p>
          </table:table-cell>
          <table:table-cell office:value-type="float" office:value="499.6" calcext:value-type="float">
            <text:p>499.6</text:p>
          </table:table-cell>
          <table:table-cell office:value-type="float" office:value="614.47" calcext:value-type="float">
            <text:p>614.47</text:p>
          </table:table-cell>
          <table:table-cell office:value-type="float" office:value="70.92" calcext:value-type="float">
            <text:p>70.92</text:p>
          </table:table-cell>
          <table:table-cell office:value-type="float" office:value="88.55" calcext:value-type="float">
            <text:p>88.55</text:p>
          </table:table-cell>
        </table:table-row>
        <table:table-row table:style-name="ro1">
          <table:table-cell office:value-type="float" office:value="527184" calcext:value-type="float">
            <text:p>527184</text:p>
          </table:table-cell>
          <table:table-cell table:formula="of:=[.A35]/1000/(60*60*24)" office:value-type="time" office:time-value="PT00H08M47.184S" calcext:value-type="time">
            <text:p>00:08:47</text:p>
          </table:table-cell>
          <table:table-cell office:value-type="float" office:value="1.23" calcext:value-type="float">
            <text:p>1.23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4.38" calcext:value-type="float">
            <text:p>614.38</text:p>
          </table:table-cell>
          <table:table-cell office:value-type="float" office:value="73.14" calcext:value-type="float">
            <text:p>73.14</text:p>
          </table:table-cell>
          <table:table-cell office:value-type="float" office:value="91.28" calcext:value-type="float">
            <text:p>91.28</text:p>
          </table:table-cell>
        </table:table-row>
        <table:table-row table:style-name="ro1">
          <table:table-cell office:value-type="float" office:value="543184" calcext:value-type="float">
            <text:p>543184</text:p>
          </table:table-cell>
          <table:table-cell table:formula="of:=[.A36]/1000/(60*60*24)" office:value-type="time" office:time-value="PT00H09M03.184S" calcext:value-type="time">
            <text:p>00:09:03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2.23" calcext:value-type="float">
            <text:p>612.23</text:p>
          </table:table-cell>
          <table:table-cell office:value-type="float" office:value="75.36" calcext:value-type="float">
            <text:p>75.36</text:p>
          </table:table-cell>
          <table:table-cell office:value-type="float" office:value="94.01" calcext:value-type="float">
            <text:p>94.01</text:p>
          </table:table-cell>
        </table:table-row>
        <table:table-row table:style-name="ro1">
          <table:table-cell office:value-type="float" office:value="559184" calcext:value-type="float">
            <text:p>559184</text:p>
          </table:table-cell>
          <table:table-cell table:formula="of:=[.A37]/1000/(60*60*24)" office:value-type="time" office:time-value="PT00H09M19.184S" calcext:value-type="time">
            <text:p>00:09:19</text:p>
          </table:table-cell>
          <table:table-cell office:value-type="float" office:value="1.23" calcext:value-type="float">
            <text:p>1.23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4.14" calcext:value-type="float">
            <text:p>614.14</text:p>
          </table:table-cell>
          <table:table-cell office:value-type="float" office:value="77.58" calcext:value-type="float">
            <text:p>77.58</text:p>
          </table:table-cell>
          <table:table-cell office:value-type="float" office:value="96.73" calcext:value-type="float">
            <text:p>96.73</text:p>
          </table:table-cell>
        </table:table-row>
        <table:table-row table:style-name="ro1">
          <table:table-cell office:value-type="float" office:value="575184" calcext:value-type="float">
            <text:p>575184</text:p>
          </table:table-cell>
          <table:table-cell table:formula="of:=[.A38]/1000/(60*60*24)" office:value-type="time" office:time-value="PT00H09M35.184S" calcext:value-type="time">
            <text:p>00:09:35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2.22" calcext:value-type="float">
            <text:p>612.22</text:p>
          </table:table-cell>
          <table:table-cell office:value-type="float" office:value="79.8" calcext:value-type="float">
            <text:p>79.8</text:p>
          </table:table-cell>
          <table:table-cell office:value-type="float" office:value="99.46" calcext:value-type="float">
            <text:p>99.46</text:p>
          </table:table-cell>
        </table:table-row>
        <table:table-row table:style-name="ro1">
          <table:table-cell office:value-type="float" office:value="591184" calcext:value-type="float">
            <text:p>591184</text:p>
          </table:table-cell>
          <table:table-cell table:formula="of:=[.A39]/1000/(60*60*24)" office:value-type="time" office:time-value="PT00H09M51.184S" calcext:value-type="time">
            <text:p>00:09:51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2.22" calcext:value-type="float">
            <text:p>612.22</text:p>
          </table:table-cell>
          <table:table-cell office:value-type="float" office:value="82.02" calcext:value-type="float">
            <text:p>82.02</text:p>
          </table:table-cell>
          <table:table-cell office:value-type="float" office:value="102.18" calcext:value-type="float">
            <text:p>102.18</text:p>
          </table:table-cell>
        </table:table-row>
        <table:table-row table:style-name="ro1">
          <table:table-cell office:value-type="float" office:value="607185" calcext:value-type="float">
            <text:p>607185</text:p>
          </table:table-cell>
          <table:table-cell table:formula="of:=[.A40]/1000/(60*60*24)" office:value-type="time" office:time-value="PT00H10M07.185S" calcext:value-type="time">
            <text:p>00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9.99" calcext:value-type="float">
            <text:p>609.99</text:p>
          </table:table-cell>
          <table:table-cell office:value-type="float" office:value="84.24" calcext:value-type="float">
            <text:p>84.24</text:p>
          </table:table-cell>
          <table:table-cell office:value-type="float" office:value="104.9" calcext:value-type="float">
            <text:p>104.9</text:p>
          </table:table-cell>
        </table:table-row>
        <table:table-row table:style-name="ro1">
          <table:table-cell office:value-type="float" office:value="623185" calcext:value-type="float">
            <text:p>623185</text:p>
          </table:table-cell>
          <table:table-cell table:formula="of:=[.A41]/1000/(60*60*24)" office:value-type="time" office:time-value="PT00H10M23.185S" calcext:value-type="time">
            <text:p>00:10:23</text:p>
          </table:table-cell>
          <table:table-cell office:value-type="float" office:value="1.23" calcext:value-type="float">
            <text:p>1.23</text:p>
          </table:table-cell>
          <table:table-cell office:value-type="float" office:value="499.4" calcext:value-type="float">
            <text:p>499.4</text:p>
          </table:table-cell>
          <table:table-cell office:value-type="float" office:value="612.22" calcext:value-type="float">
            <text:p>612.22</text:p>
          </table:table-cell>
          <table:table-cell office:value-type="float" office:value="86.45" calcext:value-type="float">
            <text:p>86.45</text:p>
          </table:table-cell>
          <table:table-cell office:value-type="float" office:value="107.62" calcext:value-type="float">
            <text:p>107.62</text:p>
          </table:table-cell>
        </table:table-row>
        <table:table-row table:style-name="ro1">
          <table:table-cell office:value-type="float" office:value="639184" calcext:value-type="float">
            <text:p>639184</text:p>
          </table:table-cell>
          <table:table-cell table:formula="of:=[.A42]/1000/(60*60*24)" office:value-type="time" office:time-value="PT00H10M39.184S" calcext:value-type="time">
            <text:p>00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10.14" calcext:value-type="float">
            <text:p>610.14</text:p>
          </table:table-cell>
          <table:table-cell office:value-type="float" office:value="88.67" calcext:value-type="float">
            <text:p>88.67</text:p>
          </table:table-cell>
          <table:table-cell office:value-type="float" office:value="110.34" calcext:value-type="float">
            <text:p>110.34</text:p>
          </table:table-cell>
        </table:table-row>
        <table:table-row table:style-name="ro1">
          <table:table-cell office:value-type="float" office:value="655185" calcext:value-type="float">
            <text:p>655185</text:p>
          </table:table-cell>
          <table:table-cell table:formula="of:=[.A43]/1000/(60*60*24)" office:value-type="time" office:time-value="PT00H10M55.185S" calcext:value-type="time">
            <text:p>00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10.24" calcext:value-type="float">
            <text:p>610.24</text:p>
          </table:table-cell>
          <table:table-cell office:value-type="float" office:value="90.89" calcext:value-type="float">
            <text:p>90.89</text:p>
          </table:table-cell>
          <table:table-cell office:value-type="float" office:value="113.05" calcext:value-type="float">
            <text:p>113.05</text:p>
          </table:table-cell>
        </table:table-row>
        <table:table-row table:style-name="ro1">
          <table:table-cell office:value-type="float" office:value="671184" calcext:value-type="float">
            <text:p>671184</text:p>
          </table:table-cell>
          <table:table-cell table:formula="of:=[.A44]/1000/(60*60*24)" office:value-type="time" office:time-value="PT00H11M11.184S" calcext:value-type="time">
            <text:p>00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9.99" calcext:value-type="float">
            <text:p>609.99</text:p>
          </table:table-cell>
          <table:table-cell office:value-type="float" office:value="93.11" calcext:value-type="float">
            <text:p>93.11</text:p>
          </table:table-cell>
          <table:table-cell office:value-type="float" office:value="115.77" calcext:value-type="float">
            <text:p>115.77</text:p>
          </table:table-cell>
        </table:table-row>
        <table:table-row table:style-name="ro1">
          <table:table-cell office:value-type="float" office:value="687184" calcext:value-type="float">
            <text:p>687184</text:p>
          </table:table-cell>
          <table:table-cell table:formula="of:=[.A45]/1000/(60*60*24)" office:value-type="time" office:time-value="PT00H11M27.184S" calcext:value-type="time">
            <text:p>00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0.38" calcext:value-type="float">
            <text:p>610.38</text:p>
          </table:table-cell>
          <table:table-cell office:value-type="float" office:value="95.33" calcext:value-type="float">
            <text:p>95.33</text:p>
          </table:table-cell>
          <table:table-cell office:value-type="float" office:value="118.48" calcext:value-type="float">
            <text:p>118.48</text:p>
          </table:table-cell>
        </table:table-row>
        <table:table-row table:style-name="ro1">
          <table:table-cell office:value-type="float" office:value="703184" calcext:value-type="float">
            <text:p>703184</text:p>
          </table:table-cell>
          <table:table-cell table:formula="of:=[.A46]/1000/(60*60*24)" office:value-type="time" office:time-value="PT00H11M43.184S" calcext:value-type="time">
            <text:p>00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0.39" calcext:value-type="float">
            <text:p>610.39</text:p>
          </table:table-cell>
          <table:table-cell office:value-type="float" office:value="97.55" calcext:value-type="float">
            <text:p>97.55</text:p>
          </table:table-cell>
          <table:table-cell office:value-type="float" office:value="121.19" calcext:value-type="float">
            <text:p>121.19</text:p>
          </table:table-cell>
        </table:table-row>
        <table:table-row table:style-name="ro1">
          <table:table-cell office:value-type="float" office:value="719184" calcext:value-type="float">
            <text:p>719184</text:p>
          </table:table-cell>
          <table:table-cell table:formula="of:=[.A47]/1000/(60*60*24)" office:value-type="time" office:time-value="PT00H11M59.184S" calcext:value-type="time">
            <text:p>00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10.38" calcext:value-type="float">
            <text:p>610.38</text:p>
          </table:table-cell>
          <table:table-cell office:value-type="float" office:value="99.77" calcext:value-type="float">
            <text:p>99.77</text:p>
          </table:table-cell>
          <table:table-cell office:value-type="float" office:value="123.9" calcext:value-type="float">
            <text:p>123.9</text:p>
          </table:table-cell>
        </table:table-row>
        <table:table-row table:style-name="ro1">
          <table:table-cell office:value-type="float" office:value="735184" calcext:value-type="float">
            <text:p>735184</text:p>
          </table:table-cell>
          <table:table-cell table:formula="of:=[.A48]/1000/(60*60*24)" office:value-type="time" office:time-value="PT00H12M15.184S" calcext:value-type="time">
            <text:p>00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499.4" calcext:value-type="float">
            <text:p>499.4</text:p>
          </table:table-cell>
          <table:table-cell office:value-type="float" office:value="608.24" calcext:value-type="float">
            <text:p>608.24</text:p>
          </table:table-cell>
          <table:table-cell office:value-type="float" office:value="101.99" calcext:value-type="float">
            <text:p>101.99</text:p>
          </table:table-cell>
          <table:table-cell office:value-type="float" office:value="126.61" calcext:value-type="float">
            <text:p>126.61</text:p>
          </table:table-cell>
        </table:table-row>
        <table:table-row table:style-name="ro1">
          <table:table-cell office:value-type="float" office:value="751185" calcext:value-type="float">
            <text:p>751185</text:p>
          </table:table-cell>
          <table:table-cell table:formula="of:=[.A49]/1000/(60*60*24)" office:value-type="time" office:time-value="PT00H12M31.185S" calcext:value-type="time">
            <text:p>00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7.99" calcext:value-type="float">
            <text:p>607.99</text:p>
          </table:table-cell>
          <table:table-cell office:value-type="float" office:value="104.21" calcext:value-type="float">
            <text:p>104.21</text:p>
          </table:table-cell>
          <table:table-cell office:value-type="float" office:value="129.31" calcext:value-type="float">
            <text:p>129.31</text:p>
          </table:table-cell>
        </table:table-row>
        <table:table-row table:style-name="ro1">
          <table:table-cell office:value-type="float" office:value="767184" calcext:value-type="float">
            <text:p>767184</text:p>
          </table:table-cell>
          <table:table-cell table:formula="of:=[.A50]/1000/(60*60*24)" office:value-type="time" office:time-value="PT00H12M47.184S" calcext:value-type="time">
            <text:p>00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499.2" calcext:value-type="float">
            <text:p>499.2</text:p>
          </table:table-cell>
          <table:table-cell office:value-type="float" office:value="608" calcext:value-type="float">
            <text:p>608</text:p>
          </table:table-cell>
          <table:table-cell office:value-type="float" office:value="106.43" calcext:value-type="float">
            <text:p>106.43</text:p>
          </table:table-cell>
          <table:table-cell office:value-type="float" office:value="132.01" calcext:value-type="float">
            <text:p>132.01</text:p>
          </table:table-cell>
        </table:table-row>
        <table:table-row table:style-name="ro1">
          <table:table-cell office:value-type="float" office:value="783184" calcext:value-type="float">
            <text:p>783184</text:p>
          </table:table-cell>
          <table:table-cell table:formula="of:=[.A51]/1000/(60*60*24)" office:value-type="time" office:time-value="PT00H13M03.184S" calcext:value-type="time">
            <text:p>00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8.62" calcext:value-type="float">
            <text:p>608.62</text:p>
          </table:table-cell>
          <table:table-cell office:value-type="float" office:value="108.65" calcext:value-type="float">
            <text:p>108.65</text:p>
          </table:table-cell>
          <table:table-cell office:value-type="float" office:value="134.72" calcext:value-type="float">
            <text:p>134.72</text:p>
          </table:table-cell>
        </table:table-row>
        <table:table-row table:style-name="ro1">
          <table:table-cell office:value-type="float" office:value="799185" calcext:value-type="float">
            <text:p>799185</text:p>
          </table:table-cell>
          <table:table-cell table:formula="of:=[.A52]/1000/(60*60*24)" office:value-type="time" office:time-value="PT00H13M19.185S" calcext:value-type="time">
            <text:p>00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5.99" calcext:value-type="float">
            <text:p>605.99</text:p>
          </table:table-cell>
          <table:table-cell office:value-type="float" office:value="110.87" calcext:value-type="float">
            <text:p>110.87</text:p>
          </table:table-cell>
          <table:table-cell office:value-type="float" office:value="137.42" calcext:value-type="float">
            <text:p>137.42</text:p>
          </table:table-cell>
        </table:table-row>
        <table:table-row table:style-name="ro1">
          <table:table-cell office:value-type="float" office:value="815184" calcext:value-type="float">
            <text:p>815184</text:p>
          </table:table-cell>
          <table:table-cell table:formula="of:=[.A53]/1000/(60*60*24)" office:value-type="time" office:time-value="PT00H13M35.184S" calcext:value-type="time">
            <text:p>00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499.6" calcext:value-type="float">
            <text:p>499.6</text:p>
          </table:table-cell>
          <table:table-cell office:value-type="float" office:value="608.48" calcext:value-type="float">
            <text:p>608.48</text:p>
          </table:table-cell>
          <table:table-cell office:value-type="float" office:value="113.09" calcext:value-type="float">
            <text:p>113.09</text:p>
          </table:table-cell>
          <table:table-cell office:value-type="float" office:value="140.12" calcext:value-type="float">
            <text:p>140.12</text:p>
          </table:table-cell>
        </table:table-row>
        <table:table-row table:style-name="ro1">
          <table:table-cell office:value-type="float" office:value="831184" calcext:value-type="float">
            <text:p>831184</text:p>
          </table:table-cell>
          <table:table-cell table:formula="of:=[.A54]/1000/(60*60*24)" office:value-type="time" office:time-value="PT00H13M51.184S" calcext:value-type="time">
            <text:p>00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8.13" calcext:value-type="float">
            <text:p>608.13</text:p>
          </table:table-cell>
          <table:table-cell office:value-type="float" office:value="115.31" calcext:value-type="float">
            <text:p>115.31</text:p>
          </table:table-cell>
          <table:table-cell office:value-type="float" office:value="142.82" calcext:value-type="float">
            <text:p>142.82</text:p>
          </table:table-cell>
        </table:table-row>
        <table:table-row table:style-name="ro1">
          <table:table-cell office:value-type="float" office:value="847184" calcext:value-type="float">
            <text:p>847184</text:p>
          </table:table-cell>
          <table:table-cell table:formula="of:=[.A55]/1000/(60*60*24)" office:value-type="time" office:time-value="PT00H14M07.184S" calcext:value-type="time">
            <text:p>00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6.48" calcext:value-type="float">
            <text:p>606.48</text:p>
          </table:table-cell>
          <table:table-cell office:value-type="float" office:value="117.53" calcext:value-type="float">
            <text:p>117.53</text:p>
          </table:table-cell>
          <table:table-cell office:value-type="float" office:value="145.52" calcext:value-type="float">
            <text:p>145.52</text:p>
          </table:table-cell>
        </table:table-row>
        <table:table-row table:style-name="ro1">
          <table:table-cell office:value-type="float" office:value="863184" calcext:value-type="float">
            <text:p>863184</text:p>
          </table:table-cell>
          <table:table-cell table:formula="of:=[.A56]/1000/(60*60*24)" office:value-type="time" office:time-value="PT00H14M23.184S" calcext:value-type="time">
            <text:p>00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3" calcext:value-type="float">
            <text:p>606.13</text:p>
          </table:table-cell>
          <table:table-cell office:value-type="float" office:value="119.75" calcext:value-type="float">
            <text:p>119.75</text:p>
          </table:table-cell>
          <table:table-cell office:value-type="float" office:value="148.22" calcext:value-type="float">
            <text:p>148.22</text:p>
          </table:table-cell>
        </table:table-row>
        <table:table-row table:style-name="ro1">
          <table:table-cell office:value-type="float" office:value="879184" calcext:value-type="float">
            <text:p>879184</text:p>
          </table:table-cell>
          <table:table-cell table:formula="of:=[.A57]/1000/(60*60*24)" office:value-type="time" office:time-value="PT00H14M39.184S" calcext:value-type="time">
            <text:p>00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4" calcext:value-type="float">
            <text:p>606.14</text:p>
          </table:table-cell>
          <table:table-cell office:value-type="float" office:value="121.97" calcext:value-type="float">
            <text:p>121.97</text:p>
          </table:table-cell>
          <table:table-cell office:value-type="float" office:value="150.91" calcext:value-type="float">
            <text:p>150.91</text:p>
          </table:table-cell>
        </table:table-row>
        <table:table-row table:style-name="ro1">
          <table:table-cell office:value-type="float" office:value="895185" calcext:value-type="float">
            <text:p>895185</text:p>
          </table:table-cell>
          <table:table-cell table:formula="of:=[.A58]/1000/(60*60*24)" office:value-type="time" office:time-value="PT00H14M55.185S" calcext:value-type="time">
            <text:p>00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499.72" calcext:value-type="float">
            <text:p>499.72</text:p>
          </table:table-cell>
          <table:table-cell office:value-type="float" office:value="606.63" calcext:value-type="float">
            <text:p>606.63</text:p>
          </table:table-cell>
          <table:table-cell office:value-type="float" office:value="124.19" calcext:value-type="float">
            <text:p>124.19</text:p>
          </table:table-cell>
          <table:table-cell office:value-type="float" office:value="153.61" calcext:value-type="float">
            <text:p>153.61</text:p>
          </table:table-cell>
        </table:table-row>
        <table:table-row table:style-name="ro1">
          <table:table-cell office:value-type="float" office:value="911184" calcext:value-type="float">
            <text:p>911184</text:p>
          </table:table-cell>
          <table:table-cell table:formula="of:=[.A59]/1000/(60*60*24)" office:value-type="time" office:time-value="PT00H15M11.184S" calcext:value-type="time">
            <text:p>00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3.99" calcext:value-type="float">
            <text:p>603.99</text:p>
          </table:table-cell>
          <table:table-cell office:value-type="float" office:value="126.41" calcext:value-type="float">
            <text:p>126.41</text:p>
          </table:table-cell>
          <table:table-cell office:value-type="float" office:value="156.3" calcext:value-type="float">
            <text:p>156.3</text:p>
          </table:table-cell>
        </table:table-row>
        <table:table-row table:style-name="ro1">
          <table:table-cell office:value-type="float" office:value="927184" calcext:value-type="float">
            <text:p>927184</text:p>
          </table:table-cell>
          <table:table-cell table:formula="of:=[.A60]/1000/(60*60*24)" office:value-type="time" office:time-value="PT00H15M27.184S" calcext:value-type="time">
            <text:p>00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6.38" calcext:value-type="float">
            <text:p>606.38</text:p>
          </table:table-cell>
          <table:table-cell office:value-type="float" office:value="128.62" calcext:value-type="float">
            <text:p>128.62</text:p>
          </table:table-cell>
          <table:table-cell office:value-type="float" office:value="158.99" calcext:value-type="float">
            <text:p>158.99</text:p>
          </table:table-cell>
        </table:table-row>
        <table:table-row table:style-name="ro1">
          <table:table-cell office:value-type="float" office:value="943184" calcext:value-type="float">
            <text:p>943184</text:p>
          </table:table-cell>
          <table:table-cell table:formula="of:=[.A61]/1000/(60*60*24)" office:value-type="time" office:time-value="PT00H15M43.184S" calcext:value-type="time">
            <text:p>00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6.14" calcext:value-type="float">
            <text:p>606.14</text:p>
          </table:table-cell>
          <table:table-cell office:value-type="float" office:value="130.84" calcext:value-type="float">
            <text:p>130.84</text:p>
          </table:table-cell>
          <table:table-cell office:value-type="float" office:value="161.68" calcext:value-type="float">
            <text:p>161.68</text:p>
          </table:table-cell>
        </table:table-row>
        <table:table-row table:style-name="ro1">
          <table:table-cell office:value-type="float" office:value="959184" calcext:value-type="float">
            <text:p>959184</text:p>
          </table:table-cell>
          <table:table-cell table:formula="of:=[.A62]/1000/(60*60*24)" office:value-type="time" office:time-value="PT00H15M59.184S" calcext:value-type="time">
            <text:p>00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499" calcext:value-type="float">
            <text:p>499</text:p>
          </table:table-cell>
          <table:table-cell office:value-type="float" office:value="603.76" calcext:value-type="float">
            <text:p>603.76</text:p>
          </table:table-cell>
          <table:table-cell office:value-type="float" office:value="133.06" calcext:value-type="float">
            <text:p>133.06</text:p>
          </table:table-cell>
          <table:table-cell office:value-type="float" office:value="164.37" calcext:value-type="float">
            <text:p>164.37</text:p>
          </table:table-cell>
        </table:table-row>
        <table:table-row table:style-name="ro1">
          <table:table-cell office:value-type="float" office:value="975185" calcext:value-type="float">
            <text:p>975185</text:p>
          </table:table-cell>
          <table:table-cell table:formula="of:=[.A63]/1000/(60*60*24)" office:value-type="time" office:time-value="PT00H16M15.185S" calcext:value-type="time">
            <text:p>00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5.99" calcext:value-type="float">
            <text:p>605.99</text:p>
          </table:table-cell>
          <table:table-cell office:value-type="float" office:value="135.28" calcext:value-type="float">
            <text:p>135.28</text:p>
          </table:table-cell>
          <table:table-cell office:value-type="float" office:value="167.06" calcext:value-type="float">
            <text:p>167.06</text:p>
          </table:table-cell>
        </table:table-row>
        <table:table-row table:style-name="ro1">
          <table:table-cell office:value-type="float" office:value="991184" calcext:value-type="float">
            <text:p>991184</text:p>
          </table:table-cell>
          <table:table-cell table:formula="of:=[.A64]/1000/(60*60*24)" office:value-type="time" office:time-value="PT00H16M31.184S" calcext:value-type="time">
            <text:p>00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4" calcext:value-type="float">
            <text:p>604.24</text:p>
          </table:table-cell>
          <table:table-cell office:value-type="float" office:value="137.5" calcext:value-type="float">
            <text:p>137.5</text:p>
          </table:table-cell>
          <table:table-cell office:value-type="float" office:value="169.75" calcext:value-type="float">
            <text:p>169.75</text:p>
          </table:table-cell>
        </table:table-row>
        <table:table-row table:style-name="ro1">
          <table:table-cell office:value-type="float" office:value="1007184" calcext:value-type="float">
            <text:p>1007184</text:p>
          </table:table-cell>
          <table:table-cell table:formula="of:=[.A65]/1000/(60*60*24)" office:value-type="time" office:time-value="PT00H16M47.184S" calcext:value-type="time">
            <text:p>00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48" calcext:value-type="float">
            <text:p>604.48</text:p>
          </table:table-cell>
          <table:table-cell office:value-type="float" office:value="139.72" calcext:value-type="float">
            <text:p>139.72</text:p>
          </table:table-cell>
          <table:table-cell office:value-type="float" office:value="172.44" calcext:value-type="float">
            <text:p>172.44</text:p>
          </table:table-cell>
        </table:table-row>
        <table:table-row table:style-name="ro1">
          <table:table-cell office:value-type="float" office:value="1023184" calcext:value-type="float">
            <text:p>1023184</text:p>
          </table:table-cell>
          <table:table-cell table:formula="of:=[.A66]/1000/(60*60*24)" office:value-type="time" office:time-value="PT00H17M03.184S" calcext:value-type="time">
            <text:p>00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3" calcext:value-type="float">
            <text:p>604.23</text:p>
          </table:table-cell>
          <table:table-cell office:value-type="float" office:value="141.94" calcext:value-type="float">
            <text:p>141.94</text:p>
          </table:table-cell>
          <table:table-cell office:value-type="float" office:value="175.12" calcext:value-type="float">
            <text:p>175.12</text:p>
          </table:table-cell>
        </table:table-row>
        <table:table-row table:style-name="ro1">
          <table:table-cell office:value-type="float" office:value="1039184" calcext:value-type="float">
            <text:p>1039184</text:p>
          </table:table-cell>
          <table:table-cell table:formula="of:=[.A67]/1000/(60*60*24)" office:value-type="time" office:time-value="PT00H17M19.184S" calcext:value-type="time">
            <text:p>00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4.14" calcext:value-type="float">
            <text:p>604.14</text:p>
          </table:table-cell>
          <table:table-cell office:value-type="float" office:value="144.16" calcext:value-type="float">
            <text:p>144.16</text:p>
          </table:table-cell>
          <table:table-cell office:value-type="float" office:value="177.81" calcext:value-type="float">
            <text:p>177.81</text:p>
          </table:table-cell>
        </table:table-row>
        <table:table-row table:style-name="ro1">
          <table:table-cell office:value-type="float" office:value="1055184" calcext:value-type="float">
            <text:p>1055184</text:p>
          </table:table-cell>
          <table:table-cell table:formula="of:=[.A68]/1000/(60*60*24)" office:value-type="time" office:time-value="PT00H17M35.184S" calcext:value-type="time">
            <text:p>00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4.25" calcext:value-type="float">
            <text:p>604.25</text:p>
          </table:table-cell>
          <table:table-cell office:value-type="float" office:value="146.38" calcext:value-type="float">
            <text:p>146.38</text:p>
          </table:table-cell>
          <table:table-cell office:value-type="float" office:value="180.49" calcext:value-type="float">
            <text:p>180.49</text:p>
          </table:table-cell>
        </table:table-row>
        <table:table-row table:style-name="ro1">
          <table:table-cell office:value-type="float" office:value="1071184" calcext:value-type="float">
            <text:p>1071184</text:p>
          </table:table-cell>
          <table:table-cell table:formula="of:=[.A69]/1000/(60*60*24)" office:value-type="time" office:time-value="PT00H17M51.184S" calcext:value-type="time">
            <text:p>00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499.6" calcext:value-type="float">
            <text:p>499.6</text:p>
          </table:table-cell>
          <table:table-cell office:value-type="float" office:value="604.49" calcext:value-type="float">
            <text:p>604.49</text:p>
          </table:table-cell>
          <table:table-cell office:value-type="float" office:value="148.6" calcext:value-type="float">
            <text:p>148.6</text:p>
          </table:table-cell>
          <table:table-cell office:value-type="float" office:value="183.17" calcext:value-type="float">
            <text:p>183.17</text:p>
          </table:table-cell>
        </table:table-row>
        <table:table-row table:style-name="ro1">
          <table:table-cell office:value-type="float" office:value="1087185" calcext:value-type="float">
            <text:p>1087185</text:p>
          </table:table-cell>
          <table:table-cell table:formula="of:=[.A70]/1000/(60*60*24)" office:value-type="time" office:time-value="PT00H18M07.185S" calcext:value-type="time">
            <text:p>00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3" calcext:value-type="float">
            <text:p>602.23</text:p>
          </table:table-cell>
          <table:table-cell office:value-type="float" office:value="150.82" calcext:value-type="float">
            <text:p>150.82</text:p>
          </table:table-cell>
          <table:table-cell office:value-type="float" office:value="185.85" calcext:value-type="float">
            <text:p>185.85</text:p>
          </table:table-cell>
        </table:table-row>
        <table:table-row table:style-name="ro1">
          <table:table-cell office:value-type="float" office:value="1103185" calcext:value-type="float">
            <text:p>1103185</text:p>
          </table:table-cell>
          <table:table-cell table:formula="of:=[.A71]/1000/(60*60*24)" office:value-type="time" office:time-value="PT00H18M23.185S" calcext:value-type="time">
            <text:p>00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499.2" calcext:value-type="float">
            <text:p>499.2</text:p>
          </table:table-cell>
          <table:table-cell office:value-type="float" office:value="602.01" calcext:value-type="float">
            <text:p>602.01</text:p>
          </table:table-cell>
          <table:table-cell office:value-type="float" office:value="153.04" calcext:value-type="float">
            <text:p>153.04</text:p>
          </table:table-cell>
          <table:table-cell office:value-type="float" office:value="188.53" calcext:value-type="float">
            <text:p>188.53</text:p>
          </table:table-cell>
        </table:table-row>
        <table:table-row table:style-name="ro1">
          <table:table-cell office:value-type="float" office:value="1119184" calcext:value-type="float">
            <text:p>1119184</text:p>
          </table:table-cell>
          <table:table-cell table:formula="of:=[.A72]/1000/(60*60*24)" office:value-type="time" office:time-value="PT00H18M39.184S" calcext:value-type="time">
            <text:p>00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2.37" calcext:value-type="float">
            <text:p>602.37</text:p>
          </table:table-cell>
          <table:table-cell office:value-type="float" office:value="155.26" calcext:value-type="float">
            <text:p>155.26</text:p>
          </table:table-cell>
          <table:table-cell office:value-type="float" office:value="191.21" calcext:value-type="float">
            <text:p>191.21</text:p>
          </table:table-cell>
        </table:table-row>
        <table:table-row table:style-name="ro1">
          <table:table-cell office:value-type="float" office:value="1135184" calcext:value-type="float">
            <text:p>1135184</text:p>
          </table:table-cell>
          <table:table-cell table:formula="of:=[.A73]/1000/(60*60*24)" office:value-type="time" office:time-value="PT00H18M55.184S" calcext:value-type="time">
            <text:p>00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3" calcext:value-type="float">
            <text:p>602.23</text:p>
          </table:table-cell>
          <table:table-cell office:value-type="float" office:value="157.48" calcext:value-type="float">
            <text:p>157.48</text:p>
          </table:table-cell>
          <table:table-cell office:value-type="float" office:value="193.89" calcext:value-type="float">
            <text:p>193.89</text:p>
          </table:table-cell>
        </table:table-row>
        <table:table-row table:style-name="ro1">
          <table:table-cell office:value-type="float" office:value="1151185" calcext:value-type="float">
            <text:p>1151185</text:p>
          </table:table-cell>
          <table:table-cell table:formula="of:=[.A74]/1000/(60*60*24)" office:value-type="time" office:time-value="PT00H19M11.185S" calcext:value-type="time">
            <text:p>00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3" calcext:value-type="float">
            <text:p>602.23</text:p>
          </table:table-cell>
          <table:table-cell office:value-type="float" office:value="159.69" calcext:value-type="float">
            <text:p>159.69</text:p>
          </table:table-cell>
          <table:table-cell office:value-type="float" office:value="196.57" calcext:value-type="float">
            <text:p>196.57</text:p>
          </table:table-cell>
        </table:table-row>
        <table:table-row table:style-name="ro1">
          <table:table-cell office:value-type="float" office:value="1167184" calcext:value-type="float">
            <text:p>1167184</text:p>
          </table:table-cell>
          <table:table-cell table:formula="of:=[.A75]/1000/(60*60*24)" office:value-type="time" office:time-value="PT00H19M27.184S" calcext:value-type="time">
            <text:p>00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499.4" calcext:value-type="float">
            <text:p>499.4</text:p>
          </table:table-cell>
          <table:table-cell office:value-type="float" office:value="602.24" calcext:value-type="float">
            <text:p>602.24</text:p>
          </table:table-cell>
          <table:table-cell office:value-type="float" office:value="161.91" calcext:value-type="float">
            <text:p>161.91</text:p>
          </table:table-cell>
          <table:table-cell office:value-type="float" office:value="199.24" calcext:value-type="float">
            <text:p>199.24</text:p>
          </table:table-cell>
        </table:table-row>
        <table:table-row table:style-name="ro1">
          <table:table-cell office:value-type="float" office:value="1183184" calcext:value-type="float">
            <text:p>1183184</text:p>
          </table:table-cell>
          <table:table-cell table:formula="of:=[.A76]/1000/(60*60*24)" office:value-type="time" office:time-value="PT00H19M43.184S" calcext:value-type="time">
            <text:p>00:19:43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47" calcext:value-type="float">
            <text:p>600.47</text:p>
          </table:table-cell>
          <table:table-cell office:value-type="float" office:value="164.13" calcext:value-type="float">
            <text:p>164.13</text:p>
          </table:table-cell>
          <table:table-cell office:value-type="float" office:value="201.92" calcext:value-type="float">
            <text:p>201.92</text:p>
          </table:table-cell>
        </table:table-row>
        <table:table-row table:style-name="ro1">
          <table:table-cell office:value-type="float" office:value="1199184" calcext:value-type="float">
            <text:p>1199184</text:p>
          </table:table-cell>
          <table:table-cell table:formula="of:=[.A77]/1000/(60*60*24)" office:value-type="time" office:time-value="PT00H19M59.184S" calcext:value-type="time">
            <text:p>00:19:59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5" calcext:value-type="float">
            <text:p>600.15</text:p>
          </table:table-cell>
          <table:table-cell office:value-type="float" office:value="166.35" calcext:value-type="float">
            <text:p>166.35</text:p>
          </table:table-cell>
          <table:table-cell office:value-type="float" office:value="204.59" calcext:value-type="float">
            <text:p>204.59</text:p>
          </table:table-cell>
        </table:table-row>
        <table:table-row table:style-name="ro1">
          <table:table-cell office:value-type="float" office:value="1215185" calcext:value-type="float">
            <text:p>1215185</text:p>
          </table:table-cell>
          <table:table-cell table:formula="of:=[.A78]/1000/(60*60*24)" office:value-type="time" office:time-value="PT00H20M15.185S" calcext:value-type="time">
            <text:p>00:20:15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4" calcext:value-type="float">
            <text:p>600.14</text:p>
          </table:table-cell>
          <table:table-cell office:value-type="float" office:value="168.57" calcext:value-type="float">
            <text:p>168.57</text:p>
          </table:table-cell>
          <table:table-cell office:value-type="float" office:value="207.26" calcext:value-type="float">
            <text:p>207.26</text:p>
          </table:table-cell>
        </table:table-row>
        <table:table-row table:style-name="ro1">
          <table:table-cell office:value-type="float" office:value="1231184" calcext:value-type="float">
            <text:p>1231184</text:p>
          </table:table-cell>
          <table:table-cell table:formula="of:=[.A79]/1000/(60*60*24)" office:value-type="time" office:time-value="PT00H20M31.184S" calcext:value-type="time">
            <text:p>00:20:31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38" calcext:value-type="float">
            <text:p>600.38</text:p>
          </table:table-cell>
          <table:table-cell office:value-type="float" office:value="170.79" calcext:value-type="float">
            <text:p>170.79</text:p>
          </table:table-cell>
          <table:table-cell office:value-type="float" office:value="209.93" calcext:value-type="float">
            <text:p>209.93</text:p>
          </table:table-cell>
        </table:table-row>
        <table:table-row table:style-name="ro1">
          <table:table-cell office:value-type="float" office:value="1247184" calcext:value-type="float">
            <text:p>1247184</text:p>
          </table:table-cell>
          <table:table-cell table:formula="of:=[.A80]/1000/(60*60*24)" office:value-type="time" office:time-value="PT00H20M47.184S" calcext:value-type="time">
            <text:p>00:20:47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39" calcext:value-type="float">
            <text:p>600.39</text:p>
          </table:table-cell>
          <table:table-cell office:value-type="float" office:value="173.01" calcext:value-type="float">
            <text:p>173.01</text:p>
          </table:table-cell>
          <table:table-cell office:value-type="float" office:value="212.6" calcext:value-type="float">
            <text:p>212.6</text:p>
          </table:table-cell>
        </table:table-row>
        <table:table-row table:style-name="ro1">
          <table:table-cell office:value-type="float" office:value="1263185" calcext:value-type="float">
            <text:p>1263185</text:p>
          </table:table-cell>
          <table:table-cell table:formula="of:=[.A81]/1000/(60*60*24)" office:value-type="time" office:time-value="PT00H21M03.185S" calcext:value-type="time">
            <text:p>00:21:03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600.49" calcext:value-type="float">
            <text:p>600.49</text:p>
          </table:table-cell>
          <table:table-cell office:value-type="float" office:value="175.23" calcext:value-type="float">
            <text:p>175.23</text:p>
          </table:table-cell>
          <table:table-cell office:value-type="float" office:value="215.27" calcext:value-type="float">
            <text:p>215.27</text:p>
          </table:table-cell>
        </table:table-row>
        <table:table-row table:style-name="ro1">
          <table:table-cell office:value-type="float" office:value="1279184" calcext:value-type="float">
            <text:p>1279184</text:p>
          </table:table-cell>
          <table:table-cell table:formula="of:=[.A82]/1000/(60*60*24)" office:value-type="time" office:time-value="PT00H21M19.184S" calcext:value-type="time">
            <text:p>00:21:19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38" calcext:value-type="float">
            <text:p>600.38</text:p>
          </table:table-cell>
          <table:table-cell office:value-type="float" office:value="177.45" calcext:value-type="float">
            <text:p>177.45</text:p>
          </table:table-cell>
          <table:table-cell office:value-type="float" office:value="217.94" calcext:value-type="float">
            <text:p>217.94</text:p>
          </table:table-cell>
        </table:table-row>
        <table:table-row table:style-name="ro1">
          <table:table-cell office:value-type="float" office:value="1295184" calcext:value-type="float">
            <text:p>1295184</text:p>
          </table:table-cell>
          <table:table-cell table:formula="of:=[.A83]/1000/(60*60*24)" office:value-type="time" office:time-value="PT00H21M35.184S" calcext:value-type="time">
            <text:p>00:21:35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4" calcext:value-type="float">
            <text:p>600.14</text:p>
          </table:table-cell>
          <table:table-cell office:value-type="float" office:value="179.67" calcext:value-type="float">
            <text:p>179.67</text:p>
          </table:table-cell>
          <table:table-cell office:value-type="float" office:value="220.6" calcext:value-type="float">
            <text:p>220.6</text:p>
          </table:table-cell>
        </table:table-row>
        <table:table-row table:style-name="ro1">
          <table:table-cell office:value-type="float" office:value="1311184" calcext:value-type="float">
            <text:p>1311184</text:p>
          </table:table-cell>
          <table:table-cell table:formula="of:=[.A84]/1000/(60*60*24)" office:value-type="time" office:time-value="PT00H21M51.184S" calcext:value-type="time">
            <text:p>00:21:51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181.89" calcext:value-type="float">
            <text:p>181.89</text:p>
          </table:table-cell>
          <table:table-cell office:value-type="float" office:value="223.27" calcext:value-type="float">
            <text:p>223.27</text:p>
          </table:table-cell>
        </table:table-row>
        <table:table-row table:style-name="ro1">
          <table:table-cell office:value-type="float" office:value="1327184" calcext:value-type="float">
            <text:p>1327184</text:p>
          </table:table-cell>
          <table:table-cell table:formula="of:=[.A85]/1000/(60*60*24)" office:value-type="time" office:time-value="PT00H22M07.184S" calcext:value-type="time">
            <text:p>00:22:07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600.4" calcext:value-type="float">
            <text:p>600.4</text:p>
          </table:table-cell>
          <table:table-cell office:value-type="float" office:value="184.11" calcext:value-type="float">
            <text:p>184.11</text:p>
          </table:table-cell>
          <table:table-cell office:value-type="float" office:value="225.93" calcext:value-type="float">
            <text:p>225.93</text:p>
          </table:table-cell>
        </table:table-row>
        <table:table-row table:style-name="ro1">
          <table:table-cell office:value-type="float" office:value="1343184" calcext:value-type="float">
            <text:p>1343184</text:p>
          </table:table-cell>
          <table:table-cell table:formula="of:=[.A86]/1000/(60*60*24)" office:value-type="time" office:time-value="PT00H22M23.184S" calcext:value-type="time">
            <text:p>00:22:23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600.01" calcext:value-type="float">
            <text:p>600.01</text:p>
          </table:table-cell>
          <table:table-cell office:value-type="float" office:value="186.33" calcext:value-type="float">
            <text:p>186.33</text:p>
          </table:table-cell>
          <table:table-cell office:value-type="float" office:value="228.6" calcext:value-type="float">
            <text:p>228.6</text:p>
          </table:table-cell>
        </table:table-row>
        <table:table-row table:style-name="ro1">
          <table:table-cell office:value-type="float" office:value="1359184" calcext:value-type="float">
            <text:p>1359184</text:p>
          </table:table-cell>
          <table:table-cell table:formula="of:=[.A87]/1000/(60*60*24)" office:value-type="time" office:time-value="PT00H22M39.184S" calcext:value-type="time">
            <text:p>00:22:39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5" calcext:value-type="float">
            <text:p>600.15</text:p>
          </table:table-cell>
          <table:table-cell office:value-type="float" office:value="188.54" calcext:value-type="float">
            <text:p>188.54</text:p>
          </table:table-cell>
          <table:table-cell office:value-type="float" office:value="231.27" calcext:value-type="float">
            <text:p>231.27</text:p>
          </table:table-cell>
        </table:table-row>
        <table:table-row table:style-name="ro1">
          <table:table-cell office:value-type="float" office:value="1375184" calcext:value-type="float">
            <text:p>1375184</text:p>
          </table:table-cell>
          <table:table-cell table:formula="of:=[.A88]/1000/(60*60*24)" office:value-type="time" office:time-value="PT00H22M55.184S" calcext:value-type="time">
            <text:p>00:22:55</text:p>
          </table:table-cell>
          <table:table-cell office:value-type="float" office:value="1.2" calcext:value-type="float">
            <text:p>1.2</text:p>
          </table:table-cell>
          <table:table-cell office:value-type="float" office:value="499.6" calcext:value-type="float">
            <text:p>499.6</text:p>
          </table:table-cell>
          <table:table-cell office:value-type="float" office:value="598.49" calcext:value-type="float">
            <text:p>598.49</text:p>
          </table:table-cell>
          <table:table-cell office:value-type="float" office:value="190.76" calcext:value-type="float">
            <text:p>190.76</text:p>
          </table:table-cell>
          <table:table-cell office:value-type="float" office:value="233.93" calcext:value-type="float">
            <text:p>233.93</text:p>
          </table:table-cell>
        </table:table-row>
        <table:table-row table:style-name="ro1">
          <table:table-cell office:value-type="float" office:value="1391184" calcext:value-type="float">
            <text:p>1391184</text:p>
          </table:table-cell>
          <table:table-cell table:formula="of:=[.A89]/1000/(60*60*24)" office:value-type="time" office:time-value="PT00H23M11.184S" calcext:value-type="time">
            <text:p>00:23:11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2" calcext:value-type="float">
            <text:p>598.02</text:p>
          </table:table-cell>
          <table:table-cell office:value-type="float" office:value="192.98" calcext:value-type="float">
            <text:p>192.98</text:p>
          </table:table-cell>
          <table:table-cell office:value-type="float" office:value="236.59" calcext:value-type="float">
            <text:p>236.59</text:p>
          </table:table-cell>
        </table:table-row>
        <table:table-row table:style-name="ro1">
          <table:table-cell office:value-type="float" office:value="1407184" calcext:value-type="float">
            <text:p>1407184</text:p>
          </table:table-cell>
          <table:table-cell table:formula="of:=[.A90]/1000/(60*60*24)" office:value-type="time" office:time-value="PT00H23M27.184S" calcext:value-type="time">
            <text:p>00:23:27</text:p>
          </table:table-cell>
          <table:table-cell office:value-type="float" office:value="1.2" calcext:value-type="float">
            <text:p>1.2</text:p>
          </table:table-cell>
          <table:table-cell office:value-type="float" office:value="499.32" calcext:value-type="float">
            <text:p>499.32</text:p>
          </table:table-cell>
          <table:table-cell office:value-type="float" office:value="600.16" calcext:value-type="float">
            <text:p>600.16</text:p>
          </table:table-cell>
          <table:table-cell office:value-type="float" office:value="195.2" calcext:value-type="float">
            <text:p>195.2</text:p>
          </table:table-cell>
          <table:table-cell office:value-type="float" office:value="239.25" calcext:value-type="float">
            <text:p>239.25</text:p>
          </table:table-cell>
        </table:table-row>
        <table:table-row table:style-name="ro1">
          <table:table-cell office:value-type="float" office:value="1423184" calcext:value-type="float">
            <text:p>1423184</text:p>
          </table:table-cell>
          <table:table-cell table:formula="of:=[.A91]/1000/(60*60*24)" office:value-type="time" office:time-value="PT00H23M43.184S" calcext:value-type="time">
            <text:p>00:23:43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5" calcext:value-type="float">
            <text:p>598.25</text:p>
          </table:table-cell>
          <table:table-cell office:value-type="float" office:value="197.42" calcext:value-type="float">
            <text:p>197.42</text:p>
          </table:table-cell>
          <table:table-cell office:value-type="float" office:value="241.91" calcext:value-type="float">
            <text:p>241.91</text:p>
          </table:table-cell>
        </table:table-row>
        <table:table-row table:style-name="ro1">
          <table:table-cell office:value-type="float" office:value="1439184" calcext:value-type="float">
            <text:p>1439184</text:p>
          </table:table-cell>
          <table:table-cell table:formula="of:=[.A92]/1000/(60*60*24)" office:value-type="time" office:time-value="PT00H23M59.184S" calcext:value-type="time">
            <text:p>00:23:59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4" calcext:value-type="float">
            <text:p>598.24</text:p>
          </table:table-cell>
          <table:table-cell office:value-type="float" office:value="199.64" calcext:value-type="float">
            <text:p>199.64</text:p>
          </table:table-cell>
          <table:table-cell office:value-type="float" office:value="244.57" calcext:value-type="float">
            <text:p>244.57</text:p>
          </table:table-cell>
        </table:table-row>
        <table:table-row table:style-name="ro1">
          <table:table-cell office:value-type="float" office:value="1455184" calcext:value-type="float">
            <text:p>1455184</text:p>
          </table:table-cell>
          <table:table-cell table:formula="of:=[.A93]/1000/(60*60*24)" office:value-type="time" office:time-value="PT00H24M15.184S" calcext:value-type="time">
            <text:p>00:24:15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4" calcext:value-type="float">
            <text:p>598.4</text:p>
          </table:table-cell>
          <table:table-cell office:value-type="float" office:value="201.86" calcext:value-type="float">
            <text:p>201.86</text:p>
          </table:table-cell>
          <table:table-cell office:value-type="float" office:value="247.23" calcext:value-type="float">
            <text:p>247.23</text:p>
          </table:table-cell>
        </table:table-row>
        <table:table-row table:style-name="ro1">
          <table:table-cell office:value-type="float" office:value="1471184" calcext:value-type="float">
            <text:p>1471184</text:p>
          </table:table-cell>
          <table:table-cell table:formula="of:=[.A94]/1000/(60*60*24)" office:value-type="time" office:time-value="PT00H24M31.184S" calcext:value-type="time">
            <text:p>00:24:31</text:p>
          </table:table-cell>
          <table:table-cell office:value-type="float" office:value="1.2" calcext:value-type="float">
            <text:p>1.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8.38" calcext:value-type="float">
            <text:p>598.38</text:p>
          </table:table-cell>
          <table:table-cell office:value-type="float" office:value="204.08" calcext:value-type="float">
            <text:p>204.08</text:p>
          </table:table-cell>
          <table:table-cell office:value-type="float" office:value="249.88" calcext:value-type="float">
            <text:p>249.88</text:p>
          </table:table-cell>
        </table:table-row>
        <table:table-row table:style-name="ro1">
          <table:table-cell office:value-type="float" office:value="1487184" calcext:value-type="float">
            <text:p>1487184</text:p>
          </table:table-cell>
          <table:table-cell table:formula="of:=[.A95]/1000/(60*60*24)" office:value-type="time" office:time-value="PT00H24M47.184S" calcext:value-type="time">
            <text:p>00:24:47</text:p>
          </table:table-cell>
          <table:table-cell office:value-type="float" office:value="1.2" calcext:value-type="float">
            <text:p>1.2</text:p>
          </table:table-cell>
          <table:table-cell office:value-type="float" office:value="499.4" calcext:value-type="float">
            <text:p>499.4</text:p>
          </table:table-cell>
          <table:table-cell office:value-type="float" office:value="598.24" calcext:value-type="float">
            <text:p>598.24</text:p>
          </table:table-cell>
          <table:table-cell office:value-type="float" office:value="206.3" calcext:value-type="float">
            <text:p>206.3</text:p>
          </table:table-cell>
          <table:table-cell office:value-type="float" office:value="252.54" calcext:value-type="float">
            <text:p>252.54</text:p>
          </table:table-cell>
        </table:table-row>
        <table:table-row table:style-name="ro1">
          <table:table-cell office:value-type="float" office:value="1503185" calcext:value-type="float">
            <text:p>1503185</text:p>
          </table:table-cell>
          <table:table-cell table:formula="of:=[.A96]/1000/(60*60*24)" office:value-type="time" office:time-value="PT00H25M03.185S" calcext:value-type="time">
            <text:p>00:25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208.52" calcext:value-type="float">
            <text:p>208.52</text:p>
          </table:table-cell>
          <table:table-cell office:value-type="float" office:value="255.2" calcext:value-type="float">
            <text:p>255.2</text:p>
          </table:table-cell>
        </table:table-row>
        <table:table-row table:style-name="ro1">
          <table:table-cell office:value-type="float" office:value="1519184" calcext:value-type="float">
            <text:p>1519184</text:p>
          </table:table-cell>
          <table:table-cell table:formula="of:=[.A97]/1000/(60*60*24)" office:value-type="time" office:time-value="PT00H25M19.184S" calcext:value-type="time">
            <text:p>00:25:19</text:p>
          </table:table-cell>
          <table:table-cell office:value-type="float" office:value="1.2" calcext:value-type="float">
            <text:p>1.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7.91" calcext:value-type="float">
            <text:p>597.91</text:p>
          </table:table-cell>
          <table:table-cell office:value-type="float" office:value="210.74" calcext:value-type="float">
            <text:p>210.74</text:p>
          </table:table-cell>
          <table:table-cell office:value-type="float" office:value="257.85" calcext:value-type="float">
            <text:p>257.85</text:p>
          </table:table-cell>
        </table:table-row>
        <table:table-row table:style-name="ro1">
          <table:table-cell office:value-type="float" office:value="1535184" calcext:value-type="float">
            <text:p>1535184</text:p>
          </table:table-cell>
          <table:table-cell table:formula="of:=[.A98]/1000/(60*60*24)" office:value-type="time" office:time-value="PT00H25M35.184S" calcext:value-type="time">
            <text:p>00:25:35</text:p>
          </table:table-cell>
          <table:table-cell office:value-type="float" office:value="1.2" calcext:value-type="float">
            <text:p>1.2</text:p>
          </table:table-cell>
          <table:table-cell office:value-type="float" office:value="499.2" calcext:value-type="float">
            <text:p>499.2</text:p>
          </table:table-cell>
          <table:table-cell office:value-type="float" office:value="598.01" calcext:value-type="float">
            <text:p>598.01</text:p>
          </table:table-cell>
          <table:table-cell office:value-type="float" office:value="212.96" calcext:value-type="float">
            <text:p>212.96</text:p>
          </table:table-cell>
          <table:table-cell office:value-type="float" office:value="260.51" calcext:value-type="float">
            <text:p>260.51</text:p>
          </table:table-cell>
        </table:table-row>
        <table:table-row table:style-name="ro1">
          <table:table-cell office:value-type="float" office:value="1551184" calcext:value-type="float">
            <text:p>1551184</text:p>
          </table:table-cell>
          <table:table-cell table:formula="of:=[.A99]/1000/(60*60*24)" office:value-type="time" office:time-value="PT00H25M51.184S" calcext:value-type="time">
            <text:p>00:25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72" calcext:value-type="float">
            <text:p>499.72</text:p>
          </table:table-cell>
          <table:table-cell office:value-type="float" office:value="596.64" calcext:value-type="float">
            <text:p>596.64</text:p>
          </table:table-cell>
          <table:table-cell office:value-type="float" office:value="215.18" calcext:value-type="float">
            <text:p>215.18</text:p>
          </table:table-cell>
          <table:table-cell office:value-type="float" office:value="263.16" calcext:value-type="float">
            <text:p>263.16</text:p>
          </table:table-cell>
        </table:table-row>
        <table:table-row table:style-name="ro1">
          <table:table-cell office:value-type="float" office:value="1567185" calcext:value-type="float">
            <text:p>1567185</text:p>
          </table:table-cell>
          <table:table-cell table:formula="of:=[.A100]/1000/(60*60*24)" office:value-type="time" office:time-value="PT00H26M07.185S" calcext:value-type="time">
            <text:p>00:26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5" calcext:value-type="float">
            <text:p>596.15</text:p>
          </table:table-cell>
          <table:table-cell office:value-type="float" office:value="217.4" calcext:value-type="float">
            <text:p>217.4</text:p>
          </table:table-cell>
          <table:table-cell office:value-type="float" office:value="265.81" calcext:value-type="float">
            <text:p>265.81</text:p>
          </table:table-cell>
        </table:table-row>
        <table:table-row table:style-name="ro1">
          <table:table-cell office:value-type="float" office:value="1583185" calcext:value-type="float">
            <text:p>1583185</text:p>
          </table:table-cell>
          <table:table-cell table:formula="of:=[.A101]/1000/(60*60*24)" office:value-type="time" office:time-value="PT00H26M23.185S" calcext:value-type="time">
            <text:p>00:26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6.14" calcext:value-type="float">
            <text:p>596.14</text:p>
          </table:table-cell>
          <table:table-cell office:value-type="float" office:value="219.61" calcext:value-type="float">
            <text:p>219.61</text:p>
          </table:table-cell>
          <table:table-cell office:value-type="float" office:value="268.46" calcext:value-type="float">
            <text:p>268.46</text:p>
          </table:table-cell>
        </table:table-row>
        <table:table-row table:style-name="ro1">
          <table:table-cell office:value-type="float" office:value="1599184" calcext:value-type="float">
            <text:p>1599184</text:p>
          </table:table-cell>
          <table:table-cell table:formula="of:=[.A102]/1000/(60*60*24)" office:value-type="time" office:time-value="PT00H26M39.184S" calcext:value-type="time">
            <text:p>00:26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6.48" calcext:value-type="float">
            <text:p>596.48</text:p>
          </table:table-cell>
          <table:table-cell office:value-type="float" office:value="221.83" calcext:value-type="float">
            <text:p>221.83</text:p>
          </table:table-cell>
          <table:table-cell office:value-type="float" office:value="271.11" calcext:value-type="float">
            <text:p>271.11</text:p>
          </table:table-cell>
        </table:table-row>
        <table:table-row table:style-name="ro1">
          <table:table-cell office:value-type="float" office:value="1615184" calcext:value-type="float">
            <text:p>1615184</text:p>
          </table:table-cell>
          <table:table-cell table:formula="of:=[.A103]/1000/(60*60*24)" office:value-type="time" office:time-value="PT00H26M55.184S" calcext:value-type="time">
            <text:p>00:26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6.01" calcext:value-type="float">
            <text:p>596.01</text:p>
          </table:table-cell>
          <table:table-cell office:value-type="float" office:value="224.05" calcext:value-type="float">
            <text:p>224.05</text:p>
          </table:table-cell>
          <table:table-cell office:value-type="float" office:value="273.76" calcext:value-type="float">
            <text:p>273.76</text:p>
          </table:table-cell>
        </table:table-row>
        <table:table-row table:style-name="ro1">
          <table:table-cell office:value-type="float" office:value="1631184" calcext:value-type="float">
            <text:p>1631184</text:p>
          </table:table-cell>
          <table:table-cell table:formula="of:=[.A104]/1000/(60*60*24)" office:value-type="time" office:time-value="PT00H27M11.184S" calcext:value-type="time">
            <text:p>00:27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6.25" calcext:value-type="float">
            <text:p>596.25</text:p>
          </table:table-cell>
          <table:table-cell office:value-type="float" office:value="226.27" calcext:value-type="float">
            <text:p>226.27</text:p>
          </table:table-cell>
          <table:table-cell office:value-type="float" office:value="276.41" calcext:value-type="float">
            <text:p>276.41</text:p>
          </table:table-cell>
        </table:table-row>
        <table:table-row table:style-name="ro1">
          <table:table-cell office:value-type="float" office:value="1647184" calcext:value-type="float">
            <text:p>1647184</text:p>
          </table:table-cell>
          <table:table-cell table:formula="of:=[.A105]/1000/(60*60*24)" office:value-type="time" office:time-value="PT00H27M27.184S" calcext:value-type="time">
            <text:p>00:27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" calcext:value-type="float">
            <text:p>499</text:p>
          </table:table-cell>
          <table:table-cell office:value-type="float" office:value="593.79" calcext:value-type="float">
            <text:p>593.79</text:p>
          </table:table-cell>
          <table:table-cell office:value-type="float" office:value="228.49" calcext:value-type="float">
            <text:p>228.49</text:p>
          </table:table-cell>
          <table:table-cell office:value-type="float" office:value="279.06" calcext:value-type="float">
            <text:p>279.06</text:p>
          </table:table-cell>
        </table:table-row>
        <table:table-row table:style-name="ro1">
          <table:table-cell office:value-type="float" office:value="1663184" calcext:value-type="float">
            <text:p>1663184</text:p>
          </table:table-cell>
          <table:table-cell table:formula="of:=[.A106]/1000/(60*60*24)" office:value-type="time" office:time-value="PT00H27M43.184S" calcext:value-type="time">
            <text:p>00:27:43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7.75" calcext:value-type="float">
            <text:p>597.75</text:p>
          </table:table-cell>
          <table:table-cell office:value-type="float" office:value="230.72" calcext:value-type="float">
            <text:p>230.72</text:p>
          </table:table-cell>
          <table:table-cell office:value-type="float" office:value="281.72" calcext:value-type="float">
            <text:p>281.72</text:p>
          </table:table-cell>
        </table:table-row>
        <table:table-row table:style-name="ro1">
          <table:table-cell office:value-type="float" office:value="1679184" calcext:value-type="float">
            <text:p>1679184</text:p>
          </table:table-cell>
          <table:table-cell table:formula="of:=[.A107]/1000/(60*60*24)" office:value-type="time" office:time-value="PT00H27M59.184S" calcext:value-type="time">
            <text:p>00:27:59</text:p>
          </table:table-cell>
          <table:table-cell office:value-type="float" office:value="1.2" calcext:value-type="float">
            <text:p>1.2</text:p>
          </table:table-cell>
          <table:table-cell office:value-type="float" office:value="500.92" calcext:value-type="float">
            <text:p>500.92</text:p>
          </table:table-cell>
          <table:table-cell office:value-type="float" office:value="600.14" calcext:value-type="float">
            <text:p>600.14</text:p>
          </table:table-cell>
          <table:table-cell office:value-type="float" office:value="232.94" calcext:value-type="float">
            <text:p>232.94</text:p>
          </table:table-cell>
          <table:table-cell office:value-type="float" office:value="284.37" calcext:value-type="float">
            <text:p>284.37</text:p>
          </table:table-cell>
        </table:table-row>
        <table:table-row table:style-name="ro1">
          <table:table-cell office:value-type="float" office:value="1695184" calcext:value-type="float">
            <text:p>1695184</text:p>
          </table:table-cell>
          <table:table-cell table:formula="of:=[.A108]/1000/(60*60*24)" office:value-type="time" office:time-value="PT00H28M15.184S" calcext:value-type="time">
            <text:p>00:28:15</text:p>
          </table:table-cell>
          <table:table-cell office:value-type="float" office:value="1.19" calcext:value-type="float">
            <text:p>1.19</text:p>
          </table:table-cell>
          <table:table-cell office:value-type="float" office:value="500.6" calcext:value-type="float">
            <text:p>500.6</text:p>
          </table:table-cell>
          <table:table-cell office:value-type="float" office:value="595.76" calcext:value-type="float">
            <text:p>595.76</text:p>
          </table:table-cell>
          <table:table-cell office:value-type="float" office:value="235.17" calcext:value-type="float">
            <text:p>235.17</text:p>
          </table:table-cell>
          <table:table-cell office:value-type="float" office:value="287.02" calcext:value-type="float">
            <text:p>287.02</text:p>
          </table:table-cell>
        </table:table-row>
        <table:table-row table:style-name="ro1">
          <table:table-cell office:value-type="float" office:value="1711184" calcext:value-type="float">
            <text:p>1711184</text:p>
          </table:table-cell>
          <table:table-cell table:formula="of:=[.A109]/1000/(60*60*24)" office:value-type="time" office:time-value="PT00H28M31.184S" calcext:value-type="time">
            <text:p>00:28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3.99" calcext:value-type="float">
            <text:p>593.99</text:p>
          </table:table-cell>
          <table:table-cell office:value-type="float" office:value="237.39" calcext:value-type="float">
            <text:p>237.39</text:p>
          </table:table-cell>
          <table:table-cell office:value-type="float" office:value="289.67" calcext:value-type="float">
            <text:p>289.67</text:p>
          </table:table-cell>
        </table:table-row>
        <table:table-row table:style-name="ro1">
          <table:table-cell office:value-type="float" office:value="1727185" calcext:value-type="float">
            <text:p>1727185</text:p>
          </table:table-cell>
          <table:table-cell table:formula="of:=[.A110]/1000/(60*60*24)" office:value-type="time" office:time-value="PT00H28M47.185S" calcext:value-type="time">
            <text:p>00:28:47</text:p>
          </table:table-cell>
          <table:table-cell office:value-type="float" office:value="1.19" calcext:value-type="float">
            <text:p>1.1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6.12" calcext:value-type="float">
            <text:p>596.12</text:p>
          </table:table-cell>
          <table:table-cell office:value-type="float" office:value="239.61" calcext:value-type="float">
            <text:p>239.61</text:p>
          </table:table-cell>
          <table:table-cell office:value-type="float" office:value="292.32" calcext:value-type="float">
            <text:p>292.32</text:p>
          </table:table-cell>
        </table:table-row>
        <table:table-row table:style-name="ro1">
          <table:table-cell office:value-type="float" office:value="1743184" calcext:value-type="float">
            <text:p>1743184</text:p>
          </table:table-cell>
          <table:table-cell table:formula="of:=[.A111]/1000/(60*60*24)" office:value-type="time" office:time-value="PT00H29M03.184S" calcext:value-type="time">
            <text:p>00:29:03</text:p>
          </table:table-cell>
          <table:table-cell office:value-type="float" office:value="1.19" calcext:value-type="float">
            <text:p>1.1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5.89" calcext:value-type="float">
            <text:p>595.89</text:p>
          </table:table-cell>
          <table:table-cell office:value-type="float" office:value="241.83" calcext:value-type="float">
            <text:p>241.83</text:p>
          </table:table-cell>
          <table:table-cell office:value-type="float" office:value="294.97" calcext:value-type="float">
            <text:p>294.97</text:p>
          </table:table-cell>
        </table:table-row>
        <table:table-row table:style-name="ro1">
          <table:table-cell office:value-type="float" office:value="1759184" calcext:value-type="float">
            <text:p>1759184</text:p>
          </table:table-cell>
          <table:table-cell table:formula="of:=[.A112]/1000/(60*60*24)" office:value-type="time" office:time-value="PT00H29M19.184S" calcext:value-type="time">
            <text:p>00:29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7" calcext:value-type="float">
            <text:p>594.17</text:p>
          </table:table-cell>
          <table:table-cell office:value-type="float" office:value="244.05" calcext:value-type="float">
            <text:p>244.05</text:p>
          </table:table-cell>
          <table:table-cell office:value-type="float" office:value="297.61" calcext:value-type="float">
            <text:p>297.61</text:p>
          </table:table-cell>
        </table:table-row>
        <table:table-row table:style-name="ro1">
          <table:table-cell office:value-type="float" office:value="1775185" calcext:value-type="float">
            <text:p>1775185</text:p>
          </table:table-cell>
          <table:table-cell table:formula="of:=[.A113]/1000/(60*60*24)" office:value-type="time" office:time-value="PT00H29M35.185S" calcext:value-type="time">
            <text:p>00:29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246.27" calcext:value-type="float">
            <text:p>246.27</text:p>
          </table:table-cell>
          <table:table-cell office:value-type="float" office:value="300.25" calcext:value-type="float">
            <text:p>300.25</text:p>
          </table:table-cell>
        </table:table-row>
        <table:table-row table:style-name="ro1">
          <table:table-cell office:value-type="float" office:value="1791184" calcext:value-type="float">
            <text:p>1791184</text:p>
          </table:table-cell>
          <table:table-cell table:formula="of:=[.A114]/1000/(60*60*24)" office:value-type="time" office:time-value="PT00H29M51.184S" calcext:value-type="time">
            <text:p>00:29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6" calcext:value-type="float">
            <text:p>499.6</text:p>
          </table:table-cell>
          <table:table-cell office:value-type="float" office:value="594.48" calcext:value-type="float">
            <text:p>594.48</text:p>
          </table:table-cell>
          <table:table-cell office:value-type="float" office:value="248.49" calcext:value-type="float">
            <text:p>248.49</text:p>
          </table:table-cell>
          <table:table-cell office:value-type="float" office:value="302.9" calcext:value-type="float">
            <text:p>302.9</text:p>
          </table:table-cell>
        </table:table-row>
        <table:table-row table:style-name="ro1">
          <table:table-cell office:value-type="float" office:value="1807184" calcext:value-type="float">
            <text:p>1807184</text:p>
          </table:table-cell>
          <table:table-cell table:formula="of:=[.A115]/1000/(60*60*24)" office:value-type="time" office:time-value="PT00H30M07.184S" calcext:value-type="time">
            <text:p>00:30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2" calcext:value-type="float">
            <text:p>593.92</text:p>
          </table:table-cell>
          <table:table-cell office:value-type="float" office:value="250.71" calcext:value-type="float">
            <text:p>250.71</text:p>
          </table:table-cell>
          <table:table-cell office:value-type="float" office:value="305.54" calcext:value-type="float">
            <text:p>305.54</text:p>
          </table:table-cell>
        </table:table-row>
        <table:table-row table:style-name="ro1">
          <table:table-cell office:value-type="float" office:value="1823184" calcext:value-type="float">
            <text:p>1823184</text:p>
          </table:table-cell>
          <table:table-cell table:formula="of:=[.A116]/1000/(60*60*24)" office:value-type="time" office:time-value="PT00H30M23.184S" calcext:value-type="time">
            <text:p>00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4.38" calcext:value-type="float">
            <text:p>594.38</text:p>
          </table:table-cell>
          <table:table-cell office:value-type="float" office:value="252.93" calcext:value-type="float">
            <text:p>252.93</text:p>
          </table:table-cell>
          <table:table-cell office:value-type="float" office:value="308.18" calcext:value-type="float">
            <text:p>308.18</text:p>
          </table:table-cell>
        </table:table-row>
        <table:table-row table:style-name="ro1">
          <table:table-cell office:value-type="float" office:value="1839184" calcext:value-type="float">
            <text:p>1839184</text:p>
          </table:table-cell>
          <table:table-cell table:formula="of:=[.A117]/1000/(60*60*24)" office:value-type="time" office:time-value="PT00H30M39.184S" calcext:value-type="time">
            <text:p>00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3.99" calcext:value-type="float">
            <text:p>593.99</text:p>
          </table:table-cell>
          <table:table-cell office:value-type="float" office:value="255.15" calcext:value-type="float">
            <text:p>255.15</text:p>
          </table:table-cell>
          <table:table-cell office:value-type="float" office:value="310.81" calcext:value-type="float">
            <text:p>310.81</text:p>
          </table:table-cell>
        </table:table-row>
        <table:table-row table:style-name="ro1">
          <table:table-cell office:value-type="float" office:value="1855184" calcext:value-type="float">
            <text:p>1855184</text:p>
          </table:table-cell>
          <table:table-cell table:formula="of:=[.A118]/1000/(60*60*24)" office:value-type="time" office:time-value="PT00H30M55.184S" calcext:value-type="time">
            <text:p>00:30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4.25" calcext:value-type="float">
            <text:p>594.25</text:p>
          </table:table-cell>
          <table:table-cell office:value-type="float" office:value="257.37" calcext:value-type="float">
            <text:p>257.37</text:p>
          </table:table-cell>
          <table:table-cell office:value-type="float" office:value="313.45" calcext:value-type="float">
            <text:p>313.45</text:p>
          </table:table-cell>
        </table:table-row>
        <table:table-row table:style-name="ro1">
          <table:table-cell office:value-type="float" office:value="1871184" calcext:value-type="float">
            <text:p>1871184</text:p>
          </table:table-cell>
          <table:table-cell table:formula="of:=[.A119]/1000/(60*60*24)" office:value-type="time" office:time-value="PT00H31M11.184S" calcext:value-type="time">
            <text:p>00:31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1" calcext:value-type="float">
            <text:p>592.01</text:p>
          </table:table-cell>
          <table:table-cell office:value-type="float" office:value="259.59" calcext:value-type="float">
            <text:p>259.59</text:p>
          </table:table-cell>
          <table:table-cell office:value-type="float" office:value="316.09" calcext:value-type="float">
            <text:p>316.09</text:p>
          </table:table-cell>
        </table:table-row>
        <table:table-row table:style-name="ro1">
          <table:table-cell office:value-type="float" office:value="1887185" calcext:value-type="float">
            <text:p>1887185</text:p>
          </table:table-cell>
          <table:table-cell table:formula="of:=[.A120]/1000/(60*60*24)" office:value-type="time" office:time-value="PT00H31M27.185S" calcext:value-type="time">
            <text:p>00:31:27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2" calcext:value-type="float">
            <text:p>593.92</text:p>
          </table:table-cell>
          <table:table-cell office:value-type="float" office:value="261.81" calcext:value-type="float">
            <text:p>261.81</text:p>
          </table:table-cell>
          <table:table-cell office:value-type="float" office:value="318.73" calcext:value-type="float">
            <text:p>318.73</text:p>
          </table:table-cell>
        </table:table-row>
        <table:table-row table:style-name="ro1">
          <table:table-cell office:value-type="float" office:value="1903184" calcext:value-type="float">
            <text:p>1903184</text:p>
          </table:table-cell>
          <table:table-cell table:formula="of:=[.A121]/1000/(60*60*24)" office:value-type="time" office:time-value="PT00H31M43.184S" calcext:value-type="time">
            <text:p>00:31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3.91" calcext:value-type="float">
            <text:p>593.91</text:p>
          </table:table-cell>
          <table:table-cell office:value-type="float" office:value="264.03" calcext:value-type="float">
            <text:p>264.03</text:p>
          </table:table-cell>
          <table:table-cell office:value-type="float" office:value="321.36" calcext:value-type="float">
            <text:p>321.36</text:p>
          </table:table-cell>
        </table:table-row>
        <table:table-row table:style-name="ro1">
          <table:table-cell office:value-type="float" office:value="1919185" calcext:value-type="float">
            <text:p>1919185</text:p>
          </table:table-cell>
          <table:table-cell table:formula="of:=[.A122]/1000/(60*60*24)" office:value-type="time" office:time-value="PT00H31M59.185S" calcext:value-type="time">
            <text:p>00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501" calcext:value-type="float">
            <text:p>501</text:p>
          </table:table-cell>
          <table:table-cell office:value-type="float" office:value="594.21" calcext:value-type="float">
            <text:p>594.21</text:p>
          </table:table-cell>
          <table:table-cell office:value-type="float" office:value="266.25" calcext:value-type="float">
            <text:p>266.25</text:p>
          </table:table-cell>
          <table:table-cell office:value-type="float" office:value="324" calcext:value-type="float">
            <text:p>324</text:p>
          </table:table-cell>
        </table:table-row>
        <table:table-row table:style-name="ro1">
          <table:table-cell office:value-type="float" office:value="1935184" calcext:value-type="float">
            <text:p>1935184</text:p>
          </table:table-cell>
          <table:table-cell table:formula="of:=[.A123]/1000/(60*60*24)" office:value-type="time" office:time-value="PT00H32M15.184S" calcext:value-type="time">
            <text:p>00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501" calcext:value-type="float">
            <text:p>501</text:p>
          </table:table-cell>
          <table:table-cell office:value-type="float" office:value="596.22" calcext:value-type="float">
            <text:p>596.22</text:p>
          </table:table-cell>
          <table:table-cell office:value-type="float" office:value="268.47" calcext:value-type="float">
            <text:p>268.47</text:p>
          </table:table-cell>
          <table:table-cell office:value-type="float" office:value="326.64" calcext:value-type="float">
            <text:p>326.64</text:p>
          </table:table-cell>
        </table:table-row>
        <table:table-row table:style-name="ro1">
          <table:table-cell office:value-type="float" office:value="1951185" calcext:value-type="float">
            <text:p>1951185</text:p>
          </table:table-cell>
          <table:table-cell table:formula="of:=[.A124]/1000/(60*60*24)" office:value-type="time" office:time-value="PT00H32M31.185S" calcext:value-type="time">
            <text:p>00:32:3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" calcext:value-type="float">
            <text:p>592</text:p>
          </table:table-cell>
          <table:table-cell office:value-type="float" office:value="270.7" calcext:value-type="float">
            <text:p>270.7</text:p>
          </table:table-cell>
          <table:table-cell office:value-type="float" office:value="329.28" calcext:value-type="float">
            <text:p>329.28</text:p>
          </table:table-cell>
        </table:table-row>
        <table:table-row table:style-name="ro1">
          <table:table-cell office:value-type="float" office:value="1967184" calcext:value-type="float">
            <text:p>1967184</text:p>
          </table:table-cell>
          <table:table-cell table:formula="of:=[.A125]/1000/(60*60*24)" office:value-type="time" office:time-value="PT00H32M47.184S" calcext:value-type="time">
            <text:p>00:32:47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4.16" calcext:value-type="float">
            <text:p>594.16</text:p>
          </table:table-cell>
          <table:table-cell office:value-type="float" office:value="272.92" calcext:value-type="float">
            <text:p>272.92</text:p>
          </table:table-cell>
          <table:table-cell office:value-type="float" office:value="331.91" calcext:value-type="float">
            <text:p>331.91</text:p>
          </table:table-cell>
        </table:table-row>
        <table:table-row table:style-name="ro1">
          <table:table-cell office:value-type="float" office:value="1983184" calcext:value-type="float">
            <text:p>1983184</text:p>
          </table:table-cell>
          <table:table-cell table:formula="of:=[.A126]/1000/(60*60*24)" office:value-type="time" office:time-value="PT00H33M03.184S" calcext:value-type="time">
            <text:p>00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275.13" calcext:value-type="float">
            <text:p>275.13</text:p>
          </table:table-cell>
          <table:table-cell office:value-type="float" office:value="334.55" calcext:value-type="float">
            <text:p>334.55</text:p>
          </table:table-cell>
        </table:table-row>
        <table:table-row table:style-name="ro1">
          <table:table-cell office:value-type="float" office:value="1999184" calcext:value-type="float">
            <text:p>1999184</text:p>
          </table:table-cell>
          <table:table-cell table:formula="of:=[.A127]/1000/(60*60*24)" office:value-type="time" office:time-value="PT00H33M19.184S" calcext:value-type="time">
            <text:p>00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277.35" calcext:value-type="float">
            <text:p>277.35</text:p>
          </table:table-cell>
          <table:table-cell office:value-type="float" office:value="337.18" calcext:value-type="float">
            <text:p>337.18</text:p>
          </table:table-cell>
        </table:table-row>
        <table:table-row table:style-name="ro1">
          <table:table-cell office:value-type="float" office:value="2015184" calcext:value-type="float">
            <text:p>2015184</text:p>
          </table:table-cell>
          <table:table-cell table:formula="of:=[.A128]/1000/(60*60*24)" office:value-type="time" office:time-value="PT00H33M35.184S" calcext:value-type="time">
            <text:p>00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499" calcext:value-type="float">
            <text:p>499</text:p>
          </table:table-cell>
          <table:table-cell office:value-type="float" office:value="591.77" calcext:value-type="float">
            <text:p>591.77</text:p>
          </table:table-cell>
          <table:table-cell office:value-type="float" office:value="279.57" calcext:value-type="float">
            <text:p>279.57</text:p>
          </table:table-cell>
          <table:table-cell office:value-type="float" office:value="339.81" calcext:value-type="float">
            <text:p>339.81</text:p>
          </table:table-cell>
        </table:table-row>
        <table:table-row table:style-name="ro1">
          <table:table-cell office:value-type="float" office:value="2031185" calcext:value-type="float">
            <text:p>2031185</text:p>
          </table:table-cell>
          <table:table-cell table:formula="of:=[.A129]/1000/(60*60*24)" office:value-type="time" office:time-value="PT00H33M51.185S" calcext:value-type="time">
            <text:p>00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1" calcext:value-type="float">
            <text:p>592.01</text:p>
          </table:table-cell>
          <table:table-cell office:value-type="float" office:value="281.79" calcext:value-type="float">
            <text:p>281.79</text:p>
          </table:table-cell>
          <table:table-cell office:value-type="float" office:value="342.45" calcext:value-type="float">
            <text:p>342.45</text:p>
          </table:table-cell>
        </table:table-row>
        <table:table-row table:style-name="ro1">
          <table:table-cell office:value-type="float" office:value="2047185" calcext:value-type="float">
            <text:p>2047185</text:p>
          </table:table-cell>
          <table:table-cell table:formula="of:=[.A130]/1000/(60*60*24)" office:value-type="time" office:time-value="PT00H34M07.185S" calcext:value-type="time">
            <text:p>00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1.91" calcext:value-type="float">
            <text:p>591.91</text:p>
          </table:table-cell>
          <table:table-cell office:value-type="float" office:value="284.01" calcext:value-type="float">
            <text:p>284.01</text:p>
          </table:table-cell>
          <table:table-cell office:value-type="float" office:value="345.08" calcext:value-type="float">
            <text:p>345.08</text:p>
          </table:table-cell>
        </table:table-row>
        <table:table-row table:style-name="ro1">
          <table:table-cell office:value-type="float" office:value="2063184" calcext:value-type="float">
            <text:p>2063184</text:p>
          </table:table-cell>
          <table:table-cell table:formula="of:=[.A131]/1000/(60*60*24)" office:value-type="time" office:time-value="PT00H34M23.184S" calcext:value-type="time">
            <text:p>00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1.9" calcext:value-type="float">
            <text:p>591.9</text:p>
          </table:table-cell>
          <table:table-cell office:value-type="float" office:value="286.23" calcext:value-type="float">
            <text:p>286.23</text:p>
          </table:table-cell>
          <table:table-cell office:value-type="float" office:value="347.71" calcext:value-type="float">
            <text:p>347.71</text:p>
          </table:table-cell>
        </table:table-row>
        <table:table-row table:style-name="ro1">
          <table:table-cell office:value-type="float" office:value="2079184" calcext:value-type="float">
            <text:p>2079184</text:p>
          </table:table-cell>
          <table:table-cell table:formula="of:=[.A132]/1000/(60*60*24)" office:value-type="time" office:time-value="PT00H34M39.184S" calcext:value-type="time">
            <text:p>00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288.45" calcext:value-type="float">
            <text:p>288.45</text:p>
          </table:table-cell>
          <table:table-cell office:value-type="float" office:value="350.34" calcext:value-type="float">
            <text:p>350.34</text:p>
          </table:table-cell>
        </table:table-row>
        <table:table-row table:style-name="ro1">
          <table:table-cell office:value-type="float" office:value="2095184" calcext:value-type="float">
            <text:p>2095184</text:p>
          </table:table-cell>
          <table:table-cell table:formula="of:=[.A133]/1000/(60*60*24)" office:value-type="time" office:time-value="PT00H34M55.184S" calcext:value-type="time">
            <text:p>00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91.91" calcext:value-type="float">
            <text:p>591.91</text:p>
          </table:table-cell>
          <table:table-cell office:value-type="float" office:value="290.67" calcext:value-type="float">
            <text:p>290.67</text:p>
          </table:table-cell>
          <table:table-cell office:value-type="float" office:value="352.97" calcext:value-type="float">
            <text:p>352.97</text:p>
          </table:table-cell>
        </table:table-row>
        <table:table-row table:style-name="ro1">
          <table:table-cell office:value-type="float" office:value="2111184" calcext:value-type="float">
            <text:p>2111184</text:p>
          </table:table-cell>
          <table:table-cell table:formula="of:=[.A134]/1000/(60*60*24)" office:value-type="time" office:time-value="PT00H35M11.184S" calcext:value-type="time">
            <text:p>00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499.2" calcext:value-type="float">
            <text:p>499.2</text:p>
          </table:table-cell>
          <table:table-cell office:value-type="float" office:value="592.02" calcext:value-type="float">
            <text:p>592.02</text:p>
          </table:table-cell>
          <table:table-cell office:value-type="float" office:value="292.89" calcext:value-type="float">
            <text:p>292.89</text:p>
          </table:table-cell>
          <table:table-cell office:value-type="float" office:value="355.6" calcext:value-type="float">
            <text:p>355.6</text:p>
          </table:table-cell>
        </table:table-row>
        <table:table-row table:style-name="ro1">
          <table:table-cell office:value-type="float" office:value="2127185" calcext:value-type="float">
            <text:p>2127185</text:p>
          </table:table-cell>
          <table:table-cell table:formula="of:=[.A135]/1000/(60*60*24)" office:value-type="time" office:time-value="PT00H35M27.185S" calcext:value-type="time">
            <text:p>00:35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90.02" calcext:value-type="float">
            <text:p>590.02</text:p>
          </table:table-cell>
          <table:table-cell office:value-type="float" office:value="295.11" calcext:value-type="float">
            <text:p>295.11</text:p>
          </table:table-cell>
          <table:table-cell office:value-type="float" office:value="358.23" calcext:value-type="float">
            <text:p>358.23</text:p>
          </table:table-cell>
        </table:table-row>
        <table:table-row table:style-name="ro1">
          <table:table-cell office:value-type="float" office:value="2143184" calcext:value-type="float">
            <text:p>2143184</text:p>
          </table:table-cell>
          <table:table-cell table:formula="of:=[.A136]/1000/(60*60*24)" office:value-type="time" office:time-value="PT00H35M43.184S" calcext:value-type="time">
            <text:p>00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4" calcext:value-type="float">
            <text:p>592.24</text:p>
          </table:table-cell>
          <table:table-cell office:value-type="float" office:value="297.32" calcext:value-type="float">
            <text:p>297.32</text:p>
          </table:table-cell>
          <table:table-cell office:value-type="float" office:value="360.85" calcext:value-type="float">
            <text:p>360.85</text:p>
          </table:table-cell>
        </table:table-row>
        <table:table-row table:style-name="ro1">
          <table:table-cell office:value-type="float" office:value="2159184" calcext:value-type="float">
            <text:p>2159184</text:p>
          </table:table-cell>
          <table:table-cell table:formula="of:=[.A137]/1000/(60*60*24)" office:value-type="time" office:time-value="PT00H35M59.184S" calcext:value-type="time">
            <text:p>00:35:59</text:p>
          </table:table-cell>
          <table:table-cell office:value-type="float" office:value="1.19" calcext:value-type="float">
            <text:p>1.1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2.16" calcext:value-type="float">
            <text:p>592.16</text:p>
          </table:table-cell>
          <table:table-cell office:value-type="float" office:value="299.54" calcext:value-type="float">
            <text:p>299.54</text:p>
          </table:table-cell>
          <table:table-cell office:value-type="float" office:value="363.48" calcext:value-type="float">
            <text:p>363.48</text:p>
          </table:table-cell>
        </table:table-row>
        <table:table-row table:style-name="ro1">
          <table:table-cell office:value-type="float" office:value="2175184" calcext:value-type="float">
            <text:p>2175184</text:p>
          </table:table-cell>
          <table:table-cell table:formula="of:=[.A138]/1000/(60*60*24)" office:value-type="time" office:time-value="PT00H36M15.184S" calcext:value-type="time">
            <text:p>00:36:15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2.12" calcext:value-type="float">
            <text:p>592.12</text:p>
          </table:table-cell>
          <table:table-cell office:value-type="float" office:value="301.77" calcext:value-type="float">
            <text:p>301.77</text:p>
          </table:table-cell>
          <table:table-cell office:value-type="float" office:value="366.11" calcext:value-type="float">
            <text:p>366.11</text:p>
          </table:table-cell>
        </table:table-row>
        <table:table-row table:style-name="ro1">
          <table:table-cell office:value-type="float" office:value="2191185" calcext:value-type="float">
            <text:p>2191185</text:p>
          </table:table-cell>
          <table:table-cell table:formula="of:=[.A139]/1000/(60*60*24)" office:value-type="time" office:time-value="PT00H36M31.185S" calcext:value-type="time">
            <text:p>00:36:31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91.74" calcext:value-type="float">
            <text:p>591.74</text:p>
          </table:table-cell>
          <table:table-cell office:value-type="float" office:value="303.99" calcext:value-type="float">
            <text:p>303.99</text:p>
          </table:table-cell>
          <table:table-cell office:value-type="float" office:value="368.75" calcext:value-type="float">
            <text:p>368.75</text:p>
          </table:table-cell>
        </table:table-row>
        <table:table-row table:style-name="ro1">
          <table:table-cell office:value-type="float" office:value="2207184" calcext:value-type="float">
            <text:p>2207184</text:p>
          </table:table-cell>
          <table:table-cell table:formula="of:=[.A140]/1000/(60*60*24)" office:value-type="time" office:time-value="PT00H36M47.184S" calcext:value-type="time">
            <text:p>00:36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90.26" calcext:value-type="float">
            <text:p>590.26</text:p>
          </table:table-cell>
          <table:table-cell office:value-type="float" office:value="306.21" calcext:value-type="float">
            <text:p>306.21</text:p>
          </table:table-cell>
          <table:table-cell office:value-type="float" office:value="371.37" calcext:value-type="float">
            <text:p>371.37</text:p>
          </table:table-cell>
        </table:table-row>
        <table:table-row table:style-name="ro1">
          <table:table-cell office:value-type="float" office:value="2223184" calcext:value-type="float">
            <text:p>2223184</text:p>
          </table:table-cell>
          <table:table-cell table:formula="of:=[.A141]/1000/(60*60*24)" office:value-type="time" office:time-value="PT00H37M03.184S" calcext:value-type="time">
            <text:p>00:37:03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9.91" calcext:value-type="float">
            <text:p>589.91</text:p>
          </table:table-cell>
          <table:table-cell office:value-type="float" office:value="308.43" calcext:value-type="float">
            <text:p>308.43</text:p>
          </table:table-cell>
          <table:table-cell office:value-type="float" office:value="373.99" calcext:value-type="float">
            <text:p>373.99</text:p>
          </table:table-cell>
        </table:table-row>
        <table:table-row table:style-name="ro1">
          <table:table-cell office:value-type="float" office:value="2239185" calcext:value-type="float">
            <text:p>2239185</text:p>
          </table:table-cell>
          <table:table-cell table:formula="of:=[.A142]/1000/(60*60*24)" office:value-type="time" office:time-value="PT00H37M19.185S" calcext:value-type="time">
            <text:p>00:37:19</text:p>
          </table:table-cell>
          <table:table-cell office:value-type="float" office:value="1.19" calcext:value-type="float">
            <text:p>1.19</text:p>
          </table:table-cell>
          <table:table-cell office:value-type="float" office:value="499.4" calcext:value-type="float">
            <text:p>499.4</text:p>
          </table:table-cell>
          <table:table-cell office:value-type="float" office:value="592.25" calcext:value-type="float">
            <text:p>592.25</text:p>
          </table:table-cell>
          <table:table-cell office:value-type="float" office:value="310.65" calcext:value-type="float">
            <text:p>310.65</text:p>
          </table:table-cell>
          <table:table-cell office:value-type="float" office:value="376.62" calcext:value-type="float">
            <text:p>376.62</text:p>
          </table:table-cell>
        </table:table-row>
        <table:table-row table:style-name="ro1">
          <table:table-cell office:value-type="float" office:value="2255184" calcext:value-type="float">
            <text:p>2255184</text:p>
          </table:table-cell>
          <table:table-cell table:formula="of:=[.A143]/1000/(60*60*24)" office:value-type="time" office:time-value="PT00H37M35.184S" calcext:value-type="time">
            <text:p>00:37:3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312.87" calcext:value-type="float">
            <text:p>312.87</text:p>
          </table:table-cell>
          <table:table-cell office:value-type="float" office:value="379.24" calcext:value-type="float">
            <text:p>379.24</text:p>
          </table:table-cell>
        </table:table-row>
        <table:table-row table:style-name="ro1">
          <table:table-cell office:value-type="float" office:value="2271184" calcext:value-type="float">
            <text:p>2271184</text:p>
          </table:table-cell>
          <table:table-cell table:formula="of:=[.A144]/1000/(60*60*24)" office:value-type="time" office:time-value="PT00H37M51.184S" calcext:value-type="time">
            <text:p>00:37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90.16" calcext:value-type="float">
            <text:p>590.16</text:p>
          </table:table-cell>
          <table:table-cell office:value-type="float" office:value="315.09" calcext:value-type="float">
            <text:p>315.09</text:p>
          </table:table-cell>
          <table:table-cell office:value-type="float" office:value="381.87" calcext:value-type="float">
            <text:p>381.87</text:p>
          </table:table-cell>
        </table:table-row>
        <table:table-row table:style-name="ro1">
          <table:table-cell office:value-type="float" office:value="2287185" calcext:value-type="float">
            <text:p>2287185</text:p>
          </table:table-cell>
          <table:table-cell table:formula="of:=[.A145]/1000/(60*60*24)" office:value-type="time" office:time-value="PT00H38M07.185S" calcext:value-type="time">
            <text:p>00:38:07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9.88" calcext:value-type="float">
            <text:p>589.88</text:p>
          </table:table-cell>
          <table:table-cell office:value-type="float" office:value="317.31" calcext:value-type="float">
            <text:p>317.31</text:p>
          </table:table-cell>
          <table:table-cell office:value-type="float" office:value="384.5" calcext:value-type="float">
            <text:p>384.5</text:p>
          </table:table-cell>
        </table:table-row>
        <table:table-row table:style-name="ro1">
          <table:table-cell office:value-type="float" office:value="2303185" calcext:value-type="float">
            <text:p>2303185</text:p>
          </table:table-cell>
          <table:table-cell table:formula="of:=[.A146]/1000/(60*60*24)" office:value-type="time" office:time-value="PT00H38M23.185S" calcext:value-type="time">
            <text:p>00:38:23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92" calcext:value-type="float">
            <text:p>592</text:p>
          </table:table-cell>
          <table:table-cell office:value-type="float" office:value="319.54" calcext:value-type="float">
            <text:p>319.54</text:p>
          </table:table-cell>
          <table:table-cell office:value-type="float" office:value="387.13" calcext:value-type="float">
            <text:p>387.13</text:p>
          </table:table-cell>
        </table:table-row>
        <table:table-row table:style-name="ro1">
          <table:table-cell office:value-type="float" office:value="2319184" calcext:value-type="float">
            <text:p>2319184</text:p>
          </table:table-cell>
          <table:table-cell table:formula="of:=[.A147]/1000/(60*60*24)" office:value-type="time" office:time-value="PT00H38M39.184S" calcext:value-type="time">
            <text:p>00:38:39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9" calcext:value-type="float">
            <text:p>591.9</text:p>
          </table:table-cell>
          <table:table-cell office:value-type="float" office:value="321.76" calcext:value-type="float">
            <text:p>321.76</text:p>
          </table:table-cell>
          <table:table-cell office:value-type="float" office:value="389.75" calcext:value-type="float">
            <text:p>389.75</text:p>
          </table:table-cell>
        </table:table-row>
        <table:table-row table:style-name="ro1">
          <table:table-cell office:value-type="float" office:value="2335185" calcext:value-type="float">
            <text:p>2335185</text:p>
          </table:table-cell>
          <table:table-cell table:formula="of:=[.A148]/1000/(60*60*24)" office:value-type="time" office:time-value="PT00H38M55.185S" calcext:value-type="time">
            <text:p>00:38:55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0.13" calcext:value-type="float">
            <text:p>590.13</text:p>
          </table:table-cell>
          <table:table-cell office:value-type="float" office:value="323.99" calcext:value-type="float">
            <text:p>323.99</text:p>
          </table:table-cell>
          <table:table-cell office:value-type="float" office:value="392.38" calcext:value-type="float">
            <text:p>392.38</text:p>
          </table:table-cell>
        </table:table-row>
        <table:table-row table:style-name="ro1">
          <table:table-cell office:value-type="float" office:value="2351184" calcext:value-type="float">
            <text:p>2351184</text:p>
          </table:table-cell>
          <table:table-cell table:formula="of:=[.A149]/1000/(60*60*24)" office:value-type="time" office:time-value="PT00H39M11.184S" calcext:value-type="time">
            <text:p>00:39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90.4" calcext:value-type="float">
            <text:p>590.4</text:p>
          </table:table-cell>
          <table:table-cell office:value-type="float" office:value="326.21" calcext:value-type="float">
            <text:p>326.21</text:p>
          </table:table-cell>
          <table:table-cell office:value-type="float" office:value="395.01" calcext:value-type="float">
            <text:p>395.01</text:p>
          </table:table-cell>
        </table:table-row>
        <table:table-row table:style-name="ro1">
          <table:table-cell office:value-type="float" office:value="2367184" calcext:value-type="float">
            <text:p>2367184</text:p>
          </table:table-cell>
          <table:table-cell table:formula="of:=[.A150]/1000/(60*60*24)" office:value-type="time" office:time-value="PT00H39M27.184S" calcext:value-type="time">
            <text:p>00:39:27</text:p>
          </table:table-cell>
          <table:table-cell office:value-type="float" office:value="1.18" calcext:value-type="float">
            <text:p>1.18</text:p>
          </table:table-cell>
          <table:table-cell office:value-type="float" office:value="498.92" calcext:value-type="float">
            <text:p>498.92</text:p>
          </table:table-cell>
          <table:table-cell office:value-type="float" office:value="589.68" calcext:value-type="float">
            <text:p>589.68</text:p>
          </table:table-cell>
          <table:table-cell office:value-type="float" office:value="328.43" calcext:value-type="float">
            <text:p>328.43</text:p>
          </table:table-cell>
          <table:table-cell office:value-type="float" office:value="397.63" calcext:value-type="float">
            <text:p>397.63</text:p>
          </table:table-cell>
        </table:table-row>
        <table:table-row table:style-name="ro1">
          <table:table-cell office:value-type="float" office:value="2383184" calcext:value-type="float">
            <text:p>2383184</text:p>
          </table:table-cell>
          <table:table-cell table:formula="of:=[.A151]/1000/(60*60*24)" office:value-type="time" office:time-value="PT00H39M43.184S" calcext:value-type="time">
            <text:p>00:39:43</text:p>
          </table:table-cell>
          <table:table-cell office:value-type="float" office:value="1.18" calcext:value-type="float">
            <text:p>1.18</text:p>
          </table:table-cell>
          <table:table-cell office:value-type="float" office:value="498.8" calcext:value-type="float">
            <text:p>498.8</text:p>
          </table:table-cell>
          <table:table-cell office:value-type="float" office:value="589.55" calcext:value-type="float">
            <text:p>589.55</text:p>
          </table:table-cell>
          <table:table-cell office:value-type="float" office:value="330.65" calcext:value-type="float">
            <text:p>330.65</text:p>
          </table:table-cell>
          <table:table-cell office:value-type="float" office:value="400.25" calcext:value-type="float">
            <text:p>400.25</text:p>
          </table:table-cell>
        </table:table-row>
        <table:table-row table:style-name="ro1">
          <table:table-cell office:value-type="float" office:value="2399184" calcext:value-type="float">
            <text:p>2399184</text:p>
          </table:table-cell>
          <table:table-cell table:formula="of:=[.A152]/1000/(60*60*24)" office:value-type="time" office:time-value="PT00H39M59.184S" calcext:value-type="time">
            <text:p>00:39:59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91.74" calcext:value-type="float">
            <text:p>591.74</text:p>
          </table:table-cell>
          <table:table-cell office:value-type="float" office:value="332.87" calcext:value-type="float">
            <text:p>332.87</text:p>
          </table:table-cell>
          <table:table-cell office:value-type="float" office:value="402.88" calcext:value-type="float">
            <text:p>402.88</text:p>
          </table:table-cell>
        </table:table-row>
        <table:table-row table:style-name="ro1">
          <table:table-cell office:value-type="float" office:value="2415184" calcext:value-type="float">
            <text:p>2415184</text:p>
          </table:table-cell>
          <table:table-cell table:formula="of:=[.A153]/1000/(60*60*24)" office:value-type="time" office:time-value="PT00H40M15.184S" calcext:value-type="time">
            <text:p>00:40:15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89.97" calcext:value-type="float">
            <text:p>589.97</text:p>
          </table:table-cell>
          <table:table-cell office:value-type="float" office:value="335.1" calcext:value-type="float">
            <text:p>335.1</text:p>
          </table:table-cell>
          <table:table-cell office:value-type="float" office:value="405.5" calcext:value-type="float">
            <text:p>405.5</text:p>
          </table:table-cell>
        </table:table-row>
        <table:table-row table:style-name="ro1">
          <table:table-cell office:value-type="float" office:value="2431184" calcext:value-type="float">
            <text:p>2431184</text:p>
          </table:table-cell>
          <table:table-cell table:formula="of:=[.A154]/1000/(60*60*24)" office:value-type="time" office:time-value="PT00H40M31.184S" calcext:value-type="time">
            <text:p>00:40:31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91.73" calcext:value-type="float">
            <text:p>591.73</text:p>
          </table:table-cell>
          <table:table-cell office:value-type="float" office:value="337.32" calcext:value-type="float">
            <text:p>337.32</text:p>
          </table:table-cell>
          <table:table-cell office:value-type="float" office:value="408.13" calcext:value-type="float">
            <text:p>408.13</text:p>
          </table:table-cell>
        </table:table-row>
        <table:table-row table:style-name="ro1">
          <table:table-cell office:value-type="float" office:value="2447184" calcext:value-type="float">
            <text:p>2447184</text:p>
          </table:table-cell>
          <table:table-cell table:formula="of:=[.A155]/1000/(60*60*24)" office:value-type="time" office:time-value="PT00H40M47.184S" calcext:value-type="time">
            <text:p>00:40:47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91.88" calcext:value-type="float">
            <text:p>591.88</text:p>
          </table:table-cell>
          <table:table-cell office:value-type="float" office:value="339.55" calcext:value-type="float">
            <text:p>339.55</text:p>
          </table:table-cell>
          <table:table-cell office:value-type="float" office:value="410.76" calcext:value-type="float">
            <text:p>410.76</text:p>
          </table:table-cell>
        </table:table-row>
        <table:table-row table:style-name="ro1">
          <table:table-cell office:value-type="float" office:value="2463184" calcext:value-type="float">
            <text:p>2463184</text:p>
          </table:table-cell>
          <table:table-cell table:formula="of:=[.A156]/1000/(60*60*24)" office:value-type="time" office:time-value="PT00H41M03.184S" calcext:value-type="time">
            <text:p>00:41:03</text:p>
          </table:table-cell>
          <table:table-cell office:value-type="float" office:value="1.18" calcext:value-type="float">
            <text:p>1.1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9.89" calcext:value-type="float">
            <text:p>589.89</text:p>
          </table:table-cell>
          <table:table-cell office:value-type="float" office:value="341.77" calcext:value-type="float">
            <text:p>341.77</text:p>
          </table:table-cell>
          <table:table-cell office:value-type="float" office:value="413.38" calcext:value-type="float">
            <text:p>413.38</text:p>
          </table:table-cell>
        </table:table-row>
        <table:table-row table:style-name="ro1">
          <table:table-cell office:value-type="float" office:value="2479184" calcext:value-type="float">
            <text:p>2479184</text:p>
          </table:table-cell>
          <table:table-cell table:formula="of:=[.A157]/1000/(60*60*24)" office:value-type="time" office:time-value="PT00H41M19.184S" calcext:value-type="time">
            <text:p>00:41:19</text:p>
          </table:table-cell>
          <table:table-cell office:value-type="float" office:value="1.18" calcext:value-type="float">
            <text:p>1.18</text:p>
          </table:table-cell>
          <table:table-cell office:value-type="float" office:value="501" calcext:value-type="float">
            <text:p>501</text:p>
          </table:table-cell>
          <table:table-cell office:value-type="float" office:value="590.22" calcext:value-type="float">
            <text:p>590.22</text:p>
          </table:table-cell>
          <table:table-cell office:value-type="float" office:value="344" calcext:value-type="float">
            <text:p>344</text:p>
          </table:table-cell>
          <table:table-cell office:value-type="float" office:value="416" calcext:value-type="float">
            <text:p>416</text:p>
          </table:table-cell>
        </table:table-row>
        <table:table-row table:style-name="ro1">
          <table:table-cell office:value-type="float" office:value="2495185" calcext:value-type="float">
            <text:p>2495185</text:p>
          </table:table-cell>
          <table:table-cell table:formula="of:=[.A158]/1000/(60*60*24)" office:value-type="time" office:time-value="PT00H41M35.185S" calcext:value-type="time">
            <text:p>00:41:35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0.12" calcext:value-type="float">
            <text:p>590.12</text:p>
          </table:table-cell>
          <table:table-cell office:value-type="float" office:value="346.23" calcext:value-type="float">
            <text:p>346.23</text:p>
          </table:table-cell>
          <table:table-cell office:value-type="float" office:value="418.63" calcext:value-type="float">
            <text:p>418.63</text:p>
          </table:table-cell>
        </table:table-row>
        <table:table-row table:style-name="ro1">
          <table:table-cell office:value-type="float" office:value="2511184" calcext:value-type="float">
            <text:p>2511184</text:p>
          </table:table-cell>
          <table:table-cell table:formula="of:=[.A159]/1000/(60*60*24)" office:value-type="time" office:time-value="PT00H41M51.184S" calcext:value-type="time">
            <text:p>00:41:51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89.97" calcext:value-type="float">
            <text:p>589.97</text:p>
          </table:table-cell>
          <table:table-cell office:value-type="float" office:value="348.45" calcext:value-type="float">
            <text:p>348.45</text:p>
          </table:table-cell>
          <table:table-cell office:value-type="float" office:value="421.25" calcext:value-type="float">
            <text:p>421.25</text:p>
          </table:table-cell>
        </table:table-row>
        <table:table-row table:style-name="ro1">
          <table:table-cell office:value-type="float" office:value="2527184" calcext:value-type="float">
            <text:p>2527184</text:p>
          </table:table-cell>
          <table:table-cell table:formula="of:=[.A160]/1000/(60*60*24)" office:value-type="time" office:time-value="PT00H42M07.184S" calcext:value-type="time">
            <text:p>00:42:07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89.76" calcext:value-type="float">
            <text:p>589.76</text:p>
          </table:table-cell>
          <table:table-cell office:value-type="float" office:value="350.68" calcext:value-type="float">
            <text:p>350.68</text:p>
          </table:table-cell>
          <table:table-cell office:value-type="float" office:value="423.88" calcext:value-type="float">
            <text:p>423.88</text:p>
          </table:table-cell>
        </table:table-row>
        <table:table-row table:style-name="ro1">
          <table:table-cell office:value-type="float" office:value="2543185" calcext:value-type="float">
            <text:p>2543185</text:p>
          </table:table-cell>
          <table:table-cell table:formula="of:=[.A161]/1000/(60*60*24)" office:value-type="time" office:time-value="PT00H42M23.185S" calcext:value-type="time">
            <text:p>00:42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6" calcext:value-type="float">
            <text:p>499.6</text:p>
          </table:table-cell>
          <table:table-cell office:value-type="float" office:value="590.49" calcext:value-type="float">
            <text:p>590.49</text:p>
          </table:table-cell>
          <table:table-cell office:value-type="float" office:value="352.9" calcext:value-type="float">
            <text:p>352.9</text:p>
          </table:table-cell>
          <table:table-cell office:value-type="float" office:value="426.5" calcext:value-type="float">
            <text:p>426.5</text:p>
          </table:table-cell>
        </table:table-row>
        <table:table-row table:style-name="ro1">
          <table:table-cell office:value-type="float" office:value="2559184" calcext:value-type="float">
            <text:p>2559184</text:p>
          </table:table-cell>
          <table:table-cell table:formula="of:=[.A162]/1000/(60*60*24)" office:value-type="time" office:time-value="PT00H42M39.184S" calcext:value-type="time">
            <text:p>00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8" calcext:value-type="float">
            <text:p>586.18</text:p>
          </table:table-cell>
          <table:table-cell office:value-type="float" office:value="355.12" calcext:value-type="float">
            <text:p>355.12</text:p>
          </table:table-cell>
          <table:table-cell office:value-type="float" office:value="429.11" calcext:value-type="float">
            <text:p>429.11</text:p>
          </table:table-cell>
        </table:table-row>
        <table:table-row table:style-name="ro1">
          <table:table-cell office:value-type="float" office:value="2575184" calcext:value-type="float">
            <text:p>2575184</text:p>
          </table:table-cell>
          <table:table-cell table:formula="of:=[.A163]/1000/(60*60*24)" office:value-type="time" office:time-value="PT00H42M55.184S" calcext:value-type="time">
            <text:p>00:42:55</text:p>
          </table:table-cell>
          <table:table-cell office:value-type="float" office:value="1.18" calcext:value-type="float">
            <text:p>1.18</text:p>
          </table:table-cell>
          <table:table-cell office:value-type="float" office:value="498.92" calcext:value-type="float">
            <text:p>498.92</text:p>
          </table:table-cell>
          <table:table-cell office:value-type="float" office:value="587.69" calcext:value-type="float">
            <text:p>587.69</text:p>
          </table:table-cell>
          <table:table-cell office:value-type="float" office:value="357.34" calcext:value-type="float">
            <text:p>357.34</text:p>
          </table:table-cell>
          <table:table-cell office:value-type="float" office:value="431.73" calcext:value-type="float">
            <text:p>431.73</text:p>
          </table:table-cell>
        </table:table-row>
        <table:table-row table:style-name="ro1">
          <table:table-cell office:value-type="float" office:value="2591184" calcext:value-type="float">
            <text:p>2591184</text:p>
          </table:table-cell>
          <table:table-cell table:formula="of:=[.A164]/1000/(60*60*24)" office:value-type="time" office:time-value="PT00H43M11.184S" calcext:value-type="time">
            <text:p>00:43:11</text:p>
          </table:table-cell>
          <table:table-cell office:value-type="float" office:value="1.18" calcext:value-type="float">
            <text:p>1.1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8.39" calcext:value-type="float">
            <text:p>588.39</text:p>
          </table:table-cell>
          <table:table-cell office:value-type="float" office:value="359.56" calcext:value-type="float">
            <text:p>359.56</text:p>
          </table:table-cell>
          <table:table-cell office:value-type="float" office:value="434.34" calcext:value-type="float">
            <text:p>434.34</text:p>
          </table:table-cell>
        </table:table-row>
        <table:table-row table:style-name="ro1">
          <table:table-cell office:value-type="float" office:value="2607184" calcext:value-type="float">
            <text:p>2607184</text:p>
          </table:table-cell>
          <table:table-cell table:formula="of:=[.A165]/1000/(60*60*24)" office:value-type="time" office:time-value="PT00H43M27.184S" calcext:value-type="time">
            <text:p>00:43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361.78" calcext:value-type="float">
            <text:p>361.78</text:p>
          </table:table-cell>
          <table:table-cell office:value-type="float" office:value="436.96" calcext:value-type="float">
            <text:p>436.96</text:p>
          </table:table-cell>
        </table:table-row>
        <table:table-row table:style-name="ro1">
          <table:table-cell office:value-type="float" office:value="2623184" calcext:value-type="float">
            <text:p>2623184</text:p>
          </table:table-cell>
          <table:table-cell table:formula="of:=[.A166]/1000/(60*60*24)" office:value-type="time" office:time-value="PT00H43M43.184S" calcext:value-type="time">
            <text:p>00:43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8" calcext:value-type="float">
            <text:p>588.18</text:p>
          </table:table-cell>
          <table:table-cell office:value-type="float" office:value="364" calcext:value-type="float">
            <text:p>364</text:p>
          </table:table-cell>
          <table:table-cell office:value-type="float" office:value="439.57" calcext:value-type="float">
            <text:p>439.57</text:p>
          </table:table-cell>
        </table:table-row>
        <table:table-row table:style-name="ro1">
          <table:table-cell office:value-type="float" office:value="2639184" calcext:value-type="float">
            <text:p>2639184</text:p>
          </table:table-cell>
          <table:table-cell table:formula="of:=[.A167]/1000/(60*60*24)" office:value-type="time" office:time-value="PT00H43M59.184S" calcext:value-type="time">
            <text:p>00:43:59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366.22" calcext:value-type="float">
            <text:p>366.22</text:p>
          </table:table-cell>
          <table:table-cell office:value-type="float" office:value="442.19" calcext:value-type="float">
            <text:p>442.19</text:p>
          </table:table-cell>
        </table:table-row>
        <table:table-row table:style-name="ro1">
          <table:table-cell office:value-type="float" office:value="2655184" calcext:value-type="float">
            <text:p>2655184</text:p>
          </table:table-cell>
          <table:table-cell table:formula="of:=[.A168]/1000/(60*60*24)" office:value-type="time" office:time-value="PT00H44M15.184S" calcext:value-type="time">
            <text:p>00:44:15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4" calcext:value-type="float">
            <text:p>588.14</text:p>
          </table:table-cell>
          <table:table-cell office:value-type="float" office:value="368.43" calcext:value-type="float">
            <text:p>368.43</text:p>
          </table:table-cell>
          <table:table-cell office:value-type="float" office:value="444.8" calcext:value-type="float">
            <text:p>444.8</text:p>
          </table:table-cell>
        </table:table-row>
        <table:table-row table:style-name="ro1">
          <table:table-cell office:value-type="float" office:value="2671184" calcext:value-type="float">
            <text:p>2671184</text:p>
          </table:table-cell>
          <table:table-cell table:formula="of:=[.A169]/1000/(60*60*24)" office:value-type="time" office:time-value="PT00H44M31.184S" calcext:value-type="time">
            <text:p>00:44:31</text:p>
          </table:table-cell>
          <table:table-cell office:value-type="float" office:value="1.18" calcext:value-type="float">
            <text:p>1.18</text:p>
          </table:table-cell>
          <table:table-cell office:value-type="float" office:value="500.8" calcext:value-type="float">
            <text:p>500.8</text:p>
          </table:table-cell>
          <table:table-cell office:value-type="float" office:value="589.99" calcext:value-type="float">
            <text:p>589.99</text:p>
          </table:table-cell>
          <table:table-cell office:value-type="float" office:value="370.66" calcext:value-type="float">
            <text:p>370.66</text:p>
          </table:table-cell>
          <table:table-cell office:value-type="float" office:value="447.42" calcext:value-type="float">
            <text:p>447.42</text:p>
          </table:table-cell>
        </table:table-row>
        <table:table-row table:style-name="ro1">
          <table:table-cell office:value-type="float" office:value="2687184" calcext:value-type="float">
            <text:p>2687184</text:p>
          </table:table-cell>
          <table:table-cell table:formula="of:=[.A170]/1000/(60*60*24)" office:value-type="time" office:time-value="PT00H44M47.184S" calcext:value-type="time">
            <text:p>00:44:47</text:p>
          </table:table-cell>
          <table:table-cell office:value-type="float" office:value="1.18" calcext:value-type="float">
            <text:p>1.18</text:p>
          </table:table-cell>
          <table:table-cell office:value-type="float" office:value="500.6" calcext:value-type="float">
            <text:p>500.6</text:p>
          </table:table-cell>
          <table:table-cell office:value-type="float" office:value="589.75" calcext:value-type="float">
            <text:p>589.75</text:p>
          </table:table-cell>
          <table:table-cell office:value-type="float" office:value="372.88" calcext:value-type="float">
            <text:p>372.88</text:p>
          </table:table-cell>
          <table:table-cell office:value-type="float" office:value="450.04" calcext:value-type="float">
            <text:p>450.04</text:p>
          </table:table-cell>
        </table:table-row>
        <table:table-row table:style-name="ro1">
          <table:table-cell office:value-type="float" office:value="2703184" calcext:value-type="float">
            <text:p>2703184</text:p>
          </table:table-cell>
          <table:table-cell table:formula="of:=[.A171]/1000/(60*60*24)" office:value-type="time" office:time-value="PT00H45M03.184S" calcext:value-type="time">
            <text:p>00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8" calcext:value-type="float">
            <text:p>587.88</text:p>
          </table:table-cell>
          <table:table-cell office:value-type="float" office:value="375.11" calcext:value-type="float">
            <text:p>375.11</text:p>
          </table:table-cell>
          <table:table-cell office:value-type="float" office:value="452.66" calcext:value-type="float">
            <text:p>452.66</text:p>
          </table:table-cell>
        </table:table-row>
        <table:table-row table:style-name="ro1">
          <table:table-cell office:value-type="float" office:value="2719184" calcext:value-type="float">
            <text:p>2719184</text:p>
          </table:table-cell>
          <table:table-cell table:formula="of:=[.A172]/1000/(60*60*24)" office:value-type="time" office:time-value="PT00H45M19.184S" calcext:value-type="time">
            <text:p>00:45:19</text:p>
          </table:table-cell>
          <table:table-cell office:value-type="float" office:value="1.18" calcext:value-type="float">
            <text:p>1.1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90.12" calcext:value-type="float">
            <text:p>590.12</text:p>
          </table:table-cell>
          <table:table-cell office:value-type="float" office:value="377.34" calcext:value-type="float">
            <text:p>377.34</text:p>
          </table:table-cell>
          <table:table-cell office:value-type="float" office:value="455.28" calcext:value-type="float">
            <text:p>455.28</text:p>
          </table:table-cell>
        </table:table-row>
        <table:table-row table:style-name="ro1">
          <table:table-cell office:value-type="float" office:value="2735185" calcext:value-type="float">
            <text:p>2735185</text:p>
          </table:table-cell>
          <table:table-cell table:formula="of:=[.A173]/1000/(60*60*24)" office:value-type="time" office:time-value="PT00H45M35.185S" calcext:value-type="time">
            <text:p>00:4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4" calcext:value-type="float">
            <text:p>585.94</text:p>
          </table:table-cell>
          <table:table-cell office:value-type="float" office:value="379.56" calcext:value-type="float">
            <text:p>379.56</text:p>
          </table:table-cell>
          <table:table-cell office:value-type="float" office:value="457.9" calcext:value-type="float">
            <text:p>457.9</text:p>
          </table:table-cell>
        </table:table-row>
        <table:table-row table:style-name="ro1">
          <table:table-cell office:value-type="float" office:value="2751184" calcext:value-type="float">
            <text:p>2751184</text:p>
          </table:table-cell>
          <table:table-cell table:formula="of:=[.A174]/1000/(60*60*24)" office:value-type="time" office:time-value="PT00H45M51.184S" calcext:value-type="time">
            <text:p>00:45:51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5" calcext:value-type="float">
            <text:p>588.25</text:p>
          </table:table-cell>
          <table:table-cell office:value-type="float" office:value="381.78" calcext:value-type="float">
            <text:p>381.78</text:p>
          </table:table-cell>
          <table:table-cell office:value-type="float" office:value="460.51" calcext:value-type="float">
            <text:p>460.51</text:p>
          </table:table-cell>
        </table:table-row>
        <table:table-row table:style-name="ro1">
          <table:table-cell office:value-type="float" office:value="2767184" calcext:value-type="float">
            <text:p>2767184</text:p>
          </table:table-cell>
          <table:table-cell table:formula="of:=[.A175]/1000/(60*60*24)" office:value-type="time" office:time-value="PT00H46M07.184S" calcext:value-type="time">
            <text:p>00:46:07</text:p>
          </table:table-cell>
          <table:table-cell office:value-type="float" office:value="1.18" calcext:value-type="float">
            <text:p>1.1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7.93" calcext:value-type="float">
            <text:p>587.93</text:p>
          </table:table-cell>
          <table:table-cell office:value-type="float" office:value="384" calcext:value-type="float">
            <text:p>384</text:p>
          </table:table-cell>
          <table:table-cell office:value-type="float" office:value="463.12" calcext:value-type="float">
            <text:p>463.12</text:p>
          </table:table-cell>
        </table:table-row>
        <table:table-row table:style-name="ro1">
          <table:table-cell office:value-type="float" office:value="2783184" calcext:value-type="float">
            <text:p>2783184</text:p>
          </table:table-cell>
          <table:table-cell table:formula="of:=[.A176]/1000/(60*60*24)" office:value-type="time" office:time-value="PT00H46M23.184S" calcext:value-type="time">
            <text:p>00:46:23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386.22" calcext:value-type="float">
            <text:p>386.22</text:p>
          </table:table-cell>
          <table:table-cell office:value-type="float" office:value="465.73" calcext:value-type="float">
            <text:p>465.73</text:p>
          </table:table-cell>
        </table:table-row>
        <table:table-row table:style-name="ro1">
          <table:table-cell office:value-type="float" office:value="2799184" calcext:value-type="float">
            <text:p>2799184</text:p>
          </table:table-cell>
          <table:table-cell table:formula="of:=[.A177]/1000/(60*60*24)" office:value-type="time" office:time-value="PT00H46M39.184S" calcext:value-type="time">
            <text:p>00:4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5" calcext:value-type="float">
            <text:p>586.5</text:p>
          </table:table-cell>
          <table:table-cell office:value-type="float" office:value="388.44" calcext:value-type="float">
            <text:p>388.44</text:p>
          </table:table-cell>
          <table:table-cell office:value-type="float" office:value="468.34" calcext:value-type="float">
            <text:p>468.34</text:p>
          </table:table-cell>
        </table:table-row>
        <table:table-row table:style-name="ro1">
          <table:table-cell office:value-type="float" office:value="2815184" calcext:value-type="float">
            <text:p>2815184</text:p>
          </table:table-cell>
          <table:table-cell table:formula="of:=[.A178]/1000/(60*60*24)" office:value-type="time" office:time-value="PT00H46M55.184S" calcext:value-type="time">
            <text:p>00:46:55</text:p>
          </table:table-cell>
          <table:table-cell office:value-type="float" office:value="1.18" calcext:value-type="float">
            <text:p>1.18</text:p>
          </table:table-cell>
          <table:table-cell office:value-type="float" office:value="499.4" calcext:value-type="float">
            <text:p>499.4</text:p>
          </table:table-cell>
          <table:table-cell office:value-type="float" office:value="588.26" calcext:value-type="float">
            <text:p>588.26</text:p>
          </table:table-cell>
          <table:table-cell office:value-type="float" office:value="390.66" calcext:value-type="float">
            <text:p>390.66</text:p>
          </table:table-cell>
          <table:table-cell office:value-type="float" office:value="470.95" calcext:value-type="float">
            <text:p>470.95</text:p>
          </table:table-cell>
        </table:table-row>
        <table:table-row table:style-name="ro1">
          <table:table-cell office:value-type="float" office:value="2831185" calcext:value-type="float">
            <text:p>2831185</text:p>
          </table:table-cell>
          <table:table-cell table:formula="of:=[.A179]/1000/(60*60*24)" office:value-type="time" office:time-value="PT00H47M11.185S" calcext:value-type="time">
            <text:p>00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392.87" calcext:value-type="float">
            <text:p>392.87</text:p>
          </table:table-cell>
          <table:table-cell office:value-type="float" office:value="473.56" calcext:value-type="float">
            <text:p>473.56</text:p>
          </table:table-cell>
        </table:table-row>
        <table:table-row table:style-name="ro1">
          <table:table-cell office:value-type="float" office:value="2847184" calcext:value-type="float">
            <text:p>2847184</text:p>
          </table:table-cell>
          <table:table-cell table:formula="of:=[.A180]/1000/(60*60*24)" office:value-type="time" office:time-value="PT00H47M27.184S" calcext:value-type="time">
            <text:p>00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395.09" calcext:value-type="float">
            <text:p>395.09</text:p>
          </table:table-cell>
          <table:table-cell office:value-type="float" office:value="476.17" calcext:value-type="float">
            <text:p>476.17</text:p>
          </table:table-cell>
        </table:table-row>
        <table:table-row table:style-name="ro1">
          <table:table-cell office:value-type="float" office:value="2863184" calcext:value-type="float">
            <text:p>2863184</text:p>
          </table:table-cell>
          <table:table-cell table:formula="of:=[.A181]/1000/(60*60*24)" office:value-type="time" office:time-value="PT00H47M43.184S" calcext:value-type="time">
            <text:p>00:47:43</text:p>
          </table:table-cell>
          <table:table-cell office:value-type="float" office:value="1.18" calcext:value-type="float">
            <text:p>1.18</text:p>
          </table:table-cell>
          <table:table-cell office:value-type="float" office:value="499.2" calcext:value-type="float">
            <text:p>499.2</text:p>
          </table:table-cell>
          <table:table-cell office:value-type="float" office:value="588.02" calcext:value-type="float">
            <text:p>588.02</text:p>
          </table:table-cell>
          <table:table-cell office:value-type="float" office:value="397.31" calcext:value-type="float">
            <text:p>397.31</text:p>
          </table:table-cell>
          <table:table-cell office:value-type="float" office:value="478.79" calcext:value-type="float">
            <text:p>478.79</text:p>
          </table:table-cell>
        </table:table-row>
        <table:table-row table:style-name="ro1">
          <table:table-cell office:value-type="float" office:value="2879184" calcext:value-type="float">
            <text:p>2879184</text:p>
          </table:table-cell>
          <table:table-cell table:formula="of:=[.A182]/1000/(60*60*24)" office:value-type="time" office:time-value="PT00H47M59.184S" calcext:value-type="time">
            <text:p>00:47:59</text:p>
          </table:table-cell>
          <table:table-cell office:value-type="float" office:value="1.18" calcext:value-type="float">
            <text:p>1.18</text:p>
          </table:table-cell>
          <table:table-cell office:value-type="float" office:value="500.52" calcext:value-type="float">
            <text:p>500.52</text:p>
          </table:table-cell>
          <table:table-cell office:value-type="float" office:value="589.64" calcext:value-type="float">
            <text:p>589.64</text:p>
          </table:table-cell>
          <table:table-cell office:value-type="float" office:value="399.54" calcext:value-type="float">
            <text:p>399.54</text:p>
          </table:table-cell>
          <table:table-cell office:value-type="float" office:value="481.4" calcext:value-type="float">
            <text:p>481.4</text:p>
          </table:table-cell>
        </table:table-row>
        <table:table-row table:style-name="ro1">
          <table:table-cell office:value-type="float" office:value="2895184" calcext:value-type="float">
            <text:p>2895184</text:p>
          </table:table-cell>
          <table:table-cell table:formula="of:=[.A183]/1000/(60*60*24)" office:value-type="time" office:time-value="PT00H48M15.184S" calcext:value-type="time">
            <text:p>00:4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5" calcext:value-type="float">
            <text:p>586.25</text:p>
          </table:table-cell>
          <table:table-cell office:value-type="float" office:value="401.76" calcext:value-type="float">
            <text:p>401.76</text:p>
          </table:table-cell>
          <table:table-cell office:value-type="float" office:value="484.01" calcext:value-type="float">
            <text:p>484.01</text:p>
          </table:table-cell>
        </table:table-row>
        <table:table-row table:style-name="ro1">
          <table:table-cell office:value-type="float" office:value="2911184" calcext:value-type="float">
            <text:p>2911184</text:p>
          </table:table-cell>
          <table:table-cell table:formula="of:=[.A184]/1000/(60*60*24)" office:value-type="time" office:time-value="PT00H48M31.184S" calcext:value-type="time">
            <text:p>00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5" calcext:value-type="float">
            <text:p>586.25</text:p>
          </table:table-cell>
          <table:table-cell office:value-type="float" office:value="403.98" calcext:value-type="float">
            <text:p>403.98</text:p>
          </table:table-cell>
          <table:table-cell office:value-type="float" office:value="486.62" calcext:value-type="float">
            <text:p>486.62</text:p>
          </table:table-cell>
        </table:table-row>
        <table:table-row table:style-name="ro1">
          <table:table-cell office:value-type="float" office:value="2927185" calcext:value-type="float">
            <text:p>2927185</text:p>
          </table:table-cell>
          <table:table-cell table:formula="of:=[.A185]/1000/(60*60*24)" office:value-type="time" office:time-value="PT00H48M47.185S" calcext:value-type="time">
            <text:p>00:48:47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7" calcext:value-type="float">
            <text:p>588.17</text:p>
          </table:table-cell>
          <table:table-cell office:value-type="float" office:value="406.2" calcext:value-type="float">
            <text:p>406.2</text:p>
          </table:table-cell>
          <table:table-cell office:value-type="float" office:value="489.23" calcext:value-type="float">
            <text:p>489.23</text:p>
          </table:table-cell>
        </table:table-row>
        <table:table-row table:style-name="ro1">
          <table:table-cell office:value-type="float" office:value="2943184" calcext:value-type="float">
            <text:p>2943184</text:p>
          </table:table-cell>
          <table:table-cell table:formula="of:=[.A186]/1000/(60*60*24)" office:value-type="time" office:time-value="PT00H49M03.184S" calcext:value-type="time">
            <text:p>00:4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5.8" calcext:value-type="float">
            <text:p>585.8</text:p>
          </table:table-cell>
          <table:table-cell office:value-type="float" office:value="408.42" calcext:value-type="float">
            <text:p>408.42</text:p>
          </table:table-cell>
          <table:table-cell office:value-type="float" office:value="491.84" calcext:value-type="float">
            <text:p>491.84</text:p>
          </table:table-cell>
        </table:table-row>
        <table:table-row table:style-name="ro1">
          <table:table-cell office:value-type="float" office:value="2959184" calcext:value-type="float">
            <text:p>2959184</text:p>
          </table:table-cell>
          <table:table-cell table:formula="of:=[.A187]/1000/(60*60*24)" office:value-type="time" office:time-value="PT00H49M19.184S" calcext:value-type="time">
            <text:p>00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410.64" calcext:value-type="float">
            <text:p>410.64</text:p>
          </table:table-cell>
          <table:table-cell office:value-type="float" office:value="494.45" calcext:value-type="float">
            <text:p>494.45</text:p>
          </table:table-cell>
        </table:table-row>
        <table:table-row table:style-name="ro1">
          <table:table-cell office:value-type="float" office:value="2975184" calcext:value-type="float">
            <text:p>2975184</text:p>
          </table:table-cell>
          <table:table-cell table:formula="of:=[.A188]/1000/(60*60*24)" office:value-type="time" office:time-value="PT00H49M35.184S" calcext:value-type="time">
            <text:p>00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412.86" calcext:value-type="float">
            <text:p>412.86</text:p>
          </table:table-cell>
          <table:table-cell office:value-type="float" office:value="497.05" calcext:value-type="float">
            <text:p>497.05</text:p>
          </table:table-cell>
        </table:table-row>
        <table:table-row table:style-name="ro1">
          <table:table-cell office:value-type="float" office:value="2991185" calcext:value-type="float">
            <text:p>2991185</text:p>
          </table:table-cell>
          <table:table-cell table:formula="of:=[.A189]/1000/(60*60*24)" office:value-type="time" office:time-value="PT00H49M51.185S" calcext:value-type="time">
            <text:p>00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4" calcext:value-type="float">
            <text:p>585.94</text:p>
          </table:table-cell>
          <table:table-cell office:value-type="float" office:value="415.08" calcext:value-type="float">
            <text:p>415.08</text:p>
          </table:table-cell>
          <table:table-cell office:value-type="float" office:value="499.66" calcext:value-type="float">
            <text:p>499.66</text:p>
          </table:table-cell>
        </table:table-row>
        <table:table-row table:style-name="ro1">
          <table:table-cell office:value-type="float" office:value="3007184" calcext:value-type="float">
            <text:p>3007184</text:p>
          </table:table-cell>
          <table:table-cell table:formula="of:=[.A190]/1000/(60*60*24)" office:value-type="time" office:time-value="PT00H50M07.184S" calcext:value-type="time">
            <text:p>00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417.3" calcext:value-type="float">
            <text:p>417.3</text:p>
          </table:table-cell>
          <table:table-cell office:value-type="float" office:value="502.27" calcext:value-type="float">
            <text:p>502.27</text:p>
          </table:table-cell>
        </table:table-row>
        <table:table-row table:style-name="ro1">
          <table:table-cell office:value-type="float" office:value="3023184" calcext:value-type="float">
            <text:p>3023184</text:p>
          </table:table-cell>
          <table:table-cell table:formula="of:=[.A191]/1000/(60*60*24)" office:value-type="time" office:time-value="PT00H50M23.184S" calcext:value-type="time">
            <text:p>00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5.79" calcext:value-type="float">
            <text:p>585.79</text:p>
          </table:table-cell>
          <table:table-cell office:value-type="float" office:value="419.52" calcext:value-type="float">
            <text:p>419.52</text:p>
          </table:table-cell>
          <table:table-cell office:value-type="float" office:value="504.88" calcext:value-type="float">
            <text:p>504.88</text:p>
          </table:table-cell>
        </table:table-row>
        <table:table-row table:style-name="ro1">
          <table:table-cell office:value-type="float" office:value="3039184" calcext:value-type="float">
            <text:p>3039184</text:p>
          </table:table-cell>
          <table:table-cell table:formula="of:=[.A192]/1000/(60*60*24)" office:value-type="time" office:time-value="PT00H50M39.184S" calcext:value-type="time">
            <text:p>00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421.74" calcext:value-type="float">
            <text:p>421.74</text:p>
          </table:table-cell>
          <table:table-cell office:value-type="float" office:value="507.48" calcext:value-type="float">
            <text:p>507.48</text:p>
          </table:table-cell>
        </table:table-row>
        <table:table-row table:style-name="ro1">
          <table:table-cell office:value-type="float" office:value="3055184" calcext:value-type="float">
            <text:p>3055184</text:p>
          </table:table-cell>
          <table:table-cell table:formula="of:=[.A193]/1000/(60*60*24)" office:value-type="time" office:time-value="PT00H50M55.184S" calcext:value-type="time">
            <text:p>00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423.95" calcext:value-type="float">
            <text:p>423.95</text:p>
          </table:table-cell>
          <table:table-cell office:value-type="float" office:value="510.09" calcext:value-type="float">
            <text:p>510.09</text:p>
          </table:table-cell>
        </table:table-row>
        <table:table-row table:style-name="ro1">
          <table:table-cell office:value-type="float" office:value="3071184" calcext:value-type="float">
            <text:p>3071184</text:p>
          </table:table-cell>
          <table:table-cell table:formula="of:=[.A194]/1000/(60*60*24)" office:value-type="time" office:time-value="PT00H51M11.184S" calcext:value-type="time">
            <text:p>00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8" calcext:value-type="float">
            <text:p>587.88</text:p>
          </table:table-cell>
          <table:table-cell office:value-type="float" office:value="426.17" calcext:value-type="float">
            <text:p>426.17</text:p>
          </table:table-cell>
          <table:table-cell office:value-type="float" office:value="512.7" calcext:value-type="float">
            <text:p>512.7</text:p>
          </table:table-cell>
        </table:table-row>
        <table:table-row table:style-name="ro1">
          <table:table-cell office:value-type="float" office:value="3087185" calcext:value-type="float">
            <text:p>3087185</text:p>
          </table:table-cell>
          <table:table-cell table:formula="of:=[.A195]/1000/(60*60*24)" office:value-type="time" office:time-value="PT00H51M27.185S" calcext:value-type="time">
            <text:p>00:51:27</text:p>
          </table:table-cell>
          <table:table-cell office:value-type="float" office:value="1.18" calcext:value-type="float">
            <text:p>1.18</text:p>
          </table:table-cell>
          <table:table-cell office:value-type="float" office:value="499" calcext:value-type="float">
            <text:p>499</text:p>
          </table:table-cell>
          <table:table-cell office:value-type="float" office:value="587.79" calcext:value-type="float">
            <text:p>587.79</text:p>
          </table:table-cell>
          <table:table-cell office:value-type="float" office:value="428.39" calcext:value-type="float">
            <text:p>428.39</text:p>
          </table:table-cell>
          <table:table-cell office:value-type="float" office:value="515.3" calcext:value-type="float">
            <text:p>515.3</text:p>
          </table:table-cell>
        </table:table-row>
        <table:table-row table:style-name="ro1">
          <table:table-cell office:value-type="float" office:value="3103184" calcext:value-type="float">
            <text:p>3103184</text:p>
          </table:table-cell>
          <table:table-cell table:formula="of:=[.A196]/1000/(60*60*24)" office:value-type="time" office:time-value="PT00H51M43.184S" calcext:value-type="time">
            <text:p>00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430.61" calcext:value-type="float">
            <text:p>430.61</text:p>
          </table:table-cell>
          <table:table-cell office:value-type="float" office:value="517.91" calcext:value-type="float">
            <text:p>517.91</text:p>
          </table:table-cell>
        </table:table-row>
        <table:table-row table:style-name="ro1">
          <table:table-cell office:value-type="float" office:value="3119184" calcext:value-type="float">
            <text:p>3119184</text:p>
          </table:table-cell>
          <table:table-cell table:formula="of:=[.A197]/1000/(60*60*24)" office:value-type="time" office:time-value="PT00H51M59.184S" calcext:value-type="time">
            <text:p>00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432.83" calcext:value-type="float">
            <text:p>432.83</text:p>
          </table:table-cell>
          <table:table-cell office:value-type="float" office:value="520.51" calcext:value-type="float">
            <text:p>520.51</text:p>
          </table:table-cell>
        </table:table-row>
        <table:table-row table:style-name="ro1">
          <table:table-cell office:value-type="float" office:value="3135185" calcext:value-type="float">
            <text:p>3135185</text:p>
          </table:table-cell>
          <table:table-cell table:formula="of:=[.A198]/1000/(60*60*24)" office:value-type="time" office:time-value="PT00H52M15.185S" calcext:value-type="time">
            <text:p>00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6.49" calcext:value-type="float">
            <text:p>586.49</text:p>
          </table:table-cell>
          <table:table-cell office:value-type="float" office:value="435.05" calcext:value-type="float">
            <text:p>435.05</text:p>
          </table:table-cell>
          <table:table-cell office:value-type="float" office:value="523.12" calcext:value-type="float">
            <text:p>523.12</text:p>
          </table:table-cell>
        </table:table-row>
        <table:table-row table:style-name="ro1">
          <table:table-cell office:value-type="float" office:value="3151184" calcext:value-type="float">
            <text:p>3151184</text:p>
          </table:table-cell>
          <table:table-cell table:formula="of:=[.A199]/1000/(60*60*24)" office:value-type="time" office:time-value="PT00H52M31.184S" calcext:value-type="time">
            <text:p>00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437.27" calcext:value-type="float">
            <text:p>437.27</text:p>
          </table:table-cell>
          <table:table-cell office:value-type="float" office:value="525.72" calcext:value-type="float">
            <text:p>525.72</text:p>
          </table:table-cell>
        </table:table-row>
        <table:table-row table:style-name="ro1">
          <table:table-cell office:value-type="float" office:value="3167184" calcext:value-type="float">
            <text:p>3167184</text:p>
          </table:table-cell>
          <table:table-cell table:formula="of:=[.A200]/1000/(60*60*24)" office:value-type="time" office:time-value="PT00H52M47.184S" calcext:value-type="time">
            <text:p>00:5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3.81" calcext:value-type="float">
            <text:p>583.81</text:p>
          </table:table-cell>
          <table:table-cell office:value-type="float" office:value="439.49" calcext:value-type="float">
            <text:p>439.49</text:p>
          </table:table-cell>
          <table:table-cell office:value-type="float" office:value="528.33" calcext:value-type="float">
            <text:p>528.33</text:p>
          </table:table-cell>
        </table:table-row>
        <table:table-row table:style-name="ro1">
          <table:table-cell office:value-type="float" office:value="3183184" calcext:value-type="float">
            <text:p>3183184</text:p>
          </table:table-cell>
          <table:table-cell table:formula="of:=[.A201]/1000/(60*60*24)" office:value-type="time" office:time-value="PT00H53M03.184S" calcext:value-type="time">
            <text:p>00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5" calcext:value-type="float">
            <text:p>586.15</text:p>
          </table:table-cell>
          <table:table-cell office:value-type="float" office:value="441.71" calcext:value-type="float">
            <text:p>441.71</text:p>
          </table:table-cell>
          <table:table-cell office:value-type="float" office:value="530.93" calcext:value-type="float">
            <text:p>530.93</text:p>
          </table:table-cell>
        </table:table-row>
        <table:table-row table:style-name="ro1">
          <table:table-cell office:value-type="float" office:value="3199184" calcext:value-type="float">
            <text:p>3199184</text:p>
          </table:table-cell>
          <table:table-cell table:formula="of:=[.A202]/1000/(60*60*24)" office:value-type="time" office:time-value="PT00H53M19.184S" calcext:value-type="time">
            <text:p>00:53:19</text:p>
          </table:table-cell>
          <table:table-cell office:value-type="float" office:value="1.18" calcext:value-type="float">
            <text:p>1.1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8.16" calcext:value-type="float">
            <text:p>588.16</text:p>
          </table:table-cell>
          <table:table-cell office:value-type="float" office:value="443.93" calcext:value-type="float">
            <text:p>443.93</text:p>
          </table:table-cell>
          <table:table-cell office:value-type="float" office:value="533.54" calcext:value-type="float">
            <text:p>533.54</text:p>
          </table:table-cell>
        </table:table-row>
        <table:table-row table:style-name="ro1">
          <table:table-cell office:value-type="float" office:value="3215184" calcext:value-type="float">
            <text:p>3215184</text:p>
          </table:table-cell>
          <table:table-cell table:formula="of:=[.A203]/1000/(60*60*24)" office:value-type="time" office:time-value="PT00H53M35.184S" calcext:value-type="time">
            <text:p>00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446.15" calcext:value-type="float">
            <text:p>446.15</text:p>
          </table:table-cell>
          <table:table-cell office:value-type="float" office:value="536.14" calcext:value-type="float">
            <text:p>536.14</text:p>
          </table:table-cell>
        </table:table-row>
        <table:table-row table:style-name="ro1">
          <table:table-cell office:value-type="float" office:value="3231184" calcext:value-type="float">
            <text:p>3231184</text:p>
          </table:table-cell>
          <table:table-cell table:formula="of:=[.A204]/1000/(60*60*24)" office:value-type="time" office:time-value="PT00H53M51.184S" calcext:value-type="time">
            <text:p>00:5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448.37" calcext:value-type="float">
            <text:p>448.37</text:p>
          </table:table-cell>
          <table:table-cell office:value-type="float" office:value="538.75" calcext:value-type="float">
            <text:p>538.75</text:p>
          </table:table-cell>
        </table:table-row>
        <table:table-row table:style-name="ro1">
          <table:table-cell office:value-type="float" office:value="3247184" calcext:value-type="float">
            <text:p>3247184</text:p>
          </table:table-cell>
          <table:table-cell table:formula="of:=[.A205]/1000/(60*60*24)" office:value-type="time" office:time-value="PT00H54M07.184S" calcext:value-type="time">
            <text:p>00:5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450.59" calcext:value-type="float">
            <text:p>450.59</text:p>
          </table:table-cell>
          <table:table-cell office:value-type="float" office:value="541.35" calcext:value-type="float">
            <text:p>541.35</text:p>
          </table:table-cell>
        </table:table-row>
        <table:table-row table:style-name="ro1">
          <table:table-cell office:value-type="float" office:value="3263185" calcext:value-type="float">
            <text:p>3263185</text:p>
          </table:table-cell>
          <table:table-cell table:formula="of:=[.A206]/1000/(60*60*24)" office:value-type="time" office:time-value="PT00H54M23.185S" calcext:value-type="time">
            <text:p>00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452.8" calcext:value-type="float">
            <text:p>452.8</text:p>
          </table:table-cell>
          <table:table-cell office:value-type="float" office:value="543.96" calcext:value-type="float">
            <text:p>543.96</text:p>
          </table:table-cell>
        </table:table-row>
        <table:table-row table:style-name="ro1">
          <table:table-cell office:value-type="float" office:value="3279184" calcext:value-type="float">
            <text:p>3279184</text:p>
          </table:table-cell>
          <table:table-cell table:formula="of:=[.A207]/1000/(60*60*24)" office:value-type="time" office:time-value="PT00H54M39.184S" calcext:value-type="time">
            <text:p>00:5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455.02" calcext:value-type="float">
            <text:p>455.02</text:p>
          </table:table-cell>
          <table:table-cell office:value-type="float" office:value="546.56" calcext:value-type="float">
            <text:p>546.56</text:p>
          </table:table-cell>
        </table:table-row>
        <table:table-row table:style-name="ro1">
          <table:table-cell office:value-type="float" office:value="3295185" calcext:value-type="float">
            <text:p>3295185</text:p>
          </table:table-cell>
          <table:table-cell table:formula="of:=[.A208]/1000/(60*60*24)" office:value-type="time" office:time-value="PT00H54M55.185S" calcext:value-type="time">
            <text:p>00:5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457.24" calcext:value-type="float">
            <text:p>457.24</text:p>
          </table:table-cell>
          <table:table-cell office:value-type="float" office:value="549.17" calcext:value-type="float">
            <text:p>549.17</text:p>
          </table:table-cell>
        </table:table-row>
        <table:table-row table:style-name="ro1">
          <table:table-cell office:value-type="float" office:value="3311184" calcext:value-type="float">
            <text:p>3311184</text:p>
          </table:table-cell>
          <table:table-cell table:formula="of:=[.A209]/1000/(60*60*24)" office:value-type="time" office:time-value="PT00H55M11.184S" calcext:value-type="time">
            <text:p>00:5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" calcext:value-type="float">
            <text:p>586.4</text:p>
          </table:table-cell>
          <table:table-cell office:value-type="float" office:value="459.46" calcext:value-type="float">
            <text:p>459.46</text:p>
          </table:table-cell>
          <table:table-cell office:value-type="float" office:value="551.77" calcext:value-type="float">
            <text:p>551.77</text:p>
          </table:table-cell>
        </table:table-row>
        <table:table-row table:style-name="ro1">
          <table:table-cell office:value-type="float" office:value="3327184" calcext:value-type="float">
            <text:p>3327184</text:p>
          </table:table-cell>
          <table:table-cell table:formula="of:=[.A210]/1000/(60*60*24)" office:value-type="time" office:time-value="PT00H55M27.184S" calcext:value-type="time">
            <text:p>00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6.42" calcext:value-type="float">
            <text:p>586.42</text:p>
          </table:table-cell>
          <table:table-cell office:value-type="float" office:value="461.68" calcext:value-type="float">
            <text:p>461.68</text:p>
          </table:table-cell>
          <table:table-cell office:value-type="float" office:value="554.37" calcext:value-type="float">
            <text:p>554.37</text:p>
          </table:table-cell>
        </table:table-row>
        <table:table-row table:style-name="ro1">
          <table:table-cell office:value-type="float" office:value="3343184" calcext:value-type="float">
            <text:p>3343184</text:p>
          </table:table-cell>
          <table:table-cell table:formula="of:=[.A211]/1000/(60*60*24)" office:value-type="time" office:time-value="PT00H55M43.184S" calcext:value-type="time">
            <text:p>00:5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463.9" calcext:value-type="float">
            <text:p>463.9</text:p>
          </table:table-cell>
          <table:table-cell office:value-type="float" office:value="556.98" calcext:value-type="float">
            <text:p>556.98</text:p>
          </table:table-cell>
        </table:table-row>
        <table:table-row table:style-name="ro1">
          <table:table-cell office:value-type="float" office:value="3359184" calcext:value-type="float">
            <text:p>3359184</text:p>
          </table:table-cell>
          <table:table-cell table:formula="of:=[.A212]/1000/(60*60*24)" office:value-type="time" office:time-value="PT00H55M59.184S" calcext:value-type="time">
            <text:p>00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466.12" calcext:value-type="float">
            <text:p>466.12</text:p>
          </table:table-cell>
          <table:table-cell office:value-type="float" office:value="559.58" calcext:value-type="float">
            <text:p>559.58</text:p>
          </table:table-cell>
        </table:table-row>
        <table:table-row table:style-name="ro1">
          <table:table-cell office:value-type="float" office:value="3375184" calcext:value-type="float">
            <text:p>3375184</text:p>
          </table:table-cell>
          <table:table-cell table:formula="of:=[.A213]/1000/(60*60*24)" office:value-type="time" office:time-value="PT00H56M15.184S" calcext:value-type="time">
            <text:p>00:5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468.34" calcext:value-type="float">
            <text:p>468.34</text:p>
          </table:table-cell>
          <table:table-cell office:value-type="float" office:value="562.19" calcext:value-type="float">
            <text:p>562.19</text:p>
          </table:table-cell>
        </table:table-row>
        <table:table-row table:style-name="ro1">
          <table:table-cell office:value-type="float" office:value="3391184" calcext:value-type="float">
            <text:p>3391184</text:p>
          </table:table-cell>
          <table:table-cell table:formula="of:=[.A214]/1000/(60*60*24)" office:value-type="time" office:time-value="PT00H56M31.184S" calcext:value-type="time">
            <text:p>00:5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470.56" calcext:value-type="float">
            <text:p>470.56</text:p>
          </table:table-cell>
          <table:table-cell office:value-type="float" office:value="564.79" calcext:value-type="float">
            <text:p>564.79</text:p>
          </table:table-cell>
        </table:table-row>
        <table:table-row table:style-name="ro1">
          <table:table-cell office:value-type="float" office:value="3407185" calcext:value-type="float">
            <text:p>3407185</text:p>
          </table:table-cell>
          <table:table-cell table:formula="of:=[.A215]/1000/(60*60*24)" office:value-type="time" office:time-value="PT00H56M47.185S" calcext:value-type="time">
            <text:p>00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6" calcext:value-type="float">
            <text:p>586.16</text:p>
          </table:table-cell>
          <table:table-cell office:value-type="float" office:value="472.78" calcext:value-type="float">
            <text:p>472.78</text:p>
          </table:table-cell>
          <table:table-cell office:value-type="float" office:value="567.39" calcext:value-type="float">
            <text:p>567.39</text:p>
          </table:table-cell>
        </table:table-row>
        <table:table-row table:style-name="ro1">
          <table:table-cell office:value-type="float" office:value="3423185" calcext:value-type="float">
            <text:p>3423185</text:p>
          </table:table-cell>
          <table:table-cell table:formula="of:=[.A216]/1000/(60*60*24)" office:value-type="time" office:time-value="PT00H57M03.185S" calcext:value-type="time">
            <text:p>00:5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475" calcext:value-type="float">
            <text:p>475</text:p>
          </table:table-cell>
          <table:table-cell office:value-type="float" office:value="569.99" calcext:value-type="float">
            <text:p>569.99</text:p>
          </table:table-cell>
        </table:table-row>
        <table:table-row table:style-name="ro1">
          <table:table-cell office:value-type="float" office:value="3439184" calcext:value-type="float">
            <text:p>3439184</text:p>
          </table:table-cell>
          <table:table-cell table:formula="of:=[.A217]/1000/(60*60*24)" office:value-type="time" office:time-value="PT00H57M19.184S" calcext:value-type="time">
            <text:p>00:5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477.21" calcext:value-type="float">
            <text:p>477.21</text:p>
          </table:table-cell>
          <table:table-cell office:value-type="float" office:value="572.6" calcext:value-type="float">
            <text:p>572.6</text:p>
          </table:table-cell>
        </table:table-row>
        <table:table-row table:style-name="ro1">
          <table:table-cell office:value-type="float" office:value="3455185" calcext:value-type="float">
            <text:p>3455185</text:p>
          </table:table-cell>
          <table:table-cell table:formula="of:=[.A218]/1000/(60*60*24)" office:value-type="time" office:time-value="PT00H57M35.185S" calcext:value-type="time">
            <text:p>00:57:35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4" calcext:value-type="float">
            <text:p>587.74</text:p>
          </table:table-cell>
          <table:table-cell office:value-type="float" office:value="479.44" calcext:value-type="float">
            <text:p>479.44</text:p>
          </table:table-cell>
          <table:table-cell office:value-type="float" office:value="575.2" calcext:value-type="float">
            <text:p>575.2</text:p>
          </table:table-cell>
        </table:table-row>
        <table:table-row table:style-name="ro1">
          <table:table-cell office:value-type="float" office:value="3471184" calcext:value-type="float">
            <text:p>3471184</text:p>
          </table:table-cell>
          <table:table-cell table:formula="of:=[.A219]/1000/(60*60*24)" office:value-type="time" office:time-value="PT00H57M51.184S" calcext:value-type="time">
            <text:p>00:57:51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2" calcext:value-type="float">
            <text:p>586.12</text:p>
          </table:table-cell>
          <table:table-cell office:value-type="float" office:value="481.67" calcext:value-type="float">
            <text:p>481.67</text:p>
          </table:table-cell>
          <table:table-cell office:value-type="float" office:value="577.81" calcext:value-type="float">
            <text:p>577.81</text:p>
          </table:table-cell>
        </table:table-row>
        <table:table-row table:style-name="ro1">
          <table:table-cell office:value-type="float" office:value="3487185" calcext:value-type="float">
            <text:p>3487185</text:p>
          </table:table-cell>
          <table:table-cell table:formula="of:=[.A220]/1000/(60*60*24)" office:value-type="time" office:time-value="PT00H58M07.185S" calcext:value-type="time">
            <text:p>00:58:07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8" calcext:value-type="float">
            <text:p>585.98</text:p>
          </table:table-cell>
          <table:table-cell office:value-type="float" office:value="483.89" calcext:value-type="float">
            <text:p>483.89</text:p>
          </table:table-cell>
          <table:table-cell office:value-type="float" office:value="580.42" calcext:value-type="float">
            <text:p>580.42</text:p>
          </table:table-cell>
        </table:table-row>
        <table:table-row table:style-name="ro1">
          <table:table-cell office:value-type="float" office:value="3503185" calcext:value-type="float">
            <text:p>3503185</text:p>
          </table:table-cell>
          <table:table-cell table:formula="of:=[.A221]/1000/(60*60*24)" office:value-type="time" office:time-value="PT00H58M23.185S" calcext:value-type="time">
            <text:p>00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9" calcext:value-type="float">
            <text:p>585.89</text:p>
          </table:table-cell>
          <table:table-cell office:value-type="float" office:value="486.12" calcext:value-type="float">
            <text:p>486.12</text:p>
          </table:table-cell>
          <table:table-cell office:value-type="float" office:value="583.03" calcext:value-type="float">
            <text:p>583.03</text:p>
          </table:table-cell>
        </table:table-row>
        <table:table-row table:style-name="ro1">
          <table:table-cell office:value-type="float" office:value="3519184" calcext:value-type="float">
            <text:p>3519184</text:p>
          </table:table-cell>
          <table:table-cell table:formula="of:=[.A222]/1000/(60*60*24)" office:value-type="time" office:time-value="PT00H58M39.184S" calcext:value-type="time">
            <text:p>00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8" calcext:value-type="float">
            <text:p>587.98</text:p>
          </table:table-cell>
          <table:table-cell office:value-type="float" office:value="488.34" calcext:value-type="float">
            <text:p>488.34</text:p>
          </table:table-cell>
          <table:table-cell office:value-type="float" office:value="585.64" calcext:value-type="float">
            <text:p>585.64</text:p>
          </table:table-cell>
        </table:table-row>
        <table:table-row table:style-name="ro1">
          <table:table-cell office:value-type="float" office:value="3535184" calcext:value-type="float">
            <text:p>3535184</text:p>
          </table:table-cell>
          <table:table-cell table:formula="of:=[.A223]/1000/(60*60*24)" office:value-type="time" office:time-value="PT00H58M55.184S" calcext:value-type="time">
            <text:p>00:58:55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8" calcext:value-type="float">
            <text:p>587.88</text:p>
          </table:table-cell>
          <table:table-cell office:value-type="float" office:value="490.57" calcext:value-type="float">
            <text:p>490.57</text:p>
          </table:table-cell>
          <table:table-cell office:value-type="float" office:value="588.24" calcext:value-type="float">
            <text:p>588.24</text:p>
          </table:table-cell>
        </table:table-row>
        <table:table-row table:style-name="ro1">
          <table:table-cell office:value-type="float" office:value="3551184" calcext:value-type="float">
            <text:p>3551184</text:p>
          </table:table-cell>
          <table:table-cell table:formula="of:=[.A224]/1000/(60*60*24)" office:value-type="time" office:time-value="PT00H59M11.184S" calcext:value-type="time">
            <text:p>00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6.17" calcext:value-type="float">
            <text:p>586.17</text:p>
          </table:table-cell>
          <table:table-cell office:value-type="float" office:value="492.79" calcext:value-type="float">
            <text:p>492.79</text:p>
          </table:table-cell>
          <table:table-cell office:value-type="float" office:value="590.85" calcext:value-type="float">
            <text:p>590.85</text:p>
          </table:table-cell>
        </table:table-row>
        <table:table-row table:style-name="ro1">
          <table:table-cell office:value-type="float" office:value="3567185" calcext:value-type="float">
            <text:p>3567185</text:p>
          </table:table-cell>
          <table:table-cell table:formula="of:=[.A225]/1000/(60*60*24)" office:value-type="time" office:time-value="PT00H59M27.185S" calcext:value-type="time">
            <text:p>00:5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8.8" calcext:value-type="float">
            <text:p>498.8</text:p>
          </table:table-cell>
          <table:table-cell office:value-type="float" office:value="585.56" calcext:value-type="float">
            <text:p>585.56</text:p>
          </table:table-cell>
          <table:table-cell office:value-type="float" office:value="495.01" calcext:value-type="float">
            <text:p>495.01</text:p>
          </table:table-cell>
          <table:table-cell office:value-type="float" office:value="593.45" calcext:value-type="float">
            <text:p>593.45</text:p>
          </table:table-cell>
        </table:table-row>
        <table:table-row table:style-name="ro1">
          <table:table-cell office:value-type="float" office:value="3583184" calcext:value-type="float">
            <text:p>3583184</text:p>
          </table:table-cell>
          <table:table-cell table:formula="of:=[.A226]/1000/(60*60*24)" office:value-type="time" office:time-value="PT00H59M43.184S" calcext:value-type="time">
            <text:p>00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2" calcext:value-type="float">
            <text:p>585.92</text:p>
          </table:table-cell>
          <table:table-cell office:value-type="float" office:value="497.23" calcext:value-type="float">
            <text:p>497.23</text:p>
          </table:table-cell>
          <table:table-cell office:value-type="float" office:value="596.05" calcext:value-type="float">
            <text:p>596.05</text:p>
          </table:table-cell>
        </table:table-row>
        <table:table-row table:style-name="ro1">
          <table:table-cell office:value-type="float" office:value="3599184" calcext:value-type="float">
            <text:p>3599184</text:p>
          </table:table-cell>
          <table:table-cell table:formula="of:=[.A227]/1000/(60*60*24)" office:value-type="time" office:time-value="PT00H59M59.184S" calcext:value-type="time">
            <text:p>00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6.21" calcext:value-type="float">
            <text:p>586.21</text:p>
          </table:table-cell>
          <table:table-cell office:value-type="float" office:value="499.45" calcext:value-type="float">
            <text:p>499.45</text:p>
          </table:table-cell>
          <table:table-cell office:value-type="float" office:value="598.66" calcext:value-type="float">
            <text:p>598.66</text:p>
          </table:table-cell>
        </table:table-row>
        <table:table-row table:style-name="ro1">
          <table:table-cell office:value-type="float" office:value="3615184" calcext:value-type="float">
            <text:p>3615184</text:p>
          </table:table-cell>
          <table:table-cell table:formula="of:=[.A228]/1000/(60*60*24)" office:value-type="time" office:time-value="PT01H00M15.184S" calcext:value-type="time">
            <text:p>01:0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501.68" calcext:value-type="float">
            <text:p>501.68</text:p>
          </table:table-cell>
          <table:table-cell office:value-type="float" office:value="601.26" calcext:value-type="float">
            <text:p>601.26</text:p>
          </table:table-cell>
        </table:table-row>
        <table:table-row table:style-name="ro1">
          <table:table-cell office:value-type="float" office:value="3631184" calcext:value-type="float">
            <text:p>3631184</text:p>
          </table:table-cell>
          <table:table-cell table:formula="of:=[.A229]/1000/(60*60*24)" office:value-type="time" office:time-value="PT01H00M31.184S" calcext:value-type="time">
            <text:p>01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5.93" calcext:value-type="float">
            <text:p>585.93</text:p>
          </table:table-cell>
          <table:table-cell office:value-type="float" office:value="503.89" calcext:value-type="float">
            <text:p>503.89</text:p>
          </table:table-cell>
          <table:table-cell office:value-type="float" office:value="603.86" calcext:value-type="float">
            <text:p>603.86</text:p>
          </table:table-cell>
        </table:table-row>
        <table:table-row table:style-name="ro1">
          <table:table-cell office:value-type="float" office:value="3647184" calcext:value-type="float">
            <text:p>3647184</text:p>
          </table:table-cell>
          <table:table-cell table:formula="of:=[.A230]/1000/(60*60*24)" office:value-type="time" office:time-value="PT01H00M47.184S" calcext:value-type="time">
            <text:p>01:0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506.11" calcext:value-type="float">
            <text:p>506.11</text:p>
          </table:table-cell>
          <table:table-cell office:value-type="float" office:value="606.47" calcext:value-type="float">
            <text:p>606.47</text:p>
          </table:table-cell>
        </table:table-row>
        <table:table-row table:style-name="ro1">
          <table:table-cell office:value-type="float" office:value="3663185" calcext:value-type="float">
            <text:p>3663185</text:p>
          </table:table-cell>
          <table:table-cell table:formula="of:=[.A231]/1000/(60*60*24)" office:value-type="time" office:time-value="PT01H01M03.185S" calcext:value-type="time">
            <text:p>01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3" calcext:value-type="float">
            <text:p>586.03</text:p>
          </table:table-cell>
          <table:table-cell office:value-type="float" office:value="508.33" calcext:value-type="float">
            <text:p>508.33</text:p>
          </table:table-cell>
          <table:table-cell office:value-type="float" office:value="609.07" calcext:value-type="float">
            <text:p>609.07</text:p>
          </table:table-cell>
        </table:table-row>
        <table:table-row table:style-name="ro1">
          <table:table-cell office:value-type="float" office:value="3679184" calcext:value-type="float">
            <text:p>3679184</text:p>
          </table:table-cell>
          <table:table-cell table:formula="of:=[.A232]/1000/(60*60*24)" office:value-type="time" office:time-value="PT01H01M19.184S" calcext:value-type="time">
            <text:p>01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5.79" calcext:value-type="float">
            <text:p>585.79</text:p>
          </table:table-cell>
          <table:table-cell office:value-type="float" office:value="510.55" calcext:value-type="float">
            <text:p>510.55</text:p>
          </table:table-cell>
          <table:table-cell office:value-type="float" office:value="611.67" calcext:value-type="float">
            <text:p>611.67</text:p>
          </table:table-cell>
        </table:table-row>
        <table:table-row table:style-name="ro1">
          <table:table-cell office:value-type="float" office:value="3695184" calcext:value-type="float">
            <text:p>3695184</text:p>
          </table:table-cell>
          <table:table-cell table:formula="of:=[.A233]/1000/(60*60*24)" office:value-type="time" office:time-value="PT01H01M35.184S" calcext:value-type="time">
            <text:p>01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512.77" calcext:value-type="float">
            <text:p>512.77</text:p>
          </table:table-cell>
          <table:table-cell office:value-type="float" office:value="614.27" calcext:value-type="float">
            <text:p>614.27</text:p>
          </table:table-cell>
        </table:table-row>
        <table:table-row table:style-name="ro1">
          <table:table-cell office:value-type="float" office:value="3711184" calcext:value-type="float">
            <text:p>3711184</text:p>
          </table:table-cell>
          <table:table-cell table:formula="of:=[.A234]/1000/(60*60*24)" office:value-type="time" office:time-value="PT01H01M51.184S" calcext:value-type="time">
            <text:p>01:0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514.99" calcext:value-type="float">
            <text:p>514.99</text:p>
          </table:table-cell>
          <table:table-cell office:value-type="float" office:value="616.87" calcext:value-type="float">
            <text:p>616.87</text:p>
          </table:table-cell>
        </table:table-row>
        <table:table-row table:style-name="ro1">
          <table:table-cell office:value-type="float" office:value="3727184" calcext:value-type="float">
            <text:p>3727184</text:p>
          </table:table-cell>
          <table:table-cell table:formula="of:=[.A235]/1000/(60*60*24)" office:value-type="time" office:time-value="PT01H02M07.184S" calcext:value-type="time">
            <text:p>01:02:07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4" calcext:value-type="float">
            <text:p>585.74</text:p>
          </table:table-cell>
          <table:table-cell office:value-type="float" office:value="517.21" calcext:value-type="float">
            <text:p>517.21</text:p>
          </table:table-cell>
          <table:table-cell office:value-type="float" office:value="619.47" calcext:value-type="float">
            <text:p>619.47</text:p>
          </table:table-cell>
        </table:table-row>
        <table:table-row table:style-name="ro1">
          <table:table-cell office:value-type="float" office:value="3743184" calcext:value-type="float">
            <text:p>3743184</text:p>
          </table:table-cell>
          <table:table-cell table:formula="of:=[.A236]/1000/(60*60*24)" office:value-type="time" office:time-value="PT01H02M23.184S" calcext:value-type="time">
            <text:p>01:02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7" calcext:value-type="float">
            <text:p>585.97</text:p>
          </table:table-cell>
          <table:table-cell office:value-type="float" office:value="519.44" calcext:value-type="float">
            <text:p>519.44</text:p>
          </table:table-cell>
          <table:table-cell office:value-type="float" office:value="622.08" calcext:value-type="float">
            <text:p>622.08</text:p>
          </table:table-cell>
        </table:table-row>
        <table:table-row table:style-name="ro1">
          <table:table-cell office:value-type="float" office:value="3759184" calcext:value-type="float">
            <text:p>3759184</text:p>
          </table:table-cell>
          <table:table-cell table:formula="of:=[.A237]/1000/(60*60*24)" office:value-type="time" office:time-value="PT01H02M39.184S" calcext:value-type="time">
            <text:p>01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8" calcext:value-type="float">
            <text:p>587.88</text:p>
          </table:table-cell>
          <table:table-cell office:value-type="float" office:value="521.67" calcext:value-type="float">
            <text:p>521.67</text:p>
          </table:table-cell>
          <table:table-cell office:value-type="float" office:value="624.68" calcext:value-type="float">
            <text:p>624.68</text:p>
          </table:table-cell>
        </table:table-row>
        <table:table-row table:style-name="ro1">
          <table:table-cell office:value-type="float" office:value="3775184" calcext:value-type="float">
            <text:p>3775184</text:p>
          </table:table-cell>
          <table:table-cell table:formula="of:=[.A238]/1000/(60*60*24)" office:value-type="time" office:time-value="PT01H02M55.184S" calcext:value-type="time">
            <text:p>01:02:55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2" calcext:value-type="float">
            <text:p>586.12</text:p>
          </table:table-cell>
          <table:table-cell office:value-type="float" office:value="523.89" calcext:value-type="float">
            <text:p>523.89</text:p>
          </table:table-cell>
          <table:table-cell office:value-type="float" office:value="627.29" calcext:value-type="float">
            <text:p>627.29</text:p>
          </table:table-cell>
        </table:table-row>
        <table:table-row table:style-name="ro1">
          <table:table-cell office:value-type="float" office:value="3791185" calcext:value-type="float">
            <text:p>3791185</text:p>
          </table:table-cell>
          <table:table-cell table:formula="of:=[.A239]/1000/(60*60*24)" office:value-type="time" office:time-value="PT01H03M11.185S" calcext:value-type="time">
            <text:p>01:03:11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9" calcext:value-type="float">
            <text:p>585.89</text:p>
          </table:table-cell>
          <table:table-cell office:value-type="float" office:value="526.12" calcext:value-type="float">
            <text:p>526.12</text:p>
          </table:table-cell>
          <table:table-cell office:value-type="float" office:value="629.9" calcext:value-type="float">
            <text:p>629.9</text:p>
          </table:table-cell>
        </table:table-row>
        <table:table-row table:style-name="ro1">
          <table:table-cell office:value-type="float" office:value="3807184" calcext:value-type="float">
            <text:p>3807184</text:p>
          </table:table-cell>
          <table:table-cell table:formula="of:=[.A240]/1000/(60*60*24)" office:value-type="time" office:time-value="PT01H03M27.184S" calcext:value-type="time">
            <text:p>01:03:27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8" calcext:value-type="float">
            <text:p>585.88</text:p>
          </table:table-cell>
          <table:table-cell office:value-type="float" office:value="528.34" calcext:value-type="float">
            <text:p>528.34</text:p>
          </table:table-cell>
          <table:table-cell office:value-type="float" office:value="632.5" calcext:value-type="float">
            <text:p>632.5</text:p>
          </table:table-cell>
        </table:table-row>
        <table:table-row table:style-name="ro1">
          <table:table-cell office:value-type="float" office:value="3823185" calcext:value-type="float">
            <text:p>3823185</text:p>
          </table:table-cell>
          <table:table-cell table:formula="of:=[.A241]/1000/(60*60*24)" office:value-type="time" office:time-value="PT01H03M43.185S" calcext:value-type="time">
            <text:p>01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1" calcext:value-type="float">
            <text:p>588.11</text:p>
          </table:table-cell>
          <table:table-cell office:value-type="float" office:value="530.57" calcext:value-type="float">
            <text:p>530.57</text:p>
          </table:table-cell>
          <table:table-cell office:value-type="float" office:value="635.11" calcext:value-type="float">
            <text:p>635.11</text:p>
          </table:table-cell>
        </table:table-row>
        <table:table-row table:style-name="ro1">
          <table:table-cell office:value-type="float" office:value="3839184" calcext:value-type="float">
            <text:p>3839184</text:p>
          </table:table-cell>
          <table:table-cell table:formula="of:=[.A242]/1000/(60*60*24)" office:value-type="time" office:time-value="PT01H03M59.184S" calcext:value-type="time">
            <text:p>01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9" calcext:value-type="float">
            <text:p>585.89</text:p>
          </table:table-cell>
          <table:table-cell office:value-type="float" office:value="532.79" calcext:value-type="float">
            <text:p>532.79</text:p>
          </table:table-cell>
          <table:table-cell office:value-type="float" office:value="637.71" calcext:value-type="float">
            <text:p>637.71</text:p>
          </table:table-cell>
        </table:table-row>
        <table:table-row table:style-name="ro1">
          <table:table-cell office:value-type="float" office:value="3855185" calcext:value-type="float">
            <text:p>3855185</text:p>
          </table:table-cell>
          <table:table-cell table:formula="of:=[.A243]/1000/(60*60*24)" office:value-type="time" office:time-value="PT01H04M15.185S" calcext:value-type="time">
            <text:p>01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6.02" calcext:value-type="float">
            <text:p>586.02</text:p>
          </table:table-cell>
          <table:table-cell office:value-type="float" office:value="535.01" calcext:value-type="float">
            <text:p>535.01</text:p>
          </table:table-cell>
          <table:table-cell office:value-type="float" office:value="640.31" calcext:value-type="float">
            <text:p>640.31</text:p>
          </table:table-cell>
        </table:table-row>
        <table:table-row table:style-name="ro1">
          <table:table-cell office:value-type="float" office:value="3871184" calcext:value-type="float">
            <text:p>3871184</text:p>
          </table:table-cell>
          <table:table-cell table:formula="of:=[.A244]/1000/(60*60*24)" office:value-type="time" office:time-value="PT01H04M31.184S" calcext:value-type="time">
            <text:p>01:0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537.23" calcext:value-type="float">
            <text:p>537.23</text:p>
          </table:table-cell>
          <table:table-cell office:value-type="float" office:value="642.91" calcext:value-type="float">
            <text:p>642.91</text:p>
          </table:table-cell>
        </table:table-row>
        <table:table-row table:style-name="ro1">
          <table:table-cell office:value-type="float" office:value="3887184" calcext:value-type="float">
            <text:p>3887184</text:p>
          </table:table-cell>
          <table:table-cell table:formula="of:=[.A245]/1000/(60*60*24)" office:value-type="time" office:time-value="PT01H04M47.184S" calcext:value-type="time">
            <text:p>01:04:47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5" calcext:value-type="float">
            <text:p>585.75</text:p>
          </table:table-cell>
          <table:table-cell office:value-type="float" office:value="539.45" calcext:value-type="float">
            <text:p>539.45</text:p>
          </table:table-cell>
          <table:table-cell office:value-type="float" office:value="645.51" calcext:value-type="float">
            <text:p>645.51</text:p>
          </table:table-cell>
        </table:table-row>
        <table:table-row table:style-name="ro1">
          <table:table-cell office:value-type="float" office:value="3903184" calcext:value-type="float">
            <text:p>3903184</text:p>
          </table:table-cell>
          <table:table-cell table:formula="of:=[.A246]/1000/(60*60*24)" office:value-type="time" office:time-value="PT01H05M03.184S" calcext:value-type="time">
            <text:p>01:05:03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1" calcext:value-type="float">
            <text:p>586.11</text:p>
          </table:table-cell>
          <table:table-cell office:value-type="float" office:value="541.68" calcext:value-type="float">
            <text:p>541.68</text:p>
          </table:table-cell>
          <table:table-cell office:value-type="float" office:value="648.11" calcext:value-type="float">
            <text:p>648.11</text:p>
          </table:table-cell>
        </table:table-row>
        <table:table-row table:style-name="ro1">
          <table:table-cell office:value-type="float" office:value="3919184" calcext:value-type="float">
            <text:p>3919184</text:p>
          </table:table-cell>
          <table:table-cell table:formula="of:=[.A247]/1000/(60*60*24)" office:value-type="time" office:time-value="PT01H05M19.184S" calcext:value-type="time">
            <text:p>01:05:19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8" calcext:value-type="float">
            <text:p>585.88</text:p>
          </table:table-cell>
          <table:table-cell office:value-type="float" office:value="543.9" calcext:value-type="float">
            <text:p>543.9</text:p>
          </table:table-cell>
          <table:table-cell office:value-type="float" office:value="650.72" calcext:value-type="float">
            <text:p>650.72</text:p>
          </table:table-cell>
        </table:table-row>
        <table:table-row table:style-name="ro1">
          <table:table-cell office:value-type="float" office:value="3935185" calcext:value-type="float">
            <text:p>3935185</text:p>
          </table:table-cell>
          <table:table-cell table:formula="of:=[.A248]/1000/(60*60*24)" office:value-type="time" office:time-value="PT01H05M35.185S" calcext:value-type="time">
            <text:p>01:05:35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7.96" calcext:value-type="float">
            <text:p>587.96</text:p>
          </table:table-cell>
          <table:table-cell office:value-type="float" office:value="546.13" calcext:value-type="float">
            <text:p>546.13</text:p>
          </table:table-cell>
          <table:table-cell office:value-type="float" office:value="653.33" calcext:value-type="float">
            <text:p>653.33</text:p>
          </table:table-cell>
        </table:table-row>
        <table:table-row table:style-name="ro1">
          <table:table-cell office:value-type="float" office:value="3951184" calcext:value-type="float">
            <text:p>3951184</text:p>
          </table:table-cell>
          <table:table-cell table:formula="of:=[.A249]/1000/(60*60*24)" office:value-type="time" office:time-value="PT01H05M51.184S" calcext:value-type="time">
            <text:p>01:05:51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8" calcext:value-type="float">
            <text:p>585.88</text:p>
          </table:table-cell>
          <table:table-cell office:value-type="float" office:value="548.36" calcext:value-type="float">
            <text:p>548.36</text:p>
          </table:table-cell>
          <table:table-cell office:value-type="float" office:value="655.93" calcext:value-type="float">
            <text:p>655.93</text:p>
          </table:table-cell>
        </table:table-row>
        <table:table-row table:style-name="ro1">
          <table:table-cell office:value-type="float" office:value="3967184" calcext:value-type="float">
            <text:p>3967184</text:p>
          </table:table-cell>
          <table:table-cell table:formula="of:=[.A250]/1000/(60*60*24)" office:value-type="time" office:time-value="PT01H06M07.184S" calcext:value-type="time">
            <text:p>01:06:07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7" calcext:value-type="float">
            <text:p>585.87</text:p>
          </table:table-cell>
          <table:table-cell office:value-type="float" office:value="550.58" calcext:value-type="float">
            <text:p>550.58</text:p>
          </table:table-cell>
          <table:table-cell office:value-type="float" office:value="658.54" calcext:value-type="float">
            <text:p>658.54</text:p>
          </table:table-cell>
        </table:table-row>
        <table:table-row table:style-name="ro1">
          <table:table-cell office:value-type="float" office:value="3983184" calcext:value-type="float">
            <text:p>3983184</text:p>
          </table:table-cell>
          <table:table-cell table:formula="of:=[.A251]/1000/(60*60*24)" office:value-type="time" office:time-value="PT01H06M23.184S" calcext:value-type="time">
            <text:p>01:06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8" calcext:value-type="float">
            <text:p>585.88</text:p>
          </table:table-cell>
          <table:table-cell office:value-type="float" office:value="552.81" calcext:value-type="float">
            <text:p>552.81</text:p>
          </table:table-cell>
          <table:table-cell office:value-type="float" office:value="661.14" calcext:value-type="float">
            <text:p>661.14</text:p>
          </table:table-cell>
        </table:table-row>
        <table:table-row table:style-name="ro1">
          <table:table-cell office:value-type="float" office:value="3999185" calcext:value-type="float">
            <text:p>3999185</text:p>
          </table:table-cell>
          <table:table-cell table:formula="of:=[.A252]/1000/(60*60*24)" office:value-type="time" office:time-value="PT01H06M39.185S" calcext:value-type="time">
            <text:p>01:06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8" calcext:value-type="float">
            <text:p>585.98</text:p>
          </table:table-cell>
          <table:table-cell office:value-type="float" office:value="555.03" calcext:value-type="float">
            <text:p>555.03</text:p>
          </table:table-cell>
          <table:table-cell office:value-type="float" office:value="663.75" calcext:value-type="float">
            <text:p>663.75</text:p>
          </table:table-cell>
        </table:table-row>
        <table:table-row table:style-name="ro1">
          <table:table-cell office:value-type="float" office:value="4015184" calcext:value-type="float">
            <text:p>4015184</text:p>
          </table:table-cell>
          <table:table-cell table:formula="of:=[.A253]/1000/(60*60*24)" office:value-type="time" office:time-value="PT01H06M55.184S" calcext:value-type="time">
            <text:p>01:06:55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8" calcext:value-type="float">
            <text:p>585.88</text:p>
          </table:table-cell>
          <table:table-cell office:value-type="float" office:value="557.26" calcext:value-type="float">
            <text:p>557.26</text:p>
          </table:table-cell>
          <table:table-cell office:value-type="float" office:value="666.35" calcext:value-type="float">
            <text:p>666.35</text:p>
          </table:table-cell>
        </table:table-row>
        <table:table-row table:style-name="ro1">
          <table:table-cell office:value-type="float" office:value="4031185" calcext:value-type="float">
            <text:p>4031185</text:p>
          </table:table-cell>
          <table:table-cell table:formula="of:=[.A254]/1000/(60*60*24)" office:value-type="time" office:time-value="PT01H07M11.185S" calcext:value-type="time">
            <text:p>01:07:11</text:p>
          </table:table-cell>
          <table:table-cell office:value-type="float" office:value="1.17" calcext:value-type="float">
            <text:p>1.17</text:p>
          </table:table-cell>
          <table:table-cell office:value-type="float" office:value="501.12" calcext:value-type="float">
            <text:p>501.12</text:p>
          </table:table-cell>
          <table:table-cell office:value-type="float" office:value="586.34" calcext:value-type="float">
            <text:p>586.34</text:p>
          </table:table-cell>
          <table:table-cell office:value-type="float" office:value="559.48" calcext:value-type="float">
            <text:p>559.48</text:p>
          </table:table-cell>
          <table:table-cell office:value-type="float" office:value="668.96" calcext:value-type="float">
            <text:p>668.96</text:p>
          </table:table-cell>
        </table:table-row>
        <table:table-row table:style-name="ro1">
          <table:table-cell office:value-type="float" office:value="4047185" calcext:value-type="float">
            <text:p>4047185</text:p>
          </table:table-cell>
          <table:table-cell table:formula="of:=[.A255]/1000/(60*60*24)" office:value-type="time" office:time-value="PT01H07M27.185S" calcext:value-type="time">
            <text:p>01:07:27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4.12" calcext:value-type="float">
            <text:p>584.12</text:p>
          </table:table-cell>
          <table:table-cell office:value-type="float" office:value="561.71" calcext:value-type="float">
            <text:p>561.71</text:p>
          </table:table-cell>
          <table:table-cell office:value-type="float" office:value="671.56" calcext:value-type="float">
            <text:p>671.56</text:p>
          </table:table-cell>
        </table:table-row>
        <table:table-row table:style-name="ro1">
          <table:table-cell office:value-type="float" office:value="4063184" calcext:value-type="float">
            <text:p>4063184</text:p>
          </table:table-cell>
          <table:table-cell table:formula="of:=[.A256]/1000/(60*60*24)" office:value-type="time" office:time-value="PT01H07M43.184S" calcext:value-type="time">
            <text:p>01:0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563.93" calcext:value-type="float">
            <text:p>563.93</text:p>
          </table:table-cell>
          <table:table-cell office:value-type="float" office:value="674.16" calcext:value-type="float">
            <text:p>674.16</text:p>
          </table:table-cell>
        </table:table-row>
        <table:table-row table:style-name="ro1">
          <table:table-cell office:value-type="float" office:value="4079185" calcext:value-type="float">
            <text:p>4079185</text:p>
          </table:table-cell>
          <table:table-cell table:formula="of:=[.A257]/1000/(60*60*24)" office:value-type="time" office:time-value="PT01H07M59.185S" calcext:value-type="time">
            <text:p>01:07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7" calcext:value-type="float">
            <text:p>583.97</text:p>
          </table:table-cell>
          <table:table-cell office:value-type="float" office:value="566.15" calcext:value-type="float">
            <text:p>566.15</text:p>
          </table:table-cell>
          <table:table-cell office:value-type="float" office:value="676.76" calcext:value-type="float">
            <text:p>676.76</text:p>
          </table:table-cell>
        </table:table-row>
        <table:table-row table:style-name="ro1">
          <table:table-cell office:value-type="float" office:value="4095184" calcext:value-type="float">
            <text:p>4095184</text:p>
          </table:table-cell>
          <table:table-cell table:formula="of:=[.A258]/1000/(60*60*24)" office:value-type="time" office:time-value="PT01H08M15.184S" calcext:value-type="time">
            <text:p>01:08:15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7.88" calcext:value-type="float">
            <text:p>587.88</text:p>
          </table:table-cell>
          <table:table-cell office:value-type="float" office:value="568.38" calcext:value-type="float">
            <text:p>568.38</text:p>
          </table:table-cell>
          <table:table-cell office:value-type="float" office:value="679.37" calcext:value-type="float">
            <text:p>679.37</text:p>
          </table:table-cell>
        </table:table-row>
        <table:table-row table:style-name="ro1">
          <table:table-cell office:value-type="float" office:value="4111184" calcext:value-type="float">
            <text:p>4111184</text:p>
          </table:table-cell>
          <table:table-cell table:formula="of:=[.A259]/1000/(60*60*24)" office:value-type="time" office:time-value="PT01H08M31.184S" calcext:value-type="time">
            <text:p>01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3" calcext:value-type="float">
            <text:p>583.93</text:p>
          </table:table-cell>
          <table:table-cell office:value-type="float" office:value="570.6" calcext:value-type="float">
            <text:p>570.6</text:p>
          </table:table-cell>
          <table:table-cell office:value-type="float" office:value="681.97" calcext:value-type="float">
            <text:p>681.97</text:p>
          </table:table-cell>
        </table:table-row>
        <table:table-row table:style-name="ro1">
          <table:table-cell office:value-type="float" office:value="4127184" calcext:value-type="float">
            <text:p>4127184</text:p>
          </table:table-cell>
          <table:table-cell table:formula="of:=[.A260]/1000/(60*60*24)" office:value-type="time" office:time-value="PT01H08M47.184S" calcext:value-type="time">
            <text:p>01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3.79" calcext:value-type="float">
            <text:p>583.79</text:p>
          </table:table-cell>
          <table:table-cell office:value-type="float" office:value="572.82" calcext:value-type="float">
            <text:p>572.82</text:p>
          </table:table-cell>
          <table:table-cell office:value-type="float" office:value="684.56" calcext:value-type="float">
            <text:p>684.56</text:p>
          </table:table-cell>
        </table:table-row>
        <table:table-row table:style-name="ro1">
          <table:table-cell office:value-type="float" office:value="4143185" calcext:value-type="float">
            <text:p>4143185</text:p>
          </table:table-cell>
          <table:table-cell table:formula="of:=[.A261]/1000/(60*60*24)" office:value-type="time" office:time-value="PT01H09M03.185S" calcext:value-type="time">
            <text:p>01:0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575.04" calcext:value-type="float">
            <text:p>575.04</text:p>
          </table:table-cell>
          <table:table-cell office:value-type="float" office:value="687.16" calcext:value-type="float">
            <text:p>687.16</text:p>
          </table:table-cell>
        </table:table-row>
        <table:table-row table:style-name="ro1">
          <table:table-cell office:value-type="float" office:value="4159184" calcext:value-type="float">
            <text:p>4159184</text:p>
          </table:table-cell>
          <table:table-cell table:formula="of:=[.A262]/1000/(60*60*24)" office:value-type="time" office:time-value="PT01H09M19.184S" calcext:value-type="time">
            <text:p>01:0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577.26" calcext:value-type="float">
            <text:p>577.26</text:p>
          </table:table-cell>
          <table:table-cell office:value-type="float" office:value="689.76" calcext:value-type="float">
            <text:p>689.76</text:p>
          </table:table-cell>
        </table:table-row>
        <table:table-row table:style-name="ro1">
          <table:table-cell office:value-type="float" office:value="4175185" calcext:value-type="float">
            <text:p>4175185</text:p>
          </table:table-cell>
          <table:table-cell table:formula="of:=[.A263]/1000/(60*60*24)" office:value-type="time" office:time-value="PT01H09M35.185S" calcext:value-type="time">
            <text:p>01:0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579.48" calcext:value-type="float">
            <text:p>579.48</text:p>
          </table:table-cell>
          <table:table-cell office:value-type="float" office:value="692.36" calcext:value-type="float">
            <text:p>692.36</text:p>
          </table:table-cell>
        </table:table-row>
        <table:table-row table:style-name="ro1">
          <table:table-cell office:value-type="float" office:value="4191185" calcext:value-type="float">
            <text:p>4191185</text:p>
          </table:table-cell>
          <table:table-cell table:formula="of:=[.A264]/1000/(60*60*24)" office:value-type="time" office:time-value="PT01H09M51.185S" calcext:value-type="time">
            <text:p>01:09:51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4" calcext:value-type="float">
            <text:p>585.74</text:p>
          </table:table-cell>
          <table:table-cell office:value-type="float" office:value="581.7" calcext:value-type="float">
            <text:p>581.7</text:p>
          </table:table-cell>
          <table:table-cell office:value-type="float" office:value="694.96" calcext:value-type="float">
            <text:p>694.96</text:p>
          </table:table-cell>
        </table:table-row>
        <table:table-row table:style-name="ro1">
          <table:table-cell office:value-type="float" office:value="4207185" calcext:value-type="float">
            <text:p>4207185</text:p>
          </table:table-cell>
          <table:table-cell table:formula="of:=[.A265]/1000/(60*60*24)" office:value-type="time" office:time-value="PT01H10M07.185S" calcext:value-type="time">
            <text:p>01:10:07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7" calcext:value-type="float">
            <text:p>585.87</text:p>
          </table:table-cell>
          <table:table-cell office:value-type="float" office:value="583.93" calcext:value-type="float">
            <text:p>583.93</text:p>
          </table:table-cell>
          <table:table-cell office:value-type="float" office:value="697.57" calcext:value-type="float">
            <text:p>697.57</text:p>
          </table:table-cell>
        </table:table-row>
        <table:table-row table:style-name="ro1">
          <table:table-cell office:value-type="float" office:value="4223184" calcext:value-type="float">
            <text:p>4223184</text:p>
          </table:table-cell>
          <table:table-cell table:formula="of:=[.A266]/1000/(60*60*24)" office:value-type="time" office:time-value="PT01H10M23.184S" calcext:value-type="time">
            <text:p>01:10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1" calcext:value-type="float">
            <text:p>586.11</text:p>
          </table:table-cell>
          <table:table-cell office:value-type="float" office:value="586.15" calcext:value-type="float">
            <text:p>586.15</text:p>
          </table:table-cell>
          <table:table-cell office:value-type="float" office:value="700.17" calcext:value-type="float">
            <text:p>700.17</text:p>
          </table:table-cell>
        </table:table-row>
        <table:table-row table:style-name="ro1">
          <table:table-cell office:value-type="float" office:value="4239184" calcext:value-type="float">
            <text:p>4239184</text:p>
          </table:table-cell>
          <table:table-cell table:formula="of:=[.A267]/1000/(60*60*24)" office:value-type="time" office:time-value="PT01H10M39.184S" calcext:value-type="time">
            <text:p>01:10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2" calcext:value-type="float">
            <text:p>586.12</text:p>
          </table:table-cell>
          <table:table-cell office:value-type="float" office:value="588.38" calcext:value-type="float">
            <text:p>588.38</text:p>
          </table:table-cell>
          <table:table-cell office:value-type="float" office:value="702.77" calcext:value-type="float">
            <text:p>702.77</text:p>
          </table:table-cell>
        </table:table-row>
        <table:table-row table:style-name="ro1">
          <table:table-cell office:value-type="float" office:value="4255184" calcext:value-type="float">
            <text:p>4255184</text:p>
          </table:table-cell>
          <table:table-cell table:formula="of:=[.A268]/1000/(60*60*24)" office:value-type="time" office:time-value="PT01H10M55.184S" calcext:value-type="time">
            <text:p>01:10:55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3" calcext:value-type="float">
            <text:p>587.73</text:p>
          </table:table-cell>
          <table:table-cell office:value-type="float" office:value="590.6" calcext:value-type="float">
            <text:p>590.6</text:p>
          </table:table-cell>
          <table:table-cell office:value-type="float" office:value="705.38" calcext:value-type="float">
            <text:p>705.38</text:p>
          </table:table-cell>
        </table:table-row>
        <table:table-row table:style-name="ro1">
          <table:table-cell office:value-type="float" office:value="4271184" calcext:value-type="float">
            <text:p>4271184</text:p>
          </table:table-cell>
          <table:table-cell table:formula="of:=[.A269]/1000/(60*60*24)" office:value-type="time" office:time-value="PT01H11M11.184S" calcext:value-type="time">
            <text:p>01:11:11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7" calcext:value-type="float">
            <text:p>585.97</text:p>
          </table:table-cell>
          <table:table-cell office:value-type="float" office:value="592.83" calcext:value-type="float">
            <text:p>592.83</text:p>
          </table:table-cell>
          <table:table-cell office:value-type="float" office:value="707.98" calcext:value-type="float">
            <text:p>707.98</text:p>
          </table:table-cell>
        </table:table-row>
        <table:table-row table:style-name="ro1">
          <table:table-cell office:value-type="float" office:value="4287184" calcext:value-type="float">
            <text:p>4287184</text:p>
          </table:table-cell>
          <table:table-cell table:formula="of:=[.A270]/1000/(60*60*24)" office:value-type="time" office:time-value="PT01H11M27.184S" calcext:value-type="time">
            <text:p>01:11:27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2" calcext:value-type="float">
            <text:p>585.72</text:p>
          </table:table-cell>
          <table:table-cell office:value-type="float" office:value="595.05" calcext:value-type="float">
            <text:p>595.05</text:p>
          </table:table-cell>
          <table:table-cell office:value-type="float" office:value="710.59" calcext:value-type="float">
            <text:p>710.59</text:p>
          </table:table-cell>
        </table:table-row>
        <table:table-row table:style-name="ro1">
          <table:table-cell office:value-type="float" office:value="4303184" calcext:value-type="float">
            <text:p>4303184</text:p>
          </table:table-cell>
          <table:table-cell table:formula="of:=[.A271]/1000/(60*60*24)" office:value-type="time" office:time-value="PT01H11M43.184S" calcext:value-type="time">
            <text:p>01:11:43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6" calcext:value-type="float">
            <text:p>585.96</text:p>
          </table:table-cell>
          <table:table-cell office:value-type="float" office:value="597.28" calcext:value-type="float">
            <text:p>597.28</text:p>
          </table:table-cell>
          <table:table-cell office:value-type="float" office:value="713.19" calcext:value-type="float">
            <text:p>713.19</text:p>
          </table:table-cell>
        </table:table-row>
        <table:table-row table:style-name="ro1">
          <table:table-cell office:value-type="float" office:value="4319184" calcext:value-type="float">
            <text:p>4319184</text:p>
          </table:table-cell>
          <table:table-cell table:formula="of:=[.A272]/1000/(60*60*24)" office:value-type="time" office:time-value="PT01H11M59.184S" calcext:value-type="time">
            <text:p>01:11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" calcext:value-type="float">
            <text:p>586.1</text:p>
          </table:table-cell>
          <table:table-cell office:value-type="float" office:value="599.5" calcext:value-type="float">
            <text:p>599.5</text:p>
          </table:table-cell>
          <table:table-cell office:value-type="float" office:value="715.79" calcext:value-type="float">
            <text:p>715.79</text:p>
          </table:table-cell>
        </table:table-row>
        <table:table-row table:style-name="ro1">
          <table:table-cell office:value-type="float" office:value="4335184" calcext:value-type="float">
            <text:p>4335184</text:p>
          </table:table-cell>
          <table:table-cell table:formula="of:=[.A273]/1000/(60*60*24)" office:value-type="time" office:time-value="PT01H12M15.184S" calcext:value-type="time">
            <text:p>01:12:15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7" calcext:value-type="float">
            <text:p>585.87</text:p>
          </table:table-cell>
          <table:table-cell office:value-type="float" office:value="601.73" calcext:value-type="float">
            <text:p>601.73</text:p>
          </table:table-cell>
          <table:table-cell office:value-type="float" office:value="718.4" calcext:value-type="float">
            <text:p>718.4</text:p>
          </table:table-cell>
        </table:table-row>
        <table:table-row table:style-name="ro1">
          <table:table-cell office:value-type="float" office:value="4351184" calcext:value-type="float">
            <text:p>4351184</text:p>
          </table:table-cell>
          <table:table-cell table:formula="of:=[.A274]/1000/(60*60*24)" office:value-type="time" office:time-value="PT01H12M31.184S" calcext:value-type="time">
            <text:p>01:12:31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3" calcext:value-type="float">
            <text:p>585.73</text:p>
          </table:table-cell>
          <table:table-cell office:value-type="float" office:value="603.96" calcext:value-type="float">
            <text:p>603.96</text:p>
          </table:table-cell>
          <table:table-cell office:value-type="float" office:value="721" calcext:value-type="float">
            <text:p>721</text:p>
          </table:table-cell>
        </table:table-row>
        <table:table-row table:style-name="ro1">
          <table:table-cell office:value-type="float" office:value="4367184" calcext:value-type="float">
            <text:p>4367184</text:p>
          </table:table-cell>
          <table:table-cell table:formula="of:=[.A275]/1000/(60*60*24)" office:value-type="time" office:time-value="PT01H12M47.184S" calcext:value-type="time">
            <text:p>01:12:47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9" calcext:value-type="float">
            <text:p>585.89</text:p>
          </table:table-cell>
          <table:table-cell office:value-type="float" office:value="606.18" calcext:value-type="float">
            <text:p>606.18</text:p>
          </table:table-cell>
          <table:table-cell office:value-type="float" office:value="723.61" calcext:value-type="float">
            <text:p>723.61</text:p>
          </table:table-cell>
        </table:table-row>
        <table:table-row table:style-name="ro1">
          <table:table-cell office:value-type="float" office:value="4383184" calcext:value-type="float">
            <text:p>4383184</text:p>
          </table:table-cell>
          <table:table-cell table:formula="of:=[.A276]/1000/(60*60*24)" office:value-type="time" office:time-value="PT01H13M03.184S" calcext:value-type="time">
            <text:p>01:13:03</text:p>
          </table:table-cell>
          <table:table-cell office:value-type="float" office:value="1.17" calcext:value-type="float">
            <text:p>1.17</text:p>
          </table:table-cell>
          <table:table-cell office:value-type="float" office:value="500.4" calcext:value-type="float">
            <text:p>500.4</text:p>
          </table:table-cell>
          <table:table-cell office:value-type="float" office:value="585.5" calcext:value-type="float">
            <text:p>585.5</text:p>
          </table:table-cell>
          <table:table-cell office:value-type="float" office:value="608.41" calcext:value-type="float">
            <text:p>608.41</text:p>
          </table:table-cell>
          <table:table-cell office:value-type="float" office:value="726.21" calcext:value-type="float">
            <text:p>726.21</text:p>
          </table:table-cell>
        </table:table-row>
        <table:table-row table:style-name="ro1">
          <table:table-cell office:value-type="float" office:value="4399185" calcext:value-type="float">
            <text:p>4399185</text:p>
          </table:table-cell>
          <table:table-cell table:formula="of:=[.A277]/1000/(60*60*24)" office:value-type="time" office:time-value="PT01H13M19.185S" calcext:value-type="time">
            <text:p>01:13:19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" calcext:value-type="float">
            <text:p>586.1</text:p>
          </table:table-cell>
          <table:table-cell office:value-type="float" office:value="610.63" calcext:value-type="float">
            <text:p>610.63</text:p>
          </table:table-cell>
          <table:table-cell office:value-type="float" office:value="728.81" calcext:value-type="float">
            <text:p>728.81</text:p>
          </table:table-cell>
        </table:table-row>
        <table:table-row table:style-name="ro1">
          <table:table-cell office:value-type="float" office:value="4415184" calcext:value-type="float">
            <text:p>4415184</text:p>
          </table:table-cell>
          <table:table-cell table:formula="of:=[.A278]/1000/(60*60*24)" office:value-type="time" office:time-value="PT01H13M35.184S" calcext:value-type="time">
            <text:p>01:13:35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7" calcext:value-type="float">
            <text:p>585.97</text:p>
          </table:table-cell>
          <table:table-cell office:value-type="float" office:value="612.86" calcext:value-type="float">
            <text:p>612.86</text:p>
          </table:table-cell>
          <table:table-cell office:value-type="float" office:value="731.41" calcext:value-type="float">
            <text:p>731.41</text:p>
          </table:table-cell>
        </table:table-row>
        <table:table-row table:style-name="ro1">
          <table:table-cell office:value-type="float" office:value="4431185" calcext:value-type="float">
            <text:p>4431185</text:p>
          </table:table-cell>
          <table:table-cell table:formula="of:=[.A279]/1000/(60*60*24)" office:value-type="time" office:time-value="PT01H13M51.185S" calcext:value-type="time">
            <text:p>01:13:51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1" calcext:value-type="float">
            <text:p>586.11</text:p>
          </table:table-cell>
          <table:table-cell office:value-type="float" office:value="615.08" calcext:value-type="float">
            <text:p>615.08</text:p>
          </table:table-cell>
          <table:table-cell office:value-type="float" office:value="734.02" calcext:value-type="float">
            <text:p>734.02</text:p>
          </table:table-cell>
        </table:table-row>
        <table:table-row table:style-name="ro1">
          <table:table-cell office:value-type="float" office:value="4447184" calcext:value-type="float">
            <text:p>4447184</text:p>
          </table:table-cell>
          <table:table-cell table:formula="of:=[.A280]/1000/(60*60*24)" office:value-type="time" office:time-value="PT01H14M07.184S" calcext:value-type="time">
            <text:p>01:1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6.26" calcext:value-type="float">
            <text:p>586.26</text:p>
          </table:table-cell>
          <table:table-cell office:value-type="float" office:value="617.3" calcext:value-type="float">
            <text:p>617.3</text:p>
          </table:table-cell>
          <table:table-cell office:value-type="float" office:value="736.62" calcext:value-type="float">
            <text:p>736.62</text:p>
          </table:table-cell>
        </table:table-row>
        <table:table-row table:style-name="ro1">
          <table:table-cell office:value-type="float" office:value="4463185" calcext:value-type="float">
            <text:p>4463185</text:p>
          </table:table-cell>
          <table:table-cell table:formula="of:=[.A281]/1000/(60*60*24)" office:value-type="time" office:time-value="PT01H14M23.185S" calcext:value-type="time">
            <text:p>01:14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4" calcext:value-type="float">
            <text:p>584.04</text:p>
          </table:table-cell>
          <table:table-cell office:value-type="float" office:value="619.52" calcext:value-type="float">
            <text:p>619.52</text:p>
          </table:table-cell>
          <table:table-cell office:value-type="float" office:value="739.21" calcext:value-type="float">
            <text:p>739.21</text:p>
          </table:table-cell>
        </table:table-row>
        <table:table-row table:style-name="ro1">
          <table:table-cell office:value-type="float" office:value="4479184" calcext:value-type="float">
            <text:p>4479184</text:p>
          </table:table-cell>
          <table:table-cell table:formula="of:=[.A282]/1000/(60*60*24)" office:value-type="time" office:time-value="PT01H14M39.184S" calcext:value-type="time">
            <text:p>01:14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21.74" calcext:value-type="float">
            <text:p>621.74</text:p>
          </table:table-cell>
          <table:table-cell office:value-type="float" office:value="741.81" calcext:value-type="float">
            <text:p>741.81</text:p>
          </table:table-cell>
        </table:table-row>
        <table:table-row table:style-name="ro1">
          <table:table-cell office:value-type="float" office:value="4495185" calcext:value-type="float">
            <text:p>4495185</text:p>
          </table:table-cell>
          <table:table-cell table:formula="of:=[.A283]/1000/(60*60*24)" office:value-type="time" office:time-value="PT01H14M55.185S" calcext:value-type="time">
            <text:p>01:1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623.96" calcext:value-type="float">
            <text:p>623.96</text:p>
          </table:table-cell>
          <table:table-cell office:value-type="float" office:value="744.41" calcext:value-type="float">
            <text:p>744.41</text:p>
          </table:table-cell>
        </table:table-row>
        <table:table-row table:style-name="ro1">
          <table:table-cell office:value-type="float" office:value="4511184" calcext:value-type="float">
            <text:p>4511184</text:p>
          </table:table-cell>
          <table:table-cell table:formula="of:=[.A284]/1000/(60*60*24)" office:value-type="time" office:time-value="PT01H15M11.184S" calcext:value-type="time">
            <text:p>01:1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2" calcext:value-type="float">
            <text:p>583.92</text:p>
          </table:table-cell>
          <table:table-cell office:value-type="float" office:value="626.18" calcext:value-type="float">
            <text:p>626.18</text:p>
          </table:table-cell>
          <table:table-cell office:value-type="float" office:value="747.01" calcext:value-type="float">
            <text:p>747.01</text:p>
          </table:table-cell>
        </table:table-row>
        <table:table-row table:style-name="ro1">
          <table:table-cell office:value-type="float" office:value="4527185" calcext:value-type="float">
            <text:p>4527185</text:p>
          </table:table-cell>
          <table:table-cell table:formula="of:=[.A285]/1000/(60*60*24)" office:value-type="time" office:time-value="PT01H15M27.185S" calcext:value-type="time">
            <text:p>01:1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5" calcext:value-type="float">
            <text:p>584.25</text:p>
          </table:table-cell>
          <table:table-cell office:value-type="float" office:value="628.4" calcext:value-type="float">
            <text:p>628.4</text:p>
          </table:table-cell>
          <table:table-cell office:value-type="float" office:value="749.6" calcext:value-type="float">
            <text:p>749.6</text:p>
          </table:table-cell>
        </table:table-row>
        <table:table-row table:style-name="ro1">
          <table:table-cell office:value-type="float" office:value="4543184" calcext:value-type="float">
            <text:p>4543184</text:p>
          </table:table-cell>
          <table:table-cell table:formula="of:=[.A286]/1000/(60*60*24)" office:value-type="time" office:time-value="PT01H15M43.184S" calcext:value-type="time">
            <text:p>01:1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30.62" calcext:value-type="float">
            <text:p>630.62</text:p>
          </table:table-cell>
          <table:table-cell office:value-type="float" office:value="752.2" calcext:value-type="float">
            <text:p>752.2</text:p>
          </table:table-cell>
        </table:table-row>
        <table:table-row table:style-name="ro1">
          <table:table-cell office:value-type="float" office:value="4559185" calcext:value-type="float">
            <text:p>4559185</text:p>
          </table:table-cell>
          <table:table-cell table:formula="of:=[.A287]/1000/(60*60*24)" office:value-type="time" office:time-value="PT01H15M59.185S" calcext:value-type="time">
            <text:p>01:1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632.84" calcext:value-type="float">
            <text:p>632.84</text:p>
          </table:table-cell>
          <table:table-cell office:value-type="float" office:value="754.8" calcext:value-type="float">
            <text:p>754.8</text:p>
          </table:table-cell>
        </table:table-row>
        <table:table-row table:style-name="ro1">
          <table:table-cell office:value-type="float" office:value="4575185" calcext:value-type="float">
            <text:p>4575185</text:p>
          </table:table-cell>
          <table:table-cell table:formula="of:=[.A288]/1000/(60*60*24)" office:value-type="time" office:time-value="PT01H16M15.185S" calcext:value-type="time">
            <text:p>01:1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635.06" calcext:value-type="float">
            <text:p>635.06</text:p>
          </table:table-cell>
          <table:table-cell office:value-type="float" office:value="757.39" calcext:value-type="float">
            <text:p>757.39</text:p>
          </table:table-cell>
        </table:table-row>
        <table:table-row table:style-name="ro1">
          <table:table-cell office:value-type="float" office:value="4591184" calcext:value-type="float">
            <text:p>4591184</text:p>
          </table:table-cell>
          <table:table-cell table:formula="of:=[.A289]/1000/(60*60*24)" office:value-type="time" office:time-value="PT01H16M31.184S" calcext:value-type="time">
            <text:p>01:1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39" calcext:value-type="float">
            <text:p>584.39</text:p>
          </table:table-cell>
          <table:table-cell office:value-type="float" office:value="637.27" calcext:value-type="float">
            <text:p>637.27</text:p>
          </table:table-cell>
          <table:table-cell office:value-type="float" office:value="759.99" calcext:value-type="float">
            <text:p>759.99</text:p>
          </table:table-cell>
        </table:table-row>
        <table:table-row table:style-name="ro1">
          <table:table-cell office:value-type="float" office:value="4607184" calcext:value-type="float">
            <text:p>4607184</text:p>
          </table:table-cell>
          <table:table-cell table:formula="of:=[.A290]/1000/(60*60*24)" office:value-type="time" office:time-value="PT01H16M47.184S" calcext:value-type="time">
            <text:p>01:16:47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8.11" calcext:value-type="float">
            <text:p>588.11</text:p>
          </table:table-cell>
          <table:table-cell office:value-type="float" office:value="639.5" calcext:value-type="float">
            <text:p>639.5</text:p>
          </table:table-cell>
          <table:table-cell office:value-type="float" office:value="762.59" calcext:value-type="float">
            <text:p>762.59</text:p>
          </table:table-cell>
        </table:table-row>
        <table:table-row table:style-name="ro1">
          <table:table-cell office:value-type="float" office:value="4623185" calcext:value-type="float">
            <text:p>4623185</text:p>
          </table:table-cell>
          <table:table-cell table:formula="of:=[.A291]/1000/(60*60*24)" office:value-type="time" office:time-value="PT01H17M03.185S" calcext:value-type="time">
            <text:p>01:17:03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7.73" calcext:value-type="float">
            <text:p>587.73</text:p>
          </table:table-cell>
          <table:table-cell office:value-type="float" office:value="641.72" calcext:value-type="float">
            <text:p>641.72</text:p>
          </table:table-cell>
          <table:table-cell office:value-type="float" office:value="765.19" calcext:value-type="float">
            <text:p>765.19</text:p>
          </table:table-cell>
        </table:table-row>
        <table:table-row table:style-name="ro1">
          <table:table-cell office:value-type="float" office:value="4639185" calcext:value-type="float">
            <text:p>4639185</text:p>
          </table:table-cell>
          <table:table-cell table:formula="of:=[.A292]/1000/(60*60*24)" office:value-type="time" office:time-value="PT01H17M19.185S" calcext:value-type="time">
            <text:p>01:1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643.94" calcext:value-type="float">
            <text:p>643.94</text:p>
          </table:table-cell>
          <table:table-cell office:value-type="float" office:value="767.79" calcext:value-type="float">
            <text:p>767.79</text:p>
          </table:table-cell>
        </table:table-row>
        <table:table-row table:style-name="ro1">
          <table:table-cell office:value-type="float" office:value="4655184" calcext:value-type="float">
            <text:p>4655184</text:p>
          </table:table-cell>
          <table:table-cell table:formula="of:=[.A293]/1000/(60*60*24)" office:value-type="time" office:time-value="PT01H17M35.184S" calcext:value-type="time">
            <text:p>01:1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646.16" calcext:value-type="float">
            <text:p>646.16</text:p>
          </table:table-cell>
          <table:table-cell office:value-type="float" office:value="770.39" calcext:value-type="float">
            <text:p>770.39</text:p>
          </table:table-cell>
        </table:table-row>
        <table:table-row table:style-name="ro1">
          <table:table-cell office:value-type="float" office:value="4671184" calcext:value-type="float">
            <text:p>4671184</text:p>
          </table:table-cell>
          <table:table-cell table:formula="of:=[.A294]/1000/(60*60*24)" office:value-type="time" office:time-value="PT01H17M51.184S" calcext:value-type="time">
            <text:p>01:1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39" calcext:value-type="float">
            <text:p>584.39</text:p>
          </table:table-cell>
          <table:table-cell office:value-type="float" office:value="648.38" calcext:value-type="float">
            <text:p>648.38</text:p>
          </table:table-cell>
          <table:table-cell office:value-type="float" office:value="772.98" calcext:value-type="float">
            <text:p>772.98</text:p>
          </table:table-cell>
        </table:table-row>
        <table:table-row table:style-name="ro1">
          <table:table-cell office:value-type="float" office:value="4687184" calcext:value-type="float">
            <text:p>4687184</text:p>
          </table:table-cell>
          <table:table-cell table:formula="of:=[.A295]/1000/(60*60*24)" office:value-type="time" office:time-value="PT01H18M07.184S" calcext:value-type="time">
            <text:p>01:1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50.6" calcext:value-type="float">
            <text:p>650.6</text:p>
          </table:table-cell>
          <table:table-cell office:value-type="float" office:value="775.58" calcext:value-type="float">
            <text:p>775.58</text:p>
          </table:table-cell>
        </table:table-row>
        <table:table-row table:style-name="ro1">
          <table:table-cell office:value-type="float" office:value="4703184" calcext:value-type="float">
            <text:p>4703184</text:p>
          </table:table-cell>
          <table:table-cell table:formula="of:=[.A296]/1000/(60*60*24)" office:value-type="time" office:time-value="PT01H18M23.184S" calcext:value-type="time">
            <text:p>01:1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5" calcext:value-type="float">
            <text:p>584.25</text:p>
          </table:table-cell>
          <table:table-cell office:value-type="float" office:value="652.82" calcext:value-type="float">
            <text:p>652.82</text:p>
          </table:table-cell>
          <table:table-cell office:value-type="float" office:value="778.17" calcext:value-type="float">
            <text:p>778.17</text:p>
          </table:table-cell>
        </table:table-row>
        <table:table-row table:style-name="ro1">
          <table:table-cell office:value-type="float" office:value="4719184" calcext:value-type="float">
            <text:p>4719184</text:p>
          </table:table-cell>
          <table:table-cell table:formula="of:=[.A297]/1000/(60*60*24)" office:value-type="time" office:time-value="PT01H18M39.184S" calcext:value-type="time">
            <text:p>01:1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655.04" calcext:value-type="float">
            <text:p>655.04</text:p>
          </table:table-cell>
          <table:table-cell office:value-type="float" office:value="780.77" calcext:value-type="float">
            <text:p>780.77</text:p>
          </table:table-cell>
        </table:table-row>
        <table:table-row table:style-name="ro1">
          <table:table-cell office:value-type="float" office:value="4735185" calcext:value-type="float">
            <text:p>4735185</text:p>
          </table:table-cell>
          <table:table-cell table:formula="of:=[.A298]/1000/(60*60*24)" office:value-type="time" office:time-value="PT01H18M55.185S" calcext:value-type="time">
            <text:p>01:1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57.26" calcext:value-type="float">
            <text:p>657.26</text:p>
          </table:table-cell>
          <table:table-cell office:value-type="float" office:value="783.37" calcext:value-type="float">
            <text:p>783.37</text:p>
          </table:table-cell>
        </table:table-row>
        <table:table-row table:style-name="ro1">
          <table:table-cell office:value-type="float" office:value="4751184" calcext:value-type="float">
            <text:p>4751184</text:p>
          </table:table-cell>
          <table:table-cell table:formula="of:=[.A299]/1000/(60*60*24)" office:value-type="time" office:time-value="PT01H19M11.184S" calcext:value-type="time">
            <text:p>01:1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3" calcext:value-type="float">
            <text:p>583.93</text:p>
          </table:table-cell>
          <table:table-cell office:value-type="float" office:value="659.48" calcext:value-type="float">
            <text:p>659.48</text:p>
          </table:table-cell>
          <table:table-cell office:value-type="float" office:value="785.96" calcext:value-type="float">
            <text:p>785.96</text:p>
          </table:table-cell>
        </table:table-row>
        <table:table-row table:style-name="ro1">
          <table:table-cell office:value-type="float" office:value="4767184" calcext:value-type="float">
            <text:p>4767184</text:p>
          </table:table-cell>
          <table:table-cell table:formula="of:=[.A300]/1000/(60*60*24)" office:value-type="time" office:time-value="PT01H19M27.184S" calcext:value-type="time">
            <text:p>01:1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661.7" calcext:value-type="float">
            <text:p>661.7</text:p>
          </table:table-cell>
          <table:table-cell office:value-type="float" office:value="788.56" calcext:value-type="float">
            <text:p>788.56</text:p>
          </table:table-cell>
        </table:table-row>
        <table:table-row table:style-name="ro1">
          <table:table-cell office:value-type="float" office:value="4783185" calcext:value-type="float">
            <text:p>4783185</text:p>
          </table:table-cell>
          <table:table-cell table:formula="of:=[.A301]/1000/(60*60*24)" office:value-type="time" office:time-value="PT01H19M43.185S" calcext:value-type="time">
            <text:p>01:1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1.79" calcext:value-type="float">
            <text:p>581.79</text:p>
          </table:table-cell>
          <table:table-cell office:value-type="float" office:value="663.92" calcext:value-type="float">
            <text:p>663.92</text:p>
          </table:table-cell>
          <table:table-cell office:value-type="float" office:value="791.15" calcext:value-type="float">
            <text:p>791.15</text:p>
          </table:table-cell>
        </table:table-row>
        <table:table-row table:style-name="ro1">
          <table:table-cell office:value-type="float" office:value="4799184" calcext:value-type="float">
            <text:p>4799184</text:p>
          </table:table-cell>
          <table:table-cell table:formula="of:=[.A302]/1000/(60*60*24)" office:value-type="time" office:time-value="PT01H19M59.184S" calcext:value-type="time">
            <text:p>01:19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8" calcext:value-type="float">
            <text:p>585.88</text:p>
          </table:table-cell>
          <table:table-cell office:value-type="float" office:value="666.14" calcext:value-type="float">
            <text:p>666.14</text:p>
          </table:table-cell>
          <table:table-cell office:value-type="float" office:value="793.75" calcext:value-type="float">
            <text:p>793.75</text:p>
          </table:table-cell>
        </table:table-row>
        <table:table-row table:style-name="ro1">
          <table:table-cell office:value-type="float" office:value="4815184" calcext:value-type="float">
            <text:p>4815184</text:p>
          </table:table-cell>
          <table:table-cell table:formula="of:=[.A303]/1000/(60*60*24)" office:value-type="time" office:time-value="PT01H20M15.184S" calcext:value-type="time">
            <text:p>01:2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668.36" calcext:value-type="float">
            <text:p>668.36</text:p>
          </table:table-cell>
          <table:table-cell office:value-type="float" office:value="796.35" calcext:value-type="float">
            <text:p>796.35</text:p>
          </table:table-cell>
        </table:table-row>
        <table:table-row table:style-name="ro1">
          <table:table-cell office:value-type="float" office:value="4831184" calcext:value-type="float">
            <text:p>4831184</text:p>
          </table:table-cell>
          <table:table-cell table:formula="of:=[.A304]/1000/(60*60*24)" office:value-type="time" office:time-value="PT01H20M31.184S" calcext:value-type="time">
            <text:p>01:2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5" calcext:value-type="float">
            <text:p>584.25</text:p>
          </table:table-cell>
          <table:table-cell office:value-type="float" office:value="670.58" calcext:value-type="float">
            <text:p>670.58</text:p>
          </table:table-cell>
          <table:table-cell office:value-type="float" office:value="798.95" calcext:value-type="float">
            <text:p>798.95</text:p>
          </table:table-cell>
        </table:table-row>
        <table:table-row table:style-name="ro1">
          <table:table-cell office:value-type="float" office:value="4847184" calcext:value-type="float">
            <text:p>4847184</text:p>
          </table:table-cell>
          <table:table-cell table:formula="of:=[.A305]/1000/(60*60*24)" office:value-type="time" office:time-value="PT01H20M47.184S" calcext:value-type="time">
            <text:p>01:2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38" calcext:value-type="float">
            <text:p>584.38</text:p>
          </table:table-cell>
          <table:table-cell office:value-type="float" office:value="672.8" calcext:value-type="float">
            <text:p>672.8</text:p>
          </table:table-cell>
          <table:table-cell office:value-type="float" office:value="801.55" calcext:value-type="float">
            <text:p>801.55</text:p>
          </table:table-cell>
        </table:table-row>
        <table:table-row table:style-name="ro1">
          <table:table-cell office:value-type="float" office:value="4863184" calcext:value-type="float">
            <text:p>4863184</text:p>
          </table:table-cell>
          <table:table-cell table:formula="of:=[.A306]/1000/(60*60*24)" office:value-type="time" office:time-value="PT01H21M03.184S" calcext:value-type="time">
            <text:p>01:2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5" calcext:value-type="float">
            <text:p>583.95</text:p>
          </table:table-cell>
          <table:table-cell office:value-type="float" office:value="675.02" calcext:value-type="float">
            <text:p>675.02</text:p>
          </table:table-cell>
          <table:table-cell office:value-type="float" office:value="804.14" calcext:value-type="float">
            <text:p>804.14</text:p>
          </table:table-cell>
        </table:table-row>
        <table:table-row table:style-name="ro1">
          <table:table-cell office:value-type="float" office:value="4879184" calcext:value-type="float">
            <text:p>4879184</text:p>
          </table:table-cell>
          <table:table-cell table:formula="of:=[.A307]/1000/(60*60*24)" office:value-type="time" office:time-value="PT01H21M19.184S" calcext:value-type="time">
            <text:p>01:2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677.24" calcext:value-type="float">
            <text:p>677.24</text:p>
          </table:table-cell>
          <table:table-cell office:value-type="float" office:value="806.74" calcext:value-type="float">
            <text:p>806.74</text:p>
          </table:table-cell>
        </table:table-row>
        <table:table-row table:style-name="ro1">
          <table:table-cell office:value-type="float" office:value="4895185" calcext:value-type="float">
            <text:p>4895185</text:p>
          </table:table-cell>
          <table:table-cell table:formula="of:=[.A308]/1000/(60*60*24)" office:value-type="time" office:time-value="PT01H21M35.185S" calcext:value-type="time">
            <text:p>01:21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79.46" calcext:value-type="float">
            <text:p>679.46</text:p>
          </table:table-cell>
          <table:table-cell office:value-type="float" office:value="809.34" calcext:value-type="float">
            <text:p>809.34</text:p>
          </table:table-cell>
        </table:table-row>
        <table:table-row table:style-name="ro1">
          <table:table-cell office:value-type="float" office:value="4911184" calcext:value-type="float">
            <text:p>4911184</text:p>
          </table:table-cell>
          <table:table-cell table:formula="of:=[.A309]/1000/(60*60*24)" office:value-type="time" office:time-value="PT01H21M51.184S" calcext:value-type="time">
            <text:p>01:2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" calcext:value-type="float">
            <text:p>584.4</text:p>
          </table:table-cell>
          <table:table-cell office:value-type="float" office:value="681.68" calcext:value-type="float">
            <text:p>681.68</text:p>
          </table:table-cell>
          <table:table-cell office:value-type="float" office:value="811.93" calcext:value-type="float">
            <text:p>811.93</text:p>
          </table:table-cell>
        </table:table-row>
        <table:table-row table:style-name="ro1">
          <table:table-cell office:value-type="float" office:value="4927185" calcext:value-type="float">
            <text:p>4927185</text:p>
          </table:table-cell>
          <table:table-cell table:formula="of:=[.A310]/1000/(60*60*24)" office:value-type="time" office:time-value="PT01H22M07.185S" calcext:value-type="time">
            <text:p>01:2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683.9" calcext:value-type="float">
            <text:p>683.9</text:p>
          </table:table-cell>
          <table:table-cell office:value-type="float" office:value="814.53" calcext:value-type="float">
            <text:p>814.53</text:p>
          </table:table-cell>
        </table:table-row>
        <table:table-row table:style-name="ro1">
          <table:table-cell office:value-type="float" office:value="4943185" calcext:value-type="float">
            <text:p>4943185</text:p>
          </table:table-cell>
          <table:table-cell table:formula="of:=[.A311]/1000/(60*60*24)" office:value-type="time" office:time-value="PT01H22M23.185S" calcext:value-type="time">
            <text:p>01:2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686.11" calcext:value-type="float">
            <text:p>686.11</text:p>
          </table:table-cell>
          <table:table-cell office:value-type="float" office:value="817.12" calcext:value-type="float">
            <text:p>817.12</text:p>
          </table:table-cell>
        </table:table-row>
        <table:table-row table:style-name="ro1">
          <table:table-cell office:value-type="float" office:value="4959184" calcext:value-type="float">
            <text:p>4959184</text:p>
          </table:table-cell>
          <table:table-cell table:formula="of:=[.A312]/1000/(60*60*24)" office:value-type="time" office:time-value="PT01H22M39.184S" calcext:value-type="time">
            <text:p>01:22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7" calcext:value-type="float">
            <text:p>585.97</text:p>
          </table:table-cell>
          <table:table-cell office:value-type="float" office:value="688.34" calcext:value-type="float">
            <text:p>688.34</text:p>
          </table:table-cell>
          <table:table-cell office:value-type="float" office:value="819.72" calcext:value-type="float">
            <text:p>819.72</text:p>
          </table:table-cell>
        </table:table-row>
        <table:table-row table:style-name="ro1">
          <table:table-cell office:value-type="float" office:value="4975185" calcext:value-type="float">
            <text:p>4975185</text:p>
          </table:table-cell>
          <table:table-cell table:formula="of:=[.A313]/1000/(60*60*24)" office:value-type="time" office:time-value="PT01H22M55.185S" calcext:value-type="time">
            <text:p>01:2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8" calcext:value-type="float">
            <text:p>584.18</text:p>
          </table:table-cell>
          <table:table-cell office:value-type="float" office:value="690.56" calcext:value-type="float">
            <text:p>690.56</text:p>
          </table:table-cell>
          <table:table-cell office:value-type="float" office:value="822.32" calcext:value-type="float">
            <text:p>822.32</text:p>
          </table:table-cell>
        </table:table-row>
        <table:table-row table:style-name="ro1">
          <table:table-cell office:value-type="float" office:value="4991184" calcext:value-type="float">
            <text:p>4991184</text:p>
          </table:table-cell>
          <table:table-cell table:formula="of:=[.A314]/1000/(60*60*24)" office:value-type="time" office:time-value="PT01H23M11.184S" calcext:value-type="time">
            <text:p>01:2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692.78" calcext:value-type="float">
            <text:p>692.78</text:p>
          </table:table-cell>
          <table:table-cell office:value-type="float" office:value="824.92" calcext:value-type="float">
            <text:p>824.92</text:p>
          </table:table-cell>
        </table:table-row>
        <table:table-row table:style-name="ro1">
          <table:table-cell office:value-type="float" office:value="5007184" calcext:value-type="float">
            <text:p>5007184</text:p>
          </table:table-cell>
          <table:table-cell table:formula="of:=[.A315]/1000/(60*60*24)" office:value-type="time" office:time-value="PT01H23M27.184S" calcext:value-type="time">
            <text:p>01:2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92" calcext:value-type="float">
            <text:p>499.92</text:p>
          </table:table-cell>
          <table:table-cell office:value-type="float" office:value="584.88" calcext:value-type="float">
            <text:p>584.88</text:p>
          </table:table-cell>
          <table:table-cell office:value-type="float" office:value="695" calcext:value-type="float">
            <text:p>695</text:p>
          </table:table-cell>
          <table:table-cell office:value-type="float" office:value="827.51" calcext:value-type="float">
            <text:p>827.51</text:p>
          </table:table-cell>
        </table:table-row>
        <table:table-row table:style-name="ro1">
          <table:table-cell office:value-type="float" office:value="5023184" calcext:value-type="float">
            <text:p>5023184</text:p>
          </table:table-cell>
          <table:table-cell table:formula="of:=[.A316]/1000/(60*60*24)" office:value-type="time" office:time-value="PT01H23M43.184S" calcext:value-type="time">
            <text:p>01:2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697.22" calcext:value-type="float">
            <text:p>697.22</text:p>
          </table:table-cell>
          <table:table-cell office:value-type="float" office:value="830.11" calcext:value-type="float">
            <text:p>830.11</text:p>
          </table:table-cell>
        </table:table-row>
        <table:table-row table:style-name="ro1">
          <table:table-cell office:value-type="float" office:value="5039184" calcext:value-type="float">
            <text:p>5039184</text:p>
          </table:table-cell>
          <table:table-cell table:formula="of:=[.A317]/1000/(60*60*24)" office:value-type="time" office:time-value="PT01H23M59.184S" calcext:value-type="time">
            <text:p>01:2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699.44" calcext:value-type="float">
            <text:p>699.44</text:p>
          </table:table-cell>
          <table:table-cell office:value-type="float" office:value="832.7" calcext:value-type="float">
            <text:p>832.7</text:p>
          </table:table-cell>
        </table:table-row>
        <table:table-row table:style-name="ro1">
          <table:table-cell office:value-type="float" office:value="5055184" calcext:value-type="float">
            <text:p>5055184</text:p>
          </table:table-cell>
          <table:table-cell table:formula="of:=[.A318]/1000/(60*60*24)" office:value-type="time" office:time-value="PT01H24M15.184S" calcext:value-type="time">
            <text:p>01:2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701.66" calcext:value-type="float">
            <text:p>701.66</text:p>
          </table:table-cell>
          <table:table-cell office:value-type="float" office:value="835.3" calcext:value-type="float">
            <text:p>835.3</text:p>
          </table:table-cell>
        </table:table-row>
        <table:table-row table:style-name="ro1">
          <table:table-cell office:value-type="float" office:value="5071184" calcext:value-type="float">
            <text:p>5071184</text:p>
          </table:table-cell>
          <table:table-cell table:formula="of:=[.A319]/1000/(60*60*24)" office:value-type="time" office:time-value="PT01H24M31.184S" calcext:value-type="time">
            <text:p>01:2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703.88" calcext:value-type="float">
            <text:p>703.88</text:p>
          </table:table-cell>
          <table:table-cell office:value-type="float" office:value="837.9" calcext:value-type="float">
            <text:p>837.9</text:p>
          </table:table-cell>
        </table:table-row>
        <table:table-row table:style-name="ro1">
          <table:table-cell office:value-type="float" office:value="5087184" calcext:value-type="float">
            <text:p>5087184</text:p>
          </table:table-cell>
          <table:table-cell table:formula="of:=[.A320]/1000/(60*60*24)" office:value-type="time" office:time-value="PT01H24M47.184S" calcext:value-type="time">
            <text:p>01:2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8" calcext:value-type="float">
            <text:p>584.28</text:p>
          </table:table-cell>
          <table:table-cell office:value-type="float" office:value="706.1" calcext:value-type="float">
            <text:p>706.1</text:p>
          </table:table-cell>
          <table:table-cell office:value-type="float" office:value="840.49" calcext:value-type="float">
            <text:p>840.49</text:p>
          </table:table-cell>
        </table:table-row>
        <table:table-row table:style-name="ro1">
          <table:table-cell office:value-type="float" office:value="5103184" calcext:value-type="float">
            <text:p>5103184</text:p>
          </table:table-cell>
          <table:table-cell table:formula="of:=[.A321]/1000/(60*60*24)" office:value-type="time" office:time-value="PT01H25M03.184S" calcext:value-type="time">
            <text:p>01:2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6" calcext:value-type="float">
            <text:p>582.16</text:p>
          </table:table-cell>
          <table:table-cell office:value-type="float" office:value="708.32" calcext:value-type="float">
            <text:p>708.32</text:p>
          </table:table-cell>
          <table:table-cell office:value-type="float" office:value="843.09" calcext:value-type="float">
            <text:p>843.09</text:p>
          </table:table-cell>
        </table:table-row>
        <table:table-row table:style-name="ro1">
          <table:table-cell office:value-type="float" office:value="5119184" calcext:value-type="float">
            <text:p>5119184</text:p>
          </table:table-cell>
          <table:table-cell table:formula="of:=[.A322]/1000/(60*60*24)" office:value-type="time" office:time-value="PT01H25M19.184S" calcext:value-type="time">
            <text:p>01:2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5" calcext:value-type="float">
            <text:p>584.25</text:p>
          </table:table-cell>
          <table:table-cell office:value-type="float" office:value="710.53" calcext:value-type="float">
            <text:p>710.53</text:p>
          </table:table-cell>
          <table:table-cell office:value-type="float" office:value="845.68" calcext:value-type="float">
            <text:p>845.68</text:p>
          </table:table-cell>
        </table:table-row>
        <table:table-row table:style-name="ro1">
          <table:table-cell office:value-type="float" office:value="5135184" calcext:value-type="float">
            <text:p>5135184</text:p>
          </table:table-cell>
          <table:table-cell table:formula="of:=[.A323]/1000/(60*60*24)" office:value-type="time" office:time-value="PT01H25M35.184S" calcext:value-type="time">
            <text:p>01:25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712.75" calcext:value-type="float">
            <text:p>712.75</text:p>
          </table:table-cell>
          <table:table-cell office:value-type="float" office:value="848.28" calcext:value-type="float">
            <text:p>848.28</text:p>
          </table:table-cell>
        </table:table-row>
        <table:table-row table:style-name="ro1">
          <table:table-cell office:value-type="float" office:value="5151184" calcext:value-type="float">
            <text:p>5151184</text:p>
          </table:table-cell>
          <table:table-cell table:formula="of:=[.A324]/1000/(60*60*24)" office:value-type="time" office:time-value="PT01H25M51.184S" calcext:value-type="time">
            <text:p>01:25:51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4.21" calcext:value-type="float">
            <text:p>584.21</text:p>
          </table:table-cell>
          <table:table-cell office:value-type="float" office:value="714.97" calcext:value-type="float">
            <text:p>714.97</text:p>
          </table:table-cell>
          <table:table-cell office:value-type="float" office:value="850.87" calcext:value-type="float">
            <text:p>850.87</text:p>
          </table:table-cell>
        </table:table-row>
        <table:table-row table:style-name="ro1">
          <table:table-cell office:value-type="float" office:value="5167184" calcext:value-type="float">
            <text:p>5167184</text:p>
          </table:table-cell>
          <table:table-cell table:formula="of:=[.A325]/1000/(60*60*24)" office:value-type="time" office:time-value="PT01H26M07.184S" calcext:value-type="time">
            <text:p>01:26:07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4.11" calcext:value-type="float">
            <text:p>584.11</text:p>
          </table:table-cell>
          <table:table-cell office:value-type="float" office:value="717.2" calcext:value-type="float">
            <text:p>717.2</text:p>
          </table:table-cell>
          <table:table-cell office:value-type="float" office:value="853.48" calcext:value-type="float">
            <text:p>853.48</text:p>
          </table:table-cell>
        </table:table-row>
        <table:table-row table:style-name="ro1">
          <table:table-cell office:value-type="float" office:value="5183184" calcext:value-type="float">
            <text:p>5183184</text:p>
          </table:table-cell>
          <table:table-cell table:formula="of:=[.A326]/1000/(60*60*24)" office:value-type="time" office:time-value="PT01H26M23.184S" calcext:value-type="time">
            <text:p>01:26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4" calcext:value-type="float">
            <text:p>585.74</text:p>
          </table:table-cell>
          <table:table-cell office:value-type="float" office:value="719.43" calcext:value-type="float">
            <text:p>719.43</text:p>
          </table:table-cell>
          <table:table-cell office:value-type="float" office:value="856.08" calcext:value-type="float">
            <text:p>856.08</text:p>
          </table:table-cell>
        </table:table-row>
        <table:table-row table:style-name="ro1">
          <table:table-cell office:value-type="float" office:value="5199184" calcext:value-type="float">
            <text:p>5199184</text:p>
          </table:table-cell>
          <table:table-cell table:formula="of:=[.A327]/1000/(60*60*24)" office:value-type="time" office:time-value="PT01H26M39.184S" calcext:value-type="time">
            <text:p>01:26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7" calcext:value-type="float">
            <text:p>583.97</text:p>
          </table:table-cell>
          <table:table-cell office:value-type="float" office:value="721.65" calcext:value-type="float">
            <text:p>721.65</text:p>
          </table:table-cell>
          <table:table-cell office:value-type="float" office:value="858.68" calcext:value-type="float">
            <text:p>858.68</text:p>
          </table:table-cell>
        </table:table-row>
        <table:table-row table:style-name="ro1">
          <table:table-cell office:value-type="float" office:value="5215184" calcext:value-type="float">
            <text:p>5215184</text:p>
          </table:table-cell>
          <table:table-cell table:formula="of:=[.A328]/1000/(60*60*24)" office:value-type="time" office:time-value="PT01H26M55.184S" calcext:value-type="time">
            <text:p>01:2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723.88" calcext:value-type="float">
            <text:p>723.88</text:p>
          </table:table-cell>
          <table:table-cell office:value-type="float" office:value="861.28" calcext:value-type="float">
            <text:p>861.28</text:p>
          </table:table-cell>
        </table:table-row>
        <table:table-row table:style-name="ro1">
          <table:table-cell office:value-type="float" office:value="5231184" calcext:value-type="float">
            <text:p>5231184</text:p>
          </table:table-cell>
          <table:table-cell table:formula="of:=[.A329]/1000/(60*60*24)" office:value-type="time" office:time-value="PT01H27M11.184S" calcext:value-type="time">
            <text:p>01:2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" calcext:value-type="float">
            <text:p>584.5</text:p>
          </table:table-cell>
          <table:table-cell office:value-type="float" office:value="726.09" calcext:value-type="float">
            <text:p>726.09</text:p>
          </table:table-cell>
          <table:table-cell office:value-type="float" office:value="863.88" calcext:value-type="float">
            <text:p>863.88</text:p>
          </table:table-cell>
        </table:table-row>
        <table:table-row table:style-name="ro1">
          <table:table-cell office:value-type="float" office:value="5247185" calcext:value-type="float">
            <text:p>5247185</text:p>
          </table:table-cell>
          <table:table-cell table:formula="of:=[.A330]/1000/(60*60*24)" office:value-type="time" office:time-value="PT01H27M27.185S" calcext:value-type="time">
            <text:p>01:2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5" calcext:value-type="float">
            <text:p>584.25</text:p>
          </table:table-cell>
          <table:table-cell office:value-type="float" office:value="728.31" calcext:value-type="float">
            <text:p>728.31</text:p>
          </table:table-cell>
          <table:table-cell office:value-type="float" office:value="866.47" calcext:value-type="float">
            <text:p>866.47</text:p>
          </table:table-cell>
        </table:table-row>
        <table:table-row table:style-name="ro1">
          <table:table-cell office:value-type="float" office:value="5263184" calcext:value-type="float">
            <text:p>5263184</text:p>
          </table:table-cell>
          <table:table-cell table:formula="of:=[.A331]/1000/(60*60*24)" office:value-type="time" office:time-value="PT01H27M43.184S" calcext:value-type="time">
            <text:p>01:2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730.53" calcext:value-type="float">
            <text:p>730.53</text:p>
          </table:table-cell>
          <table:table-cell office:value-type="float" office:value="869.07" calcext:value-type="float">
            <text:p>869.07</text:p>
          </table:table-cell>
        </table:table-row>
        <table:table-row table:style-name="ro1">
          <table:table-cell office:value-type="float" office:value="5279184" calcext:value-type="float">
            <text:p>5279184</text:p>
          </table:table-cell>
          <table:table-cell table:formula="of:=[.A332]/1000/(60*60*24)" office:value-type="time" office:time-value="PT01H27M59.184S" calcext:value-type="time">
            <text:p>01:2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4.64" calcext:value-type="float">
            <text:p>584.64</text:p>
          </table:table-cell>
          <table:table-cell office:value-type="float" office:value="732.75" calcext:value-type="float">
            <text:p>732.75</text:p>
          </table:table-cell>
          <table:table-cell office:value-type="float" office:value="871.66" calcext:value-type="float">
            <text:p>871.66</text:p>
          </table:table-cell>
        </table:table-row>
        <table:table-row table:style-name="ro1">
          <table:table-cell office:value-type="float" office:value="5295184" calcext:value-type="float">
            <text:p>5295184</text:p>
          </table:table-cell>
          <table:table-cell table:formula="of:=[.A333]/1000/(60*60*24)" office:value-type="time" office:time-value="PT01H28M15.184S" calcext:value-type="time">
            <text:p>01:2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734.97" calcext:value-type="float">
            <text:p>734.97</text:p>
          </table:table-cell>
          <table:table-cell office:value-type="float" office:value="874.26" calcext:value-type="float">
            <text:p>874.26</text:p>
          </table:table-cell>
        </table:table-row>
        <table:table-row table:style-name="ro1">
          <table:table-cell office:value-type="float" office:value="5311184" calcext:value-type="float">
            <text:p>5311184</text:p>
          </table:table-cell>
          <table:table-cell table:formula="of:=[.A334]/1000/(60*60*24)" office:value-type="time" office:time-value="PT01H28M31.184S" calcext:value-type="time">
            <text:p>01:2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737.19" calcext:value-type="float">
            <text:p>737.19</text:p>
          </table:table-cell>
          <table:table-cell office:value-type="float" office:value="876.85" calcext:value-type="float">
            <text:p>876.85</text:p>
          </table:table-cell>
        </table:table-row>
        <table:table-row table:style-name="ro1">
          <table:table-cell office:value-type="float" office:value="5327184" calcext:value-type="float">
            <text:p>5327184</text:p>
          </table:table-cell>
          <table:table-cell table:formula="of:=[.A335]/1000/(60*60*24)" office:value-type="time" office:time-value="PT01H28M47.184S" calcext:value-type="time">
            <text:p>01:2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739.41" calcext:value-type="float">
            <text:p>739.41</text:p>
          </table:table-cell>
          <table:table-cell office:value-type="float" office:value="879.45" calcext:value-type="float">
            <text:p>879.45</text:p>
          </table:table-cell>
        </table:table-row>
        <table:table-row table:style-name="ro1">
          <table:table-cell office:value-type="float" office:value="5343184" calcext:value-type="float">
            <text:p>5343184</text:p>
          </table:table-cell>
          <table:table-cell table:formula="of:=[.A336]/1000/(60*60*24)" office:value-type="time" office:time-value="PT01H29M03.184S" calcext:value-type="time">
            <text:p>01:2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741.63" calcext:value-type="float">
            <text:p>741.63</text:p>
          </table:table-cell>
          <table:table-cell office:value-type="float" office:value="882.04" calcext:value-type="float">
            <text:p>882.04</text:p>
          </table:table-cell>
        </table:table-row>
        <table:table-row table:style-name="ro1">
          <table:table-cell office:value-type="float" office:value="5359184" calcext:value-type="float">
            <text:p>5359184</text:p>
          </table:table-cell>
          <table:table-cell table:formula="of:=[.A337]/1000/(60*60*24)" office:value-type="time" office:time-value="PT01H29M19.184S" calcext:value-type="time">
            <text:p>01:29:19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5" calcext:value-type="float">
            <text:p>585.75</text:p>
          </table:table-cell>
          <table:table-cell office:value-type="float" office:value="743.85" calcext:value-type="float">
            <text:p>743.85</text:p>
          </table:table-cell>
          <table:table-cell office:value-type="float" office:value="884.64" calcext:value-type="float">
            <text:p>884.64</text:p>
          </table:table-cell>
        </table:table-row>
        <table:table-row table:style-name="ro1">
          <table:table-cell office:value-type="float" office:value="5375185" calcext:value-type="float">
            <text:p>5375185</text:p>
          </table:table-cell>
          <table:table-cell table:formula="of:=[.A338]/1000/(60*60*24)" office:value-type="time" office:time-value="PT01H29M35.185S" calcext:value-type="time">
            <text:p>01:29:35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9" calcext:value-type="float">
            <text:p>585.89</text:p>
          </table:table-cell>
          <table:table-cell office:value-type="float" office:value="746.08" calcext:value-type="float">
            <text:p>746.08</text:p>
          </table:table-cell>
          <table:table-cell office:value-type="float" office:value="887.25" calcext:value-type="float">
            <text:p>887.25</text:p>
          </table:table-cell>
        </table:table-row>
        <table:table-row table:style-name="ro1">
          <table:table-cell office:value-type="float" office:value="5391185" calcext:value-type="float">
            <text:p>5391185</text:p>
          </table:table-cell>
          <table:table-cell table:formula="of:=[.A339]/1000/(60*60*24)" office:value-type="time" office:time-value="PT01H29M51.185S" calcext:value-type="time">
            <text:p>01:2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748.3" calcext:value-type="float">
            <text:p>748.3</text:p>
          </table:table-cell>
          <table:table-cell office:value-type="float" office:value="889.85" calcext:value-type="float">
            <text:p>889.85</text:p>
          </table:table-cell>
        </table:table-row>
        <table:table-row table:style-name="ro1">
          <table:table-cell office:value-type="float" office:value="5407184" calcext:value-type="float">
            <text:p>5407184</text:p>
          </table:table-cell>
          <table:table-cell table:formula="of:=[.A340]/1000/(60*60*24)" office:value-type="time" office:time-value="PT01H30M07.184S" calcext:value-type="time">
            <text:p>01:30:07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9" calcext:value-type="float">
            <text:p>585.89</text:p>
          </table:table-cell>
          <table:table-cell office:value-type="float" office:value="750.52" calcext:value-type="float">
            <text:p>750.52</text:p>
          </table:table-cell>
          <table:table-cell office:value-type="float" office:value="892.44" calcext:value-type="float">
            <text:p>892.44</text:p>
          </table:table-cell>
        </table:table-row>
        <table:table-row table:style-name="ro1">
          <table:table-cell office:value-type="float" office:value="5423184" calcext:value-type="float">
            <text:p>5423184</text:p>
          </table:table-cell>
          <table:table-cell table:formula="of:=[.A341]/1000/(60*60*24)" office:value-type="time" office:time-value="PT01H30M23.184S" calcext:value-type="time">
            <text:p>01:3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52.75" calcext:value-type="float">
            <text:p>752.75</text:p>
          </table:table-cell>
          <table:table-cell office:value-type="float" office:value="895.04" calcext:value-type="float">
            <text:p>895.04</text:p>
          </table:table-cell>
        </table:table-row>
        <table:table-row table:style-name="ro1">
          <table:table-cell office:value-type="float" office:value="5439184" calcext:value-type="float">
            <text:p>5439184</text:p>
          </table:table-cell>
          <table:table-cell table:formula="of:=[.A342]/1000/(60*60*24)" office:value-type="time" office:time-value="PT01H30M39.184S" calcext:value-type="time">
            <text:p>01:3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51" calcext:value-type="float">
            <text:p>584.51</text:p>
          </table:table-cell>
          <table:table-cell office:value-type="float" office:value="754.96" calcext:value-type="float">
            <text:p>754.96</text:p>
          </table:table-cell>
          <table:table-cell office:value-type="float" office:value="897.64" calcext:value-type="float">
            <text:p>897.64</text:p>
          </table:table-cell>
        </table:table-row>
        <table:table-row table:style-name="ro1">
          <table:table-cell office:value-type="float" office:value="5455184" calcext:value-type="float">
            <text:p>5455184</text:p>
          </table:table-cell>
          <table:table-cell table:formula="of:=[.A343]/1000/(60*60*24)" office:value-type="time" office:time-value="PT01H30M55.184S" calcext:value-type="time">
            <text:p>01:3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757.18" calcext:value-type="float">
            <text:p>757.18</text:p>
          </table:table-cell>
          <table:table-cell office:value-type="float" office:value="900.23" calcext:value-type="float">
            <text:p>900.23</text:p>
          </table:table-cell>
        </table:table-row>
        <table:table-row table:style-name="ro1">
          <table:table-cell office:value-type="float" office:value="5471184" calcext:value-type="float">
            <text:p>5471184</text:p>
          </table:table-cell>
          <table:table-cell table:formula="of:=[.A344]/1000/(60*60*24)" office:value-type="time" office:time-value="PT01H31M11.184S" calcext:value-type="time">
            <text:p>01:3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759.4" calcext:value-type="float">
            <text:p>759.4</text:p>
          </table:table-cell>
          <table:table-cell office:value-type="float" office:value="902.83" calcext:value-type="float">
            <text:p>902.83</text:p>
          </table:table-cell>
        </table:table-row>
        <table:table-row table:style-name="ro1">
          <table:table-cell office:value-type="float" office:value="5487185" calcext:value-type="float">
            <text:p>5487185</text:p>
          </table:table-cell>
          <table:table-cell table:formula="of:=[.A345]/1000/(60*60*24)" office:value-type="time" office:time-value="PT01H31M27.185S" calcext:value-type="time">
            <text:p>01:3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761.62" calcext:value-type="float">
            <text:p>761.62</text:p>
          </table:table-cell>
          <table:table-cell office:value-type="float" office:value="905.42" calcext:value-type="float">
            <text:p>905.42</text:p>
          </table:table-cell>
        </table:table-row>
        <table:table-row table:style-name="ro1">
          <table:table-cell office:value-type="float" office:value="5503184" calcext:value-type="float">
            <text:p>5503184</text:p>
          </table:table-cell>
          <table:table-cell table:formula="of:=[.A346]/1000/(60*60*24)" office:value-type="time" office:time-value="PT01H31M43.184S" calcext:value-type="time">
            <text:p>01:31:43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6.1" calcext:value-type="float">
            <text:p>586.1</text:p>
          </table:table-cell>
          <table:table-cell office:value-type="float" office:value="763.85" calcext:value-type="float">
            <text:p>763.85</text:p>
          </table:table-cell>
          <table:table-cell office:value-type="float" office:value="908.02" calcext:value-type="float">
            <text:p>908.02</text:p>
          </table:table-cell>
        </table:table-row>
        <table:table-row table:style-name="ro1">
          <table:table-cell office:value-type="float" office:value="5519184" calcext:value-type="float">
            <text:p>5519184</text:p>
          </table:table-cell>
          <table:table-cell table:formula="of:=[.A347]/1000/(60*60*24)" office:value-type="time" office:time-value="PT01H31M59.184S" calcext:value-type="time">
            <text:p>01:31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3" calcext:value-type="float">
            <text:p>585.73</text:p>
          </table:table-cell>
          <table:table-cell office:value-type="float" office:value="766.07" calcext:value-type="float">
            <text:p>766.07</text:p>
          </table:table-cell>
          <table:table-cell office:value-type="float" office:value="910.62" calcext:value-type="float">
            <text:p>910.62</text:p>
          </table:table-cell>
        </table:table-row>
        <table:table-row table:style-name="ro1">
          <table:table-cell office:value-type="float" office:value="5535184" calcext:value-type="float">
            <text:p>5535184</text:p>
          </table:table-cell>
          <table:table-cell table:formula="of:=[.A348]/1000/(60*60*24)" office:value-type="time" office:time-value="PT01H32M15.184S" calcext:value-type="time">
            <text:p>01:3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768.29" calcext:value-type="float">
            <text:p>768.29</text:p>
          </table:table-cell>
          <table:table-cell office:value-type="float" office:value="913.22" calcext:value-type="float">
            <text:p>913.22</text:p>
          </table:table-cell>
        </table:table-row>
        <table:table-row table:style-name="ro1">
          <table:table-cell office:value-type="float" office:value="5551184" calcext:value-type="float">
            <text:p>5551184</text:p>
          </table:table-cell>
          <table:table-cell table:formula="of:=[.A349]/1000/(60*60*24)" office:value-type="time" office:time-value="PT01H32M31.184S" calcext:value-type="time">
            <text:p>01:3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770.51" calcext:value-type="float">
            <text:p>770.51</text:p>
          </table:table-cell>
          <table:table-cell office:value-type="float" office:value="915.81" calcext:value-type="float">
            <text:p>915.81</text:p>
          </table:table-cell>
        </table:table-row>
        <table:table-row table:style-name="ro1">
          <table:table-cell office:value-type="float" office:value="5567184" calcext:value-type="float">
            <text:p>5567184</text:p>
          </table:table-cell>
          <table:table-cell table:formula="of:=[.A350]/1000/(60*60*24)" office:value-type="time" office:time-value="PT01H32M47.184S" calcext:value-type="time">
            <text:p>01:32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5" calcext:value-type="float">
            <text:p>581.95</text:p>
          </table:table-cell>
          <table:table-cell office:value-type="float" office:value="772.73" calcext:value-type="float">
            <text:p>772.73</text:p>
          </table:table-cell>
          <table:table-cell office:value-type="float" office:value="918.41" calcext:value-type="float">
            <text:p>918.41</text:p>
          </table:table-cell>
        </table:table-row>
        <table:table-row table:style-name="ro1">
          <table:table-cell office:value-type="float" office:value="5583184" calcext:value-type="float">
            <text:p>5583184</text:p>
          </table:table-cell>
          <table:table-cell table:formula="of:=[.A351]/1000/(60*60*24)" office:value-type="time" office:time-value="PT01H33M03.184S" calcext:value-type="time">
            <text:p>01:3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774.95" calcext:value-type="float">
            <text:p>774.95</text:p>
          </table:table-cell>
          <table:table-cell office:value-type="float" office:value="921" calcext:value-type="float">
            <text:p>921</text:p>
          </table:table-cell>
        </table:table-row>
        <table:table-row table:style-name="ro1">
          <table:table-cell office:value-type="float" office:value="5599184" calcext:value-type="float">
            <text:p>5599184</text:p>
          </table:table-cell>
          <table:table-cell table:formula="of:=[.A352]/1000/(60*60*24)" office:value-type="time" office:time-value="PT01H33M19.184S" calcext:value-type="time">
            <text:p>01:3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5" calcext:value-type="float">
            <text:p>584.15</text:p>
          </table:table-cell>
          <table:table-cell office:value-type="float" office:value="777.17" calcext:value-type="float">
            <text:p>777.17</text:p>
          </table:table-cell>
          <table:table-cell office:value-type="float" office:value="923.59" calcext:value-type="float">
            <text:p>923.59</text:p>
          </table:table-cell>
        </table:table-row>
        <table:table-row table:style-name="ro1">
          <table:table-cell office:value-type="float" office:value="5615184" calcext:value-type="float">
            <text:p>5615184</text:p>
          </table:table-cell>
          <table:table-cell table:formula="of:=[.A353]/1000/(60*60*24)" office:value-type="time" office:time-value="PT01H33M35.184S" calcext:value-type="time">
            <text:p>01:3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4.49" calcext:value-type="float">
            <text:p>584.49</text:p>
          </table:table-cell>
          <table:table-cell office:value-type="float" office:value="779.39" calcext:value-type="float">
            <text:p>779.39</text:p>
          </table:table-cell>
          <table:table-cell office:value-type="float" office:value="926.19" calcext:value-type="float">
            <text:p>926.19</text:p>
          </table:table-cell>
        </table:table-row>
        <table:table-row table:style-name="ro1">
          <table:table-cell office:value-type="float" office:value="5631184" calcext:value-type="float">
            <text:p>5631184</text:p>
          </table:table-cell>
          <table:table-cell table:formula="of:=[.A354]/1000/(60*60*24)" office:value-type="time" office:time-value="PT01H33M51.184S" calcext:value-type="time">
            <text:p>01:3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781.61" calcext:value-type="float">
            <text:p>781.61</text:p>
          </table:table-cell>
          <table:table-cell office:value-type="float" office:value="928.78" calcext:value-type="float">
            <text:p>928.78</text:p>
          </table:table-cell>
        </table:table-row>
        <table:table-row table:style-name="ro1">
          <table:table-cell office:value-type="float" office:value="5647184" calcext:value-type="float">
            <text:p>5647184</text:p>
          </table:table-cell>
          <table:table-cell table:formula="of:=[.A355]/1000/(60*60*24)" office:value-type="time" office:time-value="PT01H34M07.184S" calcext:value-type="time">
            <text:p>01:3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39" calcext:value-type="float">
            <text:p>584.39</text:p>
          </table:table-cell>
          <table:table-cell office:value-type="float" office:value="783.83" calcext:value-type="float">
            <text:p>783.83</text:p>
          </table:table-cell>
          <table:table-cell office:value-type="float" office:value="931.38" calcext:value-type="float">
            <text:p>931.38</text:p>
          </table:table-cell>
        </table:table-row>
        <table:table-row table:style-name="ro1">
          <table:table-cell office:value-type="float" office:value="5663185" calcext:value-type="float">
            <text:p>5663185</text:p>
          </table:table-cell>
          <table:table-cell table:formula="of:=[.A356]/1000/(60*60*24)" office:value-type="time" office:time-value="PT01H34M23.185S" calcext:value-type="time">
            <text:p>01:34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5" calcext:value-type="float">
            <text:p>585.75</text:p>
          </table:table-cell>
          <table:table-cell office:value-type="float" office:value="786.05" calcext:value-type="float">
            <text:p>786.05</text:p>
          </table:table-cell>
          <table:table-cell office:value-type="float" office:value="933.97" calcext:value-type="float">
            <text:p>933.97</text:p>
          </table:table-cell>
        </table:table-row>
        <table:table-row table:style-name="ro1">
          <table:table-cell office:value-type="float" office:value="5679184" calcext:value-type="float">
            <text:p>5679184</text:p>
          </table:table-cell>
          <table:table-cell table:formula="of:=[.A357]/1000/(60*60*24)" office:value-type="time" office:time-value="PT01H34M39.184S" calcext:value-type="time">
            <text:p>01:34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4" calcext:value-type="float">
            <text:p>500.4</text:p>
          </table:table-cell>
          <table:table-cell office:value-type="float" office:value="585.5" calcext:value-type="float">
            <text:p>585.5</text:p>
          </table:table-cell>
          <table:table-cell office:value-type="float" office:value="788.28" calcext:value-type="float">
            <text:p>788.28</text:p>
          </table:table-cell>
          <table:table-cell office:value-type="float" office:value="936.58" calcext:value-type="float">
            <text:p>936.58</text:p>
          </table:table-cell>
        </table:table-row>
        <table:table-row table:style-name="ro1">
          <table:table-cell office:value-type="float" office:value="5695184" calcext:value-type="float">
            <text:p>5695184</text:p>
          </table:table-cell>
          <table:table-cell table:formula="of:=[.A358]/1000/(60*60*24)" office:value-type="time" office:time-value="PT01H34M55.184S" calcext:value-type="time">
            <text:p>01:3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790.5" calcext:value-type="float">
            <text:p>790.5</text:p>
          </table:table-cell>
          <table:table-cell office:value-type="float" office:value="939.17" calcext:value-type="float">
            <text:p>939.17</text:p>
          </table:table-cell>
        </table:table-row>
        <table:table-row table:style-name="ro1">
          <table:table-cell office:value-type="float" office:value="5711184" calcext:value-type="float">
            <text:p>5711184</text:p>
          </table:table-cell>
          <table:table-cell table:formula="of:=[.A359]/1000/(60*60*24)" office:value-type="time" office:time-value="PT01H35M11.184S" calcext:value-type="time">
            <text:p>01:3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792.72" calcext:value-type="float">
            <text:p>792.72</text:p>
          </table:table-cell>
          <table:table-cell office:value-type="float" office:value="941.77" calcext:value-type="float">
            <text:p>941.77</text:p>
          </table:table-cell>
        </table:table-row>
        <table:table-row table:style-name="ro1">
          <table:table-cell office:value-type="float" office:value="5727184" calcext:value-type="float">
            <text:p>5727184</text:p>
          </table:table-cell>
          <table:table-cell table:formula="of:=[.A360]/1000/(60*60*24)" office:value-type="time" office:time-value="PT01H35M27.184S" calcext:value-type="time">
            <text:p>01:3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794.94" calcext:value-type="float">
            <text:p>794.94</text:p>
          </table:table-cell>
          <table:table-cell office:value-type="float" office:value="944.36" calcext:value-type="float">
            <text:p>944.36</text:p>
          </table:table-cell>
        </table:table-row>
        <table:table-row table:style-name="ro1">
          <table:table-cell office:value-type="float" office:value="5743184" calcext:value-type="float">
            <text:p>5743184</text:p>
          </table:table-cell>
          <table:table-cell table:formula="of:=[.A361]/1000/(60*60*24)" office:value-type="time" office:time-value="PT01H35M43.184S" calcext:value-type="time">
            <text:p>01:35:43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8" calcext:value-type="float">
            <text:p>583.98</text:p>
          </table:table-cell>
          <table:table-cell office:value-type="float" office:value="797.16" calcext:value-type="float">
            <text:p>797.16</text:p>
          </table:table-cell>
          <table:table-cell office:value-type="float" office:value="946.96" calcext:value-type="float">
            <text:p>946.96</text:p>
          </table:table-cell>
        </table:table-row>
        <table:table-row table:style-name="ro1">
          <table:table-cell office:value-type="float" office:value="5759185" calcext:value-type="float">
            <text:p>5759185</text:p>
          </table:table-cell>
          <table:table-cell table:formula="of:=[.A362]/1000/(60*60*24)" office:value-type="time" office:time-value="PT01H35M59.185S" calcext:value-type="time">
            <text:p>01:35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3" calcext:value-type="float">
            <text:p>583.73</text:p>
          </table:table-cell>
          <table:table-cell office:value-type="float" office:value="799.38" calcext:value-type="float">
            <text:p>799.38</text:p>
          </table:table-cell>
          <table:table-cell office:value-type="float" office:value="949.56" calcext:value-type="float">
            <text:p>949.56</text:p>
          </table:table-cell>
        </table:table-row>
        <table:table-row table:style-name="ro1">
          <table:table-cell office:value-type="float" office:value="5775185" calcext:value-type="float">
            <text:p>5775185</text:p>
          </table:table-cell>
          <table:table-cell table:formula="of:=[.A363]/1000/(60*60*24)" office:value-type="time" office:time-value="PT01H36M15.185S" calcext:value-type="time">
            <text:p>01:3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801.61" calcext:value-type="float">
            <text:p>801.61</text:p>
          </table:table-cell>
          <table:table-cell office:value-type="float" office:value="952.16" calcext:value-type="float">
            <text:p>952.16</text:p>
          </table:table-cell>
        </table:table-row>
        <table:table-row table:style-name="ro1">
          <table:table-cell office:value-type="float" office:value="5791184" calcext:value-type="float">
            <text:p>5791184</text:p>
          </table:table-cell>
          <table:table-cell table:formula="of:=[.A364]/1000/(60*60*24)" office:value-type="time" office:time-value="PT01H36M31.184S" calcext:value-type="time">
            <text:p>01:3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803.83" calcext:value-type="float">
            <text:p>803.83</text:p>
          </table:table-cell>
          <table:table-cell office:value-type="float" office:value="954.75" calcext:value-type="float">
            <text:p>954.75</text:p>
          </table:table-cell>
        </table:table-row>
        <table:table-row table:style-name="ro1">
          <table:table-cell office:value-type="float" office:value="5807184" calcext:value-type="float">
            <text:p>5807184</text:p>
          </table:table-cell>
          <table:table-cell table:formula="of:=[.A365]/1000/(60*60*24)" office:value-type="time" office:time-value="PT01H36M47.184S" calcext:value-type="time">
            <text:p>01:3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806.05" calcext:value-type="float">
            <text:p>806.05</text:p>
          </table:table-cell>
          <table:table-cell office:value-type="float" office:value="957.35" calcext:value-type="float">
            <text:p>957.35</text:p>
          </table:table-cell>
        </table:table-row>
        <table:table-row table:style-name="ro1">
          <table:table-cell office:value-type="float" office:value="5823184" calcext:value-type="float">
            <text:p>5823184</text:p>
          </table:table-cell>
          <table:table-cell table:formula="of:=[.A366]/1000/(60*60*24)" office:value-type="time" office:time-value="PT01H37M03.184S" calcext:value-type="time">
            <text:p>01:3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5" calcext:value-type="float">
            <text:p>584.25</text:p>
          </table:table-cell>
          <table:table-cell office:value-type="float" office:value="808.27" calcext:value-type="float">
            <text:p>808.27</text:p>
          </table:table-cell>
          <table:table-cell office:value-type="float" office:value="959.94" calcext:value-type="float">
            <text:p>959.94</text:p>
          </table:table-cell>
        </table:table-row>
        <table:table-row table:style-name="ro1">
          <table:table-cell office:value-type="float" office:value="5839185" calcext:value-type="float">
            <text:p>5839185</text:p>
          </table:table-cell>
          <table:table-cell table:formula="of:=[.A367]/1000/(60*60*24)" office:value-type="time" office:time-value="PT01H37M19.185S" calcext:value-type="time">
            <text:p>01:3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810.49" calcext:value-type="float">
            <text:p>810.49</text:p>
          </table:table-cell>
          <table:table-cell office:value-type="float" office:value="962.53" calcext:value-type="float">
            <text:p>962.53</text:p>
          </table:table-cell>
        </table:table-row>
        <table:table-row table:style-name="ro1">
          <table:table-cell office:value-type="float" office:value="5855184" calcext:value-type="float">
            <text:p>5855184</text:p>
          </table:table-cell>
          <table:table-cell table:formula="of:=[.A368]/1000/(60*60*24)" office:value-type="time" office:time-value="PT01H37M35.184S" calcext:value-type="time">
            <text:p>01:3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812.71" calcext:value-type="float">
            <text:p>812.71</text:p>
          </table:table-cell>
          <table:table-cell office:value-type="float" office:value="965.13" calcext:value-type="float">
            <text:p>965.13</text:p>
          </table:table-cell>
        </table:table-row>
        <table:table-row table:style-name="ro1">
          <table:table-cell office:value-type="float" office:value="5871184" calcext:value-type="float">
            <text:p>5871184</text:p>
          </table:table-cell>
          <table:table-cell table:formula="of:=[.A369]/1000/(60*60*24)" office:value-type="time" office:time-value="PT01H37M51.184S" calcext:value-type="time">
            <text:p>01:37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814.92" calcext:value-type="float">
            <text:p>814.92</text:p>
          </table:table-cell>
          <table:table-cell office:value-type="float" office:value="967.72" calcext:value-type="float">
            <text:p>967.72</text:p>
          </table:table-cell>
        </table:table-row>
        <table:table-row table:style-name="ro1">
          <table:table-cell office:value-type="float" office:value="5887184" calcext:value-type="float">
            <text:p>5887184</text:p>
          </table:table-cell>
          <table:table-cell table:formula="of:=[.A370]/1000/(60*60*24)" office:value-type="time" office:time-value="PT01H38M07.184S" calcext:value-type="time">
            <text:p>01:3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817.14" calcext:value-type="float">
            <text:p>817.14</text:p>
          </table:table-cell>
          <table:table-cell office:value-type="float" office:value="970.31" calcext:value-type="float">
            <text:p>970.31</text:p>
          </table:table-cell>
        </table:table-row>
        <table:table-row table:style-name="ro1">
          <table:table-cell office:value-type="float" office:value="5903184" calcext:value-type="float">
            <text:p>5903184</text:p>
          </table:table-cell>
          <table:table-cell table:formula="of:=[.A371]/1000/(60*60*24)" office:value-type="time" office:time-value="PT01H38M23.184S" calcext:value-type="time">
            <text:p>01:3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1" calcext:value-type="float">
            <text:p>584.01</text:p>
          </table:table-cell>
          <table:table-cell office:value-type="float" office:value="819.36" calcext:value-type="float">
            <text:p>819.36</text:p>
          </table:table-cell>
          <table:table-cell office:value-type="float" office:value="972.91" calcext:value-type="float">
            <text:p>972.91</text:p>
          </table:table-cell>
        </table:table-row>
        <table:table-row table:style-name="ro1">
          <table:table-cell office:value-type="float" office:value="5919184" calcext:value-type="float">
            <text:p>5919184</text:p>
          </table:table-cell>
          <table:table-cell table:formula="of:=[.A372]/1000/(60*60*24)" office:value-type="time" office:time-value="PT01H38M39.184S" calcext:value-type="time">
            <text:p>01:3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821.58" calcext:value-type="float">
            <text:p>821.58</text:p>
          </table:table-cell>
          <table:table-cell office:value-type="float" office:value="975.5" calcext:value-type="float">
            <text:p>975.5</text:p>
          </table:table-cell>
        </table:table-row>
        <table:table-row table:style-name="ro1">
          <table:table-cell office:value-type="float" office:value="5935184" calcext:value-type="float">
            <text:p>5935184</text:p>
          </table:table-cell>
          <table:table-cell table:formula="of:=[.A373]/1000/(60*60*24)" office:value-type="time" office:time-value="PT01H38M55.184S" calcext:value-type="time">
            <text:p>01:3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823.8" calcext:value-type="float">
            <text:p>823.8</text:p>
          </table:table-cell>
          <table:table-cell office:value-type="float" office:value="978.09" calcext:value-type="float">
            <text:p>978.09</text:p>
          </table:table-cell>
        </table:table-row>
        <table:table-row table:style-name="ro1">
          <table:table-cell office:value-type="float" office:value="5951184" calcext:value-type="float">
            <text:p>5951184</text:p>
          </table:table-cell>
          <table:table-cell table:formula="of:=[.A374]/1000/(60*60*24)" office:value-type="time" office:time-value="PT01H39M11.184S" calcext:value-type="time">
            <text:p>01:3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826.02" calcext:value-type="float">
            <text:p>826.02</text:p>
          </table:table-cell>
          <table:table-cell office:value-type="float" office:value="980.69" calcext:value-type="float">
            <text:p>980.69</text:p>
          </table:table-cell>
        </table:table-row>
        <table:table-row table:style-name="ro1">
          <table:table-cell office:value-type="float" office:value="5967184" calcext:value-type="float">
            <text:p>5967184</text:p>
          </table:table-cell>
          <table:table-cell table:formula="of:=[.A375]/1000/(60*60*24)" office:value-type="time" office:time-value="PT01H39M27.184S" calcext:value-type="time">
            <text:p>01:39:27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8" calcext:value-type="float">
            <text:p>585.98</text:p>
          </table:table-cell>
          <table:table-cell office:value-type="float" office:value="828.24" calcext:value-type="float">
            <text:p>828.24</text:p>
          </table:table-cell>
          <table:table-cell office:value-type="float" office:value="983.28" calcext:value-type="float">
            <text:p>983.28</text:p>
          </table:table-cell>
        </table:table-row>
        <table:table-row table:style-name="ro1">
          <table:table-cell office:value-type="float" office:value="5983184" calcext:value-type="float">
            <text:p>5983184</text:p>
          </table:table-cell>
          <table:table-cell table:formula="of:=[.A376]/1000/(60*60*24)" office:value-type="time" office:time-value="PT01H39M43.184S" calcext:value-type="time">
            <text:p>01:39:43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5.74" calcext:value-type="float">
            <text:p>585.74</text:p>
          </table:table-cell>
          <table:table-cell office:value-type="float" office:value="830.47" calcext:value-type="float">
            <text:p>830.47</text:p>
          </table:table-cell>
          <table:table-cell office:value-type="float" office:value="985.88" calcext:value-type="float">
            <text:p>985.88</text:p>
          </table:table-cell>
        </table:table-row>
        <table:table-row table:style-name="ro1">
          <table:table-cell office:value-type="float" office:value="5999184" calcext:value-type="float">
            <text:p>5999184</text:p>
          </table:table-cell>
          <table:table-cell table:formula="of:=[.A377]/1000/(60*60*24)" office:value-type="time" office:time-value="PT01H39M59.184S" calcext:value-type="time">
            <text:p>01:39:59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7" calcext:value-type="float">
            <text:p>583.87</text:p>
          </table:table-cell>
          <table:table-cell office:value-type="float" office:value="832.69" calcext:value-type="float">
            <text:p>832.69</text:p>
          </table:table-cell>
          <table:table-cell office:value-type="float" office:value="988.48" calcext:value-type="float">
            <text:p>988.48</text:p>
          </table:table-cell>
        </table:table-row>
        <table:table-row table:style-name="ro1">
          <table:table-cell office:value-type="float" office:value="6015184" calcext:value-type="float">
            <text:p>6015184</text:p>
          </table:table-cell>
          <table:table-cell table:formula="of:=[.A378]/1000/(60*60*24)" office:value-type="time" office:time-value="PT01H40M15.184S" calcext:value-type="time">
            <text:p>01:40:15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5.88" calcext:value-type="float">
            <text:p>585.88</text:p>
          </table:table-cell>
          <table:table-cell office:value-type="float" office:value="834.92" calcext:value-type="float">
            <text:p>834.92</text:p>
          </table:table-cell>
          <table:table-cell office:value-type="float" office:value="991.08" calcext:value-type="float">
            <text:p>991.08</text:p>
          </table:table-cell>
        </table:table-row>
        <table:table-row table:style-name="ro1">
          <table:table-cell office:value-type="float" office:value="6031184" calcext:value-type="float">
            <text:p>6031184</text:p>
          </table:table-cell>
          <table:table-cell table:formula="of:=[.A379]/1000/(60*60*24)" office:value-type="time" office:time-value="PT01H40M31.184S" calcext:value-type="time">
            <text:p>01:40:31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7" calcext:value-type="float">
            <text:p>583.97</text:p>
          </table:table-cell>
          <table:table-cell office:value-type="float" office:value="837.14" calcext:value-type="float">
            <text:p>837.14</text:p>
          </table:table-cell>
          <table:table-cell office:value-type="float" office:value="993.68" calcext:value-type="float">
            <text:p>993.68</text:p>
          </table:table-cell>
        </table:table-row>
        <table:table-row table:style-name="ro1">
          <table:table-cell office:value-type="float" office:value="6047184" calcext:value-type="float">
            <text:p>6047184</text:p>
          </table:table-cell>
          <table:table-cell table:formula="of:=[.A380]/1000/(60*60*24)" office:value-type="time" office:time-value="PT01H40M47.184S" calcext:value-type="time">
            <text:p>01:40:47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5.98" calcext:value-type="float">
            <text:p>585.98</text:p>
          </table:table-cell>
          <table:table-cell office:value-type="float" office:value="839.37" calcext:value-type="float">
            <text:p>839.37</text:p>
          </table:table-cell>
          <table:table-cell office:value-type="float" office:value="996.28" calcext:value-type="float">
            <text:p>996.28</text:p>
          </table:table-cell>
        </table:table-row>
        <table:table-row table:style-name="ro1">
          <table:table-cell office:value-type="float" office:value="6063184" calcext:value-type="float">
            <text:p>6063184</text:p>
          </table:table-cell>
          <table:table-cell table:formula="of:=[.A381]/1000/(60*60*24)" office:value-type="time" office:time-value="PT01H41M03.184S" calcext:value-type="time">
            <text:p>01:4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841.59" calcext:value-type="float">
            <text:p>841.59</text:p>
          </table:table-cell>
          <table:table-cell office:value-type="float" office:value="998.87" calcext:value-type="float">
            <text:p>998.87</text:p>
          </table:table-cell>
        </table:table-row>
        <table:table-row table:style-name="ro1">
          <table:table-cell office:value-type="float" office:value="6079184" calcext:value-type="float">
            <text:p>6079184</text:p>
          </table:table-cell>
          <table:table-cell table:formula="of:=[.A382]/1000/(60*60*24)" office:value-type="time" office:time-value="PT01H41M19.184S" calcext:value-type="time">
            <text:p>01:41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3.94" calcext:value-type="float">
            <text:p>583.94</text:p>
          </table:table-cell>
          <table:table-cell office:value-type="float" office:value="843.81" calcext:value-type="float">
            <text:p>843.81</text:p>
          </table:table-cell>
          <table:table-cell office:value-type="float" office:value="1001.46" calcext:value-type="float">
            <text:p>1001.46</text:p>
          </table:table-cell>
        </table:table-row>
        <table:table-row table:style-name="ro1">
          <table:table-cell office:value-type="float" office:value="6095184" calcext:value-type="float">
            <text:p>6095184</text:p>
          </table:table-cell>
          <table:table-cell table:formula="of:=[.A383]/1000/(60*60*24)" office:value-type="time" office:time-value="PT01H41M35.184S" calcext:value-type="time">
            <text:p>01:41:35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4.21" calcext:value-type="float">
            <text:p>584.21</text:p>
          </table:table-cell>
          <table:table-cell office:value-type="float" office:value="846.03" calcext:value-type="float">
            <text:p>846.03</text:p>
          </table:table-cell>
          <table:table-cell office:value-type="float" office:value="1004.06" calcext:value-type="float">
            <text:p>1004.06</text:p>
          </table:table-cell>
        </table:table-row>
        <table:table-row table:style-name="ro1">
          <table:table-cell office:value-type="float" office:value="6111184" calcext:value-type="float">
            <text:p>6111184</text:p>
          </table:table-cell>
          <table:table-cell table:formula="of:=[.A384]/1000/(60*60*24)" office:value-type="time" office:time-value="PT01H41M51.184S" calcext:value-type="time">
            <text:p>01:41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848.25" calcext:value-type="float">
            <text:p>848.25</text:p>
          </table:table-cell>
          <table:table-cell office:value-type="float" office:value="1006.65" calcext:value-type="float">
            <text:p>1006.65</text:p>
          </table:table-cell>
        </table:table-row>
        <table:table-row table:style-name="ro1">
          <table:table-cell office:value-type="float" office:value="6127184" calcext:value-type="float">
            <text:p>6127184</text:p>
          </table:table-cell>
          <table:table-cell table:formula="of:=[.A385]/1000/(60*60*24)" office:value-type="time" office:time-value="PT01H42M07.184S" calcext:value-type="time">
            <text:p>01:42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1" calcext:value-type="float">
            <text:p>584.01</text:p>
          </table:table-cell>
          <table:table-cell office:value-type="float" office:value="850.47" calcext:value-type="float">
            <text:p>850.47</text:p>
          </table:table-cell>
          <table:table-cell office:value-type="float" office:value="1009.25" calcext:value-type="float">
            <text:p>1009.25</text:p>
          </table:table-cell>
        </table:table-row>
        <table:table-row table:style-name="ro1">
          <table:table-cell office:value-type="float" office:value="6143184" calcext:value-type="float">
            <text:p>6143184</text:p>
          </table:table-cell>
          <table:table-cell table:formula="of:=[.A386]/1000/(60*60*24)" office:value-type="time" office:time-value="PT01H42M23.184S" calcext:value-type="time">
            <text:p>01:4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852.69" calcext:value-type="float">
            <text:p>852.69</text:p>
          </table:table-cell>
          <table:table-cell office:value-type="float" office:value="1011.84" calcext:value-type="float">
            <text:p>1011.84</text:p>
          </table:table-cell>
        </table:table-row>
        <table:table-row table:style-name="ro1">
          <table:table-cell office:value-type="float" office:value="6159184" calcext:value-type="float">
            <text:p>6159184</text:p>
          </table:table-cell>
          <table:table-cell table:formula="of:=[.A387]/1000/(60*60*24)" office:value-type="time" office:time-value="PT01H42M39.184S" calcext:value-type="time">
            <text:p>01:4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854.91" calcext:value-type="float">
            <text:p>854.91</text:p>
          </table:table-cell>
          <table:table-cell office:value-type="float" office:value="1014.43" calcext:value-type="float">
            <text:p>1014.43</text:p>
          </table:table-cell>
        </table:table-row>
        <table:table-row table:style-name="ro1">
          <table:table-cell office:value-type="float" office:value="6175185" calcext:value-type="float">
            <text:p>6175185</text:p>
          </table:table-cell>
          <table:table-cell table:formula="of:=[.A388]/1000/(60*60*24)" office:value-type="time" office:time-value="PT01H42M55.185S" calcext:value-type="time">
            <text:p>01:4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857.13" calcext:value-type="float">
            <text:p>857.13</text:p>
          </table:table-cell>
          <table:table-cell office:value-type="float" office:value="1017.02" calcext:value-type="float">
            <text:p>1017.02</text:p>
          </table:table-cell>
        </table:table-row>
        <table:table-row table:style-name="ro1">
          <table:table-cell office:value-type="float" office:value="6191184" calcext:value-type="float">
            <text:p>6191184</text:p>
          </table:table-cell>
          <table:table-cell table:formula="of:=[.A389]/1000/(60*60*24)" office:value-type="time" office:time-value="PT01H43M11.184S" calcext:value-type="time">
            <text:p>01:43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39" calcext:value-type="float">
            <text:p>584.39</text:p>
          </table:table-cell>
          <table:table-cell office:value-type="float" office:value="859.35" calcext:value-type="float">
            <text:p>859.35</text:p>
          </table:table-cell>
          <table:table-cell office:value-type="float" office:value="1019.62" calcext:value-type="float">
            <text:p>1019.62</text:p>
          </table:table-cell>
        </table:table-row>
        <table:table-row table:style-name="ro1">
          <table:table-cell office:value-type="float" office:value="6207184" calcext:value-type="float">
            <text:p>6207184</text:p>
          </table:table-cell>
          <table:table-cell table:formula="of:=[.A390]/1000/(60*60*24)" office:value-type="time" office:time-value="PT01H43M27.184S" calcext:value-type="time">
            <text:p>01:4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861.57" calcext:value-type="float">
            <text:p>861.57</text:p>
          </table:table-cell>
          <table:table-cell office:value-type="float" office:value="1022.21" calcext:value-type="float">
            <text:p>1022.21</text:p>
          </table:table-cell>
        </table:table-row>
        <table:table-row table:style-name="ro1">
          <table:table-cell office:value-type="float" office:value="6223184" calcext:value-type="float">
            <text:p>6223184</text:p>
          </table:table-cell>
          <table:table-cell table:formula="of:=[.A391]/1000/(60*60*24)" office:value-type="time" office:time-value="PT01H43M43.184S" calcext:value-type="time">
            <text:p>01:4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863.79" calcext:value-type="float">
            <text:p>863.79</text:p>
          </table:table-cell>
          <table:table-cell office:value-type="float" office:value="1024.8" calcext:value-type="float">
            <text:p>1024.8</text:p>
          </table:table-cell>
        </table:table-row>
        <table:table-row table:style-name="ro1">
          <table:table-cell office:value-type="float" office:value="6239184" calcext:value-type="float">
            <text:p>6239184</text:p>
          </table:table-cell>
          <table:table-cell table:formula="of:=[.A392]/1000/(60*60*24)" office:value-type="time" office:time-value="PT01H43M59.184S" calcext:value-type="time">
            <text:p>01:4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866.01" calcext:value-type="float">
            <text:p>866.01</text:p>
          </table:table-cell>
          <table:table-cell office:value-type="float" office:value="1027.39" calcext:value-type="float">
            <text:p>1027.39</text:p>
          </table:table-cell>
        </table:table-row>
        <table:table-row table:style-name="ro1">
          <table:table-cell office:value-type="float" office:value="6255184" calcext:value-type="float">
            <text:p>6255184</text:p>
          </table:table-cell>
          <table:table-cell table:formula="of:=[.A393]/1000/(60*60*24)" office:value-type="time" office:time-value="PT01H44M15.184S" calcext:value-type="time">
            <text:p>01:4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868.23" calcext:value-type="float">
            <text:p>868.23</text:p>
          </table:table-cell>
          <table:table-cell office:value-type="float" office:value="1029.98" calcext:value-type="float">
            <text:p>1029.98</text:p>
          </table:table-cell>
        </table:table-row>
        <table:table-row table:style-name="ro1">
          <table:table-cell office:value-type="float" office:value="6271184" calcext:value-type="float">
            <text:p>6271184</text:p>
          </table:table-cell>
          <table:table-cell table:formula="of:=[.A394]/1000/(60*60*24)" office:value-type="time" office:time-value="PT01H44M31.184S" calcext:value-type="time">
            <text:p>01:44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7" calcext:value-type="float">
            <text:p>584.27</text:p>
          </table:table-cell>
          <table:table-cell office:value-type="float" office:value="870.45" calcext:value-type="float">
            <text:p>870.45</text:p>
          </table:table-cell>
          <table:table-cell office:value-type="float" office:value="1032.58" calcext:value-type="float">
            <text:p>1032.58</text:p>
          </table:table-cell>
        </table:table-row>
        <table:table-row table:style-name="ro1">
          <table:table-cell office:value-type="float" office:value="6287184" calcext:value-type="float">
            <text:p>6287184</text:p>
          </table:table-cell>
          <table:table-cell table:formula="of:=[.A395]/1000/(60*60*24)" office:value-type="time" office:time-value="PT01H44M47.184S" calcext:value-type="time">
            <text:p>01:44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41" calcext:value-type="float">
            <text:p>584.41</text:p>
          </table:table-cell>
          <table:table-cell office:value-type="float" office:value="872.67" calcext:value-type="float">
            <text:p>872.67</text:p>
          </table:table-cell>
          <table:table-cell office:value-type="float" office:value="1035.17" calcext:value-type="float">
            <text:p>1035.17</text:p>
          </table:table-cell>
        </table:table-row>
        <table:table-row table:style-name="ro1">
          <table:table-cell office:value-type="float" office:value="6303184" calcext:value-type="float">
            <text:p>6303184</text:p>
          </table:table-cell>
          <table:table-cell table:formula="of:=[.A396]/1000/(60*60*24)" office:value-type="time" office:time-value="PT01H45M03.184S" calcext:value-type="time">
            <text:p>01:4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874.89" calcext:value-type="float">
            <text:p>874.89</text:p>
          </table:table-cell>
          <table:table-cell office:value-type="float" office:value="1037.76" calcext:value-type="float">
            <text:p>1037.76</text:p>
          </table:table-cell>
        </table:table-row>
        <table:table-row table:style-name="ro1">
          <table:table-cell office:value-type="float" office:value="6319185" calcext:value-type="float">
            <text:p>6319185</text:p>
          </table:table-cell>
          <table:table-cell table:formula="of:=[.A397]/1000/(60*60*24)" office:value-type="time" office:time-value="PT01H45M19.185S" calcext:value-type="time">
            <text:p>01:4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877.11" calcext:value-type="float">
            <text:p>877.11</text:p>
          </table:table-cell>
          <table:table-cell office:value-type="float" office:value="1040.35" calcext:value-type="float">
            <text:p>1040.35</text:p>
          </table:table-cell>
        </table:table-row>
        <table:table-row table:style-name="ro1">
          <table:table-cell office:value-type="float" office:value="6335184" calcext:value-type="float">
            <text:p>6335184</text:p>
          </table:table-cell>
          <table:table-cell table:formula="of:=[.A398]/1000/(60*60*24)" office:value-type="time" office:time-value="PT01H45M35.184S" calcext:value-type="time">
            <text:p>01:45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879.33" calcext:value-type="float">
            <text:p>879.33</text:p>
          </table:table-cell>
          <table:table-cell office:value-type="float" office:value="1042.94" calcext:value-type="float">
            <text:p>1042.94</text:p>
          </table:table-cell>
        </table:table-row>
        <table:table-row table:style-name="ro1">
          <table:table-cell office:value-type="float" office:value="6351184" calcext:value-type="float">
            <text:p>6351184</text:p>
          </table:table-cell>
          <table:table-cell table:formula="of:=[.A399]/1000/(60*60*24)" office:value-type="time" office:time-value="PT01H45M51.184S" calcext:value-type="time">
            <text:p>01:45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881.55" calcext:value-type="float">
            <text:p>881.55</text:p>
          </table:table-cell>
          <table:table-cell office:value-type="float" office:value="1045.54" calcext:value-type="float">
            <text:p>1045.54</text:p>
          </table:table-cell>
        </table:table-row>
        <table:table-row table:style-name="ro1">
          <table:table-cell office:value-type="float" office:value="6367184" calcext:value-type="float">
            <text:p>6367184</text:p>
          </table:table-cell>
          <table:table-cell table:formula="of:=[.A400]/1000/(60*60*24)" office:value-type="time" office:time-value="PT01H46M07.184S" calcext:value-type="time">
            <text:p>01:4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6" calcext:value-type="float">
            <text:p>584.16</text:p>
          </table:table-cell>
          <table:table-cell office:value-type="float" office:value="883.77" calcext:value-type="float">
            <text:p>883.77</text:p>
          </table:table-cell>
          <table:table-cell office:value-type="float" office:value="1048.13" calcext:value-type="float">
            <text:p>1048.13</text:p>
          </table:table-cell>
        </table:table-row>
        <table:table-row table:style-name="ro1">
          <table:table-cell office:value-type="float" office:value="6383184" calcext:value-type="float">
            <text:p>6383184</text:p>
          </table:table-cell>
          <table:table-cell table:formula="of:=[.A401]/1000/(60*60*24)" office:value-type="time" office:time-value="PT01H46M23.184S" calcext:value-type="time">
            <text:p>01:4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7" calcext:value-type="float">
            <text:p>584.17</text:p>
          </table:table-cell>
          <table:table-cell office:value-type="float" office:value="885.99" calcext:value-type="float">
            <text:p>885.99</text:p>
          </table:table-cell>
          <table:table-cell office:value-type="float" office:value="1050.72" calcext:value-type="float">
            <text:p>1050.72</text:p>
          </table:table-cell>
        </table:table-row>
        <table:table-row table:style-name="ro1">
          <table:table-cell office:value-type="float" office:value="6399184" calcext:value-type="float">
            <text:p>6399184</text:p>
          </table:table-cell>
          <table:table-cell table:formula="of:=[.A402]/1000/(60*60*24)" office:value-type="time" office:time-value="PT01H46M39.184S" calcext:value-type="time">
            <text:p>01:46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9" calcext:value-type="float">
            <text:p>582.29</text:p>
          </table:table-cell>
          <table:table-cell office:value-type="float" office:value="888.21" calcext:value-type="float">
            <text:p>888.21</text:p>
          </table:table-cell>
          <table:table-cell office:value-type="float" office:value="1053.31" calcext:value-type="float">
            <text:p>1053.31</text:p>
          </table:table-cell>
        </table:table-row>
        <table:table-row table:style-name="ro1">
          <table:table-cell office:value-type="float" office:value="6415185" calcext:value-type="float">
            <text:p>6415185</text:p>
          </table:table-cell>
          <table:table-cell table:formula="of:=[.A403]/1000/(60*60*24)" office:value-type="time" office:time-value="PT01H46M55.185S" calcext:value-type="time">
            <text:p>01:4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890.43" calcext:value-type="float">
            <text:p>890.43</text:p>
          </table:table-cell>
          <table:table-cell office:value-type="float" office:value="1055.9" calcext:value-type="float">
            <text:p>1055.9</text:p>
          </table:table-cell>
        </table:table-row>
        <table:table-row table:style-name="ro1">
          <table:table-cell office:value-type="float" office:value="6431184" calcext:value-type="float">
            <text:p>6431184</text:p>
          </table:table-cell>
          <table:table-cell table:formula="of:=[.A404]/1000/(60*60*24)" office:value-type="time" office:time-value="PT01H47M11.184S" calcext:value-type="time">
            <text:p>01:47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892.65" calcext:value-type="float">
            <text:p>892.65</text:p>
          </table:table-cell>
          <table:table-cell office:value-type="float" office:value="1058.49" calcext:value-type="float">
            <text:p>1058.49</text:p>
          </table:table-cell>
        </table:table-row>
        <table:table-row table:style-name="ro1">
          <table:table-cell office:value-type="float" office:value="6447184" calcext:value-type="float">
            <text:p>6447184</text:p>
          </table:table-cell>
          <table:table-cell table:formula="of:=[.A405]/1000/(60*60*24)" office:value-type="time" office:time-value="PT01H47M27.184S" calcext:value-type="time">
            <text:p>01:47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894.87" calcext:value-type="float">
            <text:p>894.87</text:p>
          </table:table-cell>
          <table:table-cell office:value-type="float" office:value="1061.08" calcext:value-type="float">
            <text:p>1061.08</text:p>
          </table:table-cell>
        </table:table-row>
        <table:table-row table:style-name="ro1">
          <table:table-cell office:value-type="float" office:value="6463184" calcext:value-type="float">
            <text:p>6463184</text:p>
          </table:table-cell>
          <table:table-cell table:formula="of:=[.A406]/1000/(60*60*24)" office:value-type="time" office:time-value="PT01H47M43.184S" calcext:value-type="time">
            <text:p>01:47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1" calcext:value-type="float">
            <text:p>582.51</text:p>
          </table:table-cell>
          <table:table-cell office:value-type="float" office:value="897.09" calcext:value-type="float">
            <text:p>897.09</text:p>
          </table:table-cell>
          <table:table-cell office:value-type="float" office:value="1063.68" calcext:value-type="float">
            <text:p>1063.68</text:p>
          </table:table-cell>
        </table:table-row>
        <table:table-row table:style-name="ro1">
          <table:table-cell office:value-type="float" office:value="6479185" calcext:value-type="float">
            <text:p>6479185</text:p>
          </table:table-cell>
          <table:table-cell table:formula="of:=[.A407]/1000/(60*60*24)" office:value-type="time" office:time-value="PT01H47M59.185S" calcext:value-type="time">
            <text:p>01:4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899.31" calcext:value-type="float">
            <text:p>899.31</text:p>
          </table:table-cell>
          <table:table-cell office:value-type="float" office:value="1066.27" calcext:value-type="float">
            <text:p>1066.27</text:p>
          </table:table-cell>
        </table:table-row>
        <table:table-row table:style-name="ro1">
          <table:table-cell office:value-type="float" office:value="6495185" calcext:value-type="float">
            <text:p>6495185</text:p>
          </table:table-cell>
          <table:table-cell table:formula="of:=[.A408]/1000/(60*60*24)" office:value-type="time" office:time-value="PT01H48M15.185S" calcext:value-type="time">
            <text:p>01:4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901.53" calcext:value-type="float">
            <text:p>901.53</text:p>
          </table:table-cell>
          <table:table-cell office:value-type="float" office:value="1068.86" calcext:value-type="float">
            <text:p>1068.86</text:p>
          </table:table-cell>
        </table:table-row>
        <table:table-row table:style-name="ro1">
          <table:table-cell office:value-type="float" office:value="6511185" calcext:value-type="float">
            <text:p>6511185</text:p>
          </table:table-cell>
          <table:table-cell table:formula="of:=[.A409]/1000/(60*60*24)" office:value-type="time" office:time-value="PT01H48M31.185S" calcext:value-type="time">
            <text:p>01:4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3" calcext:value-type="float">
            <text:p>584.03</text:p>
          </table:table-cell>
          <table:table-cell office:value-type="float" office:value="903.74" calcext:value-type="float">
            <text:p>903.74</text:p>
          </table:table-cell>
          <table:table-cell office:value-type="float" office:value="1071.45" calcext:value-type="float">
            <text:p>1071.45</text:p>
          </table:table-cell>
        </table:table-row>
        <table:table-row table:style-name="ro1">
          <table:table-cell office:value-type="float" office:value="6527184" calcext:value-type="float">
            <text:p>6527184</text:p>
          </table:table-cell>
          <table:table-cell table:formula="of:=[.A410]/1000/(60*60*24)" office:value-type="time" office:time-value="PT01H48M47.184S" calcext:value-type="time">
            <text:p>01:4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905.96" calcext:value-type="float">
            <text:p>905.96</text:p>
          </table:table-cell>
          <table:table-cell office:value-type="float" office:value="1074.04" calcext:value-type="float">
            <text:p>1074.04</text:p>
          </table:table-cell>
        </table:table-row>
        <table:table-row table:style-name="ro1">
          <table:table-cell office:value-type="float" office:value="6543185" calcext:value-type="float">
            <text:p>6543185</text:p>
          </table:table-cell>
          <table:table-cell table:formula="of:=[.A411]/1000/(60*60*24)" office:value-type="time" office:time-value="PT01H49M03.185S" calcext:value-type="time">
            <text:p>01:49:03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7" calcext:value-type="float">
            <text:p>581.87</text:p>
          </table:table-cell>
          <table:table-cell office:value-type="float" office:value="908.19" calcext:value-type="float">
            <text:p>908.19</text:p>
          </table:table-cell>
          <table:table-cell office:value-type="float" office:value="1076.63" calcext:value-type="float">
            <text:p>1076.63</text:p>
          </table:table-cell>
        </table:table-row>
        <table:table-row table:style-name="ro1">
          <table:table-cell office:value-type="float" office:value="6559184" calcext:value-type="float">
            <text:p>6559184</text:p>
          </table:table-cell>
          <table:table-cell table:formula="of:=[.A412]/1000/(60*60*24)" office:value-type="time" office:time-value="PT01H49M19.184S" calcext:value-type="time">
            <text:p>01:49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9" calcext:value-type="float">
            <text:p>582.29</text:p>
          </table:table-cell>
          <table:table-cell office:value-type="float" office:value="910.41" calcext:value-type="float">
            <text:p>910.41</text:p>
          </table:table-cell>
          <table:table-cell office:value-type="float" office:value="1079.23" calcext:value-type="float">
            <text:p>1079.23</text:p>
          </table:table-cell>
        </table:table-row>
        <table:table-row table:style-name="ro1">
          <table:table-cell office:value-type="float" office:value="6575185" calcext:value-type="float">
            <text:p>6575185</text:p>
          </table:table-cell>
          <table:table-cell table:formula="of:=[.A413]/1000/(60*60*24)" office:value-type="time" office:time-value="PT01H49M35.185S" calcext:value-type="time">
            <text:p>01:4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912.63" calcext:value-type="float">
            <text:p>912.63</text:p>
          </table:table-cell>
          <table:table-cell office:value-type="float" office:value="1081.82" calcext:value-type="float">
            <text:p>1081.82</text:p>
          </table:table-cell>
        </table:table-row>
        <table:table-row table:style-name="ro1">
          <table:table-cell office:value-type="float" office:value="6591184" calcext:value-type="float">
            <text:p>6591184</text:p>
          </table:table-cell>
          <table:table-cell table:formula="of:=[.A414]/1000/(60*60*24)" office:value-type="time" office:time-value="PT01H49M51.184S" calcext:value-type="time">
            <text:p>01:49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9" calcext:value-type="float">
            <text:p>582.19</text:p>
          </table:table-cell>
          <table:table-cell office:value-type="float" office:value="914.85" calcext:value-type="float">
            <text:p>914.85</text:p>
          </table:table-cell>
          <table:table-cell office:value-type="float" office:value="1084.41" calcext:value-type="float">
            <text:p>1084.41</text:p>
          </table:table-cell>
        </table:table-row>
        <table:table-row table:style-name="ro1">
          <table:table-cell office:value-type="float" office:value="6607184" calcext:value-type="float">
            <text:p>6607184</text:p>
          </table:table-cell>
          <table:table-cell table:formula="of:=[.A415]/1000/(60*60*24)" office:value-type="time" office:time-value="PT01H50M07.184S" calcext:value-type="time">
            <text:p>01:5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917.07" calcext:value-type="float">
            <text:p>917.07</text:p>
          </table:table-cell>
          <table:table-cell office:value-type="float" office:value="1086.99" calcext:value-type="float">
            <text:p>1086.99</text:p>
          </table:table-cell>
        </table:table-row>
        <table:table-row table:style-name="ro1">
          <table:table-cell office:value-type="float" office:value="6623184" calcext:value-type="float">
            <text:p>6623184</text:p>
          </table:table-cell>
          <table:table-cell table:formula="of:=[.A416]/1000/(60*60*24)" office:value-type="time" office:time-value="PT01H50M23.184S" calcext:value-type="time">
            <text:p>01:5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919.29" calcext:value-type="float">
            <text:p>919.29</text:p>
          </table:table-cell>
          <table:table-cell office:value-type="float" office:value="1089.59" calcext:value-type="float">
            <text:p>1089.59</text:p>
          </table:table-cell>
        </table:table-row>
        <table:table-row table:style-name="ro1">
          <table:table-cell office:value-type="float" office:value="6639184" calcext:value-type="float">
            <text:p>6639184</text:p>
          </table:table-cell>
          <table:table-cell table:formula="of:=[.A417]/1000/(60*60*24)" office:value-type="time" office:time-value="PT01H50M39.184S" calcext:value-type="time">
            <text:p>01:5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921.51" calcext:value-type="float">
            <text:p>921.51</text:p>
          </table:table-cell>
          <table:table-cell office:value-type="float" office:value="1092.18" calcext:value-type="float">
            <text:p>1092.18</text:p>
          </table:table-cell>
        </table:table-row>
        <table:table-row table:style-name="ro1">
          <table:table-cell office:value-type="float" office:value="6655184" calcext:value-type="float">
            <text:p>6655184</text:p>
          </table:table-cell>
          <table:table-cell table:formula="of:=[.A418]/1000/(60*60*24)" office:value-type="time" office:time-value="PT01H50M55.184S" calcext:value-type="time">
            <text:p>01:50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4.02" calcext:value-type="float">
            <text:p>584.02</text:p>
          </table:table-cell>
          <table:table-cell office:value-type="float" office:value="923.73" calcext:value-type="float">
            <text:p>923.73</text:p>
          </table:table-cell>
          <table:table-cell office:value-type="float" office:value="1094.77" calcext:value-type="float">
            <text:p>1094.77</text:p>
          </table:table-cell>
        </table:table-row>
        <table:table-row table:style-name="ro1">
          <table:table-cell office:value-type="float" office:value="6671185" calcext:value-type="float">
            <text:p>6671185</text:p>
          </table:table-cell>
          <table:table-cell table:formula="of:=[.A419]/1000/(60*60*24)" office:value-type="time" office:time-value="PT01H51M11.185S" calcext:value-type="time">
            <text:p>01:5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925.95" calcext:value-type="float">
            <text:p>925.95</text:p>
          </table:table-cell>
          <table:table-cell office:value-type="float" office:value="1097.36" calcext:value-type="float">
            <text:p>1097.36</text:p>
          </table:table-cell>
        </table:table-row>
        <table:table-row table:style-name="ro1">
          <table:table-cell office:value-type="float" office:value="6687184" calcext:value-type="float">
            <text:p>6687184</text:p>
          </table:table-cell>
          <table:table-cell table:formula="of:=[.A420]/1000/(60*60*24)" office:value-type="time" office:time-value="PT01H51M27.184S" calcext:value-type="time">
            <text:p>01:5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928.17" calcext:value-type="float">
            <text:p>928.17</text:p>
          </table:table-cell>
          <table:table-cell office:value-type="float" office:value="1099.94" calcext:value-type="float">
            <text:p>1099.94</text:p>
          </table:table-cell>
        </table:table-row>
        <table:table-row table:style-name="ro1">
          <table:table-cell office:value-type="float" office:value="6703185" calcext:value-type="float">
            <text:p>6703185</text:p>
          </table:table-cell>
          <table:table-cell table:formula="of:=[.A421]/1000/(60*60*24)" office:value-type="time" office:time-value="PT01H51M43.185S" calcext:value-type="time">
            <text:p>01:5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930.38" calcext:value-type="float">
            <text:p>930.38</text:p>
          </table:table-cell>
          <table:table-cell office:value-type="float" office:value="1102.53" calcext:value-type="float">
            <text:p>1102.53</text:p>
          </table:table-cell>
        </table:table-row>
        <table:table-row table:style-name="ro1">
          <table:table-cell office:value-type="float" office:value="6719184" calcext:value-type="float">
            <text:p>6719184</text:p>
          </table:table-cell>
          <table:table-cell table:formula="of:=[.A422]/1000/(60*60*24)" office:value-type="time" office:time-value="PT01H51M59.184S" calcext:value-type="time">
            <text:p>01:51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932.6" calcext:value-type="float">
            <text:p>932.6</text:p>
          </table:table-cell>
          <table:table-cell office:value-type="float" office:value="1105.12" calcext:value-type="float">
            <text:p>1105.12</text:p>
          </table:table-cell>
        </table:table-row>
        <table:table-row table:style-name="ro1">
          <table:table-cell office:value-type="float" office:value="6735184" calcext:value-type="float">
            <text:p>6735184</text:p>
          </table:table-cell>
          <table:table-cell table:formula="of:=[.A423]/1000/(60*60*24)" office:value-type="time" office:time-value="PT01H52M15.184S" calcext:value-type="time">
            <text:p>01:52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934.82" calcext:value-type="float">
            <text:p>934.82</text:p>
          </table:table-cell>
          <table:table-cell office:value-type="float" office:value="1107.71" calcext:value-type="float">
            <text:p>1107.71</text:p>
          </table:table-cell>
        </table:table-row>
        <table:table-row table:style-name="ro1">
          <table:table-cell office:value-type="float" office:value="6751184" calcext:value-type="float">
            <text:p>6751184</text:p>
          </table:table-cell>
          <table:table-cell table:formula="of:=[.A424]/1000/(60*60*24)" office:value-type="time" office:time-value="PT01H52M31.184S" calcext:value-type="time">
            <text:p>01:5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937.04" calcext:value-type="float">
            <text:p>937.04</text:p>
          </table:table-cell>
          <table:table-cell office:value-type="float" office:value="1110.3" calcext:value-type="float">
            <text:p>1110.3</text:p>
          </table:table-cell>
        </table:table-row>
        <table:table-row table:style-name="ro1">
          <table:table-cell office:value-type="float" office:value="6767184" calcext:value-type="float">
            <text:p>6767184</text:p>
          </table:table-cell>
          <table:table-cell table:formula="of:=[.A425]/1000/(60*60*24)" office:value-type="time" office:time-value="PT01H52M47.184S" calcext:value-type="time">
            <text:p>01:5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939.26" calcext:value-type="float">
            <text:p>939.26</text:p>
          </table:table-cell>
          <table:table-cell office:value-type="float" office:value="1112.88" calcext:value-type="float">
            <text:p>1112.88</text:p>
          </table:table-cell>
        </table:table-row>
        <table:table-row table:style-name="ro1">
          <table:table-cell office:value-type="float" office:value="6783184" calcext:value-type="float">
            <text:p>6783184</text:p>
          </table:table-cell>
          <table:table-cell table:formula="of:=[.A426]/1000/(60*60*24)" office:value-type="time" office:time-value="PT01H53M03.184S" calcext:value-type="time">
            <text:p>01:53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941.48" calcext:value-type="float">
            <text:p>941.48</text:p>
          </table:table-cell>
          <table:table-cell office:value-type="float" office:value="1115.47" calcext:value-type="float">
            <text:p>1115.47</text:p>
          </table:table-cell>
        </table:table-row>
        <table:table-row table:style-name="ro1">
          <table:table-cell office:value-type="float" office:value="6799184" calcext:value-type="float">
            <text:p>6799184</text:p>
          </table:table-cell>
          <table:table-cell table:formula="of:=[.A427]/1000/(60*60*24)" office:value-type="time" office:time-value="PT01H53M19.184S" calcext:value-type="time">
            <text:p>01:53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4" calcext:value-type="float">
            <text:p>582.64</text:p>
          </table:table-cell>
          <table:table-cell office:value-type="float" office:value="943.7" calcext:value-type="float">
            <text:p>943.7</text:p>
          </table:table-cell>
          <table:table-cell office:value-type="float" office:value="1118.06" calcext:value-type="float">
            <text:p>1118.06</text:p>
          </table:table-cell>
        </table:table-row>
        <table:table-row table:style-name="ro1">
          <table:table-cell office:value-type="float" office:value="6815185" calcext:value-type="float">
            <text:p>6815185</text:p>
          </table:table-cell>
          <table:table-cell table:formula="of:=[.A428]/1000/(60*60*24)" office:value-type="time" office:time-value="PT01H53M35.185S" calcext:value-type="time">
            <text:p>01:5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945.92" calcext:value-type="float">
            <text:p>945.92</text:p>
          </table:table-cell>
          <table:table-cell office:value-type="float" office:value="1120.65" calcext:value-type="float">
            <text:p>1120.65</text:p>
          </table:table-cell>
        </table:table-row>
        <table:table-row table:style-name="ro1">
          <table:table-cell office:value-type="float" office:value="6831184" calcext:value-type="float">
            <text:p>6831184</text:p>
          </table:table-cell>
          <table:table-cell table:formula="of:=[.A429]/1000/(60*60*24)" office:value-type="time" office:time-value="PT01H53M51.184S" calcext:value-type="time">
            <text:p>01:53:5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4.26" calcext:value-type="float">
            <text:p>584.26</text:p>
          </table:table-cell>
          <table:table-cell office:value-type="float" office:value="948.14" calcext:value-type="float">
            <text:p>948.14</text:p>
          </table:table-cell>
          <table:table-cell office:value-type="float" office:value="1123.24" calcext:value-type="float">
            <text:p>1123.24</text:p>
          </table:table-cell>
        </table:table-row>
        <table:table-row table:style-name="ro1">
          <table:table-cell office:value-type="float" office:value="6847185" calcext:value-type="float">
            <text:p>6847185</text:p>
          </table:table-cell>
          <table:table-cell table:formula="of:=[.A430]/1000/(60*60*24)" office:value-type="time" office:time-value="PT01H54M07.185S" calcext:value-type="time">
            <text:p>01:54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1.79" calcext:value-type="float">
            <text:p>581.79</text:p>
          </table:table-cell>
          <table:table-cell office:value-type="float" office:value="950.36" calcext:value-type="float">
            <text:p>950.36</text:p>
          </table:table-cell>
          <table:table-cell office:value-type="float" office:value="1125.83" calcext:value-type="float">
            <text:p>1125.83</text:p>
          </table:table-cell>
        </table:table-row>
        <table:table-row table:style-name="ro1">
          <table:table-cell office:value-type="float" office:value="6863185" calcext:value-type="float">
            <text:p>6863185</text:p>
          </table:table-cell>
          <table:table-cell table:formula="of:=[.A431]/1000/(60*60*24)" office:value-type="time" office:time-value="PT01H54M23.185S" calcext:value-type="time">
            <text:p>01:54:23</text:p>
          </table:table-cell>
          <table:table-cell office:value-type="float" office:value="1.17" calcext:value-type="float">
            <text:p>1.17</text:p>
          </table:table-cell>
          <table:table-cell office:value-type="float" office:value="500.8" calcext:value-type="float">
            <text:p>500.8</text:p>
          </table:table-cell>
          <table:table-cell office:value-type="float" office:value="583.97" calcext:value-type="float">
            <text:p>583.97</text:p>
          </table:table-cell>
          <table:table-cell office:value-type="float" office:value="952.58" calcext:value-type="float">
            <text:p>952.58</text:p>
          </table:table-cell>
          <table:table-cell office:value-type="float" office:value="1128.42" calcext:value-type="float">
            <text:p>1128.42</text:p>
          </table:table-cell>
        </table:table-row>
        <table:table-row table:style-name="ro1">
          <table:table-cell office:value-type="float" office:value="6879184" calcext:value-type="float">
            <text:p>6879184</text:p>
          </table:table-cell>
          <table:table-cell table:formula="of:=[.A432]/1000/(60*60*24)" office:value-type="time" office:time-value="PT01H54M39.184S" calcext:value-type="time">
            <text:p>01:54:39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3" calcext:value-type="float">
            <text:p>583.73</text:p>
          </table:table-cell>
          <table:table-cell office:value-type="float" office:value="954.81" calcext:value-type="float">
            <text:p>954.81</text:p>
          </table:table-cell>
          <table:table-cell office:value-type="float" office:value="1131.01" calcext:value-type="float">
            <text:p>1131.01</text:p>
          </table:table-cell>
        </table:table-row>
        <table:table-row table:style-name="ro1">
          <table:table-cell office:value-type="float" office:value="6895185" calcext:value-type="float">
            <text:p>6895185</text:p>
          </table:table-cell>
          <table:table-cell table:formula="of:=[.A433]/1000/(60*60*24)" office:value-type="time" office:time-value="PT01H54M55.185S" calcext:value-type="time">
            <text:p>01:54:55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7" calcext:value-type="float">
            <text:p>583.87</text:p>
          </table:table-cell>
          <table:table-cell office:value-type="float" office:value="957.03" calcext:value-type="float">
            <text:p>957.03</text:p>
          </table:table-cell>
          <table:table-cell office:value-type="float" office:value="1133.61" calcext:value-type="float">
            <text:p>1133.61</text:p>
          </table:table-cell>
        </table:table-row>
        <table:table-row table:style-name="ro1">
          <table:table-cell office:value-type="float" office:value="6911185" calcext:value-type="float">
            <text:p>6911185</text:p>
          </table:table-cell>
          <table:table-cell table:formula="of:=[.A434]/1000/(60*60*24)" office:value-type="time" office:time-value="PT01H55M11.185S" calcext:value-type="time">
            <text:p>01:55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959.25" calcext:value-type="float">
            <text:p>959.25</text:p>
          </table:table-cell>
          <table:table-cell office:value-type="float" office:value="1136.2" calcext:value-type="float">
            <text:p>1136.2</text:p>
          </table:table-cell>
        </table:table-row>
        <table:table-row table:style-name="ro1">
          <table:table-cell office:value-type="float" office:value="6927184" calcext:value-type="float">
            <text:p>6927184</text:p>
          </table:table-cell>
          <table:table-cell table:formula="of:=[.A435]/1000/(60*60*24)" office:value-type="time" office:time-value="PT01H55M27.184S" calcext:value-type="time">
            <text:p>01:55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961.47" calcext:value-type="float">
            <text:p>961.47</text:p>
          </table:table-cell>
          <table:table-cell office:value-type="float" office:value="1138.78" calcext:value-type="float">
            <text:p>1138.78</text:p>
          </table:table-cell>
        </table:table-row>
        <table:table-row table:style-name="ro1">
          <table:table-cell office:value-type="float" office:value="6943184" calcext:value-type="float">
            <text:p>6943184</text:p>
          </table:table-cell>
          <table:table-cell table:formula="of:=[.A436]/1000/(60*60*24)" office:value-type="time" office:time-value="PT01H55M43.184S" calcext:value-type="time">
            <text:p>01:5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963.69" calcext:value-type="float">
            <text:p>963.69</text:p>
          </table:table-cell>
          <table:table-cell office:value-type="float" office:value="1141.37" calcext:value-type="float">
            <text:p>1141.37</text:p>
          </table:table-cell>
        </table:table-row>
        <table:table-row table:style-name="ro1">
          <table:table-cell office:value-type="float" office:value="6959184" calcext:value-type="float">
            <text:p>6959184</text:p>
          </table:table-cell>
          <table:table-cell table:formula="of:=[.A437]/1000/(60*60*24)" office:value-type="time" office:time-value="PT01H55M59.184S" calcext:value-type="time">
            <text:p>01:55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965.91" calcext:value-type="float">
            <text:p>965.91</text:p>
          </table:table-cell>
          <table:table-cell office:value-type="float" office:value="1143.96" calcext:value-type="float">
            <text:p>1143.96</text:p>
          </table:table-cell>
        </table:table-row>
        <table:table-row table:style-name="ro1">
          <table:table-cell office:value-type="float" office:value="6975184" calcext:value-type="float">
            <text:p>6975184</text:p>
          </table:table-cell>
          <table:table-cell table:formula="of:=[.A438]/1000/(60*60*24)" office:value-type="time" office:time-value="PT01H56M15.184S" calcext:value-type="time">
            <text:p>01:56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968.13" calcext:value-type="float">
            <text:p>968.13</text:p>
          </table:table-cell>
          <table:table-cell office:value-type="float" office:value="1146.55" calcext:value-type="float">
            <text:p>1146.55</text:p>
          </table:table-cell>
        </table:table-row>
        <table:table-row table:style-name="ro1">
          <table:table-cell office:value-type="float" office:value="6991184" calcext:value-type="float">
            <text:p>6991184</text:p>
          </table:table-cell>
          <table:table-cell table:formula="of:=[.A439]/1000/(60*60*24)" office:value-type="time" office:time-value="PT01H56M31.184S" calcext:value-type="time">
            <text:p>01:56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970.35" calcext:value-type="float">
            <text:p>970.35</text:p>
          </table:table-cell>
          <table:table-cell office:value-type="float" office:value="1149.13" calcext:value-type="float">
            <text:p>1149.13</text:p>
          </table:table-cell>
        </table:table-row>
        <table:table-row table:style-name="ro1">
          <table:table-cell office:value-type="float" office:value="7007184" calcext:value-type="float">
            <text:p>7007184</text:p>
          </table:table-cell>
          <table:table-cell table:formula="of:=[.A440]/1000/(60*60*24)" office:value-type="time" office:time-value="PT01H56M47.184S" calcext:value-type="time">
            <text:p>01:56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8" calcext:value-type="float">
            <text:p>582.28</text:p>
          </table:table-cell>
          <table:table-cell office:value-type="float" office:value="972.57" calcext:value-type="float">
            <text:p>972.57</text:p>
          </table:table-cell>
          <table:table-cell office:value-type="float" office:value="1151.72" calcext:value-type="float">
            <text:p>1151.72</text:p>
          </table:table-cell>
        </table:table-row>
        <table:table-row table:style-name="ro1">
          <table:table-cell office:value-type="float" office:value="7023184" calcext:value-type="float">
            <text:p>7023184</text:p>
          </table:table-cell>
          <table:table-cell table:formula="of:=[.A441]/1000/(60*60*24)" office:value-type="time" office:time-value="PT01H57M03.184S" calcext:value-type="time">
            <text:p>01:57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974.78" calcext:value-type="float">
            <text:p>974.78</text:p>
          </table:table-cell>
          <table:table-cell office:value-type="float" office:value="1154.31" calcext:value-type="float">
            <text:p>1154.31</text:p>
          </table:table-cell>
        </table:table-row>
        <table:table-row table:style-name="ro1">
          <table:table-cell office:value-type="float" office:value="7039184" calcext:value-type="float">
            <text:p>7039184</text:p>
          </table:table-cell>
          <table:table-cell table:formula="of:=[.A442]/1000/(60*60*24)" office:value-type="time" office:time-value="PT01H57M19.184S" calcext:value-type="time">
            <text:p>01:57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4.39" calcext:value-type="float">
            <text:p>584.39</text:p>
          </table:table-cell>
          <table:table-cell office:value-type="float" office:value="977" calcext:value-type="float">
            <text:p>977</text:p>
          </table:table-cell>
          <table:table-cell office:value-type="float" office:value="1156.9" calcext:value-type="float">
            <text:p>1156.9</text:p>
          </table:table-cell>
        </table:table-row>
        <table:table-row table:style-name="ro1">
          <table:table-cell office:value-type="float" office:value="7055184" calcext:value-type="float">
            <text:p>7055184</text:p>
          </table:table-cell>
          <table:table-cell table:formula="of:=[.A443]/1000/(60*60*24)" office:value-type="time" office:time-value="PT01H57M35.184S" calcext:value-type="time">
            <text:p>01:57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979.22" calcext:value-type="float">
            <text:p>979.22</text:p>
          </table:table-cell>
          <table:table-cell office:value-type="float" office:value="1159.48" calcext:value-type="float">
            <text:p>1159.48</text:p>
          </table:table-cell>
        </table:table-row>
        <table:table-row table:style-name="ro1">
          <table:table-cell office:value-type="float" office:value="7071184" calcext:value-type="float">
            <text:p>7071184</text:p>
          </table:table-cell>
          <table:table-cell table:formula="of:=[.A444]/1000/(60*60*24)" office:value-type="time" office:time-value="PT01H57M51.184S" calcext:value-type="time">
            <text:p>01:57:51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7" calcext:value-type="float">
            <text:p>581.87</text:p>
          </table:table-cell>
          <table:table-cell office:value-type="float" office:value="981.44" calcext:value-type="float">
            <text:p>981.44</text:p>
          </table:table-cell>
          <table:table-cell office:value-type="float" office:value="1162.07" calcext:value-type="float">
            <text:p>1162.07</text:p>
          </table:table-cell>
        </table:table-row>
        <table:table-row table:style-name="ro1">
          <table:table-cell office:value-type="float" office:value="7087184" calcext:value-type="float">
            <text:p>7087184</text:p>
          </table:table-cell>
          <table:table-cell table:formula="of:=[.A445]/1000/(60*60*24)" office:value-type="time" office:time-value="PT01H58M07.184S" calcext:value-type="time">
            <text:p>01:58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81.94" calcext:value-type="float">
            <text:p>581.94</text:p>
          </table:table-cell>
          <table:table-cell office:value-type="float" office:value="983.66" calcext:value-type="float">
            <text:p>983.66</text:p>
          </table:table-cell>
          <table:table-cell office:value-type="float" office:value="1164.66" calcext:value-type="float">
            <text:p>1164.66</text:p>
          </table:table-cell>
        </table:table-row>
        <table:table-row table:style-name="ro1">
          <table:table-cell office:value-type="float" office:value="7103184" calcext:value-type="float">
            <text:p>7103184</text:p>
          </table:table-cell>
          <table:table-cell table:formula="of:=[.A446]/1000/(60*60*24)" office:value-type="time" office:time-value="PT01H58M23.184S" calcext:value-type="time">
            <text:p>01:58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985.88" calcext:value-type="float">
            <text:p>985.88</text:p>
          </table:table-cell>
          <table:table-cell office:value-type="float" office:value="1167.25" calcext:value-type="float">
            <text:p>1167.25</text:p>
          </table:table-cell>
        </table:table-row>
        <table:table-row table:style-name="ro1">
          <table:table-cell office:value-type="float" office:value="7119184" calcext:value-type="float">
            <text:p>7119184</text:p>
          </table:table-cell>
          <table:table-cell table:formula="of:=[.A447]/1000/(60*60*24)" office:value-type="time" office:time-value="PT01H58M39.184S" calcext:value-type="time">
            <text:p>01:58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9" calcext:value-type="float">
            <text:p>582.19</text:p>
          </table:table-cell>
          <table:table-cell office:value-type="float" office:value="988.1" calcext:value-type="float">
            <text:p>988.1</text:p>
          </table:table-cell>
          <table:table-cell office:value-type="float" office:value="1169.84" calcext:value-type="float">
            <text:p>1169.84</text:p>
          </table:table-cell>
        </table:table-row>
        <table:table-row table:style-name="ro1">
          <table:table-cell office:value-type="float" office:value="7135184" calcext:value-type="float">
            <text:p>7135184</text:p>
          </table:table-cell>
          <table:table-cell table:formula="of:=[.A448]/1000/(60*60*24)" office:value-type="time" office:time-value="PT01H58M55.184S" calcext:value-type="time">
            <text:p>01:58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9" calcext:value-type="float">
            <text:p>582.19</text:p>
          </table:table-cell>
          <table:table-cell office:value-type="float" office:value="990.32" calcext:value-type="float">
            <text:p>990.32</text:p>
          </table:table-cell>
          <table:table-cell office:value-type="float" office:value="1172.42" calcext:value-type="float">
            <text:p>1172.42</text:p>
          </table:table-cell>
        </table:table-row>
        <table:table-row table:style-name="ro1">
          <table:table-cell office:value-type="float" office:value="7151184" calcext:value-type="float">
            <text:p>7151184</text:p>
          </table:table-cell>
          <table:table-cell table:formula="of:=[.A449]/1000/(60*60*24)" office:value-type="time" office:time-value="PT01H59M11.184S" calcext:value-type="time">
            <text:p>01:59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9" calcext:value-type="float">
            <text:p>582.19</text:p>
          </table:table-cell>
          <table:table-cell office:value-type="float" office:value="992.54" calcext:value-type="float">
            <text:p>992.54</text:p>
          </table:table-cell>
          <table:table-cell office:value-type="float" office:value="1175.01" calcext:value-type="float">
            <text:p>1175.01</text:p>
          </table:table-cell>
        </table:table-row>
        <table:table-row table:style-name="ro1">
          <table:table-cell office:value-type="float" office:value="7167184" calcext:value-type="float">
            <text:p>7167184</text:p>
          </table:table-cell>
          <table:table-cell table:formula="of:=[.A450]/1000/(60*60*24)" office:value-type="time" office:time-value="PT01H59M27.184S" calcext:value-type="time">
            <text:p>01:59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1.81" calcext:value-type="float">
            <text:p>581.81</text:p>
          </table:table-cell>
          <table:table-cell office:value-type="float" office:value="994.76" calcext:value-type="float">
            <text:p>994.76</text:p>
          </table:table-cell>
          <table:table-cell office:value-type="float" office:value="1177.6" calcext:value-type="float">
            <text:p>1177.6</text:p>
          </table:table-cell>
        </table:table-row>
        <table:table-row table:style-name="ro1">
          <table:table-cell office:value-type="float" office:value="7183185" calcext:value-type="float">
            <text:p>7183185</text:p>
          </table:table-cell>
          <table:table-cell table:formula="of:=[.A451]/1000/(60*60*24)" office:value-type="time" office:time-value="PT01H59M43.185S" calcext:value-type="time">
            <text:p>01:59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996.98" calcext:value-type="float">
            <text:p>996.98</text:p>
          </table:table-cell>
          <table:table-cell office:value-type="float" office:value="1180.19" calcext:value-type="float">
            <text:p>1180.19</text:p>
          </table:table-cell>
        </table:table-row>
        <table:table-row table:style-name="ro1">
          <table:table-cell office:value-type="float" office:value="7199184" calcext:value-type="float">
            <text:p>7199184</text:p>
          </table:table-cell>
          <table:table-cell table:formula="of:=[.A452]/1000/(60*60*24)" office:value-type="time" office:time-value="PT01H59M59.184S" calcext:value-type="time">
            <text:p>01:59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4.15" calcext:value-type="float">
            <text:p>584.15</text:p>
          </table:table-cell>
          <table:table-cell office:value-type="float" office:value="999.2" calcext:value-type="float">
            <text:p>999.2</text:p>
          </table:table-cell>
          <table:table-cell office:value-type="float" office:value="1182.77" calcext:value-type="float">
            <text:p>1182.77</text:p>
          </table:table-cell>
        </table:table-row>
        <table:table-row table:style-name="ro1">
          <table:table-cell office:value-type="float" office:value="7215184" calcext:value-type="float">
            <text:p>7215184</text:p>
          </table:table-cell>
          <table:table-cell table:formula="of:=[.A453]/1000/(60*60*24)" office:value-type="time" office:time-value="PT02H00M15.184S" calcext:value-type="time">
            <text:p>02:00:15</text:p>
          </table:table-cell>
          <table:table-cell office:value-type="float" office:value="1.17" calcext:value-type="float">
            <text:p>1.17</text:p>
          </table:table-cell>
          <table:table-cell office:value-type="float" office:value="498.92" calcext:value-type="float">
            <text:p>498.92</text:p>
          </table:table-cell>
          <table:table-cell office:value-type="float" office:value="583.69" calcext:value-type="float">
            <text:p>583.69</text:p>
          </table:table-cell>
          <table:table-cell office:value-type="float" office:value="1001.42" calcext:value-type="float">
            <text:p>1001.42</text:p>
          </table:table-cell>
          <table:table-cell office:value-type="float" office:value="1185.36" calcext:value-type="float">
            <text:p>1185.36</text:p>
          </table:table-cell>
        </table:table-row>
        <table:table-row table:style-name="ro1">
          <table:table-cell office:value-type="float" office:value="7231184" calcext:value-type="float">
            <text:p>7231184</text:p>
          </table:table-cell>
          <table:table-cell table:formula="of:=[.A454]/1000/(60*60*24)" office:value-type="time" office:time-value="PT02H00M31.184S" calcext:value-type="time">
            <text:p>02:00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1" calcext:value-type="float">
            <text:p>582.01</text:p>
          </table:table-cell>
          <table:table-cell office:value-type="float" office:value="1003.63" calcext:value-type="float">
            <text:p>1003.63</text:p>
          </table:table-cell>
          <table:table-cell office:value-type="float" office:value="1187.95" calcext:value-type="float">
            <text:p>1187.95</text:p>
          </table:table-cell>
        </table:table-row>
        <table:table-row table:style-name="ro1">
          <table:table-cell office:value-type="float" office:value="7247185" calcext:value-type="float">
            <text:p>7247185</text:p>
          </table:table-cell>
          <table:table-cell table:formula="of:=[.A455]/1000/(60*60*24)" office:value-type="time" office:time-value="PT02H00M47.185S" calcext:value-type="time">
            <text:p>02:00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9" calcext:value-type="float">
            <text:p>582.19</text:p>
          </table:table-cell>
          <table:table-cell office:value-type="float" office:value="1005.85" calcext:value-type="float">
            <text:p>1005.85</text:p>
          </table:table-cell>
          <table:table-cell office:value-type="float" office:value="1190.53" calcext:value-type="float">
            <text:p>1190.53</text:p>
          </table:table-cell>
        </table:table-row>
        <table:table-row table:style-name="ro1">
          <table:table-cell office:value-type="float" office:value="7263184" calcext:value-type="float">
            <text:p>7263184</text:p>
          </table:table-cell>
          <table:table-cell table:formula="of:=[.A456]/1000/(60*60*24)" office:value-type="time" office:time-value="PT02H01M03.184S" calcext:value-type="time">
            <text:p>02:01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5" calcext:value-type="float">
            <text:p>582.15</text:p>
          </table:table-cell>
          <table:table-cell office:value-type="float" office:value="1008.07" calcext:value-type="float">
            <text:p>1008.07</text:p>
          </table:table-cell>
          <table:table-cell office:value-type="float" office:value="1193.12" calcext:value-type="float">
            <text:p>1193.12</text:p>
          </table:table-cell>
        </table:table-row>
        <table:table-row table:style-name="ro1">
          <table:table-cell office:value-type="float" office:value="7279184" calcext:value-type="float">
            <text:p>7279184</text:p>
          </table:table-cell>
          <table:table-cell table:formula="of:=[.A457]/1000/(60*60*24)" office:value-type="time" office:time-value="PT02H01M19.184S" calcext:value-type="time">
            <text:p>02:01:19</text:p>
          </table:table-cell>
          <table:table-cell office:value-type="float" office:value="1.17" calcext:value-type="float">
            <text:p>1.17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4.11" calcext:value-type="float">
            <text:p>584.11</text:p>
          </table:table-cell>
          <table:table-cell office:value-type="float" office:value="1010.29" calcext:value-type="float">
            <text:p>1010.29</text:p>
          </table:table-cell>
          <table:table-cell office:value-type="float" office:value="1195.71" calcext:value-type="float">
            <text:p>1195.71</text:p>
          </table:table-cell>
        </table:table-row>
        <table:table-row table:style-name="ro1">
          <table:table-cell office:value-type="float" office:value="7295184" calcext:value-type="float">
            <text:p>7295184</text:p>
          </table:table-cell>
          <table:table-cell table:formula="of:=[.A458]/1000/(60*60*24)" office:value-type="time" office:time-value="PT02H01M35.184S" calcext:value-type="time">
            <text:p>02:01:35</text:p>
          </table:table-cell>
          <table:table-cell office:value-type="float" office:value="1.17" calcext:value-type="float">
            <text:p>1.17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3.87" calcext:value-type="float">
            <text:p>583.87</text:p>
          </table:table-cell>
          <table:table-cell office:value-type="float" office:value="1012.52" calcext:value-type="float">
            <text:p>1012.52</text:p>
          </table:table-cell>
          <table:table-cell office:value-type="float" office:value="1198.3" calcext:value-type="float">
            <text:p>1198.3</text:p>
          </table:table-cell>
        </table:table-row>
        <table:table-row table:style-name="ro1">
          <table:table-cell office:value-type="float" office:value="7311184" calcext:value-type="float">
            <text:p>7311184</text:p>
          </table:table-cell>
          <table:table-cell table:formula="of:=[.A459]/1000/(60*60*24)" office:value-type="time" office:time-value="PT02H01M51.184S" calcext:value-type="time">
            <text:p>02:01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014.74" calcext:value-type="float">
            <text:p>1014.74</text:p>
          </table:table-cell>
          <table:table-cell office:value-type="float" office:value="1200.89" calcext:value-type="float">
            <text:p>1200.89</text:p>
          </table:table-cell>
        </table:table-row>
        <table:table-row table:style-name="ro1">
          <table:table-cell office:value-type="float" office:value="7327184" calcext:value-type="float">
            <text:p>7327184</text:p>
          </table:table-cell>
          <table:table-cell table:formula="of:=[.A460]/1000/(60*60*24)" office:value-type="time" office:time-value="PT02H02M07.184S" calcext:value-type="time">
            <text:p>02:02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016.96" calcext:value-type="float">
            <text:p>1016.96</text:p>
          </table:table-cell>
          <table:table-cell office:value-type="float" office:value="1203.48" calcext:value-type="float">
            <text:p>1203.48</text:p>
          </table:table-cell>
        </table:table-row>
        <table:table-row table:style-name="ro1">
          <table:table-cell office:value-type="float" office:value="7343184" calcext:value-type="float">
            <text:p>7343184</text:p>
          </table:table-cell>
          <table:table-cell table:formula="of:=[.A461]/1000/(60*60*24)" office:value-type="time" office:time-value="PT02H02M23.184S" calcext:value-type="time">
            <text:p>02:02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1019.18" calcext:value-type="float">
            <text:p>1019.18</text:p>
          </table:table-cell>
          <table:table-cell office:value-type="float" office:value="1206.06" calcext:value-type="float">
            <text:p>1206.06</text:p>
          </table:table-cell>
        </table:table-row>
        <table:table-row table:style-name="ro1">
          <table:table-cell office:value-type="float" office:value="7359184" calcext:value-type="float">
            <text:p>7359184</text:p>
          </table:table-cell>
          <table:table-cell table:formula="of:=[.A462]/1000/(60*60*24)" office:value-type="time" office:time-value="PT02H02M39.184S" calcext:value-type="time">
            <text:p>02:02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1021.4" calcext:value-type="float">
            <text:p>1021.4</text:p>
          </table:table-cell>
          <table:table-cell office:value-type="float" office:value="1208.65" calcext:value-type="float">
            <text:p>1208.65</text:p>
          </table:table-cell>
        </table:table-row>
        <table:table-row table:style-name="ro1">
          <table:table-cell office:value-type="float" office:value="7375185" calcext:value-type="float">
            <text:p>7375185</text:p>
          </table:table-cell>
          <table:table-cell table:formula="of:=[.A463]/1000/(60*60*24)" office:value-type="time" office:time-value="PT02H02M55.185S" calcext:value-type="time">
            <text:p>02:02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023.62" calcext:value-type="float">
            <text:p>1023.62</text:p>
          </table:table-cell>
          <table:table-cell office:value-type="float" office:value="1211.24" calcext:value-type="float">
            <text:p>1211.24</text:p>
          </table:table-cell>
        </table:table-row>
        <table:table-row table:style-name="ro1">
          <table:table-cell office:value-type="float" office:value="7391184" calcext:value-type="float">
            <text:p>7391184</text:p>
          </table:table-cell>
          <table:table-cell table:formula="of:=[.A464]/1000/(60*60*24)" office:value-type="time" office:time-value="PT02H03M11.184S" calcext:value-type="time">
            <text:p>02:03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025.84" calcext:value-type="float">
            <text:p>1025.84</text:p>
          </table:table-cell>
          <table:table-cell office:value-type="float" office:value="1213.82" calcext:value-type="float">
            <text:p>1213.82</text:p>
          </table:table-cell>
        </table:table-row>
        <table:table-row table:style-name="ro1">
          <table:table-cell office:value-type="float" office:value="7407184" calcext:value-type="float">
            <text:p>7407184</text:p>
          </table:table-cell>
          <table:table-cell table:formula="of:=[.A465]/1000/(60*60*24)" office:value-type="time" office:time-value="PT02H03M27.184S" calcext:value-type="time">
            <text:p>02:03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" calcext:value-type="float">
            <text:p>499</text:p>
          </table:table-cell>
          <table:table-cell office:value-type="float" office:value="581.79" calcext:value-type="float">
            <text:p>581.79</text:p>
          </table:table-cell>
          <table:table-cell office:value-type="float" office:value="1028.05" calcext:value-type="float">
            <text:p>1028.05</text:p>
          </table:table-cell>
          <table:table-cell office:value-type="float" office:value="1216.41" calcext:value-type="float">
            <text:p>1216.41</text:p>
          </table:table-cell>
        </table:table-row>
        <table:table-row table:style-name="ro1">
          <table:table-cell office:value-type="float" office:value="7423184" calcext:value-type="float">
            <text:p>7423184</text:p>
          </table:table-cell>
          <table:table-cell table:formula="of:=[.A466]/1000/(60*60*24)" office:value-type="time" office:time-value="PT02H03M43.184S" calcext:value-type="time">
            <text:p>02:03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1030.27" calcext:value-type="float">
            <text:p>1030.27</text:p>
          </table:table-cell>
          <table:table-cell office:value-type="float" office:value="1218.99" calcext:value-type="float">
            <text:p>1218.99</text:p>
          </table:table-cell>
        </table:table-row>
        <table:table-row table:style-name="ro1">
          <table:table-cell office:value-type="float" office:value="7439184" calcext:value-type="float">
            <text:p>7439184</text:p>
          </table:table-cell>
          <table:table-cell table:formula="of:=[.A467]/1000/(60*60*24)" office:value-type="time" office:time-value="PT02H03M59.184S" calcext:value-type="time">
            <text:p>02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5" calcext:value-type="float">
            <text:p>582.25</text:p>
          </table:table-cell>
          <table:table-cell office:value-type="float" office:value="1032.49" calcext:value-type="float">
            <text:p>1032.49</text:p>
          </table:table-cell>
          <table:table-cell office:value-type="float" office:value="1221.58" calcext:value-type="float">
            <text:p>1221.58</text:p>
          </table:table-cell>
        </table:table-row>
        <table:table-row table:style-name="ro1">
          <table:table-cell office:value-type="float" office:value="7455184" calcext:value-type="float">
            <text:p>7455184</text:p>
          </table:table-cell>
          <table:table-cell table:formula="of:=[.A468]/1000/(60*60*24)" office:value-type="time" office:time-value="PT02H04M15.184S" calcext:value-type="time">
            <text:p>02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034.71" calcext:value-type="float">
            <text:p>1034.71</text:p>
          </table:table-cell>
          <table:table-cell office:value-type="float" office:value="1224.16" calcext:value-type="float">
            <text:p>1224.16</text:p>
          </table:table-cell>
        </table:table-row>
        <table:table-row table:style-name="ro1">
          <table:table-cell office:value-type="float" office:value="7471184" calcext:value-type="float">
            <text:p>7471184</text:p>
          </table:table-cell>
          <table:table-cell table:formula="of:=[.A469]/1000/(60*60*24)" office:value-type="time" office:time-value="PT02H04M31.184S" calcext:value-type="time">
            <text:p>02:04:31</text:p>
          </table:table-cell>
          <table:table-cell office:value-type="float" office:value="1.17" calcext:value-type="float">
            <text:p>1.17</text:p>
          </table:table-cell>
          <table:table-cell office:value-type="float" office:value="500.6" calcext:value-type="float">
            <text:p>500.6</text:p>
          </table:table-cell>
          <table:table-cell office:value-type="float" office:value="583.73" calcext:value-type="float">
            <text:p>583.73</text:p>
          </table:table-cell>
          <table:table-cell office:value-type="float" office:value="1036.93" calcext:value-type="float">
            <text:p>1036.93</text:p>
          </table:table-cell>
          <table:table-cell office:value-type="float" office:value="1226.75" calcext:value-type="float">
            <text:p>1226.75</text:p>
          </table:table-cell>
        </table:table-row>
        <table:table-row table:style-name="ro1">
          <table:table-cell office:value-type="float" office:value="7487184" calcext:value-type="float">
            <text:p>7487184</text:p>
          </table:table-cell>
          <table:table-cell table:formula="of:=[.A470]/1000/(60*60*24)" office:value-type="time" office:time-value="PT02H04M47.184S" calcext:value-type="time">
            <text:p>02:04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039.15" calcext:value-type="float">
            <text:p>1039.15</text:p>
          </table:table-cell>
          <table:table-cell office:value-type="float" office:value="1229.34" calcext:value-type="float">
            <text:p>1229.34</text:p>
          </table:table-cell>
        </table:table-row>
        <table:table-row table:style-name="ro1">
          <table:table-cell office:value-type="float" office:value="7503184" calcext:value-type="float">
            <text:p>7503184</text:p>
          </table:table-cell>
          <table:table-cell table:formula="of:=[.A471]/1000/(60*60*24)" office:value-type="time" office:time-value="PT02H05M03.184S" calcext:value-type="time">
            <text:p>02:05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" calcext:value-type="float">
            <text:p>582.4</text:p>
          </table:table-cell>
          <table:table-cell office:value-type="float" office:value="1041.37" calcext:value-type="float">
            <text:p>1041.37</text:p>
          </table:table-cell>
          <table:table-cell office:value-type="float" office:value="1231.92" calcext:value-type="float">
            <text:p>1231.92</text:p>
          </table:table-cell>
        </table:table-row>
        <table:table-row table:style-name="ro1">
          <table:table-cell office:value-type="float" office:value="7519185" calcext:value-type="float">
            <text:p>7519185</text:p>
          </table:table-cell>
          <table:table-cell table:formula="of:=[.A472]/1000/(60*60*24)" office:value-type="time" office:time-value="PT02H05M19.185S" calcext:value-type="time">
            <text:p>02:05:1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043.59" calcext:value-type="float">
            <text:p>1043.59</text:p>
          </table:table-cell>
          <table:table-cell office:value-type="float" office:value="1234.51" calcext:value-type="float">
            <text:p>1234.51</text:p>
          </table:table-cell>
        </table:table-row>
        <table:table-row table:style-name="ro1">
          <table:table-cell office:value-type="float" office:value="7535185" calcext:value-type="float">
            <text:p>7535185</text:p>
          </table:table-cell>
          <table:table-cell table:formula="of:=[.A473]/1000/(60*60*24)" office:value-type="time" office:time-value="PT02H05M35.185S" calcext:value-type="time">
            <text:p>02:05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9.79" calcext:value-type="float">
            <text:p>579.79</text:p>
          </table:table-cell>
          <table:table-cell office:value-type="float" office:value="1045.81" calcext:value-type="float">
            <text:p>1045.81</text:p>
          </table:table-cell>
          <table:table-cell office:value-type="float" office:value="1237.09" calcext:value-type="float">
            <text:p>1237.09</text:p>
          </table:table-cell>
        </table:table-row>
        <table:table-row table:style-name="ro1">
          <table:table-cell office:value-type="float" office:value="7551185" calcext:value-type="float">
            <text:p>7551185</text:p>
          </table:table-cell>
          <table:table-cell table:formula="of:=[.A474]/1000/(60*60*24)" office:value-type="time" office:time-value="PT02H05M51.185S" calcext:value-type="time">
            <text:p>02:05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5" calcext:value-type="float">
            <text:p>580.25</text:p>
          </table:table-cell>
          <table:table-cell office:value-type="float" office:value="1048.03" calcext:value-type="float">
            <text:p>1048.03</text:p>
          </table:table-cell>
          <table:table-cell office:value-type="float" office:value="1239.68" calcext:value-type="float">
            <text:p>1239.68</text:p>
          </table:table-cell>
        </table:table-row>
        <table:table-row table:style-name="ro1">
          <table:table-cell office:value-type="float" office:value="7567184" calcext:value-type="float">
            <text:p>7567184</text:p>
          </table:table-cell>
          <table:table-cell table:formula="of:=[.A475]/1000/(60*60*24)" office:value-type="time" office:time-value="PT02H06M07.184S" calcext:value-type="time">
            <text:p>02:06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4" calcext:value-type="float">
            <text:p>582.04</text:p>
          </table:table-cell>
          <table:table-cell office:value-type="float" office:value="1050.25" calcext:value-type="float">
            <text:p>1050.25</text:p>
          </table:table-cell>
          <table:table-cell office:value-type="float" office:value="1242.26" calcext:value-type="float">
            <text:p>1242.26</text:p>
          </table:table-cell>
        </table:table-row>
        <table:table-row table:style-name="ro1">
          <table:table-cell office:value-type="float" office:value="7583185" calcext:value-type="float">
            <text:p>7583185</text:p>
          </table:table-cell>
          <table:table-cell table:formula="of:=[.A476]/1000/(60*60*24)" office:value-type="time" office:time-value="PT02H06M23.185S" calcext:value-type="time">
            <text:p>02:06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1052.47" calcext:value-type="float">
            <text:p>1052.47</text:p>
          </table:table-cell>
          <table:table-cell office:value-type="float" office:value="1244.85" calcext:value-type="float">
            <text:p>1244.85</text:p>
          </table:table-cell>
        </table:table-row>
        <table:table-row table:style-name="ro1">
          <table:table-cell office:value-type="float" office:value="7599184" calcext:value-type="float">
            <text:p>7599184</text:p>
          </table:table-cell>
          <table:table-cell table:formula="of:=[.A477]/1000/(60*60*24)" office:value-type="time" office:time-value="PT02H06M39.184S" calcext:value-type="time">
            <text:p>02:06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054.69" calcext:value-type="float">
            <text:p>1054.69</text:p>
          </table:table-cell>
          <table:table-cell office:value-type="float" office:value="1247.43" calcext:value-type="float">
            <text:p>1247.43</text:p>
          </table:table-cell>
        </table:table-row>
        <table:table-row table:style-name="ro1">
          <table:table-cell office:value-type="float" office:value="7615184" calcext:value-type="float">
            <text:p>7615184</text:p>
          </table:table-cell>
          <table:table-cell table:formula="of:=[.A478]/1000/(60*60*24)" office:value-type="time" office:time-value="PT02H06M55.184S" calcext:value-type="time">
            <text:p>02:06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056.91" calcext:value-type="float">
            <text:p>1056.91</text:p>
          </table:table-cell>
          <table:table-cell office:value-type="float" office:value="1250.01" calcext:value-type="float">
            <text:p>1250.01</text:p>
          </table:table-cell>
        </table:table-row>
        <table:table-row table:style-name="ro1">
          <table:table-cell office:value-type="float" office:value="7631184" calcext:value-type="float">
            <text:p>7631184</text:p>
          </table:table-cell>
          <table:table-cell table:formula="of:=[.A479]/1000/(60*60*24)" office:value-type="time" office:time-value="PT02H07M11.184S" calcext:value-type="time">
            <text:p>02:07:11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8" calcext:value-type="float">
            <text:p>581.88</text:p>
          </table:table-cell>
          <table:table-cell office:value-type="float" office:value="1059.13" calcext:value-type="float">
            <text:p>1059.13</text:p>
          </table:table-cell>
          <table:table-cell office:value-type="float" office:value="1252.6" calcext:value-type="float">
            <text:p>1252.6</text:p>
          </table:table-cell>
        </table:table-row>
        <table:table-row table:style-name="ro1">
          <table:table-cell office:value-type="float" office:value="7647185" calcext:value-type="float">
            <text:p>7647185</text:p>
          </table:table-cell>
          <table:table-cell table:formula="of:=[.A480]/1000/(60*60*24)" office:value-type="time" office:time-value="PT02H07M27.185S" calcext:value-type="time">
            <text:p>02:07:27</text:p>
          </table:table-cell>
          <table:table-cell office:value-type="float" office:value="1.17" calcext:value-type="float">
            <text:p>1.17</text:p>
          </table:table-cell>
          <table:table-cell office:value-type="float" office:value="501" calcext:value-type="float">
            <text:p>501</text:p>
          </table:table-cell>
          <table:table-cell office:value-type="float" office:value="584.2" calcext:value-type="float">
            <text:p>584.2</text:p>
          </table:table-cell>
          <table:table-cell office:value-type="float" office:value="1061.35" calcext:value-type="float">
            <text:p>1061.35</text:p>
          </table:table-cell>
          <table:table-cell office:value-type="float" office:value="1255.19" calcext:value-type="float">
            <text:p>1255.19</text:p>
          </table:table-cell>
        </table:table-row>
        <table:table-row table:style-name="ro1">
          <table:table-cell office:value-type="float" office:value="7663184" calcext:value-type="float">
            <text:p>7663184</text:p>
          </table:table-cell>
          <table:table-cell table:formula="of:=[.A481]/1000/(60*60*24)" office:value-type="time" office:time-value="PT02H07M43.184S" calcext:value-type="time">
            <text:p>02:07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3" calcext:value-type="float">
            <text:p>579.93</text:p>
          </table:table-cell>
          <table:table-cell office:value-type="float" office:value="1063.58" calcext:value-type="float">
            <text:p>1063.58</text:p>
          </table:table-cell>
          <table:table-cell office:value-type="float" office:value="1257.78" calcext:value-type="float">
            <text:p>1257.78</text:p>
          </table:table-cell>
        </table:table-row>
        <table:table-row table:style-name="ro1">
          <table:table-cell office:value-type="float" office:value="7679185" calcext:value-type="float">
            <text:p>7679185</text:p>
          </table:table-cell>
          <table:table-cell table:formula="of:=[.A482]/1000/(60*60*24)" office:value-type="time" office:time-value="PT02H07M59.185S" calcext:value-type="time">
            <text:p>02:07:59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2" calcext:value-type="float">
            <text:p>582.42</text:p>
          </table:table-cell>
          <table:table-cell office:value-type="float" office:value="1065.8" calcext:value-type="float">
            <text:p>1065.8</text:p>
          </table:table-cell>
          <table:table-cell office:value-type="float" office:value="1260.36" calcext:value-type="float">
            <text:p>1260.36</text:p>
          </table:table-cell>
        </table:table-row>
        <table:table-row table:style-name="ro1">
          <table:table-cell office:value-type="float" office:value="7695184" calcext:value-type="float">
            <text:p>7695184</text:p>
          </table:table-cell>
          <table:table-cell table:formula="of:=[.A483]/1000/(60*60*24)" office:value-type="time" office:time-value="PT02H08M15.184S" calcext:value-type="time">
            <text:p>02:08:1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068.01" calcext:value-type="float">
            <text:p>1068.01</text:p>
          </table:table-cell>
          <table:table-cell office:value-type="float" office:value="1262.95" calcext:value-type="float">
            <text:p>1262.95</text:p>
          </table:table-cell>
        </table:table-row>
        <table:table-row table:style-name="ro1">
          <table:table-cell office:value-type="float" office:value="7711184" calcext:value-type="float">
            <text:p>7711184</text:p>
          </table:table-cell>
          <table:table-cell table:formula="of:=[.A484]/1000/(60*60*24)" office:value-type="time" office:time-value="PT02H08M31.184S" calcext:value-type="time">
            <text:p>02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7" calcext:value-type="float">
            <text:p>582.17</text:p>
          </table:table-cell>
          <table:table-cell office:value-type="float" office:value="1070.23" calcext:value-type="float">
            <text:p>1070.23</text:p>
          </table:table-cell>
          <table:table-cell office:value-type="float" office:value="1265.53" calcext:value-type="float">
            <text:p>1265.53</text:p>
          </table:table-cell>
        </table:table-row>
        <table:table-row table:style-name="ro1">
          <table:table-cell office:value-type="float" office:value="7727184" calcext:value-type="float">
            <text:p>7727184</text:p>
          </table:table-cell>
          <table:table-cell table:formula="of:=[.A485]/1000/(60*60*24)" office:value-type="time" office:time-value="PT02H08M47.184S" calcext:value-type="time">
            <text:p>02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072.45" calcext:value-type="float">
            <text:p>1072.45</text:p>
          </table:table-cell>
          <table:table-cell office:value-type="float" office:value="1268.11" calcext:value-type="float">
            <text:p>1268.11</text:p>
          </table:table-cell>
        </table:table-row>
        <table:table-row table:style-name="ro1">
          <table:table-cell office:value-type="float" office:value="7743184" calcext:value-type="float">
            <text:p>7743184</text:p>
          </table:table-cell>
          <table:table-cell table:formula="of:=[.A486]/1000/(60*60*24)" office:value-type="time" office:time-value="PT02H09M03.184S" calcext:value-type="time">
            <text:p>02:09:03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1074.67" calcext:value-type="float">
            <text:p>1074.67</text:p>
          </table:table-cell>
          <table:table-cell office:value-type="float" office:value="1270.7" calcext:value-type="float">
            <text:p>1270.7</text:p>
          </table:table-cell>
        </table:table-row>
        <table:table-row table:style-name="ro1">
          <table:table-cell office:value-type="float" office:value="7759184" calcext:value-type="float">
            <text:p>7759184</text:p>
          </table:table-cell>
          <table:table-cell table:formula="of:=[.A487]/1000/(60*60*24)" office:value-type="time" office:time-value="PT02H09M19.184S" calcext:value-type="time">
            <text:p>02:09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076.89" calcext:value-type="float">
            <text:p>1076.89</text:p>
          </table:table-cell>
          <table:table-cell office:value-type="float" office:value="1273.28" calcext:value-type="float">
            <text:p>1273.28</text:p>
          </table:table-cell>
        </table:table-row>
        <table:table-row table:style-name="ro1">
          <table:table-cell office:value-type="float" office:value="7775184" calcext:value-type="float">
            <text:p>7775184</text:p>
          </table:table-cell>
          <table:table-cell table:formula="of:=[.A488]/1000/(60*60*24)" office:value-type="time" office:time-value="PT02H09M35.184S" calcext:value-type="time">
            <text:p>02:09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6" calcext:value-type="float">
            <text:p>499.6</text:p>
          </table:table-cell>
          <table:table-cell office:value-type="float" office:value="582.5" calcext:value-type="float">
            <text:p>582.5</text:p>
          </table:table-cell>
          <table:table-cell office:value-type="float" office:value="1079.11" calcext:value-type="float">
            <text:p>1079.11</text:p>
          </table:table-cell>
          <table:table-cell office:value-type="float" office:value="1275.86" calcext:value-type="float">
            <text:p>1275.86</text:p>
          </table:table-cell>
        </table:table-row>
        <table:table-row table:style-name="ro1">
          <table:table-cell office:value-type="float" office:value="7791184" calcext:value-type="float">
            <text:p>7791184</text:p>
          </table:table-cell>
          <table:table-cell table:formula="of:=[.A489]/1000/(60*60*24)" office:value-type="time" office:time-value="PT02H09M51.184S" calcext:value-type="time">
            <text:p>02:09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081.33" calcext:value-type="float">
            <text:p>1081.33</text:p>
          </table:table-cell>
          <table:table-cell office:value-type="float" office:value="1278.45" calcext:value-type="float">
            <text:p>1278.45</text:p>
          </table:table-cell>
        </table:table-row>
        <table:table-row table:style-name="ro1">
          <table:table-cell office:value-type="float" office:value="7807184" calcext:value-type="float">
            <text:p>7807184</text:p>
          </table:table-cell>
          <table:table-cell table:formula="of:=[.A490]/1000/(60*60*24)" office:value-type="time" office:time-value="PT02H10M07.184S" calcext:value-type="time">
            <text:p>02:10:07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083.55" calcext:value-type="float">
            <text:p>1083.55</text:p>
          </table:table-cell>
          <table:table-cell office:value-type="float" office:value="1281.03" calcext:value-type="float">
            <text:p>1281.03</text:p>
          </table:table-cell>
        </table:table-row>
        <table:table-row table:style-name="ro1">
          <table:table-cell office:value-type="float" office:value="7823185" calcext:value-type="float">
            <text:p>7823185</text:p>
          </table:table-cell>
          <table:table-cell table:formula="of:=[.A491]/1000/(60*60*24)" office:value-type="time" office:time-value="PT02H10M23.185S" calcext:value-type="time">
            <text:p>02:10:23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085.77" calcext:value-type="float">
            <text:p>1085.77</text:p>
          </table:table-cell>
          <table:table-cell office:value-type="float" office:value="1283.61" calcext:value-type="float">
            <text:p>1283.61</text:p>
          </table:table-cell>
        </table:table-row>
        <table:table-row table:style-name="ro1">
          <table:table-cell office:value-type="float" office:value="7839185" calcext:value-type="float">
            <text:p>7839185</text:p>
          </table:table-cell>
          <table:table-cell table:formula="of:=[.A492]/1000/(60*60*24)" office:value-type="time" office:time-value="PT02H10M39.185S" calcext:value-type="time">
            <text:p>02:10:39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3" calcext:value-type="float">
            <text:p>582.03</text:p>
          </table:table-cell>
          <table:table-cell office:value-type="float" office:value="1087.99" calcext:value-type="float">
            <text:p>1087.99</text:p>
          </table:table-cell>
          <table:table-cell office:value-type="float" office:value="1286.19" calcext:value-type="float">
            <text:p>1286.19</text:p>
          </table:table-cell>
        </table:table-row>
        <table:table-row table:style-name="ro1">
          <table:table-cell office:value-type="float" office:value="7855184" calcext:value-type="float">
            <text:p>7855184</text:p>
          </table:table-cell>
          <table:table-cell table:formula="of:=[.A493]/1000/(60*60*24)" office:value-type="time" office:time-value="PT02H10M55.184S" calcext:value-type="time">
            <text:p>02:10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090.21" calcext:value-type="float">
            <text:p>1090.21</text:p>
          </table:table-cell>
          <table:table-cell office:value-type="float" office:value="1288.77" calcext:value-type="float">
            <text:p>1288.77</text:p>
          </table:table-cell>
        </table:table-row>
        <table:table-row table:style-name="ro1">
          <table:table-cell office:value-type="float" office:value="7871185" calcext:value-type="float">
            <text:p>7871185</text:p>
          </table:table-cell>
          <table:table-cell table:formula="of:=[.A494]/1000/(60*60*24)" office:value-type="time" office:time-value="PT02H11M11.185S" calcext:value-type="time">
            <text:p>02:11:11</text:p>
          </table:table-cell>
          <table:table-cell office:value-type="float" office:value="1.17" calcext:value-type="float">
            <text:p>1.1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2.41" calcext:value-type="float">
            <text:p>582.41</text:p>
          </table:table-cell>
          <table:table-cell office:value-type="float" office:value="1092.43" calcext:value-type="float">
            <text:p>1092.43</text:p>
          </table:table-cell>
          <table:table-cell office:value-type="float" office:value="1291.35" calcext:value-type="float">
            <text:p>1291.35</text:p>
          </table:table-cell>
        </table:table-row>
        <table:table-row table:style-name="ro1">
          <table:table-cell office:value-type="float" office:value="7887185" calcext:value-type="float">
            <text:p>7887185</text:p>
          </table:table-cell>
          <table:table-cell table:formula="of:=[.A495]/1000/(60*60*24)" office:value-type="time" office:time-value="PT02H11M27.185S" calcext:value-type="time">
            <text:p>02:11:27</text:p>
          </table:table-cell>
          <table:table-cell office:value-type="float" office:value="1.17" calcext:value-type="float">
            <text:p>1.17</text:p>
          </table:table-cell>
          <table:table-cell office:value-type="float" office:value="499.2" calcext:value-type="float">
            <text:p>499.2</text:p>
          </table:table-cell>
          <table:table-cell office:value-type="float" office:value="582.02" calcext:value-type="float">
            <text:p>582.02</text:p>
          </table:table-cell>
          <table:table-cell office:value-type="float" office:value="1094.65" calcext:value-type="float">
            <text:p>1094.65</text:p>
          </table:table-cell>
          <table:table-cell office:value-type="float" office:value="1293.93" calcext:value-type="float">
            <text:p>1293.93</text:p>
          </table:table-cell>
        </table:table-row>
        <table:table-row table:style-name="ro1">
          <table:table-cell office:value-type="float" office:value="7903184" calcext:value-type="float">
            <text:p>7903184</text:p>
          </table:table-cell>
          <table:table-cell table:formula="of:=[.A496]/1000/(60*60*24)" office:value-type="time" office:time-value="PT02H11M43.184S" calcext:value-type="time">
            <text:p>02:11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6" calcext:value-type="float">
            <text:p>582.26</text:p>
          </table:table-cell>
          <table:table-cell office:value-type="float" office:value="1096.87" calcext:value-type="float">
            <text:p>1096.87</text:p>
          </table:table-cell>
          <table:table-cell office:value-type="float" office:value="1296.51" calcext:value-type="float">
            <text:p>1296.51</text:p>
          </table:table-cell>
        </table:table-row>
        <table:table-row table:style-name="ro1">
          <table:table-cell office:value-type="float" office:value="7919184" calcext:value-type="float">
            <text:p>7919184</text:p>
          </table:table-cell>
          <table:table-cell table:formula="of:=[.A497]/1000/(60*60*24)" office:value-type="time" office:time-value="PT02H11M59.184S" calcext:value-type="time">
            <text:p>02:11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099.09" calcext:value-type="float">
            <text:p>1099.09</text:p>
          </table:table-cell>
          <table:table-cell office:value-type="float" office:value="1299.09" calcext:value-type="float">
            <text:p>1299.09</text:p>
          </table:table-cell>
        </table:table-row>
        <table:table-row table:style-name="ro1">
          <table:table-cell office:value-type="float" office:value="7935185" calcext:value-type="float">
            <text:p>7935185</text:p>
          </table:table-cell>
          <table:table-cell table:formula="of:=[.A498]/1000/(60*60*24)" office:value-type="time" office:time-value="PT02H12M15.185S" calcext:value-type="time">
            <text:p>02:12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5" calcext:value-type="float">
            <text:p>579.95</text:p>
          </table:table-cell>
          <table:table-cell office:value-type="float" office:value="1101.31" calcext:value-type="float">
            <text:p>1101.31</text:p>
          </table:table-cell>
          <table:table-cell office:value-type="float" office:value="1301.67" calcext:value-type="float">
            <text:p>1301.67</text:p>
          </table:table-cell>
        </table:table-row>
        <table:table-row table:style-name="ro1">
          <table:table-cell office:value-type="float" office:value="7951184" calcext:value-type="float">
            <text:p>7951184</text:p>
          </table:table-cell>
          <table:table-cell table:formula="of:=[.A499]/1000/(60*60*24)" office:value-type="time" office:time-value="PT02H12M31.184S" calcext:value-type="time">
            <text:p>02:12:31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103.53" calcext:value-type="float">
            <text:p>1103.53</text:p>
          </table:table-cell>
          <table:table-cell office:value-type="float" office:value="1304.25" calcext:value-type="float">
            <text:p>1304.25</text:p>
          </table:table-cell>
        </table:table-row>
        <table:table-row table:style-name="ro1">
          <table:table-cell office:value-type="float" office:value="7967184" calcext:value-type="float">
            <text:p>7967184</text:p>
          </table:table-cell>
          <table:table-cell table:formula="of:=[.A500]/1000/(60*60*24)" office:value-type="time" office:time-value="PT02H12M47.184S" calcext:value-type="time">
            <text:p>02:1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105.75" calcext:value-type="float">
            <text:p>1105.75</text:p>
          </table:table-cell>
          <table:table-cell office:value-type="float" office:value="1306.84" calcext:value-type="float">
            <text:p>1306.84</text:p>
          </table:table-cell>
        </table:table-row>
        <table:table-row table:style-name="ro1">
          <table:table-cell office:value-type="float" office:value="7983184" calcext:value-type="float">
            <text:p>7983184</text:p>
          </table:table-cell>
          <table:table-cell table:formula="of:=[.A501]/1000/(60*60*24)" office:value-type="time" office:time-value="PT02H13M03.184S" calcext:value-type="time">
            <text:p>02:13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5" calcext:value-type="float">
            <text:p>580.05</text:p>
          </table:table-cell>
          <table:table-cell office:value-type="float" office:value="1107.97" calcext:value-type="float">
            <text:p>1107.97</text:p>
          </table:table-cell>
          <table:table-cell office:value-type="float" office:value="1309.42" calcext:value-type="float">
            <text:p>1309.42</text:p>
          </table:table-cell>
        </table:table-row>
        <table:table-row table:style-name="ro1">
          <table:table-cell office:value-type="float" office:value="7999184" calcext:value-type="float">
            <text:p>7999184</text:p>
          </table:table-cell>
          <table:table-cell table:formula="of:=[.A502]/1000/(60*60*24)" office:value-type="time" office:time-value="PT02H13M19.184S" calcext:value-type="time">
            <text:p>02:13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110.19" calcext:value-type="float">
            <text:p>1110.19</text:p>
          </table:table-cell>
          <table:table-cell office:value-type="float" office:value="1312" calcext:value-type="float">
            <text:p>1312</text:p>
          </table:table-cell>
        </table:table-row>
        <table:table-row table:style-name="ro1">
          <table:table-cell office:value-type="float" office:value="8015185" calcext:value-type="float">
            <text:p>8015185</text:p>
          </table:table-cell>
          <table:table-cell table:formula="of:=[.A503]/1000/(60*60*24)" office:value-type="time" office:time-value="PT02H13M35.185S" calcext:value-type="time">
            <text:p>02:13:35</text:p>
          </table:table-cell>
          <table:table-cell office:value-type="float" office:value="1.17" calcext:value-type="float">
            <text:p>1.17</text:p>
          </table:table-cell>
          <table:table-cell office:value-type="float" office:value="499.4" calcext:value-type="float">
            <text:p>499.4</text:p>
          </table:table-cell>
          <table:table-cell office:value-type="float" office:value="582.27" calcext:value-type="float">
            <text:p>582.27</text:p>
          </table:table-cell>
          <table:table-cell office:value-type="float" office:value="1112.4" calcext:value-type="float">
            <text:p>1112.4</text:p>
          </table:table-cell>
          <table:table-cell office:value-type="float" office:value="1314.58" calcext:value-type="float">
            <text:p>1314.58</text:p>
          </table:table-cell>
        </table:table-row>
        <table:table-row table:style-name="ro1">
          <table:table-cell office:value-type="float" office:value="8031184" calcext:value-type="float">
            <text:p>8031184</text:p>
          </table:table-cell>
          <table:table-cell table:formula="of:=[.A504]/1000/(60*60*24)" office:value-type="time" office:time-value="PT02H13M51.184S" calcext:value-type="time">
            <text:p>02:13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114.62" calcext:value-type="float">
            <text:p>1114.62</text:p>
          </table:table-cell>
          <table:table-cell office:value-type="float" office:value="1317.16" calcext:value-type="float">
            <text:p>1317.16</text:p>
          </table:table-cell>
        </table:table-row>
        <table:table-row table:style-name="ro1">
          <table:table-cell office:value-type="float" office:value="8047184" calcext:value-type="float">
            <text:p>8047184</text:p>
          </table:table-cell>
          <table:table-cell table:formula="of:=[.A505]/1000/(60*60*24)" office:value-type="time" office:time-value="PT02H14M07.184S" calcext:value-type="time">
            <text:p>02:14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116.84" calcext:value-type="float">
            <text:p>1116.84</text:p>
          </table:table-cell>
          <table:table-cell office:value-type="float" office:value="1319.74" calcext:value-type="float">
            <text:p>1319.74</text:p>
          </table:table-cell>
        </table:table-row>
        <table:table-row table:style-name="ro1">
          <table:table-cell office:value-type="float" office:value="8063185" calcext:value-type="float">
            <text:p>8063185</text:p>
          </table:table-cell>
          <table:table-cell table:formula="of:=[.A506]/1000/(60*60*24)" office:value-type="time" office:time-value="PT02H14M23.185S" calcext:value-type="time">
            <text:p>02:14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119.06" calcext:value-type="float">
            <text:p>1119.06</text:p>
          </table:table-cell>
          <table:table-cell office:value-type="float" office:value="1322.32" calcext:value-type="float">
            <text:p>1322.32</text:p>
          </table:table-cell>
        </table:table-row>
        <table:table-row table:style-name="ro1">
          <table:table-cell office:value-type="float" office:value="8079184" calcext:value-type="float">
            <text:p>8079184</text:p>
          </table:table-cell>
          <table:table-cell table:formula="of:=[.A507]/1000/(60*60*24)" office:value-type="time" office:time-value="PT02H14M39.184S" calcext:value-type="time">
            <text:p>02:14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2" calcext:value-type="float">
            <text:p>580.42</text:p>
          </table:table-cell>
          <table:table-cell office:value-type="float" office:value="1121.28" calcext:value-type="float">
            <text:p>1121.28</text:p>
          </table:table-cell>
          <table:table-cell office:value-type="float" office:value="1324.9" calcext:value-type="float">
            <text:p>1324.9</text:p>
          </table:table-cell>
        </table:table-row>
        <table:table-row table:style-name="ro1">
          <table:table-cell office:value-type="float" office:value="8095185" calcext:value-type="float">
            <text:p>8095185</text:p>
          </table:table-cell>
          <table:table-cell table:formula="of:=[.A508]/1000/(60*60*24)" office:value-type="time" office:time-value="PT02H14M55.185S" calcext:value-type="time">
            <text:p>02:14:55</text:p>
          </table:table-cell>
          <table:table-cell office:value-type="float" office:value="1.17" calcext:value-type="float">
            <text:p>1.1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82.65" calcext:value-type="float">
            <text:p>582.65</text:p>
          </table:table-cell>
          <table:table-cell office:value-type="float" office:value="1123.5" calcext:value-type="float">
            <text:p>1123.5</text:p>
          </table:table-cell>
          <table:table-cell office:value-type="float" office:value="1327.48" calcext:value-type="float">
            <text:p>1327.48</text:p>
          </table:table-cell>
        </table:table-row>
        <table:table-row table:style-name="ro1">
          <table:table-cell office:value-type="float" office:value="8111185" calcext:value-type="float">
            <text:p>8111185</text:p>
          </table:table-cell>
          <table:table-cell table:formula="of:=[.A509]/1000/(60*60*24)" office:value-type="time" office:time-value="PT02H15M11.185S" calcext:value-type="time">
            <text:p>02:15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8" calcext:value-type="float">
            <text:p>580.18</text:p>
          </table:table-cell>
          <table:table-cell office:value-type="float" office:value="1125.72" calcext:value-type="float">
            <text:p>1125.72</text:p>
          </table:table-cell>
          <table:table-cell office:value-type="float" office:value="1330.06" calcext:value-type="float">
            <text:p>1330.06</text:p>
          </table:table-cell>
        </table:table-row>
        <table:table-row table:style-name="ro1">
          <table:table-cell office:value-type="float" office:value="8127184" calcext:value-type="float">
            <text:p>8127184</text:p>
          </table:table-cell>
          <table:table-cell table:formula="of:=[.A510]/1000/(60*60*24)" office:value-type="time" office:time-value="PT02H15M27.184S" calcext:value-type="time">
            <text:p>02:15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127.94" calcext:value-type="float">
            <text:p>1127.94</text:p>
          </table:table-cell>
          <table:table-cell office:value-type="float" office:value="1332.64" calcext:value-type="float">
            <text:p>1332.64</text:p>
          </table:table-cell>
        </table:table-row>
        <table:table-row table:style-name="ro1">
          <table:table-cell office:value-type="float" office:value="8143184" calcext:value-type="float">
            <text:p>8143184</text:p>
          </table:table-cell>
          <table:table-cell table:formula="of:=[.A511]/1000/(60*60*24)" office:value-type="time" office:time-value="PT02H15M43.184S" calcext:value-type="time">
            <text:p>02:15:43</text:p>
          </table:table-cell>
          <table:table-cell office:value-type="float" office:value="1.17" calcext:value-type="float">
            <text:p>1.1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2.18" calcext:value-type="float">
            <text:p>582.18</text:p>
          </table:table-cell>
          <table:table-cell office:value-type="float" office:value="1130.16" calcext:value-type="float">
            <text:p>1130.16</text:p>
          </table:table-cell>
          <table:table-cell office:value-type="float" office:value="1335.22" calcext:value-type="float">
            <text:p>1335.22</text:p>
          </table:table-cell>
        </table:table-row>
        <table:table-row table:style-name="ro1">
          <table:table-cell office:value-type="float" office:value="8159184" calcext:value-type="float">
            <text:p>8159184</text:p>
          </table:table-cell>
          <table:table-cell table:formula="of:=[.A512]/1000/(60*60*24)" office:value-type="time" office:time-value="PT02H15M59.184S" calcext:value-type="time">
            <text:p>02:15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1" calcext:value-type="float">
            <text:p>580.51</text:p>
          </table:table-cell>
          <table:table-cell office:value-type="float" office:value="1132.38" calcext:value-type="float">
            <text:p>1132.38</text:p>
          </table:table-cell>
          <table:table-cell office:value-type="float" office:value="1337.8" calcext:value-type="float">
            <text:p>1337.8</text:p>
          </table:table-cell>
        </table:table-row>
        <table:table-row table:style-name="ro1">
          <table:table-cell office:value-type="float" office:value="8175184" calcext:value-type="float">
            <text:p>8175184</text:p>
          </table:table-cell>
          <table:table-cell table:formula="of:=[.A513]/1000/(60*60*24)" office:value-type="time" office:time-value="PT02H16M15.184S" calcext:value-type="time">
            <text:p>02:16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134.6" calcext:value-type="float">
            <text:p>1134.6</text:p>
          </table:table-cell>
          <table:table-cell office:value-type="float" office:value="1340.38" calcext:value-type="float">
            <text:p>1340.38</text:p>
          </table:table-cell>
        </table:table-row>
        <table:table-row table:style-name="ro1">
          <table:table-cell office:value-type="float" office:value="8191184" calcext:value-type="float">
            <text:p>8191184</text:p>
          </table:table-cell>
          <table:table-cell table:formula="of:=[.A514]/1000/(60*60*24)" office:value-type="time" office:time-value="PT02H16M31.184S" calcext:value-type="time">
            <text:p>02:16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136.82" calcext:value-type="float">
            <text:p>1136.82</text:p>
          </table:table-cell>
          <table:table-cell office:value-type="float" office:value="1342.96" calcext:value-type="float">
            <text:p>1342.96</text:p>
          </table:table-cell>
        </table:table-row>
        <table:table-row table:style-name="ro1">
          <table:table-cell office:value-type="float" office:value="8207184" calcext:value-type="float">
            <text:p>8207184</text:p>
          </table:table-cell>
          <table:table-cell table:formula="of:=[.A515]/1000/(60*60*24)" office:value-type="time" office:time-value="PT02H16M47.184S" calcext:value-type="time">
            <text:p>02:16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80.5" calcext:value-type="float">
            <text:p>580.5</text:p>
          </table:table-cell>
          <table:table-cell office:value-type="float" office:value="1139.04" calcext:value-type="float">
            <text:p>1139.04</text:p>
          </table:table-cell>
          <table:table-cell office:value-type="float" office:value="1345.54" calcext:value-type="float">
            <text:p>1345.54</text:p>
          </table:table-cell>
        </table:table-row>
        <table:table-row table:style-name="ro1">
          <table:table-cell office:value-type="float" office:value="8223184" calcext:value-type="float">
            <text:p>8223184</text:p>
          </table:table-cell>
          <table:table-cell table:formula="of:=[.A516]/1000/(60*60*24)" office:value-type="time" office:time-value="PT02H17M03.184S" calcext:value-type="time">
            <text:p>02:17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141.26" calcext:value-type="float">
            <text:p>1141.26</text:p>
          </table:table-cell>
          <table:table-cell office:value-type="float" office:value="1348.12" calcext:value-type="float">
            <text:p>1348.12</text:p>
          </table:table-cell>
        </table:table-row>
        <table:table-row table:style-name="ro1">
          <table:table-cell office:value-type="float" office:value="8239184" calcext:value-type="float">
            <text:p>8239184</text:p>
          </table:table-cell>
          <table:table-cell table:formula="of:=[.A517]/1000/(60*60*24)" office:value-type="time" office:time-value="PT02H17M19.184S" calcext:value-type="time">
            <text:p>02:17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143.47" calcext:value-type="float">
            <text:p>1143.47</text:p>
          </table:table-cell>
          <table:table-cell office:value-type="float" office:value="1350.7" calcext:value-type="float">
            <text:p>1350.7</text:p>
          </table:table-cell>
        </table:table-row>
        <table:table-row table:style-name="ro1">
          <table:table-cell office:value-type="float" office:value="8255184" calcext:value-type="float">
            <text:p>8255184</text:p>
          </table:table-cell>
          <table:table-cell table:formula="of:=[.A518]/1000/(60*60*24)" office:value-type="time" office:time-value="PT02H17M35.184S" calcext:value-type="time">
            <text:p>02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145.69" calcext:value-type="float">
            <text:p>1145.69</text:p>
          </table:table-cell>
          <table:table-cell office:value-type="float" office:value="1353.28" calcext:value-type="float">
            <text:p>1353.28</text:p>
          </table:table-cell>
        </table:table-row>
        <table:table-row table:style-name="ro1">
          <table:table-cell office:value-type="float" office:value="8271185" calcext:value-type="float">
            <text:p>8271185</text:p>
          </table:table-cell>
          <table:table-cell table:formula="of:=[.A519]/1000/(60*60*24)" office:value-type="time" office:time-value="PT02H17M51.185S" calcext:value-type="time">
            <text:p>02:17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147.91" calcext:value-type="float">
            <text:p>1147.91</text:p>
          </table:table-cell>
          <table:table-cell office:value-type="float" office:value="1355.85" calcext:value-type="float">
            <text:p>1355.85</text:p>
          </table:table-cell>
        </table:table-row>
        <table:table-row table:style-name="ro1">
          <table:table-cell office:value-type="float" office:value="8287184" calcext:value-type="float">
            <text:p>8287184</text:p>
          </table:table-cell>
          <table:table-cell table:formula="of:=[.A520]/1000/(60*60*24)" office:value-type="time" office:time-value="PT02H18M07.184S" calcext:value-type="time">
            <text:p>02:18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150.13" calcext:value-type="float">
            <text:p>1150.13</text:p>
          </table:table-cell>
          <table:table-cell office:value-type="float" office:value="1358.43" calcext:value-type="float">
            <text:p>1358.43</text:p>
          </table:table-cell>
        </table:table-row>
        <table:table-row table:style-name="ro1">
          <table:table-cell office:value-type="float" office:value="8303184" calcext:value-type="float">
            <text:p>8303184</text:p>
          </table:table-cell>
          <table:table-cell table:formula="of:=[.A521]/1000/(60*60*24)" office:value-type="time" office:time-value="PT02H18M23.184S" calcext:value-type="time">
            <text:p>02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8" calcext:value-type="float">
            <text:p>580.28</text:p>
          </table:table-cell>
          <table:table-cell office:value-type="float" office:value="1152.35" calcext:value-type="float">
            <text:p>1152.35</text:p>
          </table:table-cell>
          <table:table-cell office:value-type="float" office:value="1361.01" calcext:value-type="float">
            <text:p>1361.01</text:p>
          </table:table-cell>
        </table:table-row>
        <table:table-row table:style-name="ro1">
          <table:table-cell office:value-type="float" office:value="8319184" calcext:value-type="float">
            <text:p>8319184</text:p>
          </table:table-cell>
          <table:table-cell table:formula="of:=[.A522]/1000/(60*60*24)" office:value-type="time" office:time-value="PT02H18M39.184S" calcext:value-type="time">
            <text:p>02:18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154.57" calcext:value-type="float">
            <text:p>1154.57</text:p>
          </table:table-cell>
          <table:table-cell office:value-type="float" office:value="1363.59" calcext:value-type="float">
            <text:p>1363.59</text:p>
          </table:table-cell>
        </table:table-row>
        <table:table-row table:style-name="ro1">
          <table:table-cell office:value-type="float" office:value="8335184" calcext:value-type="float">
            <text:p>8335184</text:p>
          </table:table-cell>
          <table:table-cell table:formula="of:=[.A523]/1000/(60*60*24)" office:value-type="time" office:time-value="PT02H18M55.184S" calcext:value-type="time">
            <text:p>02:18:55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81.75" calcext:value-type="float">
            <text:p>581.75</text:p>
          </table:table-cell>
          <table:table-cell office:value-type="float" office:value="1156.79" calcext:value-type="float">
            <text:p>1156.79</text:p>
          </table:table-cell>
          <table:table-cell office:value-type="float" office:value="1366.17" calcext:value-type="float">
            <text:p>1366.17</text:p>
          </table:table-cell>
        </table:table-row>
        <table:table-row table:style-name="ro1">
          <table:table-cell office:value-type="float" office:value="8351184" calcext:value-type="float">
            <text:p>8351184</text:p>
          </table:table-cell>
          <table:table-cell table:formula="of:=[.A524]/1000/(60*60*24)" office:value-type="time" office:time-value="PT02H19M11.184S" calcext:value-type="time">
            <text:p>02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159.01" calcext:value-type="float">
            <text:p>1159.01</text:p>
          </table:table-cell>
          <table:table-cell office:value-type="float" office:value="1368.75" calcext:value-type="float">
            <text:p>1368.75</text:p>
          </table:table-cell>
        </table:table-row>
        <table:table-row table:style-name="ro1">
          <table:table-cell office:value-type="float" office:value="8367185" calcext:value-type="float">
            <text:p>8367185</text:p>
          </table:table-cell>
          <table:table-cell table:formula="of:=[.A525]/1000/(60*60*24)" office:value-type="time" office:time-value="PT02H19M27.185S" calcext:value-type="time">
            <text:p>02:19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4" calcext:value-type="float">
            <text:p>580.04</text:p>
          </table:table-cell>
          <table:table-cell office:value-type="float" office:value="1161.23" calcext:value-type="float">
            <text:p>1161.23</text:p>
          </table:table-cell>
          <table:table-cell office:value-type="float" office:value="1371.33" calcext:value-type="float">
            <text:p>1371.33</text:p>
          </table:table-cell>
        </table:table-row>
        <table:table-row table:style-name="ro1">
          <table:table-cell office:value-type="float" office:value="8383184" calcext:value-type="float">
            <text:p>8383184</text:p>
          </table:table-cell>
          <table:table-cell table:formula="of:=[.A526]/1000/(60*60*24)" office:value-type="time" office:time-value="PT02H19M43.184S" calcext:value-type="time">
            <text:p>02:19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" calcext:value-type="float">
            <text:p>577.8</text:p>
          </table:table-cell>
          <table:table-cell office:value-type="float" office:value="1163.45" calcext:value-type="float">
            <text:p>1163.45</text:p>
          </table:table-cell>
          <table:table-cell office:value-type="float" office:value="1373.9" calcext:value-type="float">
            <text:p>1373.9</text:p>
          </table:table-cell>
        </table:table-row>
        <table:table-row table:style-name="ro1">
          <table:table-cell office:value-type="float" office:value="8399184" calcext:value-type="float">
            <text:p>8399184</text:p>
          </table:table-cell>
          <table:table-cell table:formula="of:=[.A527]/1000/(60*60*24)" office:value-type="time" office:time-value="PT02H19M59.184S" calcext:value-type="time">
            <text:p>02:19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165.67" calcext:value-type="float">
            <text:p>1165.67</text:p>
          </table:table-cell>
          <table:table-cell office:value-type="float" office:value="1376.48" calcext:value-type="float">
            <text:p>1376.48</text:p>
          </table:table-cell>
        </table:table-row>
        <table:table-row table:style-name="ro1">
          <table:table-cell office:value-type="float" office:value="8415184" calcext:value-type="float">
            <text:p>8415184</text:p>
          </table:table-cell>
          <table:table-cell table:formula="of:=[.A528]/1000/(60*60*24)" office:value-type="time" office:time-value="PT02H20M15.184S" calcext:value-type="time">
            <text:p>02:20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9.8" calcext:value-type="float">
            <text:p>579.8</text:p>
          </table:table-cell>
          <table:table-cell office:value-type="float" office:value="1167.89" calcext:value-type="float">
            <text:p>1167.89</text:p>
          </table:table-cell>
          <table:table-cell office:value-type="float" office:value="1379.06" calcext:value-type="float">
            <text:p>1379.06</text:p>
          </table:table-cell>
        </table:table-row>
        <table:table-row table:style-name="ro1">
          <table:table-cell office:value-type="float" office:value="8431184" calcext:value-type="float">
            <text:p>8431184</text:p>
          </table:table-cell>
          <table:table-cell table:formula="of:=[.A529]/1000/(60*60*24)" office:value-type="time" office:time-value="PT02H20M31.184S" calcext:value-type="time">
            <text:p>02:20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170.11" calcext:value-type="float">
            <text:p>1170.11</text:p>
          </table:table-cell>
          <table:table-cell office:value-type="float" office:value="1381.64" calcext:value-type="float">
            <text:p>1381.64</text:p>
          </table:table-cell>
        </table:table-row>
        <table:table-row table:style-name="ro1">
          <table:table-cell office:value-type="float" office:value="8447185" calcext:value-type="float">
            <text:p>8447185</text:p>
          </table:table-cell>
          <table:table-cell table:formula="of:=[.A530]/1000/(60*60*24)" office:value-type="time" office:time-value="PT02H20M47.185S" calcext:value-type="time">
            <text:p>02:20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172.33" calcext:value-type="float">
            <text:p>1172.33</text:p>
          </table:table-cell>
          <table:table-cell office:value-type="float" office:value="1384.22" calcext:value-type="float">
            <text:p>1384.22</text:p>
          </table:table-cell>
        </table:table-row>
        <table:table-row table:style-name="ro1">
          <table:table-cell office:value-type="float" office:value="8463184" calcext:value-type="float">
            <text:p>8463184</text:p>
          </table:table-cell>
          <table:table-cell table:formula="of:=[.A531]/1000/(60*60*24)" office:value-type="time" office:time-value="PT02H21M03.184S" calcext:value-type="time">
            <text:p>02:21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5" calcext:value-type="float">
            <text:p>580.05</text:p>
          </table:table-cell>
          <table:table-cell office:value-type="float" office:value="1174.54" calcext:value-type="float">
            <text:p>1174.54</text:p>
          </table:table-cell>
          <table:table-cell office:value-type="float" office:value="1386.79" calcext:value-type="float">
            <text:p>1386.79</text:p>
          </table:table-cell>
        </table:table-row>
        <table:table-row table:style-name="ro1">
          <table:table-cell office:value-type="float" office:value="8479184" calcext:value-type="float">
            <text:p>8479184</text:p>
          </table:table-cell>
          <table:table-cell table:formula="of:=[.A532]/1000/(60*60*24)" office:value-type="time" office:time-value="PT02H21M19.184S" calcext:value-type="time">
            <text:p>02:21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176.76" calcext:value-type="float">
            <text:p>1176.76</text:p>
          </table:table-cell>
          <table:table-cell office:value-type="float" office:value="1389.37" calcext:value-type="float">
            <text:p>1389.37</text:p>
          </table:table-cell>
        </table:table-row>
        <table:table-row table:style-name="ro1">
          <table:table-cell office:value-type="float" office:value="8495185" calcext:value-type="float">
            <text:p>8495185</text:p>
          </table:table-cell>
          <table:table-cell table:formula="of:=[.A533]/1000/(60*60*24)" office:value-type="time" office:time-value="PT02H21M35.185S" calcext:value-type="time">
            <text:p>02:21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" calcext:value-type="float">
            <text:p>580.4</text:p>
          </table:table-cell>
          <table:table-cell office:value-type="float" office:value="1178.98" calcext:value-type="float">
            <text:p>1178.98</text:p>
          </table:table-cell>
          <table:table-cell office:value-type="float" office:value="1391.95" calcext:value-type="float">
            <text:p>1391.95</text:p>
          </table:table-cell>
        </table:table-row>
        <table:table-row table:style-name="ro1">
          <table:table-cell office:value-type="float" office:value="8511184" calcext:value-type="float">
            <text:p>8511184</text:p>
          </table:table-cell>
          <table:table-cell table:formula="of:=[.A534]/1000/(60*60*24)" office:value-type="time" office:time-value="PT02H21M51.184S" calcext:value-type="time">
            <text:p>02:21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7" calcext:value-type="float">
            <text:p>580.27</text:p>
          </table:table-cell>
          <table:table-cell office:value-type="float" office:value="1181.2" calcext:value-type="float">
            <text:p>1181.2</text:p>
          </table:table-cell>
          <table:table-cell office:value-type="float" office:value="1394.53" calcext:value-type="float">
            <text:p>1394.53</text:p>
          </table:table-cell>
        </table:table-row>
        <table:table-row table:style-name="ro1">
          <table:table-cell office:value-type="float" office:value="8527184" calcext:value-type="float">
            <text:p>8527184</text:p>
          </table:table-cell>
          <table:table-cell table:formula="of:=[.A535]/1000/(60*60*24)" office:value-type="time" office:time-value="PT02H22M07.184S" calcext:value-type="time">
            <text:p>02:22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80.26" calcext:value-type="float">
            <text:p>580.26</text:p>
          </table:table-cell>
          <table:table-cell office:value-type="float" office:value="1183.42" calcext:value-type="float">
            <text:p>1183.42</text:p>
          </table:table-cell>
          <table:table-cell office:value-type="float" office:value="1397.1" calcext:value-type="float">
            <text:p>1397.1</text:p>
          </table:table-cell>
        </table:table-row>
        <table:table-row table:style-name="ro1">
          <table:table-cell office:value-type="float" office:value="8543185" calcext:value-type="float">
            <text:p>8543185</text:p>
          </table:table-cell>
          <table:table-cell table:formula="of:=[.A536]/1000/(60*60*24)" office:value-type="time" office:time-value="PT02H22M23.185S" calcext:value-type="time">
            <text:p>02:22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9.8" calcext:value-type="float">
            <text:p>579.8</text:p>
          </table:table-cell>
          <table:table-cell office:value-type="float" office:value="1185.64" calcext:value-type="float">
            <text:p>1185.64</text:p>
          </table:table-cell>
          <table:table-cell office:value-type="float" office:value="1399.68" calcext:value-type="float">
            <text:p>1399.68</text:p>
          </table:table-cell>
        </table:table-row>
        <table:table-row table:style-name="ro1">
          <table:table-cell office:value-type="float" office:value="8559184" calcext:value-type="float">
            <text:p>8559184</text:p>
          </table:table-cell>
          <table:table-cell table:formula="of:=[.A537]/1000/(60*60*24)" office:value-type="time" office:time-value="PT02H22M39.184S" calcext:value-type="time">
            <text:p>02:22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187.86" calcext:value-type="float">
            <text:p>1187.86</text:p>
          </table:table-cell>
          <table:table-cell office:value-type="float" office:value="1402.25" calcext:value-type="float">
            <text:p>1402.25</text:p>
          </table:table-cell>
        </table:table-row>
        <table:table-row table:style-name="ro1">
          <table:table-cell office:value-type="float" office:value="8575185" calcext:value-type="float">
            <text:p>8575185</text:p>
          </table:table-cell>
          <table:table-cell table:formula="of:=[.A538]/1000/(60*60*24)" office:value-type="time" office:time-value="PT02H22M55.185S" calcext:value-type="time">
            <text:p>02:22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9.8" calcext:value-type="float">
            <text:p>579.8</text:p>
          </table:table-cell>
          <table:table-cell office:value-type="float" office:value="1190.08" calcext:value-type="float">
            <text:p>1190.08</text:p>
          </table:table-cell>
          <table:table-cell office:value-type="float" office:value="1404.83" calcext:value-type="float">
            <text:p>1404.83</text:p>
          </table:table-cell>
        </table:table-row>
        <table:table-row table:style-name="ro1">
          <table:table-cell office:value-type="float" office:value="8591185" calcext:value-type="float">
            <text:p>8591185</text:p>
          </table:table-cell>
          <table:table-cell table:formula="of:=[.A539]/1000/(60*60*24)" office:value-type="time" office:time-value="PT02H23M11.185S" calcext:value-type="time">
            <text:p>02:23:11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6" calcext:value-type="float">
            <text:p>581.86</text:p>
          </table:table-cell>
          <table:table-cell office:value-type="float" office:value="1192.3" calcext:value-type="float">
            <text:p>1192.3</text:p>
          </table:table-cell>
          <table:table-cell office:value-type="float" office:value="1407.41" calcext:value-type="float">
            <text:p>1407.41</text:p>
          </table:table-cell>
        </table:table-row>
        <table:table-row table:style-name="ro1">
          <table:table-cell office:value-type="float" office:value="8607185" calcext:value-type="float">
            <text:p>8607185</text:p>
          </table:table-cell>
          <table:table-cell table:formula="of:=[.A540]/1000/(60*60*24)" office:value-type="time" office:time-value="PT02H23M27.185S" calcext:value-type="time">
            <text:p>02:23:27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7" calcext:value-type="float">
            <text:p>581.87</text:p>
          </table:table-cell>
          <table:table-cell office:value-type="float" office:value="1194.52" calcext:value-type="float">
            <text:p>1194.52</text:p>
          </table:table-cell>
          <table:table-cell office:value-type="float" office:value="1409.99" calcext:value-type="float">
            <text:p>1409.99</text:p>
          </table:table-cell>
        </table:table-row>
        <table:table-row table:style-name="ro1">
          <table:table-cell office:value-type="float" office:value="8623184" calcext:value-type="float">
            <text:p>8623184</text:p>
          </table:table-cell>
          <table:table-cell table:formula="of:=[.A541]/1000/(60*60*24)" office:value-type="time" office:time-value="PT02H23M43.184S" calcext:value-type="time">
            <text:p>02:23:43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81.97" calcext:value-type="float">
            <text:p>581.97</text:p>
          </table:table-cell>
          <table:table-cell office:value-type="float" office:value="1196.75" calcext:value-type="float">
            <text:p>1196.75</text:p>
          </table:table-cell>
          <table:table-cell office:value-type="float" office:value="1412.58" calcext:value-type="float">
            <text:p>1412.58</text:p>
          </table:table-cell>
        </table:table-row>
        <table:table-row table:style-name="ro1">
          <table:table-cell office:value-type="float" office:value="8639185" calcext:value-type="float">
            <text:p>8639185</text:p>
          </table:table-cell>
          <table:table-cell table:formula="of:=[.A542]/1000/(60*60*24)" office:value-type="time" office:time-value="PT02H23M59.185S" calcext:value-type="time">
            <text:p>02:23:59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2.21" calcext:value-type="float">
            <text:p>582.21</text:p>
          </table:table-cell>
          <table:table-cell office:value-type="float" office:value="1198.98" calcext:value-type="float">
            <text:p>1198.98</text:p>
          </table:table-cell>
          <table:table-cell office:value-type="float" office:value="1415.16" calcext:value-type="float">
            <text:p>1415.16</text:p>
          </table:table-cell>
        </table:table-row>
        <table:table-row table:style-name="ro1">
          <table:table-cell office:value-type="float" office:value="8655184" calcext:value-type="float">
            <text:p>8655184</text:p>
          </table:table-cell>
          <table:table-cell table:formula="of:=[.A543]/1000/(60*60*24)" office:value-type="time" office:time-value="PT02H24M15.184S" calcext:value-type="time">
            <text:p>02:24:15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7" calcext:value-type="float">
            <text:p>579.87</text:p>
          </table:table-cell>
          <table:table-cell office:value-type="float" office:value="1201.2" calcext:value-type="float">
            <text:p>1201.2</text:p>
          </table:table-cell>
          <table:table-cell office:value-type="float" office:value="1417.74" calcext:value-type="float">
            <text:p>1417.74</text:p>
          </table:table-cell>
        </table:table-row>
        <table:table-row table:style-name="ro1">
          <table:table-cell office:value-type="float" office:value="8671185" calcext:value-type="float">
            <text:p>8671185</text:p>
          </table:table-cell>
          <table:table-cell table:formula="of:=[.A544]/1000/(60*60*24)" office:value-type="time" office:time-value="PT02H24M31.185S" calcext:value-type="time">
            <text:p>02:24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9.8" calcext:value-type="float">
            <text:p>579.8</text:p>
          </table:table-cell>
          <table:table-cell office:value-type="float" office:value="1203.42" calcext:value-type="float">
            <text:p>1203.42</text:p>
          </table:table-cell>
          <table:table-cell office:value-type="float" office:value="1420.32" calcext:value-type="float">
            <text:p>1420.32</text:p>
          </table:table-cell>
        </table:table-row>
        <table:table-row table:style-name="ro1">
          <table:table-cell office:value-type="float" office:value="8687184" calcext:value-type="float">
            <text:p>8687184</text:p>
          </table:table-cell>
          <table:table-cell table:formula="of:=[.A545]/1000/(60*60*24)" office:value-type="time" office:time-value="PT02H24M47.184S" calcext:value-type="time">
            <text:p>02:24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205.64" calcext:value-type="float">
            <text:p>1205.64</text:p>
          </table:table-cell>
          <table:table-cell office:value-type="float" office:value="1422.89" calcext:value-type="float">
            <text:p>1422.89</text:p>
          </table:table-cell>
        </table:table-row>
        <table:table-row table:style-name="ro1">
          <table:table-cell office:value-type="float" office:value="8703184" calcext:value-type="float">
            <text:p>8703184</text:p>
          </table:table-cell>
          <table:table-cell table:formula="of:=[.A546]/1000/(60*60*24)" office:value-type="time" office:time-value="PT02H25M03.184S" calcext:value-type="time">
            <text:p>02:25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80.17" calcext:value-type="float">
            <text:p>580.17</text:p>
          </table:table-cell>
          <table:table-cell office:value-type="float" office:value="1207.86" calcext:value-type="float">
            <text:p>1207.86</text:p>
          </table:table-cell>
          <table:table-cell office:value-type="float" office:value="1425.47" calcext:value-type="float">
            <text:p>1425.47</text:p>
          </table:table-cell>
        </table:table-row>
        <table:table-row table:style-name="ro1">
          <table:table-cell office:value-type="float" office:value="8719184" calcext:value-type="float">
            <text:p>8719184</text:p>
          </table:table-cell>
          <table:table-cell table:formula="of:=[.A547]/1000/(60*60*24)" office:value-type="time" office:time-value="PT02H25M19.184S" calcext:value-type="time">
            <text:p>02:25:19</text:p>
          </table:table-cell>
          <table:table-cell office:value-type="float" office:value="1.16" calcext:value-type="float">
            <text:p>1.16</text:p>
          </table:table-cell>
          <table:table-cell office:value-type="float" office:value="501" calcext:value-type="float">
            <text:p>501</text:p>
          </table:table-cell>
          <table:table-cell office:value-type="float" office:value="580.2" calcext:value-type="float">
            <text:p>580.2</text:p>
          </table:table-cell>
          <table:table-cell office:value-type="float" office:value="1210.08" calcext:value-type="float">
            <text:p>1210.08</text:p>
          </table:table-cell>
          <table:table-cell office:value-type="float" office:value="1428.05" calcext:value-type="float">
            <text:p>1428.05</text:p>
          </table:table-cell>
        </table:table-row>
        <table:table-row table:style-name="ro1">
          <table:table-cell office:value-type="float" office:value="8735185" calcext:value-type="float">
            <text:p>8735185</text:p>
          </table:table-cell>
          <table:table-cell table:formula="of:=[.A548]/1000/(60*60*24)" office:value-type="time" office:time-value="PT02H25M35.185S" calcext:value-type="time">
            <text:p>02:25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212.3" calcext:value-type="float">
            <text:p>1212.3</text:p>
          </table:table-cell>
          <table:table-cell office:value-type="float" office:value="1430.62" calcext:value-type="float">
            <text:p>1430.62</text:p>
          </table:table-cell>
        </table:table-row>
        <table:table-row table:style-name="ro1">
          <table:table-cell office:value-type="float" office:value="8751184" calcext:value-type="float">
            <text:p>8751184</text:p>
          </table:table-cell>
          <table:table-cell table:formula="of:=[.A549]/1000/(60*60*24)" office:value-type="time" office:time-value="PT02H25M51.184S" calcext:value-type="time">
            <text:p>02:25:51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2.12" calcext:value-type="float">
            <text:p>582.12</text:p>
          </table:table-cell>
          <table:table-cell office:value-type="float" office:value="1214.53" calcext:value-type="float">
            <text:p>1214.53</text:p>
          </table:table-cell>
          <table:table-cell office:value-type="float" office:value="1433.2" calcext:value-type="float">
            <text:p>1433.2</text:p>
          </table:table-cell>
        </table:table-row>
        <table:table-row table:style-name="ro1">
          <table:table-cell office:value-type="float" office:value="8767184" calcext:value-type="float">
            <text:p>8767184</text:p>
          </table:table-cell>
          <table:table-cell table:formula="of:=[.A550]/1000/(60*60*24)" office:value-type="time" office:time-value="PT02H26M07.184S" calcext:value-type="time">
            <text:p>02:26:07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7" calcext:value-type="float">
            <text:p>581.87</text:p>
          </table:table-cell>
          <table:table-cell office:value-type="float" office:value="1216.75" calcext:value-type="float">
            <text:p>1216.75</text:p>
          </table:table-cell>
          <table:table-cell office:value-type="float" office:value="1435.78" calcext:value-type="float">
            <text:p>1435.78</text:p>
          </table:table-cell>
        </table:table-row>
        <table:table-row table:style-name="ro1">
          <table:table-cell office:value-type="float" office:value="8783184" calcext:value-type="float">
            <text:p>8783184</text:p>
          </table:table-cell>
          <table:table-cell table:formula="of:=[.A551]/1000/(60*60*24)" office:value-type="time" office:time-value="PT02H26M23.184S" calcext:value-type="time">
            <text:p>02:26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4" calcext:value-type="float">
            <text:p>579.94</text:p>
          </table:table-cell>
          <table:table-cell office:value-type="float" office:value="1218.97" calcext:value-type="float">
            <text:p>1218.97</text:p>
          </table:table-cell>
          <table:table-cell office:value-type="float" office:value="1438.36" calcext:value-type="float">
            <text:p>1438.36</text:p>
          </table:table-cell>
        </table:table-row>
        <table:table-row table:style-name="ro1">
          <table:table-cell office:value-type="float" office:value="8799184" calcext:value-type="float">
            <text:p>8799184</text:p>
          </table:table-cell>
          <table:table-cell table:formula="of:=[.A552]/1000/(60*60*24)" office:value-type="time" office:time-value="PT02H26M39.184S" calcext:value-type="time">
            <text:p>02:26:39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7" calcext:value-type="float">
            <text:p>579.87</text:p>
          </table:table-cell>
          <table:table-cell office:value-type="float" office:value="1221.2" calcext:value-type="float">
            <text:p>1221.2</text:p>
          </table:table-cell>
          <table:table-cell office:value-type="float" office:value="1440.94" calcext:value-type="float">
            <text:p>1440.94</text:p>
          </table:table-cell>
        </table:table-row>
        <table:table-row table:style-name="ro1">
          <table:table-cell office:value-type="float" office:value="8815184" calcext:value-type="float">
            <text:p>8815184</text:p>
          </table:table-cell>
          <table:table-cell table:formula="of:=[.A553]/1000/(60*60*24)" office:value-type="time" office:time-value="PT02H26M55.184S" calcext:value-type="time">
            <text:p>02:26:55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79.73" calcext:value-type="float">
            <text:p>579.73</text:p>
          </table:table-cell>
          <table:table-cell office:value-type="float" office:value="1223.42" calcext:value-type="float">
            <text:p>1223.42</text:p>
          </table:table-cell>
          <table:table-cell office:value-type="float" office:value="1443.51" calcext:value-type="float">
            <text:p>1443.51</text:p>
          </table:table-cell>
        </table:table-row>
        <table:table-row table:style-name="ro1">
          <table:table-cell office:value-type="float" office:value="8831184" calcext:value-type="float">
            <text:p>8831184</text:p>
          </table:table-cell>
          <table:table-cell table:formula="of:=[.A554]/1000/(60*60*24)" office:value-type="time" office:time-value="PT02H27M11.184S" calcext:value-type="time">
            <text:p>02:27:11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8" calcext:value-type="float">
            <text:p>579.88</text:p>
          </table:table-cell>
          <table:table-cell office:value-type="float" office:value="1225.65" calcext:value-type="float">
            <text:p>1225.65</text:p>
          </table:table-cell>
          <table:table-cell office:value-type="float" office:value="1446.09" calcext:value-type="float">
            <text:p>1446.09</text:p>
          </table:table-cell>
        </table:table-row>
        <table:table-row table:style-name="ro1">
          <table:table-cell office:value-type="float" office:value="8847184" calcext:value-type="float">
            <text:p>8847184</text:p>
          </table:table-cell>
          <table:table-cell table:formula="of:=[.A555]/1000/(60*60*24)" office:value-type="time" office:time-value="PT02H27M27.184S" calcext:value-type="time">
            <text:p>02:27:27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81.86" calcext:value-type="float">
            <text:p>581.86</text:p>
          </table:table-cell>
          <table:table-cell office:value-type="float" office:value="1227.88" calcext:value-type="float">
            <text:p>1227.88</text:p>
          </table:table-cell>
          <table:table-cell office:value-type="float" office:value="1448.67" calcext:value-type="float">
            <text:p>1448.67</text:p>
          </table:table-cell>
        </table:table-row>
        <table:table-row table:style-name="ro1">
          <table:table-cell office:value-type="float" office:value="8863185" calcext:value-type="float">
            <text:p>8863185</text:p>
          </table:table-cell>
          <table:table-cell table:formula="of:=[.A556]/1000/(60*60*24)" office:value-type="time" office:time-value="PT02H27M43.185S" calcext:value-type="time">
            <text:p>02:27:43</text:p>
          </table:table-cell>
          <table:table-cell office:value-type="float" office:value="1.16" calcext:value-type="float">
            <text:p>1.16</text:p>
          </table:table-cell>
          <table:table-cell office:value-type="float" office:value="500.92" calcext:value-type="float">
            <text:p>500.92</text:p>
          </table:table-cell>
          <table:table-cell office:value-type="float" office:value="582.1" calcext:value-type="float">
            <text:p>582.1</text:p>
          </table:table-cell>
          <table:table-cell office:value-type="float" office:value="1230.1" calcext:value-type="float">
            <text:p>1230.1</text:p>
          </table:table-cell>
          <table:table-cell office:value-type="float" office:value="1451.26" calcext:value-type="float">
            <text:p>1451.26</text:p>
          </table:table-cell>
        </table:table-row>
        <table:table-row table:style-name="ro1">
          <table:table-cell office:value-type="float" office:value="8879185" calcext:value-type="float">
            <text:p>8879185</text:p>
          </table:table-cell>
          <table:table-cell table:formula="of:=[.A557]/1000/(60*60*24)" office:value-type="time" office:time-value="PT02H27M59.185S" calcext:value-type="time">
            <text:p>02:27:59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7" calcext:value-type="float">
            <text:p>579.97</text:p>
          </table:table-cell>
          <table:table-cell office:value-type="float" office:value="1232.33" calcext:value-type="float">
            <text:p>1232.33</text:p>
          </table:table-cell>
          <table:table-cell office:value-type="float" office:value="1453.84" calcext:value-type="float">
            <text:p>1453.84</text:p>
          </table:table-cell>
        </table:table-row>
        <table:table-row table:style-name="ro1">
          <table:table-cell office:value-type="float" office:value="8895184" calcext:value-type="float">
            <text:p>8895184</text:p>
          </table:table-cell>
          <table:table-cell table:formula="of:=[.A558]/1000/(60*60*24)" office:value-type="time" office:time-value="PT02H28M15.184S" calcext:value-type="time">
            <text:p>02:28:15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7" calcext:value-type="float">
            <text:p>579.97</text:p>
          </table:table-cell>
          <table:table-cell office:value-type="float" office:value="1234.55" calcext:value-type="float">
            <text:p>1234.55</text:p>
          </table:table-cell>
          <table:table-cell office:value-type="float" office:value="1456.42" calcext:value-type="float">
            <text:p>1456.42</text:p>
          </table:table-cell>
        </table:table-row>
        <table:table-row table:style-name="ro1">
          <table:table-cell office:value-type="float" office:value="8911184" calcext:value-type="float">
            <text:p>8911184</text:p>
          </table:table-cell>
          <table:table-cell table:formula="of:=[.A559]/1000/(60*60*24)" office:value-type="time" office:time-value="PT02H28M31.184S" calcext:value-type="time">
            <text:p>02:28:31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6" calcext:value-type="float">
            <text:p>579.86</text:p>
          </table:table-cell>
          <table:table-cell office:value-type="float" office:value="1236.78" calcext:value-type="float">
            <text:p>1236.78</text:p>
          </table:table-cell>
          <table:table-cell office:value-type="float" office:value="1459" calcext:value-type="float">
            <text:p>1459</text:p>
          </table:table-cell>
        </table:table-row>
        <table:table-row table:style-name="ro1">
          <table:table-cell office:value-type="float" office:value="8927184" calcext:value-type="float">
            <text:p>8927184</text:p>
          </table:table-cell>
          <table:table-cell table:formula="of:=[.A560]/1000/(60*60*24)" office:value-type="time" office:time-value="PT02H28M47.184S" calcext:value-type="time">
            <text:p>02:28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80.03" calcext:value-type="float">
            <text:p>580.03</text:p>
          </table:table-cell>
          <table:table-cell office:value-type="float" office:value="1239" calcext:value-type="float">
            <text:p>1239</text:p>
          </table:table-cell>
          <table:table-cell office:value-type="float" office:value="1461.57" calcext:value-type="float">
            <text:p>1461.57</text:p>
          </table:table-cell>
        </table:table-row>
        <table:table-row table:style-name="ro1">
          <table:table-cell office:value-type="float" office:value="8943185" calcext:value-type="float">
            <text:p>8943185</text:p>
          </table:table-cell>
          <table:table-cell table:formula="of:=[.A561]/1000/(60*60*24)" office:value-type="time" office:time-value="PT02H29M03.185S" calcext:value-type="time">
            <text:p>02:29:03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7" calcext:value-type="float">
            <text:p>579.87</text:p>
          </table:table-cell>
          <table:table-cell office:value-type="float" office:value="1241.22" calcext:value-type="float">
            <text:p>1241.22</text:p>
          </table:table-cell>
          <table:table-cell office:value-type="float" office:value="1464.14" calcext:value-type="float">
            <text:p>1464.14</text:p>
          </table:table-cell>
        </table:table-row>
        <table:table-row table:style-name="ro1">
          <table:table-cell office:value-type="float" office:value="8959184" calcext:value-type="float">
            <text:p>8959184</text:p>
          </table:table-cell>
          <table:table-cell table:formula="of:=[.A562]/1000/(60*60*24)" office:value-type="time" office:time-value="PT02H29M19.184S" calcext:value-type="time">
            <text:p>02:29:19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7" calcext:value-type="float">
            <text:p>579.97</text:p>
          </table:table-cell>
          <table:table-cell office:value-type="float" office:value="1243.44" calcext:value-type="float">
            <text:p>1243.44</text:p>
          </table:table-cell>
          <table:table-cell office:value-type="float" office:value="1466.72" calcext:value-type="float">
            <text:p>1466.72</text:p>
          </table:table-cell>
        </table:table-row>
        <table:table-row table:style-name="ro1">
          <table:table-cell office:value-type="float" office:value="8975184" calcext:value-type="float">
            <text:p>8975184</text:p>
          </table:table-cell>
          <table:table-cell table:formula="of:=[.A563]/1000/(60*60*24)" office:value-type="time" office:time-value="PT02H29M35.184S" calcext:value-type="time">
            <text:p>02:29:35</text:p>
          </table:table-cell>
          <table:table-cell office:value-type="float" office:value="1.16" calcext:value-type="float">
            <text:p>1.16</text:p>
          </table:table-cell>
          <table:table-cell office:value-type="float" office:value="500.6" calcext:value-type="float">
            <text:p>500.6</text:p>
          </table:table-cell>
          <table:table-cell office:value-type="float" office:value="579.73" calcext:value-type="float">
            <text:p>579.73</text:p>
          </table:table-cell>
          <table:table-cell office:value-type="float" office:value="1245.67" calcext:value-type="float">
            <text:p>1245.67</text:p>
          </table:table-cell>
          <table:table-cell office:value-type="float" office:value="1469.3" calcext:value-type="float">
            <text:p>1469.3</text:p>
          </table:table-cell>
        </table:table-row>
        <table:table-row table:style-name="ro1">
          <table:table-cell office:value-type="float" office:value="8991185" calcext:value-type="float">
            <text:p>8991185</text:p>
          </table:table-cell>
          <table:table-cell table:formula="of:=[.A564]/1000/(60*60*24)" office:value-type="time" office:time-value="PT02H29M51.185S" calcext:value-type="time">
            <text:p>02:29:51</text:p>
          </table:table-cell>
          <table:table-cell office:value-type="float" office:value="1.16" calcext:value-type="float">
            <text:p>1.1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9.85" calcext:value-type="float">
            <text:p>579.85</text:p>
          </table:table-cell>
          <table:table-cell office:value-type="float" office:value="1247.9" calcext:value-type="float">
            <text:p>1247.9</text:p>
          </table:table-cell>
          <table:table-cell office:value-type="float" office:value="1471.87" calcext:value-type="float">
            <text:p>1471.87</text:p>
          </table:table-cell>
        </table:table-row>
        <table:table-row table:style-name="ro1">
          <table:table-cell office:value-type="float" office:value="9007184" calcext:value-type="float">
            <text:p>9007184</text:p>
          </table:table-cell>
          <table:table-cell table:formula="of:=[.A565]/1000/(60*60*24)" office:value-type="time" office:time-value="PT02H30M07.184S" calcext:value-type="time">
            <text:p>02:30:07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7.87" calcext:value-type="float">
            <text:p>577.87</text:p>
          </table:table-cell>
          <table:table-cell office:value-type="float" office:value="1250.12" calcext:value-type="float">
            <text:p>1250.12</text:p>
          </table:table-cell>
          <table:table-cell office:value-type="float" office:value="1474.45" calcext:value-type="float">
            <text:p>1474.45</text:p>
          </table:table-cell>
        </table:table-row>
        <table:table-row table:style-name="ro1">
          <table:table-cell office:value-type="float" office:value="9023184" calcext:value-type="float">
            <text:p>9023184</text:p>
          </table:table-cell>
          <table:table-cell table:formula="of:=[.A566]/1000/(60*60*24)" office:value-type="time" office:time-value="PT02H30M23.184S" calcext:value-type="time">
            <text:p>02:30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252.34" calcext:value-type="float">
            <text:p>1252.34</text:p>
          </table:table-cell>
          <table:table-cell office:value-type="float" office:value="1477.03" calcext:value-type="float">
            <text:p>1477.03</text:p>
          </table:table-cell>
        </table:table-row>
        <table:table-row table:style-name="ro1">
          <table:table-cell office:value-type="float" office:value="9039185" calcext:value-type="float">
            <text:p>9039185</text:p>
          </table:table-cell>
          <table:table-cell table:formula="of:=[.A567]/1000/(60*60*24)" office:value-type="time" office:time-value="PT02H30M39.185S" calcext:value-type="time">
            <text:p>02:30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7" calcext:value-type="float">
            <text:p>578.17</text:p>
          </table:table-cell>
          <table:table-cell office:value-type="float" office:value="1254.56" calcext:value-type="float">
            <text:p>1254.56</text:p>
          </table:table-cell>
          <table:table-cell office:value-type="float" office:value="1479.6" calcext:value-type="float">
            <text:p>1479.6</text:p>
          </table:table-cell>
        </table:table-row>
        <table:table-row table:style-name="ro1">
          <table:table-cell office:value-type="float" office:value="9055184" calcext:value-type="float">
            <text:p>9055184</text:p>
          </table:table-cell>
          <table:table-cell table:formula="of:=[.A568]/1000/(60*60*24)" office:value-type="time" office:time-value="PT02H30M55.184S" calcext:value-type="time">
            <text:p>02:30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9.95" calcext:value-type="float">
            <text:p>579.95</text:p>
          </table:table-cell>
          <table:table-cell office:value-type="float" office:value="1256.78" calcext:value-type="float">
            <text:p>1256.78</text:p>
          </table:table-cell>
          <table:table-cell office:value-type="float" office:value="1482.17" calcext:value-type="float">
            <text:p>1482.17</text:p>
          </table:table-cell>
        </table:table-row>
        <table:table-row table:style-name="ro1">
          <table:table-cell office:value-type="float" office:value="9071184" calcext:value-type="float">
            <text:p>9071184</text:p>
          </table:table-cell>
          <table:table-cell table:formula="of:=[.A569]/1000/(60*60*24)" office:value-type="time" office:time-value="PT02H31M11.184S" calcext:value-type="time">
            <text:p>02:31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3" calcext:value-type="float">
            <text:p>578.03</text:p>
          </table:table-cell>
          <table:table-cell office:value-type="float" office:value="1259" calcext:value-type="float">
            <text:p>1259</text:p>
          </table:table-cell>
          <table:table-cell office:value-type="float" office:value="1484.74" calcext:value-type="float">
            <text:p>1484.74</text:p>
          </table:table-cell>
        </table:table-row>
        <table:table-row table:style-name="ro1">
          <table:table-cell office:value-type="float" office:value="9087184" calcext:value-type="float">
            <text:p>9087184</text:p>
          </table:table-cell>
          <table:table-cell table:formula="of:=[.A570]/1000/(60*60*24)" office:value-type="time" office:time-value="PT02H31M27.184S" calcext:value-type="time">
            <text:p>02:31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80.41" calcext:value-type="float">
            <text:p>580.41</text:p>
          </table:table-cell>
          <table:table-cell office:value-type="float" office:value="1261.22" calcext:value-type="float">
            <text:p>1261.22</text:p>
          </table:table-cell>
          <table:table-cell office:value-type="float" office:value="1487.31" calcext:value-type="float">
            <text:p>1487.31</text:p>
          </table:table-cell>
        </table:table-row>
        <table:table-row table:style-name="ro1">
          <table:table-cell office:value-type="float" office:value="9103185" calcext:value-type="float">
            <text:p>9103185</text:p>
          </table:table-cell>
          <table:table-cell table:formula="of:=[.A571]/1000/(60*60*24)" office:value-type="time" office:time-value="PT02H31M43.185S" calcext:value-type="time">
            <text:p>02:31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7" calcext:value-type="float">
            <text:p>578.27</text:p>
          </table:table-cell>
          <table:table-cell office:value-type="float" office:value="1263.44" calcext:value-type="float">
            <text:p>1263.44</text:p>
          </table:table-cell>
          <table:table-cell office:value-type="float" office:value="1489.88" calcext:value-type="float">
            <text:p>1489.88</text:p>
          </table:table-cell>
        </table:table-row>
        <table:table-row table:style-name="ro1">
          <table:table-cell office:value-type="float" office:value="9119185" calcext:value-type="float">
            <text:p>9119185</text:p>
          </table:table-cell>
          <table:table-cell table:formula="of:=[.A572]/1000/(60*60*24)" office:value-type="time" office:time-value="PT02H31M59.185S" calcext:value-type="time">
            <text:p>02:31:59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265.66" calcext:value-type="float">
            <text:p>1265.66</text:p>
          </table:table-cell>
          <table:table-cell office:value-type="float" office:value="1492.45" calcext:value-type="float">
            <text:p>1492.45</text:p>
          </table:table-cell>
        </table:table-row>
        <table:table-row table:style-name="ro1">
          <table:table-cell office:value-type="float" office:value="9135184" calcext:value-type="float">
            <text:p>9135184</text:p>
          </table:table-cell>
          <table:table-cell table:formula="of:=[.A573]/1000/(60*60*24)" office:value-type="time" office:time-value="PT02H32M15.184S" calcext:value-type="time">
            <text:p>02:32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267.88" calcext:value-type="float">
            <text:p>1267.88</text:p>
          </table:table-cell>
          <table:table-cell office:value-type="float" office:value="1495.02" calcext:value-type="float">
            <text:p>1495.02</text:p>
          </table:table-cell>
        </table:table-row>
        <table:table-row table:style-name="ro1">
          <table:table-cell office:value-type="float" office:value="9151184" calcext:value-type="float">
            <text:p>9151184</text:p>
          </table:table-cell>
          <table:table-cell table:formula="of:=[.A574]/1000/(60*60*24)" office:value-type="time" office:time-value="PT02H32M31.184S" calcext:value-type="time">
            <text:p>02:32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6" calcext:value-type="float">
            <text:p>578.06</text:p>
          </table:table-cell>
          <table:table-cell office:value-type="float" office:value="1270.1" calcext:value-type="float">
            <text:p>1270.1</text:p>
          </table:table-cell>
          <table:table-cell office:value-type="float" office:value="1497.59" calcext:value-type="float">
            <text:p>1497.59</text:p>
          </table:table-cell>
        </table:table-row>
        <table:table-row table:style-name="ro1">
          <table:table-cell office:value-type="float" office:value="9167184" calcext:value-type="float">
            <text:p>9167184</text:p>
          </table:table-cell>
          <table:table-cell table:formula="of:=[.A575]/1000/(60*60*24)" office:value-type="time" office:time-value="PT02H32M47.184S" calcext:value-type="time">
            <text:p>02:32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272.32" calcext:value-type="float">
            <text:p>1272.32</text:p>
          </table:table-cell>
          <table:table-cell office:value-type="float" office:value="1500.16" calcext:value-type="float">
            <text:p>1500.16</text:p>
          </table:table-cell>
        </table:table-row>
        <table:table-row table:style-name="ro1">
          <table:table-cell office:value-type="float" office:value="9183184" calcext:value-type="float">
            <text:p>9183184</text:p>
          </table:table-cell>
          <table:table-cell table:formula="of:=[.A576]/1000/(60*60*24)" office:value-type="time" office:time-value="PT02H33M03.184S" calcext:value-type="time">
            <text:p>02:33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274.54" calcext:value-type="float">
            <text:p>1274.54</text:p>
          </table:table-cell>
          <table:table-cell office:value-type="float" office:value="1502.73" calcext:value-type="float">
            <text:p>1502.73</text:p>
          </table:table-cell>
        </table:table-row>
        <table:table-row table:style-name="ro1">
          <table:table-cell office:value-type="float" office:value="9199184" calcext:value-type="float">
            <text:p>9199184</text:p>
          </table:table-cell>
          <table:table-cell table:formula="of:=[.A577]/1000/(60*60*24)" office:value-type="time" office:time-value="PT02H33M19.184S" calcext:value-type="time">
            <text:p>02:33:19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276.76" calcext:value-type="float">
            <text:p>1276.76</text:p>
          </table:table-cell>
          <table:table-cell office:value-type="float" office:value="1505.3" calcext:value-type="float">
            <text:p>1505.3</text:p>
          </table:table-cell>
        </table:table-row>
        <table:table-row table:style-name="ro1">
          <table:table-cell office:value-type="float" office:value="9215185" calcext:value-type="float">
            <text:p>9215185</text:p>
          </table:table-cell>
          <table:table-cell table:formula="of:=[.A578]/1000/(60*60*24)" office:value-type="time" office:time-value="PT02H33M35.185S" calcext:value-type="time">
            <text:p>02:33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278.98" calcext:value-type="float">
            <text:p>1278.98</text:p>
          </table:table-cell>
          <table:table-cell office:value-type="float" office:value="1507.87" calcext:value-type="float">
            <text:p>1507.87</text:p>
          </table:table-cell>
        </table:table-row>
        <table:table-row table:style-name="ro1">
          <table:table-cell office:value-type="float" office:value="9231184" calcext:value-type="float">
            <text:p>9231184</text:p>
          </table:table-cell>
          <table:table-cell table:formula="of:=[.A579]/1000/(60*60*24)" office:value-type="time" office:time-value="PT02H33M51.184S" calcext:value-type="time">
            <text:p>02:33:51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281.2" calcext:value-type="float">
            <text:p>1281.2</text:p>
          </table:table-cell>
          <table:table-cell office:value-type="float" office:value="1510.44" calcext:value-type="float">
            <text:p>1510.44</text:p>
          </table:table-cell>
        </table:table-row>
        <table:table-row table:style-name="ro1">
          <table:table-cell office:value-type="float" office:value="9247184" calcext:value-type="float">
            <text:p>9247184</text:p>
          </table:table-cell>
          <table:table-cell table:formula="of:=[.A580]/1000/(60*60*24)" office:value-type="time" office:time-value="PT02H34M07.184S" calcext:value-type="time">
            <text:p>02:34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283.42" calcext:value-type="float">
            <text:p>1283.42</text:p>
          </table:table-cell>
          <table:table-cell office:value-type="float" office:value="1513.01" calcext:value-type="float">
            <text:p>1513.01</text:p>
          </table:table-cell>
        </table:table-row>
        <table:table-row table:style-name="ro1">
          <table:table-cell office:value-type="float" office:value="9263184" calcext:value-type="float">
            <text:p>9263184</text:p>
          </table:table-cell>
          <table:table-cell table:formula="of:=[.A581]/1000/(60*60*24)" office:value-type="time" office:time-value="PT02H34M23.184S" calcext:value-type="time">
            <text:p>02:34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285.64" calcext:value-type="float">
            <text:p>1285.64</text:p>
          </table:table-cell>
          <table:table-cell office:value-type="float" office:value="1515.58" calcext:value-type="float">
            <text:p>1515.58</text:p>
          </table:table-cell>
        </table:table-row>
        <table:table-row table:style-name="ro1">
          <table:table-cell office:value-type="float" office:value="9279185" calcext:value-type="float">
            <text:p>9279185</text:p>
          </table:table-cell>
          <table:table-cell table:formula="of:=[.A582]/1000/(60*60*24)" office:value-type="time" office:time-value="PT02H34M39.185S" calcext:value-type="time">
            <text:p>02:34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2" calcext:value-type="float">
            <text:p>578.52</text:p>
          </table:table-cell>
          <table:table-cell office:value-type="float" office:value="1287.86" calcext:value-type="float">
            <text:p>1287.86</text:p>
          </table:table-cell>
          <table:table-cell office:value-type="float" office:value="1518.15" calcext:value-type="float">
            <text:p>1518.15</text:p>
          </table:table-cell>
        </table:table-row>
        <table:table-row table:style-name="ro1">
          <table:table-cell office:value-type="float" office:value="9295184" calcext:value-type="float">
            <text:p>9295184</text:p>
          </table:table-cell>
          <table:table-cell table:formula="of:=[.A583]/1000/(60*60*24)" office:value-type="time" office:time-value="PT02H34M55.184S" calcext:value-type="time">
            <text:p>02:34:55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290.08" calcext:value-type="float">
            <text:p>1290.08</text:p>
          </table:table-cell>
          <table:table-cell office:value-type="float" office:value="1520.72" calcext:value-type="float">
            <text:p>1520.72</text:p>
          </table:table-cell>
        </table:table-row>
        <table:table-row table:style-name="ro1">
          <table:table-cell office:value-type="float" office:value="9311185" calcext:value-type="float">
            <text:p>9311185</text:p>
          </table:table-cell>
          <table:table-cell table:formula="of:=[.A584]/1000/(60*60*24)" office:value-type="time" office:time-value="PT02H35M11.185S" calcext:value-type="time">
            <text:p>02:35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4" calcext:value-type="float">
            <text:p>499.4</text:p>
          </table:table-cell>
          <table:table-cell office:value-type="float" office:value="578.28" calcext:value-type="float">
            <text:p>578.28</text:p>
          </table:table-cell>
          <table:table-cell office:value-type="float" office:value="1292.3" calcext:value-type="float">
            <text:p>1292.3</text:p>
          </table:table-cell>
          <table:table-cell office:value-type="float" office:value="1523.29" calcext:value-type="float">
            <text:p>1523.29</text:p>
          </table:table-cell>
        </table:table-row>
        <table:table-row table:style-name="ro1">
          <table:table-cell office:value-type="float" office:value="9327184" calcext:value-type="float">
            <text:p>9327184</text:p>
          </table:table-cell>
          <table:table-cell table:formula="of:=[.A585]/1000/(60*60*24)" office:value-type="time" office:time-value="PT02H35M27.184S" calcext:value-type="time">
            <text:p>02:35:27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4" calcext:value-type="float">
            <text:p>578.64</text:p>
          </table:table-cell>
          <table:table-cell office:value-type="float" office:value="1294.51" calcext:value-type="float">
            <text:p>1294.51</text:p>
          </table:table-cell>
          <table:table-cell office:value-type="float" office:value="1525.85" calcext:value-type="float">
            <text:p>1525.85</text:p>
          </table:table-cell>
        </table:table-row>
        <table:table-row table:style-name="ro1">
          <table:table-cell office:value-type="float" office:value="9343184" calcext:value-type="float">
            <text:p>9343184</text:p>
          </table:table-cell>
          <table:table-cell table:formula="of:=[.A586]/1000/(60*60*24)" office:value-type="time" office:time-value="PT02H35M43.184S" calcext:value-type="time">
            <text:p>02:35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296.73" calcext:value-type="float">
            <text:p>1296.73</text:p>
          </table:table-cell>
          <table:table-cell office:value-type="float" office:value="1528.42" calcext:value-type="float">
            <text:p>1528.42</text:p>
          </table:table-cell>
        </table:table-row>
        <table:table-row table:style-name="ro1">
          <table:table-cell office:value-type="float" office:value="9359185" calcext:value-type="float">
            <text:p>9359185</text:p>
          </table:table-cell>
          <table:table-cell table:formula="of:=[.A587]/1000/(60*60*24)" office:value-type="time" office:time-value="PT02H35M59.185S" calcext:value-type="time">
            <text:p>02:35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298.95" calcext:value-type="float">
            <text:p>1298.95</text:p>
          </table:table-cell>
          <table:table-cell office:value-type="float" office:value="1530.99" calcext:value-type="float">
            <text:p>1530.99</text:p>
          </table:table-cell>
        </table:table-row>
        <table:table-row table:style-name="ro1">
          <table:table-cell office:value-type="float" office:value="9375184" calcext:value-type="float">
            <text:p>9375184</text:p>
          </table:table-cell>
          <table:table-cell table:formula="of:=[.A588]/1000/(60*60*24)" office:value-type="time" office:time-value="PT02H36M15.184S" calcext:value-type="time">
            <text:p>02:36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301.17" calcext:value-type="float">
            <text:p>1301.17</text:p>
          </table:table-cell>
          <table:table-cell office:value-type="float" office:value="1533.56" calcext:value-type="float">
            <text:p>1533.56</text:p>
          </table:table-cell>
        </table:table-row>
        <table:table-row table:style-name="ro1">
          <table:table-cell office:value-type="float" office:value="9391184" calcext:value-type="float">
            <text:p>9391184</text:p>
          </table:table-cell>
          <table:table-cell table:formula="of:=[.A589]/1000/(60*60*24)" office:value-type="time" office:time-value="PT02H36M31.184S" calcext:value-type="time">
            <text:p>02:36:31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5" calcext:value-type="float">
            <text:p>577.95</text:p>
          </table:table-cell>
          <table:table-cell office:value-type="float" office:value="1303.39" calcext:value-type="float">
            <text:p>1303.39</text:p>
          </table:table-cell>
          <table:table-cell office:value-type="float" office:value="1536.13" calcext:value-type="float">
            <text:p>1536.13</text:p>
          </table:table-cell>
        </table:table-row>
        <table:table-row table:style-name="ro1">
          <table:table-cell office:value-type="float" office:value="9407184" calcext:value-type="float">
            <text:p>9407184</text:p>
          </table:table-cell>
          <table:table-cell table:formula="of:=[.A590]/1000/(60*60*24)" office:value-type="time" office:time-value="PT02H36M47.184S" calcext:value-type="time">
            <text:p>02:36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5" calcext:value-type="float">
            <text:p>577.95</text:p>
          </table:table-cell>
          <table:table-cell office:value-type="float" office:value="1305.61" calcext:value-type="float">
            <text:p>1305.61</text:p>
          </table:table-cell>
          <table:table-cell office:value-type="float" office:value="1538.69" calcext:value-type="float">
            <text:p>1538.69</text:p>
          </table:table-cell>
        </table:table-row>
        <table:table-row table:style-name="ro1">
          <table:table-cell office:value-type="float" office:value="9423184" calcext:value-type="float">
            <text:p>9423184</text:p>
          </table:table-cell>
          <table:table-cell table:formula="of:=[.A591]/1000/(60*60*24)" office:value-type="time" office:time-value="PT02H37M03.184S" calcext:value-type="time">
            <text:p>02:37:03</text:p>
          </table:table-cell>
          <table:table-cell office:value-type="float" office:value="1.16" calcext:value-type="float">
            <text:p>1.16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8.64" calcext:value-type="float">
            <text:p>578.64</text:p>
          </table:table-cell>
          <table:table-cell office:value-type="float" office:value="1307.83" calcext:value-type="float">
            <text:p>1307.83</text:p>
          </table:table-cell>
          <table:table-cell office:value-type="float" office:value="1541.26" calcext:value-type="float">
            <text:p>1541.26</text:p>
          </table:table-cell>
        </table:table-row>
        <table:table-row table:style-name="ro1">
          <table:table-cell office:value-type="float" office:value="9439185" calcext:value-type="float">
            <text:p>9439185</text:p>
          </table:table-cell>
          <table:table-cell table:formula="of:=[.A592]/1000/(60*60*24)" office:value-type="time" office:time-value="PT02H37M19.185S" calcext:value-type="time">
            <text:p>02:37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51" calcext:value-type="float">
            <text:p>576.51</text:p>
          </table:table-cell>
          <table:table-cell office:value-type="float" office:value="1310.05" calcext:value-type="float">
            <text:p>1310.05</text:p>
          </table:table-cell>
          <table:table-cell office:value-type="float" office:value="1543.83" calcext:value-type="float">
            <text:p>1543.83</text:p>
          </table:table-cell>
        </table:table-row>
        <table:table-row table:style-name="ro1">
          <table:table-cell office:value-type="float" office:value="9455185" calcext:value-type="float">
            <text:p>9455185</text:p>
          </table:table-cell>
          <table:table-cell table:formula="of:=[.A593]/1000/(60*60*24)" office:value-type="time" office:time-value="PT02H37M35.185S" calcext:value-type="time">
            <text:p>02:37:3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312.27" calcext:value-type="float">
            <text:p>1312.27</text:p>
          </table:table-cell>
          <table:table-cell office:value-type="float" office:value="1546.4" calcext:value-type="float">
            <text:p>1546.4</text:p>
          </table:table-cell>
        </table:table-row>
        <table:table-row table:style-name="ro1">
          <table:table-cell office:value-type="float" office:value="9471185" calcext:value-type="float">
            <text:p>9471185</text:p>
          </table:table-cell>
          <table:table-cell table:formula="of:=[.A594]/1000/(60*60*24)" office:value-type="time" office:time-value="PT02H37M51.185S" calcext:value-type="time">
            <text:p>02:37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1" calcext:value-type="float">
            <text:p>576.41</text:p>
          </table:table-cell>
          <table:table-cell office:value-type="float" office:value="1314.49" calcext:value-type="float">
            <text:p>1314.49</text:p>
          </table:table-cell>
          <table:table-cell office:value-type="float" office:value="1548.97" calcext:value-type="float">
            <text:p>1548.97</text:p>
          </table:table-cell>
        </table:table-row>
        <table:table-row table:style-name="ro1">
          <table:table-cell office:value-type="float" office:value="9487184" calcext:value-type="float">
            <text:p>9487184</text:p>
          </table:table-cell>
          <table:table-cell table:formula="of:=[.A595]/1000/(60*60*24)" office:value-type="time" office:time-value="PT02H38M07.184S" calcext:value-type="time">
            <text:p>02:38:07</text:p>
          </table:table-cell>
          <table:table-cell office:value-type="float" office:value="1.16" calcext:value-type="float">
            <text:p>1.16</text:p>
          </table:table-cell>
          <table:table-cell office:value-type="float" office:value="499.2" calcext:value-type="float">
            <text:p>499.2</text:p>
          </table:table-cell>
          <table:table-cell office:value-type="float" office:value="578.04" calcext:value-type="float">
            <text:p>578.04</text:p>
          </table:table-cell>
          <table:table-cell office:value-type="float" office:value="1316.71" calcext:value-type="float">
            <text:p>1316.71</text:p>
          </table:table-cell>
          <table:table-cell office:value-type="float" office:value="1551.53" calcext:value-type="float">
            <text:p>1551.53</text:p>
          </table:table-cell>
        </table:table-row>
        <table:table-row table:style-name="ro1">
          <table:table-cell office:value-type="float" office:value="9503184" calcext:value-type="float">
            <text:p>9503184</text:p>
          </table:table-cell>
          <table:table-cell table:formula="of:=[.A596]/1000/(60*60*24)" office:value-type="time" office:time-value="PT02H38M23.184S" calcext:value-type="time">
            <text:p>02:38:23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2" calcext:value-type="float">
            <text:p>578.42</text:p>
          </table:table-cell>
          <table:table-cell office:value-type="float" office:value="1318.93" calcext:value-type="float">
            <text:p>1318.93</text:p>
          </table:table-cell>
          <table:table-cell office:value-type="float" office:value="1554.1" calcext:value-type="float">
            <text:p>1554.1</text:p>
          </table:table-cell>
        </table:table-row>
        <table:table-row table:style-name="ro1">
          <table:table-cell office:value-type="float" office:value="9519185" calcext:value-type="float">
            <text:p>9519185</text:p>
          </table:table-cell>
          <table:table-cell table:formula="of:=[.A597]/1000/(60*60*24)" office:value-type="time" office:time-value="PT02H38M39.185S" calcext:value-type="time">
            <text:p>02:38:39</text:p>
          </table:table-cell>
          <table:table-cell office:value-type="float" office:value="1.16" calcext:value-type="float">
            <text:p>1.16</text:p>
          </table:table-cell>
          <table:table-cell office:value-type="float" office:value="499.6" calcext:value-type="float">
            <text:p>499.6</text:p>
          </table:table-cell>
          <table:table-cell office:value-type="float" office:value="578.5" calcext:value-type="float">
            <text:p>578.5</text:p>
          </table:table-cell>
          <table:table-cell office:value-type="float" office:value="1321.15" calcext:value-type="float">
            <text:p>1321.15</text:p>
          </table:table-cell>
          <table:table-cell office:value-type="float" office:value="1556.67" calcext:value-type="float">
            <text:p>1556.67</text:p>
          </table:table-cell>
        </table:table-row>
        <table:table-row table:style-name="ro1">
          <table:table-cell office:value-type="float" office:value="9535184" calcext:value-type="float">
            <text:p>9535184</text:p>
          </table:table-cell>
          <table:table-cell table:formula="of:=[.A598]/1000/(60*60*24)" office:value-type="time" office:time-value="PT02H38M55.184S" calcext:value-type="time">
            <text:p>02:38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5.94" calcext:value-type="float">
            <text:p>575.94</text:p>
          </table:table-cell>
          <table:table-cell office:value-type="float" office:value="1323.37" calcext:value-type="float">
            <text:p>1323.37</text:p>
          </table:table-cell>
          <table:table-cell office:value-type="float" office:value="1559.24" calcext:value-type="float">
            <text:p>1559.24</text:p>
          </table:table-cell>
        </table:table-row>
        <table:table-row table:style-name="ro1">
          <table:table-cell office:value-type="float" office:value="9551184" calcext:value-type="float">
            <text:p>9551184</text:p>
          </table:table-cell>
          <table:table-cell table:formula="of:=[.A599]/1000/(60*60*24)" office:value-type="time" office:time-value="PT02H39M11.184S" calcext:value-type="time">
            <text:p>02:39:11</text:p>
          </table:table-cell>
          <table:table-cell office:value-type="float" office:value="1.16" calcext:value-type="float">
            <text:p>1.1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8.41" calcext:value-type="float">
            <text:p>578.41</text:p>
          </table:table-cell>
          <table:table-cell office:value-type="float" office:value="1325.59" calcext:value-type="float">
            <text:p>1325.59</text:p>
          </table:table-cell>
          <table:table-cell office:value-type="float" office:value="1561.8" calcext:value-type="float">
            <text:p>1561.8</text:p>
          </table:table-cell>
        </table:table-row>
        <table:table-row table:style-name="ro1">
          <table:table-cell office:value-type="float" office:value="9567184" calcext:value-type="float">
            <text:p>9567184</text:p>
          </table:table-cell>
          <table:table-cell table:formula="of:=[.A600]/1000/(60*60*24)" office:value-type="time" office:time-value="PT02H39M27.184S" calcext:value-type="time">
            <text:p>02:39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327.81" calcext:value-type="float">
            <text:p>1327.81</text:p>
          </table:table-cell>
          <table:table-cell office:value-type="float" office:value="1564.37" calcext:value-type="float">
            <text:p>1564.37</text:p>
          </table:table-cell>
        </table:table-row>
        <table:table-row table:style-name="ro1">
          <table:table-cell office:value-type="float" office:value="9583184" calcext:value-type="float">
            <text:p>9583184</text:p>
          </table:table-cell>
          <table:table-cell table:formula="of:=[.A601]/1000/(60*60*24)" office:value-type="time" office:time-value="PT02H39M43.184S" calcext:value-type="time">
            <text:p>02:39:43</text:p>
          </table:table-cell>
          <table:table-cell office:value-type="float" office:value="1.16" calcext:value-type="float">
            <text:p>1.1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7.95" calcext:value-type="float">
            <text:p>577.95</text:p>
          </table:table-cell>
          <table:table-cell office:value-type="float" office:value="1330.03" calcext:value-type="float">
            <text:p>1330.03</text:p>
          </table:table-cell>
          <table:table-cell office:value-type="float" office:value="1566.93" calcext:value-type="float">
            <text:p>1566.93</text:p>
          </table:table-cell>
        </table:table-row>
        <table:table-row table:style-name="ro1">
          <table:table-cell office:value-type="float" office:value="9599184" calcext:value-type="float">
            <text:p>9599184</text:p>
          </table:table-cell>
          <table:table-cell table:formula="of:=[.A602]/1000/(60*60*24)" office:value-type="time" office:time-value="PT02H39M59.184S" calcext:value-type="time">
            <text:p>02:39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332.25" calcext:value-type="float">
            <text:p>1332.25</text:p>
          </table:table-cell>
          <table:table-cell office:value-type="float" office:value="1569.5" calcext:value-type="float">
            <text:p>1569.5</text:p>
          </table:table-cell>
        </table:table-row>
        <table:table-row table:style-name="ro1">
          <table:table-cell office:value-type="float" office:value="9615184" calcext:value-type="float">
            <text:p>9615184</text:p>
          </table:table-cell>
          <table:table-cell table:formula="of:=[.A603]/1000/(60*60*24)" office:value-type="time" office:time-value="PT02H40M15.184S" calcext:value-type="time">
            <text:p>02:40:15</text:p>
          </table:table-cell>
          <table:table-cell office:value-type="float" office:value="1.16" calcext:value-type="float">
            <text:p>1.1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8.18" calcext:value-type="float">
            <text:p>578.18</text:p>
          </table:table-cell>
          <table:table-cell office:value-type="float" office:value="1334.47" calcext:value-type="float">
            <text:p>1334.47</text:p>
          </table:table-cell>
          <table:table-cell office:value-type="float" office:value="1572.06" calcext:value-type="float">
            <text:p>1572.06</text:p>
          </table:table-cell>
        </table:table-row>
        <table:table-row table:style-name="ro1">
          <table:table-cell office:value-type="float" office:value="9631184" calcext:value-type="float">
            <text:p>9631184</text:p>
          </table:table-cell>
          <table:table-cell table:formula="of:=[.A604]/1000/(60*60*24)" office:value-type="time" office:time-value="PT02H40M31.184S" calcext:value-type="time">
            <text:p>02:40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336.69" calcext:value-type="float">
            <text:p>1336.69</text:p>
          </table:table-cell>
          <table:table-cell office:value-type="float" office:value="1574.63" calcext:value-type="float">
            <text:p>1574.63</text:p>
          </table:table-cell>
        </table:table-row>
        <table:table-row table:style-name="ro1">
          <table:table-cell office:value-type="float" office:value="9647184" calcext:value-type="float">
            <text:p>9647184</text:p>
          </table:table-cell>
          <table:table-cell table:formula="of:=[.A605]/1000/(60*60*24)" office:value-type="time" office:time-value="PT02H40M47.184S" calcext:value-type="time">
            <text:p>02:40:47</text:p>
          </table:table-cell>
          <table:table-cell office:value-type="float" office:value="1.16" calcext:value-type="float">
            <text:p>1.16</text:p>
          </table:table-cell>
          <table:table-cell office:value-type="float" office:value="499" calcext:value-type="float">
            <text:p>499</text:p>
          </table:table-cell>
          <table:table-cell office:value-type="float" office:value="577.81" calcext:value-type="float">
            <text:p>577.81</text:p>
          </table:table-cell>
          <table:table-cell office:value-type="float" office:value="1338.91" calcext:value-type="float">
            <text:p>1338.91</text:p>
          </table:table-cell>
          <table:table-cell office:value-type="float" office:value="1577.19" calcext:value-type="float">
            <text:p>1577.19</text:p>
          </table:table-cell>
        </table:table-row>
        <table:table-row table:style-name="ro1">
          <table:table-cell office:value-type="float" office:value="9663184" calcext:value-type="float">
            <text:p>9663184</text:p>
          </table:table-cell>
          <table:table-cell table:formula="of:=[.A606]/1000/(60*60*24)" office:value-type="time" office:time-value="PT02H41M03.184S" calcext:value-type="time">
            <text:p>02:41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341.12" calcext:value-type="float">
            <text:p>1341.12</text:p>
          </table:table-cell>
          <table:table-cell office:value-type="float" office:value="1579.76" calcext:value-type="float">
            <text:p>1579.76</text:p>
          </table:table-cell>
        </table:table-row>
        <table:table-row table:style-name="ro1">
          <table:table-cell office:value-type="float" office:value="9679185" calcext:value-type="float">
            <text:p>9679185</text:p>
          </table:table-cell>
          <table:table-cell table:formula="of:=[.A607]/1000/(60*60*24)" office:value-type="time" office:time-value="PT02H41M19.185S" calcext:value-type="time">
            <text:p>02:41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343.34" calcext:value-type="float">
            <text:p>1343.34</text:p>
          </table:table-cell>
          <table:table-cell office:value-type="float" office:value="1582.32" calcext:value-type="float">
            <text:p>1582.32</text:p>
          </table:table-cell>
        </table:table-row>
        <table:table-row table:style-name="ro1">
          <table:table-cell office:value-type="float" office:value="9695184" calcext:value-type="float">
            <text:p>9695184</text:p>
          </table:table-cell>
          <table:table-cell table:formula="of:=[.A608]/1000/(60*60*24)" office:value-type="time" office:time-value="PT02H41M35.184S" calcext:value-type="time">
            <text:p>02:41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" calcext:value-type="float">
            <text:p>576.4</text:p>
          </table:table-cell>
          <table:table-cell office:value-type="float" office:value="1345.56" calcext:value-type="float">
            <text:p>1345.56</text:p>
          </table:table-cell>
          <table:table-cell office:value-type="float" office:value="1584.88" calcext:value-type="float">
            <text:p>1584.88</text:p>
          </table:table-cell>
        </table:table-row>
        <table:table-row table:style-name="ro1">
          <table:table-cell office:value-type="float" office:value="9711185" calcext:value-type="float">
            <text:p>9711185</text:p>
          </table:table-cell>
          <table:table-cell table:formula="of:=[.A609]/1000/(60*60*24)" office:value-type="time" office:time-value="PT02H41M51.185S" calcext:value-type="time">
            <text:p>02:41:51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8.11" calcext:value-type="float">
            <text:p>578.11</text:p>
          </table:table-cell>
          <table:table-cell office:value-type="float" office:value="1347.79" calcext:value-type="float">
            <text:p>1347.79</text:p>
          </table:table-cell>
          <table:table-cell office:value-type="float" office:value="1587.45" calcext:value-type="float">
            <text:p>1587.45</text:p>
          </table:table-cell>
        </table:table-row>
        <table:table-row table:style-name="ro1">
          <table:table-cell office:value-type="float" office:value="9727185" calcext:value-type="float">
            <text:p>9727185</text:p>
          </table:table-cell>
          <table:table-cell table:formula="of:=[.A610]/1000/(60*60*24)" office:value-type="time" office:time-value="PT02H42M07.185S" calcext:value-type="time">
            <text:p>02:42:07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6" calcext:value-type="float">
            <text:p>579.96</text:p>
          </table:table-cell>
          <table:table-cell office:value-type="float" office:value="1350.01" calcext:value-type="float">
            <text:p>1350.01</text:p>
          </table:table-cell>
          <table:table-cell office:value-type="float" office:value="1590.02" calcext:value-type="float">
            <text:p>1590.02</text:p>
          </table:table-cell>
        </table:table-row>
        <table:table-row table:style-name="ro1">
          <table:table-cell office:value-type="float" office:value="9743184" calcext:value-type="float">
            <text:p>9743184</text:p>
          </table:table-cell>
          <table:table-cell table:formula="of:=[.A611]/1000/(60*60*24)" office:value-type="time" office:time-value="PT02H42M23.184S" calcext:value-type="time">
            <text:p>02:42:23</text:p>
          </table:table-cell>
          <table:table-cell office:value-type="float" office:value="1.15" calcext:value-type="float">
            <text:p>1.15</text:p>
          </table:table-cell>
          <table:table-cell office:value-type="float" office:value="500.8" calcext:value-type="float">
            <text:p>500.8</text:p>
          </table:table-cell>
          <table:table-cell office:value-type="float" office:value="577.96" calcext:value-type="float">
            <text:p>577.96</text:p>
          </table:table-cell>
          <table:table-cell office:value-type="float" office:value="1352.24" calcext:value-type="float">
            <text:p>1352.24</text:p>
          </table:table-cell>
          <table:table-cell office:value-type="float" office:value="1592.59" calcext:value-type="float">
            <text:p>1592.59</text:p>
          </table:table-cell>
        </table:table-row>
        <table:table-row table:style-name="ro1">
          <table:table-cell office:value-type="float" office:value="9759184" calcext:value-type="float">
            <text:p>9759184</text:p>
          </table:table-cell>
          <table:table-cell table:formula="of:=[.A612]/1000/(60*60*24)" office:value-type="time" office:time-value="PT02H42M39.184S" calcext:value-type="time">
            <text:p>02:42:39</text:p>
          </table:table-cell>
          <table:table-cell office:value-type="float" office:value="1.16" calcext:value-type="float">
            <text:p>1.16</text:p>
          </table:table-cell>
          <table:table-cell office:value-type="float" office:value="500.8" calcext:value-type="float">
            <text:p>500.8</text:p>
          </table:table-cell>
          <table:table-cell office:value-type="float" office:value="579.97" calcext:value-type="float">
            <text:p>579.97</text:p>
          </table:table-cell>
          <table:table-cell office:value-type="float" office:value="1354.46" calcext:value-type="float">
            <text:p>1354.46</text:p>
          </table:table-cell>
          <table:table-cell office:value-type="float" office:value="1595.16" calcext:value-type="float">
            <text:p>1595.16</text:p>
          </table:table-cell>
        </table:table-row>
        <table:table-row table:style-name="ro1">
          <table:table-cell office:value-type="float" office:value="9775184" calcext:value-type="float">
            <text:p>9775184</text:p>
          </table:table-cell>
          <table:table-cell table:formula="of:=[.A613]/1000/(60*60*24)" office:value-type="time" office:time-value="PT02H42M55.184S" calcext:value-type="time">
            <text:p>02:42:55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7.87" calcext:value-type="float">
            <text:p>577.87</text:p>
          </table:table-cell>
          <table:table-cell office:value-type="float" office:value="1356.69" calcext:value-type="float">
            <text:p>1356.69</text:p>
          </table:table-cell>
          <table:table-cell office:value-type="float" office:value="1597.73" calcext:value-type="float">
            <text:p>1597.73</text:p>
          </table:table-cell>
        </table:table-row>
        <table:table-row table:style-name="ro1">
          <table:table-cell office:value-type="float" office:value="9791185" calcext:value-type="float">
            <text:p>9791185</text:p>
          </table:table-cell>
          <table:table-cell table:formula="of:=[.A614]/1000/(60*60*24)" office:value-type="time" office:time-value="PT02H43M11.185S" calcext:value-type="time">
            <text:p>02:43:11</text:p>
          </table:table-cell>
          <table:table-cell office:value-type="float" office:value="1.15" calcext:value-type="float">
            <text:p>1.1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8.11" calcext:value-type="float">
            <text:p>578.11</text:p>
          </table:table-cell>
          <table:table-cell office:value-type="float" office:value="1358.91" calcext:value-type="float">
            <text:p>1358.91</text:p>
          </table:table-cell>
          <table:table-cell office:value-type="float" office:value="1600.3" calcext:value-type="float">
            <text:p>1600.3</text:p>
          </table:table-cell>
        </table:table-row>
        <table:table-row table:style-name="ro1">
          <table:table-cell office:value-type="float" office:value="9807185" calcext:value-type="float">
            <text:p>9807185</text:p>
          </table:table-cell>
          <table:table-cell table:formula="of:=[.A615]/1000/(60*60*24)" office:value-type="time" office:time-value="PT02H43M27.185S" calcext:value-type="time">
            <text:p>02:43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6.42" calcext:value-type="float">
            <text:p>576.42</text:p>
          </table:table-cell>
          <table:table-cell office:value-type="float" office:value="1361.14" calcext:value-type="float">
            <text:p>1361.14</text:p>
          </table:table-cell>
          <table:table-cell office:value-type="float" office:value="1602.86" calcext:value-type="float">
            <text:p>1602.86</text:p>
          </table:table-cell>
        </table:table-row>
        <table:table-row table:style-name="ro1">
          <table:table-cell office:value-type="float" office:value="9823184" calcext:value-type="float">
            <text:p>9823184</text:p>
          </table:table-cell>
          <table:table-cell table:formula="of:=[.A616]/1000/(60*60*24)" office:value-type="time" office:time-value="PT02H43M43.184S" calcext:value-type="time">
            <text:p>02:43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363.35" calcext:value-type="float">
            <text:p>1363.35</text:p>
          </table:table-cell>
          <table:table-cell office:value-type="float" office:value="1605.42" calcext:value-type="float">
            <text:p>1605.42</text:p>
          </table:table-cell>
        </table:table-row>
        <table:table-row table:style-name="ro1">
          <table:table-cell office:value-type="float" office:value="9839184" calcext:value-type="float">
            <text:p>9839184</text:p>
          </table:table-cell>
          <table:table-cell table:formula="of:=[.A617]/1000/(60*60*24)" office:value-type="time" office:time-value="PT02H43M59.184S" calcext:value-type="time">
            <text:p>02:43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8" calcext:value-type="float">
            <text:p>576.28</text:p>
          </table:table-cell>
          <table:table-cell office:value-type="float" office:value="1365.57" calcext:value-type="float">
            <text:p>1365.57</text:p>
          </table:table-cell>
          <table:table-cell office:value-type="float" office:value="1607.98" calcext:value-type="float">
            <text:p>1607.98</text:p>
          </table:table-cell>
        </table:table-row>
        <table:table-row table:style-name="ro1">
          <table:table-cell office:value-type="float" office:value="9855184" calcext:value-type="float">
            <text:p>9855184</text:p>
          </table:table-cell>
          <table:table-cell table:formula="of:=[.A618]/1000/(60*60*24)" office:value-type="time" office:time-value="PT02H44M15.184S" calcext:value-type="time">
            <text:p>02:44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6.27" calcext:value-type="float">
            <text:p>576.27</text:p>
          </table:table-cell>
          <table:table-cell office:value-type="float" office:value="1367.79" calcext:value-type="float">
            <text:p>1367.79</text:p>
          </table:table-cell>
          <table:table-cell office:value-type="float" office:value="1610.54" calcext:value-type="float">
            <text:p>1610.54</text:p>
          </table:table-cell>
        </table:table-row>
        <table:table-row table:style-name="ro1">
          <table:table-cell office:value-type="float" office:value="9871184" calcext:value-type="float">
            <text:p>9871184</text:p>
          </table:table-cell>
          <table:table-cell table:formula="of:=[.A619]/1000/(60*60*24)" office:value-type="time" office:time-value="PT02H44M31.184S" calcext:value-type="time">
            <text:p>02:44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370.01" calcext:value-type="float">
            <text:p>1370.01</text:p>
          </table:table-cell>
          <table:table-cell office:value-type="float" office:value="1613.1" calcext:value-type="float">
            <text:p>1613.1</text:p>
          </table:table-cell>
        </table:table-row>
        <table:table-row table:style-name="ro1">
          <table:table-cell office:value-type="float" office:value="9887184" calcext:value-type="float">
            <text:p>9887184</text:p>
          </table:table-cell>
          <table:table-cell table:formula="of:=[.A620]/1000/(60*60*24)" office:value-type="time" office:time-value="PT02H44M47.184S" calcext:value-type="time">
            <text:p>02:44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7" calcext:value-type="float">
            <text:p>576.17</text:p>
          </table:table-cell>
          <table:table-cell office:value-type="float" office:value="1372.23" calcext:value-type="float">
            <text:p>1372.23</text:p>
          </table:table-cell>
          <table:table-cell office:value-type="float" office:value="1615.66" calcext:value-type="float">
            <text:p>1615.66</text:p>
          </table:table-cell>
        </table:table-row>
        <table:table-row table:style-name="ro1">
          <table:table-cell office:value-type="float" office:value="9903184" calcext:value-type="float">
            <text:p>9903184</text:p>
          </table:table-cell>
          <table:table-cell table:formula="of:=[.A621]/1000/(60*60*24)" office:value-type="time" office:time-value="PT02H45M03.184S" calcext:value-type="time">
            <text:p>02:45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374.45" calcext:value-type="float">
            <text:p>1374.45</text:p>
          </table:table-cell>
          <table:table-cell office:value-type="float" office:value="1618.22" calcext:value-type="float">
            <text:p>1618.22</text:p>
          </table:table-cell>
        </table:table-row>
        <table:table-row table:style-name="ro1">
          <table:table-cell office:value-type="float" office:value="9919184" calcext:value-type="float">
            <text:p>9919184</text:p>
          </table:table-cell>
          <table:table-cell table:formula="of:=[.A622]/1000/(60*60*24)" office:value-type="time" office:time-value="PT02H45M19.184S" calcext:value-type="time">
            <text:p>02:45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7" calcext:value-type="float">
            <text:p>576.17</text:p>
          </table:table-cell>
          <table:table-cell office:value-type="float" office:value="1376.67" calcext:value-type="float">
            <text:p>1376.67</text:p>
          </table:table-cell>
          <table:table-cell office:value-type="float" office:value="1620.78" calcext:value-type="float">
            <text:p>1620.78</text:p>
          </table:table-cell>
        </table:table-row>
        <table:table-row table:style-name="ro1">
          <table:table-cell office:value-type="float" office:value="9935184" calcext:value-type="float">
            <text:p>9935184</text:p>
          </table:table-cell>
          <table:table-cell table:formula="of:=[.A623]/1000/(60*60*24)" office:value-type="time" office:time-value="PT02H45M35.184S" calcext:value-type="time">
            <text:p>02:45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3" calcext:value-type="float">
            <text:p>576.03</text:p>
          </table:table-cell>
          <table:table-cell office:value-type="float" office:value="1378.89" calcext:value-type="float">
            <text:p>1378.89</text:p>
          </table:table-cell>
          <table:table-cell office:value-type="float" office:value="1623.34" calcext:value-type="float">
            <text:p>1623.34</text:p>
          </table:table-cell>
        </table:table-row>
        <table:table-row table:style-name="ro1">
          <table:table-cell office:value-type="float" office:value="9951184" calcext:value-type="float">
            <text:p>9951184</text:p>
          </table:table-cell>
          <table:table-cell table:formula="of:=[.A624]/1000/(60*60*24)" office:value-type="time" office:time-value="PT02H45M51.184S" calcext:value-type="time">
            <text:p>02:45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5.8" calcext:value-type="float">
            <text:p>575.8</text:p>
          </table:table-cell>
          <table:table-cell office:value-type="float" office:value="1381.11" calcext:value-type="float">
            <text:p>1381.11</text:p>
          </table:table-cell>
          <table:table-cell office:value-type="float" office:value="1625.9" calcext:value-type="float">
            <text:p>1625.9</text:p>
          </table:table-cell>
        </table:table-row>
        <table:table-row table:style-name="ro1">
          <table:table-cell office:value-type="float" office:value="9967184" calcext:value-type="float">
            <text:p>9967184</text:p>
          </table:table-cell>
          <table:table-cell table:formula="of:=[.A625]/1000/(60*60*24)" office:value-type="time" office:time-value="PT02H46M07.184S" calcext:value-type="time">
            <text:p>02:46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383.33" calcext:value-type="float">
            <text:p>1383.33</text:p>
          </table:table-cell>
          <table:table-cell office:value-type="float" office:value="1628.46" calcext:value-type="float">
            <text:p>1628.46</text:p>
          </table:table-cell>
        </table:table-row>
        <table:table-row table:style-name="ro1">
          <table:table-cell office:value-type="float" office:value="9983184" calcext:value-type="float">
            <text:p>9983184</text:p>
          </table:table-cell>
          <table:table-cell table:formula="of:=[.A626]/1000/(60*60*24)" office:value-type="time" office:time-value="PT02H46M23.184S" calcext:value-type="time">
            <text:p>02:46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5" calcext:value-type="float">
            <text:p>576.05</text:p>
          </table:table-cell>
          <table:table-cell office:value-type="float" office:value="1385.55" calcext:value-type="float">
            <text:p>1385.55</text:p>
          </table:table-cell>
          <table:table-cell office:value-type="float" office:value="1631.01" calcext:value-type="float">
            <text:p>1631.01</text:p>
          </table:table-cell>
        </table:table-row>
        <table:table-row table:style-name="ro1">
          <table:table-cell office:value-type="float" office:value="9999184" calcext:value-type="float">
            <text:p>9999184</text:p>
          </table:table-cell>
          <table:table-cell table:formula="of:=[.A627]/1000/(60*60*24)" office:value-type="time" office:time-value="PT02H46M39.184S" calcext:value-type="time">
            <text:p>02:46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6.04" calcext:value-type="float">
            <text:p>576.04</text:p>
          </table:table-cell>
          <table:table-cell office:value-type="float" office:value="1387.77" calcext:value-type="float">
            <text:p>1387.77</text:p>
          </table:table-cell>
          <table:table-cell office:value-type="float" office:value="1633.57" calcext:value-type="float">
            <text:p>1633.57</text:p>
          </table:table-cell>
        </table:table-row>
        <table:table-row table:style-name="ro1">
          <table:table-cell office:value-type="float" office:value="10015184" calcext:value-type="float">
            <text:p>10015184</text:p>
          </table:table-cell>
          <table:table-cell table:formula="of:=[.A628]/1000/(60*60*24)" office:value-type="time" office:time-value="PT02H46M55.184S" calcext:value-type="time">
            <text:p>02:46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6.49" calcext:value-type="float">
            <text:p>576.49</text:p>
          </table:table-cell>
          <table:table-cell office:value-type="float" office:value="1389.98" calcext:value-type="float">
            <text:p>1389.98</text:p>
          </table:table-cell>
          <table:table-cell office:value-type="float" office:value="1636.13" calcext:value-type="float">
            <text:p>1636.13</text:p>
          </table:table-cell>
        </table:table-row>
        <table:table-row table:style-name="ro1">
          <table:table-cell office:value-type="float" office:value="10031184" calcext:value-type="float">
            <text:p>10031184</text:p>
          </table:table-cell>
          <table:table-cell table:formula="of:=[.A629]/1000/(60*60*24)" office:value-type="time" office:time-value="PT02H47M11.184S" calcext:value-type="time">
            <text:p>02:47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392.2" calcext:value-type="float">
            <text:p>1392.2</text:p>
          </table:table-cell>
          <table:table-cell office:value-type="float" office:value="1638.69" calcext:value-type="float">
            <text:p>1638.69</text:p>
          </table:table-cell>
        </table:table-row>
        <table:table-row table:style-name="ro1">
          <table:table-cell office:value-type="float" office:value="10047185" calcext:value-type="float">
            <text:p>10047185</text:p>
          </table:table-cell>
          <table:table-cell table:formula="of:=[.A630]/1000/(60*60*24)" office:value-type="time" office:time-value="PT02H47M27.185S" calcext:value-type="time">
            <text:p>02:47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9" calcext:value-type="float">
            <text:p>574.29</text:p>
          </table:table-cell>
          <table:table-cell office:value-type="float" office:value="1394.42" calcext:value-type="float">
            <text:p>1394.42</text:p>
          </table:table-cell>
          <table:table-cell office:value-type="float" office:value="1641.24" calcext:value-type="float">
            <text:p>1641.24</text:p>
          </table:table-cell>
        </table:table-row>
        <table:table-row table:style-name="ro1">
          <table:table-cell office:value-type="float" office:value="10063184" calcext:value-type="float">
            <text:p>10063184</text:p>
          </table:table-cell>
          <table:table-cell table:formula="of:=[.A631]/1000/(60*60*24)" office:value-type="time" office:time-value="PT02H47M43.184S" calcext:value-type="time">
            <text:p>02:47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8" calcext:value-type="float">
            <text:p>576.18</text:p>
          </table:table-cell>
          <table:table-cell office:value-type="float" office:value="1396.64" calcext:value-type="float">
            <text:p>1396.64</text:p>
          </table:table-cell>
          <table:table-cell office:value-type="float" office:value="1643.8" calcext:value-type="float">
            <text:p>1643.8</text:p>
          </table:table-cell>
        </table:table-row>
        <table:table-row table:style-name="ro1">
          <table:table-cell office:value-type="float" office:value="10079184" calcext:value-type="float">
            <text:p>10079184</text:p>
          </table:table-cell>
          <table:table-cell table:formula="of:=[.A632]/1000/(60*60*24)" office:value-type="time" office:time-value="PT02H47M59.184S" calcext:value-type="time">
            <text:p>02:47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6" calcext:value-type="float">
            <text:p>574.06</text:p>
          </table:table-cell>
          <table:table-cell office:value-type="float" office:value="1398.86" calcext:value-type="float">
            <text:p>1398.86</text:p>
          </table:table-cell>
          <table:table-cell office:value-type="float" office:value="1646.36" calcext:value-type="float">
            <text:p>1646.36</text:p>
          </table:table-cell>
        </table:table-row>
        <table:table-row table:style-name="ro1">
          <table:table-cell office:value-type="float" office:value="10095185" calcext:value-type="float">
            <text:p>10095185</text:p>
          </table:table-cell>
          <table:table-cell table:formula="of:=[.A633]/1000/(60*60*24)" office:value-type="time" office:time-value="PT02H48M15.185S" calcext:value-type="time">
            <text:p>02:48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5" calcext:value-type="float">
            <text:p>573.95</text:p>
          </table:table-cell>
          <table:table-cell office:value-type="float" office:value="1401.08" calcext:value-type="float">
            <text:p>1401.08</text:p>
          </table:table-cell>
          <table:table-cell office:value-type="float" office:value="1648.91" calcext:value-type="float">
            <text:p>1648.91</text:p>
          </table:table-cell>
        </table:table-row>
        <table:table-row table:style-name="ro1">
          <table:table-cell office:value-type="float" office:value="10111184" calcext:value-type="float">
            <text:p>10111184</text:p>
          </table:table-cell>
          <table:table-cell table:formula="of:=[.A634]/1000/(60*60*24)" office:value-type="time" office:time-value="PT02H48M31.184S" calcext:value-type="time">
            <text:p>02:48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5" calcext:value-type="float">
            <text:p>573.95</text:p>
          </table:table-cell>
          <table:table-cell office:value-type="float" office:value="1403.3" calcext:value-type="float">
            <text:p>1403.3</text:p>
          </table:table-cell>
          <table:table-cell office:value-type="float" office:value="1651.47" calcext:value-type="float">
            <text:p>1651.47</text:p>
          </table:table-cell>
        </table:table-row>
        <table:table-row table:style-name="ro1">
          <table:table-cell office:value-type="float" office:value="10127184" calcext:value-type="float">
            <text:p>10127184</text:p>
          </table:table-cell>
          <table:table-cell table:formula="of:=[.A635]/1000/(60*60*24)" office:value-type="time" office:time-value="PT02H48M47.184S" calcext:value-type="time">
            <text:p>02:48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" calcext:value-type="float">
            <text:p>574.5</text:p>
          </table:table-cell>
          <table:table-cell office:value-type="float" office:value="1405.52" calcext:value-type="float">
            <text:p>1405.52</text:p>
          </table:table-cell>
          <table:table-cell office:value-type="float" office:value="1654.02" calcext:value-type="float">
            <text:p>1654.02</text:p>
          </table:table-cell>
        </table:table-row>
        <table:table-row table:style-name="ro1">
          <table:table-cell office:value-type="float" office:value="10143184" calcext:value-type="float">
            <text:p>10143184</text:p>
          </table:table-cell>
          <table:table-cell table:formula="of:=[.A636]/1000/(60*60*24)" office:value-type="time" office:time-value="PT02H49M03.184S" calcext:value-type="time">
            <text:p>02:49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" calcext:value-type="float">
            <text:p>499</text:p>
          </table:table-cell>
          <table:table-cell office:value-type="float" office:value="575.81" calcext:value-type="float">
            <text:p>575.81</text:p>
          </table:table-cell>
          <table:table-cell office:value-type="float" office:value="1407.74" calcext:value-type="float">
            <text:p>1407.74</text:p>
          </table:table-cell>
          <table:table-cell office:value-type="float" office:value="1656.58" calcext:value-type="float">
            <text:p>1656.58</text:p>
          </table:table-cell>
        </table:table-row>
        <table:table-row table:style-name="ro1">
          <table:table-cell office:value-type="float" office:value="10159184" calcext:value-type="float">
            <text:p>10159184</text:p>
          </table:table-cell>
          <table:table-cell table:formula="of:=[.A637]/1000/(60*60*24)" office:value-type="time" office:time-value="PT02H49M19.184S" calcext:value-type="time">
            <text:p>02:49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5" calcext:value-type="float">
            <text:p>573.95</text:p>
          </table:table-cell>
          <table:table-cell office:value-type="float" office:value="1409.96" calcext:value-type="float">
            <text:p>1409.96</text:p>
          </table:table-cell>
          <table:table-cell office:value-type="float" office:value="1659.14" calcext:value-type="float">
            <text:p>1659.14</text:p>
          </table:table-cell>
        </table:table-row>
        <table:table-row table:style-name="ro1">
          <table:table-cell office:value-type="float" office:value="10175184" calcext:value-type="float">
            <text:p>10175184</text:p>
          </table:table-cell>
          <table:table-cell table:formula="of:=[.A638]/1000/(60*60*24)" office:value-type="time" office:time-value="PT02H49M35.184S" calcext:value-type="time">
            <text:p>02:49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9" calcext:value-type="float">
            <text:p>574.19</text:p>
          </table:table-cell>
          <table:table-cell office:value-type="float" office:value="1412.17" calcext:value-type="float">
            <text:p>1412.17</text:p>
          </table:table-cell>
          <table:table-cell office:value-type="float" office:value="1661.69" calcext:value-type="float">
            <text:p>1661.69</text:p>
          </table:table-cell>
        </table:table-row>
        <table:table-row table:style-name="ro1">
          <table:table-cell office:value-type="float" office:value="10191184" calcext:value-type="float">
            <text:p>10191184</text:p>
          </table:table-cell>
          <table:table-cell table:formula="of:=[.A639]/1000/(60*60*24)" office:value-type="time" office:time-value="PT02H49M51.184S" calcext:value-type="time">
            <text:p>02:49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4" calcext:value-type="float">
            <text:p>574.04</text:p>
          </table:table-cell>
          <table:table-cell office:value-type="float" office:value="1414.39" calcext:value-type="float">
            <text:p>1414.39</text:p>
          </table:table-cell>
          <table:table-cell office:value-type="float" office:value="1664.25" calcext:value-type="float">
            <text:p>1664.25</text:p>
          </table:table-cell>
        </table:table-row>
        <table:table-row table:style-name="ro1">
          <table:table-cell office:value-type="float" office:value="10207185" calcext:value-type="float">
            <text:p>10207185</text:p>
          </table:table-cell>
          <table:table-cell table:formula="of:=[.A640]/1000/(60*60*24)" office:value-type="time" office:time-value="PT02H50M07.185S" calcext:value-type="time">
            <text:p>02:50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416.61" calcext:value-type="float">
            <text:p>1416.61</text:p>
          </table:table-cell>
          <table:table-cell office:value-type="float" office:value="1666.8" calcext:value-type="float">
            <text:p>1666.8</text:p>
          </table:table-cell>
        </table:table-row>
        <table:table-row table:style-name="ro1">
          <table:table-cell office:value-type="float" office:value="10223185" calcext:value-type="float">
            <text:p>10223185</text:p>
          </table:table-cell>
          <table:table-cell table:formula="of:=[.A641]/1000/(60*60*24)" office:value-type="time" office:time-value="PT02H50M23.185S" calcext:value-type="time">
            <text:p>02:50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418.83" calcext:value-type="float">
            <text:p>1418.83</text:p>
          </table:table-cell>
          <table:table-cell office:value-type="float" office:value="1669.36" calcext:value-type="float">
            <text:p>1669.36</text:p>
          </table:table-cell>
        </table:table-row>
        <table:table-row table:style-name="ro1">
          <table:table-cell office:value-type="float" office:value="10239184" calcext:value-type="float">
            <text:p>10239184</text:p>
          </table:table-cell>
          <table:table-cell table:formula="of:=[.A642]/1000/(60*60*24)" office:value-type="time" office:time-value="PT02H50M39.184S" calcext:value-type="time">
            <text:p>02:50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421.05" calcext:value-type="float">
            <text:p>1421.05</text:p>
          </table:table-cell>
          <table:table-cell office:value-type="float" office:value="1671.91" calcext:value-type="float">
            <text:p>1671.91</text:p>
          </table:table-cell>
        </table:table-row>
        <table:table-row table:style-name="ro1">
          <table:table-cell office:value-type="float" office:value="10255184" calcext:value-type="float">
            <text:p>10255184</text:p>
          </table:table-cell>
          <table:table-cell table:formula="of:=[.A643]/1000/(60*60*24)" office:value-type="time" office:time-value="PT02H50M55.184S" calcext:value-type="time">
            <text:p>02:50:55</text:p>
          </table:table-cell>
          <table:table-cell office:value-type="float" office:value="1.15" calcext:value-type="float">
            <text:p>1.15</text:p>
          </table:table-cell>
          <table:table-cell office:value-type="float" office:value="501" calcext:value-type="float">
            <text:p>501</text:p>
          </table:table-cell>
          <table:table-cell office:value-type="float" office:value="576.2" calcext:value-type="float">
            <text:p>576.2</text:p>
          </table:table-cell>
          <table:table-cell office:value-type="float" office:value="1423.28" calcext:value-type="float">
            <text:p>1423.28</text:p>
          </table:table-cell>
          <table:table-cell office:value-type="float" office:value="1674.47" calcext:value-type="float">
            <text:p>1674.47</text:p>
          </table:table-cell>
        </table:table-row>
        <table:table-row table:style-name="ro1">
          <table:table-cell office:value-type="float" office:value="10271184" calcext:value-type="float">
            <text:p>10271184</text:p>
          </table:table-cell>
          <table:table-cell table:formula="of:=[.A644]/1000/(60*60*24)" office:value-type="time" office:time-value="PT02H51M11.184S" calcext:value-type="time">
            <text:p>02:51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6.19" calcext:value-type="float">
            <text:p>576.19</text:p>
          </table:table-cell>
          <table:table-cell office:value-type="float" office:value="1425.5" calcext:value-type="float">
            <text:p>1425.5</text:p>
          </table:table-cell>
          <table:table-cell office:value-type="float" office:value="1677.03" calcext:value-type="float">
            <text:p>1677.03</text:p>
          </table:table-cell>
        </table:table-row>
        <table:table-row table:style-name="ro1">
          <table:table-cell office:value-type="float" office:value="10287184" calcext:value-type="float">
            <text:p>10287184</text:p>
          </table:table-cell>
          <table:table-cell table:formula="of:=[.A645]/1000/(60*60*24)" office:value-type="time" office:time-value="PT02H51M27.184S" calcext:value-type="time">
            <text:p>02:51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72" calcext:value-type="float">
            <text:p>499.72</text:p>
          </table:table-cell>
          <table:table-cell office:value-type="float" office:value="574.64" calcext:value-type="float">
            <text:p>574.64</text:p>
          </table:table-cell>
          <table:table-cell office:value-type="float" office:value="1427.72" calcext:value-type="float">
            <text:p>1427.72</text:p>
          </table:table-cell>
          <table:table-cell office:value-type="float" office:value="1679.58" calcext:value-type="float">
            <text:p>1679.58</text:p>
          </table:table-cell>
        </table:table-row>
        <table:table-row table:style-name="ro1">
          <table:table-cell office:value-type="float" office:value="10303184" calcext:value-type="float">
            <text:p>10303184</text:p>
          </table:table-cell>
          <table:table-cell table:formula="of:=[.A646]/1000/(60*60*24)" office:value-type="time" office:time-value="PT02H51M43.184S" calcext:value-type="time">
            <text:p>02:51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429.94" calcext:value-type="float">
            <text:p>1429.94</text:p>
          </table:table-cell>
          <table:table-cell office:value-type="float" office:value="1682.13" calcext:value-type="float">
            <text:p>1682.13</text:p>
          </table:table-cell>
        </table:table-row>
        <table:table-row table:style-name="ro1">
          <table:table-cell office:value-type="float" office:value="10319185" calcext:value-type="float">
            <text:p>10319185</text:p>
          </table:table-cell>
          <table:table-cell table:formula="of:=[.A647]/1000/(60*60*24)" office:value-type="time" office:time-value="PT02H51M59.185S" calcext:value-type="time">
            <text:p>02:51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6" calcext:value-type="float">
            <text:p>574.06</text:p>
          </table:table-cell>
          <table:table-cell office:value-type="float" office:value="1432.16" calcext:value-type="float">
            <text:p>1432.16</text:p>
          </table:table-cell>
          <table:table-cell office:value-type="float" office:value="1684.69" calcext:value-type="float">
            <text:p>1684.69</text:p>
          </table:table-cell>
        </table:table-row>
        <table:table-row table:style-name="ro1">
          <table:table-cell office:value-type="float" office:value="10335184" calcext:value-type="float">
            <text:p>10335184</text:p>
          </table:table-cell>
          <table:table-cell table:formula="of:=[.A648]/1000/(60*60*24)" office:value-type="time" office:time-value="PT02H52M15.184S" calcext:value-type="time">
            <text:p>02:52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5" calcext:value-type="float">
            <text:p>574.05</text:p>
          </table:table-cell>
          <table:table-cell office:value-type="float" office:value="1434.38" calcext:value-type="float">
            <text:p>1434.38</text:p>
          </table:table-cell>
          <table:table-cell office:value-type="float" office:value="1687.24" calcext:value-type="float">
            <text:p>1687.24</text:p>
          </table:table-cell>
        </table:table-row>
        <table:table-row table:style-name="ro1">
          <table:table-cell office:value-type="float" office:value="10351184" calcext:value-type="float">
            <text:p>10351184</text:p>
          </table:table-cell>
          <table:table-cell table:formula="of:=[.A649]/1000/(60*60*24)" office:value-type="time" office:time-value="PT02H52M31.184S" calcext:value-type="time">
            <text:p>02:52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436.6" calcext:value-type="float">
            <text:p>1436.6</text:p>
          </table:table-cell>
          <table:table-cell office:value-type="float" office:value="1689.79" calcext:value-type="float">
            <text:p>1689.79</text:p>
          </table:table-cell>
        </table:table-row>
        <table:table-row table:style-name="ro1">
          <table:table-cell office:value-type="float" office:value="10367184" calcext:value-type="float">
            <text:p>10367184</text:p>
          </table:table-cell>
          <table:table-cell table:formula="of:=[.A650]/1000/(60*60*24)" office:value-type="time" office:time-value="PT02H52M47.184S" calcext:value-type="time">
            <text:p>02:52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438.81" calcext:value-type="float">
            <text:p>1438.81</text:p>
          </table:table-cell>
          <table:table-cell office:value-type="float" office:value="1692.34" calcext:value-type="float">
            <text:p>1692.34</text:p>
          </table:table-cell>
        </table:table-row>
        <table:table-row table:style-name="ro1">
          <table:table-cell office:value-type="float" office:value="10383184" calcext:value-type="float">
            <text:p>10383184</text:p>
          </table:table-cell>
          <table:table-cell table:formula="of:=[.A651]/1000/(60*60*24)" office:value-type="time" office:time-value="PT02H53M03.184S" calcext:value-type="time">
            <text:p>02:53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4" calcext:value-type="float">
            <text:p>573.94</text:p>
          </table:table-cell>
          <table:table-cell office:value-type="float" office:value="1441.03" calcext:value-type="float">
            <text:p>1441.03</text:p>
          </table:table-cell>
          <table:table-cell office:value-type="float" office:value="1694.9" calcext:value-type="float">
            <text:p>1694.9</text:p>
          </table:table-cell>
        </table:table-row>
        <table:table-row table:style-name="ro1">
          <table:table-cell office:value-type="float" office:value="10399184" calcext:value-type="float">
            <text:p>10399184</text:p>
          </table:table-cell>
          <table:table-cell table:formula="of:=[.A652]/1000/(60*60*24)" office:value-type="time" office:time-value="PT02H53M19.184S" calcext:value-type="time">
            <text:p>02:53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" calcext:value-type="float">
            <text:p>574.4</text:p>
          </table:table-cell>
          <table:table-cell office:value-type="float" office:value="1443.25" calcext:value-type="float">
            <text:p>1443.25</text:p>
          </table:table-cell>
          <table:table-cell office:value-type="float" office:value="1697.45" calcext:value-type="float">
            <text:p>1697.45</text:p>
          </table:table-cell>
        </table:table-row>
        <table:table-row table:style-name="ro1">
          <table:table-cell office:value-type="float" office:value="10415184" calcext:value-type="float">
            <text:p>10415184</text:p>
          </table:table-cell>
          <table:table-cell table:formula="of:=[.A653]/1000/(60*60*24)" office:value-type="time" office:time-value="PT02H53M35.184S" calcext:value-type="time">
            <text:p>02:53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445.47" calcext:value-type="float">
            <text:p>1445.47</text:p>
          </table:table-cell>
          <table:table-cell office:value-type="float" office:value="1700" calcext:value-type="float">
            <text:p>1700</text:p>
          </table:table-cell>
        </table:table-row>
        <table:table-row table:style-name="ro1">
          <table:table-cell office:value-type="float" office:value="10431184" calcext:value-type="float">
            <text:p>10431184</text:p>
          </table:table-cell>
          <table:table-cell table:formula="of:=[.A654]/1000/(60*60*24)" office:value-type="time" office:time-value="PT02H53M51.184S" calcext:value-type="time">
            <text:p>02:53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4.41" calcext:value-type="float">
            <text:p>574.41</text:p>
          </table:table-cell>
          <table:table-cell office:value-type="float" office:value="1447.69" calcext:value-type="float">
            <text:p>1447.69</text:p>
          </table:table-cell>
          <table:table-cell office:value-type="float" office:value="1702.55" calcext:value-type="float">
            <text:p>1702.55</text:p>
          </table:table-cell>
        </table:table-row>
        <table:table-row table:style-name="ro1">
          <table:table-cell office:value-type="float" office:value="10447184" calcext:value-type="float">
            <text:p>10447184</text:p>
          </table:table-cell>
          <table:table-cell table:formula="of:=[.A655]/1000/(60*60*24)" office:value-type="time" office:time-value="PT02H54M07.184S" calcext:value-type="time">
            <text:p>02:54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6" calcext:value-type="float">
            <text:p>574.26</text:p>
          </table:table-cell>
          <table:table-cell office:value-type="float" office:value="1449.91" calcext:value-type="float">
            <text:p>1449.91</text:p>
          </table:table-cell>
          <table:table-cell office:value-type="float" office:value="1705.1" calcext:value-type="float">
            <text:p>1705.1</text:p>
          </table:table-cell>
        </table:table-row>
        <table:table-row table:style-name="ro1">
          <table:table-cell office:value-type="float" office:value="10463184" calcext:value-type="float">
            <text:p>10463184</text:p>
          </table:table-cell>
          <table:table-cell table:formula="of:=[.A656]/1000/(60*60*24)" office:value-type="time" office:time-value="PT02H54M23.184S" calcext:value-type="time">
            <text:p>02:54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18" calcext:value-type="float">
            <text:p>574.18</text:p>
          </table:table-cell>
          <table:table-cell office:value-type="float" office:value="1452.13" calcext:value-type="float">
            <text:p>1452.13</text:p>
          </table:table-cell>
          <table:table-cell office:value-type="float" office:value="1707.65" calcext:value-type="float">
            <text:p>1707.65</text:p>
          </table:table-cell>
        </table:table-row>
        <table:table-row table:style-name="ro1">
          <table:table-cell office:value-type="float" office:value="10479184" calcext:value-type="float">
            <text:p>10479184</text:p>
          </table:table-cell>
          <table:table-cell table:formula="of:=[.A657]/1000/(60*60*24)" office:value-type="time" office:time-value="PT02H54M39.184S" calcext:value-type="time">
            <text:p>02:54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8" calcext:value-type="float">
            <text:p>574.28</text:p>
          </table:table-cell>
          <table:table-cell office:value-type="float" office:value="1454.35" calcext:value-type="float">
            <text:p>1454.35</text:p>
          </table:table-cell>
          <table:table-cell office:value-type="float" office:value="1710.2" calcext:value-type="float">
            <text:p>1710.2</text:p>
          </table:table-cell>
        </table:table-row>
        <table:table-row table:style-name="ro1">
          <table:table-cell office:value-type="float" office:value="10495184" calcext:value-type="float">
            <text:p>10495184</text:p>
          </table:table-cell>
          <table:table-cell table:formula="of:=[.A658]/1000/(60*60*24)" office:value-type="time" office:time-value="PT02H54M55.184S" calcext:value-type="time">
            <text:p>02:54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4.2" calcext:value-type="float">
            <text:p>574.2</text:p>
          </table:table-cell>
          <table:table-cell office:value-type="float" office:value="1456.57" calcext:value-type="float">
            <text:p>1456.57</text:p>
          </table:table-cell>
          <table:table-cell office:value-type="float" office:value="1712.75" calcext:value-type="float">
            <text:p>1712.75</text:p>
          </table:table-cell>
        </table:table-row>
        <table:table-row table:style-name="ro1">
          <table:table-cell office:value-type="float" office:value="10511184" calcext:value-type="float">
            <text:p>10511184</text:p>
          </table:table-cell>
          <table:table-cell table:formula="of:=[.A659]/1000/(60*60*24)" office:value-type="time" office:time-value="PT02H55M11.184S" calcext:value-type="time">
            <text:p>02:55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4.27" calcext:value-type="float">
            <text:p>574.27</text:p>
          </table:table-cell>
          <table:table-cell office:value-type="float" office:value="1458.79" calcext:value-type="float">
            <text:p>1458.79</text:p>
          </table:table-cell>
          <table:table-cell office:value-type="float" office:value="1715.3" calcext:value-type="float">
            <text:p>1715.3</text:p>
          </table:table-cell>
        </table:table-row>
        <table:table-row table:style-name="ro1">
          <table:table-cell office:value-type="float" office:value="10527185" calcext:value-type="float">
            <text:p>10527185</text:p>
          </table:table-cell>
          <table:table-cell table:formula="of:=[.A660]/1000/(60*60*24)" office:value-type="time" office:time-value="PT02H55M27.185S" calcext:value-type="time">
            <text:p>02:55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6" calcext:value-type="float">
            <text:p>574.06</text:p>
          </table:table-cell>
          <table:table-cell office:value-type="float" office:value="1461.01" calcext:value-type="float">
            <text:p>1461.01</text:p>
          </table:table-cell>
          <table:table-cell office:value-type="float" office:value="1717.86" calcext:value-type="float">
            <text:p>1717.86</text:p>
          </table:table-cell>
        </table:table-row>
        <table:table-row table:style-name="ro1">
          <table:table-cell office:value-type="float" office:value="10543185" calcext:value-type="float">
            <text:p>10543185</text:p>
          </table:table-cell>
          <table:table-cell table:formula="of:=[.A661]/1000/(60*60*24)" office:value-type="time" office:time-value="PT02H55M43.185S" calcext:value-type="time">
            <text:p>02:55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4.06" calcext:value-type="float">
            <text:p>574.06</text:p>
          </table:table-cell>
          <table:table-cell office:value-type="float" office:value="1463.23" calcext:value-type="float">
            <text:p>1463.23</text:p>
          </table:table-cell>
          <table:table-cell office:value-type="float" office:value="1720.41" calcext:value-type="float">
            <text:p>1720.41</text:p>
          </table:table-cell>
        </table:table-row>
        <table:table-row table:style-name="ro1">
          <table:table-cell office:value-type="float" office:value="10559185" calcext:value-type="float">
            <text:p>10559185</text:p>
          </table:table-cell>
          <table:table-cell table:formula="of:=[.A662]/1000/(60*60*24)" office:value-type="time" office:time-value="PT02H55M59.185S" calcext:value-type="time">
            <text:p>02:55:59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5.73" calcext:value-type="float">
            <text:p>575.73</text:p>
          </table:table-cell>
          <table:table-cell office:value-type="float" office:value="1465.45" calcext:value-type="float">
            <text:p>1465.45</text:p>
          </table:table-cell>
          <table:table-cell office:value-type="float" office:value="1722.96" calcext:value-type="float">
            <text:p>1722.96</text:p>
          </table:table-cell>
        </table:table-row>
        <table:table-row table:style-name="ro1">
          <table:table-cell office:value-type="float" office:value="10575184" calcext:value-type="float">
            <text:p>10575184</text:p>
          </table:table-cell>
          <table:table-cell table:formula="of:=[.A663]/1000/(60*60*24)" office:value-type="time" office:time-value="PT02H56M15.184S" calcext:value-type="time">
            <text:p>02:56:15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5.88" calcext:value-type="float">
            <text:p>575.88</text:p>
          </table:table-cell>
          <table:table-cell office:value-type="float" office:value="1467.68" calcext:value-type="float">
            <text:p>1467.68</text:p>
          </table:table-cell>
          <table:table-cell office:value-type="float" office:value="1725.52" calcext:value-type="float">
            <text:p>1725.52</text:p>
          </table:table-cell>
        </table:table-row>
        <table:table-row table:style-name="ro1">
          <table:table-cell office:value-type="float" office:value="10591184" calcext:value-type="float">
            <text:p>10591184</text:p>
          </table:table-cell>
          <table:table-cell table:formula="of:=[.A664]/1000/(60*60*24)" office:value-type="time" office:time-value="PT02H56M31.184S" calcext:value-type="time">
            <text:p>02:56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469.9" calcext:value-type="float">
            <text:p>1469.9</text:p>
          </table:table-cell>
          <table:table-cell office:value-type="float" office:value="1728.07" calcext:value-type="float">
            <text:p>1728.07</text:p>
          </table:table-cell>
        </table:table-row>
        <table:table-row table:style-name="ro1">
          <table:table-cell office:value-type="float" office:value="10607184" calcext:value-type="float">
            <text:p>10607184</text:p>
          </table:table-cell>
          <table:table-cell table:formula="of:=[.A665]/1000/(60*60*24)" office:value-type="time" office:time-value="PT02H56M47.184S" calcext:value-type="time">
            <text:p>02:56:4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472.12" calcext:value-type="float">
            <text:p>1472.12</text:p>
          </table:table-cell>
          <table:table-cell office:value-type="float" office:value="1730.61" calcext:value-type="float">
            <text:p>1730.61</text:p>
          </table:table-cell>
        </table:table-row>
        <table:table-row table:style-name="ro1">
          <table:table-cell office:value-type="float" office:value="10623184" calcext:value-type="float">
            <text:p>10623184</text:p>
          </table:table-cell>
          <table:table-cell table:formula="of:=[.A666]/1000/(60*60*24)" office:value-type="time" office:time-value="PT02H57M03.184S" calcext:value-type="time">
            <text:p>02:57:0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474.34" calcext:value-type="float">
            <text:p>1474.34</text:p>
          </table:table-cell>
          <table:table-cell office:value-type="float" office:value="1733.16" calcext:value-type="float">
            <text:p>1733.16</text:p>
          </table:table-cell>
        </table:table-row>
        <table:table-row table:style-name="ro1">
          <table:table-cell office:value-type="float" office:value="10639184" calcext:value-type="float">
            <text:p>10639184</text:p>
          </table:table-cell>
          <table:table-cell table:formula="of:=[.A667]/1000/(60*60*24)" office:value-type="time" office:time-value="PT02H57M19.184S" calcext:value-type="time">
            <text:p>02:57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1" calcext:value-type="float">
            <text:p>574.51</text:p>
          </table:table-cell>
          <table:table-cell office:value-type="float" office:value="1476.55" calcext:value-type="float">
            <text:p>1476.55</text:p>
          </table:table-cell>
          <table:table-cell office:value-type="float" office:value="1735.71" calcext:value-type="float">
            <text:p>1735.71</text:p>
          </table:table-cell>
        </table:table-row>
        <table:table-row table:style-name="ro1">
          <table:table-cell office:value-type="float" office:value="10655184" calcext:value-type="float">
            <text:p>10655184</text:p>
          </table:table-cell>
          <table:table-cell table:formula="of:=[.A668]/1000/(60*60*24)" office:value-type="time" office:time-value="PT02H57M35.184S" calcext:value-type="time">
            <text:p>02:57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478.77" calcext:value-type="float">
            <text:p>1478.77</text:p>
          </table:table-cell>
          <table:table-cell office:value-type="float" office:value="1738.26" calcext:value-type="float">
            <text:p>1738.26</text:p>
          </table:table-cell>
        </table:table-row>
        <table:table-row table:style-name="ro1">
          <table:table-cell office:value-type="float" office:value="10671184" calcext:value-type="float">
            <text:p>10671184</text:p>
          </table:table-cell>
          <table:table-cell table:formula="of:=[.A669]/1000/(60*60*24)" office:value-type="time" office:time-value="PT02H57M51.184S" calcext:value-type="time">
            <text:p>02:57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480.99" calcext:value-type="float">
            <text:p>1480.99</text:p>
          </table:table-cell>
          <table:table-cell office:value-type="float" office:value="1740.81" calcext:value-type="float">
            <text:p>1740.81</text:p>
          </table:table-cell>
        </table:table-row>
        <table:table-row table:style-name="ro1">
          <table:table-cell office:value-type="float" office:value="10687185" calcext:value-type="float">
            <text:p>10687185</text:p>
          </table:table-cell>
          <table:table-cell table:formula="of:=[.A670]/1000/(60*60*24)" office:value-type="time" office:time-value="PT02H58M07.185S" calcext:value-type="time">
            <text:p>02:58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5" calcext:value-type="float">
            <text:p>572.05</text:p>
          </table:table-cell>
          <table:table-cell office:value-type="float" office:value="1483.21" calcext:value-type="float">
            <text:p>1483.21</text:p>
          </table:table-cell>
          <table:table-cell office:value-type="float" office:value="1743.36" calcext:value-type="float">
            <text:p>1743.36</text:p>
          </table:table-cell>
        </table:table-row>
        <table:table-row table:style-name="ro1">
          <table:table-cell office:value-type="float" office:value="10703184" calcext:value-type="float">
            <text:p>10703184</text:p>
          </table:table-cell>
          <table:table-cell table:formula="of:=[.A671]/1000/(60*60*24)" office:value-type="time" office:time-value="PT02H58M23.184S" calcext:value-type="time">
            <text:p>02:58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4.51" calcext:value-type="float">
            <text:p>574.51</text:p>
          </table:table-cell>
          <table:table-cell office:value-type="float" office:value="1485.43" calcext:value-type="float">
            <text:p>1485.43</text:p>
          </table:table-cell>
          <table:table-cell office:value-type="float" office:value="1745.91" calcext:value-type="float">
            <text:p>1745.91</text:p>
          </table:table-cell>
        </table:table-row>
        <table:table-row table:style-name="ro1">
          <table:table-cell office:value-type="float" office:value="10719184" calcext:value-type="float">
            <text:p>10719184</text:p>
          </table:table-cell>
          <table:table-cell table:formula="of:=[.A672]/1000/(60*60*24)" office:value-type="time" office:time-value="PT02H58M39.184S" calcext:value-type="time">
            <text:p>02:58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487.65" calcext:value-type="float">
            <text:p>1487.65</text:p>
          </table:table-cell>
          <table:table-cell office:value-type="float" office:value="1748.45" calcext:value-type="float">
            <text:p>1748.45</text:p>
          </table:table-cell>
        </table:table-row>
        <table:table-row table:style-name="ro1">
          <table:table-cell office:value-type="float" office:value="10735185" calcext:value-type="float">
            <text:p>10735185</text:p>
          </table:table-cell>
          <table:table-cell table:formula="of:=[.A673]/1000/(60*60*24)" office:value-type="time" office:time-value="PT02H58M55.185S" calcext:value-type="time">
            <text:p>02:58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6" calcext:value-type="float">
            <text:p>572.06</text:p>
          </table:table-cell>
          <table:table-cell office:value-type="float" office:value="1489.87" calcext:value-type="float">
            <text:p>1489.87</text:p>
          </table:table-cell>
          <table:table-cell office:value-type="float" office:value="1751" calcext:value-type="float">
            <text:p>1751</text:p>
          </table:table-cell>
        </table:table-row>
        <table:table-row table:style-name="ro1">
          <table:table-cell office:value-type="float" office:value="10751184" calcext:value-type="float">
            <text:p>10751184</text:p>
          </table:table-cell>
          <table:table-cell table:formula="of:=[.A674]/1000/(60*60*24)" office:value-type="time" office:time-value="PT02H59M11.184S" calcext:value-type="time">
            <text:p>02:59:11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3.94" calcext:value-type="float">
            <text:p>573.94</text:p>
          </table:table-cell>
          <table:table-cell office:value-type="float" office:value="1492.09" calcext:value-type="float">
            <text:p>1492.09</text:p>
          </table:table-cell>
          <table:table-cell office:value-type="float" office:value="1753.54" calcext:value-type="float">
            <text:p>1753.54</text:p>
          </table:table-cell>
        </table:table-row>
        <table:table-row table:style-name="ro1">
          <table:table-cell office:value-type="float" office:value="10767184" calcext:value-type="float">
            <text:p>10767184</text:p>
          </table:table-cell>
          <table:table-cell table:formula="of:=[.A675]/1000/(60*60*24)" office:value-type="time" office:time-value="PT02H59M27.184S" calcext:value-type="time">
            <text:p>02:59:27</text:p>
          </table:table-cell>
          <table:table-cell office:value-type="float" office:value="1.15" calcext:value-type="float">
            <text:p>1.15</text:p>
          </table:table-cell>
          <table:table-cell office:value-type="float" office:value="501" calcext:value-type="float">
            <text:p>501</text:p>
          </table:table-cell>
          <table:table-cell office:value-type="float" office:value="574.19" calcext:value-type="float">
            <text:p>574.19</text:p>
          </table:table-cell>
          <table:table-cell office:value-type="float" office:value="1494.32" calcext:value-type="float">
            <text:p>1494.32</text:p>
          </table:table-cell>
          <table:table-cell office:value-type="float" office:value="1756.1" calcext:value-type="float">
            <text:p>1756.1</text:p>
          </table:table-cell>
        </table:table-row>
        <table:table-row table:style-name="ro1">
          <table:table-cell office:value-type="float" office:value="10783185" calcext:value-type="float">
            <text:p>10783185</text:p>
          </table:table-cell>
          <table:table-cell table:formula="of:=[.A676]/1000/(60*60*24)" office:value-type="time" office:time-value="PT02H59M43.185S" calcext:value-type="time">
            <text:p>02:59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496.54" calcext:value-type="float">
            <text:p>1496.54</text:p>
          </table:table-cell>
          <table:table-cell office:value-type="float" office:value="1758.65" calcext:value-type="float">
            <text:p>1758.65</text:p>
          </table:table-cell>
        </table:table-row>
        <table:table-row table:style-name="ro1">
          <table:table-cell office:value-type="float" office:value="10799184" calcext:value-type="float">
            <text:p>10799184</text:p>
          </table:table-cell>
          <table:table-cell table:formula="of:=[.A677]/1000/(60*60*24)" office:value-type="time" office:time-value="PT02H59M59.184S" calcext:value-type="time">
            <text:p>02:59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6" calcext:value-type="float">
            <text:p>499.6</text:p>
          </table:table-cell>
          <table:table-cell office:value-type="float" office:value="572.5" calcext:value-type="float">
            <text:p>572.5</text:p>
          </table:table-cell>
          <table:table-cell office:value-type="float" office:value="1498.76" calcext:value-type="float">
            <text:p>1498.76</text:p>
          </table:table-cell>
          <table:table-cell office:value-type="float" office:value="1761.19" calcext:value-type="float">
            <text:p>1761.19</text:p>
          </table:table-cell>
        </table:table-row>
        <table:table-row table:style-name="ro1">
          <table:table-cell office:value-type="float" office:value="10815185" calcext:value-type="float">
            <text:p>10815185</text:p>
          </table:table-cell>
          <table:table-cell table:formula="of:=[.A678]/1000/(60*60*24)" office:value-type="time" office:time-value="PT03H00M15.185S" calcext:value-type="time">
            <text:p>03:00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7" calcext:value-type="float">
            <text:p>572.27</text:p>
          </table:table-cell>
          <table:table-cell office:value-type="float" office:value="1500.98" calcext:value-type="float">
            <text:p>1500.98</text:p>
          </table:table-cell>
          <table:table-cell office:value-type="float" office:value="1763.74" calcext:value-type="float">
            <text:p>1763.74</text:p>
          </table:table-cell>
        </table:table-row>
        <table:table-row table:style-name="ro1">
          <table:table-cell office:value-type="float" office:value="10831184" calcext:value-type="float">
            <text:p>10831184</text:p>
          </table:table-cell>
          <table:table-cell table:formula="of:=[.A679]/1000/(60*60*24)" office:value-type="time" office:time-value="PT03H00M31.184S" calcext:value-type="time">
            <text:p>03:00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9" calcext:value-type="float">
            <text:p>572.29</text:p>
          </table:table-cell>
          <table:table-cell office:value-type="float" office:value="1503.2" calcext:value-type="float">
            <text:p>1503.2</text:p>
          </table:table-cell>
          <table:table-cell office:value-type="float" office:value="1766.28" calcext:value-type="float">
            <text:p>1766.28</text:p>
          </table:table-cell>
        </table:table-row>
        <table:table-row table:style-name="ro1">
          <table:table-cell office:value-type="float" office:value="10847185" calcext:value-type="float">
            <text:p>10847185</text:p>
          </table:table-cell>
          <table:table-cell table:formula="of:=[.A680]/1000/(60*60*24)" office:value-type="time" office:time-value="PT03H00M47.185S" calcext:value-type="time">
            <text:p>03:00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5" calcext:value-type="float">
            <text:p>570.05</text:p>
          </table:table-cell>
          <table:table-cell office:value-type="float" office:value="1505.42" calcext:value-type="float">
            <text:p>1505.42</text:p>
          </table:table-cell>
          <table:table-cell office:value-type="float" office:value="1768.83" calcext:value-type="float">
            <text:p>1768.83</text:p>
          </table:table-cell>
        </table:table-row>
        <table:table-row table:style-name="ro1">
          <table:table-cell office:value-type="float" office:value="10863184" calcext:value-type="float">
            <text:p>10863184</text:p>
          </table:table-cell>
          <table:table-cell table:formula="of:=[.A681]/1000/(60*60*24)" office:value-type="time" office:time-value="PT03H01M03.184S" calcext:value-type="time">
            <text:p>03:01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6" calcext:value-type="float">
            <text:p>570.06</text:p>
          </table:table-cell>
          <table:table-cell office:value-type="float" office:value="1507.64" calcext:value-type="float">
            <text:p>1507.64</text:p>
          </table:table-cell>
          <table:table-cell office:value-type="float" office:value="1771.37" calcext:value-type="float">
            <text:p>1771.37</text:p>
          </table:table-cell>
        </table:table-row>
        <table:table-row table:style-name="ro1">
          <table:table-cell office:value-type="float" office:value="10879184" calcext:value-type="float">
            <text:p>10879184</text:p>
          </table:table-cell>
          <table:table-cell table:formula="of:=[.A682]/1000/(60*60*24)" office:value-type="time" office:time-value="PT03H01M19.184S" calcext:value-type="time">
            <text:p>03:01:1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509.86" calcext:value-type="float">
            <text:p>1509.86</text:p>
          </table:table-cell>
          <table:table-cell office:value-type="float" office:value="1773.91" calcext:value-type="float">
            <text:p>1773.91</text:p>
          </table:table-cell>
        </table:table-row>
        <table:table-row table:style-name="ro1">
          <table:table-cell office:value-type="float" office:value="10895184" calcext:value-type="float">
            <text:p>10895184</text:p>
          </table:table-cell>
          <table:table-cell table:formula="of:=[.A683]/1000/(60*60*24)" office:value-type="time" office:time-value="PT03H01M35.184S" calcext:value-type="time">
            <text:p>03:01:3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5" calcext:value-type="float">
            <text:p>572.05</text:p>
          </table:table-cell>
          <table:table-cell office:value-type="float" office:value="1512.07" calcext:value-type="float">
            <text:p>1512.07</text:p>
          </table:table-cell>
          <table:table-cell office:value-type="float" office:value="1776.46" calcext:value-type="float">
            <text:p>1776.46</text:p>
          </table:table-cell>
        </table:table-row>
        <table:table-row table:style-name="ro1">
          <table:table-cell office:value-type="float" office:value="10911184" calcext:value-type="float">
            <text:p>10911184</text:p>
          </table:table-cell>
          <table:table-cell table:formula="of:=[.A684]/1000/(60*60*24)" office:value-type="time" office:time-value="PT03H01M51.184S" calcext:value-type="time">
            <text:p>03:01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4" calcext:value-type="float">
            <text:p>572.04</text:p>
          </table:table-cell>
          <table:table-cell office:value-type="float" office:value="1514.29" calcext:value-type="float">
            <text:p>1514.29</text:p>
          </table:table-cell>
          <table:table-cell office:value-type="float" office:value="1779" calcext:value-type="float">
            <text:p>1779</text:p>
          </table:table-cell>
        </table:table-row>
        <table:table-row table:style-name="ro1">
          <table:table-cell office:value-type="float" office:value="10927184" calcext:value-type="float">
            <text:p>10927184</text:p>
          </table:table-cell>
          <table:table-cell table:formula="of:=[.A685]/1000/(60*60*24)" office:value-type="time" office:time-value="PT03H02M07.184S" calcext:value-type="time">
            <text:p>03:02:0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516.51" calcext:value-type="float">
            <text:p>1516.51</text:p>
          </table:table-cell>
          <table:table-cell office:value-type="float" office:value="1781.54" calcext:value-type="float">
            <text:p>1781.54</text:p>
          </table:table-cell>
        </table:table-row>
        <table:table-row table:style-name="ro1">
          <table:table-cell office:value-type="float" office:value="10943184" calcext:value-type="float">
            <text:p>10943184</text:p>
          </table:table-cell>
          <table:table-cell table:formula="of:=[.A686]/1000/(60*60*24)" office:value-type="time" office:time-value="PT03H02M23.184S" calcext:value-type="time">
            <text:p>03:02:23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5" calcext:value-type="float">
            <text:p>572.05</text:p>
          </table:table-cell>
          <table:table-cell office:value-type="float" office:value="1518.73" calcext:value-type="float">
            <text:p>1518.73</text:p>
          </table:table-cell>
          <table:table-cell office:value-type="float" office:value="1784.09" calcext:value-type="float">
            <text:p>1784.09</text:p>
          </table:table-cell>
        </table:table-row>
        <table:table-row table:style-name="ro1">
          <table:table-cell office:value-type="float" office:value="10959184" calcext:value-type="float">
            <text:p>10959184</text:p>
          </table:table-cell>
          <table:table-cell table:formula="of:=[.A687]/1000/(60*60*24)" office:value-type="time" office:time-value="PT03H02M39.184S" calcext:value-type="time">
            <text:p>03:02:39</text:p>
          </table:table-cell>
          <table:table-cell office:value-type="float" office:value="1.15" calcext:value-type="float">
            <text:p>1.1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71.95" calcext:value-type="float">
            <text:p>571.95</text:p>
          </table:table-cell>
          <table:table-cell office:value-type="float" office:value="1520.95" calcext:value-type="float">
            <text:p>1520.95</text:p>
          </table:table-cell>
          <table:table-cell office:value-type="float" office:value="1786.63" calcext:value-type="float">
            <text:p>1786.63</text:p>
          </table:table-cell>
        </table:table-row>
        <table:table-row table:style-name="ro1">
          <table:table-cell office:value-type="float" office:value="10975184" calcext:value-type="float">
            <text:p>10975184</text:p>
          </table:table-cell>
          <table:table-cell table:formula="of:=[.A688]/1000/(60*60*24)" office:value-type="time" office:time-value="PT03H02M55.184S" calcext:value-type="time">
            <text:p>03:02:5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6" calcext:value-type="float">
            <text:p>572.06</text:p>
          </table:table-cell>
          <table:table-cell office:value-type="float" office:value="1523.17" calcext:value-type="float">
            <text:p>1523.17</text:p>
          </table:table-cell>
          <table:table-cell office:value-type="float" office:value="1789.17" calcext:value-type="float">
            <text:p>1789.17</text:p>
          </table:table-cell>
        </table:table-row>
        <table:table-row table:style-name="ro1">
          <table:table-cell office:value-type="float" office:value="10991184" calcext:value-type="float">
            <text:p>10991184</text:p>
          </table:table-cell>
          <table:table-cell table:formula="of:=[.A689]/1000/(60*60*24)" office:value-type="time" office:time-value="PT03H03M11.184S" calcext:value-type="time">
            <text:p>03:03:11</text:p>
          </table:table-cell>
          <table:table-cell office:value-type="float" office:value="1.15" calcext:value-type="float">
            <text:p>1.15</text:p>
          </table:table-cell>
          <table:table-cell office:value-type="float" office:value="500.6" calcext:value-type="float">
            <text:p>500.6</text:p>
          </table:table-cell>
          <table:table-cell office:value-type="float" office:value="573.74" calcext:value-type="float">
            <text:p>573.74</text:p>
          </table:table-cell>
          <table:table-cell office:value-type="float" office:value="1525.39" calcext:value-type="float">
            <text:p>1525.39</text:p>
          </table:table-cell>
          <table:table-cell office:value-type="float" office:value="1791.72" calcext:value-type="float">
            <text:p>1791.72</text:p>
          </table:table-cell>
        </table:table-row>
        <table:table-row table:style-name="ro1">
          <table:table-cell office:value-type="float" office:value="11007184" calcext:value-type="float">
            <text:p>11007184</text:p>
          </table:table-cell>
          <table:table-cell table:formula="of:=[.A690]/1000/(60*60*24)" office:value-type="time" office:time-value="PT03H03M27.184S" calcext:value-type="time">
            <text:p>03:03:27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527.61" calcext:value-type="float">
            <text:p>1527.61</text:p>
          </table:table-cell>
          <table:table-cell office:value-type="float" office:value="1794.26" calcext:value-type="float">
            <text:p>1794.26</text:p>
          </table:table-cell>
        </table:table-row>
        <table:table-row table:style-name="ro1">
          <table:table-cell office:value-type="float" office:value="11023184" calcext:value-type="float">
            <text:p>11023184</text:p>
          </table:table-cell>
          <table:table-cell table:formula="of:=[.A691]/1000/(60*60*24)" office:value-type="time" office:time-value="PT03H03M43.184S" calcext:value-type="time">
            <text:p>03:03:43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8" calcext:value-type="float">
            <text:p>572.18</text:p>
          </table:table-cell>
          <table:table-cell office:value-type="float" office:value="1529.83" calcext:value-type="float">
            <text:p>1529.83</text:p>
          </table:table-cell>
          <table:table-cell office:value-type="float" office:value="1796.81" calcext:value-type="float">
            <text:p>1796.81</text:p>
          </table:table-cell>
        </table:table-row>
        <table:table-row table:style-name="ro1">
          <table:table-cell office:value-type="float" office:value="11039185" calcext:value-type="float">
            <text:p>11039185</text:p>
          </table:table-cell>
          <table:table-cell table:formula="of:=[.A692]/1000/(60*60*24)" office:value-type="time" office:time-value="PT03H03M59.185S" calcext:value-type="time">
            <text:p>03:03:59</text:p>
          </table:table-cell>
          <table:table-cell office:value-type="float" office:value="1.15" calcext:value-type="float">
            <text:p>1.15</text:p>
          </table:table-cell>
          <table:table-cell office:value-type="float" office:value="499.4" calcext:value-type="float">
            <text:p>499.4</text:p>
          </table:table-cell>
          <table:table-cell office:value-type="float" office:value="572.28" calcext:value-type="float">
            <text:p>572.28</text:p>
          </table:table-cell>
          <table:table-cell office:value-type="float" office:value="1532.05" calcext:value-type="float">
            <text:p>1532.05</text:p>
          </table:table-cell>
          <table:table-cell office:value-type="float" office:value="1799.35" calcext:value-type="float">
            <text:p>1799.35</text:p>
          </table:table-cell>
        </table:table-row>
        <table:table-row table:style-name="ro1">
          <table:table-cell office:value-type="float" office:value="11055185" calcext:value-type="float">
            <text:p>11055185</text:p>
          </table:table-cell>
          <table:table-cell table:formula="of:=[.A693]/1000/(60*60*24)" office:value-type="time" office:time-value="PT03H04M15.185S" calcext:value-type="time">
            <text:p>03:04:15</text:p>
          </table:table-cell>
          <table:table-cell office:value-type="float" office:value="1.15" calcext:value-type="float">
            <text:p>1.15</text:p>
          </table:table-cell>
          <table:table-cell office:value-type="float" office:value="499.2" calcext:value-type="float">
            <text:p>499.2</text:p>
          </table:table-cell>
          <table:table-cell office:value-type="float" office:value="572.05" calcext:value-type="float">
            <text:p>572.05</text:p>
          </table:table-cell>
          <table:table-cell office:value-type="float" office:value="1534.28" calcext:value-type="float">
            <text:p>1534.28</text:p>
          </table:table-cell>
          <table:table-cell office:value-type="float" office:value="1801.89" calcext:value-type="float">
            <text:p>1801.89</text:p>
          </table:table-cell>
        </table:table-row>
        <table:table-row table:style-name="ro1">
          <table:table-cell office:value-type="float" office:value="11071185" calcext:value-type="float">
            <text:p>11071185</text:p>
          </table:table-cell>
          <table:table-cell table:formula="of:=[.A694]/1000/(60*60*24)" office:value-type="time" office:time-value="PT03H04M31.185S" calcext:value-type="time">
            <text:p>03:04:31</text:p>
          </table:table-cell>
          <table:table-cell office:value-type="float" office:value="1.15" calcext:value-type="float">
            <text:p>1.1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2.19" calcext:value-type="float">
            <text:p>572.19</text:p>
          </table:table-cell>
          <table:table-cell office:value-type="float" office:value="1536.5" calcext:value-type="float">
            <text:p>1536.5</text:p>
          </table:table-cell>
          <table:table-cell office:value-type="float" office:value="1804.43" calcext:value-type="float">
            <text:p>1804.43</text:p>
          </table:table-cell>
        </table:table-row>
        <table:table-row table:style-name="ro1">
          <table:table-cell office:value-type="float" office:value="11087184" calcext:value-type="float">
            <text:p>11087184</text:p>
          </table:table-cell>
          <table:table-cell table:formula="of:=[.A695]/1000/(60*60*24)" office:value-type="time" office:time-value="PT03H04M47.184S" calcext:value-type="time">
            <text:p>03:04:47</text:p>
          </table:table-cell>
          <table:table-cell office:value-type="float" office:value="1.14" calcext:value-type="float">
            <text:p>1.14</text:p>
          </table:table-cell>
          <table:table-cell office:value-type="float" office:value="501.12" calcext:value-type="float">
            <text:p>501.12</text:p>
          </table:table-cell>
          <table:table-cell office:value-type="float" office:value="572.32" calcext:value-type="float">
            <text:p>572.32</text:p>
          </table:table-cell>
          <table:table-cell office:value-type="float" office:value="1538.72" calcext:value-type="float">
            <text:p>1538.72</text:p>
          </table:table-cell>
          <table:table-cell office:value-type="float" office:value="1806.97" calcext:value-type="float">
            <text:p>1806.97</text:p>
          </table:table-cell>
        </table:table-row>
        <table:table-row table:style-name="ro1">
          <table:table-cell office:value-type="float" office:value="11103184" calcext:value-type="float">
            <text:p>11103184</text:p>
          </table:table-cell>
          <table:table-cell table:formula="of:=[.A696]/1000/(60*60*24)" office:value-type="time" office:time-value="PT03H05M03.184S" calcext:value-type="time">
            <text:p>03:05:03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2.09" calcext:value-type="float">
            <text:p>572.09</text:p>
          </table:table-cell>
          <table:table-cell office:value-type="float" office:value="1540.95" calcext:value-type="float">
            <text:p>1540.95</text:p>
          </table:table-cell>
          <table:table-cell office:value-type="float" office:value="1809.52" calcext:value-type="float">
            <text:p>1809.52</text:p>
          </table:table-cell>
        </table:table-row>
        <table:table-row table:style-name="ro1">
          <table:table-cell office:value-type="float" office:value="11119184" calcext:value-type="float">
            <text:p>11119184</text:p>
          </table:table-cell>
          <table:table-cell table:formula="of:=[.A697]/1000/(60*60*24)" office:value-type="time" office:time-value="PT03H05M19.184S" calcext:value-type="time">
            <text:p>03:05:19</text:p>
          </table:table-cell>
          <table:table-cell office:value-type="float" office:value="1.15" calcext:value-type="float">
            <text:p>1.15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3.87" calcext:value-type="float">
            <text:p>573.87</text:p>
          </table:table-cell>
          <table:table-cell office:value-type="float" office:value="1543.17" calcext:value-type="float">
            <text:p>1543.17</text:p>
          </table:table-cell>
          <table:table-cell office:value-type="float" office:value="1812.07" calcext:value-type="float">
            <text:p>1812.07</text:p>
          </table:table-cell>
        </table:table-row>
        <table:table-row table:style-name="ro1">
          <table:table-cell office:value-type="float" office:value="11135185" calcext:value-type="float">
            <text:p>11135185</text:p>
          </table:table-cell>
          <table:table-cell table:formula="of:=[.A698]/1000/(60*60*24)" office:value-type="time" office:time-value="PT03H05M35.185S" calcext:value-type="time">
            <text:p>03:05:35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2.08" calcext:value-type="float">
            <text:p>572.08</text:p>
          </table:table-cell>
          <table:table-cell office:value-type="float" office:value="1545.4" calcext:value-type="float">
            <text:p>1545.4</text:p>
          </table:table-cell>
          <table:table-cell office:value-type="float" office:value="1814.61" calcext:value-type="float">
            <text:p>1814.61</text:p>
          </table:table-cell>
        </table:table-row>
        <table:table-row table:style-name="ro1">
          <table:table-cell office:value-type="float" office:value="11151184" calcext:value-type="float">
            <text:p>11151184</text:p>
          </table:table-cell>
          <table:table-cell table:formula="of:=[.A699]/1000/(60*60*24)" office:value-type="time" office:time-value="PT03H05M51.184S" calcext:value-type="time">
            <text:p>03:05:51</text:p>
          </table:table-cell>
          <table:table-cell office:value-type="float" office:value="1.15" calcext:value-type="float">
            <text:p>1.1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2.42" calcext:value-type="float">
            <text:p>572.42</text:p>
          </table:table-cell>
          <table:table-cell office:value-type="float" office:value="1547.62" calcext:value-type="float">
            <text:p>1547.62</text:p>
          </table:table-cell>
          <table:table-cell office:value-type="float" office:value="1817.16" calcext:value-type="float">
            <text:p>1817.16</text:p>
          </table:table-cell>
        </table:table-row>
        <table:table-row table:style-name="ro1">
          <table:table-cell office:value-type="float" office:value="11167184" calcext:value-type="float">
            <text:p>11167184</text:p>
          </table:table-cell>
          <table:table-cell table:formula="of:=[.A700]/1000/(60*60*24)" office:value-type="time" office:time-value="PT03H06M07.184S" calcext:value-type="time">
            <text:p>03:06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549.84" calcext:value-type="float">
            <text:p>1549.84</text:p>
          </table:table-cell>
          <table:table-cell office:value-type="float" office:value="1819.69" calcext:value-type="float">
            <text:p>1819.69</text:p>
          </table:table-cell>
        </table:table-row>
        <table:table-row table:style-name="ro1">
          <table:table-cell office:value-type="float" office:value="11183184" calcext:value-type="float">
            <text:p>11183184</text:p>
          </table:table-cell>
          <table:table-cell table:formula="of:=[.A701]/1000/(60*60*24)" office:value-type="time" office:time-value="PT03H06M23.184S" calcext:value-type="time">
            <text:p>03:06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5" calcext:value-type="float">
            <text:p>570.05</text:p>
          </table:table-cell>
          <table:table-cell office:value-type="float" office:value="1552.06" calcext:value-type="float">
            <text:p>1552.06</text:p>
          </table:table-cell>
          <table:table-cell office:value-type="float" office:value="1822.23" calcext:value-type="float">
            <text:p>1822.23</text:p>
          </table:table-cell>
        </table:table-row>
        <table:table-row table:style-name="ro1">
          <table:table-cell office:value-type="float" office:value="11199185" calcext:value-type="float">
            <text:p>11199185</text:p>
          </table:table-cell>
          <table:table-cell table:formula="of:=[.A702]/1000/(60*60*24)" office:value-type="time" office:time-value="PT03H06M39.185S" calcext:value-type="time">
            <text:p>03:06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2" calcext:value-type="float">
            <text:p>570.2</text:p>
          </table:table-cell>
          <table:table-cell office:value-type="float" office:value="1554.28" calcext:value-type="float">
            <text:p>1554.28</text:p>
          </table:table-cell>
          <table:table-cell office:value-type="float" office:value="1824.77" calcext:value-type="float">
            <text:p>1824.77</text:p>
          </table:table-cell>
        </table:table-row>
        <table:table-row table:style-name="ro1">
          <table:table-cell office:value-type="float" office:value="11215184" calcext:value-type="float">
            <text:p>11215184</text:p>
          </table:table-cell>
          <table:table-cell table:formula="of:=[.A703]/1000/(60*60*24)" office:value-type="time" office:time-value="PT03H06M55.184S" calcext:value-type="time">
            <text:p>03:06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2" calcext:value-type="float">
            <text:p>570.2</text:p>
          </table:table-cell>
          <table:table-cell office:value-type="float" office:value="1556.5" calcext:value-type="float">
            <text:p>1556.5</text:p>
          </table:table-cell>
          <table:table-cell office:value-type="float" office:value="1827.3" calcext:value-type="float">
            <text:p>1827.3</text:p>
          </table:table-cell>
        </table:table-row>
        <table:table-row table:style-name="ro1">
          <table:table-cell office:value-type="float" office:value="11231184" calcext:value-type="float">
            <text:p>11231184</text:p>
          </table:table-cell>
          <table:table-cell table:formula="of:=[.A704]/1000/(60*60*24)" office:value-type="time" office:time-value="PT03H07M11.184S" calcext:value-type="time">
            <text:p>03:07:11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9.95" calcext:value-type="float">
            <text:p>569.95</text:p>
          </table:table-cell>
          <table:table-cell office:value-type="float" office:value="1558.72" calcext:value-type="float">
            <text:p>1558.72</text:p>
          </table:table-cell>
          <table:table-cell office:value-type="float" office:value="1829.84" calcext:value-type="float">
            <text:p>1829.84</text:p>
          </table:table-cell>
        </table:table-row>
        <table:table-row table:style-name="ro1">
          <table:table-cell office:value-type="float" office:value="11247184" calcext:value-type="float">
            <text:p>11247184</text:p>
          </table:table-cell>
          <table:table-cell table:formula="of:=[.A705]/1000/(60*60*24)" office:value-type="time" office:time-value="PT03H07M27.184S" calcext:value-type="time">
            <text:p>03:07:27</text:p>
          </table:table-cell>
          <table:table-cell office:value-type="float" office:value="1.14" calcext:value-type="float">
            <text:p>1.14</text:p>
          </table:table-cell>
          <table:table-cell office:value-type="float" office:value="500.6" calcext:value-type="float">
            <text:p>500.6</text:p>
          </table:table-cell>
          <table:table-cell office:value-type="float" office:value="571.73" calcext:value-type="float">
            <text:p>571.73</text:p>
          </table:table-cell>
          <table:table-cell office:value-type="float" office:value="1560.94" calcext:value-type="float">
            <text:p>1560.94</text:p>
          </table:table-cell>
          <table:table-cell office:value-type="float" office:value="1832.38" calcext:value-type="float">
            <text:p>1832.38</text:p>
          </table:table-cell>
        </table:table-row>
        <table:table-row table:style-name="ro1">
          <table:table-cell office:value-type="float" office:value="11263184" calcext:value-type="float">
            <text:p>11263184</text:p>
          </table:table-cell>
          <table:table-cell table:formula="of:=[.A706]/1000/(60*60*24)" office:value-type="time" office:time-value="PT03H07M43.184S" calcext:value-type="time">
            <text:p>03:07:43</text:p>
          </table:table-cell>
          <table:table-cell office:value-type="float" office:value="1.14" calcext:value-type="float">
            <text:p>1.14</text:p>
          </table:table-cell>
          <table:table-cell office:value-type="float" office:value="500.72" calcext:value-type="float">
            <text:p>500.72</text:p>
          </table:table-cell>
          <table:table-cell office:value-type="float" office:value="571.86" calcext:value-type="float">
            <text:p>571.86</text:p>
          </table:table-cell>
          <table:table-cell office:value-type="float" office:value="1563.17" calcext:value-type="float">
            <text:p>1563.17</text:p>
          </table:table-cell>
          <table:table-cell office:value-type="float" office:value="1834.93" calcext:value-type="float">
            <text:p>1834.93</text:p>
          </table:table-cell>
        </table:table-row>
        <table:table-row table:style-name="ro1">
          <table:table-cell office:value-type="float" office:value="11279184" calcext:value-type="float">
            <text:p>11279184</text:p>
          </table:table-cell>
          <table:table-cell table:formula="of:=[.A707]/1000/(60*60*24)" office:value-type="time" office:time-value="PT03H07M59.184S" calcext:value-type="time">
            <text:p>03:07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70.04" calcext:value-type="float">
            <text:p>570.04</text:p>
          </table:table-cell>
          <table:table-cell office:value-type="float" office:value="1565.39" calcext:value-type="float">
            <text:p>1565.39</text:p>
          </table:table-cell>
          <table:table-cell office:value-type="float" office:value="1837.46" calcext:value-type="float">
            <text:p>1837.46</text:p>
          </table:table-cell>
        </table:table-row>
        <table:table-row table:style-name="ro1">
          <table:table-cell office:value-type="float" office:value="11295184" calcext:value-type="float">
            <text:p>11295184</text:p>
          </table:table-cell>
          <table:table-cell table:formula="of:=[.A708]/1000/(60*60*24)" office:value-type="time" office:time-value="PT03H08M15.184S" calcext:value-type="time">
            <text:p>03:08:15</text:p>
          </table:table-cell>
          <table:table-cell office:value-type="float" office:value="1.14" calcext:value-type="float">
            <text:p>1.14</text:p>
          </table:table-cell>
          <table:table-cell office:value-type="float" office:value="500.8" calcext:value-type="float">
            <text:p>500.8</text:p>
          </table:table-cell>
          <table:table-cell office:value-type="float" office:value="571.95" calcext:value-type="float">
            <text:p>571.95</text:p>
          </table:table-cell>
          <table:table-cell office:value-type="float" office:value="1567.61" calcext:value-type="float">
            <text:p>1567.61</text:p>
          </table:table-cell>
          <table:table-cell office:value-type="float" office:value="1840" calcext:value-type="float">
            <text:p>1840</text:p>
          </table:table-cell>
        </table:table-row>
        <table:table-row table:style-name="ro1">
          <table:table-cell office:value-type="float" office:value="11311184" calcext:value-type="float">
            <text:p>11311184</text:p>
          </table:table-cell>
          <table:table-cell table:formula="of:=[.A709]/1000/(60*60*24)" office:value-type="time" office:time-value="PT03H08M31.184S" calcext:value-type="time">
            <text:p>03:08:31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2.09" calcext:value-type="float">
            <text:p>572.09</text:p>
          </table:table-cell>
          <table:table-cell office:value-type="float" office:value="1569.83" calcext:value-type="float">
            <text:p>1569.83</text:p>
          </table:table-cell>
          <table:table-cell office:value-type="float" office:value="1842.54" calcext:value-type="float">
            <text:p>1842.54</text:p>
          </table:table-cell>
        </table:table-row>
        <table:table-row table:style-name="ro1">
          <table:table-cell office:value-type="float" office:value="11327184" calcext:value-type="float">
            <text:p>11327184</text:p>
          </table:table-cell>
          <table:table-cell table:formula="of:=[.A710]/1000/(60*60*24)" office:value-type="time" office:time-value="PT03H08M47.184S" calcext:value-type="time">
            <text:p>03:08:47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2.1" calcext:value-type="float">
            <text:p>572.1</text:p>
          </table:table-cell>
          <table:table-cell office:value-type="float" office:value="1572.06" calcext:value-type="float">
            <text:p>1572.06</text:p>
          </table:table-cell>
          <table:table-cell office:value-type="float" office:value="1845.08" calcext:value-type="float">
            <text:p>1845.08</text:p>
          </table:table-cell>
        </table:table-row>
        <table:table-row table:style-name="ro1">
          <table:table-cell office:value-type="float" office:value="11343184" calcext:value-type="float">
            <text:p>11343184</text:p>
          </table:table-cell>
          <table:table-cell table:formula="of:=[.A711]/1000/(60*60*24)" office:value-type="time" office:time-value="PT03H09M03.184S" calcext:value-type="time">
            <text:p>03:09:03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2.09" calcext:value-type="float">
            <text:p>572.09</text:p>
          </table:table-cell>
          <table:table-cell office:value-type="float" office:value="1574.29" calcext:value-type="float">
            <text:p>1574.29</text:p>
          </table:table-cell>
          <table:table-cell office:value-type="float" office:value="1847.63" calcext:value-type="float">
            <text:p>1847.63</text:p>
          </table:table-cell>
        </table:table-row>
        <table:table-row table:style-name="ro1">
          <table:table-cell office:value-type="float" office:value="11359184" calcext:value-type="float">
            <text:p>11359184</text:p>
          </table:table-cell>
          <table:table-cell table:formula="of:=[.A712]/1000/(60*60*24)" office:value-type="time" office:time-value="PT03H09M19.184S" calcext:value-type="time">
            <text:p>03:09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576.51" calcext:value-type="float">
            <text:p>1576.51</text:p>
          </table:table-cell>
          <table:table-cell office:value-type="float" office:value="1850.16" calcext:value-type="float">
            <text:p>1850.16</text:p>
          </table:table-cell>
        </table:table-row>
        <table:table-row table:style-name="ro1">
          <table:table-cell office:value-type="float" office:value="11375184" calcext:value-type="float">
            <text:p>11375184</text:p>
          </table:table-cell>
          <table:table-cell table:formula="of:=[.A713]/1000/(60*60*24)" office:value-type="time" office:time-value="PT03H09M35.184S" calcext:value-type="time">
            <text:p>03:09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8" calcext:value-type="float">
            <text:p>570.18</text:p>
          </table:table-cell>
          <table:table-cell office:value-type="float" office:value="1578.73" calcext:value-type="float">
            <text:p>1578.73</text:p>
          </table:table-cell>
          <table:table-cell office:value-type="float" office:value="1852.7" calcext:value-type="float">
            <text:p>1852.7</text:p>
          </table:table-cell>
        </table:table-row>
        <table:table-row table:style-name="ro1">
          <table:table-cell office:value-type="float" office:value="11391184" calcext:value-type="float">
            <text:p>11391184</text:p>
          </table:table-cell>
          <table:table-cell table:formula="of:=[.A714]/1000/(60*60*24)" office:value-type="time" office:time-value="PT03H09M51.184S" calcext:value-type="time">
            <text:p>03:09:5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21" calcext:value-type="float">
            <text:p>570.21</text:p>
          </table:table-cell>
          <table:table-cell office:value-type="float" office:value="1580.95" calcext:value-type="float">
            <text:p>1580.95</text:p>
          </table:table-cell>
          <table:table-cell office:value-type="float" office:value="1855.23" calcext:value-type="float">
            <text:p>1855.23</text:p>
          </table:table-cell>
        </table:table-row>
        <table:table-row table:style-name="ro1">
          <table:table-cell office:value-type="float" office:value="11407184" calcext:value-type="float">
            <text:p>11407184</text:p>
          </table:table-cell>
          <table:table-cell table:formula="of:=[.A715]/1000/(60*60*24)" office:value-type="time" office:time-value="PT03H10M07.184S" calcext:value-type="time">
            <text:p>03:10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8" calcext:value-type="float">
            <text:p>570.18</text:p>
          </table:table-cell>
          <table:table-cell office:value-type="float" office:value="1583.17" calcext:value-type="float">
            <text:p>1583.17</text:p>
          </table:table-cell>
          <table:table-cell office:value-type="float" office:value="1857.76" calcext:value-type="float">
            <text:p>1857.76</text:p>
          </table:table-cell>
        </table:table-row>
        <table:table-row table:style-name="ro1">
          <table:table-cell office:value-type="float" office:value="11423185" calcext:value-type="float">
            <text:p>11423185</text:p>
          </table:table-cell>
          <table:table-cell table:formula="of:=[.A716]/1000/(60*60*24)" office:value-type="time" office:time-value="PT03H10M23.185S" calcext:value-type="time">
            <text:p>03:10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6" calcext:value-type="float">
            <text:p>499.6</text:p>
          </table:table-cell>
          <table:table-cell office:value-type="float" office:value="570.51" calcext:value-type="float">
            <text:p>570.51</text:p>
          </table:table-cell>
          <table:table-cell office:value-type="float" office:value="1585.39" calcext:value-type="float">
            <text:p>1585.39</text:p>
          </table:table-cell>
          <table:table-cell office:value-type="float" office:value="1860.3" calcext:value-type="float">
            <text:p>1860.3</text:p>
          </table:table-cell>
        </table:table-row>
        <table:table-row table:style-name="ro1">
          <table:table-cell office:value-type="float" office:value="11439184" calcext:value-type="float">
            <text:p>11439184</text:p>
          </table:table-cell>
          <table:table-cell table:formula="of:=[.A717]/1000/(60*60*24)" office:value-type="time" office:time-value="PT03H10M39.184S" calcext:value-type="time">
            <text:p>03:10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70.43" calcext:value-type="float">
            <text:p>570.43</text:p>
          </table:table-cell>
          <table:table-cell office:value-type="float" office:value="1587.61" calcext:value-type="float">
            <text:p>1587.61</text:p>
          </table:table-cell>
          <table:table-cell office:value-type="float" office:value="1862.83" calcext:value-type="float">
            <text:p>1862.83</text:p>
          </table:table-cell>
        </table:table-row>
        <table:table-row table:style-name="ro1">
          <table:table-cell office:value-type="float" office:value="11455184" calcext:value-type="float">
            <text:p>11455184</text:p>
          </table:table-cell>
          <table:table-cell table:formula="of:=[.A718]/1000/(60*60*24)" office:value-type="time" office:time-value="PT03H10M55.184S" calcext:value-type="time">
            <text:p>03:10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70.28" calcext:value-type="float">
            <text:p>570.28</text:p>
          </table:table-cell>
          <table:table-cell office:value-type="float" office:value="1589.83" calcext:value-type="float">
            <text:p>1589.83</text:p>
          </table:table-cell>
          <table:table-cell office:value-type="float" office:value="1865.36" calcext:value-type="float">
            <text:p>1865.36</text:p>
          </table:table-cell>
        </table:table-row>
        <table:table-row table:style-name="ro1">
          <table:table-cell office:value-type="float" office:value="11471184" calcext:value-type="float">
            <text:p>11471184</text:p>
          </table:table-cell>
          <table:table-cell table:formula="of:=[.A719]/1000/(60*60*24)" office:value-type="time" office:time-value="PT03H11M11.184S" calcext:value-type="time">
            <text:p>03:11:1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9" calcext:value-type="float">
            <text:p>568.19</text:p>
          </table:table-cell>
          <table:table-cell office:value-type="float" office:value="1592.05" calcext:value-type="float">
            <text:p>1592.05</text:p>
          </table:table-cell>
          <table:table-cell office:value-type="float" office:value="1867.89" calcext:value-type="float">
            <text:p>1867.89</text:p>
          </table:table-cell>
        </table:table-row>
        <table:table-row table:style-name="ro1">
          <table:table-cell office:value-type="float" office:value="11487185" calcext:value-type="float">
            <text:p>11487185</text:p>
          </table:table-cell>
          <table:table-cell table:formula="of:=[.A720]/1000/(60*60*24)" office:value-type="time" office:time-value="PT03H11M27.185S" calcext:value-type="time">
            <text:p>03:11:27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7.95" calcext:value-type="float">
            <text:p>567.95</text:p>
          </table:table-cell>
          <table:table-cell office:value-type="float" office:value="1594.26" calcext:value-type="float">
            <text:p>1594.26</text:p>
          </table:table-cell>
          <table:table-cell office:value-type="float" office:value="1870.42" calcext:value-type="float">
            <text:p>1870.42</text:p>
          </table:table-cell>
        </table:table-row>
        <table:table-row table:style-name="ro1">
          <table:table-cell office:value-type="float" office:value="11503184" calcext:value-type="float">
            <text:p>11503184</text:p>
          </table:table-cell>
          <table:table-cell table:formula="of:=[.A721]/1000/(60*60*24)" office:value-type="time" office:time-value="PT03H11M43.184S" calcext:value-type="time">
            <text:p>03:11:43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5" calcext:value-type="float">
            <text:p>568.05</text:p>
          </table:table-cell>
          <table:table-cell office:value-type="float" office:value="1596.48" calcext:value-type="float">
            <text:p>1596.48</text:p>
          </table:table-cell>
          <table:table-cell office:value-type="float" office:value="1872.96" calcext:value-type="float">
            <text:p>1872.96</text:p>
          </table:table-cell>
        </table:table-row>
        <table:table-row table:style-name="ro1">
          <table:table-cell office:value-type="float" office:value="11519184" calcext:value-type="float">
            <text:p>11519184</text:p>
          </table:table-cell>
          <table:table-cell table:formula="of:=[.A722]/1000/(60*60*24)" office:value-type="time" office:time-value="PT03H11M59.184S" calcext:value-type="time">
            <text:p>03:11:59</text:p>
          </table:table-cell>
          <table:table-cell office:value-type="float" office:value="1.14" calcext:value-type="float">
            <text:p>1.14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9.96" calcext:value-type="float">
            <text:p>569.96</text:p>
          </table:table-cell>
          <table:table-cell office:value-type="float" office:value="1598.7" calcext:value-type="float">
            <text:p>1598.7</text:p>
          </table:table-cell>
          <table:table-cell office:value-type="float" office:value="1875.48" calcext:value-type="float">
            <text:p>1875.48</text:p>
          </table:table-cell>
        </table:table-row>
        <table:table-row table:style-name="ro1">
          <table:table-cell office:value-type="float" office:value="11535185" calcext:value-type="float">
            <text:p>11535185</text:p>
          </table:table-cell>
          <table:table-cell table:formula="of:=[.A723]/1000/(60*60*24)" office:value-type="time" office:time-value="PT03H12M15.185S" calcext:value-type="time">
            <text:p>03:12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9" calcext:value-type="float">
            <text:p>568.19</text:p>
          </table:table-cell>
          <table:table-cell office:value-type="float" office:value="1600.92" calcext:value-type="float">
            <text:p>1600.92</text:p>
          </table:table-cell>
          <table:table-cell office:value-type="float" office:value="1878.02" calcext:value-type="float">
            <text:p>1878.02</text:p>
          </table:table-cell>
        </table:table-row>
        <table:table-row table:style-name="ro1">
          <table:table-cell office:value-type="float" office:value="11551184" calcext:value-type="float">
            <text:p>11551184</text:p>
          </table:table-cell>
          <table:table-cell table:formula="of:=[.A724]/1000/(60*60*24)" office:value-type="time" office:time-value="PT03H12M31.184S" calcext:value-type="time">
            <text:p>03:12:3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70.19" calcext:value-type="float">
            <text:p>570.19</text:p>
          </table:table-cell>
          <table:table-cell office:value-type="float" office:value="1603.14" calcext:value-type="float">
            <text:p>1603.14</text:p>
          </table:table-cell>
          <table:table-cell office:value-type="float" office:value="1880.55" calcext:value-type="float">
            <text:p>1880.55</text:p>
          </table:table-cell>
        </table:table-row>
        <table:table-row table:style-name="ro1">
          <table:table-cell office:value-type="float" office:value="11567184" calcext:value-type="float">
            <text:p>11567184</text:p>
          </table:table-cell>
          <table:table-cell table:formula="of:=[.A725]/1000/(60*60*24)" office:value-type="time" office:time-value="PT03H12M47.184S" calcext:value-type="time">
            <text:p>03:12:47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1" calcext:value-type="float">
            <text:p>568.41</text:p>
          </table:table-cell>
          <table:table-cell office:value-type="float" office:value="1605.36" calcext:value-type="float">
            <text:p>1605.36</text:p>
          </table:table-cell>
          <table:table-cell office:value-type="float" office:value="1883.07" calcext:value-type="float">
            <text:p>1883.07</text:p>
          </table:table-cell>
        </table:table-row>
        <table:table-row table:style-name="ro1">
          <table:table-cell office:value-type="float" office:value="11583184" calcext:value-type="float">
            <text:p>11583184</text:p>
          </table:table-cell>
          <table:table-cell table:formula="of:=[.A726]/1000/(60*60*24)" office:value-type="time" office:time-value="PT03H13M03.184S" calcext:value-type="time">
            <text:p>03:13:03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607.58" calcext:value-type="float">
            <text:p>1607.58</text:p>
          </table:table-cell>
          <table:table-cell office:value-type="float" office:value="1885.6" calcext:value-type="float">
            <text:p>1885.6</text:p>
          </table:table-cell>
        </table:table-row>
        <table:table-row table:style-name="ro1">
          <table:table-cell office:value-type="float" office:value="11599185" calcext:value-type="float">
            <text:p>11599185</text:p>
          </table:table-cell>
          <table:table-cell table:formula="of:=[.A727]/1000/(60*60*24)" office:value-type="time" office:time-value="PT03H13M19.185S" calcext:value-type="time">
            <text:p>03:13:19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1" calcext:value-type="float">
            <text:p>568.21</text:p>
          </table:table-cell>
          <table:table-cell office:value-type="float" office:value="1609.8" calcext:value-type="float">
            <text:p>1609.8</text:p>
          </table:table-cell>
          <table:table-cell office:value-type="float" office:value="1888.13" calcext:value-type="float">
            <text:p>1888.13</text:p>
          </table:table-cell>
        </table:table-row>
        <table:table-row table:style-name="ro1">
          <table:table-cell office:value-type="float" office:value="11615184" calcext:value-type="float">
            <text:p>11615184</text:p>
          </table:table-cell>
          <table:table-cell table:formula="of:=[.A728]/1000/(60*60*24)" office:value-type="time" office:time-value="PT03H13M35.184S" calcext:value-type="time">
            <text:p>03:13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2" calcext:value-type="float">
            <text:p>568.42</text:p>
          </table:table-cell>
          <table:table-cell office:value-type="float" office:value="1612.02" calcext:value-type="float">
            <text:p>1612.02</text:p>
          </table:table-cell>
          <table:table-cell office:value-type="float" office:value="1890.66" calcext:value-type="float">
            <text:p>1890.66</text:p>
          </table:table-cell>
        </table:table-row>
        <table:table-row table:style-name="ro1">
          <table:table-cell office:value-type="float" office:value="11631184" calcext:value-type="float">
            <text:p>11631184</text:p>
          </table:table-cell>
          <table:table-cell table:formula="of:=[.A729]/1000/(60*60*24)" office:value-type="time" office:time-value="PT03H13M51.184S" calcext:value-type="time">
            <text:p>03:13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2" calcext:value-type="float">
            <text:p>566.42</text:p>
          </table:table-cell>
          <table:table-cell office:value-type="float" office:value="1614.24" calcext:value-type="float">
            <text:p>1614.24</text:p>
          </table:table-cell>
          <table:table-cell office:value-type="float" office:value="1893.19" calcext:value-type="float">
            <text:p>1893.19</text:p>
          </table:table-cell>
        </table:table-row>
        <table:table-row table:style-name="ro1">
          <table:table-cell office:value-type="float" office:value="11647184" calcext:value-type="float">
            <text:p>11647184</text:p>
          </table:table-cell>
          <table:table-cell table:formula="of:=[.A730]/1000/(60*60*24)" office:value-type="time" office:time-value="PT03H14M07.184S" calcext:value-type="time">
            <text:p>03:14:07</text:p>
          </table:table-cell>
          <table:table-cell office:value-type="float" office:value="1.14" calcext:value-type="float">
            <text:p>1.1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8.43" calcext:value-type="float">
            <text:p>568.43</text:p>
          </table:table-cell>
          <table:table-cell office:value-type="float" office:value="1616.46" calcext:value-type="float">
            <text:p>1616.46</text:p>
          </table:table-cell>
          <table:table-cell office:value-type="float" office:value="1895.71" calcext:value-type="float">
            <text:p>1895.71</text:p>
          </table:table-cell>
        </table:table-row>
        <table:table-row table:style-name="ro1">
          <table:table-cell office:value-type="float" office:value="11663185" calcext:value-type="float">
            <text:p>11663185</text:p>
          </table:table-cell>
          <table:table-cell table:formula="of:=[.A731]/1000/(60*60*24)" office:value-type="time" office:time-value="PT03H14M23.185S" calcext:value-type="time">
            <text:p>03:14:23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2" calcext:value-type="float">
            <text:p>568.2</text:p>
          </table:table-cell>
          <table:table-cell office:value-type="float" office:value="1618.68" calcext:value-type="float">
            <text:p>1618.68</text:p>
          </table:table-cell>
          <table:table-cell office:value-type="float" office:value="1898.24" calcext:value-type="float">
            <text:p>1898.24</text:p>
          </table:table-cell>
        </table:table-row>
        <table:table-row table:style-name="ro1">
          <table:table-cell office:value-type="float" office:value="11679184" calcext:value-type="float">
            <text:p>11679184</text:p>
          </table:table-cell>
          <table:table-cell table:formula="of:=[.A732]/1000/(60*60*24)" office:value-type="time" office:time-value="PT03H14M39.184S" calcext:value-type="time">
            <text:p>03:14:39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9" calcext:value-type="float">
            <text:p>568.29</text:p>
          </table:table-cell>
          <table:table-cell office:value-type="float" office:value="1620.9" calcext:value-type="float">
            <text:p>1620.9</text:p>
          </table:table-cell>
          <table:table-cell office:value-type="float" office:value="1900.76" calcext:value-type="float">
            <text:p>1900.76</text:p>
          </table:table-cell>
        </table:table-row>
        <table:table-row table:style-name="ro1">
          <table:table-cell office:value-type="float" office:value="11695184" calcext:value-type="float">
            <text:p>11695184</text:p>
          </table:table-cell>
          <table:table-cell table:formula="of:=[.A733]/1000/(60*60*24)" office:value-type="time" office:time-value="PT03H14M55.184S" calcext:value-type="time">
            <text:p>03:14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4" calcext:value-type="float">
            <text:p>568.04</text:p>
          </table:table-cell>
          <table:table-cell office:value-type="float" office:value="1623.12" calcext:value-type="float">
            <text:p>1623.12</text:p>
          </table:table-cell>
          <table:table-cell office:value-type="float" office:value="1903.29" calcext:value-type="float">
            <text:p>1903.29</text:p>
          </table:table-cell>
        </table:table-row>
        <table:table-row table:style-name="ro1">
          <table:table-cell office:value-type="float" office:value="11711184" calcext:value-type="float">
            <text:p>11711184</text:p>
          </table:table-cell>
          <table:table-cell table:formula="of:=[.A734]/1000/(60*60*24)" office:value-type="time" office:time-value="PT03H15M11.184S" calcext:value-type="time">
            <text:p>03:15:11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9" calcext:value-type="float">
            <text:p>568.19</text:p>
          </table:table-cell>
          <table:table-cell office:value-type="float" office:value="1625.34" calcext:value-type="float">
            <text:p>1625.34</text:p>
          </table:table-cell>
          <table:table-cell office:value-type="float" office:value="1905.81" calcext:value-type="float">
            <text:p>1905.81</text:p>
          </table:table-cell>
        </table:table-row>
        <table:table-row table:style-name="ro1">
          <table:table-cell office:value-type="float" office:value="11727184" calcext:value-type="float">
            <text:p>11727184</text:p>
          </table:table-cell>
          <table:table-cell table:formula="of:=[.A735]/1000/(60*60*24)" office:value-type="time" office:time-value="PT03H15M27.184S" calcext:value-type="time">
            <text:p>03:15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627.56" calcext:value-type="float">
            <text:p>1627.56</text:p>
          </table:table-cell>
          <table:table-cell office:value-type="float" office:value="1908.34" calcext:value-type="float">
            <text:p>1908.34</text:p>
          </table:table-cell>
        </table:table-row>
        <table:table-row table:style-name="ro1">
          <table:table-cell office:value-type="float" office:value="11743184" calcext:value-type="float">
            <text:p>11743184</text:p>
          </table:table-cell>
          <table:table-cell table:formula="of:=[.A736]/1000/(60*60*24)" office:value-type="time" office:time-value="PT03H15M43.184S" calcext:value-type="time">
            <text:p>03:15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629.77" calcext:value-type="float">
            <text:p>1629.77</text:p>
          </table:table-cell>
          <table:table-cell office:value-type="float" office:value="1910.86" calcext:value-type="float">
            <text:p>1910.86</text:p>
          </table:table-cell>
        </table:table-row>
        <table:table-row table:style-name="ro1">
          <table:table-cell office:value-type="float" office:value="11759184" calcext:value-type="float">
            <text:p>11759184</text:p>
          </table:table-cell>
          <table:table-cell table:formula="of:=[.A737]/1000/(60*60*24)" office:value-type="time" office:time-value="PT03H15M59.184S" calcext:value-type="time">
            <text:p>03:15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3" calcext:value-type="float">
            <text:p>566.3</text:p>
          </table:table-cell>
          <table:table-cell office:value-type="float" office:value="1631.99" calcext:value-type="float">
            <text:p>1631.99</text:p>
          </table:table-cell>
          <table:table-cell office:value-type="float" office:value="1913.39" calcext:value-type="float">
            <text:p>1913.39</text:p>
          </table:table-cell>
        </table:table-row>
        <table:table-row table:style-name="ro1">
          <table:table-cell office:value-type="float" office:value="11775184" calcext:value-type="float">
            <text:p>11775184</text:p>
          </table:table-cell>
          <table:table-cell table:formula="of:=[.A738]/1000/(60*60*24)" office:value-type="time" office:time-value="PT03H16M15.184S" calcext:value-type="time">
            <text:p>03:16:15</text:p>
          </table:table-cell>
          <table:table-cell office:value-type="float" office:value="1.14" calcext:value-type="float">
            <text:p>1.14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8.19" calcext:value-type="float">
            <text:p>568.19</text:p>
          </table:table-cell>
          <table:table-cell office:value-type="float" office:value="1634.21" calcext:value-type="float">
            <text:p>1634.21</text:p>
          </table:table-cell>
          <table:table-cell office:value-type="float" office:value="1915.91" calcext:value-type="float">
            <text:p>1915.91</text:p>
          </table:table-cell>
        </table:table-row>
        <table:table-row table:style-name="ro1">
          <table:table-cell office:value-type="float" office:value="11791184" calcext:value-type="float">
            <text:p>11791184</text:p>
          </table:table-cell>
          <table:table-cell table:formula="of:=[.A739]/1000/(60*60*24)" office:value-type="time" office:time-value="PT03H16M31.184S" calcext:value-type="time">
            <text:p>03:16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7" calcext:value-type="float">
            <text:p>566.07</text:p>
          </table:table-cell>
          <table:table-cell office:value-type="float" office:value="1636.43" calcext:value-type="float">
            <text:p>1636.43</text:p>
          </table:table-cell>
          <table:table-cell office:value-type="float" office:value="1918.43" calcext:value-type="float">
            <text:p>1918.43</text:p>
          </table:table-cell>
        </table:table-row>
        <table:table-row table:style-name="ro1">
          <table:table-cell office:value-type="float" office:value="11807184" calcext:value-type="float">
            <text:p>11807184</text:p>
          </table:table-cell>
          <table:table-cell table:formula="of:=[.A740]/1000/(60*60*24)" office:value-type="time" office:time-value="PT03H16M47.184S" calcext:value-type="time">
            <text:p>03:16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638.65" calcext:value-type="float">
            <text:p>1638.65</text:p>
          </table:table-cell>
          <table:table-cell office:value-type="float" office:value="1920.95" calcext:value-type="float">
            <text:p>1920.95</text:p>
          </table:table-cell>
        </table:table-row>
        <table:table-row table:style-name="ro1">
          <table:table-cell office:value-type="float" office:value="11823184" calcext:value-type="float">
            <text:p>11823184</text:p>
          </table:table-cell>
          <table:table-cell table:formula="of:=[.A741]/1000/(60*60*24)" office:value-type="time" office:time-value="PT03H17M03.184S" calcext:value-type="time">
            <text:p>03:17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6" calcext:value-type="float">
            <text:p>566.06</text:p>
          </table:table-cell>
          <table:table-cell office:value-type="float" office:value="1640.87" calcext:value-type="float">
            <text:p>1640.87</text:p>
          </table:table-cell>
          <table:table-cell office:value-type="float" office:value="1923.48" calcext:value-type="float">
            <text:p>1923.48</text:p>
          </table:table-cell>
        </table:table-row>
        <table:table-row table:style-name="ro1">
          <table:table-cell office:value-type="float" office:value="11839185" calcext:value-type="float">
            <text:p>11839185</text:p>
          </table:table-cell>
          <table:table-cell table:formula="of:=[.A742]/1000/(60*60*24)" office:value-type="time" office:time-value="PT03H17M19.185S" calcext:value-type="time">
            <text:p>03:17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7" calcext:value-type="float">
            <text:p>566.27</text:p>
          </table:table-cell>
          <table:table-cell office:value-type="float" office:value="1643.09" calcext:value-type="float">
            <text:p>1643.09</text:p>
          </table:table-cell>
          <table:table-cell office:value-type="float" office:value="1926" calcext:value-type="float">
            <text:p>1926</text:p>
          </table:table-cell>
        </table:table-row>
        <table:table-row table:style-name="ro1">
          <table:table-cell office:value-type="float" office:value="11855184" calcext:value-type="float">
            <text:p>11855184</text:p>
          </table:table-cell>
          <table:table-cell table:formula="of:=[.A743]/1000/(60*60*24)" office:value-type="time" office:time-value="PT03H17M35.184S" calcext:value-type="time">
            <text:p>03:17:35</text:p>
          </table:table-cell>
          <table:table-cell office:value-type="float" office:value="1.14" calcext:value-type="float">
            <text:p>1.14</text:p>
          </table:table-cell>
          <table:table-cell office:value-type="float" office:value="499.2" calcext:value-type="float">
            <text:p>499.2</text:p>
          </table:table-cell>
          <table:table-cell office:value-type="float" office:value="568.05" calcext:value-type="float">
            <text:p>568.05</text:p>
          </table:table-cell>
          <table:table-cell office:value-type="float" office:value="1645.31" calcext:value-type="float">
            <text:p>1645.31</text:p>
          </table:table-cell>
          <table:table-cell office:value-type="float" office:value="1928.52" calcext:value-type="float">
            <text:p>1928.52</text:p>
          </table:table-cell>
        </table:table-row>
        <table:table-row table:style-name="ro1">
          <table:table-cell office:value-type="float" office:value="11871184" calcext:value-type="float">
            <text:p>11871184</text:p>
          </table:table-cell>
          <table:table-cell table:formula="of:=[.A744]/1000/(60*60*24)" office:value-type="time" office:time-value="PT03H17M51.184S" calcext:value-type="time">
            <text:p>03:17:51</text:p>
          </table:table-cell>
          <table:table-cell office:value-type="float" office:value="1.14" calcext:value-type="float">
            <text:p>1.14</text:p>
          </table:table-cell>
          <table:table-cell office:value-type="float" office:value="500.92" calcext:value-type="float">
            <text:p>500.92</text:p>
          </table:table-cell>
          <table:table-cell office:value-type="float" office:value="570.09" calcext:value-type="float">
            <text:p>570.09</text:p>
          </table:table-cell>
          <table:table-cell office:value-type="float" office:value="1647.53" calcext:value-type="float">
            <text:p>1647.53</text:p>
          </table:table-cell>
          <table:table-cell office:value-type="float" office:value="1931.04" calcext:value-type="float">
            <text:p>1931.04</text:p>
          </table:table-cell>
        </table:table-row>
        <table:table-row table:style-name="ro1">
          <table:table-cell office:value-type="float" office:value="11887184" calcext:value-type="float">
            <text:p>11887184</text:p>
          </table:table-cell>
          <table:table-cell table:formula="of:=[.A745]/1000/(60*60*24)" office:value-type="time" office:time-value="PT03H18M07.184S" calcext:value-type="time">
            <text:p>03:18:07</text:p>
          </table:table-cell>
          <table:table-cell office:value-type="float" office:value="1.13" calcext:value-type="float">
            <text:p>1.13</text:p>
          </table:table-cell>
          <table:table-cell office:value-type="float" office:value="500.92" calcext:value-type="float">
            <text:p>500.92</text:p>
          </table:table-cell>
          <table:table-cell office:value-type="float" office:value="568.09" calcext:value-type="float">
            <text:p>568.09</text:p>
          </table:table-cell>
          <table:table-cell office:value-type="float" office:value="1649.76" calcext:value-type="float">
            <text:p>1649.76</text:p>
          </table:table-cell>
          <table:table-cell office:value-type="float" office:value="1933.56" calcext:value-type="float">
            <text:p>1933.56</text:p>
          </table:table-cell>
        </table:table-row>
        <table:table-row table:style-name="ro1">
          <table:table-cell office:value-type="float" office:value="11903184" calcext:value-type="float">
            <text:p>11903184</text:p>
          </table:table-cell>
          <table:table-cell table:formula="of:=[.A746]/1000/(60*60*24)" office:value-type="time" office:time-value="PT03H18M23.184S" calcext:value-type="time">
            <text:p>03:18:23</text:p>
          </table:table-cell>
          <table:table-cell office:value-type="float" office:value="1.13" calcext:value-type="float">
            <text:p>1.13</text:p>
          </table:table-cell>
          <table:table-cell office:value-type="float" office:value="501" calcext:value-type="float">
            <text:p>501</text:p>
          </table:table-cell>
          <table:table-cell office:value-type="float" office:value="568.16" calcext:value-type="float">
            <text:p>568.16</text:p>
          </table:table-cell>
          <table:table-cell office:value-type="float" office:value="1651.98" calcext:value-type="float">
            <text:p>1651.98</text:p>
          </table:table-cell>
          <table:table-cell office:value-type="float" office:value="1936.09" calcext:value-type="float">
            <text:p>1936.09</text:p>
          </table:table-cell>
        </table:table-row>
        <table:table-row table:style-name="ro1">
          <table:table-cell office:value-type="float" office:value="11919184" calcext:value-type="float">
            <text:p>11919184</text:p>
          </table:table-cell>
          <table:table-cell table:formula="of:=[.A747]/1000/(60*60*24)" office:value-type="time" office:time-value="PT03H18M39.184S" calcext:value-type="time">
            <text:p>03:18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654.21" calcext:value-type="float">
            <text:p>1654.21</text:p>
          </table:table-cell>
          <table:table-cell office:value-type="float" office:value="1938.62" calcext:value-type="float">
            <text:p>1938.62</text:p>
          </table:table-cell>
        </table:table-row>
        <table:table-row table:style-name="ro1">
          <table:table-cell office:value-type="float" office:value="11935184" calcext:value-type="float">
            <text:p>11935184</text:p>
          </table:table-cell>
          <table:table-cell table:formula="of:=[.A748]/1000/(60*60*24)" office:value-type="time" office:time-value="PT03H18M55.184S" calcext:value-type="time">
            <text:p>03:18:55</text:p>
          </table:table-cell>
          <table:table-cell office:value-type="float" office:value="1.14" calcext:value-type="float">
            <text:p>1.14</text:p>
          </table:table-cell>
          <table:table-cell office:value-type="float" office:value="499.4" calcext:value-type="float">
            <text:p>499.4</text:p>
          </table:table-cell>
          <table:table-cell office:value-type="float" office:value="568.28" calcext:value-type="float">
            <text:p>568.28</text:p>
          </table:table-cell>
          <table:table-cell office:value-type="float" office:value="1656.42" calcext:value-type="float">
            <text:p>1656.42</text:p>
          </table:table-cell>
          <table:table-cell office:value-type="float" office:value="1941.13" calcext:value-type="float">
            <text:p>1941.13</text:p>
          </table:table-cell>
        </table:table-row>
        <table:table-row table:style-name="ro1">
          <table:table-cell office:value-type="float" office:value="11951184" calcext:value-type="float">
            <text:p>11951184</text:p>
          </table:table-cell>
          <table:table-cell table:formula="of:=[.A749]/1000/(60*60*24)" office:value-type="time" office:time-value="PT03H19M11.184S" calcext:value-type="time">
            <text:p>03:19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9" calcext:value-type="float">
            <text:p>566.29</text:p>
          </table:table-cell>
          <table:table-cell office:value-type="float" office:value="1658.64" calcext:value-type="float">
            <text:p>1658.64</text:p>
          </table:table-cell>
          <table:table-cell office:value-type="float" office:value="1943.65" calcext:value-type="float">
            <text:p>1943.65</text:p>
          </table:table-cell>
        </table:table-row>
        <table:table-row table:style-name="ro1">
          <table:table-cell office:value-type="float" office:value="11967184" calcext:value-type="float">
            <text:p>11967184</text:p>
          </table:table-cell>
          <table:table-cell table:formula="of:=[.A750]/1000/(60*60*24)" office:value-type="time" office:time-value="PT03H19M27.184S" calcext:value-type="time">
            <text:p>03:19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8" calcext:value-type="float">
            <text:p>566.28</text:p>
          </table:table-cell>
          <table:table-cell office:value-type="float" office:value="1660.86" calcext:value-type="float">
            <text:p>1660.86</text:p>
          </table:table-cell>
          <table:table-cell office:value-type="float" office:value="1946.17" calcext:value-type="float">
            <text:p>1946.17</text:p>
          </table:table-cell>
        </table:table-row>
        <table:table-row table:style-name="ro1">
          <table:table-cell office:value-type="float" office:value="11983185" calcext:value-type="float">
            <text:p>11983185</text:p>
          </table:table-cell>
          <table:table-cell table:formula="of:=[.A751]/1000/(60*60*24)" office:value-type="time" office:time-value="PT03H19M43.185S" calcext:value-type="time">
            <text:p>03:19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7" calcext:value-type="float">
            <text:p>566.07</text:p>
          </table:table-cell>
          <table:table-cell office:value-type="float" office:value="1663.08" calcext:value-type="float">
            <text:p>1663.08</text:p>
          </table:table-cell>
          <table:table-cell office:value-type="float" office:value="1948.69" calcext:value-type="float">
            <text:p>1948.69</text:p>
          </table:table-cell>
        </table:table-row>
        <table:table-row table:style-name="ro1">
          <table:table-cell office:value-type="float" office:value="11999185" calcext:value-type="float">
            <text:p>11999185</text:p>
          </table:table-cell>
          <table:table-cell table:formula="of:=[.A752]/1000/(60*60*24)" office:value-type="time" office:time-value="PT03H19M59.185S" calcext:value-type="time">
            <text:p>03:19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665.3" calcext:value-type="float">
            <text:p>1665.3</text:p>
          </table:table-cell>
          <table:table-cell office:value-type="float" office:value="1951.2" calcext:value-type="float">
            <text:p>1951.2</text:p>
          </table:table-cell>
        </table:table-row>
        <table:table-row table:style-name="ro1">
          <table:table-cell office:value-type="float" office:value="12015184" calcext:value-type="float">
            <text:p>12015184</text:p>
          </table:table-cell>
          <table:table-cell table:formula="of:=[.A753]/1000/(60*60*24)" office:value-type="time" office:time-value="PT03H20M15.184S" calcext:value-type="time">
            <text:p>03:20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6" calcext:value-type="float">
            <text:p>566.06</text:p>
          </table:table-cell>
          <table:table-cell office:value-type="float" office:value="1667.52" calcext:value-type="float">
            <text:p>1667.52</text:p>
          </table:table-cell>
          <table:table-cell office:value-type="float" office:value="1953.72" calcext:value-type="float">
            <text:p>1953.72</text:p>
          </table:table-cell>
        </table:table-row>
        <table:table-row table:style-name="ro1">
          <table:table-cell office:value-type="float" office:value="12031184" calcext:value-type="float">
            <text:p>12031184</text:p>
          </table:table-cell>
          <table:table-cell table:formula="of:=[.A754]/1000/(60*60*24)" office:value-type="time" office:time-value="PT03H20M31.184S" calcext:value-type="time">
            <text:p>03:20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8" calcext:value-type="float">
            <text:p>566.18</text:p>
          </table:table-cell>
          <table:table-cell office:value-type="float" office:value="1669.74" calcext:value-type="float">
            <text:p>1669.74</text:p>
          </table:table-cell>
          <table:table-cell office:value-type="float" office:value="1956.24" calcext:value-type="float">
            <text:p>1956.24</text:p>
          </table:table-cell>
        </table:table-row>
        <table:table-row table:style-name="ro1">
          <table:table-cell office:value-type="float" office:value="12047184" calcext:value-type="float">
            <text:p>12047184</text:p>
          </table:table-cell>
          <table:table-cell table:formula="of:=[.A755]/1000/(60*60*24)" office:value-type="time" office:time-value="PT03H20M47.184S" calcext:value-type="time">
            <text:p>03:20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6" calcext:value-type="float">
            <text:p>566.06</text:p>
          </table:table-cell>
          <table:table-cell office:value-type="float" office:value="1671.96" calcext:value-type="float">
            <text:p>1671.96</text:p>
          </table:table-cell>
          <table:table-cell office:value-type="float" office:value="1958.75" calcext:value-type="float">
            <text:p>1958.75</text:p>
          </table:table-cell>
        </table:table-row>
        <table:table-row table:style-name="ro1">
          <table:table-cell office:value-type="float" office:value="12063185" calcext:value-type="float">
            <text:p>12063185</text:p>
          </table:table-cell>
          <table:table-cell table:formula="of:=[.A756]/1000/(60*60*24)" office:value-type="time" office:time-value="PT03H21M03.185S" calcext:value-type="time">
            <text:p>03:21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6" calcext:value-type="float">
            <text:p>564.06</text:p>
          </table:table-cell>
          <table:table-cell office:value-type="float" office:value="1674.18" calcext:value-type="float">
            <text:p>1674.18</text:p>
          </table:table-cell>
          <table:table-cell office:value-type="float" office:value="1961.27" calcext:value-type="float">
            <text:p>1961.27</text:p>
          </table:table-cell>
        </table:table-row>
        <table:table-row table:style-name="ro1">
          <table:table-cell office:value-type="float" office:value="12079184" calcext:value-type="float">
            <text:p>12079184</text:p>
          </table:table-cell>
          <table:table-cell table:formula="of:=[.A757]/1000/(60*60*24)" office:value-type="time" office:time-value="PT03H21M19.184S" calcext:value-type="time">
            <text:p>03:21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1" calcext:value-type="float">
            <text:p>566.41</text:p>
          </table:table-cell>
          <table:table-cell office:value-type="float" office:value="1676.4" calcext:value-type="float">
            <text:p>1676.4</text:p>
          </table:table-cell>
          <table:table-cell office:value-type="float" office:value="1963.78" calcext:value-type="float">
            <text:p>1963.78</text:p>
          </table:table-cell>
        </table:table-row>
        <table:table-row table:style-name="ro1">
          <table:table-cell office:value-type="float" office:value="12095185" calcext:value-type="float">
            <text:p>12095185</text:p>
          </table:table-cell>
          <table:table-cell table:formula="of:=[.A758]/1000/(60*60*24)" office:value-type="time" office:time-value="PT03H21M35.185S" calcext:value-type="time">
            <text:p>03:21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5" calcext:value-type="float">
            <text:p>566.05</text:p>
          </table:table-cell>
          <table:table-cell office:value-type="float" office:value="1678.62" calcext:value-type="float">
            <text:p>1678.62</text:p>
          </table:table-cell>
          <table:table-cell office:value-type="float" office:value="1966.3" calcext:value-type="float">
            <text:p>1966.3</text:p>
          </table:table-cell>
        </table:table-row>
        <table:table-row table:style-name="ro1">
          <table:table-cell office:value-type="float" office:value="12111184" calcext:value-type="float">
            <text:p>12111184</text:p>
          </table:table-cell>
          <table:table-cell table:formula="of:=[.A759]/1000/(60*60*24)" office:value-type="time" office:time-value="PT03H21M51.184S" calcext:value-type="time">
            <text:p>03:21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7" calcext:value-type="float">
            <text:p>566.07</text:p>
          </table:table-cell>
          <table:table-cell office:value-type="float" office:value="1680.84" calcext:value-type="float">
            <text:p>1680.84</text:p>
          </table:table-cell>
          <table:table-cell office:value-type="float" office:value="1968.81" calcext:value-type="float">
            <text:p>1968.81</text:p>
          </table:table-cell>
        </table:table-row>
        <table:table-row table:style-name="ro1">
          <table:table-cell office:value-type="float" office:value="12127184" calcext:value-type="float">
            <text:p>12127184</text:p>
          </table:table-cell>
          <table:table-cell table:formula="of:=[.A760]/1000/(60*60*24)" office:value-type="time" office:time-value="PT03H22M07.184S" calcext:value-type="time">
            <text:p>03:22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6.19" calcext:value-type="float">
            <text:p>566.19</text:p>
          </table:table-cell>
          <table:table-cell office:value-type="float" office:value="1683.06" calcext:value-type="float">
            <text:p>1683.06</text:p>
          </table:table-cell>
          <table:table-cell office:value-type="float" office:value="1971.33" calcext:value-type="float">
            <text:p>1971.33</text:p>
          </table:table-cell>
        </table:table-row>
        <table:table-row table:style-name="ro1">
          <table:table-cell office:value-type="float" office:value="12143184" calcext:value-type="float">
            <text:p>12143184</text:p>
          </table:table-cell>
          <table:table-cell table:formula="of:=[.A761]/1000/(60*60*24)" office:value-type="time" office:time-value="PT03H22M23.184S" calcext:value-type="time">
            <text:p>03:22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1" calcext:value-type="float">
            <text:p>566.41</text:p>
          </table:table-cell>
          <table:table-cell office:value-type="float" office:value="1685.28" calcext:value-type="float">
            <text:p>1685.28</text:p>
          </table:table-cell>
          <table:table-cell office:value-type="float" office:value="1973.84" calcext:value-type="float">
            <text:p>1973.84</text:p>
          </table:table-cell>
        </table:table-row>
        <table:table-row table:style-name="ro1">
          <table:table-cell office:value-type="float" office:value="12159184" calcext:value-type="float">
            <text:p>12159184</text:p>
          </table:table-cell>
          <table:table-cell table:formula="of:=[.A762]/1000/(60*60*24)" office:value-type="time" office:time-value="PT03H22M39.184S" calcext:value-type="time">
            <text:p>03:22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6.27" calcext:value-type="float">
            <text:p>566.27</text:p>
          </table:table-cell>
          <table:table-cell office:value-type="float" office:value="1687.49" calcext:value-type="float">
            <text:p>1687.49</text:p>
          </table:table-cell>
          <table:table-cell office:value-type="float" office:value="1976.35" calcext:value-type="float">
            <text:p>1976.35</text:p>
          </table:table-cell>
        </table:table-row>
        <table:table-row table:style-name="ro1">
          <table:table-cell office:value-type="float" office:value="12175185" calcext:value-type="float">
            <text:p>12175185</text:p>
          </table:table-cell>
          <table:table-cell table:formula="of:=[.A763]/1000/(60*60*24)" office:value-type="time" office:time-value="PT03H22M55.185S" calcext:value-type="time">
            <text:p>03:22:55</text:p>
          </table:table-cell>
          <table:table-cell office:value-type="float" office:value="1.13" calcext:value-type="float">
            <text:p>1.13</text:p>
          </table:table-cell>
          <table:table-cell office:value-type="float" office:value="500.52" calcext:value-type="float">
            <text:p>500.52</text:p>
          </table:table-cell>
          <table:table-cell office:value-type="float" office:value="565.62" calcext:value-type="float">
            <text:p>565.62</text:p>
          </table:table-cell>
          <table:table-cell office:value-type="float" office:value="1689.72" calcext:value-type="float">
            <text:p>1689.72</text:p>
          </table:table-cell>
          <table:table-cell office:value-type="float" office:value="1978.87" calcext:value-type="float">
            <text:p>1978.87</text:p>
          </table:table-cell>
        </table:table-row>
        <table:table-row table:style-name="ro1">
          <table:table-cell office:value-type="float" office:value="12191184" calcext:value-type="float">
            <text:p>12191184</text:p>
          </table:table-cell>
          <table:table-cell table:formula="of:=[.A764]/1000/(60*60*24)" office:value-type="time" office:time-value="PT03H23M11.184S" calcext:value-type="time">
            <text:p>03:23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5.96" calcext:value-type="float">
            <text:p>565.96</text:p>
          </table:table-cell>
          <table:table-cell office:value-type="float" office:value="1691.94" calcext:value-type="float">
            <text:p>1691.94</text:p>
          </table:table-cell>
          <table:table-cell office:value-type="float" office:value="1981.38" calcext:value-type="float">
            <text:p>1981.38</text:p>
          </table:table-cell>
        </table:table-row>
        <table:table-row table:style-name="ro1">
          <table:table-cell office:value-type="float" office:value="12207184" calcext:value-type="float">
            <text:p>12207184</text:p>
          </table:table-cell>
          <table:table-cell table:formula="of:=[.A765]/1000/(60*60*24)" office:value-type="time" office:time-value="PT03H23M27.184S" calcext:value-type="time">
            <text:p>03:23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19" calcext:value-type="float">
            <text:p>564.19</text:p>
          </table:table-cell>
          <table:table-cell office:value-type="float" office:value="1694.16" calcext:value-type="float">
            <text:p>1694.16</text:p>
          </table:table-cell>
          <table:table-cell office:value-type="float" office:value="1983.9" calcext:value-type="float">
            <text:p>1983.9</text:p>
          </table:table-cell>
        </table:table-row>
        <table:table-row table:style-name="ro1">
          <table:table-cell office:value-type="float" office:value="12223184" calcext:value-type="float">
            <text:p>12223184</text:p>
          </table:table-cell>
          <table:table-cell table:formula="of:=[.A766]/1000/(60*60*24)" office:value-type="time" office:time-value="PT03H23M43.184S" calcext:value-type="time">
            <text:p>03:23:43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3.86" calcext:value-type="float">
            <text:p>563.86</text:p>
          </table:table-cell>
          <table:table-cell office:value-type="float" office:value="1696.38" calcext:value-type="float">
            <text:p>1696.38</text:p>
          </table:table-cell>
          <table:table-cell office:value-type="float" office:value="1986.41" calcext:value-type="float">
            <text:p>1986.41</text:p>
          </table:table-cell>
        </table:table-row>
        <table:table-row table:style-name="ro1">
          <table:table-cell office:value-type="float" office:value="12239185" calcext:value-type="float">
            <text:p>12239185</text:p>
          </table:table-cell>
          <table:table-cell table:formula="of:=[.A767]/1000/(60*60*24)" office:value-type="time" office:time-value="PT03H23M59.185S" calcext:value-type="time">
            <text:p>03:23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18" calcext:value-type="float">
            <text:p>564.18</text:p>
          </table:table-cell>
          <table:table-cell office:value-type="float" office:value="1698.6" calcext:value-type="float">
            <text:p>1698.6</text:p>
          </table:table-cell>
          <table:table-cell office:value-type="float" office:value="1988.92" calcext:value-type="float">
            <text:p>1988.92</text:p>
          </table:table-cell>
        </table:table-row>
        <table:table-row table:style-name="ro1">
          <table:table-cell office:value-type="float" office:value="12255185" calcext:value-type="float">
            <text:p>12255185</text:p>
          </table:table-cell>
          <table:table-cell table:formula="of:=[.A768]/1000/(60*60*24)" office:value-type="time" office:time-value="PT03H24M15.185S" calcext:value-type="time">
            <text:p>03:24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4" calcext:value-type="float">
            <text:p>566.04</text:p>
          </table:table-cell>
          <table:table-cell office:value-type="float" office:value="1700.82" calcext:value-type="float">
            <text:p>1700.82</text:p>
          </table:table-cell>
          <table:table-cell office:value-type="float" office:value="1991.43" calcext:value-type="float">
            <text:p>1991.43</text:p>
          </table:table-cell>
        </table:table-row>
        <table:table-row table:style-name="ro1">
          <table:table-cell office:value-type="float" office:value="12271184" calcext:value-type="float">
            <text:p>12271184</text:p>
          </table:table-cell>
          <table:table-cell table:formula="of:=[.A769]/1000/(60*60*24)" office:value-type="time" office:time-value="PT03H24M31.184S" calcext:value-type="time">
            <text:p>03:24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4.51" calcext:value-type="float">
            <text:p>564.51</text:p>
          </table:table-cell>
          <table:table-cell office:value-type="float" office:value="1703.04" calcext:value-type="float">
            <text:p>1703.04</text:p>
          </table:table-cell>
          <table:table-cell office:value-type="float" office:value="1993.94" calcext:value-type="float">
            <text:p>1993.94</text:p>
          </table:table-cell>
        </table:table-row>
        <table:table-row table:style-name="ro1">
          <table:table-cell office:value-type="float" office:value="12287184" calcext:value-type="float">
            <text:p>12287184</text:p>
          </table:table-cell>
          <table:table-cell table:formula="of:=[.A770]/1000/(60*60*24)" office:value-type="time" office:time-value="PT03H24M47.184S" calcext:value-type="time">
            <text:p>03:24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6.42" calcext:value-type="float">
            <text:p>566.42</text:p>
          </table:table-cell>
          <table:table-cell office:value-type="float" office:value="1705.26" calcext:value-type="float">
            <text:p>1705.26</text:p>
          </table:table-cell>
          <table:table-cell office:value-type="float" office:value="1996.45" calcext:value-type="float">
            <text:p>1996.45</text:p>
          </table:table-cell>
        </table:table-row>
        <table:table-row table:style-name="ro1">
          <table:table-cell office:value-type="float" office:value="12303184" calcext:value-type="float">
            <text:p>12303184</text:p>
          </table:table-cell>
          <table:table-cell table:formula="of:=[.A771]/1000/(60*60*24)" office:value-type="time" office:time-value="PT03H25M03.184S" calcext:value-type="time">
            <text:p>03:25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19" calcext:value-type="float">
            <text:p>564.19</text:p>
          </table:table-cell>
          <table:table-cell office:value-type="float" office:value="1707.48" calcext:value-type="float">
            <text:p>1707.48</text:p>
          </table:table-cell>
          <table:table-cell office:value-type="float" office:value="1998.96" calcext:value-type="float">
            <text:p>1998.96</text:p>
          </table:table-cell>
        </table:table-row>
        <table:table-row table:style-name="ro1">
          <table:table-cell office:value-type="float" office:value="12319184" calcext:value-type="float">
            <text:p>12319184</text:p>
          </table:table-cell>
          <table:table-cell table:formula="of:=[.A772]/1000/(60*60*24)" office:value-type="time" office:time-value="PT03H25M19.184S" calcext:value-type="time">
            <text:p>03:25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6.06" calcext:value-type="float">
            <text:p>566.06</text:p>
          </table:table-cell>
          <table:table-cell office:value-type="float" office:value="1709.69" calcext:value-type="float">
            <text:p>1709.69</text:p>
          </table:table-cell>
          <table:table-cell office:value-type="float" office:value="2001.47" calcext:value-type="float">
            <text:p>2001.47</text:p>
          </table:table-cell>
        </table:table-row>
        <table:table-row table:style-name="ro1">
          <table:table-cell office:value-type="float" office:value="12335184" calcext:value-type="float">
            <text:p>12335184</text:p>
          </table:table-cell>
          <table:table-cell table:formula="of:=[.A773]/1000/(60*60*24)" office:value-type="time" office:time-value="PT03H25M35.184S" calcext:value-type="time">
            <text:p>03:25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4.19" calcext:value-type="float">
            <text:p>564.19</text:p>
          </table:table-cell>
          <table:table-cell office:value-type="float" office:value="1711.91" calcext:value-type="float">
            <text:p>1711.91</text:p>
          </table:table-cell>
          <table:table-cell office:value-type="float" office:value="2003.97" calcext:value-type="float">
            <text:p>2003.97</text:p>
          </table:table-cell>
        </table:table-row>
        <table:table-row table:style-name="ro1">
          <table:table-cell office:value-type="float" office:value="12351185" calcext:value-type="float">
            <text:p>12351185</text:p>
          </table:table-cell>
          <table:table-cell table:formula="of:=[.A774]/1000/(60*60*24)" office:value-type="time" office:time-value="PT03H25M51.185S" calcext:value-type="time">
            <text:p>03:25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4.06" calcext:value-type="float">
            <text:p>564.06</text:p>
          </table:table-cell>
          <table:table-cell office:value-type="float" office:value="1714.13" calcext:value-type="float">
            <text:p>1714.13</text:p>
          </table:table-cell>
          <table:table-cell office:value-type="float" office:value="2006.48" calcext:value-type="float">
            <text:p>2006.48</text:p>
          </table:table-cell>
        </table:table-row>
        <table:table-row table:style-name="ro1">
          <table:table-cell office:value-type="float" office:value="12367184" calcext:value-type="float">
            <text:p>12367184</text:p>
          </table:table-cell>
          <table:table-cell table:formula="of:=[.A775]/1000/(60*60*24)" office:value-type="time" office:time-value="PT03H26M07.184S" calcext:value-type="time">
            <text:p>03:26:07</text:p>
          </table:table-cell>
          <table:table-cell office:value-type="float" office:value="1.13" calcext:value-type="float">
            <text:p>1.13</text:p>
          </table:table-cell>
          <table:table-cell office:value-type="float" office:value="498.92" calcext:value-type="float">
            <text:p>498.92</text:p>
          </table:table-cell>
          <table:table-cell office:value-type="float" office:value="563.74" calcext:value-type="float">
            <text:p>563.74</text:p>
          </table:table-cell>
          <table:table-cell office:value-type="float" office:value="1716.35" calcext:value-type="float">
            <text:p>1716.35</text:p>
          </table:table-cell>
          <table:table-cell office:value-type="float" office:value="2008.99" calcext:value-type="float">
            <text:p>2008.99</text:p>
          </table:table-cell>
        </table:table-row>
        <table:table-row table:style-name="ro1">
          <table:table-cell office:value-type="float" office:value="12383184" calcext:value-type="float">
            <text:p>12383184</text:p>
          </table:table-cell>
          <table:table-cell table:formula="of:=[.A776]/1000/(60*60*24)" office:value-type="time" office:time-value="PT03H26M23.184S" calcext:value-type="time">
            <text:p>03:26:23</text:p>
          </table:table-cell>
          <table:table-cell office:value-type="float" office:value="1.13" calcext:value-type="float">
            <text:p>1.13</text:p>
          </table:table-cell>
          <table:table-cell office:value-type="float" office:value="500.6" calcext:value-type="float">
            <text:p>500.6</text:p>
          </table:table-cell>
          <table:table-cell office:value-type="float" office:value="565.73" calcext:value-type="float">
            <text:p>565.73</text:p>
          </table:table-cell>
          <table:table-cell office:value-type="float" office:value="1718.57" calcext:value-type="float">
            <text:p>1718.57</text:p>
          </table:table-cell>
          <table:table-cell office:value-type="float" office:value="2011.49" calcext:value-type="float">
            <text:p>2011.49</text:p>
          </table:table-cell>
        </table:table-row>
        <table:table-row table:style-name="ro1">
          <table:table-cell office:value-type="float" office:value="12399185" calcext:value-type="float">
            <text:p>12399185</text:p>
          </table:table-cell>
          <table:table-cell table:formula="of:=[.A777]/1000/(60*60*24)" office:value-type="time" office:time-value="PT03H26M39.185S" calcext:value-type="time">
            <text:p>03:26:39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3.94" calcext:value-type="float">
            <text:p>563.94</text:p>
          </table:table-cell>
          <table:table-cell office:value-type="float" office:value="1720.8" calcext:value-type="float">
            <text:p>1720.8</text:p>
          </table:table-cell>
          <table:table-cell office:value-type="float" office:value="2014.01" calcext:value-type="float">
            <text:p>2014.01</text:p>
          </table:table-cell>
        </table:table-row>
        <table:table-row table:style-name="ro1">
          <table:table-cell office:value-type="float" office:value="12415184" calcext:value-type="float">
            <text:p>12415184</text:p>
          </table:table-cell>
          <table:table-cell table:formula="of:=[.A778]/1000/(60*60*24)" office:value-type="time" office:time-value="PT03H26M55.184S" calcext:value-type="time">
            <text:p>03:26:55</text:p>
          </table:table-cell>
          <table:table-cell office:value-type="float" office:value="1.13" calcext:value-type="float">
            <text:p>1.13</text:p>
          </table:table-cell>
          <table:table-cell office:value-type="float" office:value="500.72" calcext:value-type="float">
            <text:p>500.72</text:p>
          </table:table-cell>
          <table:table-cell office:value-type="float" office:value="563.86" calcext:value-type="float">
            <text:p>563.86</text:p>
          </table:table-cell>
          <table:table-cell office:value-type="float" office:value="1723.02" calcext:value-type="float">
            <text:p>1723.02</text:p>
          </table:table-cell>
          <table:table-cell office:value-type="float" office:value="2016.52" calcext:value-type="float">
            <text:p>2016.52</text:p>
          </table:table-cell>
        </table:table-row>
        <table:table-row table:style-name="ro1">
          <table:table-cell office:value-type="float" office:value="12431184" calcext:value-type="float">
            <text:p>12431184</text:p>
          </table:table-cell>
          <table:table-cell table:formula="of:=[.A779]/1000/(60*60*24)" office:value-type="time" office:time-value="PT03H27M11.184S" calcext:value-type="time">
            <text:p>03:27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29" calcext:value-type="float">
            <text:p>564.29</text:p>
          </table:table-cell>
          <table:table-cell office:value-type="float" office:value="1725.24" calcext:value-type="float">
            <text:p>1725.24</text:p>
          </table:table-cell>
          <table:table-cell office:value-type="float" office:value="2019.03" calcext:value-type="float">
            <text:p>2019.03</text:p>
          </table:table-cell>
        </table:table-row>
        <table:table-row table:style-name="ro1">
          <table:table-cell office:value-type="float" office:value="12447184" calcext:value-type="float">
            <text:p>12447184</text:p>
          </table:table-cell>
          <table:table-cell table:formula="of:=[.A780]/1000/(60*60*24)" office:value-type="time" office:time-value="PT03H27M27.184S" calcext:value-type="time">
            <text:p>03:27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3.98" calcext:value-type="float">
            <text:p>563.98</text:p>
          </table:table-cell>
          <table:table-cell office:value-type="float" office:value="1727.46" calcext:value-type="float">
            <text:p>1727.46</text:p>
          </table:table-cell>
          <table:table-cell office:value-type="float" office:value="2021.53" calcext:value-type="float">
            <text:p>2021.53</text:p>
          </table:table-cell>
        </table:table-row>
        <table:table-row table:style-name="ro1">
          <table:table-cell office:value-type="float" office:value="12463184" calcext:value-type="float">
            <text:p>12463184</text:p>
          </table:table-cell>
          <table:table-cell table:formula="of:=[.A781]/1000/(60*60*24)" office:value-type="time" office:time-value="PT03H27M43.184S" calcext:value-type="time">
            <text:p>03:27:43</text:p>
          </table:table-cell>
          <table:table-cell office:value-type="float" office:value="1.13" calcext:value-type="float">
            <text:p>1.13</text:p>
          </table:table-cell>
          <table:table-cell office:value-type="float" office:value="500.8" calcext:value-type="float">
            <text:p>500.8</text:p>
          </table:table-cell>
          <table:table-cell office:value-type="float" office:value="565.94" calcext:value-type="float">
            <text:p>565.94</text:p>
          </table:table-cell>
          <table:table-cell office:value-type="float" office:value="1729.68" calcext:value-type="float">
            <text:p>1729.68</text:p>
          </table:table-cell>
          <table:table-cell office:value-type="float" office:value="2024.04" calcext:value-type="float">
            <text:p>2024.04</text:p>
          </table:table-cell>
        </table:table-row>
        <table:table-row table:style-name="ro1">
          <table:table-cell office:value-type="float" office:value="12479184" calcext:value-type="float">
            <text:p>12479184</text:p>
          </table:table-cell>
          <table:table-cell table:formula="of:=[.A782]/1000/(60*60*24)" office:value-type="time" office:time-value="PT03H27M59.184S" calcext:value-type="time">
            <text:p>03:27:59</text:p>
          </table:table-cell>
          <table:table-cell office:value-type="float" office:value="1.13" calcext:value-type="float">
            <text:p>1.1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63.97" calcext:value-type="float">
            <text:p>563.97</text:p>
          </table:table-cell>
          <table:table-cell office:value-type="float" office:value="1731.91" calcext:value-type="float">
            <text:p>1731.91</text:p>
          </table:table-cell>
          <table:table-cell office:value-type="float" office:value="2026.54" calcext:value-type="float">
            <text:p>2026.54</text:p>
          </table:table-cell>
        </table:table-row>
        <table:table-row table:style-name="ro1">
          <table:table-cell office:value-type="float" office:value="12495184" calcext:value-type="float">
            <text:p>12495184</text:p>
          </table:table-cell>
          <table:table-cell table:formula="of:=[.A783]/1000/(60*60*24)" office:value-type="time" office:time-value="PT03H28M15.184S" calcext:value-type="time">
            <text:p>03:28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4.3" calcext:value-type="float">
            <text:p>564.3</text:p>
          </table:table-cell>
          <table:table-cell office:value-type="float" office:value="1734.13" calcext:value-type="float">
            <text:p>1734.13</text:p>
          </table:table-cell>
          <table:table-cell office:value-type="float" office:value="2029.05" calcext:value-type="float">
            <text:p>2029.05</text:p>
          </table:table-cell>
        </table:table-row>
        <table:table-row table:style-name="ro1">
          <table:table-cell office:value-type="float" office:value="12511184" calcext:value-type="float">
            <text:p>12511184</text:p>
          </table:table-cell>
          <table:table-cell table:formula="of:=[.A784]/1000/(60*60*24)" office:value-type="time" office:time-value="PT03H28M31.184S" calcext:value-type="time">
            <text:p>03:28:31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8" calcext:value-type="float">
            <text:p>562.08</text:p>
          </table:table-cell>
          <table:table-cell office:value-type="float" office:value="1736.34" calcext:value-type="float">
            <text:p>1736.34</text:p>
          </table:table-cell>
          <table:table-cell office:value-type="float" office:value="2031.55" calcext:value-type="float">
            <text:p>2031.55</text:p>
          </table:table-cell>
        </table:table-row>
        <table:table-row table:style-name="ro1">
          <table:table-cell office:value-type="float" office:value="12527184" calcext:value-type="float">
            <text:p>12527184</text:p>
          </table:table-cell>
          <table:table-cell table:formula="of:=[.A785]/1000/(60*60*24)" office:value-type="time" office:time-value="PT03H28M47.184S" calcext:value-type="time">
            <text:p>03:28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3" calcext:value-type="float">
            <text:p>562.3</text:p>
          </table:table-cell>
          <table:table-cell office:value-type="float" office:value="1738.56" calcext:value-type="float">
            <text:p>1738.56</text:p>
          </table:table-cell>
          <table:table-cell office:value-type="float" office:value="2034.05" calcext:value-type="float">
            <text:p>2034.05</text:p>
          </table:table-cell>
        </table:table-row>
        <table:table-row table:style-name="ro1">
          <table:table-cell office:value-type="float" office:value="12543184" calcext:value-type="float">
            <text:p>12543184</text:p>
          </table:table-cell>
          <table:table-cell table:formula="of:=[.A786]/1000/(60*60*24)" office:value-type="time" office:time-value="PT03H29M03.184S" calcext:value-type="time">
            <text:p>03:29:0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4.42" calcext:value-type="float">
            <text:p>564.42</text:p>
          </table:table-cell>
          <table:table-cell office:value-type="float" office:value="1740.78" calcext:value-type="float">
            <text:p>1740.78</text:p>
          </table:table-cell>
          <table:table-cell office:value-type="float" office:value="2036.56" calcext:value-type="float">
            <text:p>2036.56</text:p>
          </table:table-cell>
        </table:table-row>
        <table:table-row table:style-name="ro1">
          <table:table-cell office:value-type="float" office:value="12559184" calcext:value-type="float">
            <text:p>12559184</text:p>
          </table:table-cell>
          <table:table-cell table:formula="of:=[.A787]/1000/(60*60*24)" office:value-type="time" office:time-value="PT03H29M19.184S" calcext:value-type="time">
            <text:p>03:29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2" calcext:value-type="float">
            <text:p>562.42</text:p>
          </table:table-cell>
          <table:table-cell office:value-type="float" office:value="1743" calcext:value-type="float">
            <text:p>1743</text:p>
          </table:table-cell>
          <table:table-cell office:value-type="float" office:value="2039.06" calcext:value-type="float">
            <text:p>2039.06</text:p>
          </table:table-cell>
        </table:table-row>
        <table:table-row table:style-name="ro1">
          <table:table-cell office:value-type="float" office:value="12575184" calcext:value-type="float">
            <text:p>12575184</text:p>
          </table:table-cell>
          <table:table-cell table:formula="of:=[.A788]/1000/(60*60*24)" office:value-type="time" office:time-value="PT03H29M35.184S" calcext:value-type="time">
            <text:p>03:29:3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8" calcext:value-type="float">
            <text:p>562.28</text:p>
          </table:table-cell>
          <table:table-cell office:value-type="float" office:value="1745.22" calcext:value-type="float">
            <text:p>1745.22</text:p>
          </table:table-cell>
          <table:table-cell office:value-type="float" office:value="2041.56" calcext:value-type="float">
            <text:p>2041.56</text:p>
          </table:table-cell>
        </table:table-row>
        <table:table-row table:style-name="ro1">
          <table:table-cell office:value-type="float" office:value="12591184" calcext:value-type="float">
            <text:p>12591184</text:p>
          </table:table-cell>
          <table:table-cell table:formula="of:=[.A789]/1000/(60*60*24)" office:value-type="time" office:time-value="PT03H29M51.184S" calcext:value-type="time">
            <text:p>03:29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19" calcext:value-type="float">
            <text:p>562.19</text:p>
          </table:table-cell>
          <table:table-cell office:value-type="float" office:value="1747.44" calcext:value-type="float">
            <text:p>1747.44</text:p>
          </table:table-cell>
          <table:table-cell office:value-type="float" office:value="2044.06" calcext:value-type="float">
            <text:p>2044.06</text:p>
          </table:table-cell>
        </table:table-row>
        <table:table-row table:style-name="ro1">
          <table:table-cell office:value-type="float" office:value="12607184" calcext:value-type="float">
            <text:p>12607184</text:p>
          </table:table-cell>
          <table:table-cell table:formula="of:=[.A790]/1000/(60*60*24)" office:value-type="time" office:time-value="PT03H30M07.184S" calcext:value-type="time">
            <text:p>03:30:07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1" calcext:value-type="float">
            <text:p>562.41</text:p>
          </table:table-cell>
          <table:table-cell office:value-type="float" office:value="1749.66" calcext:value-type="float">
            <text:p>1749.66</text:p>
          </table:table-cell>
          <table:table-cell office:value-type="float" office:value="2046.56" calcext:value-type="float">
            <text:p>2046.56</text:p>
          </table:table-cell>
        </table:table-row>
        <table:table-row table:style-name="ro1">
          <table:table-cell office:value-type="float" office:value="12623185" calcext:value-type="float">
            <text:p>12623185</text:p>
          </table:table-cell>
          <table:table-cell table:formula="of:=[.A791]/1000/(60*60*24)" office:value-type="time" office:time-value="PT03H30M23.185S" calcext:value-type="time">
            <text:p>03:30:23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19" calcext:value-type="float">
            <text:p>562.19</text:p>
          </table:table-cell>
          <table:table-cell office:value-type="float" office:value="1751.88" calcext:value-type="float">
            <text:p>1751.88</text:p>
          </table:table-cell>
          <table:table-cell office:value-type="float" office:value="2049.06" calcext:value-type="float">
            <text:p>2049.06</text:p>
          </table:table-cell>
        </table:table-row>
        <table:table-row table:style-name="ro1">
          <table:table-cell office:value-type="float" office:value="12639185" calcext:value-type="float">
            <text:p>12639185</text:p>
          </table:table-cell>
          <table:table-cell table:formula="of:=[.A792]/1000/(60*60*24)" office:value-type="time" office:time-value="PT03H30M39.185S" calcext:value-type="time">
            <text:p>03:30:39</text:p>
          </table:table-cell>
          <table:table-cell office:value-type="float" office:value="1.13" calcext:value-type="float">
            <text:p>1.13</text:p>
          </table:table-cell>
          <table:table-cell office:value-type="float" office:value="499.2" calcext:value-type="float">
            <text:p>499.2</text:p>
          </table:table-cell>
          <table:table-cell office:value-type="float" office:value="562.06" calcext:value-type="float">
            <text:p>562.06</text:p>
          </table:table-cell>
          <table:table-cell office:value-type="float" office:value="1754.1" calcext:value-type="float">
            <text:p>1754.1</text:p>
          </table:table-cell>
          <table:table-cell office:value-type="float" office:value="2051.55" calcext:value-type="float">
            <text:p>2051.55</text:p>
          </table:table-cell>
        </table:table-row>
        <table:table-row table:style-name="ro1">
          <table:table-cell office:value-type="float" office:value="12655184" calcext:value-type="float">
            <text:p>12655184</text:p>
          </table:table-cell>
          <table:table-cell table:formula="of:=[.A793]/1000/(60*60*24)" office:value-type="time" office:time-value="PT03H30M55.184S" calcext:value-type="time">
            <text:p>03:30:55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" calcext:value-type="float">
            <text:p>562.2</text:p>
          </table:table-cell>
          <table:table-cell office:value-type="float" office:value="1756.32" calcext:value-type="float">
            <text:p>1756.32</text:p>
          </table:table-cell>
          <table:table-cell office:value-type="float" office:value="2054.05" calcext:value-type="float">
            <text:p>2054.05</text:p>
          </table:table-cell>
        </table:table-row>
        <table:table-row table:style-name="ro1">
          <table:table-cell office:value-type="float" office:value="12671184" calcext:value-type="float">
            <text:p>12671184</text:p>
          </table:table-cell>
          <table:table-cell table:formula="of:=[.A794]/1000/(60*60*24)" office:value-type="time" office:time-value="PT03H31M11.184S" calcext:value-type="time">
            <text:p>03:31:11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19" calcext:value-type="float">
            <text:p>562.19</text:p>
          </table:table-cell>
          <table:table-cell office:value-type="float" office:value="1758.54" calcext:value-type="float">
            <text:p>1758.54</text:p>
          </table:table-cell>
          <table:table-cell office:value-type="float" office:value="2056.55" calcext:value-type="float">
            <text:p>2056.55</text:p>
          </table:table-cell>
        </table:table-row>
        <table:table-row table:style-name="ro1">
          <table:table-cell office:value-type="float" office:value="12687184" calcext:value-type="float">
            <text:p>12687184</text:p>
          </table:table-cell>
          <table:table-cell table:formula="of:=[.A795]/1000/(60*60*24)" office:value-type="time" office:time-value="PT03H31M27.184S" calcext:value-type="time">
            <text:p>03:31:27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1" calcext:value-type="float">
            <text:p>562.21</text:p>
          </table:table-cell>
          <table:table-cell office:value-type="float" office:value="1760.76" calcext:value-type="float">
            <text:p>1760.76</text:p>
          </table:table-cell>
          <table:table-cell office:value-type="float" office:value="2059.05" calcext:value-type="float">
            <text:p>2059.05</text:p>
          </table:table-cell>
        </table:table-row>
        <table:table-row table:style-name="ro1">
          <table:table-cell office:value-type="float" office:value="12703184" calcext:value-type="float">
            <text:p>12703184</text:p>
          </table:table-cell>
          <table:table-cell table:formula="of:=[.A796]/1000/(60*60*24)" office:value-type="time" office:time-value="PT03H31M43.184S" calcext:value-type="time">
            <text:p>03:31:43</text:p>
          </table:table-cell>
          <table:table-cell office:value-type="float" office:value="1.13" calcext:value-type="float">
            <text:p>1.1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2.42" calcext:value-type="float">
            <text:p>562.42</text:p>
          </table:table-cell>
          <table:table-cell office:value-type="float" office:value="1762.98" calcext:value-type="float">
            <text:p>1762.98</text:p>
          </table:table-cell>
          <table:table-cell office:value-type="float" office:value="2061.55" calcext:value-type="float">
            <text:p>2061.55</text:p>
          </table:table-cell>
        </table:table-row>
        <table:table-row table:style-name="ro1">
          <table:table-cell office:value-type="float" office:value="12719184" calcext:value-type="float">
            <text:p>12719184</text:p>
          </table:table-cell>
          <table:table-cell table:formula="of:=[.A797]/1000/(60*60*24)" office:value-type="time" office:time-value="PT03H31M59.184S" calcext:value-type="time">
            <text:p>03:31:59</text:p>
          </table:table-cell>
          <table:table-cell office:value-type="float" office:value="1.12" calcext:value-type="float">
            <text:p>1.12</text:p>
          </table:table-cell>
          <table:table-cell office:value-type="float" office:value="501" calcext:value-type="float">
            <text:p>501</text:p>
          </table:table-cell>
          <table:table-cell office:value-type="float" office:value="562.16" calcext:value-type="float">
            <text:p>562.16</text:p>
          </table:table-cell>
          <table:table-cell office:value-type="float" office:value="1765.2" calcext:value-type="float">
            <text:p>1765.2</text:p>
          </table:table-cell>
          <table:table-cell office:value-type="float" office:value="2064.05" calcext:value-type="float">
            <text:p>2064.05</text:p>
          </table:table-cell>
        </table:table-row>
        <table:table-row table:style-name="ro1">
          <table:table-cell office:value-type="float" office:value="12735184" calcext:value-type="float">
            <text:p>12735184</text:p>
          </table:table-cell>
          <table:table-cell table:formula="of:=[.A798]/1000/(60*60*24)" office:value-type="time" office:time-value="PT03H32M15.184S" calcext:value-type="time">
            <text:p>03:32:15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9" calcext:value-type="float">
            <text:p>562.29</text:p>
          </table:table-cell>
          <table:table-cell office:value-type="float" office:value="1767.42" calcext:value-type="float">
            <text:p>1767.42</text:p>
          </table:table-cell>
          <table:table-cell office:value-type="float" office:value="2066.54" calcext:value-type="float">
            <text:p>2066.54</text:p>
          </table:table-cell>
        </table:table-row>
        <table:table-row table:style-name="ro1">
          <table:table-cell office:value-type="float" office:value="12751184" calcext:value-type="float">
            <text:p>12751184</text:p>
          </table:table-cell>
          <table:table-cell table:formula="of:=[.A799]/1000/(60*60*24)" office:value-type="time" office:time-value="PT03H32M31.184S" calcext:value-type="time">
            <text:p>03:32:31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7" calcext:value-type="float">
            <text:p>560.07</text:p>
          </table:table-cell>
          <table:table-cell office:value-type="float" office:value="1769.64" calcext:value-type="float">
            <text:p>1769.64</text:p>
          </table:table-cell>
          <table:table-cell office:value-type="float" office:value="2069.04" calcext:value-type="float">
            <text:p>2069.04</text:p>
          </table:table-cell>
        </table:table-row>
        <table:table-row table:style-name="ro1">
          <table:table-cell office:value-type="float" office:value="12767184" calcext:value-type="float">
            <text:p>12767184</text:p>
          </table:table-cell>
          <table:table-cell table:formula="of:=[.A800]/1000/(60*60*24)" office:value-type="time" office:time-value="PT03H32M47.184S" calcext:value-type="time">
            <text:p>03:32:47</text:p>
          </table:table-cell>
          <table:table-cell office:value-type="float" office:value="1.13" calcext:value-type="float">
            <text:p>1.13</text:p>
          </table:table-cell>
          <table:table-cell office:value-type="float" office:value="499.6" calcext:value-type="float">
            <text:p>499.6</text:p>
          </table:table-cell>
          <table:table-cell office:value-type="float" office:value="562.52" calcext:value-type="float">
            <text:p>562.52</text:p>
          </table:table-cell>
          <table:table-cell office:value-type="float" office:value="1771.86" calcext:value-type="float">
            <text:p>1771.86</text:p>
          </table:table-cell>
          <table:table-cell office:value-type="float" office:value="2071.53" calcext:value-type="float">
            <text:p>2071.53</text:p>
          </table:table-cell>
        </table:table-row>
        <table:table-row table:style-name="ro1">
          <table:table-cell office:value-type="float" office:value="12783184" calcext:value-type="float">
            <text:p>12783184</text:p>
          </table:table-cell>
          <table:table-cell table:formula="of:=[.A801]/1000/(60*60*24)" office:value-type="time" office:time-value="PT03H33M03.184S" calcext:value-type="time">
            <text:p>03:33:03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" calcext:value-type="float">
            <text:p>560.2</text:p>
          </table:table-cell>
          <table:table-cell office:value-type="float" office:value="1774.08" calcext:value-type="float">
            <text:p>1774.08</text:p>
          </table:table-cell>
          <table:table-cell office:value-type="float" office:value="2074.02" calcext:value-type="float">
            <text:p>2074.02</text:p>
          </table:table-cell>
        </table:table-row>
        <table:table-row table:style-name="ro1">
          <table:table-cell office:value-type="float" office:value="12799184" calcext:value-type="float">
            <text:p>12799184</text:p>
          </table:table-cell>
          <table:table-cell table:formula="of:=[.A802]/1000/(60*60*24)" office:value-type="time" office:time-value="PT03H33M19.184S" calcext:value-type="time">
            <text:p>03:33:19</text:p>
          </table:table-cell>
          <table:table-cell office:value-type="float" office:value="1.13" calcext:value-type="float">
            <text:p>1.1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2.2" calcext:value-type="float">
            <text:p>562.2</text:p>
          </table:table-cell>
          <table:table-cell office:value-type="float" office:value="1776.3" calcext:value-type="float">
            <text:p>1776.3</text:p>
          </table:table-cell>
          <table:table-cell office:value-type="float" office:value="2076.52" calcext:value-type="float">
            <text:p>2076.52</text:p>
          </table:table-cell>
        </table:table-row>
        <table:table-row table:style-name="ro1">
          <table:table-cell office:value-type="float" office:value="12815184" calcext:value-type="float">
            <text:p>12815184</text:p>
          </table:table-cell>
          <table:table-cell table:formula="of:=[.A803]/1000/(60*60*24)" office:value-type="time" office:time-value="PT03H33M35.184S" calcext:value-type="time">
            <text:p>03:33:35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6" calcext:value-type="float">
            <text:p>560.06</text:p>
          </table:table-cell>
          <table:table-cell office:value-type="float" office:value="1778.52" calcext:value-type="float">
            <text:p>1778.52</text:p>
          </table:table-cell>
          <table:table-cell office:value-type="float" office:value="2079.01" calcext:value-type="float">
            <text:p>2079.01</text:p>
          </table:table-cell>
        </table:table-row>
        <table:table-row table:style-name="ro1">
          <table:table-cell office:value-type="float" office:value="12831184" calcext:value-type="float">
            <text:p>12831184</text:p>
          </table:table-cell>
          <table:table-cell table:formula="of:=[.A804]/1000/(60*60*24)" office:value-type="time" office:time-value="PT03H33M51.184S" calcext:value-type="time">
            <text:p>03:33:51</text:p>
          </table:table-cell>
          <table:table-cell office:value-type="float" office:value="1.13" calcext:value-type="float">
            <text:p>1.13</text:p>
          </table:table-cell>
          <table:table-cell office:value-type="float" office:value="499.4" calcext:value-type="float">
            <text:p>499.4</text:p>
          </table:table-cell>
          <table:table-cell office:value-type="float" office:value="562.28" calcext:value-type="float">
            <text:p>562.28</text:p>
          </table:table-cell>
          <table:table-cell office:value-type="float" office:value="1780.74" calcext:value-type="float">
            <text:p>1780.74</text:p>
          </table:table-cell>
          <table:table-cell office:value-type="float" office:value="2081.5" calcext:value-type="float">
            <text:p>2081.5</text:p>
          </table:table-cell>
        </table:table-row>
        <table:table-row table:style-name="ro1">
          <table:table-cell office:value-type="float" office:value="12847184" calcext:value-type="float">
            <text:p>12847184</text:p>
          </table:table-cell>
          <table:table-cell table:formula="of:=[.A805]/1000/(60*60*24)" office:value-type="time" office:time-value="PT03H34M07.184S" calcext:value-type="time">
            <text:p>03:34:07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21" calcext:value-type="float">
            <text:p>560.21</text:p>
          </table:table-cell>
          <table:table-cell office:value-type="float" office:value="1782.96" calcext:value-type="float">
            <text:p>1782.96</text:p>
          </table:table-cell>
          <table:table-cell office:value-type="float" office:value="2083.99" calcext:value-type="float">
            <text:p>2083.99</text:p>
          </table:table-cell>
        </table:table-row>
        <table:table-row table:style-name="ro1">
          <table:table-cell office:value-type="float" office:value="12863184" calcext:value-type="float">
            <text:p>12863184</text:p>
          </table:table-cell>
          <table:table-cell table:formula="of:=[.A806]/1000/(60*60*24)" office:value-type="time" office:time-value="PT03H34M23.184S" calcext:value-type="time">
            <text:p>03:34:23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7" calcext:value-type="float">
            <text:p>560.07</text:p>
          </table:table-cell>
          <table:table-cell office:value-type="float" office:value="1785.18" calcext:value-type="float">
            <text:p>1785.18</text:p>
          </table:table-cell>
          <table:table-cell office:value-type="float" office:value="2086.48" calcext:value-type="float">
            <text:p>2086.48</text:p>
          </table:table-cell>
        </table:table-row>
        <table:table-row table:style-name="ro1">
          <table:table-cell office:value-type="float" office:value="12879184" calcext:value-type="float">
            <text:p>12879184</text:p>
          </table:table-cell>
          <table:table-cell table:formula="of:=[.A807]/1000/(60*60*24)" office:value-type="time" office:time-value="PT03H34M39.184S" calcext:value-type="time">
            <text:p>03:34:39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8" calcext:value-type="float">
            <text:p>560.08</text:p>
          </table:table-cell>
          <table:table-cell office:value-type="float" office:value="1787.4" calcext:value-type="float">
            <text:p>1787.4</text:p>
          </table:table-cell>
          <table:table-cell office:value-type="float" office:value="2088.98" calcext:value-type="float">
            <text:p>2088.98</text:p>
          </table:table-cell>
        </table:table-row>
        <table:table-row table:style-name="ro1">
          <table:table-cell office:value-type="float" office:value="12895185" calcext:value-type="float">
            <text:p>12895185</text:p>
          </table:table-cell>
          <table:table-cell table:formula="of:=[.A808]/1000/(60*60*24)" office:value-type="time" office:time-value="PT03H34M55.185S" calcext:value-type="time">
            <text:p>03:34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60.19" calcext:value-type="float">
            <text:p>560.19</text:p>
          </table:table-cell>
          <table:table-cell office:value-type="float" office:value="1789.62" calcext:value-type="float">
            <text:p>1789.62</text:p>
          </table:table-cell>
          <table:table-cell office:value-type="float" office:value="2091.47" calcext:value-type="float">
            <text:p>2091.47</text:p>
          </table:table-cell>
        </table:table-row>
        <table:table-row table:style-name="ro1">
          <table:table-cell office:value-type="float" office:value="12911184" calcext:value-type="float">
            <text:p>12911184</text:p>
          </table:table-cell>
          <table:table-cell table:formula="of:=[.A809]/1000/(60*60*24)" office:value-type="time" office:time-value="PT03H35M11.184S" calcext:value-type="time">
            <text:p>03:35:11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5" calcext:value-type="float">
            <text:p>560.45</text:p>
          </table:table-cell>
          <table:table-cell office:value-type="float" office:value="1791.84" calcext:value-type="float">
            <text:p>1791.84</text:p>
          </table:table-cell>
          <table:table-cell office:value-type="float" office:value="2093.96" calcext:value-type="float">
            <text:p>2093.96</text:p>
          </table:table-cell>
        </table:table-row>
        <table:table-row table:style-name="ro1">
          <table:table-cell office:value-type="float" office:value="12927184" calcext:value-type="float">
            <text:p>12927184</text:p>
          </table:table-cell>
          <table:table-cell table:formula="of:=[.A810]/1000/(60*60*24)" office:value-type="time" office:time-value="PT03H35M27.184S" calcext:value-type="time">
            <text:p>03:35:27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3" calcext:value-type="float">
            <text:p>560.3</text:p>
          </table:table-cell>
          <table:table-cell office:value-type="float" office:value="1794.06" calcext:value-type="float">
            <text:p>1794.06</text:p>
          </table:table-cell>
          <table:table-cell office:value-type="float" office:value="2096.45" calcext:value-type="float">
            <text:p>2096.45</text:p>
          </table:table-cell>
        </table:table-row>
        <table:table-row table:style-name="ro1">
          <table:table-cell office:value-type="float" office:value="12943184" calcext:value-type="float">
            <text:p>12943184</text:p>
          </table:table-cell>
          <table:table-cell table:formula="of:=[.A811]/1000/(60*60*24)" office:value-type="time" office:time-value="PT03H35M43.184S" calcext:value-type="time">
            <text:p>03:35:43</text:p>
          </table:table-cell>
          <table:table-cell office:value-type="float" office:value="1.12" calcext:value-type="float">
            <text:p>1.12</text:p>
          </table:table-cell>
          <table:table-cell office:value-type="float" office:value="499.72" calcext:value-type="float">
            <text:p>499.72</text:p>
          </table:table-cell>
          <table:table-cell office:value-type="float" office:value="560.65" calcext:value-type="float">
            <text:p>560.65</text:p>
          </table:table-cell>
          <table:table-cell office:value-type="float" office:value="1796.28" calcext:value-type="float">
            <text:p>1796.28</text:p>
          </table:table-cell>
          <table:table-cell office:value-type="float" office:value="2098.94" calcext:value-type="float">
            <text:p>2098.94</text:p>
          </table:table-cell>
        </table:table-row>
        <table:table-row table:style-name="ro1">
          <table:table-cell office:value-type="float" office:value="12959184" calcext:value-type="float">
            <text:p>12959184</text:p>
          </table:table-cell>
          <table:table-cell table:formula="of:=[.A812]/1000/(60*60*24)" office:value-type="time" office:time-value="PT03H35M59.184S" calcext:value-type="time">
            <text:p>03:35:59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60.08" calcext:value-type="float">
            <text:p>560.08</text:p>
          </table:table-cell>
          <table:table-cell office:value-type="float" office:value="1798.5" calcext:value-type="float">
            <text:p>1798.5</text:p>
          </table:table-cell>
          <table:table-cell office:value-type="float" office:value="2101.43" calcext:value-type="float">
            <text:p>2101.43</text:p>
          </table:table-cell>
        </table:table-row>
        <table:table-row table:style-name="ro1">
          <table:table-cell office:value-type="float" office:value="12975184" calcext:value-type="float">
            <text:p>12975184</text:p>
          </table:table-cell>
          <table:table-cell table:formula="of:=[.A813]/1000/(60*60*24)" office:value-type="time" office:time-value="PT03H36M15.184S" calcext:value-type="time">
            <text:p>03:36:15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7" calcext:value-type="float">
            <text:p>558.07</text:p>
          </table:table-cell>
          <table:table-cell office:value-type="float" office:value="1800.72" calcext:value-type="float">
            <text:p>1800.72</text:p>
          </table:table-cell>
          <table:table-cell office:value-type="float" office:value="2103.91" calcext:value-type="float">
            <text:p>2103.91</text:p>
          </table:table-cell>
        </table:table-row>
        <table:table-row table:style-name="ro1">
          <table:table-cell office:value-type="float" office:value="12991184" calcext:value-type="float">
            <text:p>12991184</text:p>
          </table:table-cell>
          <table:table-cell table:formula="of:=[.A814]/1000/(60*60*24)" office:value-type="time" office:time-value="PT03H36M31.184S" calcext:value-type="time">
            <text:p>03:36:31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60.44" calcext:value-type="float">
            <text:p>560.44</text:p>
          </table:table-cell>
          <table:table-cell office:value-type="float" office:value="1802.94" calcext:value-type="float">
            <text:p>1802.94</text:p>
          </table:table-cell>
          <table:table-cell office:value-type="float" office:value="2106.4" calcext:value-type="float">
            <text:p>2106.4</text:p>
          </table:table-cell>
        </table:table-row>
        <table:table-row table:style-name="ro1">
          <table:table-cell office:value-type="float" office:value="13007184" calcext:value-type="float">
            <text:p>13007184</text:p>
          </table:table-cell>
          <table:table-cell table:formula="of:=[.A815]/1000/(60*60*24)" office:value-type="time" office:time-value="PT03H36M47.184S" calcext:value-type="time">
            <text:p>03:36:47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60.28" calcext:value-type="float">
            <text:p>560.28</text:p>
          </table:table-cell>
          <table:table-cell office:value-type="float" office:value="1805.15" calcext:value-type="float">
            <text:p>1805.15</text:p>
          </table:table-cell>
          <table:table-cell office:value-type="float" office:value="2108.89" calcext:value-type="float">
            <text:p>2108.89</text:p>
          </table:table-cell>
        </table:table-row>
        <table:table-row table:style-name="ro1">
          <table:table-cell office:value-type="float" office:value="13023184" calcext:value-type="float">
            <text:p>13023184</text:p>
          </table:table-cell>
          <table:table-cell table:formula="of:=[.A816]/1000/(60*60*24)" office:value-type="time" office:time-value="PT03H37M03.184S" calcext:value-type="time">
            <text:p>03:37:03</text:p>
          </table:table-cell>
          <table:table-cell office:value-type="float" office:value="1.12" calcext:value-type="float">
            <text:p>1.12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9.85" calcext:value-type="float">
            <text:p>559.85</text:p>
          </table:table-cell>
          <table:table-cell office:value-type="float" office:value="1807.38" calcext:value-type="float">
            <text:p>1807.38</text:p>
          </table:table-cell>
          <table:table-cell office:value-type="float" office:value="2111.38" calcext:value-type="float">
            <text:p>2111.38</text:p>
          </table:table-cell>
        </table:table-row>
        <table:table-row table:style-name="ro1">
          <table:table-cell office:value-type="float" office:value="13039184" calcext:value-type="float">
            <text:p>13039184</text:p>
          </table:table-cell>
          <table:table-cell table:formula="of:=[.A817]/1000/(60*60*24)" office:value-type="time" office:time-value="PT03H37M19.184S" calcext:value-type="time">
            <text:p>03:37:19</text:p>
          </table:table-cell>
          <table:table-cell office:value-type="float" office:value="1.12" calcext:value-type="float">
            <text:p>1.12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9.84" calcext:value-type="float">
            <text:p>559.84</text:p>
          </table:table-cell>
          <table:table-cell office:value-type="float" office:value="1809.6" calcext:value-type="float">
            <text:p>1809.6</text:p>
          </table:table-cell>
          <table:table-cell office:value-type="float" office:value="2113.87" calcext:value-type="float">
            <text:p>2113.87</text:p>
          </table:table-cell>
        </table:table-row>
        <table:table-row table:style-name="ro1">
          <table:table-cell office:value-type="float" office:value="13055184" calcext:value-type="float">
            <text:p>13055184</text:p>
          </table:table-cell>
          <table:table-cell table:formula="of:=[.A818]/1000/(60*60*24)" office:value-type="time" office:time-value="PT03H37M35.184S" calcext:value-type="time">
            <text:p>03:37:35</text:p>
          </table:table-cell>
          <table:table-cell office:value-type="float" office:value="1.12" calcext:value-type="float">
            <text:p>1.12</text:p>
          </table:table-cell>
          <table:table-cell office:value-type="float" office:value="500.6" calcext:value-type="float">
            <text:p>500.6</text:p>
          </table:table-cell>
          <table:table-cell office:value-type="float" office:value="561.72" calcext:value-type="float">
            <text:p>561.72</text:p>
          </table:table-cell>
          <table:table-cell office:value-type="float" office:value="1811.83" calcext:value-type="float">
            <text:p>1811.83</text:p>
          </table:table-cell>
          <table:table-cell office:value-type="float" office:value="2116.36" calcext:value-type="float">
            <text:p>2116.36</text:p>
          </table:table-cell>
        </table:table-row>
        <table:table-row table:style-name="ro1">
          <table:table-cell office:value-type="float" office:value="13071184" calcext:value-type="float">
            <text:p>13071184</text:p>
          </table:table-cell>
          <table:table-cell table:formula="of:=[.A819]/1000/(60*60*24)" office:value-type="time" office:time-value="PT03H37M51.184S" calcext:value-type="time">
            <text:p>03:37:51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" calcext:value-type="float">
            <text:p>558.2</text:p>
          </table:table-cell>
          <table:table-cell office:value-type="float" office:value="1814.05" calcext:value-type="float">
            <text:p>1814.05</text:p>
          </table:table-cell>
          <table:table-cell office:value-type="float" office:value="2118.85" calcext:value-type="float">
            <text:p>2118.85</text:p>
          </table:table-cell>
        </table:table-row>
        <table:table-row table:style-name="ro1">
          <table:table-cell office:value-type="float" office:value="13087185" calcext:value-type="float">
            <text:p>13087185</text:p>
          </table:table-cell>
          <table:table-cell table:formula="of:=[.A820]/1000/(60*60*24)" office:value-type="time" office:time-value="PT03H38M07.185S" calcext:value-type="time">
            <text:p>03:38:07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" calcext:value-type="float">
            <text:p>558.2</text:p>
          </table:table-cell>
          <table:table-cell office:value-type="float" office:value="1816.27" calcext:value-type="float">
            <text:p>1816.27</text:p>
          </table:table-cell>
          <table:table-cell office:value-type="float" office:value="2121.33" calcext:value-type="float">
            <text:p>2121.33</text:p>
          </table:table-cell>
        </table:table-row>
        <table:table-row table:style-name="ro1">
          <table:table-cell office:value-type="float" office:value="13103184" calcext:value-type="float">
            <text:p>13103184</text:p>
          </table:table-cell>
          <table:table-cell table:formula="of:=[.A821]/1000/(60*60*24)" office:value-type="time" office:time-value="PT03H38M23.184S" calcext:value-type="time">
            <text:p>03:38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6.08" calcext:value-type="float">
            <text:p>556.08</text:p>
          </table:table-cell>
          <table:table-cell office:value-type="float" office:value="1818.49" calcext:value-type="float">
            <text:p>1818.49</text:p>
          </table:table-cell>
          <table:table-cell office:value-type="float" office:value="2123.81" calcext:value-type="float">
            <text:p>2123.81</text:p>
          </table:table-cell>
        </table:table-row>
        <table:table-row table:style-name="ro1">
          <table:table-cell office:value-type="float" office:value="13119184" calcext:value-type="float">
            <text:p>13119184</text:p>
          </table:table-cell>
          <table:table-cell table:formula="of:=[.A822]/1000/(60*60*24)" office:value-type="time" office:time-value="PT03H38M39.184S" calcext:value-type="time">
            <text:p>03:38:39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4" calcext:value-type="float">
            <text:p>558.44</text:p>
          </table:table-cell>
          <table:table-cell office:value-type="float" office:value="1820.71" calcext:value-type="float">
            <text:p>1820.71</text:p>
          </table:table-cell>
          <table:table-cell office:value-type="float" office:value="2126.29" calcext:value-type="float">
            <text:p>2126.29</text:p>
          </table:table-cell>
        </table:table-row>
        <table:table-row table:style-name="ro1">
          <table:table-cell office:value-type="float" office:value="13135185" calcext:value-type="float">
            <text:p>13135185</text:p>
          </table:table-cell>
          <table:table-cell table:formula="of:=[.A823]/1000/(60*60*24)" office:value-type="time" office:time-value="PT03H38M55.185S" calcext:value-type="time">
            <text:p>03:38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1822.93" calcext:value-type="float">
            <text:p>1822.93</text:p>
          </table:table-cell>
          <table:table-cell office:value-type="float" office:value="2128.77" calcext:value-type="float">
            <text:p>2128.77</text:p>
          </table:table-cell>
        </table:table-row>
        <table:table-row table:style-name="ro1">
          <table:table-cell office:value-type="float" office:value="13151185" calcext:value-type="float">
            <text:p>13151185</text:p>
          </table:table-cell>
          <table:table-cell table:formula="of:=[.A824]/1000/(60*60*24)" office:value-type="time" office:time-value="PT03H39M11.185S" calcext:value-type="time">
            <text:p>03:39:11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8" calcext:value-type="float">
            <text:p>558</text:p>
          </table:table-cell>
          <table:table-cell office:value-type="float" office:value="1825.15" calcext:value-type="float">
            <text:p>1825.15</text:p>
          </table:table-cell>
          <table:table-cell office:value-type="float" office:value="2131.25" calcext:value-type="float">
            <text:p>2131.25</text:p>
          </table:table-cell>
        </table:table-row>
        <table:table-row table:style-name="ro1">
          <table:table-cell office:value-type="float" office:value="13167184" calcext:value-type="float">
            <text:p>13167184</text:p>
          </table:table-cell>
          <table:table-cell table:formula="of:=[.A825]/1000/(60*60*24)" office:value-type="time" office:time-value="PT03H39M27.184S" calcext:value-type="time">
            <text:p>03:39:27</text:p>
          </table:table-cell>
          <table:table-cell office:value-type="float" office:value="1.12" calcext:value-type="float">
            <text:p>1.1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7.99" calcext:value-type="float">
            <text:p>557.99</text:p>
          </table:table-cell>
          <table:table-cell office:value-type="float" office:value="1827.37" calcext:value-type="float">
            <text:p>1827.37</text:p>
          </table:table-cell>
          <table:table-cell office:value-type="float" office:value="2133.73" calcext:value-type="float">
            <text:p>2133.73</text:p>
          </table:table-cell>
        </table:table-row>
        <table:table-row table:style-name="ro1">
          <table:table-cell office:value-type="float" office:value="13183185" calcext:value-type="float">
            <text:p>13183185</text:p>
          </table:table-cell>
          <table:table-cell table:formula="of:=[.A826]/1000/(60*60*24)" office:value-type="time" office:time-value="PT03H39M43.185S" calcext:value-type="time">
            <text:p>03:39:43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" calcext:value-type="float">
            <text:p>558.2</text:p>
          </table:table-cell>
          <table:table-cell office:value-type="float" office:value="1829.58" calcext:value-type="float">
            <text:p>1829.58</text:p>
          </table:table-cell>
          <table:table-cell office:value-type="float" office:value="2136.21" calcext:value-type="float">
            <text:p>2136.21</text:p>
          </table:table-cell>
        </table:table-row>
        <table:table-row table:style-name="ro1">
          <table:table-cell office:value-type="float" office:value="13199184" calcext:value-type="float">
            <text:p>13199184</text:p>
          </table:table-cell>
          <table:table-cell table:formula="of:=[.A827]/1000/(60*60*24)" office:value-type="time" office:time-value="PT03H39M59.184S" calcext:value-type="time">
            <text:p>03:39:59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1831.8" calcext:value-type="float">
            <text:p>1831.8</text:p>
          </table:table-cell>
          <table:table-cell office:value-type="float" office:value="2138.69" calcext:value-type="float">
            <text:p>2138.69</text:p>
          </table:table-cell>
        </table:table-row>
        <table:table-row table:style-name="ro1">
          <table:table-cell office:value-type="float" office:value="13215185" calcext:value-type="float">
            <text:p>13215185</text:p>
          </table:table-cell>
          <table:table-cell table:formula="of:=[.A828]/1000/(60*60*24)" office:value-type="time" office:time-value="PT03H40M15.185S" calcext:value-type="time">
            <text:p>03:40:15</text:p>
          </table:table-cell>
          <table:table-cell office:value-type="float" office:value="1.12" calcext:value-type="float">
            <text:p>1.12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8.2" calcext:value-type="float">
            <text:p>558.2</text:p>
          </table:table-cell>
          <table:table-cell office:value-type="float" office:value="1834.02" calcext:value-type="float">
            <text:p>1834.02</text:p>
          </table:table-cell>
          <table:table-cell office:value-type="float" office:value="2141.17" calcext:value-type="float">
            <text:p>2141.17</text:p>
          </table:table-cell>
        </table:table-row>
        <table:table-row table:style-name="ro1">
          <table:table-cell office:value-type="float" office:value="13231184" calcext:value-type="float">
            <text:p>13231184</text:p>
          </table:table-cell>
          <table:table-cell table:formula="of:=[.A829]/1000/(60*60*24)" office:value-type="time" office:time-value="PT03H40M31.184S" calcext:value-type="time">
            <text:p>03:40:31</text:p>
          </table:table-cell>
          <table:table-cell office:value-type="float" office:value="1.12" calcext:value-type="float">
            <text:p>1.12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9.85" calcext:value-type="float">
            <text:p>559.85</text:p>
          </table:table-cell>
          <table:table-cell office:value-type="float" office:value="1836.24" calcext:value-type="float">
            <text:p>1836.24</text:p>
          </table:table-cell>
          <table:table-cell office:value-type="float" office:value="2143.65" calcext:value-type="float">
            <text:p>2143.65</text:p>
          </table:table-cell>
        </table:table-row>
        <table:table-row table:style-name="ro1">
          <table:table-cell office:value-type="float" office:value="13247185" calcext:value-type="float">
            <text:p>13247185</text:p>
          </table:table-cell>
          <table:table-cell table:formula="of:=[.A830]/1000/(60*60*24)" office:value-type="time" office:time-value="PT03H40M47.185S" calcext:value-type="time">
            <text:p>03:40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2" calcext:value-type="float">
            <text:p>556.42</text:p>
          </table:table-cell>
          <table:table-cell office:value-type="float" office:value="1838.47" calcext:value-type="float">
            <text:p>1838.47</text:p>
          </table:table-cell>
          <table:table-cell office:value-type="float" office:value="2146.13" calcext:value-type="float">
            <text:p>2146.13</text:p>
          </table:table-cell>
        </table:table-row>
        <table:table-row table:style-name="ro1">
          <table:table-cell office:value-type="float" office:value="13263185" calcext:value-type="float">
            <text:p>13263185</text:p>
          </table:table-cell>
          <table:table-cell table:formula="of:=[.A831]/1000/(60*60*24)" office:value-type="time" office:time-value="PT03H41M03.185S" calcext:value-type="time">
            <text:p>03:41:03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2" calcext:value-type="float">
            <text:p>558.42</text:p>
          </table:table-cell>
          <table:table-cell office:value-type="float" office:value="1840.68" calcext:value-type="float">
            <text:p>1840.68</text:p>
          </table:table-cell>
          <table:table-cell office:value-type="float" office:value="2148.61" calcext:value-type="float">
            <text:p>2148.61</text:p>
          </table:table-cell>
        </table:table-row>
        <table:table-row table:style-name="ro1">
          <table:table-cell office:value-type="float" office:value="13279185" calcext:value-type="float">
            <text:p>13279185</text:p>
          </table:table-cell>
          <table:table-cell table:formula="of:=[.A832]/1000/(60*60*24)" office:value-type="time" office:time-value="PT03H41M19.185S" calcext:value-type="time">
            <text:p>03:41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5.98" calcext:value-type="float">
            <text:p>555.98</text:p>
          </table:table-cell>
          <table:table-cell office:value-type="float" office:value="1842.9" calcext:value-type="float">
            <text:p>1842.9</text:p>
          </table:table-cell>
          <table:table-cell office:value-type="float" office:value="2151.08" calcext:value-type="float">
            <text:p>2151.08</text:p>
          </table:table-cell>
        </table:table-row>
        <table:table-row table:style-name="ro1">
          <table:table-cell office:value-type="float" office:value="13295184" calcext:value-type="float">
            <text:p>13295184</text:p>
          </table:table-cell>
          <table:table-cell table:formula="of:=[.A833]/1000/(60*60*24)" office:value-type="time" office:time-value="PT03H41M35.184S" calcext:value-type="time">
            <text:p>03:41:35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3" calcext:value-type="float">
            <text:p>558.3</text:p>
          </table:table-cell>
          <table:table-cell office:value-type="float" office:value="1845.12" calcext:value-type="float">
            <text:p>1845.12</text:p>
          </table:table-cell>
          <table:table-cell office:value-type="float" office:value="2153.56" calcext:value-type="float">
            <text:p>2153.56</text:p>
          </table:table-cell>
        </table:table-row>
        <table:table-row table:style-name="ro1">
          <table:table-cell office:value-type="float" office:value="13311184" calcext:value-type="float">
            <text:p>13311184</text:p>
          </table:table-cell>
          <table:table-cell table:formula="of:=[.A834]/1000/(60*60*24)" office:value-type="time" office:time-value="PT03H41M51.184S" calcext:value-type="time">
            <text:p>03:41:51</text:p>
          </table:table-cell>
          <table:table-cell office:value-type="float" office:value="1.12" calcext:value-type="float">
            <text:p>1.12</text:p>
          </table:table-cell>
          <table:table-cell office:value-type="float" office:value="499.2" calcext:value-type="float">
            <text:p>499.2</text:p>
          </table:table-cell>
          <table:table-cell office:value-type="float" office:value="558.07" calcext:value-type="float">
            <text:p>558.07</text:p>
          </table:table-cell>
          <table:table-cell office:value-type="float" office:value="1847.34" calcext:value-type="float">
            <text:p>1847.34</text:p>
          </table:table-cell>
          <table:table-cell office:value-type="float" office:value="2156.04" calcext:value-type="float">
            <text:p>2156.04</text:p>
          </table:table-cell>
        </table:table-row>
        <table:table-row table:style-name="ro1">
          <table:table-cell office:value-type="float" office:value="13327184" calcext:value-type="float">
            <text:p>13327184</text:p>
          </table:table-cell>
          <table:table-cell table:formula="of:=[.A835]/1000/(60*60*24)" office:value-type="time" office:time-value="PT03H42M07.184S" calcext:value-type="time">
            <text:p>03:42:07</text:p>
          </table:table-cell>
          <table:table-cell office:value-type="float" office:value="1.12" calcext:value-type="float">
            <text:p>1.12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9.84" calcext:value-type="float">
            <text:p>559.84</text:p>
          </table:table-cell>
          <table:table-cell office:value-type="float" office:value="1849.57" calcext:value-type="float">
            <text:p>1849.57</text:p>
          </table:table-cell>
          <table:table-cell office:value-type="float" office:value="2158.51" calcext:value-type="float">
            <text:p>2158.51</text:p>
          </table:table-cell>
        </table:table-row>
        <table:table-row table:style-name="ro1">
          <table:table-cell office:value-type="float" office:value="13343184" calcext:value-type="float">
            <text:p>13343184</text:p>
          </table:table-cell>
          <table:table-cell table:formula="of:=[.A836]/1000/(60*60*24)" office:value-type="time" office:time-value="PT03H42M23.184S" calcext:value-type="time">
            <text:p>03:42:23</text:p>
          </table:table-cell>
          <table:table-cell office:value-type="float" office:value="1.11" calcext:value-type="float">
            <text:p>1.11</text:p>
          </table:table-cell>
          <table:table-cell office:value-type="float" office:value="500.72" calcext:value-type="float">
            <text:p>500.72</text:p>
          </table:table-cell>
          <table:table-cell office:value-type="float" office:value="557.84" calcext:value-type="float">
            <text:p>557.84</text:p>
          </table:table-cell>
          <table:table-cell office:value-type="float" office:value="1851.79" calcext:value-type="float">
            <text:p>1851.79</text:p>
          </table:table-cell>
          <table:table-cell office:value-type="float" office:value="2161" calcext:value-type="float">
            <text:p>2161</text:p>
          </table:table-cell>
        </table:table-row>
        <table:table-row table:style-name="ro1">
          <table:table-cell office:value-type="float" office:value="13359184" calcext:value-type="float">
            <text:p>13359184</text:p>
          </table:table-cell>
          <table:table-cell table:formula="of:=[.A837]/1000/(60*60*24)" office:value-type="time" office:time-value="PT03H42M39.184S" calcext:value-type="time">
            <text:p>03:42:39</text:p>
          </table:table-cell>
          <table:table-cell office:value-type="float" office:value="1.12" calcext:value-type="float">
            <text:p>1.1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8.42" calcext:value-type="float">
            <text:p>558.42</text:p>
          </table:table-cell>
          <table:table-cell office:value-type="float" office:value="1854.01" calcext:value-type="float">
            <text:p>1854.01</text:p>
          </table:table-cell>
          <table:table-cell office:value-type="float" office:value="2163.47" calcext:value-type="float">
            <text:p>2163.47</text:p>
          </table:table-cell>
        </table:table-row>
        <table:table-row table:style-name="ro1">
          <table:table-cell office:value-type="float" office:value="13375185" calcext:value-type="float">
            <text:p>13375185</text:p>
          </table:table-cell>
          <table:table-cell table:formula="of:=[.A838]/1000/(60*60*24)" office:value-type="time" office:time-value="PT03H42M55.185S" calcext:value-type="time">
            <text:p>03:42:55</text:p>
          </table:table-cell>
          <table:table-cell office:value-type="float" office:value="1.12" calcext:value-type="float">
            <text:p>1.12</text:p>
          </table:table-cell>
          <table:table-cell office:value-type="float" office:value="499.4" calcext:value-type="float">
            <text:p>499.4</text:p>
          </table:table-cell>
          <table:table-cell office:value-type="float" office:value="558.29" calcext:value-type="float">
            <text:p>558.29</text:p>
          </table:table-cell>
          <table:table-cell office:value-type="float" office:value="1856.23" calcext:value-type="float">
            <text:p>1856.23</text:p>
          </table:table-cell>
          <table:table-cell office:value-type="float" office:value="2165.95" calcext:value-type="float">
            <text:p>2165.95</text:p>
          </table:table-cell>
        </table:table-row>
        <table:table-row table:style-name="ro1">
          <table:table-cell office:value-type="float" office:value="13391184" calcext:value-type="float">
            <text:p>13391184</text:p>
          </table:table-cell>
          <table:table-cell table:formula="of:=[.A839]/1000/(60*60*24)" office:value-type="time" office:time-value="PT03H43M11.184S" calcext:value-type="time">
            <text:p>03:43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6.29" calcext:value-type="float">
            <text:p>556.29</text:p>
          </table:table-cell>
          <table:table-cell office:value-type="float" office:value="1858.45" calcext:value-type="float">
            <text:p>1858.45</text:p>
          </table:table-cell>
          <table:table-cell office:value-type="float" office:value="2168.42" calcext:value-type="float">
            <text:p>2168.42</text:p>
          </table:table-cell>
        </table:table-row>
        <table:table-row table:style-name="ro1">
          <table:table-cell office:value-type="float" office:value="13407185" calcext:value-type="float">
            <text:p>13407185</text:p>
          </table:table-cell>
          <table:table-cell table:formula="of:=[.A840]/1000/(60*60*24)" office:value-type="time" office:time-value="PT03H43M27.185S" calcext:value-type="time">
            <text:p>03:43:27</text:p>
          </table:table-cell>
          <table:table-cell office:value-type="float" office:value="1.11" calcext:value-type="float">
            <text:p>1.11</text:p>
          </table:table-cell>
          <table:table-cell office:value-type="float" office:value="501" calcext:value-type="float">
            <text:p>501</text:p>
          </table:table-cell>
          <table:table-cell office:value-type="float" office:value="558.15" calcext:value-type="float">
            <text:p>558.15</text:p>
          </table:table-cell>
          <table:table-cell office:value-type="float" office:value="1860.67" calcext:value-type="float">
            <text:p>1860.67</text:p>
          </table:table-cell>
          <table:table-cell office:value-type="float" office:value="2170.9" calcext:value-type="float">
            <text:p>2170.9</text:p>
          </table:table-cell>
        </table:table-row>
        <table:table-row table:style-name="ro1">
          <table:table-cell office:value-type="float" office:value="13423184" calcext:value-type="float">
            <text:p>13423184</text:p>
          </table:table-cell>
          <table:table-cell table:formula="of:=[.A841]/1000/(60*60*24)" office:value-type="time" office:time-value="PT03H43M43.184S" calcext:value-type="time">
            <text:p>03:43:43</text:p>
          </table:table-cell>
          <table:table-cell office:value-type="float" office:value="1.11" calcext:value-type="float">
            <text:p>1.11</text:p>
          </table:table-cell>
          <table:table-cell office:value-type="float" office:value="500.8" calcext:value-type="float">
            <text:p>500.8</text:p>
          </table:table-cell>
          <table:table-cell office:value-type="float" office:value="557.93" calcext:value-type="float">
            <text:p>557.93</text:p>
          </table:table-cell>
          <table:table-cell office:value-type="float" office:value="1862.9" calcext:value-type="float">
            <text:p>1862.9</text:p>
          </table:table-cell>
          <table:table-cell office:value-type="float" office:value="2173.37" calcext:value-type="float">
            <text:p>2173.37</text:p>
          </table:table-cell>
        </table:table-row>
        <table:table-row table:style-name="ro1">
          <table:table-cell office:value-type="float" office:value="13439184" calcext:value-type="float">
            <text:p>13439184</text:p>
          </table:table-cell>
          <table:table-cell table:formula="of:=[.A842]/1000/(60*60*24)" office:value-type="time" office:time-value="PT03H43M59.184S" calcext:value-type="time">
            <text:p>03:43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6.43" calcext:value-type="float">
            <text:p>556.43</text:p>
          </table:table-cell>
          <table:table-cell office:value-type="float" office:value="1865.12" calcext:value-type="float">
            <text:p>1865.12</text:p>
          </table:table-cell>
          <table:table-cell office:value-type="float" office:value="2175.85" calcext:value-type="float">
            <text:p>2175.85</text:p>
          </table:table-cell>
        </table:table-row>
        <table:table-row table:style-name="ro1">
          <table:table-cell office:value-type="float" office:value="13455184" calcext:value-type="float">
            <text:p>13455184</text:p>
          </table:table-cell>
          <table:table-cell table:formula="of:=[.A843]/1000/(60*60*24)" office:value-type="time" office:time-value="PT03H44M15.184S" calcext:value-type="time">
            <text:p>03:44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" calcext:value-type="float">
            <text:p>499</text:p>
          </table:table-cell>
          <table:table-cell office:value-type="float" office:value="555.85" calcext:value-type="float">
            <text:p>555.85</text:p>
          </table:table-cell>
          <table:table-cell office:value-type="float" office:value="1867.34" calcext:value-type="float">
            <text:p>1867.34</text:p>
          </table:table-cell>
          <table:table-cell office:value-type="float" office:value="2178.32" calcext:value-type="float">
            <text:p>2178.32</text:p>
          </table:table-cell>
        </table:table-row>
        <table:table-row table:style-name="ro1">
          <table:table-cell office:value-type="float" office:value="13471184" calcext:value-type="float">
            <text:p>13471184</text:p>
          </table:table-cell>
          <table:table-cell table:formula="of:=[.A844]/1000/(60*60*24)" office:value-type="time" office:time-value="PT03H44M31.184S" calcext:value-type="time">
            <text:p>03:44:31</text:p>
          </table:table-cell>
          <table:table-cell office:value-type="float" office:value="1.11" calcext:value-type="float">
            <text:p>1.11</text:p>
          </table:table-cell>
          <table:table-cell office:value-type="float" office:value="500.8" calcext:value-type="float">
            <text:p>500.8</text:p>
          </table:table-cell>
          <table:table-cell office:value-type="float" office:value="555.92" calcext:value-type="float">
            <text:p>555.92</text:p>
          </table:table-cell>
          <table:table-cell office:value-type="float" office:value="1869.57" calcext:value-type="float">
            <text:p>1869.57</text:p>
          </table:table-cell>
          <table:table-cell office:value-type="float" office:value="2180.79" calcext:value-type="float">
            <text:p>2180.79</text:p>
          </table:table-cell>
        </table:table-row>
        <table:table-row table:style-name="ro1">
          <table:table-cell office:value-type="float" office:value="13487184" calcext:value-type="float">
            <text:p>13487184</text:p>
          </table:table-cell>
          <table:table-cell table:formula="of:=[.A845]/1000/(60*60*24)" office:value-type="time" office:time-value="PT03H44M47.184S" calcext:value-type="time">
            <text:p>03:44:47</text:p>
          </table:table-cell>
          <table:table-cell office:value-type="float" office:value="1.11" calcext:value-type="float">
            <text:p>1.11</text:p>
          </table:table-cell>
          <table:table-cell office:value-type="float" office:value="500.6" calcext:value-type="float">
            <text:p>500.6</text:p>
          </table:table-cell>
          <table:table-cell office:value-type="float" office:value="557.71" calcext:value-type="float">
            <text:p>557.71</text:p>
          </table:table-cell>
          <table:table-cell office:value-type="float" office:value="1871.79" calcext:value-type="float">
            <text:p>1871.79</text:p>
          </table:table-cell>
          <table:table-cell office:value-type="float" office:value="2183.27" calcext:value-type="float">
            <text:p>2183.27</text:p>
          </table:table-cell>
        </table:table-row>
        <table:table-row table:style-name="ro1">
          <table:table-cell office:value-type="float" office:value="13503184" calcext:value-type="float">
            <text:p>13503184</text:p>
          </table:table-cell>
          <table:table-cell table:formula="of:=[.A846]/1000/(60*60*24)" office:value-type="time" office:time-value="PT03H45M03.184S" calcext:value-type="time">
            <text:p>03:45:03</text:p>
          </table:table-cell>
          <table:table-cell office:value-type="float" office:value="1.11" calcext:value-type="float">
            <text:p>1.11</text:p>
          </table:table-cell>
          <table:table-cell office:value-type="float" office:value="500.6" calcext:value-type="float">
            <text:p>500.6</text:p>
          </table:table-cell>
          <table:table-cell office:value-type="float" office:value="557.71" calcext:value-type="float">
            <text:p>557.71</text:p>
          </table:table-cell>
          <table:table-cell office:value-type="float" office:value="1874.02" calcext:value-type="float">
            <text:p>1874.02</text:p>
          </table:table-cell>
          <table:table-cell office:value-type="float" office:value="2185.75" calcext:value-type="float">
            <text:p>2185.75</text:p>
          </table:table-cell>
        </table:table-row>
        <table:table-row table:style-name="ro1">
          <table:table-cell office:value-type="float" office:value="13519185" calcext:value-type="float">
            <text:p>13519185</text:p>
          </table:table-cell>
          <table:table-cell table:formula="of:=[.A847]/1000/(60*60*24)" office:value-type="time" office:time-value="PT03H45M19.185S" calcext:value-type="time">
            <text:p>03:45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" calcext:value-type="float">
            <text:p>499</text:p>
          </table:table-cell>
          <table:table-cell office:value-type="float" office:value="553.85" calcext:value-type="float">
            <text:p>553.85</text:p>
          </table:table-cell>
          <table:table-cell office:value-type="float" office:value="1876.24" calcext:value-type="float">
            <text:p>1876.24</text:p>
          </table:table-cell>
          <table:table-cell office:value-type="float" office:value="2188.22" calcext:value-type="float">
            <text:p>2188.22</text:p>
          </table:table-cell>
        </table:table-row>
        <table:table-row table:style-name="ro1">
          <table:table-cell office:value-type="float" office:value="13535184" calcext:value-type="float">
            <text:p>13535184</text:p>
          </table:table-cell>
          <table:table-cell table:formula="of:=[.A848]/1000/(60*60*24)" office:value-type="time" office:time-value="PT03H45M35.184S" calcext:value-type="time">
            <text:p>03:45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3.98" calcext:value-type="float">
            <text:p>553.98</text:p>
          </table:table-cell>
          <table:table-cell office:value-type="float" office:value="1878.46" calcext:value-type="float">
            <text:p>1878.46</text:p>
          </table:table-cell>
          <table:table-cell office:value-type="float" office:value="2190.68" calcext:value-type="float">
            <text:p>2190.68</text:p>
          </table:table-cell>
        </table:table-row>
        <table:table-row table:style-name="ro1">
          <table:table-cell office:value-type="float" office:value="13551185" calcext:value-type="float">
            <text:p>13551185</text:p>
          </table:table-cell>
          <table:table-cell table:formula="of:=[.A849]/1000/(60*60*24)" office:value-type="time" office:time-value="PT03H45M51.185S" calcext:value-type="time">
            <text:p>03:45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" calcext:value-type="float">
            <text:p>499</text:p>
          </table:table-cell>
          <table:table-cell office:value-type="float" office:value="553.86" calcext:value-type="float">
            <text:p>553.86</text:p>
          </table:table-cell>
          <table:table-cell office:value-type="float" office:value="1880.68" calcext:value-type="float">
            <text:p>1880.68</text:p>
          </table:table-cell>
          <table:table-cell office:value-type="float" office:value="2193.15" calcext:value-type="float">
            <text:p>2193.15</text:p>
          </table:table-cell>
        </table:table-row>
        <table:table-row table:style-name="ro1">
          <table:table-cell office:value-type="float" office:value="13567185" calcext:value-type="float">
            <text:p>13567185</text:p>
          </table:table-cell>
          <table:table-cell table:formula="of:=[.A850]/1000/(60*60*24)" office:value-type="time" office:time-value="PT03H46M07.185S" calcext:value-type="time">
            <text:p>03:46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8" calcext:value-type="float">
            <text:p>554.08</text:p>
          </table:table-cell>
          <table:table-cell office:value-type="float" office:value="1882.9" calcext:value-type="float">
            <text:p>1882.9</text:p>
          </table:table-cell>
          <table:table-cell office:value-type="float" office:value="2195.61" calcext:value-type="float">
            <text:p>2195.61</text:p>
          </table:table-cell>
        </table:table-row>
        <table:table-row table:style-name="ro1">
          <table:table-cell office:value-type="float" office:value="13583184" calcext:value-type="float">
            <text:p>13583184</text:p>
          </table:table-cell>
          <table:table-cell table:formula="of:=[.A851]/1000/(60*60*24)" office:value-type="time" office:time-value="PT03H46M23.184S" calcext:value-type="time">
            <text:p>03:46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7" calcext:value-type="float">
            <text:p>554.07</text:p>
          </table:table-cell>
          <table:table-cell office:value-type="float" office:value="1885.12" calcext:value-type="float">
            <text:p>1885.12</text:p>
          </table:table-cell>
          <table:table-cell office:value-type="float" office:value="2198.08" calcext:value-type="float">
            <text:p>2198.08</text:p>
          </table:table-cell>
        </table:table-row>
        <table:table-row table:style-name="ro1">
          <table:table-cell office:value-type="float" office:value="13599184" calcext:value-type="float">
            <text:p>13599184</text:p>
          </table:table-cell>
          <table:table-cell table:formula="of:=[.A852]/1000/(60*60*24)" office:value-type="time" office:time-value="PT03H46M39.184S" calcext:value-type="time">
            <text:p>03:46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" calcext:value-type="float">
            <text:p>554.2</text:p>
          </table:table-cell>
          <table:table-cell office:value-type="float" office:value="1887.33" calcext:value-type="float">
            <text:p>1887.33</text:p>
          </table:table-cell>
          <table:table-cell office:value-type="float" office:value="2200.54" calcext:value-type="float">
            <text:p>2200.54</text:p>
          </table:table-cell>
        </table:table-row>
        <table:table-row table:style-name="ro1">
          <table:table-cell office:value-type="float" office:value="13615185" calcext:value-type="float">
            <text:p>13615185</text:p>
          </table:table-cell>
          <table:table-cell table:formula="of:=[.A853]/1000/(60*60*24)" office:value-type="time" office:time-value="PT03H46M55.185S" calcext:value-type="time">
            <text:p>03:46:55</text:p>
          </table:table-cell>
          <table:table-cell office:value-type="float" office:value="1.11" calcext:value-type="float">
            <text:p>1.11</text:p>
          </table:table-cell>
          <table:table-cell office:value-type="float" office:value="500.6" calcext:value-type="float">
            <text:p>500.6</text:p>
          </table:table-cell>
          <table:table-cell office:value-type="float" office:value="555.7" calcext:value-type="float">
            <text:p>555.7</text:p>
          </table:table-cell>
          <table:table-cell office:value-type="float" office:value="1889.56" calcext:value-type="float">
            <text:p>1889.56</text:p>
          </table:table-cell>
          <table:table-cell office:value-type="float" office:value="2203.01" calcext:value-type="float">
            <text:p>2203.01</text:p>
          </table:table-cell>
        </table:table-row>
        <table:table-row table:style-name="ro1">
          <table:table-cell office:value-type="float" office:value="13631185" calcext:value-type="float">
            <text:p>13631185</text:p>
          </table:table-cell>
          <table:table-cell table:formula="of:=[.A854]/1000/(60*60*24)" office:value-type="time" office:time-value="PT03H47M11.185S" calcext:value-type="time">
            <text:p>03:47:11</text:p>
          </table:table-cell>
          <table:table-cell office:value-type="float" office:value="1.11" calcext:value-type="float">
            <text:p>1.11</text:p>
          </table:table-cell>
          <table:table-cell office:value-type="float" office:value="500.6" calcext:value-type="float">
            <text:p>500.6</text:p>
          </table:table-cell>
          <table:table-cell office:value-type="float" office:value="555.71" calcext:value-type="float">
            <text:p>555.71</text:p>
          </table:table-cell>
          <table:table-cell office:value-type="float" office:value="1891.78" calcext:value-type="float">
            <text:p>1891.78</text:p>
          </table:table-cell>
          <table:table-cell office:value-type="float" office:value="2205.48" calcext:value-type="float">
            <text:p>2205.48</text:p>
          </table:table-cell>
        </table:table-row>
        <table:table-row table:style-name="ro1">
          <table:table-cell office:value-type="float" office:value="13647184" calcext:value-type="float">
            <text:p>13647184</text:p>
          </table:table-cell>
          <table:table-cell table:formula="of:=[.A855]/1000/(60*60*24)" office:value-type="time" office:time-value="PT03H47M27.184S" calcext:value-type="time">
            <text:p>03:47:27</text:p>
          </table:table-cell>
          <table:table-cell office:value-type="float" office:value="1.11" calcext:value-type="float">
            <text:p>1.11</text:p>
          </table:table-cell>
          <table:table-cell office:value-type="float" office:value="500.92" calcext:value-type="float">
            <text:p>500.92</text:p>
          </table:table-cell>
          <table:table-cell office:value-type="float" office:value="556.06" calcext:value-type="float">
            <text:p>556.06</text:p>
          </table:table-cell>
          <table:table-cell office:value-type="float" office:value="1894.01" calcext:value-type="float">
            <text:p>1894.01</text:p>
          </table:table-cell>
          <table:table-cell office:value-type="float" office:value="2207.95" calcext:value-type="float">
            <text:p>2207.95</text:p>
          </table:table-cell>
        </table:table-row>
        <table:table-row table:style-name="ro1">
          <table:table-cell office:value-type="float" office:value="13663184" calcext:value-type="float">
            <text:p>13663184</text:p>
          </table:table-cell>
          <table:table-cell table:formula="of:=[.A856]/1000/(60*60*24)" office:value-type="time" office:time-value="PT03H47M43.184S" calcext:value-type="time">
            <text:p>03:47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1" calcext:value-type="float">
            <text:p>554.21</text:p>
          </table:table-cell>
          <table:table-cell office:value-type="float" office:value="1896.23" calcext:value-type="float">
            <text:p>1896.23</text:p>
          </table:table-cell>
          <table:table-cell office:value-type="float" office:value="2210.41" calcext:value-type="float">
            <text:p>2210.41</text:p>
          </table:table-cell>
        </table:table-row>
        <table:table-row table:style-name="ro1">
          <table:table-cell office:value-type="float" office:value="13679184" calcext:value-type="float">
            <text:p>13679184</text:p>
          </table:table-cell>
          <table:table-cell table:formula="of:=[.A857]/1000/(60*60*24)" office:value-type="time" office:time-value="PT03H47M59.184S" calcext:value-type="time">
            <text:p>03:47:59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4.21" calcext:value-type="float">
            <text:p>554.21</text:p>
          </table:table-cell>
          <table:table-cell office:value-type="float" office:value="1898.45" calcext:value-type="float">
            <text:p>1898.45</text:p>
          </table:table-cell>
          <table:table-cell office:value-type="float" office:value="2212.87" calcext:value-type="float">
            <text:p>2212.87</text:p>
          </table:table-cell>
        </table:table-row>
        <table:table-row table:style-name="ro1">
          <table:table-cell office:value-type="float" office:value="13695184" calcext:value-type="float">
            <text:p>13695184</text:p>
          </table:table-cell>
          <table:table-cell table:formula="of:=[.A858]/1000/(60*60*24)" office:value-type="time" office:time-value="PT03H48M15.184S" calcext:value-type="time">
            <text:p>03:48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2.23" calcext:value-type="float">
            <text:p>552.23</text:p>
          </table:table-cell>
          <table:table-cell office:value-type="float" office:value="1900.67" calcext:value-type="float">
            <text:p>1900.67</text:p>
          </table:table-cell>
          <table:table-cell office:value-type="float" office:value="2215.33" calcext:value-type="float">
            <text:p>2215.33</text:p>
          </table:table-cell>
        </table:table-row>
        <table:table-row table:style-name="ro1">
          <table:table-cell office:value-type="float" office:value="13711184" calcext:value-type="float">
            <text:p>13711184</text:p>
          </table:table-cell>
          <table:table-cell table:formula="of:=[.A859]/1000/(60*60*24)" office:value-type="time" office:time-value="PT03H48M31.184S" calcext:value-type="time">
            <text:p>03:48:31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1" calcext:value-type="float">
            <text:p>552.1</text:p>
          </table:table-cell>
          <table:table-cell office:value-type="float" office:value="1902.89" calcext:value-type="float">
            <text:p>1902.89</text:p>
          </table:table-cell>
          <table:table-cell office:value-type="float" office:value="2217.8" calcext:value-type="float">
            <text:p>2217.8</text:p>
          </table:table-cell>
        </table:table-row>
        <table:table-row table:style-name="ro1">
          <table:table-cell office:value-type="float" office:value="13727184" calcext:value-type="float">
            <text:p>13727184</text:p>
          </table:table-cell>
          <table:table-cell table:formula="of:=[.A860]/1000/(60*60*24)" office:value-type="time" office:time-value="PT03H48M47.184S" calcext:value-type="time">
            <text:p>03:48:47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1" calcext:value-type="float">
            <text:p>552.31</text:p>
          </table:table-cell>
          <table:table-cell office:value-type="float" office:value="1905.11" calcext:value-type="float">
            <text:p>1905.11</text:p>
          </table:table-cell>
          <table:table-cell office:value-type="float" office:value="2220.26" calcext:value-type="float">
            <text:p>2220.26</text:p>
          </table:table-cell>
        </table:table-row>
        <table:table-row table:style-name="ro1">
          <table:table-cell office:value-type="float" office:value="13743184" calcext:value-type="float">
            <text:p>13743184</text:p>
          </table:table-cell>
          <table:table-cell table:formula="of:=[.A861]/1000/(60*60*24)" office:value-type="time" office:time-value="PT03H49M03.184S" calcext:value-type="time">
            <text:p>03:49:03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3" calcext:value-type="float">
            <text:p>552.43</text:p>
          </table:table-cell>
          <table:table-cell office:value-type="float" office:value="1907.33" calcext:value-type="float">
            <text:p>1907.33</text:p>
          </table:table-cell>
          <table:table-cell office:value-type="float" office:value="2222.71" calcext:value-type="float">
            <text:p>2222.71</text:p>
          </table:table-cell>
        </table:table-row>
        <table:table-row table:style-name="ro1">
          <table:table-cell office:value-type="float" office:value="13759184" calcext:value-type="float">
            <text:p>13759184</text:p>
          </table:table-cell>
          <table:table-cell table:formula="of:=[.A862]/1000/(60*60*24)" office:value-type="time" office:time-value="PT03H49M19.184S" calcext:value-type="time">
            <text:p>03:49:19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2" calcext:value-type="float">
            <text:p>552</text:p>
          </table:table-cell>
          <table:table-cell office:value-type="float" office:value="1909.55" calcext:value-type="float">
            <text:p>1909.55</text:p>
          </table:table-cell>
          <table:table-cell office:value-type="float" office:value="2225.17" calcext:value-type="float">
            <text:p>2225.17</text:p>
          </table:table-cell>
        </table:table-row>
        <table:table-row table:style-name="ro1">
          <table:table-cell office:value-type="float" office:value="13775185" calcext:value-type="float">
            <text:p>13775185</text:p>
          </table:table-cell>
          <table:table-cell table:formula="of:=[.A863]/1000/(60*60*24)" office:value-type="time" office:time-value="PT03H49M35.185S" calcext:value-type="time">
            <text:p>03:49:35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09" calcext:value-type="float">
            <text:p>552.09</text:p>
          </table:table-cell>
          <table:table-cell office:value-type="float" office:value="1911.77" calcext:value-type="float">
            <text:p>1911.77</text:p>
          </table:table-cell>
          <table:table-cell office:value-type="float" office:value="2227.63" calcext:value-type="float">
            <text:p>2227.63</text:p>
          </table:table-cell>
        </table:table-row>
        <table:table-row table:style-name="ro1">
          <table:table-cell office:value-type="float" office:value="13791184" calcext:value-type="float">
            <text:p>13791184</text:p>
          </table:table-cell>
          <table:table-cell table:formula="of:=[.A864]/1000/(60*60*24)" office:value-type="time" office:time-value="PT03H49M51.184S" calcext:value-type="time">
            <text:p>03:49:51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2.07" calcext:value-type="float">
            <text:p>552.07</text:p>
          </table:table-cell>
          <table:table-cell office:value-type="float" office:value="1913.98" calcext:value-type="float">
            <text:p>1913.98</text:p>
          </table:table-cell>
          <table:table-cell office:value-type="float" office:value="2230.09" calcext:value-type="float">
            <text:p>2230.09</text:p>
          </table:table-cell>
        </table:table-row>
        <table:table-row table:style-name="ro1">
          <table:table-cell office:value-type="float" office:value="13807184" calcext:value-type="float">
            <text:p>13807184</text:p>
          </table:table-cell>
          <table:table-cell table:formula="of:=[.A865]/1000/(60*60*24)" office:value-type="time" office:time-value="PT03H50M07.184S" calcext:value-type="time">
            <text:p>03:50:07</text:p>
          </table:table-cell>
          <table:table-cell office:value-type="float" office:value="1.11" calcext:value-type="float">
            <text:p>1.11</text:p>
          </table:table-cell>
          <table:table-cell office:value-type="float" office:value="499.2" calcext:value-type="float">
            <text:p>499.2</text:p>
          </table:table-cell>
          <table:table-cell office:value-type="float" office:value="554.07" calcext:value-type="float">
            <text:p>554.07</text:p>
          </table:table-cell>
          <table:table-cell office:value-type="float" office:value="1916.2" calcext:value-type="float">
            <text:p>1916.2</text:p>
          </table:table-cell>
          <table:table-cell office:value-type="float" office:value="2232.54" calcext:value-type="float">
            <text:p>2232.54</text:p>
          </table:table-cell>
        </table:table-row>
        <table:table-row table:style-name="ro1">
          <table:table-cell office:value-type="float" office:value="13823184" calcext:value-type="float">
            <text:p>13823184</text:p>
          </table:table-cell>
          <table:table-cell table:formula="of:=[.A866]/1000/(60*60*24)" office:value-type="time" office:time-value="PT03H50M23.184S" calcext:value-type="time">
            <text:p>03:50:23</text:p>
          </table:table-cell>
          <table:table-cell office:value-type="float" office:value="1.11" calcext:value-type="float">
            <text:p>1.1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1.99" calcext:value-type="float">
            <text:p>551.99</text:p>
          </table:table-cell>
          <table:table-cell office:value-type="float" office:value="1918.42" calcext:value-type="float">
            <text:p>1918.42</text:p>
          </table:table-cell>
          <table:table-cell office:value-type="float" office:value="2235" calcext:value-type="float">
            <text:p>2235</text:p>
          </table:table-cell>
        </table:table-row>
        <table:table-row table:style-name="ro1">
          <table:table-cell office:value-type="float" office:value="13839184" calcext:value-type="float">
            <text:p>13839184</text:p>
          </table:table-cell>
          <table:table-cell table:formula="of:=[.A867]/1000/(60*60*24)" office:value-type="time" office:time-value="PT03H50M39.184S" calcext:value-type="time">
            <text:p>03:50:39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" calcext:value-type="float">
            <text:p>552.3</text:p>
          </table:table-cell>
          <table:table-cell office:value-type="float" office:value="1920.64" calcext:value-type="float">
            <text:p>1920.64</text:p>
          </table:table-cell>
          <table:table-cell office:value-type="float" office:value="2237.45" calcext:value-type="float">
            <text:p>2237.45</text:p>
          </table:table-cell>
        </table:table-row>
        <table:table-row table:style-name="ro1">
          <table:table-cell office:value-type="float" office:value="13855184" calcext:value-type="float">
            <text:p>13855184</text:p>
          </table:table-cell>
          <table:table-cell table:formula="of:=[.A868]/1000/(60*60*24)" office:value-type="time" office:time-value="PT03H50M55.184S" calcext:value-type="time">
            <text:p>03:50:55</text:p>
          </table:table-cell>
          <table:table-cell office:value-type="float" office:value="1.11" calcext:value-type="float">
            <text:p>1.1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2.44" calcext:value-type="float">
            <text:p>552.44</text:p>
          </table:table-cell>
          <table:table-cell office:value-type="float" office:value="1922.86" calcext:value-type="float">
            <text:p>1922.86</text:p>
          </table:table-cell>
          <table:table-cell office:value-type="float" office:value="2239.91" calcext:value-type="float">
            <text:p>2239.91</text:p>
          </table:table-cell>
        </table:table-row>
        <table:table-row table:style-name="ro1">
          <table:table-cell office:value-type="float" office:value="13871184" calcext:value-type="float">
            <text:p>13871184</text:p>
          </table:table-cell>
          <table:table-cell table:formula="of:=[.A869]/1000/(60*60*24)" office:value-type="time" office:time-value="PT03H51M11.184S" calcext:value-type="time">
            <text:p>03:51:11</text:p>
          </table:table-cell>
          <table:table-cell office:value-type="float" office:value="1.11" calcext:value-type="float">
            <text:p>1.11</text:p>
          </table:table-cell>
          <table:table-cell office:value-type="float" office:value="499.6" calcext:value-type="float">
            <text:p>499.6</text:p>
          </table:table-cell>
          <table:table-cell office:value-type="float" office:value="552.53" calcext:value-type="float">
            <text:p>552.53</text:p>
          </table:table-cell>
          <table:table-cell office:value-type="float" office:value="1925.08" calcext:value-type="float">
            <text:p>1925.08</text:p>
          </table:table-cell>
          <table:table-cell office:value-type="float" office:value="2242.36" calcext:value-type="float">
            <text:p>2242.36</text:p>
          </table:table-cell>
        </table:table-row>
        <table:table-row table:style-name="ro1">
          <table:table-cell office:value-type="float" office:value="13887184" calcext:value-type="float">
            <text:p>13887184</text:p>
          </table:table-cell>
          <table:table-cell table:formula="of:=[.A870]/1000/(60*60*24)" office:value-type="time" office:time-value="PT03H51M27.184S" calcext:value-type="time">
            <text:p>03:51:27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1" calcext:value-type="float">
            <text:p>552.31</text:p>
          </table:table-cell>
          <table:table-cell office:value-type="float" office:value="1927.3" calcext:value-type="float">
            <text:p>1927.3</text:p>
          </table:table-cell>
          <table:table-cell office:value-type="float" office:value="2244.81" calcext:value-type="float">
            <text:p>2244.81</text:p>
          </table:table-cell>
        </table:table-row>
        <table:table-row table:style-name="ro1">
          <table:table-cell office:value-type="float" office:value="13903185" calcext:value-type="float">
            <text:p>13903185</text:p>
          </table:table-cell>
          <table:table-cell table:formula="of:=[.A871]/1000/(60*60*24)" office:value-type="time" office:time-value="PT03H51M43.185S" calcext:value-type="time">
            <text:p>03:51:43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2" calcext:value-type="float">
            <text:p>552.32</text:p>
          </table:table-cell>
          <table:table-cell office:value-type="float" office:value="1929.52" calcext:value-type="float">
            <text:p>1929.52</text:p>
          </table:table-cell>
          <table:table-cell office:value-type="float" office:value="2247.27" calcext:value-type="float">
            <text:p>2247.27</text:p>
          </table:table-cell>
        </table:table-row>
        <table:table-row table:style-name="ro1">
          <table:table-cell office:value-type="float" office:value="13919184" calcext:value-type="float">
            <text:p>13919184</text:p>
          </table:table-cell>
          <table:table-cell table:formula="of:=[.A872]/1000/(60*60*24)" office:value-type="time" office:time-value="PT03H51M59.184S" calcext:value-type="time">
            <text:p>03:51:59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5" calcext:value-type="float">
            <text:p>550.45</text:p>
          </table:table-cell>
          <table:table-cell office:value-type="float" office:value="1931.74" calcext:value-type="float">
            <text:p>1931.74</text:p>
          </table:table-cell>
          <table:table-cell office:value-type="float" office:value="2249.72" calcext:value-type="float">
            <text:p>2249.72</text:p>
          </table:table-cell>
        </table:table-row>
        <table:table-row table:style-name="ro1">
          <table:table-cell office:value-type="float" office:value="13935184" calcext:value-type="float">
            <text:p>13935184</text:p>
          </table:table-cell>
          <table:table-cell table:formula="of:=[.A873]/1000/(60*60*24)" office:value-type="time" office:time-value="PT03H52M15.184S" calcext:value-type="time">
            <text:p>03:52:15</text:p>
          </table:table-cell>
          <table:table-cell office:value-type="float" office:value="1.11" calcext:value-type="float">
            <text:p>1.11</text:p>
          </table:table-cell>
          <table:table-cell office:value-type="float" office:value="499.4" calcext:value-type="float">
            <text:p>499.4</text:p>
          </table:table-cell>
          <table:table-cell office:value-type="float" office:value="552.31" calcext:value-type="float">
            <text:p>552.31</text:p>
          </table:table-cell>
          <table:table-cell office:value-type="float" office:value="1933.96" calcext:value-type="float">
            <text:p>1933.96</text:p>
          </table:table-cell>
          <table:table-cell office:value-type="float" office:value="2252.17" calcext:value-type="float">
            <text:p>2252.17</text:p>
          </table:table-cell>
        </table:table-row>
        <table:table-row table:style-name="ro1">
          <table:table-cell office:value-type="float" office:value="13951184" calcext:value-type="float">
            <text:p>13951184</text:p>
          </table:table-cell>
          <table:table-cell table:formula="of:=[.A874]/1000/(60*60*24)" office:value-type="time" office:time-value="PT03H52M31.184S" calcext:value-type="time">
            <text:p>03:52:31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50.08" calcext:value-type="float">
            <text:p>550.08</text:p>
          </table:table-cell>
          <table:table-cell office:value-type="float" office:value="1936.18" calcext:value-type="float">
            <text:p>1936.18</text:p>
          </table:table-cell>
          <table:table-cell office:value-type="float" office:value="2254.62" calcext:value-type="float">
            <text:p>2254.62</text:p>
          </table:table-cell>
        </table:table-row>
        <table:table-row table:style-name="ro1">
          <table:table-cell office:value-type="float" office:value="13967184" calcext:value-type="float">
            <text:p>13967184</text:p>
          </table:table-cell>
          <table:table-cell table:formula="of:=[.A875]/1000/(60*60*24)" office:value-type="time" office:time-value="PT03H52M47.184S" calcext:value-type="time">
            <text:p>03:52:47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1" calcext:value-type="float">
            <text:p>550.21</text:p>
          </table:table-cell>
          <table:table-cell office:value-type="float" office:value="1938.4" calcext:value-type="float">
            <text:p>1938.4</text:p>
          </table:table-cell>
          <table:table-cell office:value-type="float" office:value="2257.07" calcext:value-type="float">
            <text:p>2257.07</text:p>
          </table:table-cell>
        </table:table-row>
        <table:table-row table:style-name="ro1">
          <table:table-cell office:value-type="float" office:value="13983184" calcext:value-type="float">
            <text:p>13983184</text:p>
          </table:table-cell>
          <table:table-cell table:formula="of:=[.A876]/1000/(60*60*24)" office:value-type="time" office:time-value="PT03H53M03.184S" calcext:value-type="time">
            <text:p>03:53:03</text:p>
          </table:table-cell>
          <table:table-cell office:value-type="float" office:value="1.1" calcext:value-type="float">
            <text:p>1.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9.98" calcext:value-type="float">
            <text:p>549.98</text:p>
          </table:table-cell>
          <table:table-cell office:value-type="float" office:value="1940.62" calcext:value-type="float">
            <text:p>1940.62</text:p>
          </table:table-cell>
          <table:table-cell office:value-type="float" office:value="2259.52" calcext:value-type="float">
            <text:p>2259.52</text:p>
          </table:table-cell>
        </table:table-row>
        <table:table-row table:style-name="ro1">
          <table:table-cell office:value-type="float" office:value="13999185" calcext:value-type="float">
            <text:p>13999185</text:p>
          </table:table-cell>
          <table:table-cell table:formula="of:=[.A877]/1000/(60*60*24)" office:value-type="time" office:time-value="PT03H53M19.185S" calcext:value-type="time">
            <text:p>03:53:19</text:p>
          </table:table-cell>
          <table:table-cell office:value-type="float" office:value="1.1" calcext:value-type="float">
            <text:p>1.1</text:p>
          </table:table-cell>
          <table:table-cell office:value-type="float" office:value="500.92" calcext:value-type="float">
            <text:p>500.92</text:p>
          </table:table-cell>
          <table:table-cell office:value-type="float" office:value="552.04" calcext:value-type="float">
            <text:p>552.04</text:p>
          </table:table-cell>
          <table:table-cell office:value-type="float" office:value="1942.84" calcext:value-type="float">
            <text:p>1942.84</text:p>
          </table:table-cell>
          <table:table-cell office:value-type="float" office:value="2261.97" calcext:value-type="float">
            <text:p>2261.97</text:p>
          </table:table-cell>
        </table:table-row>
        <table:table-row table:style-name="ro1">
          <table:table-cell office:value-type="float" office:value="14015184" calcext:value-type="float">
            <text:p>14015184</text:p>
          </table:table-cell>
          <table:table-cell table:formula="of:=[.A878]/1000/(60*60*24)" office:value-type="time" office:time-value="PT03H53M35.184S" calcext:value-type="time">
            <text:p>03:53:35</text:p>
          </table:table-cell>
          <table:table-cell office:value-type="float" office:value="1.1" calcext:value-type="float">
            <text:p>1.1</text:p>
          </table:table-cell>
          <table:table-cell office:value-type="float" office:value="500.8" calcext:value-type="float">
            <text:p>500.8</text:p>
          </table:table-cell>
          <table:table-cell office:value-type="float" office:value="551.91" calcext:value-type="float">
            <text:p>551.91</text:p>
          </table:table-cell>
          <table:table-cell office:value-type="float" office:value="1945.06" calcext:value-type="float">
            <text:p>1945.06</text:p>
          </table:table-cell>
          <table:table-cell office:value-type="float" office:value="2264.42" calcext:value-type="float">
            <text:p>2264.42</text:p>
          </table:table-cell>
        </table:table-row>
        <table:table-row table:style-name="ro1">
          <table:table-cell office:value-type="float" office:value="14031184" calcext:value-type="float">
            <text:p>14031184</text:p>
          </table:table-cell>
          <table:table-cell table:formula="of:=[.A879]/1000/(60*60*24)" office:value-type="time" office:time-value="PT03H53M51.184S" calcext:value-type="time">
            <text:p>03:53:51</text:p>
          </table:table-cell>
          <table:table-cell office:value-type="float" office:value="1.1" calcext:value-type="float">
            <text:p>1.1</text:p>
          </table:table-cell>
          <table:table-cell office:value-type="float" office:value="501.12" calcext:value-type="float">
            <text:p>501.12</text:p>
          </table:table-cell>
          <table:table-cell office:value-type="float" office:value="550.28" calcext:value-type="float">
            <text:p>550.28</text:p>
          </table:table-cell>
          <table:table-cell office:value-type="float" office:value="1947.29" calcext:value-type="float">
            <text:p>1947.29</text:p>
          </table:table-cell>
          <table:table-cell office:value-type="float" office:value="2266.88" calcext:value-type="float">
            <text:p>2266.88</text:p>
          </table:table-cell>
        </table:table-row>
        <table:table-row table:style-name="ro1">
          <table:table-cell office:value-type="float" office:value="14047184" calcext:value-type="float">
            <text:p>14047184</text:p>
          </table:table-cell>
          <table:table-cell table:formula="of:=[.A880]/1000/(60*60*24)" office:value-type="time" office:time-value="PT03H54M07.184S" calcext:value-type="time">
            <text:p>03:54:07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31" calcext:value-type="float">
            <text:p>550.31</text:p>
          </table:table-cell>
          <table:table-cell office:value-type="float" office:value="1949.51" calcext:value-type="float">
            <text:p>1949.51</text:p>
          </table:table-cell>
          <table:table-cell office:value-type="float" office:value="2269.32" calcext:value-type="float">
            <text:p>2269.32</text:p>
          </table:table-cell>
        </table:table-row>
        <table:table-row table:style-name="ro1">
          <table:table-cell office:value-type="float" office:value="14063184" calcext:value-type="float">
            <text:p>14063184</text:p>
          </table:table-cell>
          <table:table-cell table:formula="of:=[.A881]/1000/(60*60*24)" office:value-type="time" office:time-value="PT03H54M23.184S" calcext:value-type="time">
            <text:p>03:54:23</text:p>
          </table:table-cell>
          <table:table-cell office:value-type="float" office:value="1.1" calcext:value-type="float">
            <text:p>1.1</text:p>
          </table:table-cell>
          <table:table-cell office:value-type="float" office:value="499.6" calcext:value-type="float">
            <text:p>499.6</text:p>
          </table:table-cell>
          <table:table-cell office:value-type="float" office:value="550.52" calcext:value-type="float">
            <text:p>550.52</text:p>
          </table:table-cell>
          <table:table-cell office:value-type="float" office:value="1951.73" calcext:value-type="float">
            <text:p>1951.73</text:p>
          </table:table-cell>
          <table:table-cell office:value-type="float" office:value="2271.77" calcext:value-type="float">
            <text:p>2271.77</text:p>
          </table:table-cell>
        </table:table-row>
        <table:table-row table:style-name="ro1">
          <table:table-cell office:value-type="float" office:value="14079184" calcext:value-type="float">
            <text:p>14079184</text:p>
          </table:table-cell>
          <table:table-cell table:formula="of:=[.A882]/1000/(60*60*24)" office:value-type="time" office:time-value="PT03H54M39.184S" calcext:value-type="time">
            <text:p>03:54:39</text:p>
          </table:table-cell>
          <table:table-cell office:value-type="float" office:value="1.1" calcext:value-type="float">
            <text:p>1.1</text:p>
          </table:table-cell>
          <table:table-cell office:value-type="float" office:value="499.72" calcext:value-type="float">
            <text:p>499.72</text:p>
          </table:table-cell>
          <table:table-cell office:value-type="float" office:value="550.66" calcext:value-type="float">
            <text:p>550.66</text:p>
          </table:table-cell>
          <table:table-cell office:value-type="float" office:value="1953.95" calcext:value-type="float">
            <text:p>1953.95</text:p>
          </table:table-cell>
          <table:table-cell office:value-type="float" office:value="2274.21" calcext:value-type="float">
            <text:p>2274.21</text:p>
          </table:table-cell>
        </table:table-row>
        <table:table-row table:style-name="ro1">
          <table:table-cell office:value-type="float" office:value="14095184" calcext:value-type="float">
            <text:p>14095184</text:p>
          </table:table-cell>
          <table:table-cell table:formula="of:=[.A883]/1000/(60*60*24)" office:value-type="time" office:time-value="PT03H54M55.184S" calcext:value-type="time">
            <text:p>03:54:55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50.44" calcext:value-type="float">
            <text:p>550.44</text:p>
          </table:table-cell>
          <table:table-cell office:value-type="float" office:value="1956.17" calcext:value-type="float">
            <text:p>1956.17</text:p>
          </table:table-cell>
          <table:table-cell office:value-type="float" office:value="2276.65" calcext:value-type="float">
            <text:p>2276.65</text:p>
          </table:table-cell>
        </table:table-row>
        <table:table-row table:style-name="ro1">
          <table:table-cell office:value-type="float" office:value="14111184" calcext:value-type="float">
            <text:p>14111184</text:p>
          </table:table-cell>
          <table:table-cell table:formula="of:=[.A884]/1000/(60*60*24)" office:value-type="time" office:time-value="PT03H55M11.184S" calcext:value-type="time">
            <text:p>03:55:11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50.23" calcext:value-type="float">
            <text:p>550.23</text:p>
          </table:table-cell>
          <table:table-cell office:value-type="float" office:value="1958.39" calcext:value-type="float">
            <text:p>1958.39</text:p>
          </table:table-cell>
          <table:table-cell office:value-type="float" office:value="2279.1" calcext:value-type="float">
            <text:p>2279.1</text:p>
          </table:table-cell>
        </table:table-row>
        <table:table-row table:style-name="ro1">
          <table:table-cell office:value-type="float" office:value="14127185" calcext:value-type="float">
            <text:p>14127185</text:p>
          </table:table-cell>
          <table:table-cell table:formula="of:=[.A885]/1000/(60*60*24)" office:value-type="time" office:time-value="PT03H55M27.185S" calcext:value-type="time">
            <text:p>03:55:27</text:p>
          </table:table-cell>
          <table:table-cell office:value-type="float" office:value="1.1" calcext:value-type="float">
            <text:p>1.1</text:p>
          </table:table-cell>
          <table:table-cell office:value-type="float" office:value="499.12" calcext:value-type="float">
            <text:p>499.12</text:p>
          </table:table-cell>
          <table:table-cell office:value-type="float" office:value="550" calcext:value-type="float">
            <text:p>550</text:p>
          </table:table-cell>
          <table:table-cell office:value-type="float" office:value="1960.61" calcext:value-type="float">
            <text:p>1960.61</text:p>
          </table:table-cell>
          <table:table-cell office:value-type="float" office:value="2281.54" calcext:value-type="float">
            <text:p>2281.54</text:p>
          </table:table-cell>
        </table:table-row>
        <table:table-row table:style-name="ro1">
          <table:table-cell office:value-type="float" office:value="14143185" calcext:value-type="float">
            <text:p>14143185</text:p>
          </table:table-cell>
          <table:table-cell table:formula="of:=[.A886]/1000/(60*60*24)" office:value-type="time" office:time-value="PT03H55M43.185S" calcext:value-type="time">
            <text:p>03:55:43</text:p>
          </table:table-cell>
          <table:table-cell office:value-type="float" office:value="1.1" calcext:value-type="float">
            <text:p>1.1</text:p>
          </table:table-cell>
          <table:table-cell office:value-type="float" office:value="499" calcext:value-type="float">
            <text:p>499</text:p>
          </table:table-cell>
          <table:table-cell office:value-type="float" office:value="549.87" calcext:value-type="float">
            <text:p>549.87</text:p>
          </table:table-cell>
          <table:table-cell office:value-type="float" office:value="1962.82" calcext:value-type="float">
            <text:p>1962.82</text:p>
          </table:table-cell>
          <table:table-cell office:value-type="float" office:value="2283.98" calcext:value-type="float">
            <text:p>2283.98</text:p>
          </table:table-cell>
        </table:table-row>
        <table:table-row table:style-name="ro1">
          <table:table-cell office:value-type="float" office:value="14159184" calcext:value-type="float">
            <text:p>14159184</text:p>
          </table:table-cell>
          <table:table-cell table:formula="of:=[.A887]/1000/(60*60*24)" office:value-type="time" office:time-value="PT03H55M59.184S" calcext:value-type="time">
            <text:p>03:55:59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50.29" calcext:value-type="float">
            <text:p>550.29</text:p>
          </table:table-cell>
          <table:table-cell office:value-type="float" office:value="1965.04" calcext:value-type="float">
            <text:p>1965.04</text:p>
          </table:table-cell>
          <table:table-cell office:value-type="float" office:value="2286.42" calcext:value-type="float">
            <text:p>2286.42</text:p>
          </table:table-cell>
        </table:table-row>
        <table:table-row table:style-name="ro1">
          <table:table-cell office:value-type="float" office:value="14175184" calcext:value-type="float">
            <text:p>14175184</text:p>
          </table:table-cell>
          <table:table-cell table:formula="of:=[.A888]/1000/(60*60*24)" office:value-type="time" office:time-value="PT03H56M15.184S" calcext:value-type="time">
            <text:p>03:56:15</text:p>
          </table:table-cell>
          <table:table-cell office:value-type="float" office:value="1.1" calcext:value-type="float">
            <text:p>1.1</text:p>
          </table:table-cell>
          <table:table-cell office:value-type="float" office:value="499.4" calcext:value-type="float">
            <text:p>499.4</text:p>
          </table:table-cell>
          <table:table-cell office:value-type="float" office:value="548.31" calcext:value-type="float">
            <text:p>548.31</text:p>
          </table:table-cell>
          <table:table-cell office:value-type="float" office:value="1967.26" calcext:value-type="float">
            <text:p>1967.26</text:p>
          </table:table-cell>
          <table:table-cell office:value-type="float" office:value="2288.86" calcext:value-type="float">
            <text:p>2288.86</text:p>
          </table:table-cell>
        </table:table-row>
        <table:table-row table:style-name="ro1">
          <table:table-cell office:value-type="float" office:value="14191185" calcext:value-type="float">
            <text:p>14191185</text:p>
          </table:table-cell>
          <table:table-cell table:formula="of:=[.A889]/1000/(60*60*24)" office:value-type="time" office:time-value="PT03H56M31.185S" calcext:value-type="time">
            <text:p>03:56:31</text:p>
          </table:table-cell>
          <table:table-cell office:value-type="float" office:value="1.1" calcext:value-type="float">
            <text:p>1.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8.21" calcext:value-type="float">
            <text:p>548.21</text:p>
          </table:table-cell>
          <table:table-cell office:value-type="float" office:value="1969.48" calcext:value-type="float">
            <text:p>1969.48</text:p>
          </table:table-cell>
          <table:table-cell office:value-type="float" office:value="2291.29" calcext:value-type="float">
            <text:p>2291.29</text:p>
          </table:table-cell>
        </table:table-row>
        <table:table-row table:style-name="ro1">
          <table:table-cell office:value-type="float" office:value="14207184" calcext:value-type="float">
            <text:p>14207184</text:p>
          </table:table-cell>
          <table:table-cell table:formula="of:=[.A890]/1000/(60*60*24)" office:value-type="time" office:time-value="PT03H56M47.184S" calcext:value-type="time">
            <text:p>03:56:47</text:p>
          </table:table-cell>
          <table:table-cell office:value-type="float" office:value="1.1" calcext:value-type="float">
            <text:p>1.1</text:p>
          </table:table-cell>
          <table:table-cell office:value-type="float" office:value="500.92" calcext:value-type="float">
            <text:p>500.92</text:p>
          </table:table-cell>
          <table:table-cell office:value-type="float" office:value="550.05" calcext:value-type="float">
            <text:p>550.05</text:p>
          </table:table-cell>
          <table:table-cell office:value-type="float" office:value="1971.71" calcext:value-type="float">
            <text:p>1971.71</text:p>
          </table:table-cell>
          <table:table-cell office:value-type="float" office:value="2293.73" calcext:value-type="float">
            <text:p>2293.73</text:p>
          </table:table-cell>
        </table:table-row>
        <table:table-row table:style-name="ro1">
          <table:table-cell office:value-type="float" office:value="14223184" calcext:value-type="float">
            <text:p>14223184</text:p>
          </table:table-cell>
          <table:table-cell table:formula="of:=[.A891]/1000/(60*60*24)" office:value-type="time" office:time-value="PT03H57M03.184S" calcext:value-type="time">
            <text:p>03:57:03</text:p>
          </table:table-cell>
          <table:table-cell office:value-type="float" office:value="1.09" calcext:value-type="float">
            <text:p>1.0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6" calcext:value-type="float">
            <text:p>546</text:p>
          </table:table-cell>
          <table:table-cell office:value-type="float" office:value="1973.93" calcext:value-type="float">
            <text:p>1973.93</text:p>
          </table:table-cell>
          <table:table-cell office:value-type="float" office:value="2296.17" calcext:value-type="float">
            <text:p>2296.17</text:p>
          </table:table-cell>
        </table:table-row>
        <table:table-row table:style-name="ro1">
          <table:table-cell office:value-type="float" office:value="14239185" calcext:value-type="float">
            <text:p>14239185</text:p>
          </table:table-cell>
          <table:table-cell table:formula="of:=[.A892]/1000/(60*60*24)" office:value-type="time" office:time-value="PT03H57M19.185S" calcext:value-type="time">
            <text:p>03:57:19</text:p>
          </table:table-cell>
          <table:table-cell office:value-type="float" office:value="1.1" calcext:value-type="float">
            <text:p>1.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8.44" calcext:value-type="float">
            <text:p>548.44</text:p>
          </table:table-cell>
          <table:table-cell office:value-type="float" office:value="1976.15" calcext:value-type="float">
            <text:p>1976.15</text:p>
          </table:table-cell>
          <table:table-cell office:value-type="float" office:value="2298.61" calcext:value-type="float">
            <text:p>2298.61</text:p>
          </table:table-cell>
        </table:table-row>
        <table:table-row table:style-name="ro1">
          <table:table-cell office:value-type="float" office:value="14255184" calcext:value-type="float">
            <text:p>14255184</text:p>
          </table:table-cell>
          <table:table-cell table:formula="of:=[.A893]/1000/(60*60*24)" office:value-type="time" office:time-value="PT03H57M35.184S" calcext:value-type="time">
            <text:p>03:57:35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6.31" calcext:value-type="float">
            <text:p>546.31</text:p>
          </table:table-cell>
          <table:table-cell office:value-type="float" office:value="1978.37" calcext:value-type="float">
            <text:p>1978.37</text:p>
          </table:table-cell>
          <table:table-cell office:value-type="float" office:value="2301.04" calcext:value-type="float">
            <text:p>2301.04</text:p>
          </table:table-cell>
        </table:table-row>
        <table:table-row table:style-name="ro1">
          <table:table-cell office:value-type="float" office:value="14271184" calcext:value-type="float">
            <text:p>14271184</text:p>
          </table:table-cell>
          <table:table-cell table:formula="of:=[.A894]/1000/(60*60*24)" office:value-type="time" office:time-value="PT03H57M51.184S" calcext:value-type="time">
            <text:p>03:57:51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6.08" calcext:value-type="float">
            <text:p>546.08</text:p>
          </table:table-cell>
          <table:table-cell office:value-type="float" office:value="1980.58" calcext:value-type="float">
            <text:p>1980.58</text:p>
          </table:table-cell>
          <table:table-cell office:value-type="float" office:value="2303.47" calcext:value-type="float">
            <text:p>2303.47</text:p>
          </table:table-cell>
        </table:table-row>
        <table:table-row table:style-name="ro1">
          <table:table-cell office:value-type="float" office:value="14287185" calcext:value-type="float">
            <text:p>14287185</text:p>
          </table:table-cell>
          <table:table-cell table:formula="of:=[.A895]/1000/(60*60*24)" office:value-type="time" office:time-value="PT03H58M07.185S" calcext:value-type="time">
            <text:p>03:58:07</text:p>
          </table:table-cell>
          <table:table-cell office:value-type="float" office:value="1.1" calcext:value-type="float">
            <text:p>1.1</text:p>
          </table:table-cell>
          <table:table-cell office:value-type="float" office:value="500.92" calcext:value-type="float">
            <text:p>500.92</text:p>
          </table:table-cell>
          <table:table-cell office:value-type="float" office:value="550.04" calcext:value-type="float">
            <text:p>550.04</text:p>
          </table:table-cell>
          <table:table-cell office:value-type="float" office:value="1982.8" calcext:value-type="float">
            <text:p>1982.8</text:p>
          </table:table-cell>
          <table:table-cell office:value-type="float" office:value="2305.91" calcext:value-type="float">
            <text:p>2305.91</text:p>
          </table:table-cell>
        </table:table-row>
        <table:table-row table:style-name="ro1">
          <table:table-cell office:value-type="float" office:value="14303184" calcext:value-type="float">
            <text:p>14303184</text:p>
          </table:table-cell>
          <table:table-cell table:formula="of:=[.A896]/1000/(60*60*24)" office:value-type="time" office:time-value="PT03H58M23.184S" calcext:value-type="time">
            <text:p>03:58:23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2" calcext:value-type="float">
            <text:p>546.42</text:p>
          </table:table-cell>
          <table:table-cell office:value-type="float" office:value="1985.03" calcext:value-type="float">
            <text:p>1985.03</text:p>
          </table:table-cell>
          <table:table-cell office:value-type="float" office:value="2308.34" calcext:value-type="float">
            <text:p>2308.34</text:p>
          </table:table-cell>
        </table:table-row>
        <table:table-row table:style-name="ro1">
          <table:table-cell office:value-type="float" office:value="14319184" calcext:value-type="float">
            <text:p>14319184</text:p>
          </table:table-cell>
          <table:table-cell table:formula="of:=[.A897]/1000/(60*60*24)" office:value-type="time" office:time-value="PT03H58M39.184S" calcext:value-type="time">
            <text:p>03:58:39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3" calcext:value-type="float">
            <text:p>546.43</text:p>
          </table:table-cell>
          <table:table-cell office:value-type="float" office:value="1987.25" calcext:value-type="float">
            <text:p>1987.25</text:p>
          </table:table-cell>
          <table:table-cell office:value-type="float" office:value="2310.78" calcext:value-type="float">
            <text:p>2310.78</text:p>
          </table:table-cell>
        </table:table-row>
        <table:table-row table:style-name="ro1">
          <table:table-cell office:value-type="float" office:value="14335185" calcext:value-type="float">
            <text:p>14335185</text:p>
          </table:table-cell>
          <table:table-cell table:formula="of:=[.A898]/1000/(60*60*24)" office:value-type="time" office:time-value="PT03H58M55.185S" calcext:value-type="time">
            <text:p>03:58:55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08" calcext:value-type="float">
            <text:p>548.08</text:p>
          </table:table-cell>
          <table:table-cell office:value-type="float" office:value="1989.47" calcext:value-type="float">
            <text:p>1989.47</text:p>
          </table:table-cell>
          <table:table-cell office:value-type="float" office:value="2313.21" calcext:value-type="float">
            <text:p>2313.21</text:p>
          </table:table-cell>
        </table:table-row>
        <table:table-row table:style-name="ro1">
          <table:table-cell office:value-type="float" office:value="14351184" calcext:value-type="float">
            <text:p>14351184</text:p>
          </table:table-cell>
          <table:table-cell table:formula="of:=[.A899]/1000/(60*60*24)" office:value-type="time" office:time-value="PT03H59M11.184S" calcext:value-type="time">
            <text:p>03:59:11</text:p>
          </table:table-cell>
          <table:table-cell office:value-type="float" office:value="1.1" calcext:value-type="float">
            <text:p>1.1</text:p>
          </table:table-cell>
          <table:table-cell office:value-type="float" office:value="499.2" calcext:value-type="float">
            <text:p>499.2</text:p>
          </table:table-cell>
          <table:table-cell office:value-type="float" office:value="548.09" calcext:value-type="float">
            <text:p>548.09</text:p>
          </table:table-cell>
          <table:table-cell office:value-type="float" office:value="1991.68" calcext:value-type="float">
            <text:p>1991.68</text:p>
          </table:table-cell>
          <table:table-cell office:value-type="float" office:value="2315.64" calcext:value-type="float">
            <text:p>2315.64</text:p>
          </table:table-cell>
        </table:table-row>
        <table:table-row table:style-name="ro1">
          <table:table-cell office:value-type="float" office:value="14367184" calcext:value-type="float">
            <text:p>14367184</text:p>
          </table:table-cell>
          <table:table-cell table:formula="of:=[.A900]/1000/(60*60*24)" office:value-type="time" office:time-value="PT03H59M27.184S" calcext:value-type="time">
            <text:p>03:59:27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2" calcext:value-type="float">
            <text:p>546.22</text:p>
          </table:table-cell>
          <table:table-cell office:value-type="float" office:value="1993.9" calcext:value-type="float">
            <text:p>1993.9</text:p>
          </table:table-cell>
          <table:table-cell office:value-type="float" office:value="2318.06" calcext:value-type="float">
            <text:p>2318.06</text:p>
          </table:table-cell>
        </table:table-row>
        <table:table-row table:style-name="ro1">
          <table:table-cell office:value-type="float" office:value="14383184" calcext:value-type="float">
            <text:p>14383184</text:p>
          </table:table-cell>
          <table:table-cell table:formula="of:=[.A901]/1000/(60*60*24)" office:value-type="time" office:time-value="PT03H59M43.184S" calcext:value-type="time">
            <text:p>03:59:43</text:p>
          </table:table-cell>
          <table:table-cell office:value-type="float" office:value="1.09" calcext:value-type="float">
            <text:p>1.0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6.01" calcext:value-type="float">
            <text:p>546.01</text:p>
          </table:table-cell>
          <table:table-cell office:value-type="float" office:value="1996.12" calcext:value-type="float">
            <text:p>1996.12</text:p>
          </table:table-cell>
          <table:table-cell office:value-type="float" office:value="2320.49" calcext:value-type="float">
            <text:p>2320.49</text:p>
          </table:table-cell>
        </table:table-row>
        <table:table-row table:style-name="ro1">
          <table:table-cell office:value-type="float" office:value="14399184" calcext:value-type="float">
            <text:p>14399184</text:p>
          </table:table-cell>
          <table:table-cell table:formula="of:=[.A902]/1000/(60*60*24)" office:value-type="time" office:time-value="PT03H59M59.184S" calcext:value-type="time">
            <text:p>03:59:59</text:p>
          </table:table-cell>
          <table:table-cell office:value-type="float" office:value="1.09" calcext:value-type="float">
            <text:p>1.09</text:p>
          </table:table-cell>
          <table:table-cell office:value-type="float" office:value="500.8" calcext:value-type="float">
            <text:p>500.8</text:p>
          </table:table-cell>
          <table:table-cell office:value-type="float" office:value="545.91" calcext:value-type="float">
            <text:p>545.91</text:p>
          </table:table-cell>
          <table:table-cell office:value-type="float" office:value="1998.34" calcext:value-type="float">
            <text:p>1998.34</text:p>
          </table:table-cell>
          <table:table-cell office:value-type="float" office:value="2322.92" calcext:value-type="float">
            <text:p>2322.92</text:p>
          </table:table-cell>
        </table:table-row>
        <table:table-row table:style-name="ro1">
          <table:table-cell office:value-type="float" office:value="14415184" calcext:value-type="float">
            <text:p>14415184</text:p>
          </table:table-cell>
          <table:table-cell table:formula="of:=[.A903]/1000/(60*60*24)" office:value-type="time" office:time-value="PT04H00M15.184S" calcext:value-type="time">
            <text:p>04:00:15</text:p>
          </table:table-cell>
          <table:table-cell office:value-type="float" office:value="1.09" calcext:value-type="float">
            <text:p>1.0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48.06" calcext:value-type="float">
            <text:p>548.06</text:p>
          </table:table-cell>
          <table:table-cell office:value-type="float" office:value="2000.57" calcext:value-type="float">
            <text:p>2000.57</text:p>
          </table:table-cell>
          <table:table-cell office:value-type="float" office:value="2325.36" calcext:value-type="float">
            <text:p>2325.36</text:p>
          </table:table-cell>
        </table:table-row>
        <table:table-row table:style-name="ro1">
          <table:table-cell office:value-type="float" office:value="14431185" calcext:value-type="float">
            <text:p>14431185</text:p>
          </table:table-cell>
          <table:table-cell table:formula="of:=[.A904]/1000/(60*60*24)" office:value-type="time" office:time-value="PT04H00M31.185S" calcext:value-type="time">
            <text:p>04:00:31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" calcext:value-type="float">
            <text:p>544.3</text:p>
          </table:table-cell>
          <table:table-cell office:value-type="float" office:value="2002.79" calcext:value-type="float">
            <text:p>2002.79</text:p>
          </table:table-cell>
          <table:table-cell office:value-type="float" office:value="2327.79" calcext:value-type="float">
            <text:p>2327.79</text:p>
          </table:table-cell>
        </table:table-row>
        <table:table-row table:style-name="ro1">
          <table:table-cell office:value-type="float" office:value="14447184" calcext:value-type="float">
            <text:p>14447184</text:p>
          </table:table-cell>
          <table:table-cell table:formula="of:=[.A905]/1000/(60*60*24)" office:value-type="time" office:time-value="PT04H00M47.184S" calcext:value-type="time">
            <text:p>04:00:47</text:p>
          </table:table-cell>
          <table:table-cell office:value-type="float" office:value="1.09" calcext:value-type="float">
            <text:p>1.09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6.44" calcext:value-type="float">
            <text:p>546.44</text:p>
          </table:table-cell>
          <table:table-cell office:value-type="float" office:value="2005.01" calcext:value-type="float">
            <text:p>2005.01</text:p>
          </table:table-cell>
          <table:table-cell office:value-type="float" office:value="2330.21" calcext:value-type="float">
            <text:p>2330.21</text:p>
          </table:table-cell>
        </table:table-row>
        <table:table-row table:style-name="ro1">
          <table:table-cell office:value-type="float" office:value="14463184" calcext:value-type="float">
            <text:p>14463184</text:p>
          </table:table-cell>
          <table:table-cell table:formula="of:=[.A906]/1000/(60*60*24)" office:value-type="time" office:time-value="PT04H01M03.184S" calcext:value-type="time">
            <text:p>04:01:03</text:p>
          </table:table-cell>
          <table:table-cell office:value-type="float" office:value="1.09" calcext:value-type="float">
            <text:p>1.09</text:p>
          </table:table-cell>
          <table:table-cell office:value-type="float" office:value="499" calcext:value-type="float">
            <text:p>499</text:p>
          </table:table-cell>
          <table:table-cell office:value-type="float" office:value="545.88" calcext:value-type="float">
            <text:p>545.88</text:p>
          </table:table-cell>
          <table:table-cell office:value-type="float" office:value="2007.23" calcext:value-type="float">
            <text:p>2007.23</text:p>
          </table:table-cell>
          <table:table-cell office:value-type="float" office:value="2332.64" calcext:value-type="float">
            <text:p>2332.64</text:p>
          </table:table-cell>
        </table:table-row>
        <table:table-row table:style-name="ro1">
          <table:table-cell office:value-type="float" office:value="14479184" calcext:value-type="float">
            <text:p>14479184</text:p>
          </table:table-cell>
          <table:table-cell table:formula="of:=[.A907]/1000/(60*60*24)" office:value-type="time" office:time-value="PT04H01M19.184S" calcext:value-type="time">
            <text:p>04:01:19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4.09" calcext:value-type="float">
            <text:p>544.09</text:p>
          </table:table-cell>
          <table:table-cell office:value-type="float" office:value="2009.45" calcext:value-type="float">
            <text:p>2009.45</text:p>
          </table:table-cell>
          <table:table-cell office:value-type="float" office:value="2335.06" calcext:value-type="float">
            <text:p>2335.06</text:p>
          </table:table-cell>
        </table:table-row>
        <table:table-row table:style-name="ro1">
          <table:table-cell office:value-type="float" office:value="14495184" calcext:value-type="float">
            <text:p>14495184</text:p>
          </table:table-cell>
          <table:table-cell table:formula="of:=[.A908]/1000/(60*60*24)" office:value-type="time" office:time-value="PT04H01M35.184S" calcext:value-type="time">
            <text:p>04:01:35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2" calcext:value-type="float">
            <text:p>546.22</text:p>
          </table:table-cell>
          <table:table-cell office:value-type="float" office:value="2011.67" calcext:value-type="float">
            <text:p>2011.67</text:p>
          </table:table-cell>
          <table:table-cell office:value-type="float" office:value="2337.49" calcext:value-type="float">
            <text:p>2337.49</text:p>
          </table:table-cell>
        </table:table-row>
        <table:table-row table:style-name="ro1">
          <table:table-cell office:value-type="float" office:value="14511184" calcext:value-type="float">
            <text:p>14511184</text:p>
          </table:table-cell>
          <table:table-cell table:formula="of:=[.A909]/1000/(60*60*24)" office:value-type="time" office:time-value="PT04H01M51.184S" calcext:value-type="time">
            <text:p>04:01:51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6.21" calcext:value-type="float">
            <text:p>546.21</text:p>
          </table:table-cell>
          <table:table-cell office:value-type="float" office:value="2013.89" calcext:value-type="float">
            <text:p>2013.89</text:p>
          </table:table-cell>
          <table:table-cell office:value-type="float" office:value="2339.91" calcext:value-type="float">
            <text:p>2339.91</text:p>
          </table:table-cell>
        </table:table-row>
        <table:table-row table:style-name="ro1">
          <table:table-cell office:value-type="float" office:value="14527185" calcext:value-type="float">
            <text:p>14527185</text:p>
          </table:table-cell>
          <table:table-cell table:formula="of:=[.A910]/1000/(60*60*24)" office:value-type="time" office:time-value="PT04H02M07.185S" calcext:value-type="time">
            <text:p>04:02:07</text:p>
          </table:table-cell>
          <table:table-cell office:value-type="float" office:value="1.09" calcext:value-type="float">
            <text:p>1.09</text:p>
          </table:table-cell>
          <table:table-cell office:value-type="float" office:value="499.4" calcext:value-type="float">
            <text:p>499.4</text:p>
          </table:table-cell>
          <table:table-cell office:value-type="float" office:value="544.31" calcext:value-type="float">
            <text:p>544.31</text:p>
          </table:table-cell>
          <table:table-cell office:value-type="float" office:value="2016.11" calcext:value-type="float">
            <text:p>2016.11</text:p>
          </table:table-cell>
          <table:table-cell office:value-type="float" office:value="2342.33" calcext:value-type="float">
            <text:p>2342.33</text:p>
          </table:table-cell>
        </table:table-row>
        <table:table-row table:style-name="ro1">
          <table:table-cell office:value-type="float" office:value="14543184" calcext:value-type="float">
            <text:p>14543184</text:p>
          </table:table-cell>
          <table:table-cell table:formula="of:=[.A911]/1000/(60*60*24)" office:value-type="time" office:time-value="PT04H02M23.184S" calcext:value-type="time">
            <text:p>04:02:23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4.1" calcext:value-type="float">
            <text:p>544.1</text:p>
          </table:table-cell>
          <table:table-cell office:value-type="float" office:value="2018.32" calcext:value-type="float">
            <text:p>2018.32</text:p>
          </table:table-cell>
          <table:table-cell office:value-type="float" office:value="2344.75" calcext:value-type="float">
            <text:p>2344.75</text:p>
          </table:table-cell>
        </table:table-row>
        <table:table-row table:style-name="ro1">
          <table:table-cell office:value-type="float" office:value="14559185" calcext:value-type="float">
            <text:p>14559185</text:p>
          </table:table-cell>
          <table:table-cell table:formula="of:=[.A912]/1000/(60*60*24)" office:value-type="time" office:time-value="PT04H02M39.185S" calcext:value-type="time">
            <text:p>04:02:39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4.09" calcext:value-type="float">
            <text:p>544.09</text:p>
          </table:table-cell>
          <table:table-cell office:value-type="float" office:value="2020.55" calcext:value-type="float">
            <text:p>2020.55</text:p>
          </table:table-cell>
          <table:table-cell office:value-type="float" office:value="2347.17" calcext:value-type="float">
            <text:p>2347.17</text:p>
          </table:table-cell>
        </table:table-row>
        <table:table-row table:style-name="ro1">
          <table:table-cell office:value-type="float" office:value="14575184" calcext:value-type="float">
            <text:p>14575184</text:p>
          </table:table-cell>
          <table:table-cell table:formula="of:=[.A913]/1000/(60*60*24)" office:value-type="time" office:time-value="PT04H02M55.184S" calcext:value-type="time">
            <text:p>04:02:55</text:p>
          </table:table-cell>
          <table:table-cell office:value-type="float" office:value="1.09" calcext:value-type="float">
            <text:p>1.09</text:p>
          </table:table-cell>
          <table:table-cell office:value-type="float" office:value="499.2" calcext:value-type="float">
            <text:p>499.2</text:p>
          </table:table-cell>
          <table:table-cell office:value-type="float" office:value="544.08" calcext:value-type="float">
            <text:p>544.08</text:p>
          </table:table-cell>
          <table:table-cell office:value-type="float" office:value="2022.77" calcext:value-type="float">
            <text:p>2022.77</text:p>
          </table:table-cell>
          <table:table-cell office:value-type="float" office:value="2349.59" calcext:value-type="float">
            <text:p>2349.59</text:p>
          </table:table-cell>
        </table:table-row>
        <table:table-row table:style-name="ro1">
          <table:table-cell office:value-type="float" office:value="14591184" calcext:value-type="float">
            <text:p>14591184</text:p>
          </table:table-cell>
          <table:table-cell table:formula="of:=[.A914]/1000/(60*60*24)" office:value-type="time" office:time-value="PT04H03M11.184S" calcext:value-type="time">
            <text:p>04:03:11</text:p>
          </table:table-cell>
          <table:table-cell office:value-type="float" office:value="1.09" calcext:value-type="float">
            <text:p>1.09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4.22" calcext:value-type="float">
            <text:p>544.22</text:p>
          </table:table-cell>
          <table:table-cell office:value-type="float" office:value="2024.99" calcext:value-type="float">
            <text:p>2024.99</text:p>
          </table:table-cell>
          <table:table-cell office:value-type="float" office:value="2352.01" calcext:value-type="float">
            <text:p>2352.01</text:p>
          </table:table-cell>
        </table:table-row>
        <table:table-row table:style-name="ro1">
          <table:table-cell office:value-type="float" office:value="14607185" calcext:value-type="float">
            <text:p>14607185</text:p>
          </table:table-cell>
          <table:table-cell table:formula="of:=[.A915]/1000/(60*60*24)" office:value-type="time" office:time-value="PT04H03M27.185S" calcext:value-type="time">
            <text:p>04:03:27</text:p>
          </table:table-cell>
          <table:table-cell office:value-type="float" office:value="1.09" calcext:value-type="float">
            <text:p>1.0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5.81" calcext:value-type="float">
            <text:p>545.81</text:p>
          </table:table-cell>
          <table:table-cell office:value-type="float" office:value="2027.21" calcext:value-type="float">
            <text:p>2027.21</text:p>
          </table:table-cell>
          <table:table-cell office:value-type="float" office:value="2354.43" calcext:value-type="float">
            <text:p>2354.43</text:p>
          </table:table-cell>
        </table:table-row>
        <table:table-row table:style-name="ro1">
          <table:table-cell office:value-type="float" office:value="14623184" calcext:value-type="float">
            <text:p>14623184</text:p>
          </table:table-cell>
          <table:table-cell table:formula="of:=[.A916]/1000/(60*60*24)" office:value-type="time" office:time-value="PT04H03M43.184S" calcext:value-type="time">
            <text:p>04:03:43</text:p>
          </table:table-cell>
          <table:table-cell office:value-type="float" office:value="1.09" calcext:value-type="float">
            <text:p>1.09</text:p>
          </table:table-cell>
          <table:table-cell office:value-type="float" office:value="500.8" calcext:value-type="float">
            <text:p>500.8</text:p>
          </table:table-cell>
          <table:table-cell office:value-type="float" office:value="543.91" calcext:value-type="float">
            <text:p>543.91</text:p>
          </table:table-cell>
          <table:table-cell office:value-type="float" office:value="2029.43" calcext:value-type="float">
            <text:p>2029.43</text:p>
          </table:table-cell>
          <table:table-cell office:value-type="float" office:value="2356.85" calcext:value-type="float">
            <text:p>2356.85</text:p>
          </table:table-cell>
        </table:table-row>
        <table:table-row table:style-name="ro1">
          <table:table-cell office:value-type="float" office:value="14639184" calcext:value-type="float">
            <text:p>14639184</text:p>
          </table:table-cell>
          <table:table-cell table:formula="of:=[.A917]/1000/(60*60*24)" office:value-type="time" office:time-value="PT04H03M59.184S" calcext:value-type="time">
            <text:p>04:03:59</text:p>
          </table:table-cell>
          <table:table-cell office:value-type="float" office:value="1.09" calcext:value-type="float">
            <text:p>1.09</text:p>
          </table:table-cell>
          <table:table-cell office:value-type="float" office:value="500.6" calcext:value-type="float">
            <text:p>500.6</text:p>
          </table:table-cell>
          <table:table-cell office:value-type="float" office:value="545.68" calcext:value-type="float">
            <text:p>545.68</text:p>
          </table:table-cell>
          <table:table-cell office:value-type="float" office:value="2031.66" calcext:value-type="float">
            <text:p>2031.66</text:p>
          </table:table-cell>
          <table:table-cell office:value-type="float" office:value="2359.28" calcext:value-type="float">
            <text:p>2359.28</text:p>
          </table:table-cell>
        </table:table-row>
        <table:table-row table:style-name="ro1">
          <table:table-cell office:value-type="float" office:value="14655184" calcext:value-type="float">
            <text:p>14655184</text:p>
          </table:table-cell>
          <table:table-cell table:formula="of:=[.A918]/1000/(60*60*24)" office:value-type="time" office:time-value="PT04H04M15.184S" calcext:value-type="time">
            <text:p>04:04:15</text:p>
          </table:table-cell>
          <table:table-cell office:value-type="float" office:value="1.09" calcext:value-type="float">
            <text:p>1.0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3.82" calcext:value-type="float">
            <text:p>543.82</text:p>
          </table:table-cell>
          <table:table-cell office:value-type="float" office:value="2033.88" calcext:value-type="float">
            <text:p>2033.88</text:p>
          </table:table-cell>
          <table:table-cell office:value-type="float" office:value="2361.7" calcext:value-type="float">
            <text:p>2361.7</text:p>
          </table:table-cell>
        </table:table-row>
        <table:table-row table:style-name="ro1">
          <table:table-cell office:value-type="float" office:value="14671184" calcext:value-type="float">
            <text:p>14671184</text:p>
          </table:table-cell>
          <table:table-cell table:formula="of:=[.A919]/1000/(60*60*24)" office:value-type="time" office:time-value="PT04H04M31.184S" calcext:value-type="time">
            <text:p>04:04:31</text:p>
          </table:table-cell>
          <table:table-cell office:value-type="float" office:value="1.09" calcext:value-type="float">
            <text:p>1.09</text:p>
          </table:table-cell>
          <table:table-cell office:value-type="float" office:value="500.92" calcext:value-type="float">
            <text:p>500.92</text:p>
          </table:table-cell>
          <table:table-cell office:value-type="float" office:value="546.05" calcext:value-type="float">
            <text:p>546.05</text:p>
          </table:table-cell>
          <table:table-cell office:value-type="float" office:value="2036.11" calcext:value-type="float">
            <text:p>2036.11</text:p>
          </table:table-cell>
          <table:table-cell office:value-type="float" office:value="2364.12" calcext:value-type="float">
            <text:p>2364.12</text:p>
          </table:table-cell>
        </table:table-row>
        <table:table-row table:style-name="ro1">
          <table:table-cell office:value-type="float" office:value="14687184" calcext:value-type="float">
            <text:p>14687184</text:p>
          </table:table-cell>
          <table:table-cell table:formula="of:=[.A920]/1000/(60*60*24)" office:value-type="time" office:time-value="PT04H04M47.184S" calcext:value-type="time">
            <text:p>04:04:47</text:p>
          </table:table-cell>
          <table:table-cell office:value-type="float" office:value="1.09" calcext:value-type="float">
            <text:p>1.09</text:p>
          </table:table-cell>
          <table:table-cell office:value-type="float" office:value="500.52" calcext:value-type="float">
            <text:p>500.52</text:p>
          </table:table-cell>
          <table:table-cell office:value-type="float" office:value="543.6" calcext:value-type="float">
            <text:p>543.6</text:p>
          </table:table-cell>
          <table:table-cell office:value-type="float" office:value="2038.33" calcext:value-type="float">
            <text:p>2038.33</text:p>
          </table:table-cell>
          <table:table-cell office:value-type="float" office:value="2366.54" calcext:value-type="float">
            <text:p>2366.54</text:p>
          </table:table-cell>
        </table:table-row>
        <table:table-row table:style-name="ro1">
          <table:table-cell office:value-type="float" office:value="14703185" calcext:value-type="float">
            <text:p>14703185</text:p>
          </table:table-cell>
          <table:table-cell table:formula="of:=[.A921]/1000/(60*60*24)" office:value-type="time" office:time-value="PT04H05M03.185S" calcext:value-type="time">
            <text:p>04:05:03</text:p>
          </table:table-cell>
          <table:table-cell office:value-type="float" office:value="1.08" calcext:value-type="float">
            <text:p>1.08</text:p>
          </table:table-cell>
          <table:table-cell office:value-type="float" office:value="500.52" calcext:value-type="float">
            <text:p>500.52</text:p>
          </table:table-cell>
          <table:table-cell office:value-type="float" office:value="541.6" calcext:value-type="float">
            <text:p>541.6</text:p>
          </table:table-cell>
          <table:table-cell office:value-type="float" office:value="2040.56" calcext:value-type="float">
            <text:p>2040.56</text:p>
          </table:table-cell>
          <table:table-cell office:value-type="float" office:value="2368.95" calcext:value-type="float">
            <text:p>2368.95</text:p>
          </table:table-cell>
        </table:table-row>
        <table:table-row table:style-name="ro1">
          <table:table-cell office:value-type="float" office:value="14719184" calcext:value-type="float">
            <text:p>14719184</text:p>
          </table:table-cell>
          <table:table-cell table:formula="of:=[.A922]/1000/(60*60*24)" office:value-type="time" office:time-value="PT04H05M19.184S" calcext:value-type="time">
            <text:p>04:05:19</text:p>
          </table:table-cell>
          <table:table-cell office:value-type="float" office:value="1.09" calcext:value-type="float">
            <text:p>1.09</text:p>
          </table:table-cell>
          <table:table-cell office:value-type="float" office:value="501.12" calcext:value-type="float">
            <text:p>501.12</text:p>
          </table:table-cell>
          <table:table-cell office:value-type="float" office:value="544.25" calcext:value-type="float">
            <text:p>544.25</text:p>
          </table:table-cell>
          <table:table-cell office:value-type="float" office:value="2042.78" calcext:value-type="float">
            <text:p>2042.78</text:p>
          </table:table-cell>
          <table:table-cell office:value-type="float" office:value="2371.37" calcext:value-type="float">
            <text:p>2371.37</text:p>
          </table:table-cell>
        </table:table-row>
        <table:table-row table:style-name="ro1">
          <table:table-cell office:value-type="float" office:value="14735184" calcext:value-type="float">
            <text:p>14735184</text:p>
          </table:table-cell>
          <table:table-cell table:formula="of:=[.A923]/1000/(60*60*24)" office:value-type="time" office:time-value="PT04H05M35.184S" calcext:value-type="time">
            <text:p>04:05:35</text:p>
          </table:table-cell>
          <table:table-cell office:value-type="float" office:value="1.09" calcext:value-type="float">
            <text:p>1.09</text:p>
          </table:table-cell>
          <table:table-cell office:value-type="float" office:value="500.8" calcext:value-type="float">
            <text:p>500.8</text:p>
          </table:table-cell>
          <table:table-cell office:value-type="float" office:value="543.9" calcext:value-type="float">
            <text:p>543.9</text:p>
          </table:table-cell>
          <table:table-cell office:value-type="float" office:value="2045.01" calcext:value-type="float">
            <text:p>2045.01</text:p>
          </table:table-cell>
          <table:table-cell office:value-type="float" office:value="2373.79" calcext:value-type="float">
            <text:p>2373.79</text:p>
          </table:table-cell>
        </table:table-row>
        <table:table-row table:style-name="ro1">
          <table:table-cell office:value-type="float" office:value="14751184" calcext:value-type="float">
            <text:p>14751184</text:p>
          </table:table-cell>
          <table:table-cell table:formula="of:=[.A924]/1000/(60*60*24)" office:value-type="time" office:time-value="PT04H05M51.184S" calcext:value-type="time">
            <text:p>04:05:51</text:p>
          </table:table-cell>
          <table:table-cell office:value-type="float" office:value="1.08" calcext:value-type="float">
            <text:p>1.0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1.81" calcext:value-type="float">
            <text:p>541.81</text:p>
          </table:table-cell>
          <table:table-cell office:value-type="float" office:value="2047.23" calcext:value-type="float">
            <text:p>2047.23</text:p>
          </table:table-cell>
          <table:table-cell office:value-type="float" office:value="2376.2" calcext:value-type="float">
            <text:p>2376.2</text:p>
          </table:table-cell>
        </table:table-row>
        <table:table-row table:style-name="ro1">
          <table:table-cell office:value-type="float" office:value="14767185" calcext:value-type="float">
            <text:p>14767185</text:p>
          </table:table-cell>
          <table:table-cell table:formula="of:=[.A925]/1000/(60*60*24)" office:value-type="time" office:time-value="PT04H06M07.185S" calcext:value-type="time">
            <text:p>04:06:07</text:p>
          </table:table-cell>
          <table:table-cell office:value-type="float" office:value="1.08" calcext:value-type="float">
            <text:p>1.08</text:p>
          </table:table-cell>
          <table:table-cell office:value-type="float" office:value="500.8" calcext:value-type="float">
            <text:p>500.8</text:p>
          </table:table-cell>
          <table:table-cell office:value-type="float" office:value="541.91" calcext:value-type="float">
            <text:p>541.91</text:p>
          </table:table-cell>
          <table:table-cell office:value-type="float" office:value="2049.46" calcext:value-type="float">
            <text:p>2049.46</text:p>
          </table:table-cell>
          <table:table-cell office:value-type="float" office:value="2378.61" calcext:value-type="float">
            <text:p>2378.61</text:p>
          </table:table-cell>
        </table:table-row>
        <table:table-row table:style-name="ro1">
          <table:table-cell office:value-type="float" office:value="14783184" calcext:value-type="float">
            <text:p>14783184</text:p>
          </table:table-cell>
          <table:table-cell table:formula="of:=[.A926]/1000/(60*60*24)" office:value-type="time" office:time-value="PT04H06M23.184S" calcext:value-type="time">
            <text:p>04:06:23</text:p>
          </table:table-cell>
          <table:table-cell office:value-type="float" office:value="1.08" calcext:value-type="float">
            <text:p>1.08</text:p>
          </table:table-cell>
          <table:table-cell office:value-type="float" office:value="501.32" calcext:value-type="float">
            <text:p>501.32</text:p>
          </table:table-cell>
          <table:table-cell office:value-type="float" office:value="542.47" calcext:value-type="float">
            <text:p>542.47</text:p>
          </table:table-cell>
          <table:table-cell office:value-type="float" office:value="2051.69" calcext:value-type="float">
            <text:p>2051.69</text:p>
          </table:table-cell>
          <table:table-cell office:value-type="float" office:value="2381.03" calcext:value-type="float">
            <text:p>2381.03</text:p>
          </table:table-cell>
        </table:table-row>
        <table:table-row table:style-name="ro1">
          <table:table-cell office:value-type="float" office:value="14799184" calcext:value-type="float">
            <text:p>14799184</text:p>
          </table:table-cell>
          <table:table-cell table:formula="of:=[.A927]/1000/(60*60*24)" office:value-type="time" office:time-value="PT04H06M39.184S" calcext:value-type="time">
            <text:p>04:06:39</text:p>
          </table:table-cell>
          <table:table-cell office:value-type="float" office:value="1.09" calcext:value-type="float">
            <text:p>1.09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3.82" calcext:value-type="float">
            <text:p>543.82</text:p>
          </table:table-cell>
          <table:table-cell office:value-type="float" office:value="2053.91" calcext:value-type="float">
            <text:p>2053.91</text:p>
          </table:table-cell>
          <table:table-cell office:value-type="float" office:value="2383.44" calcext:value-type="float">
            <text:p>2383.44</text:p>
          </table:table-cell>
        </table:table-row>
        <table:table-row table:style-name="ro1">
          <table:table-cell office:value-type="float" office:value="14815184" calcext:value-type="float">
            <text:p>14815184</text:p>
          </table:table-cell>
          <table:table-cell table:formula="of:=[.A928]/1000/(60*60*24)" office:value-type="time" office:time-value="PT04H06M55.184S" calcext:value-type="time">
            <text:p>04:06:55</text:p>
          </table:table-cell>
          <table:table-cell office:value-type="float" office:value="1.08" calcext:value-type="float">
            <text:p>1.0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42.04" calcext:value-type="float">
            <text:p>542.04</text:p>
          </table:table-cell>
          <table:table-cell office:value-type="float" office:value="2056.14" calcext:value-type="float">
            <text:p>2056.14</text:p>
          </table:table-cell>
          <table:table-cell office:value-type="float" office:value="2385.85" calcext:value-type="float">
            <text:p>2385.85</text:p>
          </table:table-cell>
        </table:table-row>
        <table:table-row table:style-name="ro1">
          <table:table-cell office:value-type="float" office:value="14831185" calcext:value-type="float">
            <text:p>14831185</text:p>
          </table:table-cell>
          <table:table-cell table:formula="of:=[.A929]/1000/(60*60*24)" office:value-type="time" office:time-value="PT04H07M11.185S" calcext:value-type="time">
            <text:p>04:07:11</text:p>
          </table:table-cell>
          <table:table-cell office:value-type="float" office:value="1.08" calcext:value-type="float">
            <text:p>1.08</text:p>
          </table:table-cell>
          <table:table-cell office:value-type="float" office:value="500.72" calcext:value-type="float">
            <text:p>500.72</text:p>
          </table:table-cell>
          <table:table-cell office:value-type="float" office:value="541.82" calcext:value-type="float">
            <text:p>541.82</text:p>
          </table:table-cell>
          <table:table-cell office:value-type="float" office:value="2058.36" calcext:value-type="float">
            <text:p>2058.36</text:p>
          </table:table-cell>
          <table:table-cell office:value-type="float" office:value="2388.26" calcext:value-type="float">
            <text:p>2388.26</text:p>
          </table:table-cell>
        </table:table-row>
        <table:table-row table:style-name="ro1">
          <table:table-cell office:value-type="float" office:value="14847184" calcext:value-type="float">
            <text:p>14847184</text:p>
          </table:table-cell>
          <table:table-cell table:formula="of:=[.A930]/1000/(60*60*24)" office:value-type="time" office:time-value="PT04H07M27.184S" calcext:value-type="time">
            <text:p>04:07:27</text:p>
          </table:table-cell>
          <table:table-cell office:value-type="float" office:value="1.08" calcext:value-type="float">
            <text:p>1.08</text:p>
          </table:table-cell>
          <table:table-cell office:value-type="float" office:value="499.2" calcext:value-type="float">
            <text:p>499.2</text:p>
          </table:table-cell>
          <table:table-cell office:value-type="float" office:value="540.09" calcext:value-type="float">
            <text:p>540.09</text:p>
          </table:table-cell>
          <table:table-cell office:value-type="float" office:value="2060.58" calcext:value-type="float">
            <text:p>2060.58</text:p>
          </table:table-cell>
          <table:table-cell office:value-type="float" office:value="2390.66" calcext:value-type="float">
            <text:p>2390.66</text:p>
          </table:table-cell>
        </table:table-row>
        <table:table-row table:style-name="ro1">
          <table:table-cell office:value-type="float" office:value="14863184" calcext:value-type="float">
            <text:p>14863184</text:p>
          </table:table-cell>
          <table:table-cell table:formula="of:=[.A931]/1000/(60*60*24)" office:value-type="time" office:time-value="PT04H07M43.184S" calcext:value-type="time">
            <text:p>04:07:43</text:p>
          </table:table-cell>
          <table:table-cell office:value-type="float" office:value="1.09" calcext:value-type="float">
            <text:p>1.09</text:p>
          </table:table-cell>
          <table:table-cell office:value-type="float" office:value="499.12" calcext:value-type="float">
            <text:p>499.12</text:p>
          </table:table-cell>
          <table:table-cell office:value-type="float" office:value="542.03" calcext:value-type="float">
            <text:p>542.03</text:p>
          </table:table-cell>
          <table:table-cell office:value-type="float" office:value="2062.8" calcext:value-type="float">
            <text:p>2062.8</text:p>
          </table:table-cell>
          <table:table-cell office:value-type="float" office:value="2393.06" calcext:value-type="float">
            <text:p>2393.06</text:p>
          </table:table-cell>
        </table:table-row>
        <table:table-row table:style-name="ro1">
          <table:table-cell office:value-type="float" office:value="14879184" calcext:value-type="float">
            <text:p>14879184</text:p>
          </table:table-cell>
          <table:table-cell table:formula="of:=[.A932]/1000/(60*60*24)" office:value-type="time" office:time-value="PT04H07M59.184S" calcext:value-type="time">
            <text:p>04:07:59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40.23" calcext:value-type="float">
            <text:p>540.23</text:p>
          </table:table-cell>
          <table:table-cell office:value-type="float" office:value="2065.02" calcext:value-type="float">
            <text:p>2065.02</text:p>
          </table:table-cell>
          <table:table-cell office:value-type="float" office:value="2395.46" calcext:value-type="float">
            <text:p>2395.46</text:p>
          </table:table-cell>
        </table:table-row>
        <table:table-row table:style-name="ro1">
          <table:table-cell office:value-type="float" office:value="14895184" calcext:value-type="float">
            <text:p>14895184</text:p>
          </table:table-cell>
          <table:table-cell table:formula="of:=[.A933]/1000/(60*60*24)" office:value-type="time" office:time-value="PT04H08M15.184S" calcext:value-type="time">
            <text:p>04:08:15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2" calcext:value-type="float">
            <text:p>538.22</text:p>
          </table:table-cell>
          <table:table-cell office:value-type="float" office:value="2067.24" calcext:value-type="float">
            <text:p>2067.24</text:p>
          </table:table-cell>
          <table:table-cell office:value-type="float" office:value="2397.86" calcext:value-type="float">
            <text:p>2397.86</text:p>
          </table:table-cell>
        </table:table-row>
        <table:table-row table:style-name="ro1">
          <table:table-cell office:value-type="float" office:value="14911184" calcext:value-type="float">
            <text:p>14911184</text:p>
          </table:table-cell>
          <table:table-cell table:formula="of:=[.A934]/1000/(60*60*24)" office:value-type="time" office:time-value="PT04H08M31.184S" calcext:value-type="time">
            <text:p>04:08:31</text:p>
          </table:table-cell>
          <table:table-cell office:value-type="float" office:value="1.08" calcext:value-type="float">
            <text:p>1.08</text:p>
          </table:table-cell>
          <table:table-cell office:value-type="float" office:value="499.52" calcext:value-type="float">
            <text:p>499.52</text:p>
          </table:table-cell>
          <table:table-cell office:value-type="float" office:value="540.44" calcext:value-type="float">
            <text:p>540.44</text:p>
          </table:table-cell>
          <table:table-cell office:value-type="float" office:value="2069.46" calcext:value-type="float">
            <text:p>2069.46</text:p>
          </table:table-cell>
          <table:table-cell office:value-type="float" office:value="2400.26" calcext:value-type="float">
            <text:p>2400.26</text:p>
          </table:table-cell>
        </table:table-row>
        <table:table-row table:style-name="ro1">
          <table:table-cell office:value-type="float" office:value="14927185" calcext:value-type="float">
            <text:p>14927185</text:p>
          </table:table-cell>
          <table:table-cell table:formula="of:=[.A935]/1000/(60*60*24)" office:value-type="time" office:time-value="PT04H08M47.185S" calcext:value-type="time">
            <text:p>04:08:47</text:p>
          </table:table-cell>
          <table:table-cell office:value-type="float" office:value="1.08" calcext:value-type="float">
            <text:p>1.08</text:p>
          </table:table-cell>
          <table:table-cell office:value-type="float" office:value="500.92" calcext:value-type="float">
            <text:p>500.92</text:p>
          </table:table-cell>
          <table:table-cell office:value-type="float" office:value="542.04" calcext:value-type="float">
            <text:p>542.04</text:p>
          </table:table-cell>
          <table:table-cell office:value-type="float" office:value="2071.69" calcext:value-type="float">
            <text:p>2071.69</text:p>
          </table:table-cell>
          <table:table-cell office:value-type="float" office:value="2402.67" calcext:value-type="float">
            <text:p>2402.67</text:p>
          </table:table-cell>
        </table:table-row>
        <table:table-row table:style-name="ro1">
          <table:table-cell office:value-type="float" office:value="14943184" calcext:value-type="float">
            <text:p>14943184</text:p>
          </table:table-cell>
          <table:table-cell table:formula="of:=[.A936]/1000/(60*60*24)" office:value-type="time" office:time-value="PT04H09M03.184S" calcext:value-type="time">
            <text:p>04:09:03</text:p>
          </table:table-cell>
          <table:table-cell office:value-type="float" office:value="1.08" calcext:value-type="float">
            <text:p>1.08</text:p>
          </table:table-cell>
          <table:table-cell office:value-type="float" office:value="499.2" calcext:value-type="float">
            <text:p>499.2</text:p>
          </table:table-cell>
          <table:table-cell office:value-type="float" office:value="538.11" calcext:value-type="float">
            <text:p>538.11</text:p>
          </table:table-cell>
          <table:table-cell office:value-type="float" office:value="2073.91" calcext:value-type="float">
            <text:p>2073.91</text:p>
          </table:table-cell>
          <table:table-cell office:value-type="float" office:value="2405.07" calcext:value-type="float">
            <text:p>2405.07</text:p>
          </table:table-cell>
        </table:table-row>
        <table:table-row table:style-name="ro1">
          <table:table-cell office:value-type="float" office:value="14959184" calcext:value-type="float">
            <text:p>14959184</text:p>
          </table:table-cell>
          <table:table-cell table:formula="of:=[.A937]/1000/(60*60*24)" office:value-type="time" office:time-value="PT04H09M19.184S" calcext:value-type="time">
            <text:p>04:09:19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4" calcext:value-type="float">
            <text:p>538.24</text:p>
          </table:table-cell>
          <table:table-cell office:value-type="float" office:value="2076.13" calcext:value-type="float">
            <text:p>2076.13</text:p>
          </table:table-cell>
          <table:table-cell office:value-type="float" office:value="2407.46" calcext:value-type="float">
            <text:p>2407.46</text:p>
          </table:table-cell>
        </table:table-row>
        <table:table-row table:style-name="ro1">
          <table:table-cell office:value-type="float" office:value="14975184" calcext:value-type="float">
            <text:p>14975184</text:p>
          </table:table-cell>
          <table:table-cell table:formula="of:=[.A938]/1000/(60*60*24)" office:value-type="time" office:time-value="PT04H09M35.184S" calcext:value-type="time">
            <text:p>04:09:35</text:p>
          </table:table-cell>
          <table:table-cell office:value-type="float" office:value="1.08" calcext:value-type="float">
            <text:p>1.0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38.01" calcext:value-type="float">
            <text:p>538.01</text:p>
          </table:table-cell>
          <table:table-cell office:value-type="float" office:value="2078.35" calcext:value-type="float">
            <text:p>2078.35</text:p>
          </table:table-cell>
          <table:table-cell office:value-type="float" office:value="2409.85" calcext:value-type="float">
            <text:p>2409.85</text:p>
          </table:table-cell>
        </table:table-row>
        <table:table-row table:style-name="ro1">
          <table:table-cell office:value-type="float" office:value="14991185" calcext:value-type="float">
            <text:p>14991185</text:p>
          </table:table-cell>
          <table:table-cell table:formula="of:=[.A939]/1000/(60*60*24)" office:value-type="time" office:time-value="PT04H09M51.185S" calcext:value-type="time">
            <text:p>04:09:51</text:p>
          </table:table-cell>
          <table:table-cell office:value-type="float" office:value="1.08" calcext:value-type="float">
            <text:p>1.08</text:p>
          </table:table-cell>
          <table:table-cell office:value-type="float" office:value="499.12" calcext:value-type="float">
            <text:p>499.12</text:p>
          </table:table-cell>
          <table:table-cell office:value-type="float" office:value="538.02" calcext:value-type="float">
            <text:p>538.02</text:p>
          </table:table-cell>
          <table:table-cell office:value-type="float" office:value="2080.56" calcext:value-type="float">
            <text:p>2080.56</text:p>
          </table:table-cell>
          <table:table-cell office:value-type="float" office:value="2412.25" calcext:value-type="float">
            <text:p>2412.25</text:p>
          </table:table-cell>
        </table:table-row>
        <table:table-row table:style-name="ro1">
          <table:table-cell office:value-type="float" office:value="15007184" calcext:value-type="float">
            <text:p>15007184</text:p>
          </table:table-cell>
          <table:table-cell table:formula="of:=[.A940]/1000/(60*60*24)" office:value-type="time" office:time-value="PT04H10M07.184S" calcext:value-type="time">
            <text:p>04:10:07</text:p>
          </table:table-cell>
          <table:table-cell office:value-type="float" office:value="1.08" calcext:value-type="float">
            <text:p>1.08</text:p>
          </table:table-cell>
          <table:table-cell office:value-type="float" office:value="499.4" calcext:value-type="float">
            <text:p>499.4</text:p>
          </table:table-cell>
          <table:table-cell office:value-type="float" office:value="538.33" calcext:value-type="float">
            <text:p>538.33</text:p>
          </table:table-cell>
          <table:table-cell office:value-type="float" office:value="2082.78" calcext:value-type="float">
            <text:p>2082.78</text:p>
          </table:table-cell>
          <table:table-cell office:value-type="float" office:value="2414.64" calcext:value-type="float">
            <text:p>2414.64</text:p>
          </table:table-cell>
        </table:table-row>
        <table:table-row table:style-name="ro1">
          <table:table-cell office:value-type="float" office:value="15023184" calcext:value-type="float">
            <text:p>15023184</text:p>
          </table:table-cell>
          <table:table-cell table:formula="of:=[.A941]/1000/(60*60*24)" office:value-type="time" office:time-value="PT04H10M23.184S" calcext:value-type="time">
            <text:p>04:10:23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6.22" calcext:value-type="float">
            <text:p>536.22</text:p>
          </table:table-cell>
          <table:table-cell office:value-type="float" office:value="2085" calcext:value-type="float">
            <text:p>2085</text:p>
          </table:table-cell>
          <table:table-cell office:value-type="float" office:value="2417.03" calcext:value-type="float">
            <text:p>2417.03</text:p>
          </table:table-cell>
        </table:table-row>
        <table:table-row table:style-name="ro1">
          <table:table-cell office:value-type="float" office:value="15039184" calcext:value-type="float">
            <text:p>15039184</text:p>
          </table:table-cell>
          <table:table-cell table:formula="of:=[.A942]/1000/(60*60*24)" office:value-type="time" office:time-value="PT04H10M39.184S" calcext:value-type="time">
            <text:p>04:10:39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5" calcext:value-type="float">
            <text:p>538.25</text:p>
          </table:table-cell>
          <table:table-cell office:value-type="float" office:value="2087.22" calcext:value-type="float">
            <text:p>2087.22</text:p>
          </table:table-cell>
          <table:table-cell office:value-type="float" office:value="2419.42" calcext:value-type="float">
            <text:p>2419.42</text:p>
          </table:table-cell>
        </table:table-row>
        <table:table-row table:style-name="ro1">
          <table:table-cell office:value-type="float" office:value="15055184" calcext:value-type="float">
            <text:p>15055184</text:p>
          </table:table-cell>
          <table:table-cell table:formula="of:=[.A943]/1000/(60*60*24)" office:value-type="time" office:time-value="PT04H10M55.184S" calcext:value-type="time">
            <text:p>04:10:55</text:p>
          </table:table-cell>
          <table:table-cell office:value-type="float" office:value="1.08" calcext:value-type="float">
            <text:p>1.08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8.22" calcext:value-type="float">
            <text:p>538.22</text:p>
          </table:table-cell>
          <table:table-cell office:value-type="float" office:value="2089.44" calcext:value-type="float">
            <text:p>2089.44</text:p>
          </table:table-cell>
          <table:table-cell office:value-type="float" office:value="2421.81" calcext:value-type="float">
            <text:p>2421.81</text:p>
          </table:table-cell>
        </table:table-row>
        <table:table-row table:style-name="ro1">
          <table:table-cell office:value-type="float" office:value="15071184" calcext:value-type="float">
            <text:p>15071184</text:p>
          </table:table-cell>
          <table:table-cell table:formula="of:=[.A944]/1000/(60*60*24)" office:value-type="time" office:time-value="PT04H11M11.184S" calcext:value-type="time">
            <text:p>04:11:11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3" calcext:value-type="float">
            <text:p>536.33</text:p>
          </table:table-cell>
          <table:table-cell office:value-type="float" office:value="2091.66" calcext:value-type="float">
            <text:p>2091.66</text:p>
          </table:table-cell>
          <table:table-cell office:value-type="float" office:value="2424.2" calcext:value-type="float">
            <text:p>2424.2</text:p>
          </table:table-cell>
        </table:table-row>
        <table:table-row table:style-name="ro1">
          <table:table-cell office:value-type="float" office:value="15087184" calcext:value-type="float">
            <text:p>15087184</text:p>
          </table:table-cell>
          <table:table-cell table:formula="of:=[.A945]/1000/(60*60*24)" office:value-type="time" office:time-value="PT04H11M27.184S" calcext:value-type="time">
            <text:p>04:11:27</text:p>
          </table:table-cell>
          <table:table-cell office:value-type="float" office:value="1.07" calcext:value-type="float">
            <text:p>1.07</text:p>
          </table:table-cell>
          <table:table-cell office:value-type="float" office:value="499" calcext:value-type="float">
            <text:p>499</text:p>
          </table:table-cell>
          <table:table-cell office:value-type="float" office:value="535.89" calcext:value-type="float">
            <text:p>535.89</text:p>
          </table:table-cell>
          <table:table-cell office:value-type="float" office:value="2093.88" calcext:value-type="float">
            <text:p>2093.88</text:p>
          </table:table-cell>
          <table:table-cell office:value-type="float" office:value="2426.59" calcext:value-type="float">
            <text:p>2426.59</text:p>
          </table:table-cell>
        </table:table-row>
        <table:table-row table:style-name="ro1">
          <table:table-cell office:value-type="float" office:value="15103184" calcext:value-type="float">
            <text:p>15103184</text:p>
          </table:table-cell>
          <table:table-cell table:formula="of:=[.A946]/1000/(60*60*24)" office:value-type="time" office:time-value="PT04H11M43.184S" calcext:value-type="time">
            <text:p>04:11:43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6.23" calcext:value-type="float">
            <text:p>536.23</text:p>
          </table:table-cell>
          <table:table-cell office:value-type="float" office:value="2096.1" calcext:value-type="float">
            <text:p>2096.1</text:p>
          </table:table-cell>
          <table:table-cell office:value-type="float" office:value="2428.98" calcext:value-type="float">
            <text:p>2428.98</text:p>
          </table:table-cell>
        </table:table-row>
        <table:table-row table:style-name="ro1">
          <table:table-cell office:value-type="float" office:value="15119184" calcext:value-type="float">
            <text:p>15119184</text:p>
          </table:table-cell>
          <table:table-cell table:formula="of:=[.A947]/1000/(60*60*24)" office:value-type="time" office:time-value="PT04H11M59.184S" calcext:value-type="time">
            <text:p>04:11:59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1" calcext:value-type="float">
            <text:p>536.31</text:p>
          </table:table-cell>
          <table:table-cell office:value-type="float" office:value="2098.32" calcext:value-type="float">
            <text:p>2098.32</text:p>
          </table:table-cell>
          <table:table-cell office:value-type="float" office:value="2431.36" calcext:value-type="float">
            <text:p>2431.36</text:p>
          </table:table-cell>
        </table:table-row>
        <table:table-row table:style-name="ro1">
          <table:table-cell office:value-type="float" office:value="15135184" calcext:value-type="float">
            <text:p>15135184</text:p>
          </table:table-cell>
          <table:table-cell table:formula="of:=[.A948]/1000/(60*60*24)" office:value-type="time" office:time-value="PT04H12M15.184S" calcext:value-type="time">
            <text:p>04:12:15</text:p>
          </table:table-cell>
          <table:table-cell office:value-type="float" office:value="1.07" calcext:value-type="float">
            <text:p>1.0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36.01" calcext:value-type="float">
            <text:p>536.01</text:p>
          </table:table-cell>
          <table:table-cell office:value-type="float" office:value="2100.54" calcext:value-type="float">
            <text:p>2100.54</text:p>
          </table:table-cell>
          <table:table-cell office:value-type="float" office:value="2433.75" calcext:value-type="float">
            <text:p>2433.75</text:p>
          </table:table-cell>
        </table:table-row>
        <table:table-row table:style-name="ro1">
          <table:table-cell office:value-type="float" office:value="15151184" calcext:value-type="float">
            <text:p>15151184</text:p>
          </table:table-cell>
          <table:table-cell table:formula="of:=[.A949]/1000/(60*60*24)" office:value-type="time" office:time-value="PT04H12M31.184S" calcext:value-type="time">
            <text:p>04:12:31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6.34" calcext:value-type="float">
            <text:p>536.34</text:p>
          </table:table-cell>
          <table:table-cell office:value-type="float" office:value="2102.76" calcext:value-type="float">
            <text:p>2102.76</text:p>
          </table:table-cell>
          <table:table-cell office:value-type="float" office:value="2436.13" calcext:value-type="float">
            <text:p>2436.13</text:p>
          </table:table-cell>
        </table:table-row>
        <table:table-row table:style-name="ro1">
          <table:table-cell office:value-type="float" office:value="15167184" calcext:value-type="float">
            <text:p>15167184</text:p>
          </table:table-cell>
          <table:table-cell table:formula="of:=[.A950]/1000/(60*60*24)" office:value-type="time" office:time-value="PT04H12M47.184S" calcext:value-type="time">
            <text:p>04:12:47</text:p>
          </table:table-cell>
          <table:table-cell office:value-type="float" office:value="1.07" calcext:value-type="float">
            <text:p>1.07</text:p>
          </table:table-cell>
          <table:table-cell office:value-type="float" office:value="500.52" calcext:value-type="float">
            <text:p>500.52</text:p>
          </table:table-cell>
          <table:table-cell office:value-type="float" office:value="537.61" calcext:value-type="float">
            <text:p>537.61</text:p>
          </table:table-cell>
          <table:table-cell office:value-type="float" office:value="2104.98" calcext:value-type="float">
            <text:p>2104.98</text:p>
          </table:table-cell>
          <table:table-cell office:value-type="float" office:value="2438.52" calcext:value-type="float">
            <text:p>2438.52</text:p>
          </table:table-cell>
        </table:table-row>
        <table:table-row table:style-name="ro1">
          <table:table-cell office:value-type="float" office:value="15183185" calcext:value-type="float">
            <text:p>15183185</text:p>
          </table:table-cell>
          <table:table-cell table:formula="of:=[.A951]/1000/(60*60*24)" office:value-type="time" office:time-value="PT04H13M03.185S" calcext:value-type="time">
            <text:p>04:13:03</text:p>
          </table:table-cell>
          <table:table-cell office:value-type="float" office:value="1.07" calcext:value-type="float">
            <text:p>1.07</text:p>
          </table:table-cell>
          <table:table-cell office:value-type="float" office:value="501.12" calcext:value-type="float">
            <text:p>501.12</text:p>
          </table:table-cell>
          <table:table-cell office:value-type="float" office:value="536.24" calcext:value-type="float">
            <text:p>536.24</text:p>
          </table:table-cell>
          <table:table-cell office:value-type="float" office:value="2107.21" calcext:value-type="float">
            <text:p>2107.21</text:p>
          </table:table-cell>
          <table:table-cell office:value-type="float" office:value="2440.9" calcext:value-type="float">
            <text:p>2440.9</text:p>
          </table:table-cell>
        </table:table-row>
        <table:table-row table:style-name="ro1">
          <table:table-cell office:value-type="float" office:value="15199184" calcext:value-type="float">
            <text:p>15199184</text:p>
          </table:table-cell>
          <table:table-cell table:formula="of:=[.A952]/1000/(60*60*24)" office:value-type="time" office:time-value="PT04H13M19.184S" calcext:value-type="time">
            <text:p>04:13:19</text:p>
          </table:table-cell>
          <table:table-cell office:value-type="float" office:value="1.07" calcext:value-type="float">
            <text:p>1.07</text:p>
          </table:table-cell>
          <table:table-cell office:value-type="float" office:value="500.8" calcext:value-type="float">
            <text:p>500.8</text:p>
          </table:table-cell>
          <table:table-cell office:value-type="float" office:value="535.91" calcext:value-type="float">
            <text:p>535.91</text:p>
          </table:table-cell>
          <table:table-cell office:value-type="float" office:value="2109.43" calcext:value-type="float">
            <text:p>2109.43</text:p>
          </table:table-cell>
          <table:table-cell office:value-type="float" office:value="2443.29" calcext:value-type="float">
            <text:p>2443.29</text:p>
          </table:table-cell>
        </table:table-row>
        <table:table-row table:style-name="ro1">
          <table:table-cell office:value-type="float" office:value="15215184" calcext:value-type="float">
            <text:p>15215184</text:p>
          </table:table-cell>
          <table:table-cell table:formula="of:=[.A953]/1000/(60*60*24)" office:value-type="time" office:time-value="PT04H13M35.184S" calcext:value-type="time">
            <text:p>04:13:35</text:p>
          </table:table-cell>
          <table:table-cell office:value-type="float" office:value="1.07" calcext:value-type="float">
            <text:p>1.07</text:p>
          </table:table-cell>
          <table:table-cell office:value-type="float" office:value="499.4" calcext:value-type="float">
            <text:p>499.4</text:p>
          </table:table-cell>
          <table:table-cell office:value-type="float" office:value="534.32" calcext:value-type="float">
            <text:p>534.32</text:p>
          </table:table-cell>
          <table:table-cell office:value-type="float" office:value="2111.65" calcext:value-type="float">
            <text:p>2111.65</text:p>
          </table:table-cell>
          <table:table-cell office:value-type="float" office:value="2445.67" calcext:value-type="float">
            <text:p>2445.67</text:p>
          </table:table-cell>
        </table:table-row>
        <table:table-row table:style-name="ro1">
          <table:table-cell office:value-type="float" office:value="15231184" calcext:value-type="float">
            <text:p>15231184</text:p>
          </table:table-cell>
          <table:table-cell table:formula="of:=[.A954]/1000/(60*60*24)" office:value-type="time" office:time-value="PT04H13M51.184S" calcext:value-type="time">
            <text:p>04:13:51</text:p>
          </table:table-cell>
          <table:table-cell office:value-type="float" office:value="1.07" calcext:value-type="float">
            <text:p>1.07</text:p>
          </table:table-cell>
          <table:table-cell office:value-type="float" office:value="499.12" calcext:value-type="float">
            <text:p>499.12</text:p>
          </table:table-cell>
          <table:table-cell office:value-type="float" office:value="534.02" calcext:value-type="float">
            <text:p>534.02</text:p>
          </table:table-cell>
          <table:table-cell office:value-type="float" office:value="2113.87" calcext:value-type="float">
            <text:p>2113.87</text:p>
          </table:table-cell>
          <table:table-cell office:value-type="float" office:value="2448.04" calcext:value-type="float">
            <text:p>2448.04</text:p>
          </table:table-cell>
        </table:table-row>
        <table:table-row table:style-name="ro1">
          <table:table-cell office:value-type="float" office:value="15247184" calcext:value-type="float">
            <text:p>15247184</text:p>
          </table:table-cell>
          <table:table-cell table:formula="of:=[.A955]/1000/(60*60*24)" office:value-type="time" office:time-value="PT04H14M07.184S" calcext:value-type="time">
            <text:p>04:14:07</text:p>
          </table:table-cell>
          <table:table-cell office:value-type="float" office:value="1.07" calcext:value-type="float">
            <text:p>1.07</text:p>
          </table:table-cell>
          <table:table-cell office:value-type="float" office:value="499.72" calcext:value-type="float">
            <text:p>499.72</text:p>
          </table:table-cell>
          <table:table-cell office:value-type="float" office:value="536.66" calcext:value-type="float">
            <text:p>536.66</text:p>
          </table:table-cell>
          <table:table-cell office:value-type="float" office:value="2116.09" calcext:value-type="float">
            <text:p>2116.09</text:p>
          </table:table-cell>
          <table:table-cell office:value-type="float" office:value="2450.42" calcext:value-type="float">
            <text:p>2450.42</text:p>
          </table:table-cell>
        </table:table-row>
        <table:table-row table:style-name="ro1">
          <table:table-cell office:value-type="float" office:value="15263185" calcext:value-type="float">
            <text:p>15263185</text:p>
          </table:table-cell>
          <table:table-cell table:formula="of:=[.A956]/1000/(60*60*24)" office:value-type="time" office:time-value="PT04H14M23.185S" calcext:value-type="time">
            <text:p>04:14:23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4.46" calcext:value-type="float">
            <text:p>534.46</text:p>
          </table:table-cell>
          <table:table-cell office:value-type="float" office:value="2118.31" calcext:value-type="float">
            <text:p>2118.31</text:p>
          </table:table-cell>
          <table:table-cell office:value-type="float" office:value="2452.8" calcext:value-type="float">
            <text:p>2452.8</text:p>
          </table:table-cell>
        </table:table-row>
        <table:table-row table:style-name="ro1">
          <table:table-cell office:value-type="float" office:value="15279184" calcext:value-type="float">
            <text:p>15279184</text:p>
          </table:table-cell>
          <table:table-cell table:formula="of:=[.A957]/1000/(60*60*24)" office:value-type="time" office:time-value="PT04H14M39.184S" calcext:value-type="time">
            <text:p>04:14:39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2.24" calcext:value-type="float">
            <text:p>532.24</text:p>
          </table:table-cell>
          <table:table-cell office:value-type="float" office:value="2120.53" calcext:value-type="float">
            <text:p>2120.53</text:p>
          </table:table-cell>
          <table:table-cell office:value-type="float" office:value="2455.17" calcext:value-type="float">
            <text:p>2455.17</text:p>
          </table:table-cell>
        </table:table-row>
        <table:table-row table:style-name="ro1">
          <table:table-cell office:value-type="float" office:value="15295184" calcext:value-type="float">
            <text:p>15295184</text:p>
          </table:table-cell>
          <table:table-cell table:formula="of:=[.A958]/1000/(60*60*24)" office:value-type="time" office:time-value="PT04H14M55.184S" calcext:value-type="time">
            <text:p>04:14:55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4.1" calcext:value-type="float">
            <text:p>534.1</text:p>
          </table:table-cell>
          <table:table-cell office:value-type="float" office:value="2122.75" calcext:value-type="float">
            <text:p>2122.75</text:p>
          </table:table-cell>
          <table:table-cell office:value-type="float" office:value="2457.54" calcext:value-type="float">
            <text:p>2457.54</text:p>
          </table:table-cell>
        </table:table-row>
        <table:table-row table:style-name="ro1">
          <table:table-cell office:value-type="float" office:value="15311184" calcext:value-type="float">
            <text:p>15311184</text:p>
          </table:table-cell>
          <table:table-cell table:formula="of:=[.A959]/1000/(60*60*24)" office:value-type="time" office:time-value="PT04H15M11.184S" calcext:value-type="time">
            <text:p>04:15:11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2.25" calcext:value-type="float">
            <text:p>532.25</text:p>
          </table:table-cell>
          <table:table-cell office:value-type="float" office:value="2124.97" calcext:value-type="float">
            <text:p>2124.97</text:p>
          </table:table-cell>
          <table:table-cell office:value-type="float" office:value="2459.91" calcext:value-type="float">
            <text:p>2459.91</text:p>
          </table:table-cell>
        </table:table-row>
        <table:table-row table:style-name="ro1">
          <table:table-cell office:value-type="float" office:value="15327185" calcext:value-type="float">
            <text:p>15327185</text:p>
          </table:table-cell>
          <table:table-cell table:formula="of:=[.A960]/1000/(60*60*24)" office:value-type="time" office:time-value="PT04H15M27.185S" calcext:value-type="time">
            <text:p>04:15:27</text:p>
          </table:table-cell>
          <table:table-cell office:value-type="float" office:value="1.07" calcext:value-type="float">
            <text:p>1.07</text:p>
          </table:table-cell>
          <table:table-cell office:value-type="float" office:value="499.2" calcext:value-type="float">
            <text:p>499.2</text:p>
          </table:table-cell>
          <table:table-cell office:value-type="float" office:value="532.12" calcext:value-type="float">
            <text:p>532.12</text:p>
          </table:table-cell>
          <table:table-cell office:value-type="float" office:value="2127.19" calcext:value-type="float">
            <text:p>2127.19</text:p>
          </table:table-cell>
          <table:table-cell office:value-type="float" office:value="2462.28" calcext:value-type="float">
            <text:p>2462.28</text:p>
          </table:table-cell>
        </table:table-row>
        <table:table-row table:style-name="ro1">
          <table:table-cell office:value-type="float" office:value="15343184" calcext:value-type="float">
            <text:p>15343184</text:p>
          </table:table-cell>
          <table:table-cell table:formula="of:=[.A961]/1000/(60*60*24)" office:value-type="time" office:time-value="PT04H15M43.184S" calcext:value-type="time">
            <text:p>04:15:43</text:p>
          </table:table-cell>
          <table:table-cell office:value-type="float" office:value="1.06" calcext:value-type="float">
            <text:p>1.06</text:p>
          </table:table-cell>
          <table:table-cell office:value-type="float" office:value="499.2" calcext:value-type="float">
            <text:p>499.2</text:p>
          </table:table-cell>
          <table:table-cell office:value-type="float" office:value="530.12" calcext:value-type="float">
            <text:p>530.12</text:p>
          </table:table-cell>
          <table:table-cell office:value-type="float" office:value="2129.41" calcext:value-type="float">
            <text:p>2129.41</text:p>
          </table:table-cell>
          <table:table-cell office:value-type="float" office:value="2464.65" calcext:value-type="float">
            <text:p>2464.65</text:p>
          </table:table-cell>
        </table:table-row>
        <table:table-row table:style-name="ro1">
          <table:table-cell office:value-type="float" office:value="15359184" calcext:value-type="float">
            <text:p>15359184</text:p>
          </table:table-cell>
          <table:table-cell table:formula="of:=[.A962]/1000/(60*60*24)" office:value-type="time" office:time-value="PT04H15M59.184S" calcext:value-type="time">
            <text:p>04:15:59</text:p>
          </table:table-cell>
          <table:table-cell office:value-type="float" office:value="1.07" calcext:value-type="float">
            <text:p>1.07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2.25" calcext:value-type="float">
            <text:p>532.25</text:p>
          </table:table-cell>
          <table:table-cell office:value-type="float" office:value="2131.63" calcext:value-type="float">
            <text:p>2131.63</text:p>
          </table:table-cell>
          <table:table-cell office:value-type="float" office:value="2467.01" calcext:value-type="float">
            <text:p>2467.01</text:p>
          </table:table-cell>
        </table:table-row>
        <table:table-row table:style-name="ro1">
          <table:table-cell office:value-type="float" office:value="15375185" calcext:value-type="float">
            <text:p>15375185</text:p>
          </table:table-cell>
          <table:table-cell table:formula="of:=[.A963]/1000/(60*60*24)" office:value-type="time" office:time-value="PT04H16M15.185S" calcext:value-type="time">
            <text:p>04:16:15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2.47" calcext:value-type="float">
            <text:p>532.47</text:p>
          </table:table-cell>
          <table:table-cell office:value-type="float" office:value="2133.85" calcext:value-type="float">
            <text:p>2133.85</text:p>
          </table:table-cell>
          <table:table-cell office:value-type="float" office:value="2469.38" calcext:value-type="float">
            <text:p>2469.38</text:p>
          </table:table-cell>
        </table:table-row>
        <table:table-row table:style-name="ro1">
          <table:table-cell office:value-type="float" office:value="15391184" calcext:value-type="float">
            <text:p>15391184</text:p>
          </table:table-cell>
          <table:table-cell table:formula="of:=[.A964]/1000/(60*60*24)" office:value-type="time" office:time-value="PT04H16M31.184S" calcext:value-type="time">
            <text:p>04:16:31</text:p>
          </table:table-cell>
          <table:table-cell office:value-type="float" office:value="1.06" calcext:value-type="float">
            <text:p>1.06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0.46" calcext:value-type="float">
            <text:p>530.46</text:p>
          </table:table-cell>
          <table:table-cell office:value-type="float" office:value="2136.07" calcext:value-type="float">
            <text:p>2136.07</text:p>
          </table:table-cell>
          <table:table-cell office:value-type="float" office:value="2471.74" calcext:value-type="float">
            <text:p>2471.74</text:p>
          </table:table-cell>
        </table:table-row>
        <table:table-row table:style-name="ro1">
          <table:table-cell office:value-type="float" office:value="15407185" calcext:value-type="float">
            <text:p>15407185</text:p>
          </table:table-cell>
          <table:table-cell table:formula="of:=[.A965]/1000/(60*60*24)" office:value-type="time" office:time-value="PT04H16M47.185S" calcext:value-type="time">
            <text:p>04:16:47</text:p>
          </table:table-cell>
          <table:table-cell office:value-type="float" office:value="1.07" calcext:value-type="float">
            <text:p>1.07</text:p>
          </table:table-cell>
          <table:table-cell office:value-type="float" office:value="499.52" calcext:value-type="float">
            <text:p>499.52</text:p>
          </table:table-cell>
          <table:table-cell office:value-type="float" office:value="532.47" calcext:value-type="float">
            <text:p>532.47</text:p>
          </table:table-cell>
          <table:table-cell office:value-type="float" office:value="2138.29" calcext:value-type="float">
            <text:p>2138.29</text:p>
          </table:table-cell>
          <table:table-cell office:value-type="float" office:value="2474.11" calcext:value-type="float">
            <text:p>2474.11</text:p>
          </table:table-cell>
        </table:table-row>
        <table:table-row table:style-name="ro1">
          <table:table-cell office:value-type="float" office:value="15423185" calcext:value-type="float">
            <text:p>15423185</text:p>
          </table:table-cell>
          <table:table-cell table:formula="of:=[.A966]/1000/(60*60*24)" office:value-type="time" office:time-value="PT04H17M03.185S" calcext:value-type="time">
            <text:p>04:17:03</text:p>
          </table:table-cell>
          <table:table-cell office:value-type="float" office:value="1.06" calcext:value-type="float">
            <text:p>1.06</text:p>
          </table:table-cell>
          <table:table-cell office:value-type="float" office:value="499.2" calcext:value-type="float">
            <text:p>499.2</text:p>
          </table:table-cell>
          <table:table-cell office:value-type="float" office:value="530.12" calcext:value-type="float">
            <text:p>530.12</text:p>
          </table:table-cell>
          <table:table-cell office:value-type="float" office:value="2140.5" calcext:value-type="float">
            <text:p>2140.5</text:p>
          </table:table-cell>
          <table:table-cell office:value-type="float" office:value="2476.47" calcext:value-type="float">
            <text:p>2476.47</text:p>
          </table:table-cell>
        </table:table-row>
        <table:table-row table:style-name="ro1">
          <table:table-cell office:value-type="float" office:value="15439185" calcext:value-type="float">
            <text:p>15439185</text:p>
          </table:table-cell>
          <table:table-cell table:formula="of:=[.A967]/1000/(60*60*24)" office:value-type="time" office:time-value="PT04H17M19.185S" calcext:value-type="time">
            <text:p>04:17:19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0.25" calcext:value-type="float">
            <text:p>530.25</text:p>
          </table:table-cell>
          <table:table-cell office:value-type="float" office:value="2142.72" calcext:value-type="float">
            <text:p>2142.72</text:p>
          </table:table-cell>
          <table:table-cell office:value-type="float" office:value="2478.82" calcext:value-type="float">
            <text:p>2478.82</text:p>
          </table:table-cell>
        </table:table-row>
        <table:table-row table:style-name="ro1">
          <table:table-cell office:value-type="float" office:value="15455184" calcext:value-type="float">
            <text:p>15455184</text:p>
          </table:table-cell>
          <table:table-cell table:formula="of:=[.A968]/1000/(60*60*24)" office:value-type="time" office:time-value="PT04H17M35.184S" calcext:value-type="time">
            <text:p>04:17:35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30.24" calcext:value-type="float">
            <text:p>530.24</text:p>
          </table:table-cell>
          <table:table-cell office:value-type="float" office:value="2144.94" calcext:value-type="float">
            <text:p>2144.94</text:p>
          </table:table-cell>
          <table:table-cell office:value-type="float" office:value="2481.18" calcext:value-type="float">
            <text:p>2481.18</text:p>
          </table:table-cell>
        </table:table-row>
        <table:table-row table:style-name="ro1">
          <table:table-cell office:value-type="float" office:value="15471184" calcext:value-type="float">
            <text:p>15471184</text:p>
          </table:table-cell>
          <table:table-cell table:formula="of:=[.A969]/1000/(60*60*24)" office:value-type="time" office:time-value="PT04H17M51.184S" calcext:value-type="time">
            <text:p>04:17:51</text:p>
          </table:table-cell>
          <table:table-cell office:value-type="float" office:value="1.06" calcext:value-type="float">
            <text:p>1.06</text:p>
          </table:table-cell>
          <table:table-cell office:value-type="float" office:value="499.12" calcext:value-type="float">
            <text:p>499.12</text:p>
          </table:table-cell>
          <table:table-cell office:value-type="float" office:value="530.03" calcext:value-type="float">
            <text:p>530.03</text:p>
          </table:table-cell>
          <table:table-cell office:value-type="float" office:value="2147.16" calcext:value-type="float">
            <text:p>2147.16</text:p>
          </table:table-cell>
          <table:table-cell office:value-type="float" office:value="2483.54" calcext:value-type="float">
            <text:p>2483.54</text:p>
          </table:table-cell>
        </table:table-row>
        <table:table-row table:style-name="ro1">
          <table:table-cell office:value-type="float" office:value="15487184" calcext:value-type="float">
            <text:p>15487184</text:p>
          </table:table-cell>
          <table:table-cell table:formula="of:=[.A970]/1000/(60*60*24)" office:value-type="time" office:time-value="PT04H18M07.184S" calcext:value-type="time">
            <text:p>04:18:07</text:p>
          </table:table-cell>
          <table:table-cell office:value-type="float" office:value="1.06" calcext:value-type="float">
            <text:p>1.06</text:p>
          </table:table-cell>
          <table:table-cell office:value-type="float" office:value="498.92" calcext:value-type="float">
            <text:p>498.92</text:p>
          </table:table-cell>
          <table:table-cell office:value-type="float" office:value="529.82" calcext:value-type="float">
            <text:p>529.82</text:p>
          </table:table-cell>
          <table:table-cell office:value-type="float" office:value="2149.38" calcext:value-type="float">
            <text:p>2149.38</text:p>
          </table:table-cell>
          <table:table-cell office:value-type="float" office:value="2485.9" calcext:value-type="float">
            <text:p>2485.9</text:p>
          </table:table-cell>
        </table:table-row>
        <table:table-row table:style-name="ro1">
          <table:table-cell office:value-type="float" office:value="15503184" calcext:value-type="float">
            <text:p>15503184</text:p>
          </table:table-cell>
          <table:table-cell table:formula="of:=[.A971]/1000/(60*60*24)" office:value-type="time" office:time-value="PT04H18M23.184S" calcext:value-type="time">
            <text:p>04:18:23</text:p>
          </table:table-cell>
          <table:table-cell office:value-type="float" office:value="1.06" calcext:value-type="float">
            <text:p>1.06</text:p>
          </table:table-cell>
          <table:table-cell office:value-type="float" office:value="499.2" calcext:value-type="float">
            <text:p>499.2</text:p>
          </table:table-cell>
          <table:table-cell office:value-type="float" office:value="530.12" calcext:value-type="float">
            <text:p>530.12</text:p>
          </table:table-cell>
          <table:table-cell office:value-type="float" office:value="2151.6" calcext:value-type="float">
            <text:p>2151.6</text:p>
          </table:table-cell>
          <table:table-cell office:value-type="float" office:value="2488.25" calcext:value-type="float">
            <text:p>2488.25</text:p>
          </table:table-cell>
        </table:table-row>
        <table:table-row table:style-name="ro1">
          <table:table-cell office:value-type="float" office:value="15519184" calcext:value-type="float">
            <text:p>15519184</text:p>
          </table:table-cell>
          <table:table-cell table:formula="of:=[.A972]/1000/(60*60*24)" office:value-type="time" office:time-value="PT04H18M39.184S" calcext:value-type="time">
            <text:p>04:18:39</text:p>
          </table:table-cell>
          <table:table-cell office:value-type="float" office:value="1.06" calcext:value-type="float">
            <text:p>1.0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29.8" calcext:value-type="float">
            <text:p>529.8</text:p>
          </table:table-cell>
          <table:table-cell office:value-type="float" office:value="2153.82" calcext:value-type="float">
            <text:p>2153.82</text:p>
          </table:table-cell>
          <table:table-cell office:value-type="float" office:value="2490.6" calcext:value-type="float">
            <text:p>2490.6</text:p>
          </table:table-cell>
        </table:table-row>
        <table:table-row table:style-name="ro1">
          <table:table-cell office:value-type="float" office:value="15535184" calcext:value-type="float">
            <text:p>15535184</text:p>
          </table:table-cell>
          <table:table-cell table:formula="of:=[.A973]/1000/(60*60*24)" office:value-type="time" office:time-value="PT04H18M55.184S" calcext:value-type="time">
            <text:p>04:18:55</text:p>
          </table:table-cell>
          <table:table-cell office:value-type="float" office:value="1.06" calcext:value-type="float">
            <text:p>1.06</text:p>
          </table:table-cell>
          <table:table-cell office:value-type="float" office:value="500.72" calcext:value-type="float">
            <text:p>500.72</text:p>
          </table:table-cell>
          <table:table-cell office:value-type="float" office:value="529.8" calcext:value-type="float">
            <text:p>529.8</text:p>
          </table:table-cell>
          <table:table-cell office:value-type="float" office:value="2156.05" calcext:value-type="float">
            <text:p>2156.05</text:p>
          </table:table-cell>
          <table:table-cell office:value-type="float" office:value="2492.96" calcext:value-type="float">
            <text:p>2492.96</text:p>
          </table:table-cell>
        </table:table-row>
        <table:table-row table:style-name="ro1">
          <table:table-cell office:value-type="float" office:value="15551184" calcext:value-type="float">
            <text:p>15551184</text:p>
          </table:table-cell>
          <table:table-cell table:formula="of:=[.A974]/1000/(60*60*24)" office:value-type="time" office:time-value="PT04H19M11.184S" calcext:value-type="time">
            <text:p>04:19:11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28.34" calcext:value-type="float">
            <text:p>528.34</text:p>
          </table:table-cell>
          <table:table-cell office:value-type="float" office:value="2158.27" calcext:value-type="float">
            <text:p>2158.27</text:p>
          </table:table-cell>
          <table:table-cell office:value-type="float" office:value="2495.31" calcext:value-type="float">
            <text:p>2495.31</text:p>
          </table:table-cell>
        </table:table-row>
        <table:table-row table:style-name="ro1">
          <table:table-cell office:value-type="float" office:value="15567184" calcext:value-type="float">
            <text:p>15567184</text:p>
          </table:table-cell>
          <table:table-cell table:formula="of:=[.A975]/1000/(60*60*24)" office:value-type="time" office:time-value="PT04H19M27.184S" calcext:value-type="time">
            <text:p>04:19:27</text:p>
          </table:table-cell>
          <table:table-cell office:value-type="float" office:value="1.06" calcext:value-type="float">
            <text:p>1.06</text:p>
          </table:table-cell>
          <table:table-cell office:value-type="float" office:value="499.2" calcext:value-type="float">
            <text:p>499.2</text:p>
          </table:table-cell>
          <table:table-cell office:value-type="float" office:value="528.12" calcext:value-type="float">
            <text:p>528.12</text:p>
          </table:table-cell>
          <table:table-cell office:value-type="float" office:value="2160.49" calcext:value-type="float">
            <text:p>2160.49</text:p>
          </table:table-cell>
          <table:table-cell office:value-type="float" office:value="2497.66" calcext:value-type="float">
            <text:p>2497.66</text:p>
          </table:table-cell>
        </table:table-row>
        <table:table-row table:style-name="ro1">
          <table:table-cell office:value-type="float" office:value="15583184" calcext:value-type="float">
            <text:p>15583184</text:p>
          </table:table-cell>
          <table:table-cell table:formula="of:=[.A976]/1000/(60*60*24)" office:value-type="time" office:time-value="PT04H19M43.184S" calcext:value-type="time">
            <text:p>04:19:43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8.25" calcext:value-type="float">
            <text:p>528.25</text:p>
          </table:table-cell>
          <table:table-cell office:value-type="float" office:value="2162.71" calcext:value-type="float">
            <text:p>2162.71</text:p>
          </table:table-cell>
          <table:table-cell office:value-type="float" office:value="2500.01" calcext:value-type="float">
            <text:p>2500.01</text:p>
          </table:table-cell>
        </table:table-row>
        <table:table-row table:style-name="ro1">
          <table:table-cell office:value-type="float" office:value="15599184" calcext:value-type="float">
            <text:p>15599184</text:p>
          </table:table-cell>
          <table:table-cell table:formula="of:=[.A977]/1000/(60*60*24)" office:value-type="time" office:time-value="PT04H19M59.184S" calcext:value-type="time">
            <text:p>04:19:59</text:p>
          </table:table-cell>
          <table:table-cell office:value-type="float" office:value="1.06" calcext:value-type="float">
            <text:p>1.06</text:p>
          </table:table-cell>
          <table:table-cell office:value-type="float" office:value="499.4" calcext:value-type="float">
            <text:p>499.4</text:p>
          </table:table-cell>
          <table:table-cell office:value-type="float" office:value="528.32" calcext:value-type="float">
            <text:p>528.32</text:p>
          </table:table-cell>
          <table:table-cell office:value-type="float" office:value="2164.93" calcext:value-type="float">
            <text:p>2164.93</text:p>
          </table:table-cell>
          <table:table-cell office:value-type="float" office:value="2502.35" calcext:value-type="float">
            <text:p>2502.35</text:p>
          </table:table-cell>
        </table:table-row>
        <table:table-row table:style-name="ro1">
          <table:table-cell office:value-type="float" office:value="15615184" calcext:value-type="float">
            <text:p>15615184</text:p>
          </table:table-cell>
          <table:table-cell table:formula="of:=[.A978]/1000/(60*60*24)" office:value-type="time" office:time-value="PT04H20M15.184S" calcext:value-type="time">
            <text:p>04:20:15</text:p>
          </table:table-cell>
          <table:table-cell office:value-type="float" office:value="1.06" calcext:value-type="float">
            <text:p>1.06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8.24" calcext:value-type="float">
            <text:p>528.24</text:p>
          </table:table-cell>
          <table:table-cell office:value-type="float" office:value="2167.15" calcext:value-type="float">
            <text:p>2167.15</text:p>
          </table:table-cell>
          <table:table-cell office:value-type="float" office:value="2504.7" calcext:value-type="float">
            <text:p>2504.7</text:p>
          </table:table-cell>
        </table:table-row>
        <table:table-row table:style-name="ro1">
          <table:table-cell office:value-type="float" office:value="15631185" calcext:value-type="float">
            <text:p>15631185</text:p>
          </table:table-cell>
          <table:table-cell table:formula="of:=[.A979]/1000/(60*60*24)" office:value-type="time" office:time-value="PT04H20M31.185S" calcext:value-type="time">
            <text:p>04:20:31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6.13" calcext:value-type="float">
            <text:p>526.13</text:p>
          </table:table-cell>
          <table:table-cell office:value-type="float" office:value="2169.36" calcext:value-type="float">
            <text:p>2169.36</text:p>
          </table:table-cell>
          <table:table-cell office:value-type="float" office:value="2507.04" calcext:value-type="float">
            <text:p>2507.04</text:p>
          </table:table-cell>
        </table:table-row>
        <table:table-row table:style-name="ro1">
          <table:table-cell office:value-type="float" office:value="15647184" calcext:value-type="float">
            <text:p>15647184</text:p>
          </table:table-cell>
          <table:table-cell table:formula="of:=[.A980]/1000/(60*60*24)" office:value-type="time" office:time-value="PT04H20M47.184S" calcext:value-type="time">
            <text:p>04:20:47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6.11" calcext:value-type="float">
            <text:p>526.11</text:p>
          </table:table-cell>
          <table:table-cell office:value-type="float" office:value="2171.58" calcext:value-type="float">
            <text:p>2171.58</text:p>
          </table:table-cell>
          <table:table-cell office:value-type="float" office:value="2509.38" calcext:value-type="float">
            <text:p>2509.38</text:p>
          </table:table-cell>
        </table:table-row>
        <table:table-row table:style-name="ro1">
          <table:table-cell office:value-type="float" office:value="15663184" calcext:value-type="float">
            <text:p>15663184</text:p>
          </table:table-cell>
          <table:table-cell table:formula="of:=[.A981]/1000/(60*60*24)" office:value-type="time" office:time-value="PT04H21M03.184S" calcext:value-type="time">
            <text:p>04:21:03</text:p>
          </table:table-cell>
          <table:table-cell office:value-type="float" office:value="1.05" calcext:value-type="float">
            <text:p>1.05</text:p>
          </table:table-cell>
          <table:table-cell office:value-type="float" office:value="499.12" calcext:value-type="float">
            <text:p>499.12</text:p>
          </table:table-cell>
          <table:table-cell office:value-type="float" office:value="526.04" calcext:value-type="float">
            <text:p>526.04</text:p>
          </table:table-cell>
          <table:table-cell office:value-type="float" office:value="2173.8" calcext:value-type="float">
            <text:p>2173.8</text:p>
          </table:table-cell>
          <table:table-cell office:value-type="float" office:value="2511.72" calcext:value-type="float">
            <text:p>2511.72</text:p>
          </table:table-cell>
        </table:table-row>
        <table:table-row table:style-name="ro1">
          <table:table-cell office:value-type="float" office:value="15679185" calcext:value-type="float">
            <text:p>15679185</text:p>
          </table:table-cell>
          <table:table-cell table:formula="of:=[.A982]/1000/(60*60*24)" office:value-type="time" office:time-value="PT04H21M19.185S" calcext:value-type="time">
            <text:p>04:21:19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6.12" calcext:value-type="float">
            <text:p>526.12</text:p>
          </table:table-cell>
          <table:table-cell office:value-type="float" office:value="2176.02" calcext:value-type="float">
            <text:p>2176.02</text:p>
          </table:table-cell>
          <table:table-cell office:value-type="float" office:value="2514.06" calcext:value-type="float">
            <text:p>2514.06</text:p>
          </table:table-cell>
        </table:table-row>
        <table:table-row table:style-name="ro1">
          <table:table-cell office:value-type="float" office:value="15695185" calcext:value-type="float">
            <text:p>15695185</text:p>
          </table:table-cell>
          <table:table-cell table:formula="of:=[.A983]/1000/(60*60*24)" office:value-type="time" office:time-value="PT04H21M35.185S" calcext:value-type="time">
            <text:p>04:21:35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6.11" calcext:value-type="float">
            <text:p>526.11</text:p>
          </table:table-cell>
          <table:table-cell office:value-type="float" office:value="2178.24" calcext:value-type="float">
            <text:p>2178.24</text:p>
          </table:table-cell>
          <table:table-cell office:value-type="float" office:value="2516.4" calcext:value-type="float">
            <text:p>2516.4</text:p>
          </table:table-cell>
        </table:table-row>
        <table:table-row table:style-name="ro1">
          <table:table-cell office:value-type="float" office:value="15711184" calcext:value-type="float">
            <text:p>15711184</text:p>
          </table:table-cell>
          <table:table-cell table:formula="of:=[.A984]/1000/(60*60*24)" office:value-type="time" office:time-value="PT04H21M51.184S" calcext:value-type="time">
            <text:p>04:21:51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6.33" calcext:value-type="float">
            <text:p>526.33</text:p>
          </table:table-cell>
          <table:table-cell office:value-type="float" office:value="2180.46" calcext:value-type="float">
            <text:p>2180.46</text:p>
          </table:table-cell>
          <table:table-cell office:value-type="float" office:value="2518.73" calcext:value-type="float">
            <text:p>2518.73</text:p>
          </table:table-cell>
        </table:table-row>
        <table:table-row table:style-name="ro1">
          <table:table-cell office:value-type="float" office:value="15727185" calcext:value-type="float">
            <text:p>15727185</text:p>
          </table:table-cell>
          <table:table-cell table:formula="of:=[.A985]/1000/(60*60*24)" office:value-type="time" office:time-value="PT04H22M07.185S" calcext:value-type="time">
            <text:p>04:22:07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4.34" calcext:value-type="float">
            <text:p>524.34</text:p>
          </table:table-cell>
          <table:table-cell office:value-type="float" office:value="2182.68" calcext:value-type="float">
            <text:p>2182.68</text:p>
          </table:table-cell>
          <table:table-cell office:value-type="float" office:value="2521.06" calcext:value-type="float">
            <text:p>2521.06</text:p>
          </table:table-cell>
        </table:table-row>
        <table:table-row table:style-name="ro1">
          <table:table-cell office:value-type="float" office:value="15743184" calcext:value-type="float">
            <text:p>15743184</text:p>
          </table:table-cell>
          <table:table-cell table:formula="of:=[.A986]/1000/(60*60*24)" office:value-type="time" office:time-value="PT04H22M23.184S" calcext:value-type="time">
            <text:p>04:22:23</text:p>
          </table:table-cell>
          <table:table-cell office:value-type="float" office:value="1.05" calcext:value-type="float">
            <text:p>1.05</text:p>
          </table:table-cell>
          <table:table-cell office:value-type="float" office:value="500.92" calcext:value-type="float">
            <text:p>500.92</text:p>
          </table:table-cell>
          <table:table-cell office:value-type="float" office:value="524" calcext:value-type="float">
            <text:p>524</text:p>
          </table:table-cell>
          <table:table-cell office:value-type="float" office:value="2184.9" calcext:value-type="float">
            <text:p>2184.9</text:p>
          </table:table-cell>
          <table:table-cell office:value-type="float" office:value="2523.4" calcext:value-type="float">
            <text:p>2523.4</text:p>
          </table:table-cell>
        </table:table-row>
        <table:table-row table:style-name="ro1">
          <table:table-cell office:value-type="float" office:value="15759184" calcext:value-type="float">
            <text:p>15759184</text:p>
          </table:table-cell>
          <table:table-cell table:formula="of:=[.A987]/1000/(60*60*24)" office:value-type="time" office:time-value="PT04H22M39.184S" calcext:value-type="time">
            <text:p>04:22:39</text:p>
          </table:table-cell>
          <table:table-cell office:value-type="float" office:value="1.05" calcext:value-type="float">
            <text:p>1.05</text:p>
          </table:table-cell>
          <table:table-cell office:value-type="float" office:value="501.12" calcext:value-type="float">
            <text:p>501.12</text:p>
          </table:table-cell>
          <table:table-cell office:value-type="float" office:value="526.23" calcext:value-type="float">
            <text:p>526.23</text:p>
          </table:table-cell>
          <table:table-cell office:value-type="float" office:value="2187.13" calcext:value-type="float">
            <text:p>2187.13</text:p>
          </table:table-cell>
          <table:table-cell office:value-type="float" office:value="2525.73" calcext:value-type="float">
            <text:p>2525.73</text:p>
          </table:table-cell>
        </table:table-row>
        <table:table-row table:style-name="ro1">
          <table:table-cell office:value-type="float" office:value="15775184" calcext:value-type="float">
            <text:p>15775184</text:p>
          </table:table-cell>
          <table:table-cell table:formula="of:=[.A988]/1000/(60*60*24)" office:value-type="time" office:time-value="PT04H22M55.184S" calcext:value-type="time">
            <text:p>04:22:55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4.13" calcext:value-type="float">
            <text:p>524.13</text:p>
          </table:table-cell>
          <table:table-cell office:value-type="float" office:value="2189.35" calcext:value-type="float">
            <text:p>2189.35</text:p>
          </table:table-cell>
          <table:table-cell office:value-type="float" office:value="2528.06" calcext:value-type="float">
            <text:p>2528.06</text:p>
          </table:table-cell>
        </table:table-row>
        <table:table-row table:style-name="ro1">
          <table:table-cell office:value-type="float" office:value="15791184" calcext:value-type="float">
            <text:p>15791184</text:p>
          </table:table-cell>
          <table:table-cell table:formula="of:=[.A989]/1000/(60*60*24)" office:value-type="time" office:time-value="PT04H23M11.184S" calcext:value-type="time">
            <text:p>04:23:11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2.33" calcext:value-type="float">
            <text:p>522.33</text:p>
          </table:table-cell>
          <table:table-cell office:value-type="float" office:value="2191.57" calcext:value-type="float">
            <text:p>2191.57</text:p>
          </table:table-cell>
          <table:table-cell office:value-type="float" office:value="2530.39" calcext:value-type="float">
            <text:p>2530.39</text:p>
          </table:table-cell>
        </table:table-row>
        <table:table-row table:style-name="ro1">
          <table:table-cell office:value-type="float" office:value="15807184" calcext:value-type="float">
            <text:p>15807184</text:p>
          </table:table-cell>
          <table:table-cell table:formula="of:=[.A990]/1000/(60*60*24)" office:value-type="time" office:time-value="PT04H23M27.184S" calcext:value-type="time">
            <text:p>04:23:27</text:p>
          </table:table-cell>
          <table:table-cell office:value-type="float" office:value="1.05" calcext:value-type="float">
            <text:p>1.05</text:p>
          </table:table-cell>
          <table:table-cell office:value-type="float" office:value="499.32" calcext:value-type="float">
            <text:p>499.32</text:p>
          </table:table-cell>
          <table:table-cell office:value-type="float" office:value="522.26" calcext:value-type="float">
            <text:p>522.26</text:p>
          </table:table-cell>
          <table:table-cell office:value-type="float" office:value="2193.79" calcext:value-type="float">
            <text:p>2193.79</text:p>
          </table:table-cell>
          <table:table-cell office:value-type="float" office:value="2532.71" calcext:value-type="float">
            <text:p>2532.71</text:p>
          </table:table-cell>
        </table:table-row>
        <table:table-row table:style-name="ro1">
          <table:table-cell office:value-type="float" office:value="15823184" calcext:value-type="float">
            <text:p>15823184</text:p>
          </table:table-cell>
          <table:table-cell table:formula="of:=[.A991]/1000/(60*60*24)" office:value-type="time" office:time-value="PT04H23M43.184S" calcext:value-type="time">
            <text:p>04:23:43</text:p>
          </table:table-cell>
          <table:table-cell office:value-type="float" office:value="1.05" calcext:value-type="float">
            <text:p>1.05</text:p>
          </table:table-cell>
          <table:table-cell office:value-type="float" office:value="499.2" calcext:value-type="float">
            <text:p>499.2</text:p>
          </table:table-cell>
          <table:table-cell office:value-type="float" office:value="522.13" calcext:value-type="float">
            <text:p>522.13</text:p>
          </table:table-cell>
          <table:table-cell office:value-type="float" office:value="2196.01" calcext:value-type="float">
            <text:p>2196.01</text:p>
          </table:table-cell>
          <table:table-cell office:value-type="float" office:value="2535.03" calcext:value-type="float">
            <text:p>2535.03</text:p>
          </table:table-cell>
        </table:table-row>
        <table:table-row table:style-name="ro1">
          <table:table-cell office:value-type="float" office:value="15839185" calcext:value-type="float">
            <text:p>15839185</text:p>
          </table:table-cell>
          <table:table-cell table:formula="of:=[.A992]/1000/(60*60*24)" office:value-type="time" office:time-value="PT04H23M59.185S" calcext:value-type="time">
            <text:p>04:23:59</text:p>
          </table:table-cell>
          <table:table-cell office:value-type="float" office:value="1.05" calcext:value-type="float">
            <text:p>1.05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2.47" calcext:value-type="float">
            <text:p>522.47</text:p>
          </table:table-cell>
          <table:table-cell office:value-type="float" office:value="2198.23" calcext:value-type="float">
            <text:p>2198.23</text:p>
          </table:table-cell>
          <table:table-cell office:value-type="float" office:value="2537.35" calcext:value-type="float">
            <text:p>2537.35</text:p>
          </table:table-cell>
        </table:table-row>
        <table:table-row table:style-name="ro1">
          <table:table-cell office:value-type="float" office:value="15855184" calcext:value-type="float">
            <text:p>15855184</text:p>
          </table:table-cell>
          <table:table-cell table:formula="of:=[.A993]/1000/(60*60*24)" office:value-type="time" office:time-value="PT04H24M15.184S" calcext:value-type="time">
            <text:p>04:24:15</text:p>
          </table:table-cell>
          <table:table-cell office:value-type="float" office:value="1.05" calcext:value-type="float">
            <text:p>1.05</text:p>
          </table:table-cell>
          <table:table-cell office:value-type="float" office:value="499.4" calcext:value-type="float">
            <text:p>499.4</text:p>
          </table:table-cell>
          <table:table-cell office:value-type="float" office:value="522.35" calcext:value-type="float">
            <text:p>522.35</text:p>
          </table:table-cell>
          <table:table-cell office:value-type="float" office:value="2200.45" calcext:value-type="float">
            <text:p>2200.45</text:p>
          </table:table-cell>
          <table:table-cell office:value-type="float" office:value="2539.67" calcext:value-type="float">
            <text:p>2539.67</text:p>
          </table:table-cell>
        </table:table-row>
        <table:table-row table:style-name="ro1">
          <table:table-cell office:value-type="float" office:value="15871184" calcext:value-type="float">
            <text:p>15871184</text:p>
          </table:table-cell>
          <table:table-cell table:formula="of:=[.A994]/1000/(60*60*24)" office:value-type="time" office:time-value="PT04H24M31.184S" calcext:value-type="time">
            <text:p>04:24:31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20.46" calcext:value-type="float">
            <text:p>520.46</text:p>
          </table:table-cell>
          <table:table-cell office:value-type="float" office:value="2202.67" calcext:value-type="float">
            <text:p>2202.67</text:p>
          </table:table-cell>
          <table:table-cell office:value-type="float" office:value="2541.98" calcext:value-type="float">
            <text:p>2541.98</text:p>
          </table:table-cell>
        </table:table-row>
        <table:table-row table:style-name="ro1">
          <table:table-cell office:value-type="float" office:value="15887184" calcext:value-type="float">
            <text:p>15887184</text:p>
          </table:table-cell>
          <table:table-cell table:formula="of:=[.A995]/1000/(60*60*24)" office:value-type="time" office:time-value="PT04H24M47.184S" calcext:value-type="time">
            <text:p>04:24:47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20.34" calcext:value-type="float">
            <text:p>520.34</text:p>
          </table:table-cell>
          <table:table-cell office:value-type="float" office:value="2204.89" calcext:value-type="float">
            <text:p>2204.89</text:p>
          </table:table-cell>
          <table:table-cell office:value-type="float" office:value="2544.3" calcext:value-type="float">
            <text:p>2544.3</text:p>
          </table:table-cell>
        </table:table-row>
        <table:table-row table:style-name="ro1">
          <table:table-cell office:value-type="float" office:value="15903184" calcext:value-type="float">
            <text:p>15903184</text:p>
          </table:table-cell>
          <table:table-cell table:formula="of:=[.A996]/1000/(60*60*24)" office:value-type="time" office:time-value="PT04H25M03.184S" calcext:value-type="time">
            <text:p>04:25:03</text:p>
          </table:table-cell>
          <table:table-cell office:value-type="float" office:value="1.04" calcext:value-type="float">
            <text:p>1.04</text:p>
          </table:table-cell>
          <table:table-cell office:value-type="float" office:value="499.6" calcext:value-type="float">
            <text:p>499.6</text:p>
          </table:table-cell>
          <table:table-cell office:value-type="float" office:value="518.56" calcext:value-type="float">
            <text:p>518.56</text:p>
          </table:table-cell>
          <table:table-cell office:value-type="float" office:value="2207.11" calcext:value-type="float">
            <text:p>2207.11</text:p>
          </table:table-cell>
          <table:table-cell office:value-type="float" office:value="2546.61" calcext:value-type="float">
            <text:p>2546.61</text:p>
          </table:table-cell>
        </table:table-row>
        <table:table-row table:style-name="ro1">
          <table:table-cell office:value-type="float" office:value="15919184" calcext:value-type="float">
            <text:p>15919184</text:p>
          </table:table-cell>
          <table:table-cell table:formula="of:=[.A997]/1000/(60*60*24)" office:value-type="time" office:time-value="PT04H25M19.184S" calcext:value-type="time">
            <text:p>04:25:19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18.34" calcext:value-type="float">
            <text:p>518.34</text:p>
          </table:table-cell>
          <table:table-cell office:value-type="float" office:value="2209.33" calcext:value-type="float">
            <text:p>2209.33</text:p>
          </table:table-cell>
          <table:table-cell office:value-type="float" office:value="2548.92" calcext:value-type="float">
            <text:p>2548.92</text:p>
          </table:table-cell>
        </table:table-row>
        <table:table-row table:style-name="ro1">
          <table:table-cell office:value-type="float" office:value="15935184" calcext:value-type="float">
            <text:p>15935184</text:p>
          </table:table-cell>
          <table:table-cell table:formula="of:=[.A998]/1000/(60*60*24)" office:value-type="time" office:time-value="PT04H25M35.184S" calcext:value-type="time">
            <text:p>04:25:35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18.34" calcext:value-type="float">
            <text:p>518.34</text:p>
          </table:table-cell>
          <table:table-cell office:value-type="float" office:value="2211.55" calcext:value-type="float">
            <text:p>2211.55</text:p>
          </table:table-cell>
          <table:table-cell office:value-type="float" office:value="2551.23" calcext:value-type="float">
            <text:p>2551.23</text:p>
          </table:table-cell>
        </table:table-row>
        <table:table-row table:style-name="ro1">
          <table:table-cell office:value-type="float" office:value="15951184" calcext:value-type="float">
            <text:p>15951184</text:p>
          </table:table-cell>
          <table:table-cell table:formula="of:=[.A999]/1000/(60*60*24)" office:value-type="time" office:time-value="PT04H25M51.184S" calcext:value-type="time">
            <text:p>04:25:51</text:p>
          </table:table-cell>
          <table:table-cell office:value-type="float" office:value="1.04" calcext:value-type="float">
            <text:p>1.04</text:p>
          </table:table-cell>
          <table:table-cell office:value-type="float" office:value="499.2" calcext:value-type="float">
            <text:p>499.2</text:p>
          </table:table-cell>
          <table:table-cell office:value-type="float" office:value="518.13" calcext:value-type="float">
            <text:p>518.13</text:p>
          </table:table-cell>
          <table:table-cell office:value-type="float" office:value="2213.77" calcext:value-type="float">
            <text:p>2213.77</text:p>
          </table:table-cell>
          <table:table-cell office:value-type="float" office:value="2553.53" calcext:value-type="float">
            <text:p>2553.53</text:p>
          </table:table-cell>
        </table:table-row>
        <table:table-row table:style-name="ro1">
          <table:table-cell office:value-type="float" office:value="15967185" calcext:value-type="float">
            <text:p>15967185</text:p>
          </table:table-cell>
          <table:table-cell table:formula="of:=[.A1000]/1000/(60*60*24)" office:value-type="time" office:time-value="PT04H26M07.185S" calcext:value-type="time">
            <text:p>04:26:07</text:p>
          </table:table-cell>
          <table:table-cell office:value-type="float" office:value="1.03" calcext:value-type="float">
            <text:p>1.03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6.48" calcext:value-type="float">
            <text:p>516.48</text:p>
          </table:table-cell>
          <table:table-cell office:value-type="float" office:value="2215.99" calcext:value-type="float">
            <text:p>2215.99</text:p>
          </table:table-cell>
          <table:table-cell office:value-type="float" office:value="2555.84" calcext:value-type="float">
            <text:p>2555.84</text:p>
          </table:table-cell>
        </table:table-row>
        <table:table-row table:style-name="ro1">
          <table:table-cell office:value-type="float" office:value="15983185" calcext:value-type="float">
            <text:p>15983185</text:p>
          </table:table-cell>
          <table:table-cell table:formula="of:=[.A1001]/1000/(60*60*24)" office:value-type="time" office:time-value="PT04H26M23.185S" calcext:value-type="time">
            <text:p>04:26:23</text:p>
          </table:table-cell>
          <table:table-cell office:value-type="float" office:value="1.04" calcext:value-type="float">
            <text:p>1.04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8.46" calcext:value-type="float">
            <text:p>518.46</text:p>
          </table:table-cell>
          <table:table-cell office:value-type="float" office:value="2218.21" calcext:value-type="float">
            <text:p>2218.21</text:p>
          </table:table-cell>
          <table:table-cell office:value-type="float" office:value="2558.14" calcext:value-type="float">
            <text:p>2558.14</text:p>
          </table:table-cell>
        </table:table-row>
        <table:table-row table:style-name="ro1">
          <table:table-cell office:value-type="float" office:value="15999184" calcext:value-type="float">
            <text:p>15999184</text:p>
          </table:table-cell>
          <table:table-cell table:formula="of:=[.A1002]/1000/(60*60*24)" office:value-type="time" office:time-value="PT04H26M39.184S" calcext:value-type="time">
            <text:p>04:26:39</text:p>
          </table:table-cell>
          <table:table-cell office:value-type="float" office:value="1.04" calcext:value-type="float">
            <text:p>1.04</text:p>
          </table:table-cell>
          <table:table-cell office:value-type="float" office:value="499.4" calcext:value-type="float">
            <text:p>499.4</text:p>
          </table:table-cell>
          <table:table-cell office:value-type="float" office:value="518.34" calcext:value-type="float">
            <text:p>518.34</text:p>
          </table:table-cell>
          <table:table-cell office:value-type="float" office:value="2220.43" calcext:value-type="float">
            <text:p>2220.43</text:p>
          </table:table-cell>
          <table:table-cell office:value-type="float" office:value="2560.44" calcext:value-type="float">
            <text:p>2560.44</text:p>
          </table:table-cell>
        </table:table-row>
        <table:table-row table:style-name="ro1">
          <table:table-cell office:value-type="float" office:value="16015185" calcext:value-type="float">
            <text:p>16015185</text:p>
          </table:table-cell>
          <table:table-cell table:formula="of:=[.A1003]/1000/(60*60*24)" office:value-type="time" office:time-value="PT04H26M55.185S" calcext:value-type="time">
            <text:p>04:26:55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6.35" calcext:value-type="float">
            <text:p>516.35</text:p>
          </table:table-cell>
          <table:table-cell office:value-type="float" office:value="2222.65" calcext:value-type="float">
            <text:p>2222.65</text:p>
          </table:table-cell>
          <table:table-cell office:value-type="float" office:value="2562.74" calcext:value-type="float">
            <text:p>2562.74</text:p>
          </table:table-cell>
        </table:table-row>
        <table:table-row table:style-name="ro1">
          <table:table-cell office:value-type="float" office:value="16031184" calcext:value-type="float">
            <text:p>16031184</text:p>
          </table:table-cell>
          <table:table-cell table:formula="of:=[.A1004]/1000/(60*60*24)" office:value-type="time" office:time-value="PT04H27M11.184S" calcext:value-type="time">
            <text:p>04:27:11</text:p>
          </table:table-cell>
          <table:table-cell office:value-type="float" office:value="1.03" calcext:value-type="float">
            <text:p>1.03</text:p>
          </table:table-cell>
          <table:table-cell office:value-type="float" office:value="499.2" calcext:value-type="float">
            <text:p>499.2</text:p>
          </table:table-cell>
          <table:table-cell office:value-type="float" office:value="516.15" calcext:value-type="float">
            <text:p>516.15</text:p>
          </table:table-cell>
          <table:table-cell office:value-type="float" office:value="2224.87" calcext:value-type="float">
            <text:p>2224.87</text:p>
          </table:table-cell>
          <table:table-cell office:value-type="float" office:value="2565.03" calcext:value-type="float">
            <text:p>2565.03</text:p>
          </table:table-cell>
        </table:table-row>
        <table:table-row table:style-name="ro1">
          <table:table-cell office:value-type="float" office:value="16047184" calcext:value-type="float">
            <text:p>16047184</text:p>
          </table:table-cell>
          <table:table-cell table:formula="of:=[.A1005]/1000/(60*60*24)" office:value-type="time" office:time-value="PT04H27M27.184S" calcext:value-type="time">
            <text:p>04:27:27</text:p>
          </table:table-cell>
          <table:table-cell office:value-type="float" office:value="1.03" calcext:value-type="float">
            <text:p>1.03</text:p>
          </table:table-cell>
          <table:table-cell office:value-type="float" office:value="499.4" calcext:value-type="float">
            <text:p>499.4</text:p>
          </table:table-cell>
          <table:table-cell office:value-type="float" office:value="516.34" calcext:value-type="float">
            <text:p>516.34</text:p>
          </table:table-cell>
          <table:table-cell office:value-type="float" office:value="2227.09" calcext:value-type="float">
            <text:p>2227.09</text:p>
          </table:table-cell>
          <table:table-cell office:value-type="float" office:value="2567.32" calcext:value-type="float">
            <text:p>2567.32</text:p>
          </table:table-cell>
        </table:table-row>
        <table:table-row table:style-name="ro1">
          <table:table-cell office:value-type="float" office:value="16063184" calcext:value-type="float">
            <text:p>16063184</text:p>
          </table:table-cell>
          <table:table-cell table:formula="of:=[.A1006]/1000/(60*60*24)" office:value-type="time" office:time-value="PT04H27M43.184S" calcext:value-type="time">
            <text:p>04:27:43</text:p>
          </table:table-cell>
          <table:table-cell office:value-type="float" office:value="1.03" calcext:value-type="float">
            <text:p>1.0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14.06" calcext:value-type="float">
            <text:p>514.06</text:p>
          </table:table-cell>
          <table:table-cell office:value-type="float" office:value="2229.31" calcext:value-type="float">
            <text:p>2229.31</text:p>
          </table:table-cell>
          <table:table-cell office:value-type="float" office:value="2569.61" calcext:value-type="float">
            <text:p>2569.61</text:p>
          </table:table-cell>
        </table:table-row>
        <table:table-row table:style-name="ro1">
          <table:table-cell office:value-type="float" office:value="16079185" calcext:value-type="float">
            <text:p>16079185</text:p>
          </table:table-cell>
          <table:table-cell table:formula="of:=[.A1007]/1000/(60*60*24)" office:value-type="time" office:time-value="PT04H27M59.185S" calcext:value-type="time">
            <text:p>04:27:59</text:p>
          </table:table-cell>
          <table:table-cell office:value-type="float" office:value="1.03" calcext:value-type="float">
            <text:p>1.03</text:p>
          </table:table-cell>
          <table:table-cell office:value-type="float" office:value="499.12" calcext:value-type="float">
            <text:p>499.12</text:p>
          </table:table-cell>
          <table:table-cell office:value-type="float" office:value="514.05" calcext:value-type="float">
            <text:p>514.05</text:p>
          </table:table-cell>
          <table:table-cell office:value-type="float" office:value="2231.53" calcext:value-type="float">
            <text:p>2231.53</text:p>
          </table:table-cell>
          <table:table-cell office:value-type="float" office:value="2571.9" calcext:value-type="float">
            <text:p>2571.9</text:p>
          </table:table-cell>
        </table:table-row>
        <table:table-row table:style-name="ro1">
          <table:table-cell office:value-type="float" office:value="16095184" calcext:value-type="float">
            <text:p>16095184</text:p>
          </table:table-cell>
          <table:table-cell table:formula="of:=[.A1008]/1000/(60*60*24)" office:value-type="time" office:time-value="PT04H28M15.184S" calcext:value-type="time">
            <text:p>04:28:15</text:p>
          </table:table-cell>
          <table:table-cell office:value-type="float" office:value="1.03" calcext:value-type="float">
            <text:p>1.03</text:p>
          </table:table-cell>
          <table:table-cell office:value-type="float" office:value="500.8" calcext:value-type="float">
            <text:p>500.8</text:p>
          </table:table-cell>
          <table:table-cell office:value-type="float" office:value="515.86" calcext:value-type="float">
            <text:p>515.86</text:p>
          </table:table-cell>
          <table:table-cell office:value-type="float" office:value="2233.75" calcext:value-type="float">
            <text:p>2233.75</text:p>
          </table:table-cell>
          <table:table-cell office:value-type="float" office:value="2574.18" calcext:value-type="float">
            <text:p>2574.18</text:p>
          </table:table-cell>
        </table:table-row>
        <table:table-row table:style-name="ro1">
          <table:table-cell office:value-type="float" office:value="16111184" calcext:value-type="float">
            <text:p>16111184</text:p>
          </table:table-cell>
          <table:table-cell table:formula="of:=[.A1009]/1000/(60*60*24)" office:value-type="time" office:time-value="PT04H28M31.184S" calcext:value-type="time">
            <text:p>04:28:31</text:p>
          </table:table-cell>
          <table:table-cell office:value-type="float" office:value="1.03" calcext:value-type="float">
            <text:p>1.03</text:p>
          </table:table-cell>
          <table:table-cell office:value-type="float" office:value="500.92" calcext:value-type="float">
            <text:p>500.92</text:p>
          </table:table-cell>
          <table:table-cell office:value-type="float" office:value="515.98" calcext:value-type="float">
            <text:p>515.98</text:p>
          </table:table-cell>
          <table:table-cell office:value-type="float" office:value="2235.97" calcext:value-type="float">
            <text:p>2235.97</text:p>
          </table:table-cell>
          <table:table-cell office:value-type="float" office:value="2576.47" calcext:value-type="float">
            <text:p>2576.47</text:p>
          </table:table-cell>
        </table:table-row>
        <table:table-row table:style-name="ro1">
          <table:table-cell office:value-type="float" office:value="16127185" calcext:value-type="float">
            <text:p>16127185</text:p>
          </table:table-cell>
          <table:table-cell table:formula="of:=[.A1010]/1000/(60*60*24)" office:value-type="time" office:time-value="PT04H28M47.185S" calcext:value-type="time">
            <text:p>04:28:47</text:p>
          </table:table-cell>
          <table:table-cell office:value-type="float" office:value="1.03" calcext:value-type="float">
            <text:p>1.03</text:p>
          </table:table-cell>
          <table:table-cell office:value-type="float" office:value="499.2" calcext:value-type="float">
            <text:p>499.2</text:p>
          </table:table-cell>
          <table:table-cell office:value-type="float" office:value="514.14" calcext:value-type="float">
            <text:p>514.14</text:p>
          </table:table-cell>
          <table:table-cell office:value-type="float" office:value="2238.19" calcext:value-type="float">
            <text:p>2238.19</text:p>
          </table:table-cell>
          <table:table-cell office:value-type="float" office:value="2578.75" calcext:value-type="float">
            <text:p>2578.75</text:p>
          </table:table-cell>
        </table:table-row>
        <table:table-row table:style-name="ro1">
          <table:table-cell office:value-type="float" office:value="16143185" calcext:value-type="float">
            <text:p>16143185</text:p>
          </table:table-cell>
          <table:table-cell table:formula="of:=[.A1011]/1000/(60*60*24)" office:value-type="time" office:time-value="PT04H29M03.185S" calcext:value-type="time">
            <text:p>04:29:03</text:p>
          </table:table-cell>
          <table:table-cell office:value-type="float" office:value="1.03" calcext:value-type="float">
            <text:p>1.03</text:p>
          </table:table-cell>
          <table:table-cell office:value-type="float" office:value="499.32" calcext:value-type="float">
            <text:p>499.32</text:p>
          </table:table-cell>
          <table:table-cell office:value-type="float" office:value="512.27" calcext:value-type="float">
            <text:p>512.27</text:p>
          </table:table-cell>
          <table:table-cell office:value-type="float" office:value="2240.41" calcext:value-type="float">
            <text:p>2240.41</text:p>
          </table:table-cell>
          <table:table-cell office:value-type="float" office:value="2581.02" calcext:value-type="float">
            <text:p>2581.02</text:p>
          </table:table-cell>
        </table:table-row>
        <table:table-row table:style-name="ro1">
          <table:table-cell office:value-type="float" office:value="16159184" calcext:value-type="float">
            <text:p>16159184</text:p>
          </table:table-cell>
          <table:table-cell table:formula="of:=[.A1012]/1000/(60*60*24)" office:value-type="time" office:time-value="PT04H29M19.184S" calcext:value-type="time">
            <text:p>04:29:19</text:p>
          </table:table-cell>
          <table:table-cell office:value-type="float" office:value="1.02" calcext:value-type="float">
            <text:p>1.02</text:p>
          </table:table-cell>
          <table:table-cell office:value-type="float" office:value="499.12" calcext:value-type="float">
            <text:p>499.12</text:p>
          </table:table-cell>
          <table:table-cell office:value-type="float" office:value="510.07" calcext:value-type="float">
            <text:p>510.07</text:p>
          </table:table-cell>
          <table:table-cell office:value-type="float" office:value="2242.63" calcext:value-type="float">
            <text:p>2242.63</text:p>
          </table:table-cell>
          <table:table-cell office:value-type="float" office:value="2583.3" calcext:value-type="float">
            <text:p>2583.3</text:p>
          </table:table-cell>
        </table:table-row>
        <table:table-row table:style-name="ro1">
          <table:table-cell office:value-type="float" office:value="16175185" calcext:value-type="float">
            <text:p>16175185</text:p>
          </table:table-cell>
          <table:table-cell table:formula="of:=[.A1013]/1000/(60*60*24)" office:value-type="time" office:time-value="PT04H29M35.185S" calcext:value-type="time">
            <text:p>04:29:35</text:p>
          </table:table-cell>
          <table:table-cell office:value-type="float" office:value="1.02" calcext:value-type="float">
            <text:p>1.02</text:p>
          </table:table-cell>
          <table:table-cell office:value-type="float" office:value="499.2" calcext:value-type="float">
            <text:p>499.2</text:p>
          </table:table-cell>
          <table:table-cell office:value-type="float" office:value="510.17" calcext:value-type="float">
            <text:p>510.17</text:p>
          </table:table-cell>
          <table:table-cell office:value-type="float" office:value="2244.85" calcext:value-type="float">
            <text:p>2244.85</text:p>
          </table:table-cell>
          <table:table-cell office:value-type="float" office:value="2585.57" calcext:value-type="float">
            <text:p>2585.57</text:p>
          </table:table-cell>
        </table:table-row>
        <table:table-row table:style-name="ro1">
          <table:table-cell office:value-type="float" office:value="16191184" calcext:value-type="float">
            <text:p>16191184</text:p>
          </table:table-cell>
          <table:table-cell table:formula="of:=[.A1014]/1000/(60*60*24)" office:value-type="time" office:time-value="PT04H29M51.184S" calcext:value-type="time">
            <text:p>04:29:51</text:p>
          </table:table-cell>
          <table:table-cell office:value-type="float" office:value="1.02" calcext:value-type="float">
            <text:p>1.02</text:p>
          </table:table-cell>
          <table:table-cell office:value-type="float" office:value="499.52" calcext:value-type="float">
            <text:p>499.52</text:p>
          </table:table-cell>
          <table:table-cell office:value-type="float" office:value="510.47" calcext:value-type="float">
            <text:p>510.47</text:p>
          </table:table-cell>
          <table:table-cell office:value-type="float" office:value="2247.07" calcext:value-type="float">
            <text:p>2247.07</text:p>
          </table:table-cell>
          <table:table-cell office:value-type="float" office:value="2587.83" calcext:value-type="float">
            <text:p>2587.83</text:p>
          </table:table-cell>
        </table:table-row>
        <table:table-row table:style-name="ro1">
          <table:table-cell office:value-type="float" office:value="16207185" calcext:value-type="float">
            <text:p>16207185</text:p>
          </table:table-cell>
          <table:table-cell table:formula="of:=[.A1015]/1000/(60*60*24)" office:value-type="time" office:time-value="PT04H30M07.185S" calcext:value-type="time">
            <text:p>04:30:07</text:p>
          </table:table-cell>
          <table:table-cell office:value-type="float" office:value="1.02" calcext:value-type="float">
            <text:p>1.02</text:p>
          </table:table-cell>
          <table:table-cell office:value-type="float" office:value="499.2" calcext:value-type="float">
            <text:p>499.2</text:p>
          </table:table-cell>
          <table:table-cell office:value-type="float" office:value="508.16" calcext:value-type="float">
            <text:p>508.16</text:p>
          </table:table-cell>
          <table:table-cell office:value-type="float" office:value="2249.29" calcext:value-type="float">
            <text:p>2249.29</text:p>
          </table:table-cell>
          <table:table-cell office:value-type="float" office:value="2590.1" calcext:value-type="float">
            <text:p>2590.1</text:p>
          </table:table-cell>
        </table:table-row>
        <table:table-row table:style-name="ro1">
          <table:table-cell office:value-type="float" office:value="16223184" calcext:value-type="float">
            <text:p>16223184</text:p>
          </table:table-cell>
          <table:table-cell table:formula="of:=[.A1016]/1000/(60*60*24)" office:value-type="time" office:time-value="PT04H30M23.184S" calcext:value-type="time">
            <text:p>04:30:23</text:p>
          </table:table-cell>
          <table:table-cell office:value-type="float" office:value="1.02" calcext:value-type="float">
            <text:p>1.02</text:p>
          </table:table-cell>
          <table:table-cell office:value-type="float" office:value="499.2" calcext:value-type="float">
            <text:p>499.2</text:p>
          </table:table-cell>
          <table:table-cell office:value-type="float" office:value="508.15" calcext:value-type="float">
            <text:p>508.15</text:p>
          </table:table-cell>
          <table:table-cell office:value-type="float" office:value="2251.51" calcext:value-type="float">
            <text:p>2251.51</text:p>
          </table:table-cell>
          <table:table-cell office:value-type="float" office:value="2592.36" calcext:value-type="float">
            <text:p>2592.36</text:p>
          </table:table-cell>
        </table:table-row>
        <table:table-row table:style-name="ro1">
          <table:table-cell office:value-type="float" office:value="16239184" calcext:value-type="float">
            <text:p>16239184</text:p>
          </table:table-cell>
          <table:table-cell table:formula="of:=[.A1017]/1000/(60*60*24)" office:value-type="time" office:time-value="PT04H30M39.184S" calcext:value-type="time">
            <text:p>04:30:39</text:p>
          </table:table-cell>
          <table:table-cell office:value-type="float" office:value="1.02" calcext:value-type="float">
            <text:p>1.02</text:p>
          </table:table-cell>
          <table:table-cell office:value-type="float" office:value="499.2" calcext:value-type="float">
            <text:p>499.2</text:p>
          </table:table-cell>
          <table:table-cell office:value-type="float" office:value="508.14" calcext:value-type="float">
            <text:p>508.14</text:p>
          </table:table-cell>
          <table:table-cell office:value-type="float" office:value="2253.73" calcext:value-type="float">
            <text:p>2253.73</text:p>
          </table:table-cell>
          <table:table-cell office:value-type="float" office:value="2594.62" calcext:value-type="float">
            <text:p>2594.62</text:p>
          </table:table-cell>
        </table:table-row>
        <table:table-row table:style-name="ro1">
          <table:table-cell office:value-type="float" office:value="16255184" calcext:value-type="float">
            <text:p>16255184</text:p>
          </table:table-cell>
          <table:table-cell table:formula="of:=[.A1018]/1000/(60*60*24)" office:value-type="time" office:time-value="PT04H30M55.184S" calcext:value-type="time">
            <text:p>04:30:55</text:p>
          </table:table-cell>
          <table:table-cell office:value-type="float" office:value="1.01" calcext:value-type="float">
            <text:p>1.01</text:p>
          </table:table-cell>
          <table:table-cell office:value-type="float" office:value="499.2" calcext:value-type="float">
            <text:p>499.2</text:p>
          </table:table-cell>
          <table:table-cell office:value-type="float" office:value="506.16" calcext:value-type="float">
            <text:p>506.16</text:p>
          </table:table-cell>
          <table:table-cell office:value-type="float" office:value="2255.95" calcext:value-type="float">
            <text:p>2255.95</text:p>
          </table:table-cell>
          <table:table-cell office:value-type="float" office:value="2596.87" calcext:value-type="float">
            <text:p>2596.87</text:p>
          </table:table-cell>
        </table:table-row>
        <table:table-row table:style-name="ro1">
          <table:table-cell office:value-type="float" office:value="16271185" calcext:value-type="float">
            <text:p>16271185</text:p>
          </table:table-cell>
          <table:table-cell table:formula="of:=[.A1019]/1000/(60*60*24)" office:value-type="time" office:time-value="PT04H31M11.185S" calcext:value-type="time">
            <text:p>04:31:11</text:p>
          </table:table-cell>
          <table:table-cell office:value-type="float" office:value="1.01" calcext:value-type="float">
            <text:p>1.01</text:p>
          </table:table-cell>
          <table:table-cell office:value-type="float" office:value="499.2" calcext:value-type="float">
            <text:p>499.2</text:p>
          </table:table-cell>
          <table:table-cell office:value-type="float" office:value="506.16" calcext:value-type="float">
            <text:p>506.16</text:p>
          </table:table-cell>
          <table:table-cell office:value-type="float" office:value="2258.17" calcext:value-type="float">
            <text:p>2258.17</text:p>
          </table:table-cell>
          <table:table-cell office:value-type="float" office:value="2599.12" calcext:value-type="float">
            <text:p>2599.12</text:p>
          </table:table-cell>
        </table:table-row>
        <table:table-row table:style-name="ro1">
          <table:table-cell office:value-type="float" office:value="16287184" calcext:value-type="float">
            <text:p>16287184</text:p>
          </table:table-cell>
          <table:table-cell table:formula="of:=[.A1020]/1000/(60*60*24)" office:value-type="time" office:time-value="PT04H31M27.184S" calcext:value-type="time">
            <text:p>04:31:27</text:p>
          </table:table-cell>
          <table:table-cell office:value-type="float" office:value="1.01" calcext:value-type="float">
            <text:p>1.0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06.27" calcext:value-type="float">
            <text:p>506.27</text:p>
          </table:table-cell>
          <table:table-cell office:value-type="float" office:value="2260.39" calcext:value-type="float">
            <text:p>2260.39</text:p>
          </table:table-cell>
          <table:table-cell office:value-type="float" office:value="2601.37" calcext:value-type="float">
            <text:p>2601.37</text:p>
          </table:table-cell>
        </table:table-row>
        <table:table-row table:style-name="ro1">
          <table:table-cell office:value-type="float" office:value="16303184" calcext:value-type="float">
            <text:p>16303184</text:p>
          </table:table-cell>
          <table:table-cell table:formula="of:=[.A1021]/1000/(60*60*24)" office:value-type="time" office:time-value="PT04H31M43.184S" calcext:value-type="time">
            <text:p>04:31:43</text:p>
          </table:table-cell>
          <table:table-cell office:value-type="float" office:value="1.01" calcext:value-type="float">
            <text:p>1.01</text:p>
          </table:table-cell>
          <table:table-cell office:value-type="float" office:value="500.92" calcext:value-type="float">
            <text:p>500.92</text:p>
          </table:table-cell>
          <table:table-cell office:value-type="float" office:value="507.97" calcext:value-type="float">
            <text:p>507.97</text:p>
          </table:table-cell>
          <table:table-cell office:value-type="float" office:value="2262.61" calcext:value-type="float">
            <text:p>2262.61</text:p>
          </table:table-cell>
          <table:table-cell office:value-type="float" office:value="2603.62" calcext:value-type="float">
            <text:p>2603.62</text:p>
          </table:table-cell>
        </table:table-row>
        <table:table-row table:style-name="ro1">
          <table:table-cell office:value-type="float" office:value="16319184" calcext:value-type="float">
            <text:p>16319184</text:p>
          </table:table-cell>
          <table:table-cell table:formula="of:=[.A1022]/1000/(60*60*24)" office:value-type="time" office:time-value="PT04H31M59.184S" calcext:value-type="time">
            <text:p>04:31:59</text:p>
          </table:table-cell>
          <table:table-cell office:value-type="float" office:value="1.01" calcext:value-type="float">
            <text:p>1.01</text:p>
          </table:table-cell>
          <table:table-cell office:value-type="float" office:value="499.52" calcext:value-type="float">
            <text:p>499.52</text:p>
          </table:table-cell>
          <table:table-cell office:value-type="float" office:value="504.48" calcext:value-type="float">
            <text:p>504.48</text:p>
          </table:table-cell>
          <table:table-cell office:value-type="float" office:value="2264.83" calcext:value-type="float">
            <text:p>2264.83</text:p>
          </table:table-cell>
          <table:table-cell office:value-type="float" office:value="2605.87" calcext:value-type="float">
            <text:p>2605.87</text:p>
          </table:table-cell>
        </table:table-row>
        <table:table-row table:style-name="ro1">
          <table:table-cell office:value-type="float" office:value="16335185" calcext:value-type="float">
            <text:p>16335185</text:p>
          </table:table-cell>
          <table:table-cell table:formula="of:=[.A1023]/1000/(60*60*24)" office:value-type="time" office:time-value="PT04H32M15.185S" calcext:value-type="time">
            <text:p>04:32:15</text:p>
          </table:table-cell>
          <table:table-cell office:value-type="float" office:value="1.01" calcext:value-type="float">
            <text:p>1.01</text:p>
          </table:table-cell>
          <table:table-cell office:value-type="float" office:value="499.32" calcext:value-type="float">
            <text:p>499.32</text:p>
          </table:table-cell>
          <table:table-cell office:value-type="float" office:value="502.29" calcext:value-type="float">
            <text:p>502.29</text:p>
          </table:table-cell>
          <table:table-cell office:value-type="float" office:value="2267.05" calcext:value-type="float">
            <text:p>2267.05</text:p>
          </table:table-cell>
          <table:table-cell office:value-type="float" office:value="2608.11" calcext:value-type="float">
            <text:p>2608.11</text:p>
          </table:table-cell>
        </table:table-row>
        <table:table-row table:style-name="ro1">
          <table:table-cell office:value-type="float" office:value="16351184" calcext:value-type="float">
            <text:p>16351184</text:p>
          </table:table-cell>
          <table:table-cell table:formula="of:=[.A1024]/1000/(60*60*24)" office:value-type="time" office:time-value="PT04H32M31.184S" calcext:value-type="time">
            <text:p>04:32:31</text:p>
          </table:table-cell>
          <table:table-cell office:value-type="float" office:value="1.01" calcext:value-type="float">
            <text:p>1.01</text:p>
          </table:table-cell>
          <table:table-cell office:value-type="float" office:value="499.6" calcext:value-type="float">
            <text:p>499.6</text:p>
          </table:table-cell>
          <table:table-cell office:value-type="float" office:value="502.56" calcext:value-type="float">
            <text:p>502.56</text:p>
          </table:table-cell>
          <table:table-cell office:value-type="float" office:value="2269.27" calcext:value-type="float">
            <text:p>2269.27</text:p>
          </table:table-cell>
          <table:table-cell office:value-type="float" office:value="2610.34" calcext:value-type="float">
            <text:p>2610.34</text:p>
          </table:table-cell>
        </table:table-row>
        <table:table-row table:style-name="ro1">
          <table:table-cell office:value-type="float" office:value="16367185" calcext:value-type="float">
            <text:p>16367185</text:p>
          </table:table-cell>
          <table:table-cell table:formula="of:=[.A1025]/1000/(60*60*24)" office:value-type="time" office:time-value="PT04H32M47.185S" calcext:value-type="time">
            <text:p>04:32:47</text:p>
          </table:table-cell>
          <table:table-cell office:value-type="float" office:value="1" calcext:value-type="float">
            <text:p>1</text:p>
          </table:table-cell>
          <table:table-cell office:value-type="float" office:value="499.2" calcext:value-type="float">
            <text:p>499.2</text:p>
          </table:table-cell>
          <table:table-cell office:value-type="float" office:value="500.17" calcext:value-type="float">
            <text:p>500.17</text:p>
          </table:table-cell>
          <table:table-cell office:value-type="float" office:value="2271.49" calcext:value-type="float">
            <text:p>2271.49</text:p>
          </table:table-cell>
          <table:table-cell office:value-type="float" office:value="2612.57" calcext:value-type="float">
            <text:p>2612.57</text:p>
          </table:table-cell>
        </table:table-row>
        <table:table-row table:style-name="ro1">
          <table:table-cell office:value-type="float" office:value="16383184" calcext:value-type="float">
            <text:p>16383184</text:p>
          </table:table-cell>
          <table:table-cell table:formula="of:=[.A1026]/1000/(60*60*24)" office:value-type="time" office:time-value="PT04H33M03.184S" calcext:value-type="time">
            <text:p>04:33:03</text:p>
          </table:table-cell>
          <table:table-cell office:value-type="float" office:value="1" calcext:value-type="float">
            <text:p>1</text:p>
          </table:table-cell>
          <table:table-cell office:value-type="float" office:value="499.4" calcext:value-type="float">
            <text:p>499.4</text:p>
          </table:table-cell>
          <table:table-cell office:value-type="float" office:value="500.36" calcext:value-type="float">
            <text:p>500.36</text:p>
          </table:table-cell>
          <table:table-cell office:value-type="float" office:value="2273.71" calcext:value-type="float">
            <text:p>2273.71</text:p>
          </table:table-cell>
          <table:table-cell office:value-type="float" office:value="2614.79" calcext:value-type="float">
            <text:p>2614.79</text:p>
          </table:table-cell>
        </table:table-row>
        <table:table-row table:style-name="ro1">
          <table:table-cell office:value-type="float" office:value="16385184" calcext:value-type="float">
            <text:p>16385184</text:p>
          </table:table-cell>
          <table:table-cell table:formula="of:=[.A1027]/1000/(60*60*24)" office:value-type="time" office:time-value="PT04H33M05.184S" calcext:value-type="time">
            <text:p>04:33:05</text:p>
          </table:table-cell>
          <table:table-cell office:value-type="float" office:value="1" calcext:value-type="float">
            <text:p>1</text:p>
          </table:table-cell>
          <table:table-cell office:value-type="float" office:value="499.32" calcext:value-type="float">
            <text:p>499.32</text:p>
          </table:table-cell>
          <table:table-cell office:value-type="float" office:value="498.29" calcext:value-type="float">
            <text:p>498.29</text:p>
          </table:table-cell>
          <table:table-cell office:value-type="float" office:value="2273.98" calcext:value-type="float">
            <text:p>2273.98</text:p>
          </table:table-cell>
          <table:table-cell office:value-type="float" office:value="2615.07" calcext:value-type="float">
            <text:p>2615.0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1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7-01T11:22:18.534000000</dc:date>
    <meta:editing-duration>PT8M33S</meta:editing-duration>
    <meta:editing-cycles>1</meta:editing-cycles>
    <meta:document-statistic meta:table-count="1" meta:cell-count="7189" meta:object-count="1"/>
    <meta:generator>LibreOffice/6.4.4.2$Windows_X86_64 LibreOffice_project/3d775be2011f3886db32dfd395a6a6d1ca2630ff</meta:generator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7.025cm" svg:height="15.201cm" xlink:href=".." xlink:type="simple" chart:class="chart:line" chart:style-name="ch1">
        <chart:title svg:x="11.193cm" svg:y="0.44cm" chart:style-name="ch2">
          <text:p>Duracell AA @0.2C #3</text:p>
        </chart:title>
        <chart:legend chart:legend-position="end" svg:x="24.57cm" svg:y="7.301cm" style:legend-expansion="high" chart:style-name="ch3"/>
        <chart:plot-area chart:style-name="ch4" table:cell-range-address="LOGGER02.B1:LOGGER02.C1027" chart:data-source-has-labels="both" svg:x="0.54cm" svg:y="1.523cm" svg:width="23.49cm" svg:height="13.374cm">
          <chartooo:coordinate-region svg:x="1.452cm" svg:y="1.523cm" svg:width="22.578cm" svg:height="12.044cm"/>
          <chart:axis chart:dimension="x" chart:name="primary-x" chart:style-name="ch5" chartooo:axis-type="auto">
            <chartooo:date-scale/>
            <chart:categories table:cell-range-address="LOGGER02.B2:LOGGER02.B102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2.C2:LOGGER02.C1027" chart:label-cell-address="LOGGER02.C1:LOGGER02.C1" chart:class="chart:line">
            <chart:data-point chart:repeated="102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2.C1:LOGGER02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2.B2:LOGGER02.B1027</svg:desc>
                </draw:g>
              </table:table-cell>
              <table:table-cell office:value-type="float" office:value="1.27">
                <text:p>1.27</text:p>
                <draw:g>
                  <svg:desc>LOGGER02.C2:LOGGER02.C1027</svg:desc>
                </draw:g>
              </table:table-cell>
            </table:table-row>
            <table:table-row>
              <table:table-cell office:value-type="float" office:value="0.000175740740740741">
                <text:p>0.000175740740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360925925925926">
                <text:p>0.00036092592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546111111111111">
                <text:p>0.00054611111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731296296296296">
                <text:p>0.00073129629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00916481481481481">
                <text:p>0.00091648148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10166666666667">
                <text:p>0.0011016666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28685185185185">
                <text:p>0.0012868518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47203703703704">
                <text:p>0.0014720370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65722222222222">
                <text:p>0.0016572222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0184240740740741">
                <text:p>0.0018424074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02759259259259">
                <text:p>0.0020275925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21277777777778">
                <text:p>0.0022127777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39796296296296">
                <text:p>0.0023979629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58314814814815">
                <text:p>0.0025831481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76834490740741">
                <text:p>0.0027683449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295351851851852">
                <text:p>0.0029535185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1387037037037">
                <text:p>0.003138703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32388888888889">
                <text:p>0.003323888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50907407407407">
                <text:p>0.0035090740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0369427083333333">
                <text:p>0.003694270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387944444444444">
                <text:p>0.0038794444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0646412037037">
                <text:p>0.004064641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24981481481481">
                <text:p>0.0042498148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435">
                <text:p>0.00443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62018518518519">
                <text:p>0.0046201851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80537037037037">
                <text:p>0.0048053703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0499055555555556">
                <text:p>0.0049905555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17574074074074">
                <text:p>0.0051757407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36092592592593">
                <text:p>0.0053609259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54611111111111">
                <text:p>0.0055461111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7312962962963">
                <text:p>0.005731296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591648148148148">
                <text:p>0.0059164814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10166666666667">
                <text:p>0.0061016666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28685185185185">
                <text:p>0.0062868518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47203703703704">
                <text:p>0.0064720370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65722222222222">
                <text:p>0.0066572222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684240740740741">
                <text:p>0.0068424074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02760416666667">
                <text:p>0.00702760416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21278935185185">
                <text:p>0.007212789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0739796296296296">
                <text:p>0.00739796296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58315972222222">
                <text:p>0.00758315972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76833333333333">
                <text:p>0.0077683333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795351851851852">
                <text:p>0.00795351851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1387037037037">
                <text:p>0.0081387037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32388888888889">
                <text:p>0.00832388888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50907407407407">
                <text:p>0.00850907407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69427083333333">
                <text:p>0.00869427083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887944444444444">
                <text:p>0.00887944444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06462962962963">
                <text:p>0.00906462962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24982638888889">
                <text:p>0.00924982638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435">
                <text:p>0.00943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62018518518518">
                <text:p>0.00962018518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00980537037037037">
                <text:p>0.00980537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0999055555555555">
                <text:p>0.0099905555555555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1757407407407">
                <text:p>0.0101757407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3609375">
                <text:p>0.010360937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5461111111111">
                <text:p>0.0105461111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7312962962963">
                <text:p>0.0107312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09164814814815">
                <text:p>0.0109164814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1016666666667">
                <text:p>0.0111016666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2868634259259">
                <text:p>0.011286863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472037037037">
                <text:p>0.011472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6572222222222">
                <text:p>0.0116572222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18424074074074">
                <text:p>0.0118424074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0275925925926">
                <text:p>0.0120275925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2127777777778">
                <text:p>0.0122127777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397962962963">
                <text:p>0.012397962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5831597222222">
                <text:p>0.012583159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7683449074074">
                <text:p>0.012768344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29535185185185">
                <text:p>0.0129535185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1387037037037">
                <text:p>0.0131387037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323900462963">
                <text:p>0.013323900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5090740740741">
                <text:p>0.0135090740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0136942592592593">
                <text:p>0.0136942592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38794444444444">
                <text:p>0.0138794444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0646412037037">
                <text:p>0.014064641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2498148148148">
                <text:p>0.0142498148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435">
                <text:p>0.01443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6201967592593">
                <text:p>0.014620196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8053703703704">
                <text:p>0.0148053703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49905555555556">
                <text:p>0.0149905555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1757407407407">
                <text:p>0.0151757407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3609259259259">
                <text:p>0.0153609259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5461111111111">
                <text:p>0.0155461111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7312962962963">
                <text:p>0.0157312962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59164814814815">
                <text:p>0.0159164814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1016666666667">
                <text:p>0.0161016666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2868518518519">
                <text:p>0.0162868518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472037037037">
                <text:p>0.016472037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6572222222222">
                <text:p>0.0166572222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68424074074074">
                <text:p>0.0168424074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0275925925926">
                <text:p>0.0170275925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2127777777778">
                <text:p>0.0172127777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397974537037">
                <text:p>0.017397974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75831481481481">
                <text:p>0.0175831481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7683333333333">
                <text:p>0.0177683333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79535185185185">
                <text:p>0.01795351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1387152777778">
                <text:p>0.018138715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323900462963">
                <text:p>0.018323900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5090740740741">
                <text:p>0.0185090740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6942592592593">
                <text:p>0.0186942592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88794444444444">
                <text:p>0.01887944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0646296296296">
                <text:p>0.01906462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2498148148148">
                <text:p>0.01924981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435">
                <text:p>0.01943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0196201851851852">
                <text:p>0.0196201851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8053703703704">
                <text:p>0.01980537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199905671296296">
                <text:p>0.019990567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1757407407407">
                <text:p>0.0201757407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3609259259259">
                <text:p>0.0203609259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5461226851852">
                <text:p>0.020546122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7312962962963">
                <text:p>0.02073129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09164814814815">
                <text:p>0.0209164814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1016666666667">
                <text:p>0.0211016666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2868518518519">
                <text:p>0.0212868518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472037037037">
                <text:p>0.0214720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6572222222222">
                <text:p>0.0216572222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18424189814815">
                <text:p>0.021842418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0275925925926">
                <text:p>0.0220275925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2127893518519">
                <text:p>0.022212789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397962962963">
                <text:p>0.022397962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5831597222222">
                <text:p>0.022583159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7683333333333">
                <text:p>0.0227683333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29535185185185">
                <text:p>0.0229535185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1387037037037">
                <text:p>0.0231387037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3238888888889">
                <text:p>0.0233238888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5090856481481">
                <text:p>0.023509085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6942708333333">
                <text:p>0.023694270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38794444444444">
                <text:p>0.0238794444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0646296296296">
                <text:p>0.0240646296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2498148148148">
                <text:p>0.0242498148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435">
                <text:p>0.02443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6201967592593">
                <text:p>0.024620196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48053703703704">
                <text:p>0.0248053703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49905555555556">
                <text:p>0.0249905555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51757407407407">
                <text:p>0.02517574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3609375">
                <text:p>0.025360937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5461111111111">
                <text:p>0.02554611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7312962962963">
                <text:p>0.02573129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59164930555556">
                <text:p>0.025916493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0261016666666667">
                <text:p>0.02610166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2868518518519">
                <text:p>0.0262868518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4720486111111">
                <text:p>0.026472048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6572337962963">
                <text:p>0.026657233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68424074074074">
                <text:p>0.02684240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0276041666667">
                <text:p>0.027027604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2127777777778">
                <text:p>0.02721277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397962962963">
                <text:p>0.0273979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5831481481481">
                <text:p>0.02758314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7683333333333">
                <text:p>0.0277683333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79535185185185">
                <text:p>0.0279535185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1387037037037">
                <text:p>0.02813870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3238888888889">
                <text:p>0.02832388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5090740740741">
                <text:p>0.0285090740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6942592592593">
                <text:p>0.0286942592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88794560185185">
                <text:p>0.02887945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0646296296296">
                <text:p>0.0290646296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2498148148148">
                <text:p>0.0292498148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4350115740741">
                <text:p>0.029435011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6201851851852">
                <text:p>0.02962018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298053703703704">
                <text:p>0.0298053703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299905555555556">
                <text:p>0.0299905555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1757407407407">
                <text:p>0.0301757407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3609259259259">
                <text:p>0.0303609259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5461111111111">
                <text:p>0.0305461111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7312962962963">
                <text:p>0.0307312962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09164814814815">
                <text:p>0.0309164814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1016666666667">
                <text:p>0.0311016666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2868518518519">
                <text:p>0.03128685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1472037037037">
                <text:p>0.0314720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16572337962963">
                <text:p>0.0316572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18424074074074">
                <text:p>0.0318424074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0275925925926">
                <text:p>0.03202759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2127777777778">
                <text:p>0.0322127777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397962962963">
                <text:p>0.032397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5831481481481">
                <text:p>0.0325831481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27683449074074">
                <text:p>0.0327683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29535185185185">
                <text:p>0.0329535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1387037037037">
                <text:p>0.0331387037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3238888888889">
                <text:p>0.0333238888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35090740740741">
                <text:p>0.0335090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6942592592593">
                <text:p>0.0336942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38794560185185">
                <text:p>0.033879456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40646296296296">
                <text:p>0.0340646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2498148148148">
                <text:p>0.0342498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435">
                <text:p>0.03443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6201967592593">
                <text:p>0.0346201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8053703703704">
                <text:p>0.03480537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49905555555556">
                <text:p>0.03499055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1757407407407">
                <text:p>0.0351757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3609259259259">
                <text:p>0.0353609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5461111111111">
                <text:p>0.03554611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57313078703704">
                <text:p>0.035731307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59164814814815">
                <text:p>0.03591648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1016666666667">
                <text:p>0.0361016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2868634259259">
                <text:p>0.0362868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472037037037">
                <text:p>0.03647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6572222222222">
                <text:p>0.0366572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68424074074074">
                <text:p>0.0368424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0275925925926">
                <text:p>0.0370275925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0372127777777778">
                <text:p>0.0372127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397962962963">
                <text:p>0.037397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5831481481481">
                <text:p>0.03758314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7683449074074">
                <text:p>0.0377683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79535185185185">
                <text:p>0.0379535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1387152777778">
                <text:p>0.0381387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3238888888889">
                <text:p>0.03832388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5090740740741">
                <text:p>0.0385090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6942592592593">
                <text:p>0.0386942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88794444444444">
                <text:p>0.03887944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0646296296296">
                <text:p>0.0390646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2498148148148">
                <text:p>0.0392498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4350115740741">
                <text:p>0.0394350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6201967592593">
                <text:p>0.0396201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8053703703704">
                <text:p>0.03980537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399905671296296">
                <text:p>0.03999056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1757407407407">
                <text:p>0.0401757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3609375">
                <text:p>0.040360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5461226851852">
                <text:p>0.0405461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7312962962963">
                <text:p>0.0407312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09164814814815">
                <text:p>0.04091648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1016666666667">
                <text:p>0.0411016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2868634259259">
                <text:p>0.0412868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472037037037">
                <text:p>0.04147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6572222222222">
                <text:p>0.0416572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18424074074074">
                <text:p>0.0418424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0275925925926">
                <text:p>0.04202759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2127777777778">
                <text:p>0.0422127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397974537037">
                <text:p>0.0423979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5831481481482">
                <text:p>0.042583148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7683333333333">
                <text:p>0.0427683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29535185185185">
                <text:p>0.0429535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1387037037037">
                <text:p>0.0431387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3238888888889">
                <text:p>0.04332388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5090740740741">
                <text:p>0.0435090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6942592592593">
                <text:p>0.0436942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38794560185185">
                <text:p>0.0438794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0646296296296">
                <text:p>0.0440646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2498263888889">
                <text:p>0.0442498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435">
                <text:p>0.04443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6201967592593">
                <text:p>0.044620196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8053703703704">
                <text:p>0.04480537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49905555555556">
                <text:p>0.04499055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1757407407407">
                <text:p>0.0451757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3609259259259">
                <text:p>0.0453609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5461226851852">
                <text:p>0.0455461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7312962962963">
                <text:p>0.0457312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59164814814815">
                <text:p>0.04591648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1016666666667">
                <text:p>0.0461016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2868634259259">
                <text:p>0.0462868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472037037037">
                <text:p>0.04647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6572337962963">
                <text:p>0.0466572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68424189814815">
                <text:p>0.0468424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0275925925926">
                <text:p>0.04702759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2127893518519">
                <text:p>0.04721278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397962962963">
                <text:p>0.047397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5831481481482">
                <text:p>0.047583148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7683333333333">
                <text:p>0.0477683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79535300925926">
                <text:p>0.0479535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1387037037037">
                <text:p>0.0481387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323900462963">
                <text:p>0.048323900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5090856481482">
                <text:p>0.048509085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6942708333333">
                <text:p>0.04869427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88794444444445">
                <text:p>0.048879444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0646296296296">
                <text:p>0.0490646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2498148148148">
                <text:p>0.0492498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435">
                <text:p>0.04943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6201851851852">
                <text:p>0.04962018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8053703703704">
                <text:p>0.04980537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499905555555556">
                <text:p>0.04999055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1757407407407">
                <text:p>0.0501757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3609259259259">
                <text:p>0.0503609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5461111111111">
                <text:p>0.05054611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7312962962963">
                <text:p>0.0507312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09164930555556">
                <text:p>0.0509164930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1016666666667">
                <text:p>0.0511016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2868634259259">
                <text:p>0.0512868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472037037037">
                <text:p>0.05147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6572337962963">
                <text:p>0.0516572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18424074074074">
                <text:p>0.0518424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0276041666667">
                <text:p>0.0520276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2127777777778">
                <text:p>0.0522127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397974537037">
                <text:p>0.0523979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5831481481482">
                <text:p>0.052583148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7683449074074">
                <text:p>0.0527683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29535300925926">
                <text:p>0.052953530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1387037037037">
                <text:p>0.0531387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3238888888889">
                <text:p>0.05332388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5090856481482">
                <text:p>0.053509085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6942708333333">
                <text:p>0.053694270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38794444444444">
                <text:p>0.05387944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0646296296296">
                <text:p>0.0540646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2498148148148">
                <text:p>0.0542498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435">
                <text:p>0.05443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6201851851852">
                <text:p>0.05462018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8053819444445">
                <text:p>0.0548053819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49905555555556">
                <text:p>0.05499055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1757407407407">
                <text:p>0.0551757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3609375">
                <text:p>0.055360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5461111111111">
                <text:p>0.05554611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7312962962963">
                <text:p>0.0557312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59164814814815">
                <text:p>0.05591648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1016666666667">
                <text:p>0.0561016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2868518518519">
                <text:p>0.05628685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472037037037">
                <text:p>0.05647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6572337962963">
                <text:p>0.0566572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68424074074074">
                <text:p>0.0568424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0276041666667">
                <text:p>0.0570276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2127893518519">
                <text:p>0.05721278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397962962963">
                <text:p>0.057397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5831597222222">
                <text:p>0.0575831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7683333333333">
                <text:p>0.0577683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79535185185185">
                <text:p>0.0579535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1387037037037">
                <text:p>0.0581387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3238888888889">
                <text:p>0.05832388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5090740740741">
                <text:p>0.0585090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6942592592593">
                <text:p>0.0586942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88794444444445">
                <text:p>0.058879444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0646296296296">
                <text:p>0.0590646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2498148148148">
                <text:p>0.0592498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435">
                <text:p>0.05943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6201851851852">
                <text:p>0.05962018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8053703703704">
                <text:p>0.05980537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599905555555556">
                <text:p>0.05999055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1757407407407">
                <text:p>0.0601757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3609259259259">
                <text:p>0.0603609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5461111111111">
                <text:p>0.06054611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7313078703704">
                <text:p>0.0607313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09164814814815">
                <text:p>0.06091648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1016666666667">
                <text:p>0.0611016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2868518518519">
                <text:p>0.06128685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472037037037">
                <text:p>0.06147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6572222222222">
                <text:p>0.0616572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18424074074074">
                <text:p>0.0618424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0275925925926">
                <text:p>0.06202759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2127893518519">
                <text:p>0.06221278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397974537037">
                <text:p>0.062397974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5831481481482">
                <text:p>0.062583148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7683333333333">
                <text:p>0.0627683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29535185185185">
                <text:p>0.0629535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1387037037037">
                <text:p>0.0631387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3238888888889">
                <text:p>0.06332388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5090856481482">
                <text:p>0.0635090856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6942592592593">
                <text:p>0.0636942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38794444444445">
                <text:p>0.063879444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0646296296296">
                <text:p>0.0640646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2498148148148">
                <text:p>0.0642498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435">
                <text:p>0.06443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6201851851852">
                <text:p>0.06462018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8053703703704">
                <text:p>0.06480537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49905555555556">
                <text:p>0.06499055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1757407407407">
                <text:p>0.0651757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3609259259259">
                <text:p>0.0653609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5461226851852">
                <text:p>0.0655461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7312962962963">
                <text:p>0.0657312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59164814814815">
                <text:p>0.06591648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1016666666667">
                <text:p>0.0661016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2868518518519">
                <text:p>0.06628685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472037037037">
                <text:p>0.06647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6572337962963">
                <text:p>0.066657233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68424189814815">
                <text:p>0.066842418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0275925925926">
                <text:p>0.06702759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2127777777778">
                <text:p>0.0672127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397962962963">
                <text:p>0.067397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5831597222222">
                <text:p>0.0675831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7683333333333">
                <text:p>0.0677683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79535185185185">
                <text:p>0.0679535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1387037037037">
                <text:p>0.0681387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3238888888889">
                <text:p>0.06832388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5090740740741">
                <text:p>0.0685090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6942592592593">
                <text:p>0.0686942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88794444444445">
                <text:p>0.0688794444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0646296296296">
                <text:p>0.0690646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2498148148148">
                <text:p>0.0692498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435">
                <text:p>0.06943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6201851851852">
                <text:p>0.06962018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8053703703704">
                <text:p>0.06980537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699905555555556">
                <text:p>0.06999055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1757407407407">
                <text:p>0.0701757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3609259259259">
                <text:p>0.0703609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5461111111111">
                <text:p>0.07054611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7312962962963">
                <text:p>0.0707312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09164814814815">
                <text:p>0.07091648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1016666666667">
                <text:p>0.0711016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2868518518519">
                <text:p>0.07128685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4720486111111">
                <text:p>0.071472048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6572222222222">
                <text:p>0.0716572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18424074074074">
                <text:p>0.0718424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0275925925926">
                <text:p>0.07202759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2127777777778">
                <text:p>0.0722127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397962962963">
                <text:p>0.072397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5831481481481">
                <text:p>0.0725831481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7683333333333">
                <text:p>0.0727683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29535185185185">
                <text:p>0.0729535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1387152777778">
                <text:p>0.0731387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3238888888889">
                <text:p>0.07332388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35090740740741">
                <text:p>0.0735090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6942592592593">
                <text:p>0.0736942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38794444444444">
                <text:p>0.0738794444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0646296296296">
                <text:p>0.0740646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2498263888889">
                <text:p>0.0742498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435">
                <text:p>0.07443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6201851851852">
                <text:p>0.07462018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8053703703704">
                <text:p>0.0748053703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49905671296296">
                <text:p>0.07499056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1757523148148">
                <text:p>0.075175752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3609375">
                <text:p>0.075360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5461111111111">
                <text:p>0.07554611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57313078703704">
                <text:p>0.075731307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59164814814815">
                <text:p>0.07591648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1016782407407">
                <text:p>0.076101678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2868518518519">
                <text:p>0.07628685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472037037037">
                <text:p>0.07647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6572222222222">
                <text:p>0.0766572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68424074074074">
                <text:p>0.0768424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0275925925926">
                <text:p>0.07702759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2127893518519">
                <text:p>0.0772127893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397962962963">
                <text:p>0.077397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5831597222222">
                <text:p>0.077583159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7683333333333">
                <text:p>0.0777683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79535185185185">
                <text:p>0.0779535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1387037037037">
                <text:p>0.0781387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3238888888889">
                <text:p>0.07832388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785090740740741">
                <text:p>0.0785090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6942592592593">
                <text:p>0.0786942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88794560185185">
                <text:p>0.0788794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0646296296296">
                <text:p>0.0790646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2498263888889">
                <text:p>0.079249826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4350115740741">
                <text:p>0.079435011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6201851851852">
                <text:p>0.07962018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8053819444445">
                <text:p>0.079805381944444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799905671296296">
                <text:p>0.079990567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1757407407407">
                <text:p>0.0801757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3609259259259">
                <text:p>0.0803609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5461111111111">
                <text:p>0.0805461111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7312962962963">
                <text:p>0.0807312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09164814814815">
                <text:p>0.08091648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1016666666667">
                <text:p>0.0811016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2868518518519">
                <text:p>0.08128685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472037037037">
                <text:p>0.08147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6572222222222">
                <text:p>0.0816572222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18424074074074">
                <text:p>0.08184240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20275925925926">
                <text:p>0.08202759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2127777777778">
                <text:p>0.0822127777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397962962963">
                <text:p>0.082397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5831481481482">
                <text:p>0.082583148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7683333333333">
                <text:p>0.0827683333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29535185185185">
                <text:p>0.0829535185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1387152777778">
                <text:p>0.083138715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3238888888889">
                <text:p>0.0833238888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5090740740741">
                <text:p>0.0835090740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6942592592593">
                <text:p>0.0836942592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38794560185185">
                <text:p>0.0838794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0646296296296">
                <text:p>0.0840646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2498148148148">
                <text:p>0.0842498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435">
                <text:p>0.08443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46201851851852">
                <text:p>0.08462018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8053703703704">
                <text:p>0.08480537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49905555555556">
                <text:p>0.08499055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1757407407407">
                <text:p>0.0851757407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3609375">
                <text:p>0.085360937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5461111111111">
                <text:p>0.08554611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57312962962963">
                <text:p>0.0857312962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59164814814815">
                <text:p>0.0859164814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1016666666667">
                <text:p>0.0861016666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2868518518519">
                <text:p>0.086286851851851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472037037037">
                <text:p>0.08647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66572222222222">
                <text:p>0.08665722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68424074074074">
                <text:p>0.0868424074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0276041666667">
                <text:p>0.087027604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2127893518518">
                <text:p>0.087212789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397974537037">
                <text:p>0.0873979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75831481481482">
                <text:p>0.087583148148148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7683449074074">
                <text:p>0.0877683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79535185185185">
                <text:p>0.08795351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1387037037037">
                <text:p>0.0881387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3238888888889">
                <text:p>0.08832388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5090856481481">
                <text:p>0.088509085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86942592592593">
                <text:p>0.08869425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88794560185185">
                <text:p>0.088879456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0646296296296">
                <text:p>0.0890646296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2498148148148">
                <text:p>0.0892498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435">
                <text:p>0.08943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6201851851852">
                <text:p>0.0896201851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898053703703704">
                <text:p>0.08980537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899905555555556">
                <text:p>0.089990555555555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1757407407407">
                <text:p>0.09017574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03609259259259">
                <text:p>0.0903609259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5461226851852">
                <text:p>0.090546122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7313078703704">
                <text:p>0.090731307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09164814814815">
                <text:p>0.09091648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1016782407408">
                <text:p>0.091101678240740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2868634259259">
                <text:p>0.091286863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472037037037">
                <text:p>0.091472037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16572222222222">
                <text:p>0.09165722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18424189814815">
                <text:p>0.09184241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0275925925926">
                <text:p>0.0920275925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2127777777778">
                <text:p>0.09221277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397962962963">
                <text:p>0.0923979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5831481481482">
                <text:p>0.092583148148148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27683449074074">
                <text:p>0.092768344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29535185185185">
                <text:p>0.09295351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1387037037037">
                <text:p>0.09313870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323900462963">
                <text:p>0.0933239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5090740740741">
                <text:p>0.09350907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36942708333334">
                <text:p>0.093694270833333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38794560185185">
                <text:p>0.09387945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0646296296296">
                <text:p>0.09406462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2498148148148">
                <text:p>0.0942498148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094435">
                <text:p>0.09443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6201851851852">
                <text:p>0.09462018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8053703703704">
                <text:p>0.09480537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49905555555556">
                <text:p>0.09499055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1757407407407">
                <text:p>0.09517574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3609259259259">
                <text:p>0.09536092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5461111111111">
                <text:p>0.09554611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7313078703704">
                <text:p>0.095731307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59164814814815">
                <text:p>0.0959164814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1016666666666">
                <text:p>0.096101666666666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2868518518518">
                <text:p>0.096286851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472037037037">
                <text:p>0.0964720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6572222222222">
                <text:p>0.09665722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68424189814815">
                <text:p>0.096842418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0275925925926">
                <text:p>0.0970275925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2127777777778">
                <text:p>0.09721277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3979629629629">
                <text:p>0.097397962962962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5831481481481">
                <text:p>0.09758314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7683449074074">
                <text:p>0.097768344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79535185185185">
                <text:p>0.0979535185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1387037037037">
                <text:p>0.09813870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323900462963">
                <text:p>0.098323900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5090740740741">
                <text:p>0.09850907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6942592592592">
                <text:p>0.098694259259259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88794560185185">
                <text:p>0.098879456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0646296296296">
                <text:p>0.09906462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2498263888889">
                <text:p>0.099249826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4350115740741">
                <text:p>0.099435011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6201967592593">
                <text:p>0.099620196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8053703703704">
                <text:p>0.09980537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0999905671296296">
                <text:p>0.099990567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175740740741">
                <text:p>0.1001757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3609375">
                <text:p>0.1003609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546111111111">
                <text:p>0.1005461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731296296296">
                <text:p>0.1007312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0916481481481">
                <text:p>0.1009164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101678240741">
                <text:p>0.1011016782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286851851852">
                <text:p>0.1012868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472037037037">
                <text:p>0.1014720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657222222222">
                <text:p>0.1016572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1842407407407">
                <text:p>0.1018424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027592592593">
                <text:p>0.1020275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212777777778">
                <text:p>0.1022127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397962962963">
                <text:p>0.1023979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583159722222">
                <text:p>0.1025831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768344907407">
                <text:p>0.1027683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2953518518519">
                <text:p>0.10295351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138703703704">
                <text:p>0.1031387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323888888889">
                <text:p>0.103323888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509085648148">
                <text:p>0.1035090856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694259259259">
                <text:p>0.1036942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3879444444444">
                <text:p>0.1038794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064641203704">
                <text:p>0.1040646412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249814814815">
                <text:p>0.1042498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4435">
                <text:p>0.10443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620196759259">
                <text:p>0.1046201967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80537037037">
                <text:p>0.10480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4990555555556">
                <text:p>0.1049905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175740740741">
                <text:p>0.105175740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3609375">
                <text:p>0.105360937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546122685185">
                <text:p>0.1055461226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731296296296">
                <text:p>0.105731296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5916481481481">
                <text:p>0.1059164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101666666667">
                <text:p>0.106101666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286851851852">
                <text:p>0.1062868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472037037037">
                <text:p>0.1064720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657233796296">
                <text:p>0.1066572337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6842407407407">
                <text:p>0.106842407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027592592593">
                <text:p>0.107027592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212777777778">
                <text:p>0.107212777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397974537037">
                <text:p>0.107397974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583148148148">
                <text:p>0.107583148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768344907407">
                <text:p>0.1077683449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7953518518518">
                <text:p>0.107953518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138703703704">
                <text:p>0.108138703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323900462963">
                <text:p>0.1083239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8509074074074">
                <text:p>0.108509074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694259259259">
                <text:p>0.108694259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8879444444444">
                <text:p>0.108879444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06462962963">
                <text:p>0.10906462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249826388889">
                <text:p>0.1092498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435011574074">
                <text:p>0.1094350115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620196759259">
                <text:p>0.1096201967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0980537037037">
                <text:p>0.10980537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09990555555556">
                <text:p>0.109990555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175752314815">
                <text:p>0.1101757523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360925925926">
                <text:p>0.1103609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546111111111">
                <text:p>0.110546111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0731296296296">
                <text:p>0.1107312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0916481481481">
                <text:p>0.110916481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101666666667">
                <text:p>0.1111016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286851851852">
                <text:p>0.111286851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472037037037">
                <text:p>0.1114720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1657222222222">
                <text:p>0.111657222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1842407407407">
                <text:p>0.1118424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027604166667">
                <text:p>0.11202760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212777777778">
                <text:p>0.1122127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397974537037">
                <text:p>0.112397974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583159722222">
                <text:p>0.1125831597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2768333333333">
                <text:p>0.1127683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2953518518519">
                <text:p>0.11295351851851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113138703703704">
                <text:p>0.1131387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323900462963">
                <text:p>0.1133239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509085648148">
                <text:p>0.1135090856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694259259259">
                <text:p>0.1136942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3879444444444">
                <text:p>0.1138794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06462962963">
                <text:p>0.11406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249814814815">
                <text:p>0.1142498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435">
                <text:p>0.11443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620185185185">
                <text:p>0.11462018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80537037037">
                <text:p>0.11480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4990555555556">
                <text:p>0.11499055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175740740741">
                <text:p>0.11517574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360925925926">
                <text:p>0.1153609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546111111111">
                <text:p>0.11554611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731296296296">
                <text:p>0.1157312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5916481481481">
                <text:p>0.11591648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101666666667">
                <text:p>0.1161016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286863425926">
                <text:p>0.1162868634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472037037037">
                <text:p>0.1164720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657222222222">
                <text:p>0.1166572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6842418981481">
                <text:p>0.11684241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027592592593">
                <text:p>0.11702759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212777777778">
                <text:p>0.1172127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397962962963">
                <text:p>0.1173979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583148148148">
                <text:p>0.1175831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768333333333">
                <text:p>0.1177683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7953518518519">
                <text:p>0.11795351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138715277778">
                <text:p>0.1181387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323900462963">
                <text:p>0.118323900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509074074074">
                <text:p>0.1185090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694259259259">
                <text:p>0.1186942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8879444444444">
                <text:p>0.1188794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06462962963">
                <text:p>0.11906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249814814815">
                <text:p>0.119249814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435011574074">
                <text:p>0.1194350115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620185185185">
                <text:p>0.11962018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80537037037">
                <text:p>0.119805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19990555555556">
                <text:p>0.11999055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175740740741">
                <text:p>0.120175740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360925925926">
                <text:p>0.1203609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546111111111">
                <text:p>0.120546111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731296296296">
                <text:p>0.120731296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0916481481481">
                <text:p>0.12091648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101666666667">
                <text:p>0.1211016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286851851852">
                <text:p>0.1212868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472037037037">
                <text:p>0.1214720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657222222222">
                <text:p>0.1216572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1842418981481">
                <text:p>0.1218424189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027604166667">
                <text:p>0.1220276041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212789351852">
                <text:p>0.1222127893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397962962963">
                <text:p>0.1223979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583148148148">
                <text:p>0.1225831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768333333333">
                <text:p>0.122768333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2953518518519">
                <text:p>0.122953518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138703703704">
                <text:p>0.123138703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323888888889">
                <text:p>0.123323888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509074074074">
                <text:p>0.123509074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694270833333">
                <text:p>0.1236942708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3879444444444">
                <text:p>0.123879444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06462962963">
                <text:p>0.12406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249826388889">
                <text:p>0.1242498263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435">
                <text:p>0.12443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620185185185">
                <text:p>0.124620185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805381944444">
                <text:p>0.1248053819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4990555555556">
                <text:p>0.124990555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175752314815">
                <text:p>0.1251757523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360925925926">
                <text:p>0.125360925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5546122685185">
                <text:p>0.1255461226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5731296296296">
                <text:p>0.12573129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5916481481481">
                <text:p>0.125916481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101666666667">
                <text:p>0.126101666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286851851852">
                <text:p>0.126286851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472037037037">
                <text:p>0.126472037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657222222222">
                <text:p>0.126657222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6842407407407">
                <text:p>0.126842407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027592592593">
                <text:p>0.127027592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212777777778">
                <text:p>0.127212777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397962962963">
                <text:p>0.1273979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583148148148">
                <text:p>0.127583148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768344907407">
                <text:p>0.1277683449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7953530092593">
                <text:p>0.1279535300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138715277778">
                <text:p>0.1281387152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323888888889">
                <text:p>0.12832388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8509074074074">
                <text:p>0.128509074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8694259259259">
                <text:p>0.128694259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8879456018519">
                <text:p>0.12887945601851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906462962963">
                <text:p>0.12906462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129249814814815">
                <text:p>0.129249814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9435">
                <text:p>0.12943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9620196759259">
                <text:p>0.1296201967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980537037037">
                <text:p>0.1298053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29990555555556">
                <text:p>0.129990555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0175740740741">
                <text:p>0.13017574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0360925925926">
                <text:p>0.13036092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0546111111111">
                <text:p>0.1305461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0731296296296">
                <text:p>0.130731296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0916481481481">
                <text:p>0.130916481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101666666667">
                <text:p>0.131101666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286851851852">
                <text:p>0.13128685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472037037037">
                <text:p>0.13147203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657222222222">
                <text:p>0.131657222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1842407407407">
                <text:p>0.131842407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027592592593">
                <text:p>0.132027592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212789351852">
                <text:p>0.1322127893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397962962963">
                <text:p>0.1323979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583148148148">
                <text:p>0.132583148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768333333333">
                <text:p>0.132768333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2953530092593">
                <text:p>0.1329535300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138703703704">
                <text:p>0.13313870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323888888889">
                <text:p>0.133323888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509085648148">
                <text:p>0.1335090856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694259259259">
                <text:p>0.133694259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3879444444444">
                <text:p>0.133879444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06462962963">
                <text:p>0.134064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249826388889">
                <text:p>0.1342498263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435">
                <text:p>0.13443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620185185185">
                <text:p>0.1346201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480537037037">
                <text:p>0.13480537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499056712963">
                <text:p>0.1349905671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175740740741">
                <text:p>0.135175740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360925925926">
                <text:p>0.135360925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546111111111">
                <text:p>0.135546111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5731296296296">
                <text:p>0.1357312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5916481481481">
                <text:p>0.13591648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101666666667">
                <text:p>0.1361016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286851851852">
                <text:p>0.136286851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6472037037037">
                <text:p>0.1364720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657222222222">
                <text:p>0.1366572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6842407407407">
                <text:p>0.1368424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027604166667">
                <text:p>0.1370276041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212777777778">
                <text:p>0.137212777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397962962963">
                <text:p>0.137397962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7583148148148">
                <text:p>0.13758314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768333333333">
                <text:p>0.13776833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7953518518519">
                <text:p>0.1379535185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138703703704">
                <text:p>0.138138703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138323888888889">
                <text:p>0.1383238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509074074074">
                <text:p>0.13850907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694270833333">
                <text:p>0.1386942708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8879456018519">
                <text:p>0.13887945601851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06462962963">
                <text:p>0.139064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249814814815">
                <text:p>0.1392498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435">
                <text:p>0.13943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620196759259">
                <text:p>0.1396201967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80537037037">
                <text:p>0.139805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3999056712963">
                <text:p>0.1399905671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175740740741">
                <text:p>0.1401757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360925925926">
                <text:p>0.14036092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546111111111">
                <text:p>0.14054611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731296296296">
                <text:p>0.1407312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0916493055556">
                <text:p>0.1409164930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101666666667">
                <text:p>0.141101666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286851851852">
                <text:p>0.141286851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472037037037">
                <text:p>0.1414720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657233796296">
                <text:p>0.1416572337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1842418981481">
                <text:p>0.1418424189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027592592593">
                <text:p>0.14202759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212777777778">
                <text:p>0.142212777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397962962963">
                <text:p>0.1423979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583148148148">
                <text:p>0.142583148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768333333333">
                <text:p>0.14276833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2953530092593">
                <text:p>0.1429535300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138703703704">
                <text:p>0.1431387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323888888889">
                <text:p>0.143323888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509085648148">
                <text:p>0.1435090856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694259259259">
                <text:p>0.143694259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3879444444444">
                <text:p>0.143879444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06462962963">
                <text:p>0.144064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249814814815">
                <text:p>0.144249814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435">
                <text:p>0.14443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620185185185">
                <text:p>0.144620185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80537037037">
                <text:p>0.144805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4990555555556">
                <text:p>0.144990555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175740740741">
                <text:p>0.145175740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360925925926">
                <text:p>0.145360925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546111111111">
                <text:p>0.145546111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731296296296">
                <text:p>0.145731296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5916481481481">
                <text:p>0.145916481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101678240741">
                <text:p>0.1461016782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286863425926">
                <text:p>0.1462868634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472037037037">
                <text:p>0.146472037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657222222222">
                <text:p>0.146657222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6842407407407">
                <text:p>0.146842407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027592592593">
                <text:p>0.147027592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212777777778">
                <text:p>0.147212777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397962962963">
                <text:p>0.147397962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583148148148">
                <text:p>0.147583148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7768333333333">
                <text:p>0.147768333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7953518518519">
                <text:p>0.1479535185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138703703704">
                <text:p>0.148138703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323888888889">
                <text:p>0.148323888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509074074074">
                <text:p>0.148509074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148694259259259">
                <text:p>0.148694259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8879444444444">
                <text:p>0.14887944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06462962963">
                <text:p>0.1490646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249826388889">
                <text:p>0.1492498263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435">
                <text:p>0.14943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620185185185">
                <text:p>0.149620185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80537037037">
                <text:p>0.14980537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49990555555556">
                <text:p>0.14999055555555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175740740741">
                <text:p>0.150175740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360925925926">
                <text:p>0.15036092592592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546111111111">
                <text:p>0.150546111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731296296296">
                <text:p>0.150731296296296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0916481481481">
                <text:p>0.15091648148148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101666666667">
                <text:p>0.151101666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286851851852">
                <text:p>0.151286851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472048611111">
                <text:p>0.1514720486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1657222222222">
                <text:p>0.15165722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1842407407407">
                <text:p>0.151842407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027604166667">
                <text:p>0.1520276041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212789351852">
                <text:p>0.1522127893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397962962963">
                <text:p>0.15239796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583159722222">
                <text:p>0.1525831597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768333333333">
                <text:p>0.152768333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2953530092593">
                <text:p>0.1529535300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3138703703704">
                <text:p>0.153138703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3323900462963">
                <text:p>0.1533239004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509085648148">
                <text:p>0.1535090856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3694270833333">
                <text:p>0.1536942708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3879444444444">
                <text:p>0.153879444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406462962963">
                <text:p>0.15406462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4249814814815">
                <text:p>0.15424981481481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4435">
                <text:p>0.15443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4620185185185">
                <text:p>0.15462018518518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4805381944444">
                <text:p>0.1548053819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154990555555556">
                <text:p>0.15499055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175752314815">
                <text:p>0.1551757523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360925925926">
                <text:p>0.15536092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546111111111">
                <text:p>0.15554611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731296296296">
                <text:p>0.15573129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5916481481481">
                <text:p>0.155916481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101666666667">
                <text:p>0.156101666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286851851852">
                <text:p>0.15628685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472048611111">
                <text:p>0.1564720486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657222222222">
                <text:p>0.156657222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6842418981481">
                <text:p>0.1568424189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027604166667">
                <text:p>0.1570276041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212777777778">
                <text:p>0.157212777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397962962963">
                <text:p>0.15739796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583159722222">
                <text:p>0.1575831597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768344907407">
                <text:p>0.1577683449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7953518518519">
                <text:p>0.15795351851851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138703703704">
                <text:p>0.158138703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323888888889">
                <text:p>0.158323888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509074074074">
                <text:p>0.1585090740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694259259259">
                <text:p>0.158694259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8879444444444">
                <text:p>0.158879444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06462962963">
                <text:p>0.15906462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249814814815">
                <text:p>0.159249814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435011574074">
                <text:p>0.15943501157407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620185185185">
                <text:p>0.159620185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80537037037">
                <text:p>0.15980537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59990555555556">
                <text:p>0.1599905555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175740740741">
                <text:p>0.160175740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360925925926">
                <text:p>0.160360925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546111111111">
                <text:p>0.160546111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731296296296">
                <text:p>0.160731296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0916493055556">
                <text:p>0.16091649305555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1101666666667">
                <text:p>0.16110166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286851851852">
                <text:p>0.161286851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161472037037037">
                <text:p>0.1614720370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657222222222">
                <text:p>0.161657222222222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1842407407407">
                <text:p>0.16184240740740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027604166667">
                <text:p>0.1620276041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212777777778">
                <text:p>0.16221277777777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397962962963">
                <text:p>0.16239796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583148148148">
                <text:p>0.1625831481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768333333333">
                <text:p>0.1627683333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2953518518519">
                <text:p>0.16295351851851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3138703703704">
                <text:p>0.16313870370370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3323888888889">
                <text:p>0.1633238888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3509085648148">
                <text:p>0.163509085648148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3694270833333">
                <text:p>0.16369427083333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3879444444444">
                <text:p>0.1638794444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406462962963">
                <text:p>0.164064629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4249826388889">
                <text:p>0.164249826388889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4435">
                <text:p>0.16443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4620185185185">
                <text:p>0.164620185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4805381944444">
                <text:p>0.16480538194444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4990555555556">
                <text:p>0.1649905555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175740740741">
                <text:p>0.16517574074074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3609375">
                <text:p>0.165360937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5546111111111">
                <text:p>0.165546111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731296296296">
                <text:p>0.16573129629629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5916493055556">
                <text:p>0.1659164930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6101666666667">
                <text:p>0.166101666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166286851851852">
                <text:p>0.16628685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472037037037">
                <text:p>0.16647203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657222222222">
                <text:p>0.166657222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6842407407407">
                <text:p>0.166842407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027604166667">
                <text:p>0.16702760416666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212777777778">
                <text:p>0.167212777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397962962963">
                <text:p>0.167397962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583148148148">
                <text:p>0.167583148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768333333333">
                <text:p>0.167768333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7953518518519">
                <text:p>0.1679535185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8138715277778">
                <text:p>0.1681387152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8323888888889">
                <text:p>0.168323888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8509085648148">
                <text:p>0.1685090856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8694259259259">
                <text:p>0.168694259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8879444444444">
                <text:p>0.168879444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9064641203704">
                <text:p>0.1690646412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9249814814815">
                <text:p>0.169249814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9435">
                <text:p>0.16943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9620185185185">
                <text:p>0.16962018518518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980537037037">
                <text:p>0.16980537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69990555555556">
                <text:p>0.16999055555555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0175752314815">
                <text:p>0.1701757523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0360925925926">
                <text:p>0.170360925925926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0546111111111">
                <text:p>0.170546111111111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0731296296296">
                <text:p>0.1707312962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0916493055556">
                <text:p>0.17091649305555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1101666666667">
                <text:p>0.17110166666666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1286851851852">
                <text:p>0.171286851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1472037037037">
                <text:p>0.1714720370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1657233796296">
                <text:p>0.1716572337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1842407407407">
                <text:p>0.1718424074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2027592592593">
                <text:p>0.172027592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172212777777778">
                <text:p>0.17221277777777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2397962962963">
                <text:p>0.172397962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2583148148148">
                <text:p>0.1725831481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2768344907407">
                <text:p>0.17276834490740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2953518518519">
                <text:p>0.17295351851851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3138703703704">
                <text:p>0.173138703703704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3323888888889">
                <text:p>0.17332388888888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3509085648148">
                <text:p>0.173509085648148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3694259259259">
                <text:p>0.173694259259259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3879444444444">
                <text:p>0.173879444444444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406462962963">
                <text:p>0.17406462962963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4249814814815">
                <text:p>0.17424981481481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174435">
                <text:p>0.17443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4620185185185">
                <text:p>0.174620185185185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480537037037">
                <text:p>0.1748053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4990555555556">
                <text:p>0.17499055555555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5175740740741">
                <text:p>0.17517574074074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5360925925926">
                <text:p>0.17536092592592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5546111111111">
                <text:p>0.17554611111111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573130787037">
                <text:p>0.1757313078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5916481481481">
                <text:p>0.1759164814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6101666666667">
                <text:p>0.176101666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6286851851852">
                <text:p>0.176286851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6472037037037">
                <text:p>0.176472037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6657233796296">
                <text:p>0.176657233796296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6842407407407">
                <text:p>0.176842407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7027592592593">
                <text:p>0.1770275925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7212777777778">
                <text:p>0.177212777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7397974537037">
                <text:p>0.1773979745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7583148148148">
                <text:p>0.17758314814814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7768333333333">
                <text:p>0.177768333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7953530092593">
                <text:p>0.1779535300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8138703703704">
                <text:p>0.17813870370370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8323900462963">
                <text:p>0.1783239004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178509085648148">
                <text:p>0.17850908564814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8694270833333">
                <text:p>0.17869427083333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8879444444444">
                <text:p>0.17887944444444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906462962963">
                <text:p>0.179064629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9249814814815">
                <text:p>0.17924981481481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9435">
                <text:p>0.17943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9620185185185">
                <text:p>0.179620185185185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980537037037">
                <text:p>0.17980537037037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79990555555556">
                <text:p>0.17999055555555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0175740740741">
                <text:p>0.18017574074074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0360925925926">
                <text:p>0.18036092592592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0546111111111">
                <text:p>0.180546111111111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0731296296296">
                <text:p>0.180731296296296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180916493055556">
                <text:p>0.1809164930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1101666666667">
                <text:p>0.1811016666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1286851851852">
                <text:p>0.181286851851852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1472048611111">
                <text:p>0.18147204861111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1657233796296">
                <text:p>0.18165723379629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1842407407407">
                <text:p>0.18184240740740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2027604166667">
                <text:p>0.18202760416666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2212777777778">
                <text:p>0.18221277777777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2397962962963">
                <text:p>0.1823979629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2583148148148">
                <text:p>0.182583148148148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2768333333333">
                <text:p>0.18276833333333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2953518518519">
                <text:p>0.182953518518519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3138703703704">
                <text:p>0.18313870370370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3323900462963">
                <text:p>0.183323900462963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3509074074074">
                <text:p>0.183509074074074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183694259259259">
                <text:p>0.183694259259259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3879444444444">
                <text:p>0.183879444444444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406462962963">
                <text:p>0.1840646296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4249814814815">
                <text:p>0.18424981481481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4435">
                <text:p>0.18443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4620185185185">
                <text:p>0.184620185185185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4805381944444">
                <text:p>0.184805381944444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499056712963">
                <text:p>0.18499056712963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5175740740741">
                <text:p>0.18517574074074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1853609375">
                <text:p>0.1853609375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5546111111111">
                <text:p>0.18554611111111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5731296296296">
                <text:p>0.1857312962962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5916481481481">
                <text:p>0.1859164814814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6101678240741">
                <text:p>0.18610167824074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6286851851852">
                <text:p>0.18628685185185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6472037037037">
                <text:p>0.18647203703703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6657233796296">
                <text:p>0.186657233796296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6842418981481">
                <text:p>0.186842418981481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187027592592593">
                <text:p>0.18702759259259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7212789351852">
                <text:p>0.18721278935185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7397962962963">
                <text:p>0.1873979629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7583159722222">
                <text:p>0.187583159722222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7768333333333">
                <text:p>0.18776833333333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7953518518519">
                <text:p>0.18795351851851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188138703703704">
                <text:p>0.18813870370370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8323900462963">
                <text:p>0.18832390046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8509074074074">
                <text:p>0.18850907407407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8694259259259">
                <text:p>0.18869425925925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8879444444444">
                <text:p>0.1888794444444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9064641203704">
                <text:p>0.18906464120370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9249814814815">
                <text:p>0.189249814814815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189435011574074">
                <text:p>0.189435011574074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89620185185185">
                <text:p>0.18962018518518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189643333333333">
                <text:p>0.189643333333333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4.2$Windows_X86_64 LibreOffice_project/3d775be2011f3886db32dfd395a6a6d1ca2630ff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